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31cm"/>
    </style:style>
    <style:style style:name="co3" style:family="table-column">
      <style:table-column-properties fo:break-before="auto" style:column-width="8.883cm"/>
    </style:style>
    <style:style style:name="co4" style:family="table-column">
      <style:table-column-properties fo:break-before="auto" style:column-width="9.8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9.241cm"/>
    </style:style>
    <style:style style:name="co7" style:family="table-column">
      <style:table-column-properties fo:break-before="auto" style:column-width="9.502cm"/>
    </style:style>
    <style:style style:name="co8" style:family="table-column">
      <style:table-column-properties fo:break-before="auto" style:column-width="10.874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13.42cm"/>
    </style:style>
    <style:style style:name="co11" style:family="table-column">
      <style:table-column-properties fo:break-before="auto" style:column-width="2.549cm"/>
    </style:style>
    <style:style style:name="co12" style:family="table-column">
      <style:table-column-properties fo:break-before="auto" style:column-width="11.331cm"/>
    </style:style>
    <style:style style:name="co13" style:family="table-column">
      <style:table-column-properties fo:break-before="auto" style:column-width="8.132cm"/>
    </style:style>
    <style:style style:name="co14" style:family="table-column">
      <style:table-column-properties fo:break-before="auto" style:column-width="2.452cm"/>
    </style:style>
    <style:style style:name="co15" style:family="table-column">
      <style:table-column-properties fo:break-before="auto" style:column-width="10.287cm"/>
    </style:style>
    <style:style style:name="co16" style:family="table-column">
      <style:table-column-properties fo:break-before="auto" style:column-width="11.037cm"/>
    </style:style>
    <style:style style:name="co17" style:family="table-column">
      <style:table-column-properties fo:break-before="auto" style:column-width="11.462cm"/>
    </style:style>
    <style:style style:name="co18" style:family="table-column">
      <style:table-column-properties fo:break-before="auto" style:column-width="8.458cm"/>
    </style:style>
    <style:style style:name="co19" style:family="table-column">
      <style:table-column-properties fo:break-before="auto" style:column-width="8.5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4"/>
  </office:automatic-styles>
  <office:body>
    <office:spreadsheet>
      <table:table table:name="f_0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  <table:table-cell table:number-columns-repeated="2"/>
        </table:table-row>
        <table:table-row table:style-name="ro1">
          <table:table-cell office:value-type="string">
            <text:p>01_001.mp3</text:p>
          </table:table-cell>
          <table:table-cell office:value-type="string">
            <text:p>https://www.youtube.com/watch?v=KGJnskC9QRA</text:p>
          </table:table-cell>
          <table:table-cell office:value-type="time" office:time-value="PT00H02M47S">
            <text:p>00:02:47</text:p>
          </table:table-cell>
          <table:table-cell table:number-columns-repeated="2"/>
        </table:table-row>
        <table:table-row table:style-name="ro1">
          <table:table-cell office:value-type="string">
            <text:p>01_002.mp3</text:p>
          </table:table-cell>
          <table:table-cell office:value-type="string">
            <text:p>https://www.youtube.com/watch?v=9ZbzX_1jUKA</text:p>
          </table:table-cell>
          <table:table-cell office:value-type="time" office:time-value="PT00H03M03S">
            <text:p>00:03:03</text:p>
          </table:table-cell>
          <table:table-cell table:number-columns-repeated="2"/>
        </table:table-row>
        <table:table-row table:style-name="ro1">
          <table:table-cell office:value-type="string">
            <text:p>01_003.mp3</text:p>
          </table:table-cell>
          <table:table-cell office:value-type="string">
            <text:p>https://www.youtube.com/watch?v=upQfgYLjJGU</text:p>
          </table:table-cell>
          <table:table-cell office:value-type="time" office:time-value="PT00H03M26S">
            <text:p>00:03:26</text:p>
          </table:table-cell>
          <table:table-cell table:number-columns-repeated="2"/>
        </table:table-row>
        <table:table-row table:style-name="ro1">
          <table:table-cell office:value-type="string">
            <text:p>01_004.mp3</text:p>
          </table:table-cell>
          <table:table-cell office:value-type="string">
            <text:p>https://www.youtube.com/watch?v=EIwALLzy478&amp;t=517s</text:p>
          </table:table-cell>
          <table:table-cell office:value-type="time" office:time-value="PT00H12M56S">
            <text:p>00:12:56</text:p>
          </table:table-cell>
          <table:table-cell table:number-columns-repeated="2"/>
        </table:table-row>
        <table:table-row table:style-name="ro1">
          <table:table-cell office:value-type="string">
            <text:p>01_005.mp3</text:p>
          </table:table-cell>
          <table:table-cell office:value-type="string">
            <text:p>https://www.youtube.com/watch?v=rrf8TWXFHLo</text:p>
          </table:table-cell>
          <table:table-cell office:value-type="time" office:time-value="PT00H06M16S">
            <text:p>00:06:16</text:p>
          </table:table-cell>
          <table:table-cell table:number-columns-repeated="2"/>
        </table:table-row>
        <table:table-row table:style-name="ro1">
          <table:table-cell office:value-type="string">
            <text:p>01_006.mp3</text:p>
          </table:table-cell>
          <table:table-cell office:value-type="string">
            <text:p>https://www.youtube.com/watch?v=hCno2rHsMqs</text:p>
          </table:table-cell>
          <table:table-cell office:value-type="time" office:time-value="PT00H06M27S">
            <text:p>00:06:27</text:p>
          </table:table-cell>
          <table:table-cell table:number-columns-repeated="2"/>
        </table:table-row>
        <table:table-row table:style-name="ro1">
          <table:table-cell office:value-type="string">
            <text:p>01_007.mp3</text:p>
          </table:table-cell>
          <table:table-cell office:value-type="string">
            <text:p>https://www.youtube.com/watch?v=2M5JcmRpL_0</text:p>
          </table:table-cell>
          <table:table-cell office:value-type="time" office:time-value="PT00H13M26S">
            <text:p>00:13:26</text:p>
          </table:table-cell>
          <table:table-cell table:number-columns-repeated="2"/>
        </table:table-row>
        <table:table-row table:style-name="ro1">
          <table:table-cell office:value-type="string">
            <text:p>01_008.mp3</text:p>
          </table:table-cell>
          <table:table-cell office:value-type="string">
            <text:p>https://www.youtube.com/watch?v=HjrXwiDuQFs&amp;t=238s</text:p>
          </table:table-cell>
          <table:table-cell office:value-type="time" office:time-value="PT00H14M49S">
            <text:p>00:14:49</text:p>
          </table:table-cell>
          <table:table-cell table:number-columns-repeated="2"/>
        </table:table-row>
        <table:table-row table:style-name="ro1">
          <table:table-cell office:value-type="string">
            <text:p>01_009.mp3</text:p>
          </table:table-cell>
          <table:table-cell office:value-type="string">
            <text:p>https://www.youtube.com/watch?v=N5_zYjtfrUE</text:p>
          </table:table-cell>
          <table:table-cell office:value-type="time" office:time-value="PT00H21M45S">
            <text:p>00:21:45</text:p>
          </table:table-cell>
          <table:table-cell table:number-columns-repeated="2"/>
        </table:table-row>
        <table:table-row table:style-name="ro1">
          <table:table-cell office:value-type="string">
            <text:p>01_010.mp3</text:p>
          </table:table-cell>
          <table:table-cell office:value-type="string">
            <text:p>https://www.youtube.com/watch?v=l1iqDeif-Uc</text:p>
          </table:table-cell>
          <table:table-cell office:value-type="time" office:time-value="PT00H07M27S">
            <text:p>00:07:27</text:p>
          </table:table-cell>
          <table:table-cell table:number-columns-repeated="2"/>
        </table:table-row>
        <table:table-row table:style-name="ro1">
          <table:table-cell office:value-type="string">
            <text:p>01_011.mp3</text:p>
          </table:table-cell>
          <table:table-cell office:value-type="string">
            <text:p>https://www.youtube.com/watch?v=maSBme834UA</text:p>
          </table:table-cell>
          <table:table-cell office:value-type="time" office:time-value="PT00H12M49S">
            <text:p>00:12:49</text:p>
          </table:table-cell>
          <table:table-cell table:number-columns-repeated="2"/>
        </table:table-row>
        <table:table-row table:style-name="ro1">
          <table:table-cell office:value-type="string">
            <text:p>01_012.mp3</text:p>
          </table:table-cell>
          <table:table-cell office:value-type="string">
            <text:p>https://www.youtube.com/watch?v=F8dyuUobr84</text:p>
          </table:table-cell>
          <table:table-cell office:value-type="time" office:time-value="PT00H07M12S">
            <text:p>00:07:12</text:p>
          </table:table-cell>
          <table:table-cell table:number-columns-repeated="2"/>
        </table:table-row>
        <table:table-row table:style-name="ro1">
          <table:table-cell office:value-type="string">
            <text:p>01_013.mp3</text:p>
          </table:table-cell>
          <table:table-cell office:value-type="string">
            <text:p>https://www.youtube.com/watch?v=ACAvdm_cPGg</text:p>
          </table:table-cell>
          <table:table-cell office:value-type="time" office:time-value="PT00H18M19S">
            <text:p>00:18:19</text:p>
          </table:table-cell>
          <table:table-cell table:number-columns-repeated="2"/>
        </table:table-row>
        <table:table-row table:style-name="ro1">
          <table:table-cell office:value-type="string">
            <text:p>01_014.mp3</text:p>
          </table:table-cell>
          <table:table-cell office:value-type="string">
            <text:p>https://www.youtube.com/watch?v=ANTkM6Ji2hI</text:p>
          </table:table-cell>
          <table:table-cell office:value-type="time" office:time-value="PT00H10M47S">
            <text:p>00:10:47</text:p>
          </table:table-cell>
          <table:table-cell table:number-columns-repeated="2"/>
        </table:table-row>
        <table:table-row table:style-name="ro1">
          <table:table-cell office:value-type="string">
            <text:p>01_015.mp3</text:p>
          </table:table-cell>
          <table:table-cell office:value-type="string">
            <text:p>https://www.youtube.com/watch?v=MR1cXV0mRow</text:p>
          </table:table-cell>
          <table:table-cell office:value-type="time" office:time-value="PT00H06M33S">
            <text:p>00:06:33</text:p>
          </table:table-cell>
          <table:table-cell/>
          <table:table-cell office:value-type="string">
            <text:p>01_016 gelöscht wegen Musik</text:p>
          </table:table-cell>
        </table:table-row>
        <table:table-row table:style-name="ro1">
          <table:table-cell office:value-type="string">
            <text:p>01_017.mp3</text:p>
          </table:table-cell>
          <table:table-cell office:value-type="string">
            <text:p>https://www.youtube.com/watch?v=5_JKN3Th_uo</text:p>
          </table:table-cell>
          <table:table-cell office:value-type="time" office:time-value="PT00H12M41S">
            <text:p>00:12:41</text:p>
          </table:table-cell>
          <table:table-cell table:number-columns-repeated="2"/>
        </table:table-row>
        <table:table-row table:style-name="ro1">
          <table:table-cell office:value-type="string">
            <text:p>01_018.mp3</text:p>
          </table:table-cell>
          <table:table-cell office:value-type="string">
            <text:p>https://www.youtube.com/watch?v=DaSKFdRmjN4</text:p>
          </table:table-cell>
          <table:table-cell office:value-type="time" office:time-value="PT00H12M14S">
            <text:p>00:12:14</text:p>
          </table:table-cell>
          <table:table-cell table:number-columns-repeated="2"/>
        </table:table-row>
        <table:table-row table:style-name="ro1">
          <table:table-cell office:value-type="string">
            <text:p>01_019.mp3</text:p>
          </table:table-cell>
          <table:table-cell office:value-type="string">
            <text:p>https://www.youtube.com/watch?v=yyaDvMx2NR8</text:p>
          </table:table-cell>
          <table:table-cell office:value-type="time" office:time-value="PT00H10M29S">
            <text:p>00:10:29</text:p>
          </table:table-cell>
          <table:table-cell table:number-columns-repeated="2"/>
        </table:table-row>
        <table:table-row table:style-name="ro1">
          <table:table-cell office:value-type="string">
            <text:p>01_020.mp3</text:p>
          </table:table-cell>
          <table:table-cell office:value-type="string">
            <text:p>https://www.youtube.com/watch?v=RjRPjgShErc</text:p>
          </table:table-cell>
          <table:table-cell office:value-type="time" office:time-value="PT00H14M46S">
            <text:p>00:14:46</text:p>
          </table:table-cell>
          <table:table-cell table:number-columns-repeated="2"/>
        </table:table-row>
        <table:table-row table:style-name="ro1">
          <table:table-cell office:value-type="string">
            <text:p>01_021.mp3</text:p>
          </table:table-cell>
          <table:table-cell office:value-type="string">
            <text:p>https://www.youtube.com/watch?v=x2K8FoocD5s</text:p>
          </table:table-cell>
          <table:table-cell office:value-type="time" office:time-value="PT00H13M15S">
            <text:p>00:13:15</text:p>
          </table:table-cell>
          <table:table-cell table:number-columns-repeated="2"/>
        </table:table-row>
        <table:table-row table:style-name="ro1">
          <table:table-cell office:value-type="string">
            <text:p>01_022.mp3</text:p>
          </table:table-cell>
          <table:table-cell office:value-type="string">
            <text:p>https://www.youtube.com/watch?v=BpaTsrvYzpU</text:p>
          </table:table-cell>
          <table:table-cell office:value-type="time" office:time-value="PT00H02M54S">
            <text:p>00:02:54</text:p>
          </table:table-cell>
          <table:table-cell table:number-columns-repeated="2"/>
        </table:table-row>
        <table:table-row table:style-name="ro1">
          <table:table-cell office:value-type="string">
            <text:p>01_023.mp3</text:p>
          </table:table-cell>
          <table:table-cell office:value-type="string">
            <text:p>https://www.youtube.com/watch?v=_-5Ovi-2MoA</text:p>
          </table:table-cell>
          <table:table-cell office:value-type="time" office:time-value="PT00H19M14S">
            <text:p>00:19:14</text:p>
          </table:table-cell>
          <table:table-cell table:number-columns-repeated="2"/>
        </table:table-row>
        <table:table-row table:style-name="ro1">
          <table:table-cell office:value-type="string">
            <text:p>01_024.mp3</text:p>
          </table:table-cell>
          <table:table-cell office:value-type="string">
            <text:p>https://www.youtube.com/watch?v=Vg1X6w1AVyM&amp;t=7s</text:p>
          </table:table-cell>
          <table:table-cell office:value-type="time" office:time-value="PT00H37M59S">
            <text:p>00:37:59</text:p>
          </table:table-cell>
          <table:table-cell table:number-columns-repeated="2"/>
        </table:table-row>
        <table:table-row table:style-name="ro1">
          <table:table-cell office:value-type="string">
            <text:p>01_025.mp3</text:p>
          </table:table-cell>
          <table:table-cell office:value-type="string">
            <text:p>https://www.youtube.com/watch?v=V1hLW1RF02c</text:p>
          </table:table-cell>
          <table:table-cell office:value-type="time" office:time-value="PT00H20M14S">
            <text:p>00:20:14</text:p>
          </table:table-cell>
          <table:table-cell table:number-columns-repeated="2"/>
        </table:table-row>
        <table:table-row table:style-name="ro1">
          <table:table-cell office:value-type="string">
            <text:p>01_026.mp3</text:p>
          </table:table-cell>
          <table:table-cell office:value-type="string">
            <text:p>https://www.youtube.com/watch?v=OwaZ1L0zTRI</text:p>
          </table:table-cell>
          <table:table-cell office:value-type="time" office:time-value="PT00H19M40S">
            <text:p>00:19:40</text:p>
          </table:table-cell>
          <table:table-cell table:number-columns-repeated="2"/>
        </table:table-row>
        <table:table-row table:style-name="ro1">
          <table:table-cell office:value-type="string">
            <text:p>01_027.mp3</text:p>
          </table:table-cell>
          <table:table-cell office:value-type="string">
            <text:p>https://www.youtube.com/watch?v=9Gf0VCjqd8M</text:p>
          </table:table-cell>
          <table:table-cell office:value-type="time" office:time-value="PT00H16M46S">
            <text:p>00:16:46</text:p>
          </table:table-cell>
          <table:table-cell table:number-columns-repeated="2"/>
        </table:table-row>
        <table:table-row table:style-name="ro1">
          <table:table-cell office:value-type="string">
            <text:p>01_028.mp3</text:p>
          </table:table-cell>
          <table:table-cell office:value-type="string">
            <text:p>https://www.youtube.com/watch?v=9V6pgHRFPvs&amp;t=65s</text:p>
          </table:table-cell>
          <table:table-cell office:value-type="time" office:time-value="PT00H23M56S">
            <text:p>00:23:56</text:p>
          </table:table-cell>
          <table:table-cell table:number-columns-repeated="2"/>
        </table:table-row>
        <table:table-row table:style-name="ro1">
          <table:table-cell office:value-type="string">
            <text:p>01_029.mp3</text:p>
          </table:table-cell>
          <table:table-cell office:value-type="string">
            <text:p>https://www.youtube.com/watch?v=CgvGyOx4iQs</text:p>
          </table:table-cell>
          <table:table-cell office:value-type="time" office:time-value="PT00H35M09S">
            <text:p>00:35:09</text:p>
          </table:table-cell>
          <table:table-cell table:number-columns-repeated="2"/>
        </table:table-row>
        <table:table-row table:style-name="ro1">
          <table:table-cell office:value-type="string">
            <text:p>01_030.mp3</text:p>
          </table:table-cell>
          <table:table-cell office:value-type="string">
            <text:p>https://www.youtube.com/watch?v=TsRyVH7DBro</text:p>
          </table:table-cell>
          <table:table-cell office:value-type="time" office:time-value="PT00H04M47S">
            <text:p>00:04:47</text:p>
          </table:table-cell>
          <table:table-cell table:number-columns-repeated="2"/>
        </table:table-row>
        <table:table-row table:style-name="ro1">
          <table:table-cell office:value-type="string">
            <text:p>01_031.mp3</text:p>
          </table:table-cell>
          <table:table-cell office:value-type="string">
            <text:p>https://www.youtube.com/watch?v=JeI7OopbYzU</text:p>
          </table:table-cell>
          <table:table-cell office:value-type="time" office:time-value="PT00H10M12S">
            <text:p>00:10:12</text:p>
          </table:table-cell>
          <table:table-cell table:number-columns-repeated="2"/>
        </table:table-row>
        <table:table-row table:style-name="ro1">
          <table:table-cell office:value-type="string">
            <text:p>01_032.mp3</text:p>
          </table:table-cell>
          <table:table-cell office:value-type="string">
            <text:p>https://www.youtube.com/watch?v=slYmJUGx910</text:p>
          </table:table-cell>
          <table:table-cell office:value-type="time" office:time-value="PT00H15M07S">
            <text:p>00:15:07</text:p>
          </table:table-cell>
          <table:table-cell table:number-columns-repeated="2"/>
        </table:table-row>
        <table:table-row table:style-name="ro1">
          <table:table-cell office:value-type="string">
            <text:p>01_033.mp3</text:p>
          </table:table-cell>
          <table:table-cell office:value-type="string">
            <text:p>https://www.youtube.com/watch?v=AUvc7nGAC6c</text:p>
          </table:table-cell>
          <table:table-cell office:value-type="time" office:time-value="PT00H03M45S">
            <text:p>00:03:45</text:p>
          </table:table-cell>
          <table:table-cell/>
          <table:table-cell office:value-type="string">
            <text:p>01_034 gelöscht wegen Musik</text:p>
          </table:table-cell>
        </table:table-row>
        <table:table-row table:style-name="ro1">
          <table:table-cell office:value-type="string">
            <text:p>01_035.mp3</text:p>
          </table:table-cell>
          <table:table-cell office:value-type="string">
            <text:p>https://www.youtube.com/watch?v=H2fszIlIuLA</text:p>
          </table:table-cell>
          <table:table-cell office:value-type="time" office:time-value="PT00H11M39S">
            <text:p>00:11:39</text:p>
          </table:table-cell>
          <table:table-cell table:number-columns-repeated="2"/>
        </table:table-row>
        <table:table-row table:style-name="ro1">
          <table:table-cell office:value-type="string">
            <text:p>01_036.mp3</text:p>
          </table:table-cell>
          <table:table-cell office:value-type="string">
            <text:p>https://www.youtube.com/watch?v=0zb5P9MevLA</text:p>
          </table:table-cell>
          <table:table-cell office:value-type="time" office:time-value="PT00H13M10S">
            <text:p>00:13:10</text:p>
          </table:table-cell>
          <table:table-cell table:number-columns-repeated="2"/>
        </table:table-row>
        <table:table-row table:style-name="ro1">
          <table:table-cell office:value-type="string">
            <text:p>01_037.mp3</text:p>
          </table:table-cell>
          <table:table-cell office:value-type="string">
            <text:p>https://www.youtube.com/watch?v=8Oh6szWOMiQ</text:p>
          </table:table-cell>
          <table:table-cell office:value-type="time" office:time-value="PT00H05M57S">
            <text:p>00:05:57</text:p>
          </table:table-cell>
          <table:table-cell table:number-columns-repeated="2"/>
        </table:table-row>
        <table:table-row table:style-name="ro1">
          <table:table-cell office:value-type="string">
            <text:p>01_038.mp3</text:p>
          </table:table-cell>
          <table:table-cell office:value-type="string">
            <text:p>https://www.youtube.com/watch?v=BFBWSQZiw2A</text:p>
          </table:table-cell>
          <table:table-cell office:value-type="time" office:time-value="PT00H31M23S">
            <text:p>00:31:23</text:p>
          </table:table-cell>
          <table:table-cell table:number-columns-repeated="2"/>
        </table:table-row>
        <table:table-row table:style-name="ro1">
          <table:table-cell office:value-type="string">
            <text:p>01_039.mp3</text:p>
          </table:table-cell>
          <table:table-cell office:value-type="string">
            <text:p>https://www.youtube.com/watch?v=3SYgd0Ait8c</text:p>
          </table:table-cell>
          <table:table-cell office:value-type="time" office:time-value="PT00H07M03S">
            <text:p>00:07:03</text:p>
          </table:table-cell>
          <table:table-cell table:number-columns-repeated="2"/>
        </table:table-row>
        <table:table-row table:style-name="ro1">
          <table:table-cell office:value-type="string">
            <text:p>01_040.mp3</text:p>
          </table:table-cell>
          <table:table-cell office:value-type="string">
            <text:p>https://www.youtube.com/watch?v=gxJi0e9AuBc</text:p>
          </table:table-cell>
          <table:table-cell office:value-type="time" office:time-value="PT00H08M09S">
            <text:p>00:08:09</text:p>
          </table:table-cell>
          <table:table-cell table:number-columns-repeated="2"/>
        </table:table-row>
        <table:table-row table:style-name="ro1">
          <table:table-cell office:value-type="string">
            <text:p>01_041.mp3</text:p>
          </table:table-cell>
          <table:table-cell office:value-type="string">
            <text:p>https://www.youtube.com/watch?v=qaqJNaagE3Q</text:p>
          </table:table-cell>
          <table:table-cell office:value-type="time" office:time-value="PT00H04M53S">
            <text:p>00:04:53</text:p>
          </table:table-cell>
          <table:table-cell table:number-columns-repeated="2"/>
        </table:table-row>
        <table:table-row table:style-name="ro1">
          <table:table-cell office:value-type="string">
            <text:p>01_042.mp3</text:p>
          </table:table-cell>
          <table:table-cell office:value-type="string">
            <text:p>https://www.youtube.com/watch?v=JXSTlrgOF8w</text:p>
          </table:table-cell>
          <table:table-cell office:value-type="time" office:time-value="PT00H11M15S">
            <text:p>00:11:15</text:p>
          </table:table-cell>
          <table:table-cell table:number-columns-repeated="2"/>
        </table:table-row>
        <table:table-row table:style-name="ro1">
          <table:table-cell office:value-type="string">
            <text:p>01_043.mp3</text:p>
          </table:table-cell>
          <table:table-cell office:value-type="string">
            <text:p>https://www.youtube.com/watch?v=kjldnAEhK3Q</text:p>
          </table:table-cell>
          <table:table-cell office:value-type="time" office:time-value="PT00H06M04S">
            <text:p>00:06:04</text:p>
          </table:table-cell>
          <table:table-cell table:number-columns-repeated="2"/>
        </table:table-row>
        <table:table-row table:style-name="ro1">
          <table:table-cell office:value-type="string">
            <text:p>01_044.mp3</text:p>
          </table:table-cell>
          <table:table-cell office:value-type="string">
            <text:p>https://www.youtube.com/watch?v=ilhttyF5vN0</text:p>
          </table:table-cell>
          <table:table-cell office:value-type="time" office:time-value="PT00H18M02S">
            <text:p>00:18:02</text:p>
          </table:table-cell>
          <table:table-cell table:number-columns-repeated="2"/>
        </table:table-row>
        <table:table-row table:style-name="ro1">
          <table:table-cell office:value-type="string">
            <text:p>01_045.mp3</text:p>
          </table:table-cell>
          <table:table-cell office:value-type="string">
            <text:p>https://www.youtube.com/watch?v=DrmNwJ4HTx4</text:p>
          </table:table-cell>
          <table:table-cell office:value-type="time" office:time-value="PT00H04M17S">
            <text:p>00:04:17</text:p>
          </table:table-cell>
          <table:table-cell table:number-columns-repeated="2"/>
        </table:table-row>
        <table:table-row table:style-name="ro2">
          <table:table-cell office:value-type="string">
            <text:p>01_046.mp3</text:p>
          </table:table-cell>
          <table:table-cell office:value-type="string">
            <text:p>https://www.youtube.com/watch?v=1qQzWtIyYVw</text:p>
          </table:table-cell>
          <table:table-cell office:value-type="time" office:time-value="PT00H21M37S">
            <text:p>00:21:37</text:p>
          </table:table-cell>
          <table:table-cell table:number-columns-repeated="2"/>
        </table:table-row>
        <table:table-row table:style-name="ro2">
          <table:table-cell office:value-type="string">
            <text:p>01_047.mp3</text:p>
          </table:table-cell>
          <table:table-cell office:value-type="string">
            <text:p>https://www.youtube.com/watch?v=nNARepsW5yg</text:p>
          </table:table-cell>
          <table:table-cell office:value-type="time" office:time-value="PT00H12M34S">
            <text:p>00:12:34</text:p>
          </table:table-cell>
          <table:table-cell table:number-columns-repeated="2"/>
        </table:table-row>
        <table:table-row table:style-name="ro2">
          <table:table-cell office:value-type="string">
            <text:p>01_048.mp3</text:p>
          </table:table-cell>
          <table:table-cell office:value-type="string">
            <text:p>https://www.youtube.com/watch?v=QrpPOJ_RQG8</text:p>
          </table:table-cell>
          <table:table-cell office:value-type="time" office:time-value="PT00H02M47S">
            <text:p>00:02:47</text:p>
          </table:table-cell>
          <table:table-cell table:number-columns-repeated="2"/>
        </table:table-row>
        <table:table-row table:style-name="ro2">
          <table:table-cell office:value-type="string">
            <text:p>01_049.mp3</text:p>
          </table:table-cell>
          <table:table-cell office:value-type="string">
            <text:p>https://www.youtube.com/watch?v=xMWefjeJyV4</text:p>
          </table:table-cell>
          <table:table-cell office:value-type="time" office:time-value="PT00H05M23S">
            <text:p>00:05:23</text:p>
          </table:table-cell>
          <table:table-cell table:number-columns-repeated="2"/>
        </table:table-row>
        <table:table-row table:style-name="ro2">
          <table:table-cell office:value-type="string">
            <text:p>01_050.mp3</text:p>
          </table:table-cell>
          <table:table-cell office:value-type="string">
            <text:p>https://www.youtube.com/watch?v=OK3L5Rme198</text:p>
          </table:table-cell>
          <table:table-cell office:value-type="time" office:time-value="PT00H25M05S">
            <text:p>00:25:05</text:p>
          </table:table-cell>
          <table:table-cell table:number-columns-repeated="2"/>
        </table:table-row>
        <table:table-row table:style-name="ro2">
          <table:table-cell office:value-type="string">
            <text:p>01_051.mp3</text:p>
          </table:table-cell>
          <table:table-cell office:value-type="string">
            <text:p>https://www.youtube.com/watch?v=SLLyHt6CJb8</text:p>
          </table:table-cell>
          <table:table-cell office:value-type="time" office:time-value="PT00H13M01S">
            <text:p>00:13:01</text:p>
          </table:table-cell>
          <table:table-cell table:number-columns-repeated="2"/>
        </table:table-row>
        <table:table-row table:style-name="ro2">
          <table:table-cell office:value-type="string">
            <text:p>01_052.mp3</text:p>
          </table:table-cell>
          <table:table-cell office:value-type="string">
            <text:p>https://www.youtube.com/watch?v=VXqeesubPsc</text:p>
          </table:table-cell>
          <table:table-cell office:value-type="time" office:time-value="PT00H03M20S">
            <text:p>00:03:20</text:p>
          </table:table-cell>
          <table:table-cell table:number-columns-repeated="2"/>
        </table:table-row>
        <table:table-row table:style-name="ro2">
          <table:table-cell office:value-type="string">
            <text:p>01_053.mp3</text:p>
          </table:table-cell>
          <table:table-cell office:value-type="string">
            <text:p>https://www.youtube.com/watch?v=6K7lwdk4RwA</text:p>
          </table:table-cell>
          <table:table-cell office:value-type="time" office:time-value="PT00H22M41S">
            <text:p>00:22:41</text:p>
          </table:table-cell>
          <table:table-cell table:number-columns-repeated="2"/>
        </table:table-row>
        <table:table-row table:style-name="ro2">
          <table:table-cell office:value-type="string">
            <text:p>01_054.mp3</text:p>
          </table:table-cell>
          <table:table-cell office:value-type="string">
            <text:p>https://www.youtube.com/watch?v=L2s0Olh7GZk</text:p>
          </table:table-cell>
          <table:table-cell office:value-type="time" office:time-value="PT00H17M48S">
            <text:p>00:17:48</text:p>
          </table:table-cell>
          <table:table-cell table:number-columns-repeated="2"/>
        </table:table-row>
        <table:table-row table:style-name="ro2">
          <table:table-cell office:value-type="string">
            <text:p>01_055.mp3</text:p>
          </table:table-cell>
          <table:table-cell office:value-type="string">
            <text:p>https://www.youtube.com/watch?v=b-HJZx8Qd6I</text:p>
          </table:table-cell>
          <table:table-cell office:value-type="time" office:time-value="PT00H12M17S">
            <text:p>00:12:17</text:p>
          </table:table-cell>
          <table:table-cell/>
          <table:table-cell office:value-type="string">
            <text:p>01_056 gelöscht wegen Musik</text:p>
          </table:table-cell>
        </table:table-row>
        <table:table-row table:style-name="ro2">
          <table:table-cell office:value-type="string">
            <text:p>01_057.mp3</text:p>
          </table:table-cell>
          <table:table-cell office:value-type="string">
            <text:p>https://www.youtube.com/watch?v=sFuA4R4mz58</text:p>
          </table:table-cell>
          <table:table-cell office:value-type="time" office:time-value="PT00H40M31S">
            <text:p>00:40:31</text:p>
          </table:table-cell>
          <table:table-cell table:number-columns-repeated="2"/>
        </table:table-row>
        <table:table-row table:style-name="ro2">
          <table:table-cell office:value-type="string">
            <text:p>01_058.mp3</text:p>
          </table:table-cell>
          <table:table-cell office:value-type="string">
            <text:p>https://www.youtube.com/watch?v=43Mhq2VBRls</text:p>
          </table:table-cell>
          <table:table-cell office:value-type="time" office:time-value="PT00H09M02S">
            <text:p>00:09:02</text:p>
          </table:table-cell>
          <table:table-cell table:number-columns-repeated="2"/>
        </table:table-row>
        <table:table-row table:style-name="ro2">
          <table:table-cell office:value-type="string">
            <text:p>01_060.mp3</text:p>
          </table:table-cell>
          <table:table-cell office:value-type="string">
            <text:p>https://www.youtube.com/watch?v=1Y23Rrdx9YA</text:p>
          </table:table-cell>
          <table:table-cell office:value-type="time" office:time-value="PT00H06M14S">
            <text:p>00:06:14</text:p>
          </table:table-cell>
          <table:table-cell/>
          <table:table-cell office:value-type="string">
            <text:p>01_059 gelöscht wegen Musik</text:p>
          </table:table-cell>
        </table:table-row>
        <table:table-row table:style-name="ro2">
          <table:table-cell office:value-type="string">
            <text:p>01_061.mp3</text:p>
          </table:table-cell>
          <table:table-cell office:value-type="string">
            <text:p>https://www.youtube.com/watch?v=phtTjO15RC4</text:p>
          </table:table-cell>
          <table:table-cell office:value-type="time" office:time-value="PT00H07M17S">
            <text:p>00:07:17</text:p>
          </table:table-cell>
          <table:table-cell table:number-columns-repeated="2"/>
        </table:table-row>
        <table:table-row table:style-name="ro2">
          <table:table-cell office:value-type="string">
            <text:p>01_062.mp3</text:p>
          </table:table-cell>
          <table:table-cell office:value-type="string">
            <text:p>https://www.youtube.com/watch?v=qXvFknJuVs8</text:p>
          </table:table-cell>
          <table:table-cell office:value-type="time" office:time-value="PT00H24M43S">
            <text:p>00:24:43</text:p>
          </table:table-cell>
          <table:table-cell table:number-columns-repeated="2"/>
        </table:table-row>
        <table:table-row table:style-name="ro2">
          <table:table-cell office:value-type="string">
            <text:p>01_063.mp3</text:p>
          </table:table-cell>
          <table:table-cell office:value-type="string">
            <text:p>https://www.youtube.com/watch?v=982jXqVbqFk</text:p>
          </table:table-cell>
          <table:table-cell office:value-type="time" office:time-value="PT00H10M54S">
            <text:p>00:10:54</text:p>
          </table:table-cell>
          <table:table-cell table:number-columns-repeated="2"/>
        </table:table-row>
        <table:table-row table:style-name="ro2">
          <table:table-cell office:value-type="string">
            <text:p>01_064.mp3</text:p>
          </table:table-cell>
          <table:table-cell office:value-type="string">
            <text:p>https://www.youtube.com/watch?v=u30VEgb-4Q4</text:p>
          </table:table-cell>
          <table:table-cell office:value-type="time" office:time-value="PT00H04M32S">
            <text:p>00:04:32</text:p>
          </table:table-cell>
          <table:table-cell table:number-columns-repeated="2"/>
        </table:table-row>
        <table:table-row table:style-name="ro2">
          <table:table-cell office:value-type="string">
            <text:p>01_065.mp3</text:p>
          </table:table-cell>
          <table:table-cell office:value-type="string">
            <text:p>https://www.youtube.com/watch?v=QxdwiZKN0ZY</text:p>
          </table:table-cell>
          <table:table-cell office:value-type="time" office:time-value="PT00H36M19S">
            <text:p>00:36:19</text:p>
          </table:table-cell>
          <table:table-cell table:number-columns-repeated="2"/>
        </table:table-row>
        <table:table-row table:style-name="ro2">
          <table:table-cell office:value-type="string">
            <text:p>01_066.mp3</text:p>
          </table:table-cell>
          <table:table-cell office:value-type="string">
            <text:p>https://www.youtube.com/watch?v=imxmI-G3GMo</text:p>
          </table:table-cell>
          <table:table-cell office:value-type="time" office:time-value="PT00H23M33S">
            <text:p>00:23:33</text:p>
          </table:table-cell>
          <table:table-cell table:number-columns-repeated="2"/>
        </table:table-row>
        <table:table-row table:style-name="ro2">
          <table:table-cell office:value-type="string">
            <text:p>01_067.mp3</text:p>
          </table:table-cell>
          <table:table-cell office:value-type="string">
            <text:p>https://www.youtube.com/watch?v=EaASJ9qOfNk</text:p>
          </table:table-cell>
          <table:table-cell office:value-type="time" office:time-value="PT00H17M48S">
            <text:p>00:17:48</text:p>
          </table:table-cell>
          <table:table-cell table:number-columns-repeated="2"/>
        </table:table-row>
        <table:table-row table:style-name="ro2">
          <table:table-cell office:value-type="string">
            <text:p>01_068.mp3</text:p>
          </table:table-cell>
          <table:table-cell office:value-type="string">
            <text:p>https://www.youtube.com/watch?v=9fdgsK5O6ms</text:p>
          </table:table-cell>
          <table:table-cell office:value-type="time" office:time-value="PT00H08M32S">
            <text:p>00:08:32</text:p>
          </table:table-cell>
          <table:table-cell table:number-columns-repeated="2"/>
        </table:table-row>
        <table:table-row table:style-name="ro2">
          <table:table-cell office:value-type="string">
            <text:p>01_069.mp3</text:p>
          </table:table-cell>
          <table:table-cell office:value-type="string">
            <text:p>https://www.youtube.com/watch?v=AREThg1hDLk</text:p>
          </table:table-cell>
          <table:table-cell office:value-type="time" office:time-value="PT00H20M33S">
            <text:p>00:20:33</text:p>
          </table:table-cell>
          <table:table-cell table:number-columns-repeated="2"/>
        </table:table-row>
        <table:table-row table:style-name="ro2">
          <table:table-cell office:value-type="string">
            <text:p>01_070.mp3</text:p>
          </table:table-cell>
          <table:table-cell office:value-type="string">
            <text:p>https://www.youtube.com/watch?v=JVeK8lm2eLA</text:p>
          </table:table-cell>
          <table:table-cell office:value-type="time" office:time-value="PT00H09M39S">
            <text:p>00:09:39</text:p>
          </table:table-cell>
          <table:table-cell table:number-columns-repeated="2"/>
        </table:table-row>
        <table:table-row table:style-name="ro2">
          <table:table-cell office:value-type="string">
            <text:p>01_071.mp3</text:p>
          </table:table-cell>
          <table:table-cell office:value-type="string">
            <text:p>https://www.youtube.com/watch?v=vlptR4JB15A</text:p>
          </table:table-cell>
          <table:table-cell office:value-type="time" office:time-value="PT00H03M00S">
            <text:p>00:03:00</text:p>
          </table:table-cell>
          <table:table-cell table:number-columns-repeated="2"/>
        </table:table-row>
        <table:table-row table:style-name="ro2">
          <table:table-cell office:value-type="string">
            <text:p>01_072.mp3</text:p>
          </table:table-cell>
          <table:table-cell office:value-type="string">
            <text:p>https://www.youtube.com/watch?v=-c9R-IyUF9U</text:p>
          </table:table-cell>
          <table:table-cell office:value-type="time" office:time-value="PT00H04M01S">
            <text:p>00:04:01</text:p>
          </table:table-cell>
          <table:table-cell table:number-columns-repeated="2"/>
        </table:table-row>
        <table:table-row table:style-name="ro2">
          <table:table-cell office:value-type="string">
            <text:p>01_073.mp3</text:p>
          </table:table-cell>
          <table:table-cell office:value-type="string">
            <text:p>https://www.youtube.com/watch?v=oqyIPDOGaWI</text:p>
          </table:table-cell>
          <table:table-cell office:value-type="time" office:time-value="PT00H08M06S">
            <text:p>00:08:06</text:p>
          </table:table-cell>
          <table:table-cell table:number-columns-repeated="2"/>
        </table:table-row>
        <table:table-row table:style-name="ro2">
          <table:table-cell office:value-type="string">
            <text:p>01_074.mp3</text:p>
          </table:table-cell>
          <table:table-cell office:value-type="string">
            <text:p>https://www.youtube.com/watch?v=TVj7LtfY5Bc</text:p>
          </table:table-cell>
          <table:table-cell office:value-type="time" office:time-value="PT00H12M42S">
            <text:p>00:12:42</text:p>
          </table:table-cell>
          <table:table-cell table:number-columns-repeated="2"/>
        </table:table-row>
        <table:table-row table:style-name="ro2">
          <table:table-cell office:value-type="string">
            <text:p>01_075.mp3</text:p>
          </table:table-cell>
          <table:table-cell office:value-type="string">
            <text:p>https://www.youtube.com/watch?v=Smljthz8aM8</text:p>
          </table:table-cell>
          <table:table-cell office:value-type="time" office:time-value="PT00H26M36S">
            <text:p>00:26:36</text:p>
          </table:table-cell>
          <table:table-cell table:number-columns-repeated="2"/>
        </table:table-row>
        <table:table-row table:style-name="ro2">
          <table:table-cell office:value-type="string">
            <text:p>01_076.mp3</text:p>
          </table:table-cell>
          <table:table-cell office:value-type="string">
            <text:p>https://www.youtube.com/watch?v=dO9ylTWf7Jw</text:p>
          </table:table-cell>
          <table:table-cell office:value-type="time" office:time-value="PT00H06M00S">
            <text:p>00:06:00</text:p>
          </table:table-cell>
          <table:table-cell table:number-columns-repeated="2"/>
        </table:table-row>
        <table:table-row table:style-name="ro2">
          <table:table-cell office:value-type="string">
            <text:p>01_077.mp3</text:p>
          </table:table-cell>
          <table:table-cell office:value-type="string">
            <text:p>https://www.youtube.com/watch?v=AjcSkX19qkE</text:p>
          </table:table-cell>
          <table:table-cell office:value-type="time" office:time-value="PT00H16M12S">
            <text:p>00:16:12</text:p>
          </table:table-cell>
          <table:table-cell table:number-columns-repeated="2"/>
        </table:table-row>
        <table:table-row table:style-name="ro1">
          <table:table-cell office:value-type="string">
            <text:p>01_078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079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080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081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082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083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084.mp3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01_085.mp3</text:p>
          </table:table-cell>
          <table:table-cell office:value-type="string">
            <text:p>https://www.youtube.com/watch?v=CeAngeI4L1o&amp;t=13s</text:p>
          </table:table-cell>
          <table:table-cell office:value-type="time" office:time-value="PT00H10M34S">
            <text:p>00:10:34</text:p>
          </table:table-cell>
          <table:table-cell table:number-columns-repeated="2"/>
        </table:table-row>
        <table:table-row table:style-name="ro2">
          <table:table-cell office:value-type="string">
            <text:p>01_086.mp3</text:p>
          </table:table-cell>
          <table:table-cell office:value-type="string">
            <text:p>https://www.youtube.com/watch?v=hz5pSdIZNrY</text:p>
          </table:table-cell>
          <table:table-cell office:value-type="time" office:time-value="PT00H29M17S">
            <text:p>00:29:17</text:p>
          </table:table-cell>
          <table:table-cell table:number-columns-repeated="2"/>
        </table:table-row>
        <table:table-row table:style-name="ro2">
          <table:table-cell office:value-type="string">
            <text:p>01_087.mp3</text:p>
          </table:table-cell>
          <table:table-cell office:value-type="string">
            <text:p>https://www.youtube.com/watch?v=uHVYji7N18Q</text:p>
          </table:table-cell>
          <table:table-cell office:value-type="time" office:time-value="PT00H27M08S">
            <text:p>00:27:08</text:p>
          </table:table-cell>
          <table:table-cell table:number-columns-repeated="2"/>
        </table:table-row>
        <table:table-row table:style-name="ro1">
          <table:table-cell office:value-type="string">
            <text:p>01_088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089.mp3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01_090.mp3</text:p>
          </table:table-cell>
          <table:table-cell office:value-type="string">
            <text:p>https://www.youtube.com/watch?v=1q1Chv3H2Hc</text:p>
          </table:table-cell>
          <table:table-cell office:value-type="time" office:time-value="PT00H10M54S">
            <text:p>00:10:54</text:p>
          </table:table-cell>
          <table:table-cell table:number-columns-repeated="2"/>
        </table:table-row>
        <table:table-row table:style-name="ro2">
          <table:table-cell office:value-type="string">
            <text:p>01_091.mp3</text:p>
          </table:table-cell>
          <table:table-cell office:value-type="string">
            <text:p>https://www.youtube.com/watch?v=PtlwKqgKWds</text:p>
          </table:table-cell>
          <table:table-cell office:value-type="time" office:time-value="PT00H16M02S">
            <text:p>00:16:02</text:p>
          </table:table-cell>
          <table:table-cell table:number-columns-repeated="2"/>
        </table:table-row>
        <table:table-row table:style-name="ro1">
          <table:table-cell office:value-type="string">
            <text:p>01_092.mp3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01_093.mp3</text:p>
          </table:table-cell>
          <table:table-cell office:value-type="string">
            <text:p>https://www.youtube.com/watch?v=DVW_zCVAbf4</text:p>
          </table:table-cell>
          <table:table-cell office:value-type="time" office:time-value="PT00H12M02S">
            <text:p>00:12:02</text:p>
          </table:table-cell>
          <table:table-cell table:number-columns-repeated="2"/>
        </table:table-row>
        <table:table-row table:style-name="ro2">
          <table:table-cell office:value-type="string">
            <text:p>01_094.mp3</text:p>
          </table:table-cell>
          <table:table-cell office:value-type="string">
            <text:p>https://www.youtube.com/watch?v=9s8yhK4GFD8</text:p>
          </table:table-cell>
          <table:table-cell office:value-type="time" office:time-value="PT00H07M29S">
            <text:p>00:07:29</text:p>
          </table:table-cell>
          <table:table-cell table:number-columns-repeated="2"/>
        </table:table-row>
        <table:table-row table:style-name="ro2">
          <table:table-cell office:value-type="string">
            <text:p>01_095.mp3</text:p>
          </table:table-cell>
          <table:table-cell office:value-type="string">
            <text:p>https://www.youtube.com/watch?v=753qwMyRfPI</text:p>
          </table:table-cell>
          <table:table-cell office:value-type="time" office:time-value="PT00H12M47S">
            <text:p>00:12:47</text:p>
          </table:table-cell>
          <table:table-cell table:number-columns-repeated="2"/>
        </table:table-row>
        <table:table-row table:style-name="ro2">
          <table:table-cell office:value-type="string">
            <text:p>01_096.mp3</text:p>
          </table:table-cell>
          <table:table-cell office:value-type="string">
            <text:p>https://www.youtube.com/watch?v=3yZEsO1ASy8</text:p>
          </table:table-cell>
          <table:table-cell office:value-type="time" office:time-value="PT00H19M29S">
            <text:p>00:19:29</text:p>
          </table:table-cell>
          <table:table-cell table:number-columns-repeated="2"/>
        </table:table-row>
        <table:table-row table:style-name="ro1">
          <table:table-cell office:value-type="string">
            <text:p>01_097.mp3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01_098.mp3</text:p>
          </table:table-cell>
          <table:table-cell office:value-type="string">
            <text:p>https://www.youtube.com/watch?v=sn271Q3qX9k</text:p>
          </table:table-cell>
          <table:table-cell office:value-type="time" office:time-value="PT00H19M35S">
            <text:p>00:19:35</text:p>
          </table:table-cell>
          <table:table-cell table:number-columns-repeated="2"/>
        </table:table-row>
        <table:table-row table:style-name="ro1">
          <table:table-cell office:value-type="string">
            <text:p>01_099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100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101.mp3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01_102.mp3</text:p>
          </table:table-cell>
          <table:table-cell office:value-type="string">
            <text:p>https://www.youtube.com/watch?v=56oLrWCdRYs</text:p>
          </table:table-cell>
          <table:table-cell office:value-type="time" office:time-value="PT00H24M24S">
            <text:p>00:24:24</text:p>
          </table:table-cell>
          <table:table-cell table:number-columns-repeated="2"/>
        </table:table-row>
        <table:table-row table:style-name="ro2">
          <table:table-cell office:value-type="string">
            <text:p>01_104.mp3</text:p>
          </table:table-cell>
          <table:table-cell office:value-type="string">
            <text:p>https://www.youtube.com/watch?v=p0OA2fXQGiU</text:p>
          </table:table-cell>
          <table:table-cell office:value-type="time" office:time-value="PT00H16M03S">
            <text:p>00:16:03</text:p>
          </table:table-cell>
          <table:table-cell table:number-columns-repeated="2"/>
        </table:table-row>
        <table:table-row table:style-name="ro2">
          <table:table-cell office:value-type="string">
            <text:p>01_105.mp3</text:p>
          </table:table-cell>
          <table:table-cell office:value-type="string">
            <text:p>https://www.youtube.com/watch?v=FXTf7WqjlHs</text:p>
          </table:table-cell>
          <table:table-cell office:value-type="time" office:time-value="PT00H23M00S">
            <text:p>00:23:00</text:p>
          </table:table-cell>
          <table:table-cell table:number-columns-repeated="2"/>
        </table:table-row>
        <table:table-row table:style-name="ro2">
          <table:table-cell office:value-type="string">
            <text:p>01_106.mp3</text:p>
          </table:table-cell>
          <table:table-cell office:value-type="string">
            <text:p>https://www.youtube.com/watch?v=wGQCy0uSYSU</text:p>
          </table:table-cell>
          <table:table-cell office:value-type="time" office:time-value="PT00H09M05S">
            <text:p>00:09:05</text:p>
          </table:table-cell>
          <table:table-cell table:number-columns-repeated="2"/>
        </table:table-row>
        <table:table-row table:style-name="ro2">
          <table:table-cell office:value-type="string">
            <text:p>01_107.mp3</text:p>
          </table:table-cell>
          <table:table-cell office:value-type="string">
            <text:p>https://www.youtube.com/watch?v=q5cQXy6aVys</text:p>
          </table:table-cell>
          <table:table-cell office:value-type="time" office:time-value="PT00H02M21S">
            <text:p>00:02:21</text:p>
          </table:table-cell>
          <table:table-cell table:number-columns-repeated="2"/>
        </table:table-row>
        <table:table-row table:style-name="ro2">
          <table:table-cell office:value-type="string">
            <text:p>01_108.mp3</text:p>
          </table:table-cell>
          <table:table-cell office:value-type="string">
            <text:p>https://www.youtube.com/watch?v=0_VlFAI_zl4</text:p>
          </table:table-cell>
          <table:table-cell office:value-type="time" office:time-value="PT00H02M06S">
            <text:p>00:02:06</text:p>
          </table:table-cell>
          <table:table-cell table:number-columns-repeated="2"/>
        </table:table-row>
        <table:table-row table:style-name="ro1">
          <table:table-cell office:value-type="string">
            <text:p>01_109.mp3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01_110.mp3</text:p>
          </table:table-cell>
          <table:table-cell office:value-type="string">
            <text:p>https://www.youtube.com/watch?v=2w2MZ0Cfb8o</text:p>
          </table:table-cell>
          <table:table-cell office:value-type="time" office:time-value="PT00H21M03S">
            <text:p>00:21:03</text:p>
          </table:table-cell>
          <table:table-cell table:number-columns-repeated="2"/>
        </table:table-row>
        <table:table-row table:style-name="ro2">
          <table:table-cell office:value-type="string">
            <text:p>01_111.mp3</text:p>
          </table:table-cell>
          <table:table-cell office:value-type="string">
            <text:p>https://www.youtube.com/watch?v=zJZlvXaTVU8</text:p>
          </table:table-cell>
          <table:table-cell office:value-type="time" office:time-value="PT00H14M32S">
            <text:p>00:14:32</text:p>
          </table:table-cell>
          <table:table-cell table:number-columns-repeated="2"/>
        </table:table-row>
        <table:table-row table:style-name="ro2">
          <table:table-cell office:value-type="string">
            <text:p>01_112.mp3</text:p>
          </table:table-cell>
          <table:table-cell office:value-type="string">
            <text:p>https://www.youtube.com/watch?v=OyRbJLlh4Lw</text:p>
          </table:table-cell>
          <table:table-cell office:value-type="time" office:time-value="PT00H14M32S">
            <text:p>00:14:32</text:p>
          </table:table-cell>
          <table:table-cell table:number-columns-repeated="2"/>
        </table:table-row>
        <table:table-row table:style-name="ro2">
          <table:table-cell office:value-type="string">
            <text:p>01_113.mp3</text:p>
          </table:table-cell>
          <table:table-cell office:value-type="string">
            <text:p>https://www.youtube.com/watch?v=MYFe4McEJ0s</text:p>
          </table:table-cell>
          <table:table-cell office:value-type="time" office:time-value="PT00H14M12S">
            <text:p>00:14:12</text:p>
          </table:table-cell>
          <table:table-cell table:number-columns-repeated="2"/>
        </table:table-row>
        <table:table-row table:style-name="ro2">
          <table:table-cell office:value-type="string">
            <text:p>01_114.mp3</text:p>
          </table:table-cell>
          <table:table-cell office:value-type="string">
            <text:p>https://www.youtube.com/watch?v=bQ8fp43rGco</text:p>
          </table:table-cell>
          <table:table-cell office:value-type="time" office:time-value="PT00H15M31S">
            <text:p>00:15:31</text:p>
          </table:table-cell>
          <table:table-cell table:number-columns-repeated="2"/>
        </table:table-row>
        <table:table-row table:style-name="ro2">
          <table:table-cell office:value-type="string">
            <text:p>01_115.mp3</text:p>
          </table:table-cell>
          <table:table-cell office:value-type="string">
            <text:p>https://www.youtube.com/watch?v=hOApTVi50Wc</text:p>
          </table:table-cell>
          <table:table-cell office:value-type="time" office:time-value="PT00H05M50S">
            <text:p>00:05:50</text:p>
          </table:table-cell>
          <table:table-cell table:number-columns-repeated="2"/>
        </table:table-row>
        <table:table-row table:style-name="ro1">
          <table:table-cell office:value-type="string">
            <text:p>01_116.mp3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01_117.mp3</text:p>
          </table:table-cell>
          <table:table-cell office:value-type="string">
            <text:p>https://www.youtube.com/watch?v=i0nKK1crq9c</text:p>
          </table:table-cell>
          <table:table-cell office:value-type="time" office:time-value="PT00H13M41S">
            <text:p>00:13:41</text:p>
          </table:table-cell>
          <table:table-cell table:number-columns-repeated="2"/>
        </table:table-row>
        <table:table-row table:style-name="ro2">
          <table:table-cell office:value-type="string">
            <text:p>01_118.mp3</text:p>
          </table:table-cell>
          <table:table-cell office:value-type="string">
            <text:p>https://www.youtube.com/watch?v=2aRFyO9Egi0</text:p>
          </table:table-cell>
          <table:table-cell office:value-type="time" office:time-value="PT00H04M50S">
            <text:p>00:04:50</text:p>
          </table:table-cell>
          <table:table-cell table:number-columns-repeated="2"/>
        </table:table-row>
        <table:table-row table:style-name="ro2">
          <table:table-cell office:value-type="string">
            <text:p>01_119.mp3</text:p>
          </table:table-cell>
          <table:table-cell office:value-type="string">
            <text:p>https://www.youtube.com/watch?v=2OVJ1HBCmoY</text:p>
          </table:table-cell>
          <table:table-cell office:value-type="time" office:time-value="PT00H05M59S">
            <text:p>00:05:59</text:p>
          </table:table-cell>
          <table:table-cell table:number-columns-repeated="2"/>
        </table:table-row>
        <table:table-row table:style-name="ro2">
          <table:table-cell office:value-type="string">
            <text:p>01_120.mp3</text:p>
          </table:table-cell>
          <table:table-cell office:value-type="string">
            <text:p>https://www.youtube.com/watch?v=_N81n4Tt9tg</text:p>
          </table:table-cell>
          <table:table-cell office:value-type="time" office:time-value="PT00H10M09S">
            <text:p>00:10:09</text:p>
          </table:table-cell>
          <table:table-cell table:number-columns-repeated="2"/>
        </table:table-row>
        <table:table-row table:style-name="ro2">
          <table:table-cell office:value-type="string">
            <text:p>01_121.mp3</text:p>
          </table:table-cell>
          <table:table-cell office:value-type="string">
            <text:p>https://www.youtube.com/watch?v=Sb-GBq9CQkg</text:p>
          </table:table-cell>
          <table:table-cell office:value-type="time" office:time-value="PT00H07M29S">
            <text:p>00:07:29</text:p>
          </table:table-cell>
          <table:table-cell table:number-columns-repeated="2"/>
        </table:table-row>
        <table:table-row table:style-name="ro2">
          <table:table-cell office:value-type="string">
            <text:p>01_122.mp3</text:p>
          </table:table-cell>
          <table:table-cell office:value-type="string">
            <text:p>https://www.youtube.com/watch?v=MTRJr97SvLE</text:p>
          </table:table-cell>
          <table:table-cell office:value-type="time" office:time-value="PT00H25M02S">
            <text:p>00:25:02</text:p>
          </table:table-cell>
          <table:table-cell table:number-columns-repeated="2"/>
        </table:table-row>
        <table:table-row table:style-name="ro2">
          <table:table-cell office:value-type="string">
            <text:p>01_123.mp3</text:p>
          </table:table-cell>
          <table:table-cell office:value-type="string">
            <text:p>https://www.youtube.com/watch?v=kCRuT-mhENg</text:p>
          </table:table-cell>
          <table:table-cell office:value-type="time" office:time-value="PT00H04M08S">
            <text:p>00:04:08</text:p>
          </table:table-cell>
          <table:table-cell table:number-columns-repeated="2"/>
        </table:table-row>
        <table:table-row table:style-name="ro2">
          <table:table-cell office:value-type="string">
            <text:p>01_124.mp3</text:p>
          </table:table-cell>
          <table:table-cell office:value-type="string">
            <text:p>https://www.youtube.com/watch?v=YAnU2lLHCbw</text:p>
          </table:table-cell>
          <table:table-cell office:value-type="time" office:time-value="PT00H05M42S">
            <text:p>00:05:42</text:p>
          </table:table-cell>
          <table:table-cell table:number-columns-repeated="2"/>
        </table:table-row>
        <table:table-row table:style-name="ro1">
          <table:table-cell office:value-type="string">
            <text:p>01_125.mp3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01_126.mp3</text:p>
          </table:table-cell>
          <table:table-cell office:value-type="string">
            <text:p>https://www.youtube.com/watch?v=W8cM9GVjJjc</text:p>
          </table:table-cell>
          <table:table-cell office:value-type="time" office:time-value="PT00H03M04S">
            <text:p>00:03:04</text:p>
          </table:table-cell>
          <table:table-cell table:number-columns-repeated="2"/>
        </table:table-row>
        <table:table-row table:style-name="ro2">
          <table:table-cell office:value-type="string">
            <text:p>01_127.mp3</text:p>
          </table:table-cell>
          <table:table-cell office:value-type="string">
            <text:p>https://www.youtube.com/watch?v=nyTuuSsNHqM</text:p>
          </table:table-cell>
          <table:table-cell office:value-type="time" office:time-value="PT00H10M59S">
            <text:p>00:10:59</text:p>
          </table:table-cell>
          <table:table-cell table:number-columns-repeated="2"/>
        </table:table-row>
        <table:table-row table:style-name="ro2">
          <table:table-cell office:value-type="string">
            <text:p>01_128.mp3</text:p>
          </table:table-cell>
          <table:table-cell office:value-type="string">
            <text:p>https://www.youtube.com/watch?v=nnoI53CIDeU</text:p>
          </table:table-cell>
          <table:table-cell office:value-type="time" office:time-value="PT00H08M01S">
            <text:p>00:08:01</text:p>
          </table:table-cell>
          <table:table-cell table:number-columns-repeated="2"/>
        </table:table-row>
        <table:table-row table:style-name="ro2">
          <table:table-cell office:value-type="string">
            <text:p>01_129.mp3</text:p>
          </table:table-cell>
          <table:table-cell office:value-type="string">
            <text:p>https://www.youtube.com/watch?v=f7D3c5W56-0</text:p>
          </table:table-cell>
          <table:table-cell office:value-type="time" office:time-value="PT00H10M53S">
            <text:p>00:10:53</text:p>
          </table:table-cell>
          <table:table-cell table:number-columns-repeated="2"/>
        </table:table-row>
        <table:table-row table:style-name="ro1">
          <table:table-cell office:value-type="string">
            <text:p>01_130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01_131.mp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gesamt</text:p>
          </table:table-cell>
          <table:table-cell table:style-name="ce2" table:formula="of:=[.C127]+[.C126]+[.C125]+[.C124]+[.C123]+[.C122]+[.C121]+[.C120]+[.C119]+[.C118]+[.C117]+[.C116]+[.C115]+[.C114]+[.C113]+[.C112]+[.C111]+[.C110]+[.C109]+[.C108]+[.C107]+[.C106]+[.C105]+[.C104]+[.C103]+[.C102]+[.C101]+[.C100]+[.C99]+[.C98]+[.C97]+[.C96]+[.C95]+[.C94]+[.C93]+[.C92]+[.C91]+[.C90]+[.C89]+[.C88]+[.C87]+[.C86]+[.C85]+[.C84]+[.C83]+[.C82]+[.C81]+[.C80]+[.C79]+[.C78]+[.C77]+[.C76]+[.C75]+[.C74]+[.C73]+[.C72]+[.C71]+[.C70]+[.C69]+[.C68]+[.C67]+[.C66]+[.C65]+[.C64]+[.C63]+[.C62]+[.C61]+[.C60]+[.C59]+[.C58]+[.C57]+[.C56]+[.C55]+[.C54]+[.C53]+[.C52]+[.C51]+[.C50]+[.C49]+[.C48]+[.C47]+[.C46]+[.C45]+[.C44]+[.C43]+[.C42]+[.C41]+[.C40]+[.C39]+[.C38]+[.C37]+[.C36]+[.C35]+[.C34]+[.C33]+[.C32]+[.C31]+[.C30]+[.C29]+[.C28]+[.C27]+[.C26]+[.C25]+[.C24]+[.C23]+[.C22]+[.C21]+[.C20]+[.C19]+[.C18]+[.C17]+[.C16]+[.C15]+[.C14]+[.C13]+[.C12]+[.C11]+[.C10]+[.C9]+[.C8]+[.C7]+[.C6]+[.C5]+[.C4]+[.C3]+[.C2]" office:value-type="time" office:time-value="PT23H33M42S">
            <text:p>23:33: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127])" office:value-type="time" office:time-value="PT00H12M02S">
            <text:p>00:12:0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127] )" office:value-type="time" office:time-value="PT00H13M12.728972S">
            <text:p>00:13: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127])" office:value-type="time" office:time-value="PT00H02M06S">
            <text:p>00:02:0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127])" office:value-type="time" office:time-value="PT00H40M31S">
            <text:p>00:40:31</text:p>
          </table:table-cell>
          <table:table-cell table:number-columns-repeated="2"/>
        </table:table-row>
      </table:table>
      <table:table table:name="f_0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  <table:table-cell/>
        </table:table-row>
        <table:table-row table:style-name="ro2">
          <table:table-cell office:value-type="string">
            <text:p>02_001.mp3</text:p>
          </table:table-cell>
          <table:table-cell office:value-type="string">
            <text:p>https://www.youtube.com/watch?v=PDZu59x5KGE</text:p>
          </table:table-cell>
          <table:table-cell office:value-type="time" office:time-value="PT00H02M00S">
            <text:p>00:02:00</text:p>
          </table:table-cell>
          <table:table-cell/>
        </table:table-row>
        <table:table-row table:style-name="ro2">
          <table:table-cell office:value-type="string">
            <text:p>02_002.mp3</text:p>
          </table:table-cell>
          <table:table-cell office:value-type="string">
            <text:p>https://www.youtube.com/watch?v=J9TTW83NYHI</text:p>
          </table:table-cell>
          <table:table-cell office:value-type="time" office:time-value="PT00H10M29S">
            <text:p>00:10:29</text:p>
          </table:table-cell>
          <table:table-cell/>
        </table:table-row>
        <table:table-row table:style-name="ro2">
          <table:table-cell office:value-type="string">
            <text:p>02_003.mp3</text:p>
          </table:table-cell>
          <table:table-cell office:value-type="string">
            <text:p>https://www.youtube.com/watch?v=3SQFb01SlrY</text:p>
          </table:table-cell>
          <table:table-cell office:value-type="time" office:time-value="PT00H13M21S">
            <text:p>00:13:21</text:p>
          </table:table-cell>
          <table:table-cell/>
        </table:table-row>
        <table:table-row table:style-name="ro2">
          <table:table-cell office:value-type="string">
            <text:p>02_004.mp3</text:p>
          </table:table-cell>
          <table:table-cell office:value-type="string">
            <text:p>https://www.youtube.com/watch?v=F-OejaubHhI</text:p>
          </table:table-cell>
          <table:table-cell office:value-type="time" office:time-value="PT00H13M40S">
            <text:p>00:13:40</text:p>
          </table:table-cell>
          <table:table-cell/>
        </table:table-row>
        <table:table-row table:style-name="ro2">
          <table:table-cell office:value-type="string">
            <text:p>02_005.mp3</text:p>
          </table:table-cell>
          <table:table-cell office:value-type="string">
            <text:p>https://www.youtube.com/watch?v=dC4pd0EbQSY</text:p>
          </table:table-cell>
          <table:table-cell office:value-type="time" office:time-value="PT00H08M58S">
            <text:p>00:08:58</text:p>
          </table:table-cell>
          <table:table-cell/>
        </table:table-row>
        <table:table-row table:style-name="ro2">
          <table:table-cell office:value-type="string">
            <text:p>02_006.mp3</text:p>
          </table:table-cell>
          <table:table-cell office:value-type="string">
            <text:p>https://www.youtube.com/watch?v=iGnKDjzrvA0</text:p>
          </table:table-cell>
          <table:table-cell office:value-type="time" office:time-value="PT00H01M49S">
            <text:p>00:01:49</text:p>
          </table:table-cell>
          <table:table-cell/>
        </table:table-row>
        <table:table-row table:style-name="ro2">
          <table:table-cell office:value-type="string">
            <text:p>02_007.mp3</text:p>
          </table:table-cell>
          <table:table-cell office:value-type="string">
            <text:p>https://www.youtube.com/watch?v=X9iB_pa0HUU</text:p>
          </table:table-cell>
          <table:table-cell office:value-type="time" office:time-value="PT00H02M40S">
            <text:p>00:02:40</text:p>
          </table:table-cell>
          <table:table-cell/>
        </table:table-row>
        <table:table-row table:style-name="ro2">
          <table:table-cell office:value-type="string">
            <text:p>02_008.mp3</text:p>
          </table:table-cell>
          <table:table-cell office:value-type="string">
            <text:p>https://www.youtube.com/watch?v=zoXmrGtybts</text:p>
          </table:table-cell>
          <table:table-cell office:value-type="time" office:time-value="PT00H10M42S">
            <text:p>00:10:42</text:p>
          </table:table-cell>
          <table:table-cell/>
        </table:table-row>
        <table:table-row table:style-name="ro2">
          <table:table-cell office:value-type="string">
            <text:p>02_009.mp3</text:p>
          </table:table-cell>
          <table:table-cell office:value-type="string">
            <text:p>https://www.youtube.com/watch?v=qybY2iFis3Q</text:p>
          </table:table-cell>
          <table:table-cell office:value-type="time" office:time-value="PT00H06M17S">
            <text:p>00:06:17</text:p>
          </table:table-cell>
          <table:table-cell/>
        </table:table-row>
        <table:table-row table:style-name="ro2">
          <table:table-cell office:value-type="string">
            <text:p>02_010.mp3</text:p>
          </table:table-cell>
          <table:table-cell office:value-type="string">
            <text:p>https://www.youtube.com/watch?v=rfLhICI3-kk</text:p>
          </table:table-cell>
          <table:table-cell office:value-type="time" office:time-value="PT00H06M54S">
            <text:p>00:06:54</text:p>
          </table:table-cell>
          <table:table-cell/>
        </table:table-row>
        <table:table-row table:style-name="ro2">
          <table:table-cell office:value-type="string">
            <text:p>02_011.mp3</text:p>
          </table:table-cell>
          <table:table-cell office:value-type="string">
            <text:p>https://www.youtube.com/watch?v=kjBJovkbS-A</text:p>
          </table:table-cell>
          <table:table-cell office:value-type="time" office:time-value="PT00H04M03S">
            <text:p>00:04:03</text:p>
          </table:table-cell>
          <table:table-cell/>
        </table:table-row>
        <table:table-row table:style-name="ro2">
          <table:table-cell office:value-type="string">
            <text:p>02_012.mp3</text:p>
          </table:table-cell>
          <table:table-cell office:value-type="string">
            <text:p>https://www.youtube.com/watch?v=3nsoowhg-kA</text:p>
          </table:table-cell>
          <table:table-cell office:value-type="time" office:time-value="PT00H16M43S">
            <text:p>00:16:43</text:p>
          </table:table-cell>
          <table:table-cell/>
        </table:table-row>
        <table:table-row table:style-name="ro2">
          <table:table-cell office:value-type="string">
            <text:p>02_013.mp3</text:p>
          </table:table-cell>
          <table:table-cell office:value-type="string">
            <text:p>https://www.youtube.com/watch?v=lTqNTwDv3lk</text:p>
          </table:table-cell>
          <table:table-cell office:value-type="time" office:time-value="PT00H05M17S">
            <text:p>00:05:17</text:p>
          </table:table-cell>
          <table:table-cell/>
        </table:table-row>
        <table:table-row table:style-name="ro2">
          <table:table-cell office:value-type="string">
            <text:p>02_014.mp3</text:p>
          </table:table-cell>
          <table:table-cell office:value-type="string">
            <text:p>https://www.youtube.com/watch?v=JFvNmBXcvCQ</text:p>
          </table:table-cell>
          <table:table-cell office:value-type="time" office:time-value="PT00H09M40S">
            <text:p>00:09:40</text:p>
          </table:table-cell>
          <table:table-cell/>
        </table:table-row>
        <table:table-row table:style-name="ro2">
          <table:table-cell office:value-type="string">
            <text:p>02_015.mp3</text:p>
          </table:table-cell>
          <table:table-cell office:value-type="string">
            <text:p>https://www.youtube.com/watch?v=P2E1hrmcwDE</text:p>
          </table:table-cell>
          <table:table-cell office:value-type="time" office:time-value="PT00H06M30S">
            <text:p>00:06:30</text:p>
          </table:table-cell>
          <table:table-cell/>
        </table:table-row>
        <table:table-row table:style-name="ro2">
          <table:table-cell office:value-type="string">
            <text:p>02_016.mp3</text:p>
          </table:table-cell>
          <table:table-cell office:value-type="string">
            <text:p>https://www.youtube.com/watch?v=t--2XDQ2HlE</text:p>
          </table:table-cell>
          <table:table-cell office:value-type="time" office:time-value="PT00H06M01S">
            <text:p>00:06:01</text:p>
          </table:table-cell>
          <table:table-cell/>
        </table:table-row>
        <table:table-row table:style-name="ro2">
          <table:table-cell office:value-type="string">
            <text:p>02_017.mp3</text:p>
          </table:table-cell>
          <table:table-cell office:value-type="string">
            <text:p>https://www.youtube.com/watch?v=_KfYg2ewNog</text:p>
          </table:table-cell>
          <table:table-cell office:value-type="time" office:time-value="PT00H18M15S">
            <text:p>00:18:15</text:p>
          </table:table-cell>
          <table:table-cell/>
        </table:table-row>
        <table:table-row table:style-name="ro1">
          <table:table-cell office:value-type="string">
            <text:p>02_018.mp3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02_019.mp3</text:p>
          </table:table-cell>
          <table:table-cell office:value-type="string">
            <text:p>https://www.youtube.com/watch?v=gI7x982Nxb0</text:p>
          </table:table-cell>
          <table:table-cell office:value-type="time" office:time-value="PT00H13M02S">
            <text:p>00:13:02</text:p>
          </table:table-cell>
          <table:table-cell/>
        </table:table-row>
        <table:table-row table:style-name="ro2">
          <table:table-cell office:value-type="string">
            <text:p>02_020.mp3</text:p>
          </table:table-cell>
          <table:table-cell office:value-type="string">
            <text:p>https://www.youtube.com/watch?v=TZPJbDjU9r0</text:p>
          </table:table-cell>
          <table:table-cell office:value-type="time" office:time-value="PT00H13M28S">
            <text:p>00:13:28</text:p>
          </table:table-cell>
          <table:table-cell/>
        </table:table-row>
        <table:table-row table:style-name="ro2">
          <table:table-cell office:value-type="string">
            <text:p>02_021.mp3</text:p>
          </table:table-cell>
          <table:table-cell office:value-type="string">
            <text:p>https://www.youtube.com/watch?v=BtlN-a78NrE</text:p>
          </table:table-cell>
          <table:table-cell office:value-type="time" office:time-value="PT00H16M50S">
            <text:p>00:16:50</text:p>
          </table:table-cell>
          <table:table-cell/>
        </table:table-row>
        <table:table-row table:style-name="ro2">
          <table:table-cell office:value-type="string">
            <text:p>02_022.mp3</text:p>
          </table:table-cell>
          <table:table-cell office:value-type="string">
            <text:p>https://www.youtube.com/watch?v=Iq9ycuQphDA</text:p>
          </table:table-cell>
          <table:table-cell office:value-type="time" office:time-value="PT00H38M28S">
            <text:p>00:38:28</text:p>
          </table:table-cell>
          <table:table-cell/>
        </table:table-row>
        <table:table-row table:style-name="ro2">
          <table:table-cell office:value-type="string">
            <text:p>02_023.mp3</text:p>
          </table:table-cell>
          <table:table-cell office:value-type="string">
            <text:p>https://www.youtube.com/watch?v=PPY8_3a-aj8</text:p>
          </table:table-cell>
          <table:table-cell office:value-type="time" office:time-value="PT00H17M34S">
            <text:p>00:17:34</text:p>
          </table:table-cell>
          <table:table-cell/>
        </table:table-row>
        <table:table-row table:style-name="ro2">
          <table:table-cell office:value-type="string">
            <text:p>02_024.mp3</text:p>
          </table:table-cell>
          <table:table-cell office:value-type="string">
            <text:p>https://www.youtube.com/watch?v=ATkkSL15Jm8</text:p>
          </table:table-cell>
          <table:table-cell office:value-type="time" office:time-value="PT00H17M25S">
            <text:p>00:17:25</text:p>
          </table:table-cell>
          <table:table-cell/>
        </table:table-row>
        <table:table-row table:style-name="ro2">
          <table:table-cell office:value-type="string">
            <text:p>02_025.mp3</text:p>
          </table:table-cell>
          <table:table-cell office:value-type="string">
            <text:p>https://www.youtube.com/watch?v=eUZUk5wC8Mo</text:p>
          </table:table-cell>
          <table:table-cell office:value-type="time" office:time-value="PT00H15M33S">
            <text:p>00:15:33</text:p>
          </table:table-cell>
          <table:table-cell/>
        </table:table-row>
        <table:table-row table:style-name="ro2">
          <table:table-cell office:value-type="string">
            <text:p>02_026.mp3</text:p>
          </table:table-cell>
          <table:table-cell office:value-type="string">
            <text:p>https://www.youtube.com/watch?v=hAufbomH2lg</text:p>
          </table:table-cell>
          <table:table-cell office:value-type="time" office:time-value="PT00H16M58S">
            <text:p>00:16:58</text:p>
          </table:table-cell>
          <table:table-cell/>
        </table:table-row>
        <table:table-row table:style-name="ro2">
          <table:table-cell office:value-type="string">
            <text:p>02_027.mp3</text:p>
          </table:table-cell>
          <table:table-cell office:value-type="string">
            <text:p>https://www.youtube.com/watch?v=wMtHvnYtcSY</text:p>
          </table:table-cell>
          <table:table-cell office:value-type="time" office:time-value="PT00H18M24S">
            <text:p>00:18:24</text:p>
          </table:table-cell>
          <table:table-cell/>
        </table:table-row>
        <table:table-row table:style-name="ro2">
          <table:table-cell office:value-type="string">
            <text:p>02_028.mp3</text:p>
          </table:table-cell>
          <table:table-cell office:value-type="string">
            <text:p>https://www.youtube.com/watch?v=5pdehl8OYWQ</text:p>
          </table:table-cell>
          <table:table-cell office:value-type="time" office:time-value="PT00H19M19S">
            <text:p>00:19:19</text:p>
          </table:table-cell>
          <table:table-cell/>
        </table:table-row>
        <table:table-row table:style-name="ro2">
          <table:table-cell office:value-type="string">
            <text:p>02_029.mp3</text:p>
          </table:table-cell>
          <table:table-cell office:value-type="string">
            <text:p>https://www.youtube.com/watch?v=tuHLVJkENqc</text:p>
          </table:table-cell>
          <table:table-cell office:value-type="time" office:time-value="PT00H08M33S">
            <text:p>00:08:33</text:p>
          </table:table-cell>
          <table:table-cell/>
        </table:table-row>
        <table:table-row table:style-name="ro2">
          <table:table-cell office:value-type="string">
            <text:p>02_030.mp3</text:p>
          </table:table-cell>
          <table:table-cell office:value-type="string">
            <text:p>https://www.youtube.com/watch?v=we1bAwTc9Yw</text:p>
          </table:table-cell>
          <table:table-cell office:value-type="time" office:time-value="PT00H03M19S">
            <text:p>00:03:19</text:p>
          </table:table-cell>
          <table:table-cell/>
        </table:table-row>
        <table:table-row table:style-name="ro2">
          <table:table-cell office:value-type="string">
            <text:p>02_031.mp3</text:p>
          </table:table-cell>
          <table:table-cell office:value-type="string">
            <text:p>https://www.youtube.com/watch?v=6qFvmqpZfjc</text:p>
          </table:table-cell>
          <table:table-cell office:value-type="time" office:time-value="PT00H04M59S">
            <text:p>00:04:59</text:p>
          </table:table-cell>
          <table:table-cell/>
        </table:table-row>
        <table:table-row table:style-name="ro2">
          <table:table-cell office:value-type="string">
            <text:p>02_032.mp3</text:p>
          </table:table-cell>
          <table:table-cell office:value-type="string">
            <text:p>https://www.youtube.com/watch?v=Tnz-zcZkWVk</text:p>
          </table:table-cell>
          <table:table-cell office:value-type="time" office:time-value="PT00H21M31S">
            <text:p>00:21:31</text:p>
          </table:table-cell>
          <table:table-cell/>
        </table:table-row>
        <table:table-row table:style-name="ro2">
          <table:table-cell office:value-type="string">
            <text:p>02_033.mp3</text:p>
          </table:table-cell>
          <table:table-cell office:value-type="string">
            <text:p>https://www.youtube.com/watch?v=LNmgATwhS9M</text:p>
          </table:table-cell>
          <table:table-cell office:value-type="time" office:time-value="PT00H14M57S">
            <text:p>00:14:57</text:p>
          </table:table-cell>
          <table:table-cell/>
        </table:table-row>
        <table:table-row table:style-name="ro2">
          <table:table-cell office:value-type="string">
            <text:p>02_034.mp3</text:p>
          </table:table-cell>
          <table:table-cell office:value-type="string">
            <text:p>https://www.youtube.com/watch?v=BEwyBwe5_Ew</text:p>
          </table:table-cell>
          <table:table-cell office:value-type="time" office:time-value="PT00H19M08S">
            <text:p>00:19:08</text:p>
          </table:table-cell>
          <table:table-cell/>
        </table:table-row>
        <table:table-row table:style-name="ro2">
          <table:table-cell office:value-type="string">
            <text:p>02_035.mp3</text:p>
          </table:table-cell>
          <table:table-cell office:value-type="string">
            <text:p>https://www.youtube.com/watch?v=_DYo8GP0OBQ</text:p>
          </table:table-cell>
          <table:table-cell office:value-type="time" office:time-value="PT00H05M10S">
            <text:p>00:05:10</text:p>
          </table:table-cell>
          <table:table-cell/>
        </table:table-row>
        <table:table-row table:style-name="ro1">
          <table:table-cell office:value-type="string">
            <text:p>02_036.mp3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02_037.mp3</text:p>
          </table:table-cell>
          <table:table-cell office:value-type="string">
            <text:p>https://www.youtube.com/watch?v=aBzy6cx4R8I</text:p>
          </table:table-cell>
          <table:table-cell office:value-type="time" office:time-value="PT00H13M06S">
            <text:p>00:13:06</text:p>
          </table:table-cell>
          <table:table-cell/>
        </table:table-row>
        <table:table-row table:style-name="ro2">
          <table:table-cell office:value-type="string">
            <text:p>02_038.mp3</text:p>
          </table:table-cell>
          <table:table-cell office:value-type="string">
            <text:p>https://www.youtube.com/watch?v=_n3rE_3wMYI</text:p>
          </table:table-cell>
          <table:table-cell office:value-type="time" office:time-value="PT00H16M11S">
            <text:p>00:16:11</text:p>
          </table:table-cell>
          <table:table-cell/>
        </table:table-row>
        <table:table-row table:style-name="ro2">
          <table:table-cell office:value-type="string">
            <text:p>02_039.mp3</text:p>
          </table:table-cell>
          <table:table-cell office:value-type="string">
            <text:p>https://www.youtube.com/watch?v=xFsGYmxz9Kk</text:p>
          </table:table-cell>
          <table:table-cell office:value-type="time" office:time-value="PT00H30M42S">
            <text:p>00:30:42</text:p>
          </table:table-cell>
          <table:table-cell/>
        </table:table-row>
        <table:table-row table:style-name="ro2">
          <table:table-cell office:value-type="string">
            <text:p>02_040.mp3</text:p>
          </table:table-cell>
          <table:table-cell office:value-type="string">
            <text:p>https://www.youtube.com/watch?v=6l6IpA_COsw</text:p>
          </table:table-cell>
          <table:table-cell office:value-type="time" office:time-value="PT00H19M00S">
            <text:p>00:19:00</text:p>
          </table:table-cell>
          <table:table-cell/>
        </table:table-row>
        <table:table-row table:style-name="ro2">
          <table:table-cell office:value-type="string">
            <text:p>02_041.mp3</text:p>
          </table:table-cell>
          <table:table-cell office:value-type="string">
            <text:p>https://www.youtube.com/watch?v=nO2sd2a7_Z8</text:p>
          </table:table-cell>
          <table:table-cell office:value-type="time" office:time-value="PT00H17M32S">
            <text:p>00:17:32</text:p>
          </table:table-cell>
          <table:table-cell/>
        </table:table-row>
        <table:table-row table:style-name="ro2">
          <table:table-cell office:value-type="string">
            <text:p>02_042.mp3</text:p>
          </table:table-cell>
          <table:table-cell office:value-type="string">
            <text:p>https://www.youtube.com/watch?v=6k4W6NZQRpE</text:p>
          </table:table-cell>
          <table:table-cell office:value-type="time" office:time-value="PT00H06M10S">
            <text:p>00:06:10</text:p>
          </table:table-cell>
          <table:table-cell/>
        </table:table-row>
        <table:table-row table:style-name="ro2">
          <table:table-cell office:value-type="string">
            <text:p>02_043.mp3</text:p>
          </table:table-cell>
          <table:table-cell office:value-type="string">
            <text:p>https://www.youtube.com/watch?v=V6jKXO4It5E</text:p>
          </table:table-cell>
          <table:table-cell office:value-type="time" office:time-value="PT00H21M50S">
            <text:p>00:21:50</text:p>
          </table:table-cell>
          <table:table-cell/>
        </table:table-row>
        <table:table-row table:style-name="ro2">
          <table:table-cell office:value-type="string">
            <text:p>02_044.mp3</text:p>
          </table:table-cell>
          <table:table-cell office:value-type="string">
            <text:p>https://www.youtube.com/watch?v=6E2ndu7UWSE</text:p>
          </table:table-cell>
          <table:table-cell office:value-type="time" office:time-value="PT00H07M41S">
            <text:p>00:07:41</text:p>
          </table:table-cell>
          <table:table-cell/>
        </table:table-row>
        <table:table-row table:style-name="ro2">
          <table:table-cell office:value-type="string">
            <text:p>02_045.mp3</text:p>
          </table:table-cell>
          <table:table-cell office:value-type="string">
            <text:p>https://www.youtube.com/watch?v=JShliE79O0E</text:p>
          </table:table-cell>
          <table:table-cell office:value-type="time" office:time-value="PT00H23M37S">
            <text:p>00:23:37</text:p>
          </table:table-cell>
          <table:table-cell/>
        </table:table-row>
        <table:table-row table:style-name="ro2">
          <table:table-cell office:value-type="string">
            <text:p>02_046.mp3</text:p>
          </table:table-cell>
          <table:table-cell office:value-type="string">
            <text:p>https://www.youtube.com/watch?v=msFvXeMpP5w</text:p>
          </table:table-cell>
          <table:table-cell office:value-type="time" office:time-value="PT00H28M51S">
            <text:p>00:28:51</text:p>
          </table:table-cell>
          <table:table-cell/>
        </table:table-row>
        <table:table-row table:style-name="ro2">
          <table:table-cell office:value-type="string">
            <text:p>02_047.mp3</text:p>
          </table:table-cell>
          <table:table-cell office:value-type="string">
            <text:p>https://www.youtube.com/watch?v=xeZZHnQYoR4</text:p>
          </table:table-cell>
          <table:table-cell office:value-type="time" office:time-value="PT00H24M19S">
            <text:p>00:24:19</text:p>
          </table:table-cell>
          <table:table-cell/>
        </table:table-row>
        <table:table-row table:style-name="ro2">
          <table:table-cell office:value-type="string">
            <text:p>02_048.mp3</text:p>
          </table:table-cell>
          <table:table-cell office:value-type="string">
            <text:p>https://www.youtube.com/watch?v=mOopPKdd1wI</text:p>
          </table:table-cell>
          <table:table-cell office:value-type="time" office:time-value="PT00H15M03S">
            <text:p>00:15:03</text:p>
          </table:table-cell>
          <table:table-cell/>
        </table:table-row>
        <table:table-row table:style-name="ro2">
          <table:table-cell office:value-type="string">
            <text:p>02_049.mp3</text:p>
          </table:table-cell>
          <table:table-cell office:value-type="string">
            <text:p>https://www.youtube.com/watch?v=0E_V7cGteuo</text:p>
          </table:table-cell>
          <table:table-cell office:value-type="time" office:time-value="PT00H19M01S">
            <text:p>00:19:01</text:p>
          </table:table-cell>
          <table:table-cell/>
        </table:table-row>
        <table:table-row table:style-name="ro2">
          <table:table-cell office:value-type="string">
            <text:p>02_050.mp3</text:p>
          </table:table-cell>
          <table:table-cell office:value-type="string">
            <text:p>https://www.youtube.com/watch?v=nQnvLKrFDkU</text:p>
          </table:table-cell>
          <table:table-cell office:value-type="time" office:time-value="PT00H02M21S">
            <text:p>00:02:21</text:p>
          </table:table-cell>
          <table:table-cell/>
        </table:table-row>
        <table:table-row table:style-name="ro2">
          <table:table-cell office:value-type="string">
            <text:p>02_051.mp3</text:p>
          </table:table-cell>
          <table:table-cell table:style-name="ce3" office:value-type="string">
            <text:p>https://www.youtube.com/watch?v=WZrp44FWTOk</text:p>
          </table:table-cell>
          <table:table-cell office:value-type="time" office:time-value="PT00H20M37S">
            <text:p>00:20:37</text:p>
          </table:table-cell>
          <table:table-cell/>
        </table:table-row>
        <table:table-row table:style-name="ro2">
          <table:table-cell office:value-type="string">
            <text:p>02_052.mp3</text:p>
          </table:table-cell>
          <table:table-cell office:value-type="string">
            <text:p>https://www.youtube.com/watch?v=p8fsoBI8JLc</text:p>
          </table:table-cell>
          <table:table-cell office:value-type="time" office:time-value="PT00H07M21S">
            <text:p>00:07:21</text:p>
          </table:table-cell>
          <table:table-cell/>
        </table:table-row>
        <table:table-row table:style-name="ro2">
          <table:table-cell office:value-type="string">
            <text:p>02_053.mp3</text:p>
          </table:table-cell>
          <table:table-cell office:value-type="string">
            <text:p>https://www.youtube.com/watch?v=N_2RUgrJnsU</text:p>
          </table:table-cell>
          <table:table-cell office:value-type="time" office:time-value="PT00H14M36S">
            <text:p>00:14:36</text:p>
          </table:table-cell>
          <table:table-cell/>
        </table:table-row>
        <table:table-row table:style-name="ro2">
          <table:table-cell office:value-type="string">
            <text:p>02_054.mp3</text:p>
          </table:table-cell>
          <table:table-cell office:value-type="string">
            <text:p>https://www.youtube.com/watch?v=fwEZEuc-xeI</text:p>
          </table:table-cell>
          <table:table-cell office:value-type="time" office:time-value="PT00H28M04S">
            <text:p>00:28:04</text:p>
          </table:table-cell>
          <table:table-cell office:value-type="string">
            <text:p>mit Woodshed-Theory, deren Zustimmung ebenfalls vorhanden ist</text:p>
          </table:table-cell>
        </table:table-row>
        <table:table-row table:style-name="ro2">
          <table:table-cell office:value-type="string">
            <text:p>02_055.mp3</text:p>
          </table:table-cell>
          <table:table-cell office:value-type="string">
            <text:p>https://www.youtube.com/watch?v=Ka1RGJ3CrrU</text:p>
          </table:table-cell>
          <table:table-cell office:value-type="time" office:time-value="PT00H16M07S">
            <text:p>00:16:07</text:p>
          </table:table-cell>
          <table:table-cell office:value-type="string">
            <text:p>mit Woodshed-Theory, deren Zustimmung ebenfalls vorhanden ist</text:p>
          </table:table-cell>
        </table:table-row>
        <table:table-row table:style-name="ro2">
          <table:table-cell office:value-type="string">
            <text:p>02_056.mp3</text:p>
          </table:table-cell>
          <table:table-cell office:value-type="string">
            <text:p>https://www.youtube.com/watch?v=QjpsFJdTFJg</text:p>
          </table:table-cell>
          <table:table-cell office:value-type="time" office:time-value="PT00H23M01S">
            <text:p>00:23:01</text:p>
          </table:table-cell>
          <table:table-cell/>
        </table:table-row>
        <table:table-row table:style-name="ro2">
          <table:table-cell office:value-type="string">
            <text:p>02_057.mp3</text:p>
          </table:table-cell>
          <table:table-cell office:value-type="string">
            <text:p>https://www.youtube.com/watch?v=S7SJKxMSYI4</text:p>
          </table:table-cell>
          <table:table-cell office:value-type="time" office:time-value="PT00H20M11S">
            <text:p>00:20:11</text:p>
          </table:table-cell>
          <table:table-cell/>
        </table:table-row>
        <table:table-row table:style-name="ro2">
          <table:table-cell office:value-type="string">
            <text:p>02_058.mp3</text:p>
          </table:table-cell>
          <table:table-cell office:value-type="string">
            <text:p>https://www.youtube.com/watch?v=Xoi0xfcsXIY</text:p>
          </table:table-cell>
          <table:table-cell office:value-type="time" office:time-value="PT00H01M18S">
            <text:p>00:01:18</text:p>
          </table:table-cell>
          <table:table-cell/>
        </table:table-row>
        <table:table-row table:style-name="ro2">
          <table:table-cell office:value-type="string">
            <text:p>02_059.mp3</text:p>
          </table:table-cell>
          <table:table-cell office:value-type="string">
            <text:p>https://www.youtube.com/watch?v=mSB4TUwS1cw</text:p>
          </table:table-cell>
          <table:table-cell office:value-type="time" office:time-value="PT00H24M10S">
            <text:p>00:24:10</text:p>
          </table:table-cell>
          <table:table-cell/>
        </table:table-row>
        <table:table-row table:style-name="ro2">
          <table:table-cell office:value-type="string">
            <text:p>02_060.mp3</text:p>
          </table:table-cell>
          <table:table-cell office:value-type="string">
            <text:p>https://www.youtube.com/watch?v=f6PV7ykYBTM</text:p>
          </table:table-cell>
          <table:table-cell office:value-type="time" office:time-value="PT00H06M04S">
            <text:p>00:06:04</text:p>
          </table:table-cell>
          <table:table-cell/>
        </table:table-row>
        <table:table-row table:style-name="ro2">
          <table:table-cell office:value-type="string">
            <text:p>02_061.mp3</text:p>
          </table:table-cell>
          <table:table-cell office:value-type="string">
            <text:p>https://www.youtube.com/watch?v=3rI2rqItg1A</text:p>
          </table:table-cell>
          <table:table-cell office:value-type="time" office:time-value="PT00H16M48S">
            <text:p>00:16:48</text:p>
          </table:table-cell>
          <table:table-cell/>
        </table:table-row>
        <table:table-row table:style-name="ro2">
          <table:table-cell office:value-type="string">
            <text:p>02_062.mp3</text:p>
          </table:table-cell>
          <table:table-cell office:value-type="string">
            <text:p>https://www.youtube.com/watch?v=d-qZoFd3bH4</text:p>
          </table:table-cell>
          <table:table-cell office:value-type="time" office:time-value="PT00H05M49S">
            <text:p>00:05:49</text:p>
          </table:table-cell>
          <table:table-cell/>
        </table:table-row>
        <table:table-row table:style-name="ro2">
          <table:table-cell office:value-type="string">
            <text:p>02_063.mp3</text:p>
          </table:table-cell>
          <table:table-cell office:value-type="string">
            <text:p>https://www.youtube.com/watch?v=FtiJCuxtkM4</text:p>
          </table:table-cell>
          <table:table-cell office:value-type="time" office:time-value="PT00H02M00S">
            <text:p>00:02:00</text:p>
          </table:table-cell>
          <table:table-cell/>
        </table:table-row>
        <table:table-row table:style-name="ro2">
          <table:table-cell office:value-type="string">
            <text:p>02_064.mp3</text:p>
          </table:table-cell>
          <table:table-cell office:value-type="string">
            <text:p>https://www.youtube.com/watch?v=LQSxfie0228</text:p>
          </table:table-cell>
          <table:table-cell office:value-type="time" office:time-value="PT00H02M18S">
            <text:p>00:02:18</text:p>
          </table:table-cell>
          <table:table-cell/>
        </table:table-row>
        <table:table-row table:style-name="ro2">
          <table:table-cell office:value-type="string">
            <text:p>02_065.mp3</text:p>
          </table:table-cell>
          <table:table-cell office:value-type="string">
            <text:p>https://www.youtube.com/watch?v=iRQoGDFhjcg</text:p>
          </table:table-cell>
          <table:table-cell office:value-type="time" office:time-value="PT00H01M16S">
            <text:p>00:01:16</text:p>
          </table:table-cell>
          <table:table-cell/>
        </table:table-row>
        <table:table-row table:style-name="ro2">
          <table:table-cell office:value-type="string">
            <text:p>02_066.mp3</text:p>
          </table:table-cell>
          <table:table-cell office:value-type="string">
            <text:p>https://www.youtube.com/watch?v=Dfapi52CDAo</text:p>
          </table:table-cell>
          <table:table-cell office:value-type="time" office:time-value="PT00H06M19S">
            <text:p>00:06:19</text:p>
          </table:table-cell>
          <table:table-cell/>
        </table:table-row>
        <table:table-row table:style-name="ro2">
          <table:table-cell office:value-type="string">
            <text:p>02_067.mp3</text:p>
          </table:table-cell>
          <table:table-cell office:value-type="string">
            <text:p>https://www.youtube.com/watch?v=wsiR4RCRlbQ</text:p>
          </table:table-cell>
          <table:table-cell office:value-type="time" office:time-value="PT00H12M51S">
            <text:p>00:12:51</text:p>
          </table:table-cell>
          <table:table-cell/>
        </table:table-row>
        <table:table-row table:style-name="ro2">
          <table:table-cell office:value-type="string">
            <text:p>02_068.mp3</text:p>
          </table:table-cell>
          <table:table-cell office:value-type="string">
            <text:p>https://www.youtube.com/watch?v=f11Z8RfF4hA</text:p>
          </table:table-cell>
          <table:table-cell office:value-type="time" office:time-value="PT00H01M28S">
            <text:p>00:01:28</text:p>
          </table:table-cell>
          <table:table-cell/>
        </table:table-row>
        <table:table-row table:style-name="ro2">
          <table:table-cell office:value-type="string">
            <text:p>02_069.mp3</text:p>
          </table:table-cell>
          <table:table-cell office:value-type="string">
            <text:p>https://www.youtube.com/watch?v=UmRVTHiJ4-8</text:p>
          </table:table-cell>
          <table:table-cell office:value-type="time" office:time-value="PT00H08M36S">
            <text:p>00:08:36</text:p>
          </table:table-cell>
          <table:table-cell/>
        </table:table-row>
        <table:table-row table:style-name="ro2">
          <table:table-cell office:value-type="string">
            <text:p>02_070.mp3</text:p>
          </table:table-cell>
          <table:table-cell office:value-type="string">
            <text:p>https://www.youtube.com/watch?v=Z58s_ifTEhM</text:p>
          </table:table-cell>
          <table:table-cell office:value-type="time" office:time-value="PT00H07M26S">
            <text:p>00:07:26</text:p>
          </table:table-cell>
          <table:table-cell/>
        </table:table-row>
        <table:table-row table:style-name="ro2">
          <table:table-cell office:value-type="string">
            <text:p>02_071.mp3</text:p>
          </table:table-cell>
          <table:table-cell office:value-type="string">
            <text:p>https://www.youtube.com/watch?v=7QkLIhZAxfA</text:p>
          </table:table-cell>
          <table:table-cell office:value-type="time" office:time-value="PT00H20M29S">
            <text:p>00:20:29</text:p>
          </table:table-cell>
          <table:table-cell/>
        </table:table-row>
        <table:table-row table:style-name="ro2">
          <table:table-cell office:value-type="string">
            <text:p>02_072.mp3</text:p>
          </table:table-cell>
          <table:table-cell office:value-type="string">
            <text:p>https://www.youtube.com/watch?v=tNIVgVy19b4</text:p>
          </table:table-cell>
          <table:table-cell office:value-type="time" office:time-value="PT00H07M32S">
            <text:p>00:07:32</text:p>
          </table:table-cell>
          <table:table-cell/>
        </table:table-row>
        <table:table-row table:style-name="ro2">
          <table:table-cell office:value-type="string">
            <text:p>02_073.mp3</text:p>
          </table:table-cell>
          <table:table-cell office:value-type="string">
            <text:p>https://www.youtube.com/watch?v=fUeOjAkxBQc</text:p>
          </table:table-cell>
          <table:table-cell office:value-type="time" office:time-value="PT00H04M54S">
            <text:p>00:04:54</text:p>
          </table:table-cell>
          <table:table-cell/>
        </table:table-row>
        <table:table-row table:style-name="ro2">
          <table:table-cell office:value-type="string">
            <text:p>02_074.mp3</text:p>
          </table:table-cell>
          <table:table-cell office:value-type="string">
            <text:p>https://www.youtube.com/watch?v=5mtCj7t6EDI</text:p>
          </table:table-cell>
          <table:table-cell office:value-type="time" office:time-value="PT00H07M57S">
            <text:p>00:07:57</text:p>
          </table:table-cell>
          <table:table-cell/>
        </table:table-row>
        <table:table-row table:style-name="ro2">
          <table:table-cell office:value-type="string">
            <text:p>02_075.mp3</text:p>
          </table:table-cell>
          <table:table-cell office:value-type="string">
            <text:p>https://www.youtube.com/watch?v=mHAwI0ud9lc</text:p>
          </table:table-cell>
          <table:table-cell office:value-type="time" office:time-value="PT00H03M04S">
            <text:p>00:03:04</text:p>
          </table:table-cell>
          <table:table-cell/>
        </table:table-row>
        <table:table-row table:style-name="ro2">
          <table:table-cell office:value-type="string">
            <text:p>02_076.mp3</text:p>
          </table:table-cell>
          <table:table-cell office:value-type="string">
            <text:p>https://www.youtube.com/watch?v=Exzroy0TLVA</text:p>
          </table:table-cell>
          <table:table-cell office:value-type="time" office:time-value="PT00H50M55S">
            <text:p>00:50:55</text:p>
          </table:table-cell>
          <table:table-cell/>
        </table:table-row>
        <table:table-row table:style-name="ro2">
          <table:table-cell office:value-type="string">
            <text:p>02_077.mp3</text:p>
          </table:table-cell>
          <table:table-cell office:value-type="string">
            <text:p>https://www.youtube.com/watch?v=HS8yjaKk9iU</text:p>
          </table:table-cell>
          <table:table-cell office:value-type="time" office:time-value="PT00H06M48S">
            <text:p>00:06:48</text:p>
          </table:table-cell>
          <table:table-cell/>
        </table:table-row>
        <table:table-row table:style-name="ro2">
          <table:table-cell office:value-type="string">
            <text:p>02_078.mp3</text:p>
          </table:table-cell>
          <table:table-cell office:value-type="string">
            <text:p>https://www.youtube.com/watch?v=644kod9HzXA</text:p>
          </table:table-cell>
          <table:table-cell office:value-type="time" office:time-value="PT00H02M58S">
            <text:p>00:02:58</text:p>
          </table:table-cell>
          <table:table-cell/>
        </table:table-row>
        <table:table-row table:style-name="ro2">
          <table:table-cell office:value-type="string">
            <text:p>02_079.mp3</text:p>
          </table:table-cell>
          <table:table-cell office:value-type="string">
            <text:p>https://www.youtube.com/watch?v=lVLf9srV7d8</text:p>
          </table:table-cell>
          <table:table-cell office:value-type="time" office:time-value="PT00H15M32S">
            <text:p>00:15:32</text:p>
          </table:table-cell>
          <table:table-cell/>
        </table:table-row>
        <table:table-row table:style-name="ro2">
          <table:table-cell office:value-type="string">
            <text:p>02_080.mp3</text:p>
          </table:table-cell>
          <table:table-cell office:value-type="string">
            <text:p>https://www.youtube.com/watch?v=jF20gXxk4NE</text:p>
          </table:table-cell>
          <table:table-cell office:value-type="time" office:time-value="PT00H07M12S">
            <text:p>00:07:12</text:p>
          </table:table-cell>
          <table:table-cell/>
        </table:table-row>
        <table:table-row table:style-name="ro2">
          <table:table-cell office:value-type="string">
            <text:p>02_081.mp3</text:p>
          </table:table-cell>
          <table:table-cell office:value-type="string">
            <text:p>https://www.youtube.com/watch?v=H8uR2DeqU10</text:p>
          </table:table-cell>
          <table:table-cell office:value-type="time" office:time-value="PT00H27M47S">
            <text:p>00:27:47</text:p>
          </table:table-cell>
          <table:table-cell/>
        </table:table-row>
        <table:table-row table:style-name="ro2">
          <table:table-cell office:value-type="string">
            <text:p>02_082.mp3</text:p>
          </table:table-cell>
          <table:table-cell office:value-type="string">
            <text:p>https://www.youtube.com/watch?v=XhwRjSU8PAQ</text:p>
          </table:table-cell>
          <table:table-cell office:value-type="time" office:time-value="PT00H10M52S">
            <text:p>00:10:52</text:p>
          </table:table-cell>
          <table:table-cell/>
        </table:table-row>
        <table:table-row table:style-name="ro2">
          <table:table-cell office:value-type="string">
            <text:p>02_083.mp3</text:p>
          </table:table-cell>
          <table:table-cell office:value-type="string">
            <text:p>https://www.youtube.com/watch?v=8pOUCYpJM7U</text:p>
          </table:table-cell>
          <table:table-cell office:value-type="time" office:time-value="PT00H02M35S">
            <text:p>00:02:35</text:p>
          </table:table-cell>
          <table:table-cell/>
        </table:table-row>
        <table:table-row table:style-name="ro2">
          <table:table-cell office:value-type="string">
            <text:p>02_084.mp3</text:p>
          </table:table-cell>
          <table:table-cell office:value-type="string">
            <text:p>https://www.youtube.com/watch?v=R34zRlw39qE</text:p>
          </table:table-cell>
          <table:table-cell office:value-type="time" office:time-value="PT00H03M00S">
            <text:p>00:03:00</text:p>
          </table:table-cell>
          <table:table-cell/>
        </table:table-row>
        <table:table-row table:style-name="ro2">
          <table:table-cell office:value-type="string">
            <text:p>02_085.mp3</text:p>
          </table:table-cell>
          <table:table-cell office:value-type="string">
            <text:p>https://www.youtube.com/watch?v=yF3jbwI-Lzs</text:p>
          </table:table-cell>
          <table:table-cell office:value-type="time" office:time-value="PT00H02M59S">
            <text:p>00:02:59</text:p>
          </table:table-cell>
          <table:table-cell/>
        </table:table-row>
        <table:table-row table:style-name="ro2">
          <table:table-cell office:value-type="string">
            <text:p>02_086.mp3</text:p>
          </table:table-cell>
          <table:table-cell office:value-type="string">
            <text:p>https://www.youtube.com/watch?v=QL-JK9MRPxA</text:p>
          </table:table-cell>
          <table:table-cell office:value-type="time" office:time-value="PT00H16M57S">
            <text:p>00:16:57</text:p>
          </table:table-cell>
          <table:table-cell/>
        </table:table-row>
        <table:table-row table:style-name="ro2">
          <table:table-cell office:value-type="string">
            <text:p>02_087.mp3</text:p>
          </table:table-cell>
          <table:table-cell office:value-type="string">
            <text:p>https://www.youtube.com/watch?v=iGZoRQLbqdI</text:p>
          </table:table-cell>
          <table:table-cell office:value-type="time" office:time-value="PT00H15M31S">
            <text:p>00:15:31</text:p>
          </table:table-cell>
          <table:table-cell/>
        </table:table-row>
        <table:table-row table:style-name="ro2">
          <table:table-cell office:value-type="string">
            <text:p>02_088.mp3</text:p>
          </table:table-cell>
          <table:table-cell office:value-type="string">
            <text:p>https://www.youtube.com/watch?v=i0S73XLQih4</text:p>
          </table:table-cell>
          <table:table-cell office:value-type="time" office:time-value="PT00H01M50S">
            <text:p>00:01:50</text:p>
          </table:table-cell>
          <table:table-cell/>
        </table:table-row>
        <table:table-row table:style-name="ro2">
          <table:table-cell office:value-type="string">
            <text:p>02_089.mp3</text:p>
          </table:table-cell>
          <table:table-cell office:value-type="string">
            <text:p>https://www.youtube.com/watch?v=-gWd0JnnsrE</text:p>
          </table:table-cell>
          <table:table-cell office:value-type="time" office:time-value="PT00H17M32S">
            <text:p>00:17:32</text:p>
          </table:table-cell>
          <table:table-cell/>
        </table:table-row>
        <table:table-row table:style-name="ro2">
          <table:table-cell office:value-type="string">
            <text:p>02_090.mp3</text:p>
          </table:table-cell>
          <table:table-cell office:value-type="string">
            <text:p>https://www.youtube.com/watch?v=lcCffouQd2Y</text:p>
          </table:table-cell>
          <table:table-cell office:value-type="time" office:time-value="PT00H01M30S">
            <text:p>00:01:30</text:p>
          </table:table-cell>
          <table:table-cell/>
        </table:table-row>
        <table:table-row table:style-name="ro2">
          <table:table-cell office:value-type="string">
            <text:p>02_091.mp3</text:p>
          </table:table-cell>
          <table:table-cell office:value-type="string">
            <text:p>https://www.youtube.com/watch?v=v7EAaW2NQEA</text:p>
          </table:table-cell>
          <table:table-cell office:value-type="time" office:time-value="PT00H14M59S">
            <text:p>00:14:59</text:p>
          </table:table-cell>
          <table:table-cell/>
        </table:table-row>
        <table:table-row table:style-name="ro2">
          <table:table-cell office:value-type="string">
            <text:p>02_092.mp3</text:p>
          </table:table-cell>
          <table:table-cell office:value-type="string">
            <text:p>https://www.youtube.com/watch?v=FLkdvqZDMkE</text:p>
          </table:table-cell>
          <table:table-cell office:value-type="time" office:time-value="PT00H12M04S">
            <text:p>00:12:04</text:p>
          </table:table-cell>
          <table:table-cell/>
        </table:table-row>
        <table:table-row table:style-name="ro2">
          <table:table-cell office:value-type="string">
            <text:p>02_093.mp3</text:p>
          </table:table-cell>
          <table:table-cell office:value-type="string">
            <text:p>https://www.youtube.com/watch?v=9fC6VGsiRBI</text:p>
          </table:table-cell>
          <table:table-cell office:value-type="time" office:time-value="PT00H11M00S">
            <text:p>00:11:00</text:p>
          </table:table-cell>
          <table:table-cell/>
        </table:table-row>
        <table:table-row table:style-name="ro2">
          <table:table-cell office:value-type="string">
            <text:p>02_094.mp3</text:p>
          </table:table-cell>
          <table:table-cell office:value-type="string">
            <text:p>https://www.youtube.com/watch?v=75jXvMxxvg0</text:p>
          </table:table-cell>
          <table:table-cell office:value-type="time" office:time-value="PT00H15M06S">
            <text:p>00:15:06</text:p>
          </table:table-cell>
          <table:table-cell/>
        </table:table-row>
        <table:table-row table:style-name="ro2">
          <table:table-cell office:value-type="string">
            <text:p>02_095.mp3</text:p>
          </table:table-cell>
          <table:table-cell office:value-type="string">
            <text:p>https://www.youtube.com/watch?v=X8O3ELJC2eA</text:p>
          </table:table-cell>
          <table:table-cell office:value-type="time" office:time-value="PT00H13M38S">
            <text:p>00:13:38</text:p>
          </table:table-cell>
          <table:table-cell/>
        </table:table-row>
        <table:table-row table:style-name="ro2">
          <table:table-cell office:value-type="string">
            <text:p>02_096.mp3</text:p>
          </table:table-cell>
          <table:table-cell office:value-type="string">
            <text:p>https://www.youtube.com/watch?v=28pfmcYzSAY</text:p>
          </table:table-cell>
          <table:table-cell office:value-type="time" office:time-value="PT00H08M57S">
            <text:p>00:08:57</text:p>
          </table:table-cell>
          <table:table-cell/>
        </table:table-row>
        <table:table-row table:style-name="ro2">
          <table:table-cell office:value-type="string">
            <text:p>02_097.mp3</text:p>
          </table:table-cell>
          <table:table-cell office:value-type="string">
            <text:p>https://www.youtube.com/watch?v=axewF2hrcJY</text:p>
          </table:table-cell>
          <table:table-cell office:value-type="time" office:time-value="PT00H07M39S">
            <text:p>00:07:39</text:p>
          </table:table-cell>
          <table:table-cell/>
        </table:table-row>
        <table:table-row table:style-name="ro2">
          <table:table-cell office:value-type="string">
            <text:p>02_098.mp3</text:p>
          </table:table-cell>
          <table:table-cell office:value-type="string">
            <text:p>https://www.youtube.com/watch?v=O2D2cN3cZg0</text:p>
          </table:table-cell>
          <table:table-cell office:value-type="time" office:time-value="PT00H55M15S">
            <text:p>00:55:15</text:p>
          </table:table-cell>
          <table:table-cell/>
        </table:table-row>
        <table:table-row table:style-name="ro2">
          <table:table-cell office:value-type="string">
            <text:p>02_099.mp3</text:p>
          </table:table-cell>
          <table:table-cell office:value-type="string">
            <text:p>https://www.youtube.com/shorts/jEYJmqkWfFc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00.mp3</text:p>
          </table:table-cell>
          <table:table-cell office:value-type="string">
            <text:p>https://www.youtube.com/shorts/KPJa8jQaa5w</text:p>
          </table:table-cell>
          <table:table-cell office:value-type="time" office:time-value="PT00H00M57S">
            <text:p>00:00:57</text:p>
          </table:table-cell>
          <table:table-cell/>
        </table:table-row>
        <table:table-row table:style-name="ro2">
          <table:table-cell office:value-type="string">
            <text:p>02_101.mp3</text:p>
          </table:table-cell>
          <table:table-cell office:value-type="string">
            <text:p>https://www.youtube.com/shorts/kSRrsQuzdUI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02.mp3</text:p>
          </table:table-cell>
          <table:table-cell office:value-type="string">
            <text:p>https://www.youtube.com/shorts/5ZcWR-9DaAw</text:p>
          </table:table-cell>
          <table:table-cell office:value-type="time" office:time-value="PT00H01M00S">
            <text:p>00:01:00</text:p>
          </table:table-cell>
          <table:table-cell/>
        </table:table-row>
        <table:table-row table:style-name="ro2">
          <table:table-cell office:value-type="string">
            <text:p>02_103.mp3</text:p>
          </table:table-cell>
          <table:table-cell office:value-type="string">
            <text:p>https://www.youtube.com/shorts/qBgqrS5l6xw</text:p>
          </table:table-cell>
          <table:table-cell office:value-type="time" office:time-value="PT00H01M30S">
            <text:p>00:01:30</text:p>
          </table:table-cell>
          <table:table-cell/>
        </table:table-row>
        <table:table-row table:style-name="ro2">
          <table:table-cell office:value-type="string">
            <text:p>02_104.mp3</text:p>
          </table:table-cell>
          <table:table-cell office:value-type="string">
            <text:p>https://www.youtube.com/shorts/zlhwaN3WBH4</text:p>
          </table:table-cell>
          <table:table-cell office:value-type="time" office:time-value="PT00H00M57S">
            <text:p>00:00:57</text:p>
          </table:table-cell>
          <table:table-cell/>
        </table:table-row>
        <table:table-row table:style-name="ro2">
          <table:table-cell office:value-type="string">
            <text:p>02_105.mp3</text:p>
          </table:table-cell>
          <table:table-cell office:value-type="string">
            <text:p>https://www.youtube.com/shorts/ZYGmqCU-H3U</text:p>
          </table:table-cell>
          <table:table-cell office:value-type="time" office:time-value="PT00H01M00S">
            <text:p>00:01:00</text:p>
          </table:table-cell>
          <table:table-cell/>
        </table:table-row>
        <table:table-row table:style-name="ro2">
          <table:table-cell office:value-type="string">
            <text:p>02_106.mp3</text:p>
          </table:table-cell>
          <table:table-cell office:value-type="string">
            <text:p>https://www.youtube.com/shorts/bX67pkfdufI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07.mp3</text:p>
          </table:table-cell>
          <table:table-cell office:value-type="string">
            <text:p>https://www.youtube.com/shorts/AlpTeJSIiYg</text:p>
          </table:table-cell>
          <table:table-cell office:value-type="time" office:time-value="PT00H01M00S">
            <text:p>00:01:00</text:p>
          </table:table-cell>
          <table:table-cell/>
        </table:table-row>
        <table:table-row table:style-name="ro2">
          <table:table-cell office:value-type="string">
            <text:p>02_108.mp3</text:p>
          </table:table-cell>
          <table:table-cell office:value-type="string">
            <text:p>https://www.youtube.com/shorts/Pwgnkf3CGMM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09.mp3</text:p>
          </table:table-cell>
          <table:table-cell office:value-type="string">
            <text:p>https://www.youtube.com/shorts/VYwYEVVX0Fw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10.mp3</text:p>
          </table:table-cell>
          <table:table-cell office:value-type="string">
            <text:p>https://www.youtube.com/shorts/siNJfrFcVRI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11.mp3</text:p>
          </table:table-cell>
          <table:table-cell office:value-type="string">
            <text:p>https://www.youtube.com/shorts/Qktila-FrzA</text:p>
          </table:table-cell>
          <table:table-cell office:value-type="time" office:time-value="PT00H01M00S">
            <text:p>00:01:00</text:p>
          </table:table-cell>
          <table:table-cell/>
        </table:table-row>
        <table:table-row table:style-name="ro2">
          <table:table-cell office:value-type="string">
            <text:p>02_112.mp3</text:p>
          </table:table-cell>
          <table:table-cell office:value-type="string">
            <text:p>https://www.youtube.com/shorts/yaaZX29UMc4</text:p>
          </table:table-cell>
          <table:table-cell office:value-type="time" office:time-value="PT00H01M00S">
            <text:p>00:01:00</text:p>
          </table:table-cell>
          <table:table-cell/>
        </table:table-row>
        <table:table-row table:style-name="ro2">
          <table:table-cell office:value-type="string">
            <text:p>02_113.mp3</text:p>
          </table:table-cell>
          <table:table-cell office:value-type="string">
            <text:p>https://www.youtube.com/shorts/X-8tlkTHVEY</text:p>
          </table:table-cell>
          <table:table-cell office:value-type="time" office:time-value="PT00H00M37S">
            <text:p>00:00:37</text:p>
          </table:table-cell>
          <table:table-cell/>
        </table:table-row>
        <table:table-row table:style-name="ro2">
          <table:table-cell office:value-type="string">
            <text:p>02_114.mp3</text:p>
          </table:table-cell>
          <table:table-cell office:value-type="string">
            <text:p>https://www.youtube.com/shorts/hsCW6wc01QU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15.mp3</text:p>
          </table:table-cell>
          <table:table-cell office:value-type="string">
            <text:p>https://www.youtube.com/shorts/cgF6uDbc8OA</text:p>
          </table:table-cell>
          <table:table-cell office:value-type="time" office:time-value="PT00H01M00S">
            <text:p>00:01:00</text:p>
          </table:table-cell>
          <table:table-cell/>
        </table:table-row>
        <table:table-row table:style-name="ro2">
          <table:table-cell office:value-type="string">
            <text:p>02_116.mp3</text:p>
          </table:table-cell>
          <table:table-cell office:value-type="string">
            <text:p>https://www.youtube.com/shorts/L9LZPl2H5As</text:p>
          </table:table-cell>
          <table:table-cell office:value-type="time" office:time-value="PT00H00M49S">
            <text:p>00:00:49</text:p>
          </table:table-cell>
          <table:table-cell/>
        </table:table-row>
        <table:table-row table:style-name="ro2">
          <table:table-cell office:value-type="string">
            <text:p>02_117.mp3</text:p>
          </table:table-cell>
          <table:table-cell office:value-type="string">
            <text:p>https://www.youtube.com/shorts/7UIU6DMmtW0</text:p>
          </table:table-cell>
          <table:table-cell office:value-type="time" office:time-value="PT00H00M56S">
            <text:p>00:00:56</text:p>
          </table:table-cell>
          <table:table-cell/>
        </table:table-row>
        <table:table-row table:style-name="ro2">
          <table:table-cell office:value-type="string">
            <text:p>02_118.mp3</text:p>
          </table:table-cell>
          <table:table-cell office:value-type="string">
            <text:p>https://www.youtube.com/shorts/e8AP8a22Dsg</text:p>
          </table:table-cell>
          <table:table-cell office:value-type="time" office:time-value="PT00H01M00S">
            <text:p>00:01:00</text:p>
          </table:table-cell>
          <table:table-cell/>
        </table:table-row>
        <table:table-row table:style-name="ro2">
          <table:table-cell office:value-type="string">
            <text:p>02_119.mp3</text:p>
          </table:table-cell>
          <table:table-cell office:value-type="string">
            <text:p>https://www.youtube.com/shorts/yY3rs4SDCnA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20.mp3</text:p>
          </table:table-cell>
          <table:table-cell office:value-type="string">
            <text:p>https://www.youtube.com/shorts/HGdljo6Svp8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21.mp3</text:p>
          </table:table-cell>
          <table:table-cell office:value-type="string">
            <text:p>https://www.youtube.com/shorts/rmhgYNKYHUo</text:p>
          </table:table-cell>
          <table:table-cell office:value-type="time" office:time-value="PT00H00M57S">
            <text:p>00:00:57</text:p>
          </table:table-cell>
          <table:table-cell/>
        </table:table-row>
        <table:table-row table:style-name="ro2">
          <table:table-cell office:value-type="string">
            <text:p>02_122.mp3</text:p>
          </table:table-cell>
          <table:table-cell office:value-type="string">
            <text:p>https://www.youtube.com/shorts/Mn0UFafnjP8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23.mp3</text:p>
          </table:table-cell>
          <table:table-cell office:value-type="string">
            <text:p>https://www.youtube.com/shorts/dYZ46AHQ3yE</text:p>
          </table:table-cell>
          <table:table-cell office:value-type="time" office:time-value="PT00H00M28S">
            <text:p>00:00:28</text:p>
          </table:table-cell>
          <table:table-cell/>
        </table:table-row>
        <table:table-row table:style-name="ro2">
          <table:table-cell office:value-type="string">
            <text:p>02_124.mp3</text:p>
          </table:table-cell>
          <table:table-cell office:value-type="string">
            <text:p>https://www.youtube.com/shorts/QTvFKFeuq5U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25.mp3</text:p>
          </table:table-cell>
          <table:table-cell office:value-type="string">
            <text:p>https://www.youtube.com/shorts/UhjDKT_9hRA</text:p>
          </table:table-cell>
          <table:table-cell office:value-type="time" office:time-value="PT00H00M51S">
            <text:p>00:00:51</text:p>
          </table:table-cell>
          <table:table-cell/>
        </table:table-row>
        <table:table-row table:style-name="ro2">
          <table:table-cell office:value-type="string">
            <text:p>02_126.mp3</text:p>
          </table:table-cell>
          <table:table-cell office:value-type="string">
            <text:p>https://www.youtube.com/shorts/gwQK1dhlPXI</text:p>
          </table:table-cell>
          <table:table-cell office:value-type="time" office:time-value="PT00H00M56S">
            <text:p>00:00:56</text:p>
          </table:table-cell>
          <table:table-cell/>
        </table:table-row>
        <table:table-row table:style-name="ro2">
          <table:table-cell office:value-type="string">
            <text:p>02_127.mp3</text:p>
          </table:table-cell>
          <table:table-cell office:value-type="string">
            <text:p>https://www.youtube.com/shorts/nkitgE3QQXY</text:p>
          </table:table-cell>
          <table:table-cell office:value-type="time" office:time-value="PT00H00M34S">
            <text:p>00:00:34</text:p>
          </table:table-cell>
          <table:table-cell/>
        </table:table-row>
        <table:table-row table:style-name="ro2">
          <table:table-cell office:value-type="string">
            <text:p>02_128.mp3</text:p>
          </table:table-cell>
          <table:table-cell office:value-type="string">
            <text:p>https://www.youtube.com/shorts/pj7kLJw2IDY</text:p>
          </table:table-cell>
          <table:table-cell office:value-type="time" office:time-value="PT00H00M13S">
            <text:p>00:00:13</text:p>
          </table:table-cell>
          <table:table-cell/>
        </table:table-row>
        <table:table-row table:style-name="ro2">
          <table:table-cell office:value-type="string">
            <text:p>02_129.mp3</text:p>
          </table:table-cell>
          <table:table-cell office:value-type="string">
            <text:p>https://www.youtube.com/shorts/J4IpEArRv-Q</text:p>
          </table:table-cell>
          <table:table-cell office:value-type="time" office:time-value="PT00H00M50S">
            <text:p>00:00:50</text:p>
          </table:table-cell>
          <table:table-cell/>
        </table:table-row>
        <table:table-row table:style-name="ro2">
          <table:table-cell office:value-type="string">
            <text:p>02_130mp3</text:p>
          </table:table-cell>
          <table:table-cell office:value-type="string">
            <text:p>https://www.youtube.com/shorts/SahWPvLkMEw</text:p>
          </table:table-cell>
          <table:table-cell office:value-type="time" office:time-value="PT00H00M32S">
            <text:p>00:00:32</text:p>
          </table:table-cell>
          <table:table-cell/>
        </table:table-row>
        <table:table-row table:style-name="ro2">
          <table:table-cell office:value-type="string">
            <text:p>02_131.mp3</text:p>
          </table:table-cell>
          <table:table-cell office:value-type="string">
            <text:p>https://www.youtube.com/shorts/QAGqBCtVYpY</text:p>
          </table:table-cell>
          <table:table-cell office:value-type="time" office:time-value="PT00H00M27S">
            <text:p>00:00:27</text:p>
          </table:table-cell>
          <table:table-cell/>
        </table:table-row>
        <table:table-row table:style-name="ro2">
          <table:table-cell office:value-type="string">
            <text:p>02_132.mp3</text:p>
          </table:table-cell>
          <table:table-cell office:value-type="string">
            <text:p>https://www.youtube.com/shorts/vo6l_qkUzJY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33.mp3</text:p>
          </table:table-cell>
          <table:table-cell office:value-type="string">
            <text:p>https://www.youtube.com/shorts/3-HGZ2c21As</text:p>
          </table:table-cell>
          <table:table-cell office:value-type="time" office:time-value="PT00H00M52S">
            <text:p>00:00:52</text:p>
          </table:table-cell>
          <table:table-cell/>
        </table:table-row>
        <table:table-row table:style-name="ro2">
          <table:table-cell office:value-type="string">
            <text:p>02_134.mp3</text:p>
          </table:table-cell>
          <table:table-cell office:value-type="string">
            <text:p>https://www.youtube.com/shorts/xeTLbi-oLMY</text:p>
          </table:table-cell>
          <table:table-cell office:value-type="time" office:time-value="PT00H00M57S">
            <text:p>00:00:57</text:p>
          </table:table-cell>
          <table:table-cell/>
        </table:table-row>
        <table:table-row table:style-name="ro2">
          <table:table-cell office:value-type="string">
            <text:p>02_135.mp3</text:p>
          </table:table-cell>
          <table:table-cell office:value-type="string">
            <text:p>https://www.youtube.com/shorts/ggxj9rbX99I</text:p>
          </table:table-cell>
          <table:table-cell office:value-type="time" office:time-value="PT00H00M54S">
            <text:p>00:00:54</text:p>
          </table:table-cell>
          <table:table-cell/>
        </table:table-row>
        <table:table-row table:style-name="ro2">
          <table:table-cell office:value-type="string">
            <text:p>02_136.mp3</text:p>
          </table:table-cell>
          <table:table-cell office:value-type="string">
            <text:p>https://www.youtube.com/shorts/Mndc3kUu2NA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37.mp3</text:p>
          </table:table-cell>
          <table:table-cell office:value-type="string">
            <text:p>https://www.youtube.com/shorts/Sm5Sk0yZwws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38.mp3</text:p>
          </table:table-cell>
          <table:table-cell office:value-type="string">
            <text:p>https://www.youtube.com/shorts/Zn8Z8y1NAG0</text:p>
          </table:table-cell>
          <table:table-cell office:value-type="time" office:time-value="PT00H00M55S">
            <text:p>00:00:55</text:p>
          </table:table-cell>
          <table:table-cell/>
        </table:table-row>
        <table:table-row table:style-name="ro2">
          <table:table-cell office:value-type="string">
            <text:p>02_139.mp3</text:p>
          </table:table-cell>
          <table:table-cell office:value-type="string">
            <text:p>https://www.youtube.com/shorts/aN0nBb6xnU4</text:p>
          </table:table-cell>
          <table:table-cell office:value-type="time" office:time-value="PT00H00M48S">
            <text:p>00:00:48</text:p>
          </table:table-cell>
          <table:table-cell/>
        </table:table-row>
        <table:table-row table:style-name="ro2">
          <table:table-cell office:value-type="string">
            <text:p>02_140.mp3</text:p>
          </table:table-cell>
          <table:table-cell office:value-type="string">
            <text:p>https://www.youtube.com/shorts/LwmUx2nyXmU</text:p>
          </table:table-cell>
          <table:table-cell office:value-type="time" office:time-value="PT00H00M54S">
            <text:p>00:00:54</text:p>
          </table:table-cell>
          <table:table-cell/>
        </table:table-row>
        <table:table-row table:style-name="ro2">
          <table:table-cell office:value-type="string">
            <text:p>02_141.mp3</text:p>
          </table:table-cell>
          <table:table-cell office:value-type="string">
            <text:p>https://www.youtube.com/shorts/htE8Sq9YP-0</text:p>
          </table:table-cell>
          <table:table-cell office:value-type="time" office:time-value="PT00H00M56S">
            <text:p>00:00:56</text:p>
          </table:table-cell>
          <table:table-cell/>
        </table:table-row>
        <table:table-row table:style-name="ro2">
          <table:table-cell office:value-type="string">
            <text:p>02_142.mp3</text:p>
          </table:table-cell>
          <table:table-cell office:value-type="string">
            <text:p>https://www.youtube.com/shorts/q7eaoKF9vo8</text:p>
          </table:table-cell>
          <table:table-cell office:value-type="time" office:time-value="PT00H00M56S">
            <text:p>00:00:56</text:p>
          </table:table-cell>
          <table:table-cell/>
        </table:table-row>
        <table:table-row table:style-name="ro2">
          <table:table-cell office:value-type="string">
            <text:p>02_143.mp3</text:p>
          </table:table-cell>
          <table:table-cell office:value-type="string">
            <text:p>https://www.youtube.com/shorts/rj9yHFIXWo4</text:p>
          </table:table-cell>
          <table:table-cell office:value-type="time" office:time-value="PT00H00M49S">
            <text:p>00:00:49</text:p>
          </table:table-cell>
          <table:table-cell/>
        </table:table-row>
        <table:table-row table:style-name="ro2">
          <table:table-cell office:value-type="string">
            <text:p>02_144.mp3</text:p>
          </table:table-cell>
          <table:table-cell office:value-type="string">
            <text:p>https://www.youtube.com/shorts/QYwIk6UtPas</text:p>
          </table:table-cell>
          <table:table-cell office:value-type="time" office:time-value="PT00H00M54S">
            <text:p>00:00:54</text:p>
          </table:table-cell>
          <table:table-cell/>
        </table:table-row>
        <table:table-row table:style-name="ro2">
          <table:table-cell office:value-type="string">
            <text:p>02_145.mp3</text:p>
          </table:table-cell>
          <table:table-cell office:value-type="string">
            <text:p>https://www.youtube.com/shorts/bWNJLdNGVYk</text:p>
          </table:table-cell>
          <table:table-cell office:value-type="time" office:time-value="PT00H00M50S">
            <text:p>00:00:50</text:p>
          </table:table-cell>
          <table:table-cell/>
        </table:table-row>
        <table:table-row table:style-name="ro2">
          <table:table-cell office:value-type="string">
            <text:p>02_146.mp3</text:p>
          </table:table-cell>
          <table:table-cell office:value-type="string">
            <text:p>https://www.youtube.com/shorts/7Vd3io4vWNw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47.mp3</text:p>
          </table:table-cell>
          <table:table-cell office:value-type="string">
            <text:p>https://www.youtube.com/shorts/QlrlDxbx-2M</text:p>
          </table:table-cell>
          <table:table-cell office:value-type="time" office:time-value="PT00H00M15S">
            <text:p>00:00:15</text:p>
          </table:table-cell>
          <table:table-cell/>
        </table:table-row>
        <table:table-row table:style-name="ro2">
          <table:table-cell office:value-type="string">
            <text:p>02_148.mp3</text:p>
          </table:table-cell>
          <table:table-cell office:value-type="string">
            <text:p>https://www.youtube.com/shorts/e27NcgYbmwQ</text:p>
          </table:table-cell>
          <table:table-cell office:value-type="time" office:time-value="PT00H00M56S">
            <text:p>00:00:56</text:p>
          </table:table-cell>
          <table:table-cell/>
        </table:table-row>
        <table:table-row table:style-name="ro2">
          <table:table-cell office:value-type="string">
            <text:p>02_149.mp3</text:p>
          </table:table-cell>
          <table:table-cell office:value-type="string">
            <text:p>https://www.youtube.com/shorts/QDOMJ5-6CAQ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50.mp3</text:p>
          </table:table-cell>
          <table:table-cell office:value-type="string">
            <text:p>https://www.youtube.com/shorts/-iOYnqzKgw4</text:p>
          </table:table-cell>
          <table:table-cell office:value-type="time" office:time-value="PT00H00M57S">
            <text:p>00:00:57</text:p>
          </table:table-cell>
          <table:table-cell/>
        </table:table-row>
        <table:table-row table:style-name="ro2">
          <table:table-cell office:value-type="string">
            <text:p>02_151.mp3</text:p>
          </table:table-cell>
          <table:table-cell office:value-type="string">
            <text:p>https://www.youtube.com/shorts/S57HZCE4rqQ</text:p>
          </table:table-cell>
          <table:table-cell office:value-type="time" office:time-value="PT00H00M19S">
            <text:p>00:00:19</text:p>
          </table:table-cell>
          <table:table-cell/>
        </table:table-row>
        <table:table-row table:style-name="ro2">
          <table:table-cell office:value-type="string">
            <text:p>02_152.mp3</text:p>
          </table:table-cell>
          <table:table-cell office:value-type="string">
            <text:p>https://www.youtube.com/shorts/-P8mbzX8d1o</text:p>
          </table:table-cell>
          <table:table-cell office:value-type="time" office:time-value="PT00H00M55S">
            <text:p>00:00:55</text:p>
          </table:table-cell>
          <table:table-cell/>
        </table:table-row>
        <table:table-row table:style-name="ro2">
          <table:table-cell office:value-type="string">
            <text:p>02_153.mp3</text:p>
          </table:table-cell>
          <table:table-cell office:value-type="string">
            <text:p>https://www.youtube.com/shorts/GV3sSTQ3wvc</text:p>
          </table:table-cell>
          <table:table-cell office:value-type="time" office:time-value="PT00H00M44S">
            <text:p>00:00:44</text:p>
          </table:table-cell>
          <table:table-cell/>
        </table:table-row>
        <table:table-row table:style-name="ro2">
          <table:table-cell office:value-type="string">
            <text:p>02_154.mp3</text:p>
          </table:table-cell>
          <table:table-cell office:value-type="string">
            <text:p>https://www.youtube.com/shorts/Hiafah-2Ysc</text:p>
          </table:table-cell>
          <table:table-cell office:value-type="time" office:time-value="PT00H00M54S">
            <text:p>00:00:54</text:p>
          </table:table-cell>
          <table:table-cell/>
        </table:table-row>
        <table:table-row table:style-name="ro2">
          <table:table-cell office:value-type="string">
            <text:p>02_155.mp3</text:p>
          </table:table-cell>
          <table:table-cell office:value-type="string">
            <text:p>https://www.youtube.com/shorts/nptvBn8Kj9c</text:p>
          </table:table-cell>
          <table:table-cell office:value-type="time" office:time-value="PT00H00M53S">
            <text:p>00:00:53</text:p>
          </table:table-cell>
          <table:table-cell/>
        </table:table-row>
        <table:table-row table:style-name="ro2">
          <table:table-cell office:value-type="string">
            <text:p>02_156.mp3</text:p>
          </table:table-cell>
          <table:table-cell office:value-type="string">
            <text:p>https://www.youtube.com/shorts/YFcCoCPz-bE</text:p>
          </table:table-cell>
          <table:table-cell office:value-type="time" office:time-value="PT00H00M55S">
            <text:p>00:00:55</text:p>
          </table:table-cell>
          <table:table-cell/>
        </table:table-row>
        <table:table-row table:style-name="ro2">
          <table:table-cell office:value-type="string">
            <text:p>02_157.mp3</text:p>
          </table:table-cell>
          <table:table-cell office:value-type="string">
            <text:p>https://www.youtube.com/shorts/bU7u3aabFrM</text:p>
          </table:table-cell>
          <table:table-cell office:value-type="time" office:time-value="PT00H00M22S">
            <text:p>00:00:22</text:p>
          </table:table-cell>
          <table:table-cell/>
        </table:table-row>
        <table:table-row table:style-name="ro2">
          <table:table-cell office:value-type="string">
            <text:p>02_158.mp3</text:p>
          </table:table-cell>
          <table:table-cell office:value-type="string">
            <text:p>https://www.youtube.com/shorts/FAqDs3fsR9A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59.mp3</text:p>
          </table:table-cell>
          <table:table-cell office:value-type="string">
            <text:p>https://www.youtube.com/shorts/bJ9H757xSDQ</text:p>
          </table:table-cell>
          <table:table-cell office:value-type="time" office:time-value="PT00H00M57S">
            <text:p>00:00:57</text:p>
          </table:table-cell>
          <table:table-cell/>
        </table:table-row>
        <table:table-row table:style-name="ro2">
          <table:table-cell office:value-type="string">
            <text:p>02_160.mp3</text:p>
          </table:table-cell>
          <table:table-cell office:value-type="string">
            <text:p>https://www.youtube.com/shorts/PM4nbFnj6ZI</text:p>
          </table:table-cell>
          <table:table-cell office:value-type="time" office:time-value="PT00H00M54S">
            <text:p>00:00:54</text:p>
          </table:table-cell>
          <table:table-cell/>
        </table:table-row>
        <table:table-row table:style-name="ro2">
          <table:table-cell office:value-type="string">
            <text:p>02_161.mp3</text:p>
          </table:table-cell>
          <table:table-cell office:value-type="string">
            <text:p>https://www.youtube.com/shorts/dEPa2QzHa1o</text:p>
          </table:table-cell>
          <table:table-cell office:value-type="time" office:time-value="PT00H00M54S">
            <text:p>00:00:54</text:p>
          </table:table-cell>
          <table:table-cell/>
        </table:table-row>
        <table:table-row table:style-name="ro2">
          <table:table-cell office:value-type="string">
            <text:p>02_162.mp3</text:p>
          </table:table-cell>
          <table:table-cell office:value-type="string">
            <text:p>https://www.youtube.com/shorts/9pb6OSXJ3YE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63.mp3</text:p>
          </table:table-cell>
          <table:table-cell office:value-type="string">
            <text:p>https://www.youtube.com/shorts/9BM4UaEmMBw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64.mp3</text:p>
          </table:table-cell>
          <table:table-cell office:value-type="string">
            <text:p>https://www.youtube.com/shorts/Qv68WdJrInA</text:p>
          </table:table-cell>
          <table:table-cell office:value-type="time" office:time-value="PT00H00M59S">
            <text:p>00:00:59</text:p>
          </table:table-cell>
          <table:table-cell/>
        </table:table-row>
        <table:table-row table:style-name="ro2">
          <table:table-cell office:value-type="string">
            <text:p>02_165.mp3</text:p>
          </table:table-cell>
          <table:table-cell office:value-type="string">
            <text:p>https://www.youtube.com/shorts/F0GPYD8d-J4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66.mp3</text:p>
          </table:table-cell>
          <table:table-cell office:value-type="string">
            <text:p>https://www.youtube.com/shorts/6VdA6hWA3ac</text:p>
          </table:table-cell>
          <table:table-cell office:value-type="time" office:time-value="PT00H00M54S">
            <text:p>00:00:54</text:p>
          </table:table-cell>
          <table:table-cell/>
        </table:table-row>
        <table:table-row table:style-name="ro2">
          <table:table-cell office:value-type="string">
            <text:p>02_167.mp3</text:p>
          </table:table-cell>
          <table:table-cell office:value-type="string">
            <text:p>https://www.youtube.com/shorts/V8vHneUaH3E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68.mp3</text:p>
          </table:table-cell>
          <table:table-cell office:value-type="string">
            <text:p>https://www.youtube.com/shorts/6plVMeZiXPQ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69.mp3</text:p>
          </table:table-cell>
          <table:table-cell office:value-type="string">
            <text:p>https://www.youtube.com/shorts/UUisMFzciVc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70.mp3</text:p>
          </table:table-cell>
          <table:table-cell office:value-type="string">
            <text:p>https://www.youtube.com/shorts/P1NShHWTHIo</text:p>
          </table:table-cell>
          <table:table-cell office:value-type="time" office:time-value="PT00H00M58S">
            <text:p>00:00:58</text:p>
          </table:table-cell>
          <table:table-cell/>
        </table:table-row>
        <table:table-row table:style-name="ro2">
          <table:table-cell office:value-type="string">
            <text:p>02_171.mp3</text:p>
          </table:table-cell>
          <table:table-cell office:value-type="string">
            <text:p>https://www.youtube.com/shorts/jrvkJUFyEpw</text:p>
          </table:table-cell>
          <table:table-cell office:value-type="time" office:time-value="PT00H00M56S">
            <text:p>00:00:56</text:p>
          </table:table-cell>
          <table:table-cell/>
        </table:table-row>
        <table:table-row table:style-name="ro1">
          <table:table-cell table:number-columns-repeated="2"/>
          <table:table-cell table:style-name="ce4" table:formula="of:=[.C172]+[.C171]+[.C170]+[.C169]+[.C168]+[.C167]+[.C166]+[.C165]+[.C164]+[.C163]+[.C162]+[.C161]+[.C160]+[.C159]+[.C158]+[.C157]+[.C156]+[.C155]+[.C154]+[.C153]+[.C152]+[.C151]+[.C150]+[.C149]+[.C148]+[.C147]+[.C146]+[.C145]+[.C144]+[.C143]+[.C142]+[.C141]+[.C140]+[.C139]+[.C138]+[.C137]+[.C136]+[.C135]+[.C134]+[.C133]+[.C132]+[.C131]+[.C130]+[.C129]+[.C128]+[.C127]+[.C126]+[.C125]+[.C124]+[.C123]+[.C122]+[.C121]+[.C120]+[.C119]+[.C118]+[.C117]+[.C116]+[.C115]+[.C114]+[.C113]+[.C112]+[.C111]+[.C110]+[.C109]+[.C108]+[.C107]+[.C106]+[.C105]+[.C104]+[.C103]+[.C102]+[.C101]+[.C100]+[.C99]+[.C98]+[.C97]+[.C96]+[.C95]+[.C94]+[.C93]+[.C92]+[.C91]+[.C90]+[.C89]+[.C88]+[.C87]+[.C86]+[.C85]+[.C84]+[.C83]+[.C82]+[.C81]+[.C80]+[.C79]+[.C78]+[.C77]+[.C76]+[.C75]+[.C74]+[.C73]+[.C72]+[.C71]+[.C70]+[.C69]+[.C68]+[.C67]+[.C66]+[.C65]+[.C64]+[.C63]+[.C62]+[.C61]+[.C59]+[.C57]+[.C56]+[.C55]+[.C54]+[.C53]+[.C52]+[.C51]+[.C50]+[.C49]+[.C48]+[.C47]+[.C46]+[.C45]+[.C44]+[.C43]+[.C42]+[.C41]+[.C40]+[.C39]+[.C38]+[.C36]+[.C35]+[.C34]+[.C33]+[.C32]+[.C31]+[.C30]+[.C29]+[.C28]+[.C27]+[.C26]+[.C25]+[.C24]+[.C23]+[.C22]+[.C21]+[.C18]+[.C17]+[.C16]+[.C15]+[.C14]+[.C13]+[.C12]+[.C11]+[.C10]+[.C9]+[.C8]+[.C7]+[.C6]+[.C5]+[.C4]+[.C3]+[.C2]" office:value-type="time" office:time-value="PT20H53M18S">
            <text:p>20:53:18</text:p>
          </table:table-cell>
          <table:table-cell/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172])" office:value-type="time" office:time-value="PT00H02M40S">
            <text:p>00:02:40</text:p>
          </table:table-cell>
          <table:table-cell/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172] )" office:value-type="time" office:time-value="PT00H07M45.331361S">
            <text:p>00:07:45</text:p>
          </table:table-cell>
          <table:table-cell/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172])" office:value-type="time" office:time-value="PT00H00M13S">
            <text:p>00:00:13</text:p>
          </table:table-cell>
          <table:table-cell/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172])" office:value-type="time" office:time-value="PT00H55M15S">
            <text:p>00:55:15</text:p>
          </table:table-cell>
          <table:table-cell/>
        </table:table-row>
      </table:table>
      <table:table table:name="f_03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1" table:number-columns-repeated="2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  <table:table-cell table:number-columns-repeated="2"/>
        </table:table-row>
        <table:table-row table:style-name="ro2">
          <table:table-cell office:value-type="string">
            <text:p>03_001.mp3</text:p>
          </table:table-cell>
          <table:table-cell office:value-type="string">
            <text:p>https://www.youtube.com/watch?v=bIutknhaNkc</text:p>
          </table:table-cell>
          <table:table-cell office:value-type="time" office:time-value="PT00H14M47S">
            <text:p>00:14:47</text:p>
          </table:table-cell>
          <table:table-cell table:number-columns-repeated="2"/>
        </table:table-row>
        <table:table-row table:style-name="ro2">
          <table:table-cell office:value-type="string">
            <text:p>03_002.mp3</text:p>
          </table:table-cell>
          <table:table-cell office:value-type="string">
            <text:p>https://www.youtube.com/watch?v=ywftspbj3H4</text:p>
          </table:table-cell>
          <table:table-cell office:value-type="time" office:time-value="PT00H26M16S">
            <text:p>00:26:16</text:p>
          </table:table-cell>
          <table:table-cell table:number-columns-repeated="2"/>
        </table:table-row>
        <table:table-row table:style-name="ro2">
          <table:table-cell office:value-type="string">
            <text:p>03_003.mp3</text:p>
          </table:table-cell>
          <table:table-cell office:value-type="string">
            <text:p>https://www.youtube.com/watch?v=2eWU11Lh50s</text:p>
          </table:table-cell>
          <table:table-cell office:value-type="time" office:time-value="PT00H11M51S">
            <text:p>00:11:51</text:p>
          </table:table-cell>
          <table:table-cell table:number-columns-repeated="2"/>
        </table:table-row>
        <table:table-row table:style-name="ro2">
          <table:table-cell office:value-type="string">
            <text:p>03_004.mp3</text:p>
          </table:table-cell>
          <table:table-cell office:value-type="string">
            <text:p>https://www.youtube.com/watch?v=zq9VGCh08-8</text:p>
          </table:table-cell>
          <table:table-cell office:value-type="time" office:time-value="PT00H12M10S">
            <text:p>00:12:10</text:p>
          </table:table-cell>
          <table:table-cell table:number-columns-repeated="2"/>
        </table:table-row>
        <table:table-row table:style-name="ro2">
          <table:table-cell office:value-type="string">
            <text:p>03_005.mp3</text:p>
          </table:table-cell>
          <table:table-cell office:value-type="string">
            <text:p>https://www.youtube.com/watch?v=mSfnudbHSHU</text:p>
          </table:table-cell>
          <table:table-cell office:value-type="time" office:time-value="PT00H11M36S">
            <text:p>00:11:36</text:p>
          </table:table-cell>
          <table:table-cell table:number-columns-repeated="2"/>
        </table:table-row>
        <table:table-row table:style-name="ro2">
          <table:table-cell office:value-type="string">
            <text:p>03_006.mp3</text:p>
          </table:table-cell>
          <table:table-cell office:value-type="string">
            <text:p>https://www.youtube.com/watch?v=kYvnhneO8YM</text:p>
          </table:table-cell>
          <table:table-cell office:value-type="time" office:time-value="PT00H16M07S">
            <text:p>00:16:07</text:p>
          </table:table-cell>
          <table:table-cell table:number-columns-repeated="2"/>
        </table:table-row>
        <table:table-row table:style-name="ro2">
          <table:table-cell office:value-type="string">
            <text:p>03_007.mp3</text:p>
          </table:table-cell>
          <table:table-cell office:value-type="string">
            <text:p>https://www.youtube.com/watch?v=4tYMKA4yfFc</text:p>
          </table:table-cell>
          <table:table-cell office:value-type="time" office:time-value="PT00H08M53S">
            <text:p>00:08:53</text:p>
          </table:table-cell>
          <table:table-cell table:number-columns-repeated="2"/>
        </table:table-row>
        <table:table-row table:style-name="ro2">
          <table:table-cell office:value-type="string">
            <text:p>03_008.mp3</text:p>
          </table:table-cell>
          <table:table-cell office:value-type="string">
            <text:p>https://www.youtube.com/watch?v=Cr_DJbG5jL4</text:p>
          </table:table-cell>
          <table:table-cell office:value-type="time" office:time-value="PT00H09M25S">
            <text:p>00:09:25</text:p>
          </table:table-cell>
          <table:table-cell table:number-columns-repeated="2"/>
        </table:table-row>
        <table:table-row table:style-name="ro2">
          <table:table-cell office:value-type="string">
            <text:p>03_009.mp3</text:p>
          </table:table-cell>
          <table:table-cell office:value-type="string">
            <text:p>https://www.youtube.com/watch?v=KnBj1BS8hg8</text:p>
          </table:table-cell>
          <table:table-cell office:value-type="time" office:time-value="PT00H14M56S">
            <text:p>00:14:56</text:p>
          </table:table-cell>
          <table:table-cell table:number-columns-repeated="2"/>
        </table:table-row>
        <table:table-row table:style-name="ro2">
          <table:table-cell office:value-type="string">
            <text:p>03_010.mp3</text:p>
          </table:table-cell>
          <table:table-cell office:value-type="string">
            <text:p>https://www.youtube.com/watch?v=O9Yg2Sbb2T8</text:p>
          </table:table-cell>
          <table:table-cell office:value-type="time" office:time-value="PT00H08M28S">
            <text:p>00:08:28</text:p>
          </table:table-cell>
          <table:table-cell table:number-columns-repeated="2"/>
        </table:table-row>
        <table:table-row table:style-name="ro2">
          <table:table-cell office:value-type="string">
            <text:p>03_011.mp3</text:p>
          </table:table-cell>
          <table:table-cell office:value-type="string">
            <text:p>https://www.youtube.com/watch?v=cLToDTl2gRI</text:p>
          </table:table-cell>
          <table:table-cell office:value-type="time" office:time-value="PT00H15M44S">
            <text:p>00:15:44</text:p>
          </table:table-cell>
          <table:table-cell table:number-columns-repeated="2"/>
        </table:table-row>
        <table:table-row table:style-name="ro2">
          <table:table-cell office:value-type="string">
            <text:p>03_012.mp3</text:p>
          </table:table-cell>
          <table:table-cell office:value-type="string">
            <text:p>https://www.youtube.com/watch?v=pdHyzYI_4PQ</text:p>
          </table:table-cell>
          <table:table-cell office:value-type="time" office:time-value="PT00H15M16S">
            <text:p>00:15:16</text:p>
          </table:table-cell>
          <table:table-cell table:number-columns-repeated="2"/>
        </table:table-row>
        <table:table-row table:style-name="ro2">
          <table:table-cell office:value-type="string">
            <text:p>03_013.mp3</text:p>
          </table:table-cell>
          <table:table-cell office:value-type="string">
            <text:p>https://www.youtube.com/watch?v=XyVtUc8YOAA</text:p>
          </table:table-cell>
          <table:table-cell office:value-type="time" office:time-value="PT00H10M03S">
            <text:p>00:10:03</text:p>
          </table:table-cell>
          <table:table-cell table:number-columns-repeated="2"/>
        </table:table-row>
        <table:table-row table:style-name="ro2">
          <table:table-cell office:value-type="string">
            <text:p>03_014.mp3</text:p>
          </table:table-cell>
          <table:table-cell office:value-type="string">
            <text:p>https://www.youtube.com/watch?v=SerYs_TmlTw</text:p>
          </table:table-cell>
          <table:table-cell office:value-type="time" office:time-value="PT00H11M16S">
            <text:p>00:11:16</text:p>
          </table:table-cell>
          <table:table-cell table:number-columns-repeated="2"/>
        </table:table-row>
        <table:table-row table:style-name="ro2">
          <table:table-cell office:value-type="string">
            <text:p>03_015.mp3</text:p>
          </table:table-cell>
          <table:table-cell office:value-type="string">
            <text:p>https://www.youtube.com/watch?v=oSt7-fX-774</text:p>
          </table:table-cell>
          <table:table-cell office:value-type="time" office:time-value="PT00H13M37S">
            <text:p>00:13:37</text:p>
          </table:table-cell>
          <table:table-cell table:number-columns-repeated="2"/>
        </table:table-row>
        <table:table-row table:style-name="ro2">
          <table:table-cell office:value-type="string">
            <text:p>03_016.mp3</text:p>
          </table:table-cell>
          <table:table-cell office:value-type="string">
            <text:p>https://www.youtube.com/watch?v=ClecxULqsL4</text:p>
          </table:table-cell>
          <table:table-cell office:value-type="time" office:time-value="PT00H09M19S">
            <text:p>00:09:19</text:p>
          </table:table-cell>
          <table:table-cell table:number-columns-repeated="2"/>
        </table:table-row>
        <table:table-row table:style-name="ro2">
          <table:table-cell office:value-type="string">
            <text:p>03_017.mp3</text:p>
          </table:table-cell>
          <table:table-cell office:value-type="string">
            <text:p>https://www.youtube.com/watch?v=b5nVyFUoi7k</text:p>
          </table:table-cell>
          <table:table-cell office:value-type="time" office:time-value="PT00H08M44S">
            <text:p>00:08:44</text:p>
          </table:table-cell>
          <table:table-cell table:number-columns-repeated="2"/>
        </table:table-row>
        <table:table-row table:style-name="ro2">
          <table:table-cell office:value-type="string">
            <text:p>03_018.mp3</text:p>
          </table:table-cell>
          <table:table-cell office:value-type="string">
            <text:p>https://www.youtube.com/watch?v=YXzAQdG8RAo</text:p>
          </table:table-cell>
          <table:table-cell office:value-type="time" office:time-value="PT00H11M56S">
            <text:p>00:11:56</text:p>
          </table:table-cell>
          <table:table-cell table:number-columns-repeated="2"/>
        </table:table-row>
        <table:table-row table:style-name="ro2">
          <table:table-cell office:value-type="string">
            <text:p>03_019.mp3</text:p>
          </table:table-cell>
          <table:table-cell office:value-type="string">
            <text:p>https://www.youtube.com/watch?v=5cW8upGgNQ4</text:p>
          </table:table-cell>
          <table:table-cell office:value-type="time" office:time-value="PT00H08M51S">
            <text:p>00:08:51</text:p>
          </table:table-cell>
          <table:table-cell table:number-columns-repeated="2"/>
        </table:table-row>
        <table:table-row table:style-name="ro2">
          <table:table-cell office:value-type="string">
            <text:p>03_020.mp3</text:p>
          </table:table-cell>
          <table:table-cell office:value-type="string">
            <text:p>https://www.youtube.com/watch?v=o8lvK1sB2uA</text:p>
          </table:table-cell>
          <table:table-cell office:value-type="time" office:time-value="PT00H13M59S">
            <text:p>00:13:59</text:p>
          </table:table-cell>
          <table:table-cell table:number-columns-repeated="2"/>
        </table:table-row>
        <table:table-row table:style-name="ro2">
          <table:table-cell office:value-type="string">
            <text:p>03_021.mp3</text:p>
          </table:table-cell>
          <table:table-cell office:value-type="string">
            <text:p>https://www.youtube.com/watch?v=Hcidf5X3fs4</text:p>
          </table:table-cell>
          <table:table-cell office:value-type="time" office:time-value="PT00H12M43S">
            <text:p>00:12:43</text:p>
          </table:table-cell>
          <table:table-cell table:number-columns-repeated="2"/>
        </table:table-row>
        <table:table-row table:style-name="ro2">
          <table:table-cell office:value-type="string">
            <text:p>03_022,mp3</text:p>
          </table:table-cell>
          <table:table-cell office:value-type="string">
            <text:p>https://www.youtube.com/watch?v=g-7TcXn7uLo</text:p>
          </table:table-cell>
          <table:table-cell office:value-type="time" office:time-value="PT00H10M28S">
            <text:p>00:10:28</text:p>
          </table:table-cell>
          <table:table-cell table:number-columns-repeated="2"/>
        </table:table-row>
        <table:table-row table:style-name="ro2">
          <table:table-cell office:value-type="string">
            <text:p>03_023.mp3</text:p>
          </table:table-cell>
          <table:table-cell office:value-type="string">
            <text:p>https://www.youtube.com/watch?v=uZX5l-DksgU</text:p>
          </table:table-cell>
          <table:table-cell office:value-type="time" office:time-value="PT00H08M47S">
            <text:p>00:08:47</text:p>
          </table:table-cell>
          <table:table-cell table:number-columns-repeated="2"/>
        </table:table-row>
        <table:table-row table:style-name="ro2">
          <table:table-cell office:value-type="string">
            <text:p>03_024.mp3</text:p>
          </table:table-cell>
          <table:table-cell office:value-type="string">
            <text:p>https://www.youtube.com/watch?v=Y7FRV9O2yqI</text:p>
          </table:table-cell>
          <table:table-cell office:value-type="time" office:time-value="PT00H11M34S">
            <text:p>00:11:34</text:p>
          </table:table-cell>
          <table:table-cell table:number-columns-repeated="2"/>
        </table:table-row>
        <table:table-row table:style-name="ro2">
          <table:table-cell office:value-type="string">
            <text:p>03_025.mp3</text:p>
          </table:table-cell>
          <table:table-cell office:value-type="string">
            <text:p>https://www.youtube.com/watch?v=WE6oQ7tE12Y</text:p>
          </table:table-cell>
          <table:table-cell office:value-type="time" office:time-value="PT00H17M33S">
            <text:p>00:17:33</text:p>
          </table:table-cell>
          <table:table-cell table:number-columns-repeated="2"/>
        </table:table-row>
        <table:table-row table:style-name="ro2">
          <table:table-cell office:value-type="string">
            <text:p>03_026.mp3</text:p>
          </table:table-cell>
          <table:table-cell office:value-type="string">
            <text:p>https://www.youtube.com/watch?v=1UJcqGgJPJ0</text:p>
          </table:table-cell>
          <table:table-cell office:value-type="time" office:time-value="PT00H14M47S">
            <text:p>00:14:47</text:p>
          </table:table-cell>
          <table:table-cell table:number-columns-repeated="2"/>
        </table:table-row>
        <table:table-row table:style-name="ro2">
          <table:table-cell office:value-type="string">
            <text:p>03_027.mp3</text:p>
          </table:table-cell>
          <table:table-cell office:value-type="string">
            <text:p>https://www.youtube.com/watch?v=eikiuYcnppE</text:p>
          </table:table-cell>
          <table:table-cell office:value-type="time" office:time-value="PT00H08M39S">
            <text:p>00:08:39</text:p>
          </table:table-cell>
          <table:table-cell table:number-columns-repeated="2"/>
        </table:table-row>
        <table:table-row table:style-name="ro2">
          <table:table-cell office:value-type="string">
            <text:p>03_028.mp3</text:p>
          </table:table-cell>
          <table:table-cell office:value-type="string">
            <text:p>https://www.youtube.com/watch?v=c_TpRok9QY4</text:p>
          </table:table-cell>
          <table:table-cell office:value-type="time" office:time-value="PT00H11M42S">
            <text:p>00:11:42</text:p>
          </table:table-cell>
          <table:table-cell table:number-columns-repeated="2"/>
        </table:table-row>
        <table:table-row table:style-name="ro2">
          <table:table-cell office:value-type="string">
            <text:p>03_029.mp3</text:p>
          </table:table-cell>
          <table:table-cell office:value-type="string">
            <text:p>https://www.youtube.com/watch?v=8Zoj3kaM1_Y</text:p>
          </table:table-cell>
          <table:table-cell office:value-type="time" office:time-value="PT00H08M19S">
            <text:p>00:08:19</text:p>
          </table:table-cell>
          <table:table-cell table:number-columns-repeated="2"/>
        </table:table-row>
        <table:table-row table:style-name="ro2">
          <table:table-cell office:value-type="string">
            <text:p>03_030.mp3</text:p>
          </table:table-cell>
          <table:table-cell office:value-type="string">
            <text:p>https://www.youtube.com/watch?v=ePI0VLuhGls</text:p>
          </table:table-cell>
          <table:table-cell office:value-type="time" office:time-value="PT00H12M20S">
            <text:p>00:12:20</text:p>
          </table:table-cell>
          <table:table-cell table:number-columns-repeated="2"/>
        </table:table-row>
        <table:table-row table:style-name="ro2">
          <table:table-cell office:value-type="string">
            <text:p>03_031.mp3</text:p>
          </table:table-cell>
          <table:table-cell office:value-type="string">
            <text:p>https://www.youtube.com/watch?v=pMQiEj7Wsbc</text:p>
          </table:table-cell>
          <table:table-cell office:value-type="time" office:time-value="PT00H14M12S">
            <text:p>00:14:12</text:p>
          </table:table-cell>
          <table:table-cell table:number-columns-repeated="2"/>
        </table:table-row>
        <table:table-row table:style-name="ro2">
          <table:table-cell office:value-type="string">
            <text:p>03_032.mp3</text:p>
          </table:table-cell>
          <table:table-cell office:value-type="string">
            <text:p>https://www.youtube.com/watch?v=rSRHj4Dqr24</text:p>
          </table:table-cell>
          <table:table-cell office:value-type="time" office:time-value="PT00H08M27S">
            <text:p>00:08:27</text:p>
          </table:table-cell>
          <table:table-cell/>
          <table:table-cell table:formula="of:=[.C33]+[.C32]+[.C31]+[.C30]+[.C29]+[.C28]+[.C27]+[.C26]+[.C25]+[.C24]+[.C23]+[.C22]+[.C21]+[.C20]+[.C19]+[.C18]+[.C17]+[.C16]+[.C15]+[.C14]+[.C13]+[.C12]+[.C11]+[.C9]+[.C10]+[.C8]+[.C7]+[.C6]+[.C5]+[.C4]+[.C3]+[.C2]" office:value-type="time" office:time-value="PT06H32M45S">
            <text:p>06:32:45</text:p>
          </table:table-cell>
        </table:table-row>
        <table:table-row table:style-name="ro2">
          <table:table-cell office:value-type="string">
            <text:p>03_033.mp3</text:p>
          </table:table-cell>
          <table:table-cell office:value-type="string">
            <text:p>https://www.youtube.com/watch?v=QHNriF0AUEg</text:p>
          </table:table-cell>
          <table:table-cell office:value-type="time" office:time-value="PT00H13M12S">
            <text:p>00:13:12</text:p>
          </table:table-cell>
          <table:table-cell table:number-columns-repeated="2"/>
        </table:table-row>
        <table:table-row table:style-name="ro2">
          <table:table-cell office:value-type="string">
            <text:p>03_034.mp3</text:p>
          </table:table-cell>
          <table:table-cell office:value-type="string">
            <text:p>https://www.youtube.com/watch?v=fBnY-49jjzw</text:p>
          </table:table-cell>
          <table:table-cell office:value-type="time" office:time-value="PT00H06M19S">
            <text:p>00:06:19</text:p>
          </table:table-cell>
          <table:table-cell table:number-columns-repeated="2"/>
        </table:table-row>
        <table:table-row table:style-name="ro2">
          <table:table-cell office:value-type="string">
            <text:p>03_035.mp3</text:p>
          </table:table-cell>
          <table:table-cell office:value-type="string">
            <text:p>https://www.youtube.com/watch?v=6JMBkEwW4BU</text:p>
          </table:table-cell>
          <table:table-cell office:value-type="time" office:time-value="PT00H14M15S">
            <text:p>00:14:15</text:p>
          </table:table-cell>
          <table:table-cell table:number-columns-repeated="2"/>
        </table:table-row>
        <table:table-row table:style-name="ro2">
          <table:table-cell office:value-type="string">
            <text:p>03_036.mp3</text:p>
          </table:table-cell>
          <table:table-cell office:value-type="string">
            <text:p>https://www.youtube.com/watch?v=5fx3j5XU0h8</text:p>
          </table:table-cell>
          <table:table-cell office:value-type="time" office:time-value="PT00H15M26S">
            <text:p>00:15:26</text:p>
          </table:table-cell>
          <table:table-cell table:number-columns-repeated="2"/>
        </table:table-row>
        <table:table-row table:style-name="ro2">
          <table:table-cell office:value-type="string">
            <text:p>03_037.mp3</text:p>
          </table:table-cell>
          <table:table-cell office:value-type="string">
            <text:p>https://www.youtube.com/watch?v=R_-L_b5BU94</text:p>
          </table:table-cell>
          <table:table-cell office:value-type="time" office:time-value="PT00H10M31S">
            <text:p>00:10:31</text:p>
          </table:table-cell>
          <table:table-cell table:number-columns-repeated="2"/>
        </table:table-row>
        <table:table-row table:style-name="ro2">
          <table:table-cell office:value-type="string">
            <text:p>03_038.mp3</text:p>
          </table:table-cell>
          <table:table-cell office:value-type="string">
            <text:p>https://www.youtube.com/watch?v=s37DKzN8Gio</text:p>
          </table:table-cell>
          <table:table-cell office:value-type="time" office:time-value="PT00H15M15S">
            <text:p>00:15:15</text:p>
          </table:table-cell>
          <table:table-cell table:number-columns-repeated="2"/>
        </table:table-row>
        <table:table-row table:style-name="ro2">
          <table:table-cell office:value-type="string">
            <text:p>03_039.mp3</text:p>
          </table:table-cell>
          <table:table-cell office:value-type="string">
            <text:p>https://www.youtube.com/watch?v=WDVyGiM9I_4</text:p>
          </table:table-cell>
          <table:table-cell office:value-type="time" office:time-value="PT00H14M22S">
            <text:p>00:14:22</text:p>
          </table:table-cell>
          <table:table-cell table:number-columns-repeated="2"/>
        </table:table-row>
        <table:table-row table:style-name="ro2">
          <table:table-cell office:value-type="string">
            <text:p>03_040.mp3</text:p>
          </table:table-cell>
          <table:table-cell office:value-type="string">
            <text:p>https://www.youtube.com/watch?v=aADkQDvevTI</text:p>
          </table:table-cell>
          <table:table-cell office:value-type="time" office:time-value="PT00H11M20S">
            <text:p>00:11:20</text:p>
          </table:table-cell>
          <table:table-cell table:number-columns-repeated="2"/>
        </table:table-row>
        <table:table-row table:style-name="ro2">
          <table:table-cell office:value-type="string">
            <text:p>03_041.mp3</text:p>
          </table:table-cell>
          <table:table-cell office:value-type="string">
            <text:p>https://www.youtube.com/watch?v=Nq4ZLddXN4o</text:p>
          </table:table-cell>
          <table:table-cell office:value-type="time" office:time-value="PT00H07M45S">
            <text:p>00:07:45</text:p>
          </table:table-cell>
          <table:table-cell table:number-columns-repeated="2"/>
        </table:table-row>
        <table:table-row table:style-name="ro2">
          <table:table-cell office:value-type="string">
            <text:p>03_042.mp3</text:p>
          </table:table-cell>
          <table:table-cell office:value-type="string">
            <text:p>https://www.youtube.com/watch?v=Big1y0p7wIw</text:p>
          </table:table-cell>
          <table:table-cell office:value-type="time" office:time-value="PT00H05M11S">
            <text:p>00:05:11</text:p>
          </table:table-cell>
          <table:table-cell table:number-columns-repeated="2"/>
        </table:table-row>
        <table:table-row table:style-name="ro2">
          <table:table-cell office:value-type="string">
            <text:p>03_043.mp3</text:p>
          </table:table-cell>
          <table:table-cell office:value-type="string">
            <text:p>https://www.youtube.com/watch?v=DQWoGVSeYtc</text:p>
          </table:table-cell>
          <table:table-cell office:value-type="time" office:time-value="PT00H17M28S">
            <text:p>00:17:28</text:p>
          </table:table-cell>
          <table:table-cell table:number-columns-repeated="2"/>
        </table:table-row>
        <table:table-row table:style-name="ro2">
          <table:table-cell office:value-type="string">
            <text:p>03_044.mp3</text:p>
          </table:table-cell>
          <table:table-cell office:value-type="string">
            <text:p>https://www.youtube.com/watch?v=Pu4qjRozg_I</text:p>
          </table:table-cell>
          <table:table-cell office:value-type="time" office:time-value="PT00H23M14S">
            <text:p>00:23:14</text:p>
          </table:table-cell>
          <table:table-cell table:number-columns-repeated="2"/>
        </table:table-row>
        <table:table-row table:style-name="ro2">
          <table:table-cell office:value-type="string">
            <text:p>03_045.mp3</text:p>
          </table:table-cell>
          <table:table-cell office:value-type="string">
            <text:p>https://www.youtube.com/watch?v=lOr4vI0hmMc</text:p>
          </table:table-cell>
          <table:table-cell office:value-type="time" office:time-value="PT00H14M20S">
            <text:p>00:14:20</text:p>
          </table:table-cell>
          <table:table-cell table:number-columns-repeated="2"/>
        </table:table-row>
        <table:table-row table:style-name="ro2">
          <table:table-cell office:value-type="string">
            <text:p>03_046.mp3</text:p>
          </table:table-cell>
          <table:table-cell office:value-type="string">
            <text:p>https://www.youtube.com/watch?v=khdF34ayR5w</text:p>
          </table:table-cell>
          <table:table-cell office:value-type="time" office:time-value="PT00H11M29S">
            <text:p>00:11:29</text:p>
          </table:table-cell>
          <table:table-cell table:number-columns-repeated="2"/>
        </table:table-row>
        <table:table-row table:style-name="ro2">
          <table:table-cell office:value-type="string">
            <text:p>03_047.mp3</text:p>
          </table:table-cell>
          <table:table-cell office:value-type="string">
            <text:p>https://www.youtube.com/watch?v=aoW5Jq1m7DU</text:p>
          </table:table-cell>
          <table:table-cell office:value-type="time" office:time-value="PT00H16M25S">
            <text:p>00:16:25</text:p>
          </table:table-cell>
          <table:table-cell table:number-columns-repeated="2"/>
        </table:table-row>
        <table:table-row table:style-name="ro2">
          <table:table-cell office:value-type="string">
            <text:p>03_048.mp3</text:p>
          </table:table-cell>
          <table:table-cell office:value-type="string">
            <text:p>https://www.youtube.com/watch?v=C8SvfFESLXI</text:p>
          </table:table-cell>
          <table:table-cell office:value-type="time" office:time-value="PT00H12M49S">
            <text:p>00:12:49</text:p>
          </table:table-cell>
          <table:table-cell table:number-columns-repeated="2"/>
        </table:table-row>
        <table:table-row table:style-name="ro2">
          <table:table-cell office:value-type="string">
            <text:p>03_049.mp3</text:p>
          </table:table-cell>
          <table:table-cell office:value-type="string">
            <text:p>https://www.youtube.com/watch?v=xxH9nv_aUjs</text:p>
          </table:table-cell>
          <table:table-cell office:value-type="time" office:time-value="PT00H17M16S">
            <text:p>00:17:16</text:p>
          </table:table-cell>
          <table:table-cell table:number-columns-repeated="2"/>
        </table:table-row>
        <table:table-row table:style-name="ro2">
          <table:table-cell office:value-type="string">
            <text:p>03_050.mp3</text:p>
          </table:table-cell>
          <table:table-cell office:value-type="string">
            <text:p>https://www.youtube.com/watch?v=i6KP4ZRjVHA</text:p>
          </table:table-cell>
          <table:table-cell office:value-type="time" office:time-value="PT00H11M47S">
            <text:p>00:11:47</text:p>
          </table:table-cell>
          <table:table-cell table:number-columns-repeated="2"/>
        </table:table-row>
        <table:table-row table:style-name="ro2">
          <table:table-cell office:value-type="string">
            <text:p>03_051.mp3</text:p>
          </table:table-cell>
          <table:table-cell office:value-type="string">
            <text:p>https://www.youtube.com/watch?v=63cURUG6E-c</text:p>
          </table:table-cell>
          <table:table-cell office:value-type="time" office:time-value="PT00H07M27S">
            <text:p>00:07:27</text:p>
          </table:table-cell>
          <table:table-cell table:number-columns-repeated="2"/>
        </table:table-row>
        <table:table-row table:style-name="ro2">
          <table:table-cell office:value-type="string">
            <text:p>03_052.mp3</text:p>
          </table:table-cell>
          <table:table-cell office:value-type="string">
            <text:p>https://www.youtube.com/watch?v=6Y87RD8wL-8</text:p>
          </table:table-cell>
          <table:table-cell office:value-type="time" office:time-value="PT00H16M12S">
            <text:p>00:16:12</text:p>
          </table:table-cell>
          <table:table-cell table:number-columns-repeated="2"/>
        </table:table-row>
        <table:table-row table:style-name="ro2">
          <table:table-cell office:value-type="string">
            <text:p>03_053.mp3</text:p>
          </table:table-cell>
          <table:table-cell office:value-type="string">
            <text:p>https://www.youtube.com/watch?v=CNRcCbvZKwA</text:p>
          </table:table-cell>
          <table:table-cell office:value-type="time" office:time-value="PT00H16M05S">
            <text:p>00:16:05</text:p>
          </table:table-cell>
          <table:table-cell table:number-columns-repeated="2"/>
        </table:table-row>
        <table:table-row table:style-name="ro2">
          <table:table-cell office:value-type="string">
            <text:p>03_054.mp3</text:p>
          </table:table-cell>
          <table:table-cell office:value-type="string">
            <text:p>https://www.youtube.com/watch?v=FmGYGVTqdV4</text:p>
          </table:table-cell>
          <table:table-cell office:value-type="time" office:time-value="PT00H24M46S">
            <text:p>00:24:46</text:p>
          </table:table-cell>
          <table:table-cell table:number-columns-repeated="2"/>
        </table:table-row>
        <table:table-row table:style-name="ro2">
          <table:table-cell office:value-type="string">
            <text:p>03_055.mp3</text:p>
          </table:table-cell>
          <table:table-cell office:value-type="string">
            <text:p>https://www.youtube.com/watch?v=Hpls6c7K8Qo</text:p>
          </table:table-cell>
          <table:table-cell office:value-type="time" office:time-value="PT00H09M14S">
            <text:p>00:09:14</text:p>
          </table:table-cell>
          <table:table-cell table:number-columns-repeated="2"/>
        </table:table-row>
        <table:table-row table:style-name="ro2">
          <table:table-cell office:value-type="string">
            <text:p>03_056.mp3</text:p>
          </table:table-cell>
          <table:table-cell office:value-type="string">
            <text:p>https://www.youtube.com/watch?v=sYME6v7KOTw</text:p>
          </table:table-cell>
          <table:table-cell office:value-type="time" office:time-value="PT00H11M43S">
            <text:p>00:11:43</text:p>
          </table:table-cell>
          <table:table-cell table:number-columns-repeated="2"/>
        </table:table-row>
        <table:table-row table:style-name="ro2">
          <table:table-cell office:value-type="string">
            <text:p>03_057.mp3</text:p>
          </table:table-cell>
          <table:table-cell office:value-type="string">
            <text:p>https://www.youtube.com/watch?v=UE51oigDfow</text:p>
          </table:table-cell>
          <table:table-cell office:value-type="time" office:time-value="PT00H17M02S">
            <text:p>00:17:02</text:p>
          </table:table-cell>
          <table:table-cell table:number-columns-repeated="2"/>
        </table:table-row>
        <table:table-row table:style-name="ro2">
          <table:table-cell office:value-type="string">
            <text:p>03_058.mp3</text:p>
          </table:table-cell>
          <table:table-cell office:value-type="string">
            <text:p>https://www.youtube.com/watch?v=3mlAj1Edjis</text:p>
          </table:table-cell>
          <table:table-cell office:value-type="time" office:time-value="PT00H09M16S">
            <text:p>00:09:16</text:p>
          </table:table-cell>
          <table:table-cell table:number-columns-repeated="2"/>
        </table:table-row>
        <table:table-row table:style-name="ro2">
          <table:table-cell office:value-type="string">
            <text:p>03_059.mp3</text:p>
          </table:table-cell>
          <table:table-cell office:value-type="string">
            <text:p>https://www.youtube.com/watch?v=k2vjjY5R8w4</text:p>
          </table:table-cell>
          <table:table-cell office:value-type="time" office:time-value="PT00H09M10S">
            <text:p>00:09:10</text:p>
          </table:table-cell>
          <table:table-cell table:number-columns-repeated="2"/>
        </table:table-row>
        <table:table-row table:style-name="ro2">
          <table:table-cell office:value-type="string">
            <text:p>03_060.mp3</text:p>
          </table:table-cell>
          <table:table-cell office:value-type="string">
            <text:p>https://www.youtube.com/watch?v=DktG2BZRYUc</text:p>
          </table:table-cell>
          <table:table-cell office:value-type="time" office:time-value="PT00H09M10S">
            <text:p>00:09:10</text:p>
          </table:table-cell>
          <table:table-cell table:number-columns-repeated="2"/>
        </table:table-row>
        <table:table-row table:style-name="ro2">
          <table:table-cell office:value-type="string">
            <text:p>03_061.mp3</text:p>
          </table:table-cell>
          <table:table-cell office:value-type="string">
            <text:p>https://www.youtube.com/watch?v=1dDsq-T7KcM</text:p>
          </table:table-cell>
          <table:table-cell office:value-type="time" office:time-value="PT00H11M06S">
            <text:p>00:11:06</text:p>
          </table:table-cell>
          <table:table-cell table:number-columns-repeated="2"/>
        </table:table-row>
        <table:table-row table:style-name="ro2">
          <table:table-cell office:value-type="string">
            <text:p>03_062.mp3</text:p>
          </table:table-cell>
          <table:table-cell office:value-type="string">
            <text:p>https://www.youtube.com/watch?v=OIaguwmuyBM</text:p>
          </table:table-cell>
          <table:table-cell office:value-type="time" office:time-value="PT00H18M12S">
            <text:p>00:18:12</text:p>
          </table:table-cell>
          <table:table-cell table:number-columns-repeated="2"/>
        </table:table-row>
        <table:table-row table:style-name="ro2">
          <table:table-cell office:value-type="string">
            <text:p>03_063.mp3</text:p>
          </table:table-cell>
          <table:table-cell office:value-type="string">
            <text:p>https://www.youtube.com/watch?v=3JJkKfUSawQ</text:p>
          </table:table-cell>
          <table:table-cell office:value-type="time" office:time-value="PT00H17M54S">
            <text:p>00:17:54</text:p>
          </table:table-cell>
          <table:table-cell/>
          <table:table-cell table:formula="of:=[.C64]+[.C63]+[.C62]+[.C61]+[.C60]+[.C59]+[.C58]+[.C57]+[.C56]+[.C55]+[.C54]+[.C53]+[.C52]+[.C51]+[.C50]+[.C49]+[.C48]+[.C47]+[.C46]+[.C45]+[.C44]+[.C43]+[.C42]+[.C41]+[.C40]+[.C39]+[.C38]+[.C37]+[.C36]+[.C35]+[.C34]" office:value-type="time" office:time-value="PT06H55M41S">
            <text:p>06:55:41</text:p>
          </table:table-cell>
        </table:table-row>
        <table:table-row table:style-name="ro2">
          <table:table-cell office:value-type="string">
            <text:p>03_064.mp3</text:p>
          </table:table-cell>
          <table:table-cell office:value-type="string">
            <text:p>https://www.youtube.com/watch?v=dme97YQnS-E&amp;t=970s</text:p>
          </table:table-cell>
          <table:table-cell office:value-type="time" office:time-value="PT01H03M31S">
            <text:p>01:03:31</text:p>
          </table:table-cell>
          <table:table-cell/>
          <table:table-cell table:formula="of:=[.E64]+[.E33]" office:value-type="time" office:time-value="PT13H28M26S">
            <text:p>13:28:26</text:p>
          </table:table-cell>
        </table:table-row>
        <table:table-row table:style-name="ro2">
          <table:table-cell office:value-type="string">
            <text:p>03_065.mp3</text:p>
          </table:table-cell>
          <table:table-cell office:value-type="string">
            <text:p>https://www.youtube.com/watch?v=lq7pDr-hLYY</text:p>
          </table:table-cell>
          <table:table-cell office:value-type="time" office:time-value="PT00H17M06S">
            <text:p>00:17:06</text:p>
          </table:table-cell>
          <table:table-cell table:number-columns-repeated="2"/>
        </table:table-row>
        <table:table-row table:style-name="ro2">
          <table:table-cell office:value-type="string">
            <text:p>03_066.mp3</text:p>
          </table:table-cell>
          <table:table-cell office:value-type="string">
            <text:p>https://www.youtube.com/watch?v=0AYWBGA9DRU</text:p>
          </table:table-cell>
          <table:table-cell office:value-type="time" office:time-value="PT00H08M06S">
            <text:p>00:08:06</text:p>
          </table:table-cell>
          <table:table-cell table:number-columns-repeated="2"/>
        </table:table-row>
        <table:table-row table:style-name="ro2">
          <table:table-cell office:value-type="string">
            <text:p>03_067.mp3</text:p>
          </table:table-cell>
          <table:table-cell office:value-type="string">
            <text:p>https://www.youtube.com/watch?v=ta2yEVPumX0</text:p>
          </table:table-cell>
          <table:table-cell office:value-type="time" office:time-value="PT00H10M42S">
            <text:p>00:10:42</text:p>
          </table:table-cell>
          <table:table-cell table:number-columns-repeated="2"/>
        </table:table-row>
        <table:table-row table:style-name="ro2">
          <table:table-cell office:value-type="string">
            <text:p>03_068.mp3</text:p>
          </table:table-cell>
          <table:table-cell office:value-type="string">
            <text:p>https://www.youtube.com/watch?v=QpwczH_zTA4</text:p>
          </table:table-cell>
          <table:table-cell office:value-type="time" office:time-value="PT00H09M25S">
            <text:p>00:09:25</text:p>
          </table:table-cell>
          <table:table-cell table:number-columns-repeated="2"/>
        </table:table-row>
        <table:table-row table:style-name="ro2">
          <table:table-cell office:value-type="string">
            <text:p>03_069.mp3</text:p>
          </table:table-cell>
          <table:table-cell office:value-type="string">
            <text:p>https://www.youtube.com/watch?v=MehTNiUf8lY</text:p>
          </table:table-cell>
          <table:table-cell office:value-type="time" office:time-value="PT00H14M58S">
            <text:p>00:14:58</text:p>
          </table:table-cell>
          <table:table-cell table:number-columns-repeated="2"/>
        </table:table-row>
        <table:table-row table:style-name="ro2">
          <table:table-cell office:value-type="string">
            <text:p>03_070.mp3</text:p>
          </table:table-cell>
          <table:table-cell office:value-type="string">
            <text:p>https://www.youtube.com/watch?v=cnNXrjSupME</text:p>
          </table:table-cell>
          <table:table-cell office:value-type="time" office:time-value="PT00H13M25S">
            <text:p>00:13:25</text:p>
          </table:table-cell>
          <table:table-cell table:number-columns-repeated="2"/>
        </table:table-row>
        <table:table-row table:style-name="ro2">
          <table:table-cell office:value-type="string">
            <text:p>03_071.mp3</text:p>
          </table:table-cell>
          <table:table-cell office:value-type="string">
            <text:p>https://www.youtube.com/watch?v=tUCo34DwT1g</text:p>
          </table:table-cell>
          <table:table-cell office:value-type="time" office:time-value="PT00H14M17S">
            <text:p>00:14:17</text:p>
          </table:table-cell>
          <table:table-cell table:number-columns-repeated="2"/>
        </table:table-row>
        <table:table-row table:style-name="ro2">
          <table:table-cell office:value-type="string">
            <text:p>03_072.mp3</text:p>
          </table:table-cell>
          <table:table-cell office:value-type="string">
            <text:p>https://www.youtube.com/watch?v=XhHToY-an0A</text:p>
          </table:table-cell>
          <table:table-cell office:value-type="time" office:time-value="PT00H13M01S">
            <text:p>00:13:01</text:p>
          </table:table-cell>
          <table:table-cell table:number-columns-repeated="2"/>
        </table:table-row>
        <table:table-row table:style-name="ro1">
          <table:table-cell office:value-type="string">
            <text:p>03_073.mp3</text:p>
          </table:table-cell>
          <table:table-cell office:value-type="string">
            <text:p>gelöscht, da nur Musik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>
            <text:p>03_074.mp3</text:p>
          </table:table-cell>
          <table:table-cell office:value-type="string">
            <text:p>https://www.youtube.com/watch?v=Ct_obXAH0P8</text:p>
          </table:table-cell>
          <table:table-cell office:value-type="time" office:time-value="PT00H06M47S">
            <text:p>00:06:47</text:p>
          </table:table-cell>
          <table:table-cell table:number-columns-repeated="2"/>
        </table:table-row>
        <table:table-row table:style-name="ro2">
          <table:table-cell office:value-type="string">
            <text:p>03_075.mp3</text:p>
          </table:table-cell>
          <table:table-cell office:value-type="string">
            <text:p>https://www.youtube.com/watch?v=sXiuFUkUQNY</text:p>
          </table:table-cell>
          <table:table-cell office:value-type="time" office:time-value="PT00H09M33S">
            <text:p>00:09:33</text:p>
          </table:table-cell>
          <table:table-cell table:number-columns-repeated="2"/>
        </table:table-row>
        <table:table-row table:style-name="ro2">
          <table:table-cell office:value-type="string">
            <text:p>03_076.mp3</text:p>
          </table:table-cell>
          <table:table-cell office:value-type="string">
            <text:p>https://www.youtube.com/watch?v=CAUNE8vQw-I</text:p>
          </table:table-cell>
          <table:table-cell office:value-type="time" office:time-value="PT00H11M38S">
            <text:p>00:11:38</text:p>
          </table:table-cell>
          <table:table-cell table:number-columns-repeated="2"/>
        </table:table-row>
        <table:table-row table:style-name="ro2">
          <table:table-cell office:value-type="string">
            <text:p>03_077.mp3</text:p>
          </table:table-cell>
          <table:table-cell office:value-type="string">
            <text:p>https://www.youtube.com/watch?v=UN0RTQ8FIQ0</text:p>
          </table:table-cell>
          <table:table-cell office:value-type="time" office:time-value="PT00H21M57S">
            <text:p>00:21:57</text:p>
          </table:table-cell>
          <table:table-cell table:number-columns-repeated="2"/>
        </table:table-row>
        <table:table-row table:style-name="ro2">
          <table:table-cell office:value-type="string">
            <text:p>03_078.mp3</text:p>
          </table:table-cell>
          <table:table-cell office:value-type="string">
            <text:p>https://www.youtube.com/watch?v=LjzOc7qVRoc</text:p>
          </table:table-cell>
          <table:table-cell office:value-type="time" office:time-value="PT00H11M06S">
            <text:p>00:11:06</text:p>
          </table:table-cell>
          <table:table-cell table:number-columns-repeated="2"/>
        </table:table-row>
        <table:table-row table:style-name="ro2">
          <table:table-cell office:value-type="string">
            <text:p>03_079.mp3</text:p>
          </table:table-cell>
          <table:table-cell office:value-type="string">
            <text:p>https://www.youtube.com/watch?v=2kO-pkopSSg</text:p>
          </table:table-cell>
          <table:table-cell office:value-type="time" office:time-value="PT00H14M05S">
            <text:p>00:14:05</text:p>
          </table:table-cell>
          <table:table-cell table:number-columns-repeated="2"/>
        </table:table-row>
        <table:table-row table:style-name="ro2">
          <table:table-cell office:value-type="string">
            <text:p>03_080.mp3</text:p>
          </table:table-cell>
          <table:table-cell office:value-type="string">
            <text:p>https://www.youtube.com/watch?v=yI1XvNJGwk8</text:p>
          </table:table-cell>
          <table:table-cell office:value-type="time" office:time-value="PT00H07M48S">
            <text:p>00:07:48</text:p>
          </table:table-cell>
          <table:table-cell table:number-columns-repeated="2"/>
        </table:table-row>
        <table:table-row table:style-name="ro2">
          <table:table-cell office:value-type="string">
            <text:p>03_081.mp3</text:p>
          </table:table-cell>
          <table:table-cell office:value-type="string">
            <text:p>https://www.youtube.com/watch?v=uYY2ccUSayE</text:p>
          </table:table-cell>
          <table:table-cell office:value-type="time" office:time-value="PT00H15M25S">
            <text:p>00:15:25</text:p>
          </table:table-cell>
          <table:table-cell table:number-columns-repeated="2"/>
        </table:table-row>
        <table:table-row table:style-name="ro2">
          <table:table-cell office:value-type="string">
            <text:p>03_082.mp3</text:p>
          </table:table-cell>
          <table:table-cell office:value-type="string">
            <text:p>https://www.youtube.com/watch?v=EmMSboN0YW0</text:p>
          </table:table-cell>
          <table:table-cell office:value-type="time" office:time-value="PT00H08M01S">
            <text:p>00:08:01</text:p>
          </table:table-cell>
          <table:table-cell table:number-columns-repeated="2"/>
        </table:table-row>
        <table:table-row table:style-name="ro2">
          <table:table-cell office:value-type="string">
            <text:p>03_083.mp3</text:p>
          </table:table-cell>
          <table:table-cell office:value-type="string">
            <text:p>https://www.youtube.com/watch?v=pph8pe7wef8</text:p>
          </table:table-cell>
          <table:table-cell office:value-type="time" office:time-value="PT00H14M58S">
            <text:p>00:14:58</text:p>
          </table:table-cell>
          <table:table-cell table:number-columns-repeated="2"/>
        </table:table-row>
        <table:table-row table:style-name="ro2">
          <table:table-cell office:value-type="string">
            <text:p>03_084mp3</text:p>
          </table:table-cell>
          <table:table-cell office:value-type="string">
            <text:p>https://www.youtube.com/watch?v=s0AylyOuNPw</text:p>
          </table:table-cell>
          <table:table-cell office:value-type="time" office:time-value="PT00H14M15S">
            <text:p>00:14:15</text:p>
          </table:table-cell>
          <table:table-cell table:number-columns-repeated="2"/>
        </table:table-row>
        <table:table-row table:style-name="ro1">
          <table:table-cell office:value-type="string">
            <text:p>03_085.mp3</text:p>
          </table:table-cell>
          <table:table-cell office:value-type="string">
            <text:p>gelöscht, da nur Musik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>
            <text:p>03_086.mp3</text:p>
          </table:table-cell>
          <table:table-cell office:value-type="string">
            <text:p>https://www.youtube.com/watch?v=YCPXxK9Nj30</text:p>
          </table:table-cell>
          <table:table-cell office:value-type="time" office:time-value="PT00H19M31S">
            <text:p>00:19:31</text:p>
          </table:table-cell>
          <table:table-cell table:number-columns-repeated="2"/>
        </table:table-row>
        <table:table-row table:style-name="ro2">
          <table:table-cell office:value-type="string">
            <text:p>03_087.mp3</text:p>
          </table:table-cell>
          <table:table-cell office:value-type="string">
            <text:p>https://www.youtube.com/watch?v=yQjoQZH37Es</text:p>
          </table:table-cell>
          <table:table-cell office:value-type="time" office:time-value="PT00H16M41S">
            <text:p>00:16:41</text:p>
          </table:table-cell>
          <table:table-cell table:number-columns-repeated="2"/>
        </table:table-row>
        <table:table-row table:style-name="ro2">
          <table:table-cell office:value-type="string">
            <text:p>03_088.mp3</text:p>
          </table:table-cell>
          <table:table-cell office:value-type="string">
            <text:p>https://www.youtube.com/watch?v=5esHank1poo</text:p>
          </table:table-cell>
          <table:table-cell office:value-type="time" office:time-value="PT00H07M45S">
            <text:p>00:07:45</text:p>
          </table:table-cell>
          <table:table-cell table:number-columns-repeated="2"/>
        </table:table-row>
        <table:table-row table:style-name="ro2">
          <table:table-cell office:value-type="string">
            <text:p>03_089.mp3</text:p>
          </table:table-cell>
          <table:table-cell office:value-type="string">
            <text:p>https://www.youtube.com/watch?v=_fO6I-ZLfkg</text:p>
          </table:table-cell>
          <table:table-cell office:value-type="time" office:time-value="PT00H02M30S">
            <text:p>00:02:30</text:p>
          </table:table-cell>
          <table:table-cell table:number-columns-repeated="2"/>
        </table:table-row>
        <table:table-row table:style-name="ro2">
          <table:table-cell office:value-type="string">
            <text:p>03_090.mp3</text:p>
          </table:table-cell>
          <table:table-cell office:value-type="string">
            <text:p>https://www.youtube.com/watch?v=eeMdYjUIbgY</text:p>
          </table:table-cell>
          <table:table-cell office:value-type="time" office:time-value="PT00H08M18S">
            <text:p>00:08:18</text:p>
          </table:table-cell>
          <table:table-cell table:number-columns-repeated="2"/>
        </table:table-row>
        <table:table-row table:style-name="ro2">
          <table:table-cell office:value-type="string">
            <text:p>03_091.mp3</text:p>
          </table:table-cell>
          <table:table-cell office:value-type="string">
            <text:p>https://www.youtube.com/watch?v=U08yVMru2dc</text:p>
          </table:table-cell>
          <table:table-cell office:value-type="time" office:time-value="PT00H19M04S">
            <text:p>00:19:04</text:p>
          </table:table-cell>
          <table:table-cell table:number-columns-repeated="2"/>
        </table:table-row>
        <table:table-row table:style-name="ro2">
          <table:table-cell office:value-type="string">
            <text:p>03_092.mp3</text:p>
          </table:table-cell>
          <table:table-cell office:value-type="string">
            <text:p>https://www.youtube.com/watch?v=TvcA2bwU1Rw</text:p>
          </table:table-cell>
          <table:table-cell office:value-type="time" office:time-value="PT00H12M57S">
            <text:p>00:12:57</text:p>
          </table:table-cell>
          <table:table-cell table:number-columns-repeated="2"/>
        </table:table-row>
        <table:table-row table:style-name="ro2">
          <table:table-cell office:value-type="string">
            <text:p>03_093.mp3</text:p>
          </table:table-cell>
          <table:table-cell office:value-type="string">
            <text:p>https://www.youtube.com/watch?v=futZ-O8I-Jo</text:p>
          </table:table-cell>
          <table:table-cell office:value-type="time" office:time-value="PT00H13M15S">
            <text:p>00:13:15</text:p>
          </table:table-cell>
          <table:table-cell table:number-columns-repeated="2"/>
        </table:table-row>
        <table:table-row table:style-name="ro2">
          <table:table-cell office:value-type="string">
            <text:p>03_094.mp3</text:p>
          </table:table-cell>
          <table:table-cell office:value-type="string">
            <text:p>https://www.youtube.com/watch?v=VK8pTa90Uhw</text:p>
          </table:table-cell>
          <table:table-cell office:value-type="time" office:time-value="PT00H12M28S">
            <text:p>00:12:28</text:p>
          </table:table-cell>
          <table:table-cell table:number-columns-repeated="2"/>
        </table:table-row>
        <table:table-row table:style-name="ro2">
          <table:table-cell office:value-type="string">
            <text:p>03_095.mp3</text:p>
          </table:table-cell>
          <table:table-cell office:value-type="string">
            <text:p>https://www.youtube.com/watch?v=jz4g5uCvrxI</text:p>
          </table:table-cell>
          <table:table-cell office:value-type="time" office:time-value="PT00H11M02S">
            <text:p>00:11:02</text:p>
          </table:table-cell>
          <table:table-cell/>
          <table:table-cell table:formula="of:=[.C96]+[.C95]+[.C94]+[.C93]+[.C92]+[.C91]+[.C90]+[.C89]+[.C88]+[.C87]+[.C85]+[.C84]+[.C83]+[.C82]+[.C81]+[.C80]+[.C79]+[.C78]+[.C77]+[.C76]+[.C75]+[.C73]+[.C72]+[.C71]+[.C70]+[.C69]+[.C68]+[.C67]+[.C66]+[.C65]" office:value-type="time" office:time-value="PT07H03M35S">
            <text:p>07:03:35</text:p>
          </table:table-cell>
        </table:table-row>
        <table:table-row table:style-name="ro2">
          <table:table-cell office:value-type="string">
            <text:p>03_096.mp3</text:p>
          </table:table-cell>
          <table:table-cell office:value-type="string">
            <text:p>https://www.youtube.com/watch?v=ck2E3csQIjg</text:p>
          </table:table-cell>
          <table:table-cell office:value-type="time" office:time-value="PT00H10M44S">
            <text:p>00:10:44</text:p>
          </table:table-cell>
          <table:table-cell/>
          <table:table-cell table:formula="of:=[.E96]+[.E65]" office:value-type="time" office:time-value="PT20H32M01S">
            <text:p>20:32:01</text:p>
          </table:table-cell>
        </table:table-row>
        <table:table-row table:style-name="ro2">
          <table:table-cell office:value-type="string">
            <text:p>03_097.mp3</text:p>
          </table:table-cell>
          <table:table-cell office:value-type="string">
            <text:p>https://www.youtube.com/watch?v=ME3cKyF3phQ</text:p>
          </table:table-cell>
          <table:table-cell office:value-type="time" office:time-value="PT00H09M59S">
            <text:p>00:09:59</text:p>
          </table:table-cell>
          <table:table-cell table:number-columns-repeated="2"/>
        </table:table-row>
        <table:table-row table:style-name="ro2">
          <table:table-cell office:value-type="string">
            <text:p>03_098.mp3</text:p>
          </table:table-cell>
          <table:table-cell office:value-type="string">
            <text:p>https://www.youtube.com/watch?v=l07VgiXQcNU</text:p>
          </table:table-cell>
          <table:table-cell office:value-type="time" office:time-value="PT00H14M31S">
            <text:p>00:14:31</text:p>
          </table:table-cell>
          <table:table-cell table:number-columns-repeated="2"/>
        </table:table-row>
        <table:table-row table:style-name="ro2">
          <table:table-cell office:value-type="string">
            <text:p>03_099.mp3</text:p>
          </table:table-cell>
          <table:table-cell office:value-type="string">
            <text:p>https://www.youtube.com/watch?v=wR2WhxU0T0M</text:p>
          </table:table-cell>
          <table:table-cell office:value-type="time" office:time-value="PT00H09M57S">
            <text:p>00:09:57</text:p>
          </table:table-cell>
          <table:table-cell table:number-columns-repeated="2"/>
        </table:table-row>
        <table:table-row table:style-name="ro2">
          <table:table-cell office:value-type="string">
            <text:p>03_100.mp3</text:p>
          </table:table-cell>
          <table:table-cell office:value-type="string">
            <text:p>https://www.youtube.com/watch?v=1fzYKDlvMo0</text:p>
          </table:table-cell>
          <table:table-cell office:value-type="time" office:time-value="PT00H05M05S">
            <text:p>00:05:05</text:p>
          </table:table-cell>
          <table:table-cell table:number-columns-repeated="2"/>
        </table:table-row>
        <table:table-row table:style-name="ro2">
          <table:table-cell office:value-type="string">
            <text:p>03_101.mp3</text:p>
          </table:table-cell>
          <table:table-cell office:value-type="string">
            <text:p>https://www.youtube.com/watch?v=0IZu6MWnlf8</text:p>
          </table:table-cell>
          <table:table-cell office:value-type="time" office:time-value="PT00H08M20S">
            <text:p>00:08:20</text:p>
          </table:table-cell>
          <table:table-cell table:number-columns-repeated="2"/>
        </table:table-row>
        <table:table-row table:style-name="ro2">
          <table:table-cell office:value-type="string">
            <text:p>03_102.mp3</text:p>
          </table:table-cell>
          <table:table-cell office:value-type="string">
            <text:p>https://www.youtube.com/watch?v=8QWsGPjfDkk</text:p>
          </table:table-cell>
          <table:table-cell office:value-type="time" office:time-value="PT00H10M54S">
            <text:p>00:10:54</text:p>
          </table:table-cell>
          <table:table-cell table:number-columns-repeated="2"/>
        </table:table-row>
        <table:table-row table:style-name="ro2">
          <table:table-cell office:value-type="string">
            <text:p>03_103.mp3</text:p>
          </table:table-cell>
          <table:table-cell office:value-type="string">
            <text:p>https://www.youtube.com/watch?v=MwPz3lL5Lq4</text:p>
          </table:table-cell>
          <table:table-cell office:value-type="time" office:time-value="PT00H19M52S">
            <text:p>00:19:52</text:p>
          </table:table-cell>
          <table:table-cell table:number-columns-repeated="2"/>
        </table:table-row>
        <table:table-row table:style-name="ro2">
          <table:table-cell office:value-type="string">
            <text:p>03_104.mp3</text:p>
          </table:table-cell>
          <table:table-cell office:value-type="string">
            <text:p>https://www.youtube.com/watch?v=5VbZKFpXbQg</text:p>
          </table:table-cell>
          <table:table-cell office:value-type="time" office:time-value="PT00H13M46S">
            <text:p>00:13:46</text:p>
          </table:table-cell>
          <table:table-cell table:number-columns-repeated="2"/>
        </table:table-row>
        <table:table-row table:style-name="ro2">
          <table:table-cell office:value-type="string">
            <text:p>03_105.mp3</text:p>
          </table:table-cell>
          <table:table-cell office:value-type="string">
            <text:p>https://www.youtube.com/watch?v=pztBaT49N5Y</text:p>
          </table:table-cell>
          <table:table-cell office:value-type="time" office:time-value="PT00H11M11S">
            <text:p>00:11:11</text:p>
          </table:table-cell>
          <table:table-cell table:number-columns-repeated="2"/>
        </table:table-row>
        <table:table-row table:style-name="ro2">
          <table:table-cell office:value-type="string">
            <text:p>03_106.mp3</text:p>
          </table:table-cell>
          <table:table-cell office:value-type="string">
            <text:p>https://www.youtube.com/watch?v=YAC2zX6vlYg</text:p>
          </table:table-cell>
          <table:table-cell office:value-type="time" office:time-value="PT00H16M44S">
            <text:p>00:16:44</text:p>
          </table:table-cell>
          <table:table-cell table:number-columns-repeated="2"/>
        </table:table-row>
        <table:table-row table:style-name="ro2">
          <table:table-cell office:value-type="string">
            <text:p>03_107.mp3</text:p>
          </table:table-cell>
          <table:table-cell office:value-type="string">
            <text:p>https://www.youtube.com/watch?v=nLhPA5gy3Wk</text:p>
          </table:table-cell>
          <table:table-cell office:value-type="time" office:time-value="PT00H11M29S">
            <text:p>00:11:29</text:p>
          </table:table-cell>
          <table:table-cell table:number-columns-repeated="2"/>
        </table:table-row>
        <table:table-row table:style-name="ro2">
          <table:table-cell office:value-type="string">
            <text:p>03_108.mp3</text:p>
          </table:table-cell>
          <table:table-cell office:value-type="string">
            <text:p>https://www.youtube.com/watch?v=MgcCeVhMFZ0</text:p>
          </table:table-cell>
          <table:table-cell office:value-type="time" office:time-value="PT00H03M59S">
            <text:p>00:03:59</text:p>
          </table:table-cell>
          <table:table-cell table:number-columns-repeated="2"/>
        </table:table-row>
        <table:table-row table:style-name="ro2">
          <table:table-cell office:value-type="string">
            <text:p>03_109.mp3</text:p>
          </table:table-cell>
          <table:table-cell office:value-type="string">
            <text:p>https://www.youtube.com/watch?v=Rw5H9gx6l4E</text:p>
          </table:table-cell>
          <table:table-cell office:value-type="time" office:time-value="PT00H10M19S">
            <text:p>00:10:19</text:p>
          </table:table-cell>
          <table:table-cell table:number-columns-repeated="2"/>
        </table:table-row>
        <table:table-row table:style-name="ro2">
          <table:table-cell office:value-type="string">
            <text:p>03_110.mp3</text:p>
          </table:table-cell>
          <table:table-cell office:value-type="string">
            <text:p>https://www.youtube.com/watch?v=eLACpyrZNMo</text:p>
          </table:table-cell>
          <table:table-cell office:value-type="time" office:time-value="PT00H10M21S">
            <text:p>00:10:21</text:p>
          </table:table-cell>
          <table:table-cell table:number-columns-repeated="2"/>
        </table:table-row>
        <table:table-row table:style-name="ro2">
          <table:table-cell office:value-type="string">
            <text:p>03_111.mp3</text:p>
          </table:table-cell>
          <table:table-cell office:value-type="string">
            <text:p>https://www.youtube.com/watch?v=Lm6gtGH8ZWQ</text:p>
          </table:table-cell>
          <table:table-cell office:value-type="time" office:time-value="PT00H20M05S">
            <text:p>00:20:05</text:p>
          </table:table-cell>
          <table:table-cell office:value-type="string">
            <text:p>Mutter noch rausschneiden, oder Video weglassen</text:p>
          </table:table-cell>
          <table:table-cell/>
        </table:table-row>
        <table:table-row table:style-name="ro2">
          <table:table-cell office:value-type="string">
            <text:p>03_112.mp3</text:p>
          </table:table-cell>
          <table:table-cell office:value-type="string">
            <text:p>https://www.youtube.com/watch?v=XQfnyw71b7U</text:p>
          </table:table-cell>
          <table:table-cell office:value-type="time" office:time-value="PT00H15M47S">
            <text:p>00:15:47</text:p>
          </table:table-cell>
          <table:table-cell office:value-type="string">
            <text:p>Mutter noch rausschneiden, oder Video weglassen</text:p>
          </table:table-cell>
          <table:table-cell/>
        </table:table-row>
        <table:table-row table:style-name="ro2">
          <table:table-cell office:value-type="string">
            <text:p>01_113.mp3</text:p>
          </table:table-cell>
          <table:table-cell office:value-type="string">
            <text:p>https://www.youtube.com/watch?v=V1ybrK7BYwI</text:p>
          </table:table-cell>
          <table:table-cell office:value-type="time" office:time-value="PT00H07M44S">
            <text:p>00:07:44</text:p>
          </table:table-cell>
          <table:table-cell table:number-columns-repeated="2"/>
        </table:table-row>
        <table:table-row table:style-name="ro2">
          <table:table-cell office:value-type="string">
            <text:p>03_114.mp3</text:p>
          </table:table-cell>
          <table:table-cell office:value-type="string">
            <text:p>https://www.youtube.com/watch?v=OkzE-HiR-rg</text:p>
          </table:table-cell>
          <table:table-cell office:value-type="time" office:time-value="PT00H24M51S">
            <text:p>00:24:51</text:p>
          </table:table-cell>
          <table:table-cell office:value-type="string">
            <text:p>Mutter noch rausschneiden, oder Video weglassen</text:p>
          </table:table-cell>
          <table:table-cell/>
        </table:table-row>
        <table:table-row table:style-name="ro2">
          <table:table-cell office:value-type="string">
            <text:p>03_115.mp3</text:p>
          </table:table-cell>
          <table:table-cell office:value-type="string">
            <text:p>https://www.youtube.com/watch?v=tMlwU6m7WQM</text:p>
          </table:table-cell>
          <table:table-cell office:value-type="time" office:time-value="PT00H12M33S">
            <text:p>00:12:33</text:p>
          </table:table-cell>
          <table:table-cell table:number-columns-repeated="2"/>
        </table:table-row>
        <table:table-row table:style-name="ro2">
          <table:table-cell office:value-type="string">
            <text:p>03_116.mp3</text:p>
          </table:table-cell>
          <table:table-cell office:value-type="string">
            <text:p>https://www.youtube.com/watch?v=eULIfL6ODSg</text:p>
          </table:table-cell>
          <table:table-cell office:value-type="time" office:time-value="PT00H26M55S">
            <text:p>00:26:55</text:p>
          </table:table-cell>
          <table:table-cell office:value-type="string">
            <text:p>Mutter noch rausschneiden, oder Video weglassen</text:p>
          </table:table-cell>
          <table:table-cell/>
        </table:table-row>
        <table:table-row table:style-name="ro2">
          <table:table-cell office:value-type="string">
            <text:p>03_117.mp3</text:p>
          </table:table-cell>
          <table:table-cell office:value-type="string">
            <text:p>https://www.youtube.com/watch?v=13slQJJtA-c&amp;t=89s</text:p>
          </table:table-cell>
          <table:table-cell office:value-type="time" office:time-value="PT00H05M15S">
            <text:p>00:05:15</text:p>
          </table:table-cell>
          <table:table-cell table:number-columns-repeated="2"/>
        </table:table-row>
        <table:table-row table:style-name="ro2">
          <table:table-cell office:value-type="string">
            <text:p>03_118.mp3</text:p>
          </table:table-cell>
          <table:table-cell office:value-type="string">
            <text:p>https://www.youtube.com/watch?v=VGSqBjZp0bM</text:p>
          </table:table-cell>
          <table:table-cell office:value-type="time" office:time-value="PT00H18M13S">
            <text:p>00:18:13</text:p>
          </table:table-cell>
          <table:table-cell table:number-columns-repeated="2"/>
        </table:table-row>
        <table:table-row table:style-name="ro2">
          <table:table-cell office:value-type="string">
            <text:p>03_119.mp3</text:p>
          </table:table-cell>
          <table:table-cell office:value-type="string">
            <text:p>https://www.youtube.com/watch?v=h8iA1H4sOjU</text:p>
          </table:table-cell>
          <table:table-cell office:value-type="time" office:time-value="PT00H10M14S">
            <text:p>00:10:14</text:p>
          </table:table-cell>
          <table:table-cell table:number-columns-repeated="2"/>
        </table:table-row>
        <table:table-row table:style-name="ro2">
          <table:table-cell office:value-type="string">
            <text:p>03_120.mp3</text:p>
          </table:table-cell>
          <table:table-cell office:value-type="string">
            <text:p>https://www.youtube.com/watch?v=fSSU2MS0WOE</text:p>
          </table:table-cell>
          <table:table-cell office:value-type="time" office:time-value="PT00H09M27S">
            <text:p>00:09:27</text:p>
          </table:table-cell>
          <table:table-cell table:number-columns-repeated="2"/>
        </table:table-row>
        <table:table-row table:style-name="ro2">
          <table:table-cell office:value-type="string">
            <text:p>03_121.mp3</text:p>
          </table:table-cell>
          <table:table-cell office:value-type="string">
            <text:p>https://www.youtube.com/watch?v=x6QkkQNf7hU</text:p>
          </table:table-cell>
          <table:table-cell office:value-type="time" office:time-value="PT00H11M04S">
            <text:p>00:11:04</text:p>
          </table:table-cell>
          <table:table-cell table:number-columns-repeated="2"/>
        </table:table-row>
        <table:table-row table:style-name="ro2">
          <table:table-cell office:value-type="string">
            <text:p>03_122.mp3</text:p>
          </table:table-cell>
          <table:table-cell office:value-type="string">
            <text:p>https://www.youtube.com/watch?v=C9ZFLaE6dhY</text:p>
          </table:table-cell>
          <table:table-cell office:value-type="time" office:time-value="PT00H28M51S">
            <text:p>00:28:51</text:p>
          </table:table-cell>
          <table:table-cell office:value-type="string">
            <text:p>needs cutting?</text:p>
          </table:table-cell>
          <table:table-cell/>
        </table:table-row>
        <table:table-row table:style-name="ro2">
          <table:table-cell office:value-type="string">
            <text:p>03_123.mp3</text:p>
          </table:table-cell>
          <table:table-cell office:value-type="string">
            <text:p>https://www.youtube.com/watch?v=tjSwnre3LW0</text:p>
          </table:table-cell>
          <table:table-cell office:value-type="time" office:time-value="PT00H10M25S">
            <text:p>00:10:25</text:p>
          </table:table-cell>
          <table:table-cell table:number-columns-repeated="2"/>
        </table:table-row>
        <table:table-row table:style-name="ro2">
          <table:table-cell office:value-type="string">
            <text:p>03_124.mp3</text:p>
          </table:table-cell>
          <table:table-cell office:value-type="string">
            <text:p>https://www.youtube.com/watch?v=2-1wne2jLBk</text:p>
          </table:table-cell>
          <table:table-cell office:value-type="time" office:time-value="PT00H16M43S">
            <text:p>00:16:43</text:p>
          </table:table-cell>
          <table:table-cell table:number-columns-repeated="2"/>
        </table:table-row>
        <table:table-row table:style-name="ro2">
          <table:table-cell office:value-type="string">
            <text:p>03_125.mp3</text:p>
          </table:table-cell>
          <table:table-cell office:value-type="string">
            <text:p>https://www.youtube.com/watch?v=0xseLjIqF5Q</text:p>
          </table:table-cell>
          <table:table-cell office:value-type="time" office:time-value="PT00H13M36S">
            <text:p>00:13:36</text:p>
          </table:table-cell>
          <table:table-cell table:number-columns-repeated="2"/>
        </table:table-row>
        <table:table-row table:style-name="ro2">
          <table:table-cell office:value-type="string">
            <text:p>03_126.mp3</text:p>
          </table:table-cell>
          <table:table-cell office:value-type="string">
            <text:p>https://www.youtube.com/watch?v=9WbT86WlEFI</text:p>
          </table:table-cell>
          <table:table-cell office:value-type="time" office:time-value="PT00H12M18S">
            <text:p>00:12:18</text:p>
          </table:table-cell>
          <table:table-cell table:number-columns-repeated="2"/>
        </table:table-row>
        <table:table-row table:style-name="ro2">
          <table:table-cell office:value-type="string">
            <text:p>03_127.mp3</text:p>
          </table:table-cell>
          <table:table-cell office:value-type="string">
            <text:p>https://www.youtube.com/watch?v=qQTgYKkFpYw</text:p>
          </table:table-cell>
          <table:table-cell office:value-type="time" office:time-value="PT00H14M25S">
            <text:p>00:14:25</text:p>
          </table:table-cell>
          <table:table-cell/>
          <table:table-cell table:formula="of:=[.C128]+[.C127]+[.C126]+[.C125]+[.C124]+[.C123]+[.C122]+[.C121]+[.C120]+[.C119]+[.C118]+[.C117]+[.C116]+[.C115]+[.C114]+[.C113]+[.C112]+[.C111]+[.C110]+[.C109]+[.C108]+[.C107]+[.C106]+[.C105]+[.C104]+[.C103]+[.C102]+[.C101]+[.C100]+[.C99]+[.C98]+[.C97]" office:value-type="time" office:time-value="PT07H05M37S">
            <text:p>07:05:37</text:p>
          </table:table-cell>
        </table:table-row>
        <table:table-row table:style-name="ro2">
          <table:table-cell office:value-type="string">
            <text:p>03_128.mp3</text:p>
          </table:table-cell>
          <table:table-cell office:value-type="string">
            <text:p>https://www.youtube.com/watch?v=pMt9OPU1hCA</text:p>
          </table:table-cell>
          <table:table-cell office:value-type="time" office:time-value="PT00H13M36S">
            <text:p>00:13:36</text:p>
          </table:table-cell>
          <table:table-cell/>
          <table:table-cell table:formula="of:=[.E128]+[.E97]" office:value-type="time" office:time-value="PT27H37M38S">
            <text:p>27:37:38</text:p>
          </table:table-cell>
        </table:table-row>
        <table:table-row table:style-name="ro2">
          <table:table-cell office:value-type="string">
            <text:p>03_129.mp3</text:p>
          </table:table-cell>
          <table:table-cell office:value-type="string">
            <text:p>https://www.youtube.com/watch?v=KF_joVoJ35w</text:p>
          </table:table-cell>
          <table:table-cell office:value-type="time" office:time-value="PT00H17M31S">
            <text:p>00:17:31</text:p>
          </table:table-cell>
          <table:table-cell table:number-columns-repeated="2"/>
        </table:table-row>
        <table:table-row table:style-name="ro2">
          <table:table-cell office:value-type="string">
            <text:p>03_130.mp3</text:p>
          </table:table-cell>
          <table:table-cell office:value-type="string">
            <text:p>https://www.youtube.com/watch?v=VqzYZlZqF_s</text:p>
          </table:table-cell>
          <table:table-cell office:value-type="time" office:time-value="PT00H09M35S">
            <text:p>00:09:35</text:p>
          </table:table-cell>
          <table:table-cell table:number-columns-repeated="2"/>
        </table:table-row>
        <table:table-row table:style-name="ro2">
          <table:table-cell office:value-type="string">
            <text:p>03_131.mp3</text:p>
          </table:table-cell>
          <table:table-cell office:value-type="string">
            <text:p>https://www.youtube.com/watch?v=XtkqKAY9DBY</text:p>
          </table:table-cell>
          <table:table-cell office:value-type="time" office:time-value="PT00H10M58S">
            <text:p>00:10:58</text:p>
          </table:table-cell>
          <table:table-cell table:number-columns-repeated="2"/>
        </table:table-row>
        <table:table-row table:style-name="ro2">
          <table:table-cell office:value-type="string">
            <text:p>03_132.mp3</text:p>
          </table:table-cell>
          <table:table-cell office:value-type="string">
            <text:p>https://www.youtube.com/watch?v=IVR-XQ5NGBo</text:p>
          </table:table-cell>
          <table:table-cell office:value-type="time" office:time-value="PT00H08M47S">
            <text:p>00:08:47</text:p>
          </table:table-cell>
          <table:table-cell table:number-columns-repeated="2"/>
        </table:table-row>
        <table:table-row table:style-name="ro2">
          <table:table-cell office:value-type="string">
            <text:p>03_133.mp3</text:p>
          </table:table-cell>
          <table:table-cell office:value-type="string">
            <text:p>https://www.youtube.com/watch?v=N6DQR1eNeCY</text:p>
          </table:table-cell>
          <table:table-cell office:value-type="time" office:time-value="PT00H08M22S">
            <text:p>00:08:22</text:p>
          </table:table-cell>
          <table:table-cell table:number-columns-repeated="2"/>
        </table:table-row>
        <table:table-row table:style-name="ro2">
          <table:table-cell office:value-type="string">
            <text:p>03_134.mp3</text:p>
          </table:table-cell>
          <table:table-cell office:value-type="string">
            <text:p>https://www.youtube.com/watch?v=IgvMB02Nnp8</text:p>
          </table:table-cell>
          <table:table-cell office:value-type="time" office:time-value="PT00H13M56S">
            <text:p>00:13:56</text:p>
          </table:table-cell>
          <table:table-cell table:number-columns-repeated="2"/>
        </table:table-row>
        <table:table-row table:style-name="ro2">
          <table:table-cell office:value-type="string">
            <text:p>03_135.mp3</text:p>
          </table:table-cell>
          <table:table-cell office:value-type="string">
            <text:p>https://www.youtube.com/watch?v=zERkthM6QoY</text:p>
          </table:table-cell>
          <table:table-cell office:value-type="time" office:time-value="PT00H05M56S">
            <text:p>00:05:56</text:p>
          </table:table-cell>
          <table:table-cell table:number-columns-repeated="2"/>
        </table:table-row>
        <table:table-row table:style-name="ro2">
          <table:table-cell office:value-type="string">
            <text:p>03_136.mp3</text:p>
          </table:table-cell>
          <table:table-cell office:value-type="string">
            <text:p>https://www.youtube.com/watch?v=dCa1qpcn0h0</text:p>
          </table:table-cell>
          <table:table-cell office:value-type="time" office:time-value="PT00H09M53S">
            <text:p>00:09:53</text:p>
          </table:table-cell>
          <table:table-cell table:number-columns-repeated="2"/>
        </table:table-row>
        <table:table-row table:style-name="ro2">
          <table:table-cell office:value-type="string">
            <text:p>03_137.mp3</text:p>
          </table:table-cell>
          <table:table-cell office:value-type="string">
            <text:p>https://www.youtube.com/watch?v=RyUEeiMXF3A</text:p>
          </table:table-cell>
          <table:table-cell office:value-type="time" office:time-value="PT00H11M45S">
            <text:p>00:11:45</text:p>
          </table:table-cell>
          <table:table-cell table:number-columns-repeated="2"/>
        </table:table-row>
        <table:table-row table:style-name="ro2">
          <table:table-cell office:value-type="string">
            <text:p>03_138.mp3</text:p>
          </table:table-cell>
          <table:table-cell office:value-type="string">
            <text:p>https://www.youtube.com/watch?v=MTlXXUNaDwo</text:p>
          </table:table-cell>
          <table:table-cell office:value-type="time" office:time-value="PT00H12M16S">
            <text:p>00:12:16</text:p>
          </table:table-cell>
          <table:table-cell table:number-columns-repeated="2"/>
        </table:table-row>
        <table:table-row table:style-name="ro2">
          <table:table-cell office:value-type="string">
            <text:p>03_139.mp3</text:p>
          </table:table-cell>
          <table:table-cell office:value-type="string">
            <text:p>https://www.youtube.com/watch?v=ehPQeKnsi0o</text:p>
          </table:table-cell>
          <table:table-cell office:value-type="time" office:time-value="PT00H12M46S">
            <text:p>00:12:46</text:p>
          </table:table-cell>
          <table:table-cell table:number-columns-repeated="2"/>
        </table:table-row>
        <table:table-row table:style-name="ro2">
          <table:table-cell office:value-type="string">
            <text:p>03_140.mp3</text:p>
          </table:table-cell>
          <table:table-cell office:value-type="string">
            <text:p>https://www.youtube.com/watch?v=RBuUa0elApw</text:p>
          </table:table-cell>
          <table:table-cell office:value-type="time" office:time-value="PT00H09M44S">
            <text:p>00:09:44</text:p>
          </table:table-cell>
          <table:table-cell table:number-columns-repeated="2"/>
        </table:table-row>
        <table:table-row table:style-name="ro2">
          <table:table-cell office:value-type="string">
            <text:p>03_141.mp3</text:p>
          </table:table-cell>
          <table:table-cell office:value-type="string">
            <text:p>https://www.youtube.com/watch?v=xm4pW9fprH4</text:p>
          </table:table-cell>
          <table:table-cell office:value-type="time" office:time-value="PT00H08M39S">
            <text:p>00:08:39</text:p>
          </table:table-cell>
          <table:table-cell table:number-columns-repeated="2"/>
        </table:table-row>
        <table:table-row table:style-name="ro2">
          <table:table-cell office:value-type="string">
            <text:p>03_142.mp3</text:p>
          </table:table-cell>
          <table:table-cell office:value-type="string">
            <text:p>https://www.youtube.com/watch?v=sFoMepuyS9c</text:p>
          </table:table-cell>
          <table:table-cell office:value-type="time" office:time-value="PT00H46M21S">
            <text:p>00:46:21</text:p>
          </table:table-cell>
          <table:table-cell office:value-type="string">
            <text:p>mit orion kelly</text:p>
          </table:table-cell>
          <table:table-cell/>
        </table:table-row>
        <table:table-row table:style-name="ro2">
          <table:table-cell office:value-type="string">
            <text:p>03_143.mp3</text:p>
          </table:table-cell>
          <table:table-cell office:value-type="string">
            <text:p>https://www.youtube.com/watch?v=1SJmoAhqlug</text:p>
          </table:table-cell>
          <table:table-cell office:value-type="time" office:time-value="PT00H11M12S">
            <text:p>00:11:12</text:p>
          </table:table-cell>
          <table:table-cell table:number-columns-repeated="2"/>
        </table:table-row>
        <table:table-row table:style-name="ro2">
          <table:table-cell office:value-type="string">
            <text:p>03_144.mp3</text:p>
          </table:table-cell>
          <table:table-cell office:value-type="string">
            <text:p>https://www.youtube.com/watch?v=5bXb4w1Na58</text:p>
          </table:table-cell>
          <table:table-cell office:value-type="time" office:time-value="PT00H14M59S">
            <text:p>00:14:59</text:p>
          </table:table-cell>
          <table:table-cell table:number-columns-repeated="2"/>
        </table:table-row>
        <table:table-row table:style-name="ro2">
          <table:table-cell office:value-type="string">
            <text:p>03_145.mp3</text:p>
          </table:table-cell>
          <table:table-cell office:value-type="string">
            <text:p>https://www.youtube.com/watch?v=YYdUfsvLuIw</text:p>
          </table:table-cell>
          <table:table-cell office:value-type="time" office:time-value="PT00H12M35S">
            <text:p>00:12:35</text:p>
          </table:table-cell>
          <table:table-cell table:number-columns-repeated="2"/>
        </table:table-row>
        <table:table-row table:style-name="ro2">
          <table:table-cell office:value-type="string">
            <text:p>03_146.mp3</text:p>
          </table:table-cell>
          <table:table-cell office:value-type="string">
            <text:p>https://www.youtube.com/watch?v=Eo3-NZ7TRmI</text:p>
          </table:table-cell>
          <table:table-cell office:value-type="time" office:time-value="PT00H11M53S">
            <text:p>00:11:53</text:p>
          </table:table-cell>
          <table:table-cell table:number-columns-repeated="2"/>
        </table:table-row>
        <table:table-row table:style-name="ro2">
          <table:table-cell office:value-type="string">
            <text:p>03_147.mp3</text:p>
          </table:table-cell>
          <table:table-cell office:value-type="string">
            <text:p>https://www.youtube.com/watch?v=E9vx8KBVGWk</text:p>
          </table:table-cell>
          <table:table-cell office:value-type="time" office:time-value="PT00H52M24S">
            <text:p>00:52:24</text:p>
          </table:table-cell>
          <table:table-cell office:value-type="string">
            <text:p>mit gemmasjourneygrace</text:p>
          </table:table-cell>
          <table:table-cell/>
        </table:table-row>
        <table:table-row table:style-name="ro2">
          <table:table-cell office:value-type="string">
            <text:p>03_148.mp3</text:p>
          </table:table-cell>
          <table:table-cell office:value-type="string">
            <text:p>https://www.youtube.com/watch?v=bxhCAszLMZI</text:p>
          </table:table-cell>
          <table:table-cell office:value-type="time" office:time-value="PT00H13M38S">
            <text:p>00:13:38</text:p>
          </table:table-cell>
          <table:table-cell table:number-columns-repeated="2"/>
        </table:table-row>
        <table:table-row table:style-name="ro2">
          <table:table-cell office:value-type="string">
            <text:p>03_149.mp3</text:p>
          </table:table-cell>
          <table:table-cell office:value-type="string">
            <text:p>https://www.youtube.com/watch?v=GeEVa3CTLK4</text:p>
          </table:table-cell>
          <table:table-cell office:value-type="time" office:time-value="PT00H15M08S">
            <text:p>00:15:08</text:p>
          </table:table-cell>
          <table:table-cell office:value-type="string">
            <text:p>Mutter noch rausschneiden, oder Video weglassen</text:p>
          </table:table-cell>
          <table:table-cell/>
        </table:table-row>
        <table:table-row table:style-name="ro2">
          <table:table-cell office:value-type="string">
            <text:p>03_150.mp3</text:p>
          </table:table-cell>
          <table:table-cell office:value-type="string">
            <text:p>https://www.youtube.com/watch?v=4mtjC5lUuf4</text:p>
          </table:table-cell>
          <table:table-cell office:value-type="time" office:time-value="PT00H13M43S">
            <text:p>00:13:43</text:p>
          </table:table-cell>
          <table:table-cell table:number-columns-repeated="2"/>
        </table:table-row>
        <table:table-row table:style-name="ro2">
          <table:table-cell office:value-type="string">
            <text:p>03_151.mp3</text:p>
          </table:table-cell>
          <table:table-cell office:value-type="string">
            <text:p>https://www.youtube.com/watch?v=BAHODjQcSUA</text:p>
          </table:table-cell>
          <table:table-cell office:value-type="time" office:time-value="PT00H09M15S">
            <text:p>00:09:15</text:p>
          </table:table-cell>
          <table:table-cell table:number-columns-repeated="2"/>
        </table:table-row>
        <table:table-row table:style-name="ro2">
          <table:table-cell office:value-type="string">
            <text:p>03_152.mp3</text:p>
          </table:table-cell>
          <table:table-cell office:value-type="string">
            <text:p>https://www.youtube.com/watch?v=8F89fameGio</text:p>
          </table:table-cell>
          <table:table-cell office:value-type="time" office:time-value="PT00H07M46S">
            <text:p>00:07:46</text:p>
          </table:table-cell>
          <table:table-cell table:number-columns-repeated="2"/>
        </table:table-row>
        <table:table-row table:style-name="ro2">
          <table:table-cell office:value-type="string">
            <text:p>03_153.mp3</text:p>
          </table:table-cell>
          <table:table-cell office:value-type="string">
            <text:p>https://www.youtube.com/watch?v=KQK6_nQECl0</text:p>
          </table:table-cell>
          <table:table-cell office:value-type="time" office:time-value="PT00H05M14S">
            <text:p>00:05:14</text:p>
          </table:table-cell>
          <table:table-cell table:number-columns-repeated="2"/>
        </table:table-row>
        <table:table-row table:style-name="ro2">
          <table:table-cell office:value-type="string">
            <text:p>03_154.mp3</text:p>
          </table:table-cell>
          <table:table-cell office:value-type="string">
            <text:p>https://www.youtube.com/watch?v=am6x-vTPgfU</text:p>
          </table:table-cell>
          <table:table-cell office:value-type="time" office:time-value="PT00H11M15S">
            <text:p>00:11:15</text:p>
          </table:table-cell>
          <table:table-cell table:number-columns-repeated="2"/>
        </table:table-row>
        <table:table-row table:style-name="ro2">
          <table:table-cell office:value-type="string">
            <text:p>03_155.mp3</text:p>
          </table:table-cell>
          <table:table-cell office:value-type="string">
            <text:p>https://www.youtube.com/watch?v=FoVFDiFMDO4</text:p>
          </table:table-cell>
          <table:table-cell office:value-type="time" office:time-value="PT00H09M56S">
            <text:p>00:09:56</text:p>
          </table:table-cell>
          <table:table-cell table:number-columns-repeated="2"/>
        </table:table-row>
        <table:table-row table:style-name="ro2">
          <table:table-cell office:value-type="string">
            <text:p>03_156.mp3</text:p>
          </table:table-cell>
          <table:table-cell office:value-type="string">
            <text:p>https://www.youtube.com/watch?v=i8-v7L56Mig</text:p>
          </table:table-cell>
          <table:table-cell office:value-type="time" office:time-value="PT00H06M49S">
            <text:p>00:06:49</text:p>
          </table:table-cell>
          <table:table-cell table:number-columns-repeated="2"/>
        </table:table-row>
        <table:table-row table:style-name="ro2">
          <table:table-cell office:value-type="string">
            <text:p>03_157.mp3</text:p>
          </table:table-cell>
          <table:table-cell office:value-type="string">
            <text:p>https://www.youtube.com/watch?v=VPs57KCVyj4</text:p>
          </table:table-cell>
          <table:table-cell office:value-type="time" office:time-value="PT00H13M35S">
            <text:p>00:13:35</text:p>
          </table:table-cell>
          <table:table-cell table:number-columns-repeated="2"/>
        </table:table-row>
        <table:table-row table:style-name="ro2">
          <table:table-cell office:value-type="string">
            <text:p>03_158.mp3</text:p>
          </table:table-cell>
          <table:table-cell office:value-type="string">
            <text:p>https://www.youtube.com/watch?v=PrSZavmT6w4</text:p>
          </table:table-cell>
          <table:table-cell office:value-type="time" office:time-value="PT00H10M57S">
            <text:p>00:10:57</text:p>
          </table:table-cell>
          <table:table-cell/>
          <table:table-cell table:formula="of:=[.C159]+[.C158]+[.C157]+[.C156]+[.C155]+[.C154]+[.C153]+[.C152]+[.C151]+[.C150]+[.C149]+[.C148]+[.C147]+[.C146]+[.C145]+[.C144]+[.C143]+[.C142]+[.C141]+[.C140]+[.C139]+[.C138]+[.C137]+[.C136]+[.C135]+[.C134]+[.C133]+[.C132]+[.C131]+[.C130]+[.C129]" office:value-type="time" office:time-value="PT07H00M24S">
            <text:p>07:00:24</text:p>
          </table:table-cell>
        </table:table-row>
        <table:table-row table:style-name="ro2">
          <table:table-cell office:value-type="string">
            <text:p>03_159.mp3</text:p>
          </table:table-cell>
          <table:table-cell office:value-type="string">
            <text:p>https://www.youtube.com/watch?v=WATO0QnMM0c</text:p>
          </table:table-cell>
          <table:table-cell office:value-type="time" office:time-value="PT00H41M43S">
            <text:p>00:41:43</text:p>
          </table:table-cell>
          <table:table-cell office:value-type="string">
            <text:p>mit Joe Cox Autism Vlogger</text:p>
          </table:table-cell>
          <table:table-cell table:formula="of:=[.E159]+[.E129]" office:value-type="time" office:time-value="PT34H38M02S">
            <text:p>34:38:02</text:p>
          </table:table-cell>
        </table:table-row>
        <table:table-row table:style-name="ro2">
          <table:table-cell office:value-type="string">
            <text:p>03_160.mp3</text:p>
          </table:table-cell>
          <table:table-cell office:value-type="string">
            <text:p>https://www.youtube.com/watch?v=hMWq4WeVfGo</text:p>
          </table:table-cell>
          <table:table-cell office:value-type="time" office:time-value="PT00H15M30S">
            <text:p>00:15:30</text:p>
          </table:table-cell>
          <table:table-cell table:number-columns-repeated="2"/>
        </table:table-row>
        <table:table-row table:style-name="ro2">
          <table:table-cell office:value-type="string">
            <text:p>03_161.mp3</text:p>
          </table:table-cell>
          <table:table-cell office:value-type="string">
            <text:p>https://www.youtube.com/watch?v=FyfkU2TbYOc</text:p>
          </table:table-cell>
          <table:table-cell office:value-type="time" office:time-value="PT00H11M12S">
            <text:p>00:11:12</text:p>
          </table:table-cell>
          <table:table-cell table:number-columns-repeated="2"/>
        </table:table-row>
        <table:table-row table:style-name="ro2">
          <table:table-cell office:value-type="string">
            <text:p>03_162.mp3</text:p>
          </table:table-cell>
          <table:table-cell office:value-type="string">
            <text:p>https://www.youtube.com/watch?v=n4qHIxh7LGw</text:p>
          </table:table-cell>
          <table:table-cell office:value-type="time" office:time-value="PT00H08M50S">
            <text:p>00:08:50</text:p>
          </table:table-cell>
          <table:table-cell table:number-columns-repeated="2"/>
        </table:table-row>
        <table:table-row table:style-name="ro2">
          <table:table-cell office:value-type="string">
            <text:p>03_163.mp3</text:p>
          </table:table-cell>
          <table:table-cell office:value-type="string">
            <text:p>https://www.youtube.com/watch?v=uMy3O5OrxtM</text:p>
          </table:table-cell>
          <table:table-cell office:value-type="time" office:time-value="PT00H14M00S">
            <text:p>00:14:00</text:p>
          </table:table-cell>
          <table:table-cell table:number-columns-repeated="2"/>
        </table:table-row>
        <table:table-row table:style-name="ro2">
          <table:table-cell office:value-type="string">
            <text:p>03_164.mp3</text:p>
          </table:table-cell>
          <table:table-cell office:value-type="string">
            <text:p>https://www.youtube.com/watch?v=87vYQbWOvvY</text:p>
          </table:table-cell>
          <table:table-cell office:value-type="time" office:time-value="PT00H14M06S">
            <text:p>00:14:06</text:p>
          </table:table-cell>
          <table:table-cell table:number-columns-repeated="2"/>
        </table:table-row>
        <table:table-row table:style-name="ro2">
          <table:table-cell office:value-type="string">
            <text:p>03_165.mp3</text:p>
          </table:table-cell>
          <table:table-cell office:value-type="string">
            <text:p>https://www.youtube.com/watch?v=IGdDzv6QmAI</text:p>
          </table:table-cell>
          <table:table-cell office:value-type="time" office:time-value="PT01H51M14S">
            <text:p>01:51:14</text:p>
          </table:table-cell>
          <table:table-cell table:number-columns-repeated="2"/>
        </table:table-row>
        <table:table-row table:style-name="ro2">
          <table:table-cell office:value-type="string">
            <text:p>03_166.mp3</text:p>
          </table:table-cell>
          <table:table-cell office:value-type="string">
            <text:p>https://www.youtube.com/watch?v=2WjlD4HhckU</text:p>
          </table:table-cell>
          <table:table-cell office:value-type="time" office:time-value="PT00H09M27S">
            <text:p>00:09:27</text:p>
          </table:table-cell>
          <table:table-cell table:number-columns-repeated="2"/>
        </table:table-row>
        <table:table-row table:style-name="ro2">
          <table:table-cell office:value-type="string">
            <text:p>03_167.mp3</text:p>
          </table:table-cell>
          <table:table-cell office:value-type="string">
            <text:p>https://www.youtube.com/watch?v=ElNCSe9Mh_g</text:p>
          </table:table-cell>
          <table:table-cell office:value-type="time" office:time-value="PT00H18M33S">
            <text:p>00:18:33</text:p>
          </table:table-cell>
          <table:table-cell table:number-columns-repeated="2"/>
        </table:table-row>
        <table:table-row table:style-name="ro2">
          <table:table-cell office:value-type="string">
            <text:p>03_168.mp3</text:p>
          </table:table-cell>
          <table:table-cell office:value-type="string">
            <text:p>https://www.youtube.com/watch?v=R3afr4fB7dE</text:p>
          </table:table-cell>
          <table:table-cell office:value-type="time" office:time-value="PT00H16M59S">
            <text:p>00:16:59</text:p>
          </table:table-cell>
          <table:table-cell table:number-columns-repeated="2"/>
        </table:table-row>
        <table:table-row table:style-name="ro2">
          <table:table-cell office:value-type="string">
            <text:p>03_169.mp3</text:p>
          </table:table-cell>
          <table:table-cell office:value-type="string">
            <text:p>https://www.youtube.com/watch?v=idnn2m3O8DI</text:p>
          </table:table-cell>
          <table:table-cell office:value-type="time" office:time-value="PT00H06M25S">
            <text:p>00:06:25</text:p>
          </table:table-cell>
          <table:table-cell table:number-columns-repeated="2"/>
        </table:table-row>
        <table:table-row table:style-name="ro2">
          <table:table-cell office:value-type="string">
            <text:p>03_170.mp3</text:p>
          </table:table-cell>
          <table:table-cell office:value-type="string">
            <text:p>https://www.youtube.com/watch?v=nlsq03GQItg</text:p>
          </table:table-cell>
          <table:table-cell office:value-type="time" office:time-value="PT00H06M38S">
            <text:p>00:06:38</text:p>
          </table:table-cell>
          <table:table-cell table:number-columns-repeated="2"/>
        </table:table-row>
        <table:table-row table:style-name="ro2">
          <table:table-cell office:value-type="string">
            <text:p>03_171.mp3</text:p>
          </table:table-cell>
          <table:table-cell office:value-type="string">
            <text:p>https://www.youtube.com/watch?v=NAwt9Ac0shU</text:p>
          </table:table-cell>
          <table:table-cell office:value-type="time" office:time-value="PT00H13M35S">
            <text:p>00:13:35</text:p>
          </table:table-cell>
          <table:table-cell table:number-columns-repeated="2"/>
        </table:table-row>
        <table:table-row table:style-name="ro2">
          <table:table-cell office:value-type="string">
            <text:p>03_172.mp3</text:p>
          </table:table-cell>
          <table:table-cell office:value-type="string">
            <text:p>https://www.youtube.com/watch?v=GH3IdwonD3s</text:p>
          </table:table-cell>
          <table:table-cell office:value-type="time" office:time-value="PT00H11M58S">
            <text:p>00:11:58</text:p>
          </table:table-cell>
          <table:table-cell table:number-columns-repeated="2"/>
        </table:table-row>
        <table:table-row table:style-name="ro2">
          <table:table-cell office:value-type="string">
            <text:p>03_173.mp3</text:p>
          </table:table-cell>
          <table:table-cell office:value-type="string">
            <text:p>https://www.youtube.com/watch?v=oRH8M5w7IRY</text:p>
          </table:table-cell>
          <table:table-cell office:value-type="time" office:time-value="PT00H24M35S">
            <text:p>00:24:35</text:p>
          </table:table-cell>
          <table:table-cell table:number-columns-repeated="2"/>
        </table:table-row>
        <table:table-row table:style-name="ro2">
          <table:table-cell office:value-type="string">
            <text:p>03_174.mp3</text:p>
          </table:table-cell>
          <table:table-cell office:value-type="string">
            <text:p>https://www.youtube.com/watch?v=K0v_1dHO5tM</text:p>
          </table:table-cell>
          <table:table-cell office:value-type="time" office:time-value="PT00H15M09S">
            <text:p>00:15:09</text:p>
          </table:table-cell>
          <table:table-cell table:number-columns-repeated="2"/>
        </table:table-row>
        <table:table-row table:style-name="ro2">
          <table:table-cell office:value-type="string">
            <text:p>03_175.mp3</text:p>
          </table:table-cell>
          <table:table-cell office:value-type="string">
            <text:p>https://www.youtube.com/watch?v=huM7OogbvqM</text:p>
          </table:table-cell>
          <table:table-cell office:value-type="time" office:time-value="PT00H12M50S">
            <text:p>00:12:50</text:p>
          </table:table-cell>
          <table:table-cell table:number-columns-repeated="2"/>
        </table:table-row>
        <table:table-row table:style-name="ro2">
          <table:table-cell office:value-type="string">
            <text:p>03_176.mp3</text:p>
          </table:table-cell>
          <table:table-cell office:value-type="string">
            <text:p>https://www.youtube.com/watch?v=0676mfC4-Ls</text:p>
          </table:table-cell>
          <table:table-cell office:value-type="time" office:time-value="PT00H07M51S">
            <text:p>00:07:51</text:p>
          </table:table-cell>
          <table:table-cell table:number-columns-repeated="2"/>
        </table:table-row>
        <table:table-row table:style-name="ro2">
          <table:table-cell office:value-type="string">
            <text:p>03_177.mp3</text:p>
          </table:table-cell>
          <table:table-cell office:value-type="string">
            <text:p>https://www.youtube.com/watch?v=wFNW-XlmOUI</text:p>
          </table:table-cell>
          <table:table-cell office:value-type="time" office:time-value="PT00H09M25S">
            <text:p>00:09:25</text:p>
          </table:table-cell>
          <table:table-cell table:number-columns-repeated="2"/>
        </table:table-row>
        <table:table-row table:style-name="ro2">
          <table:table-cell office:value-type="string">
            <text:p>03_178.mp3</text:p>
          </table:table-cell>
          <table:table-cell office:value-type="string">
            <text:p>https://www.youtube.com/watch?v=aYdAPfNCiPM</text:p>
          </table:table-cell>
          <table:table-cell office:value-type="time" office:time-value="PT00H12M22S">
            <text:p>00:12:22</text:p>
          </table:table-cell>
          <table:table-cell table:number-columns-repeated="2"/>
        </table:table-row>
        <table:table-row table:style-name="ro2">
          <table:table-cell office:value-type="string">
            <text:p>03_179.mp3</text:p>
          </table:table-cell>
          <table:table-cell office:value-type="string">
            <text:p>https://www.youtube.com/watch?v=LmljTTLqltM</text:p>
          </table:table-cell>
          <table:table-cell office:value-type="time" office:time-value="PT00H10M28S">
            <text:p>00:10:28</text:p>
          </table:table-cell>
          <table:table-cell table:number-columns-repeated="2"/>
        </table:table-row>
        <table:table-row table:style-name="ro2">
          <table:table-cell office:value-type="string">
            <text:p>03_180.mp3</text:p>
          </table:table-cell>
          <table:table-cell office:value-type="string">
            <text:p>https://www.youtube.com/watch?v=V6xvklYG_oY</text:p>
          </table:table-cell>
          <table:table-cell office:value-type="time" office:time-value="PT00H07M32S">
            <text:p>00:07:32</text:p>
          </table:table-cell>
          <table:table-cell table:number-columns-repeated="2"/>
        </table:table-row>
        <table:table-row table:style-name="ro2">
          <table:table-cell office:value-type="string">
            <text:p>03_181.mp3</text:p>
          </table:table-cell>
          <table:table-cell office:value-type="string">
            <text:p>https://www.youtube.com/watch?v=FTXcTYFvr-E</text:p>
          </table:table-cell>
          <table:table-cell office:value-type="time" office:time-value="PT00H11M58S">
            <text:p>00:11:58</text:p>
          </table:table-cell>
          <table:table-cell table:number-columns-repeated="2"/>
        </table:table-row>
        <table:table-row table:style-name="ro2">
          <table:table-cell office:value-type="string">
            <text:p>03_182.mp3</text:p>
          </table:table-cell>
          <table:table-cell office:value-type="string">
            <text:p>https://www.youtube.com/watch?v=jhg2T0APIE0</text:p>
          </table:table-cell>
          <table:table-cell office:value-type="time" office:time-value="PT00H42M59S">
            <text:p>00:42:59</text:p>
          </table:table-cell>
          <table:table-cell table:number-columns-repeated="2"/>
        </table:table-row>
        <table:table-row table:style-name="ro2">
          <table:table-cell office:value-type="string">
            <text:p>03_183.mp3</text:p>
          </table:table-cell>
          <table:table-cell office:value-type="string">
            <text:p>https://www.youtube.com/watch?v=Gpg70lAEqUQ</text:p>
          </table:table-cell>
          <table:table-cell office:value-type="time" office:time-value="PT00H10M06S">
            <text:p>00:10:06</text:p>
          </table:table-cell>
          <table:table-cell table:number-columns-repeated="2"/>
        </table:table-row>
        <table:table-row table:style-name="ro2">
          <table:table-cell office:value-type="string">
            <text:p>03_184.mp3</text:p>
          </table:table-cell>
          <table:table-cell office:value-type="string">
            <text:p>https://www.youtube.com/watch?v=pCo3DGiy4Tw</text:p>
          </table:table-cell>
          <table:table-cell office:value-type="time" office:time-value="PT00H21M19S">
            <text:p>00:21:19</text:p>
          </table:table-cell>
          <table:table-cell table:number-columns-repeated="2"/>
        </table:table-row>
        <table:table-row table:style-name="ro2">
          <table:table-cell office:value-type="string">
            <text:p>03_185.mp3</text:p>
          </table:table-cell>
          <table:table-cell office:value-type="string">
            <text:p>https://www.youtube.com/watch?v=iqokor__aQU</text:p>
          </table:table-cell>
          <table:table-cell office:value-type="time" office:time-value="PT00H23M47S">
            <text:p>00:23:47</text:p>
          </table:table-cell>
          <table:table-cell table:number-columns-repeated="2"/>
        </table:table-row>
        <table:table-row table:style-name="ro2">
          <table:table-cell office:value-type="string">
            <text:p>03_186.mp3</text:p>
          </table:table-cell>
          <table:table-cell office:value-type="string">
            <text:p>https://www.youtube.com/watch?v=5h8KBJqa9lg</text:p>
          </table:table-cell>
          <table:table-cell office:value-type="time" office:time-value="PT00H25M03S">
            <text:p>00:25:03</text:p>
          </table:table-cell>
          <table:table-cell table:number-columns-repeated="2"/>
        </table:table-row>
        <table:table-row table:style-name="ro2">
          <table:table-cell office:value-type="string">
            <text:p>03_187.mp3</text:p>
          </table:table-cell>
          <table:table-cell office:value-type="string">
            <text:p>https://www.youtube.com/watch?v=djLfnEf6BfA</text:p>
          </table:table-cell>
          <table:table-cell office:value-type="time" office:time-value="PT00H17M20S">
            <text:p>00:17:20</text:p>
          </table:table-cell>
          <table:table-cell table:number-columns-repeated="2"/>
        </table:table-row>
        <table:table-row table:style-name="ro2">
          <table:table-cell office:value-type="string">
            <text:p>03_188.mp3</text:p>
          </table:table-cell>
          <table:table-cell office:value-type="string">
            <text:p>https://www.youtube.com/watch?v=Rizmfu6D3DQ</text:p>
          </table:table-cell>
          <table:table-cell office:value-type="time" office:time-value="PT00H26M25S">
            <text:p>00:26:25</text:p>
          </table:table-cell>
          <table:table-cell table:number-columns-repeated="2"/>
        </table:table-row>
        <table:table-row table:style-name="ro2">
          <table:table-cell office:value-type="string">
            <text:p>03_189.mp3</text:p>
          </table:table-cell>
          <table:table-cell office:value-type="string">
            <text:p>https://www.youtube.com/watch?v=T-9qUAnBzcE</text:p>
          </table:table-cell>
          <table:table-cell office:value-type="time" office:time-value="PT00H25M38S">
            <text:p>00:25:38</text:p>
          </table:table-cell>
          <table:table-cell table:number-columns-repeated="2"/>
        </table:table-row>
        <table:table-row table:style-name="ro2">
          <table:table-cell office:value-type="string">
            <text:p>03_190.mp3</text:p>
          </table:table-cell>
          <table:table-cell office:value-type="string">
            <text:p>https://www.youtube.com/watch?v=QLTWJBQSEHc</text:p>
          </table:table-cell>
          <table:table-cell office:value-type="time" office:time-value="PT00H11M59S">
            <text:p>00:11:59</text:p>
          </table:table-cell>
          <table:table-cell/>
          <table:table-cell table:formula="of:=[.C191]+[.C190]+[.C189]+[.C188]+[.C187]+[.C186]+[.C185]+[.C184]+[.C183]+[.C182]+[.C181]+[.C180]+[.C179]+[.C178]+[.C177]+[.C176]+[.C175]+[.C174]+[.C173]+[.C172]+[.C171]+[.C170]+[.C169]+[.C168]+[.C167]+[.C166]+[.C165]+[.C164]+[.C163]+[.C162]+[.C161]+[.C160]" office:value-type="time" office:time-value="PT10H16M56S">
            <text:p>10:16:56</text:p>
          </table:table-cell>
        </table:table-row>
        <table:table-row table:style-name="ro2">
          <table:table-cell office:value-type="string">
            <text:p>03_191.mp3</text:p>
          </table:table-cell>
          <table:table-cell office:value-type="string">
            <text:p>https://www.youtube.com/watch?v=wkfnUOCbZwg</text:p>
          </table:table-cell>
          <table:table-cell office:value-type="time" office:time-value="PT00H13M11S">
            <text:p>00:13:11</text:p>
          </table:table-cell>
          <table:table-cell/>
          <table:table-cell table:formula="of:=[.E191]+[.E160]" office:value-type="time" office:time-value="PT44H54M58S">
            <text:p>44:54:58</text:p>
          </table:table-cell>
        </table:table-row>
        <table:table-row table:style-name="ro2">
          <table:table-cell office:value-type="string">
            <text:p>03_192.mp3</text:p>
          </table:table-cell>
          <table:table-cell office:value-type="string">
            <text:p>https://www.youtube.com/watch?v=TocPTF5AlP0</text:p>
          </table:table-cell>
          <table:table-cell office:value-type="time" office:time-value="PT00H13M39S">
            <text:p>00:13:39</text:p>
          </table:table-cell>
          <table:table-cell table:number-columns-repeated="2"/>
        </table:table-row>
        <table:table-row table:style-name="ro2">
          <table:table-cell office:value-type="string">
            <text:p>03_193.mp3</text:p>
          </table:table-cell>
          <table:table-cell office:value-type="string">
            <text:p>https://www.youtube.com/watch?v=BnbUSfGGZhc</text:p>
          </table:table-cell>
          <table:table-cell office:value-type="time" office:time-value="PT00H19M59S">
            <text:p>00:19:59</text:p>
          </table:table-cell>
          <table:table-cell table:number-columns-repeated="2"/>
        </table:table-row>
        <table:table-row table:style-name="ro2">
          <table:table-cell office:value-type="string">
            <text:p>03_194.mp3</text:p>
          </table:table-cell>
          <table:table-cell office:value-type="string">
            <text:p>https://www.youtube.com/watch?v=puZZhMyMt7I</text:p>
          </table:table-cell>
          <table:table-cell office:value-type="time" office:time-value="PT00H16M00S">
            <text:p>00:16:00</text:p>
          </table:table-cell>
          <table:table-cell table:number-columns-repeated="2"/>
        </table:table-row>
        <table:table-row table:style-name="ro2">
          <table:table-cell office:value-type="string">
            <text:p>03_195.mp3</text:p>
          </table:table-cell>
          <table:table-cell office:value-type="string">
            <text:p>https://www.youtube.com/watch?v=pR5eTSzQkfg</text:p>
          </table:table-cell>
          <table:table-cell office:value-type="time" office:time-value="PT00H09M19S">
            <text:p>00:09:19</text:p>
          </table:table-cell>
          <table:table-cell table:number-columns-repeated="2"/>
        </table:table-row>
        <table:table-row table:style-name="ro2">
          <table:table-cell office:value-type="string">
            <text:p>03_196.mp3</text:p>
          </table:table-cell>
          <table:table-cell office:value-type="string">
            <text:p>https://www.youtube.com/watch?v=8lbpQzGlf3U</text:p>
          </table:table-cell>
          <table:table-cell office:value-type="time" office:time-value="PT00H12M43S">
            <text:p>00:12:43</text:p>
          </table:table-cell>
          <table:table-cell table:number-columns-repeated="2"/>
        </table:table-row>
        <table:table-row table:style-name="ro2">
          <table:table-cell office:value-type="string">
            <text:p>03_197.mp3</text:p>
          </table:table-cell>
          <table:table-cell office:value-type="string">
            <text:p>https://www.youtube.com/watch?v=dmfCTm0STgg</text:p>
          </table:table-cell>
          <table:table-cell office:value-type="time" office:time-value="PT00H15M43S">
            <text:p>00:15:43</text:p>
          </table:table-cell>
          <table:table-cell table:number-columns-repeated="2"/>
        </table:table-row>
        <table:table-row table:style-name="ro2">
          <table:table-cell office:value-type="string">
            <text:p>03_198.mp3</text:p>
          </table:table-cell>
          <table:table-cell office:value-type="string">
            <text:p>https://www.youtube.com/watch?v=lnq_gSqvF7k</text:p>
          </table:table-cell>
          <table:table-cell office:value-type="time" office:time-value="PT00H14M22S">
            <text:p>00:14:22</text:p>
          </table:table-cell>
          <table:table-cell table:number-columns-repeated="2"/>
        </table:table-row>
        <table:table-row table:style-name="ro2">
          <table:table-cell office:value-type="string">
            <text:p>03_199.mp3</text:p>
          </table:table-cell>
          <table:table-cell office:value-type="string">
            <text:p>https://www.youtube.com/watch?v=-vg-utG6TJo</text:p>
          </table:table-cell>
          <table:table-cell office:value-type="time" office:time-value="PT00H21M06S">
            <text:p>00:21:06</text:p>
          </table:table-cell>
          <table:table-cell table:number-columns-repeated="2"/>
        </table:table-row>
        <table:table-row table:style-name="ro2">
          <table:table-cell office:value-type="string">
            <text:p>03_200.mp3</text:p>
          </table:table-cell>
          <table:table-cell office:value-type="string">
            <text:p>https://www.youtube.com/watch?v=OxpDKqV1Hio</text:p>
          </table:table-cell>
          <table:table-cell office:value-type="time" office:time-value="PT00H16M07S">
            <text:p>00:16:07</text:p>
          </table:table-cell>
          <table:table-cell table:number-columns-repeated="2"/>
        </table:table-row>
        <table:table-row table:style-name="ro2">
          <table:table-cell office:value-type="string">
            <text:p>03_201.mp3</text:p>
          </table:table-cell>
          <table:table-cell office:value-type="string">
            <text:p>https://www.youtube.com/watch?v=dmfCTm0STgg</text:p>
          </table:table-cell>
          <table:table-cell office:value-type="time" office:time-value="PT00H15M43S">
            <text:p>00:15:43</text:p>
          </table:table-cell>
          <table:table-cell table:number-columns-repeated="2"/>
        </table:table-row>
        <table:table-row table:style-name="ro2">
          <table:table-cell office:value-type="string">
            <text:p>03_202.mp3</text:p>
          </table:table-cell>
          <table:table-cell office:value-type="string">
            <text:p>https://www.youtube.com/watch?v=m1FWNbH5wys</text:p>
          </table:table-cell>
          <table:table-cell office:value-type="time" office:time-value="PT00H14M55S">
            <text:p>00:14:55</text:p>
          </table:table-cell>
          <table:table-cell table:number-columns-repeated="2"/>
        </table:table-row>
        <table:table-row table:style-name="ro2">
          <table:table-cell office:value-type="string">
            <text:p>03_203.mp3</text:p>
          </table:table-cell>
          <table:table-cell office:value-type="string">
            <text:p>https://www.youtube.com/watch?v=8kAyXS-HhHM</text:p>
          </table:table-cell>
          <table:table-cell office:value-type="time" office:time-value="PT00H14M14S">
            <text:p>00:14:14</text:p>
          </table:table-cell>
          <table:table-cell table:number-columns-repeated="2"/>
        </table:table-row>
        <table:table-row table:style-name="ro2">
          <table:table-cell office:value-type="string">
            <text:p>03_204.mp4</text:p>
          </table:table-cell>
          <table:table-cell office:value-type="string">
            <text:p>https://www.youtube.com/watch?v=CGx6iwPiRlc</text:p>
          </table:table-cell>
          <table:table-cell office:value-type="time" office:time-value="PT00H17M45S">
            <text:p>00:17:45</text:p>
          </table:table-cell>
          <table:table-cell table:number-columns-repeated="2"/>
        </table:table-row>
        <table:table-row table:style-name="ro2">
          <table:table-cell office:value-type="string">
            <text:p>03_205.mp3</text:p>
          </table:table-cell>
          <table:table-cell office:value-type="string">
            <text:p>https://www.youtube.com/watch?v=uqM-UPyp9Xc</text:p>
          </table:table-cell>
          <table:table-cell office:value-type="time" office:time-value="PT00H11M33S">
            <text:p>00:11:33</text:p>
          </table:table-cell>
          <table:table-cell table:number-columns-repeated="2"/>
        </table:table-row>
        <table:table-row table:style-name="ro2">
          <table:table-cell office:value-type="string">
            <text:p>03_206.mp3</text:p>
          </table:table-cell>
          <table:table-cell office:value-type="string">
            <text:p>https://www.youtube.com/watch?v=u-jdCr14uGk</text:p>
          </table:table-cell>
          <table:table-cell office:value-type="time" office:time-value="PT00H12M27S">
            <text:p>00:12:27</text:p>
          </table:table-cell>
          <table:table-cell table:number-columns-repeated="2"/>
        </table:table-row>
        <table:table-row table:style-name="ro2">
          <table:table-cell office:value-type="string">
            <text:p>03_207.mp3</text:p>
          </table:table-cell>
          <table:table-cell office:value-type="string">
            <text:p>https://www.youtube.com/watch?v=Tba6OdpvZ68</text:p>
          </table:table-cell>
          <table:table-cell office:value-type="time" office:time-value="PT00H10M04S">
            <text:p>00:10:04</text:p>
          </table:table-cell>
          <table:table-cell table:number-columns-repeated="2"/>
        </table:table-row>
        <table:table-row table:style-name="ro2">
          <table:table-cell office:value-type="string">
            <text:p>03_208.mp3</text:p>
          </table:table-cell>
          <table:table-cell office:value-type="string">
            <text:p>https://www.youtube.com/watch?v=X-PPk45LOSQ</text:p>
          </table:table-cell>
          <table:table-cell office:value-type="time" office:time-value="PT00H11M54S">
            <text:p>00:11:54</text:p>
          </table:table-cell>
          <table:table-cell table:number-columns-repeated="2"/>
        </table:table-row>
        <table:table-row table:style-name="ro2">
          <table:table-cell office:value-type="string">
            <text:p>03_209.mp3</text:p>
          </table:table-cell>
          <table:table-cell office:value-type="string">
            <text:p>https://www.youtube.com/watch?v=Ylt3MZnOMvg</text:p>
          </table:table-cell>
          <table:table-cell office:value-type="time" office:time-value="PT00H10M38S">
            <text:p>00:10:38</text:p>
          </table:table-cell>
          <table:table-cell table:number-columns-repeated="2"/>
        </table:table-row>
        <table:table-row table:style-name="ro2">
          <table:table-cell office:value-type="string">
            <text:p>03_210.mp3</text:p>
          </table:table-cell>
          <table:table-cell office:value-type="string">
            <text:p>https://www.youtube.com/watch?v=2RvU8N4mEt4</text:p>
          </table:table-cell>
          <table:table-cell office:value-type="time" office:time-value="PT00H12M21S">
            <text:p>00:12:21</text:p>
          </table:table-cell>
          <table:table-cell table:number-columns-repeated="2"/>
        </table:table-row>
        <table:table-row table:style-name="ro2">
          <table:table-cell office:value-type="string">
            <text:p>03_211.mp3</text:p>
          </table:table-cell>
          <table:table-cell office:value-type="string">
            <text:p>https://www.youtube.com/watch?v=0676mfC4-Ls</text:p>
          </table:table-cell>
          <table:table-cell office:value-type="time" office:time-value="PT00H07M51S">
            <text:p>00:07:51</text:p>
          </table:table-cell>
          <table:table-cell table:number-columns-repeated="2"/>
        </table:table-row>
        <table:table-row table:style-name="ro2">
          <table:table-cell office:value-type="string">
            <text:p>03_212.mp3</text:p>
          </table:table-cell>
          <table:table-cell office:value-type="string">
            <text:p>https://www.youtube.com/watch?v=X-PPk45LOSQ</text:p>
          </table:table-cell>
          <table:table-cell office:value-type="time" office:time-value="PT00H11M54S">
            <text:p>00:11:54</text:p>
          </table:table-cell>
          <table:table-cell table:number-columns-repeated="2"/>
        </table:table-row>
        <table:table-row table:style-name="ro2">
          <table:table-cell office:value-type="string">
            <text:p>03_213.mp3</text:p>
          </table:table-cell>
          <table:table-cell office:value-type="string">
            <text:p>https://www.youtube.com/watch?v=xKPnz80i_ag</text:p>
          </table:table-cell>
          <table:table-cell office:value-type="time" office:time-value="PT00H08M19S">
            <text:p>00:08:19</text:p>
          </table:table-cell>
          <table:table-cell table:number-columns-repeated="2"/>
        </table:table-row>
        <table:table-row table:style-name="ro2">
          <table:table-cell office:value-type="string">
            <text:p>03_214.mp3</text:p>
          </table:table-cell>
          <table:table-cell office:value-type="string">
            <text:p>https://www.youtube.com/watch?v=lHaJYOt-OEg</text:p>
          </table:table-cell>
          <table:table-cell office:value-type="time" office:time-value="PT00H08M18S">
            <text:p>00:08:18</text:p>
          </table:table-cell>
          <table:table-cell table:number-columns-repeated="2"/>
        </table:table-row>
        <table:table-row table:style-name="ro2">
          <table:table-cell office:value-type="string">
            <text:p>03_215.mp3</text:p>
          </table:table-cell>
          <table:table-cell office:value-type="string">
            <text:p>https://www.youtube.com/watch?v=Ylt3MZnOMvg</text:p>
          </table:table-cell>
          <table:table-cell office:value-type="time" office:time-value="PT00H10M38S">
            <text:p>00:10:38</text:p>
          </table:table-cell>
          <table:table-cell table:number-columns-repeated="2"/>
        </table:table-row>
        <table:table-row table:style-name="ro2">
          <table:table-cell office:value-type="string">
            <text:p>03_216.mp3</text:p>
          </table:table-cell>
          <table:table-cell office:value-type="string">
            <text:p>https://www.youtube.com/watch?v=KfcCmqx_hkY</text:p>
          </table:table-cell>
          <table:table-cell office:value-type="time" office:time-value="PT00H10M22S">
            <text:p>00:10:22</text:p>
          </table:table-cell>
          <table:table-cell table:number-columns-repeated="2"/>
        </table:table-row>
        <table:table-row table:style-name="ro2">
          <table:table-cell office:value-type="string">
            <text:p>03_217.mp3</text:p>
          </table:table-cell>
          <table:table-cell office:value-type="string">
            <text:p>https://www.youtube.com/watch?v=pbZkPMKLjmE</text:p>
          </table:table-cell>
          <table:table-cell office:value-type="time" office:time-value="PT00H13M01S">
            <text:p>00:13:01</text:p>
          </table:table-cell>
          <table:table-cell table:number-columns-repeated="2"/>
        </table:table-row>
        <table:table-row table:style-name="ro2">
          <table:table-cell office:value-type="string">
            <text:p>03_218.mp3</text:p>
          </table:table-cell>
          <table:table-cell office:value-type="string">
            <text:p>https://www.youtube.com/watch?v=9B5PJWdnjOk</text:p>
          </table:table-cell>
          <table:table-cell office:value-type="time" office:time-value="PT00H09M46S">
            <text:p>00:09:46</text:p>
          </table:table-cell>
          <table:table-cell table:number-columns-repeated="2"/>
        </table:table-row>
        <table:table-row table:style-name="ro2">
          <table:table-cell office:value-type="string">
            <text:p>03_219.mp3</text:p>
          </table:table-cell>
          <table:table-cell office:value-type="string">
            <text:p>https://www.youtube.com/watch?v=eFDbIzByxww</text:p>
          </table:table-cell>
          <table:table-cell office:value-type="time" office:time-value="PT00H09M00S">
            <text:p>00:09:00</text:p>
          </table:table-cell>
          <table:table-cell table:number-columns-repeated="2"/>
        </table:table-row>
        <table:table-row table:style-name="ro2">
          <table:table-cell office:value-type="string">
            <text:p>03_220.mp3</text:p>
          </table:table-cell>
          <table:table-cell office:value-type="string">
            <text:p>https://www.youtube.com/watch?v=_56oKqVChJw</text:p>
          </table:table-cell>
          <table:table-cell office:value-type="time" office:time-value="PT00H12M45S">
            <text:p>00:12:45</text:p>
          </table:table-cell>
          <table:table-cell table:number-columns-repeated="2"/>
        </table:table-row>
        <table:table-row table:style-name="ro2">
          <table:table-cell office:value-type="string">
            <text:p>03_221.mp3</text:p>
          </table:table-cell>
          <table:table-cell office:value-type="string">
            <text:p>https://www.youtube.com/watch?v=IVFmhG-XWXw</text:p>
          </table:table-cell>
          <table:table-cell office:value-type="time" office:time-value="PT00H15M33S">
            <text:p>00:15:33</text:p>
          </table:table-cell>
          <table:table-cell table:number-columns-repeated="2"/>
        </table:table-row>
        <table:table-row table:style-name="ro2">
          <table:table-cell office:value-type="string">
            <text:p>03_222.mp3</text:p>
          </table:table-cell>
          <table:table-cell office:value-type="string">
            <text:p>https://www.youtube.com/watch?v=LmljTTLqltM</text:p>
          </table:table-cell>
          <table:table-cell office:value-type="time" office:time-value="PT00H10M28S">
            <text:p>00:10:28</text:p>
          </table:table-cell>
          <table:table-cell/>
          <table:table-cell table:formula="of:=[.C223]+[.C222]+[.C221]+[.C220]+[.C219]+[.C218]+[.C217]+[.C216]+[.C215]+[.C214]+[.C213]+[.C212]+[.C211]+[.C210]+[.C209]+[.C208]+[.C207]+[.C206]+[.C205]+[.C204]+[.C203]+[.C202]+[.C201]+[.C200]+[.C199]+[.C198]+[.C197]+[.C196]+[.C195]+[.C194]+[.C193]+[.C192]" office:value-type="time" office:time-value="PT06H51M38S">
            <text:p>06:51:38</text:p>
          </table:table-cell>
        </table:table-row>
        <table:table-row table:style-name="ro2">
          <table:table-cell office:value-type="string">
            <text:p>03_223.mp3</text:p>
          </table:table-cell>
          <table:table-cell office:value-type="string">
            <text:p>https://www.youtube.com/watch?v=6Ss0DvBgZeo</text:p>
          </table:table-cell>
          <table:table-cell office:value-type="time" office:time-value="PT00H11M17S">
            <text:p>00:11:17</text:p>
          </table:table-cell>
          <table:table-cell/>
          <table:table-cell table:formula="of:=[.E223]+[.E192]" office:value-type="time" office:time-value="PT51H46M36S">
            <text:p>51:46:36</text:p>
          </table:table-cell>
        </table:table-row>
        <table:table-row table:style-name="ro2">
          <table:table-cell office:value-type="string">
            <text:p>03_224.mp3</text:p>
          </table:table-cell>
          <table:table-cell office:value-type="string">
            <text:p>https://www.youtube.com/watch?v=OvTro-fQR_s</text:p>
          </table:table-cell>
          <table:table-cell office:value-type="time" office:time-value="PT00H11M21S">
            <text:p>00:11:21</text:p>
          </table:table-cell>
          <table:table-cell table:number-columns-repeated="2"/>
        </table:table-row>
        <table:table-row table:style-name="ro2">
          <table:table-cell office:value-type="string">
            <text:p>03_225.mp3</text:p>
          </table:table-cell>
          <table:table-cell office:value-type="string">
            <text:p>https://www.youtube.com/watch?v=jDXnfltv5xs</text:p>
          </table:table-cell>
          <table:table-cell office:value-type="time" office:time-value="PT00H11M31S">
            <text:p>00:11:31</text:p>
          </table:table-cell>
          <table:table-cell table:number-columns-repeated="2"/>
        </table:table-row>
        <table:table-row table:style-name="ro2">
          <table:table-cell office:value-type="string">
            <text:p>03_226.mp3</text:p>
          </table:table-cell>
          <table:table-cell office:value-type="string">
            <text:p>https://www.youtube.com/watch?v=ijNhEvYBq_M</text:p>
          </table:table-cell>
          <table:table-cell office:value-type="time" office:time-value="PT00H16M48S">
            <text:p>00:16:48</text:p>
          </table:table-cell>
          <table:table-cell table:number-columns-repeated="2"/>
        </table:table-row>
        <table:table-row table:style-name="ro2">
          <table:table-cell office:value-type="string">
            <text:p>03_227.mp3</text:p>
          </table:table-cell>
          <table:table-cell office:value-type="string">
            <text:p>https://www.youtube.com/watch?v=BuDHMfpv9j8</text:p>
          </table:table-cell>
          <table:table-cell office:value-type="time" office:time-value="PT00H18M27S">
            <text:p>00:18:27</text:p>
          </table:table-cell>
          <table:table-cell table:number-columns-repeated="2"/>
        </table:table-row>
        <table:table-row table:style-name="ro2">
          <table:table-cell office:value-type="string">
            <text:p>03_228.mp3</text:p>
          </table:table-cell>
          <table:table-cell office:value-type="string">
            <text:p>https://www.youtube.com/watch?v=vB6L8pxAKVQ</text:p>
          </table:table-cell>
          <table:table-cell office:value-type="time" office:time-value="PT00H07M35S">
            <text:p>00:07:35</text:p>
          </table:table-cell>
          <table:table-cell table:number-columns-repeated="2"/>
        </table:table-row>
        <table:table-row table:style-name="ro2">
          <table:table-cell office:value-type="string">
            <text:p>03_229.mp3</text:p>
          </table:table-cell>
          <table:table-cell office:value-type="string">
            <text:p>https://www.youtube.com/watch?v=NYl71kTnGEM</text:p>
          </table:table-cell>
          <table:table-cell office:value-type="time" office:time-value="PT00H32M11S">
            <text:p>00:32:11</text:p>
          </table:table-cell>
          <table:table-cell table:number-columns-repeated="2"/>
        </table:table-row>
        <table:table-row table:style-name="ro2">
          <table:table-cell office:value-type="string">
            <text:p>03_230.mp3</text:p>
          </table:table-cell>
          <table:table-cell office:value-type="string">
            <text:p>https://www.youtube.com/watch?v=N9JjONpIJF0</text:p>
          </table:table-cell>
          <table:table-cell office:value-type="time" office:time-value="PT00H06M09S">
            <text:p>00:06:09</text:p>
          </table:table-cell>
          <table:table-cell table:number-columns-repeated="2"/>
        </table:table-row>
        <table:table-row table:style-name="ro2">
          <table:table-cell office:value-type="string">
            <text:p>03_231.mp3</text:p>
          </table:table-cell>
          <table:table-cell office:value-type="string">
            <text:p>https://www.youtube.com/watch?v=ABHCGk2aqEc</text:p>
          </table:table-cell>
          <table:table-cell office:value-type="time" office:time-value="PT00H18M30S">
            <text:p>00:18:30</text:p>
          </table:table-cell>
          <table:table-cell table:number-columns-repeated="2"/>
        </table:table-row>
        <table:table-row table:style-name="ro2">
          <table:table-cell office:value-type="string">
            <text:p>03_232.mp3</text:p>
          </table:table-cell>
          <table:table-cell office:value-type="string">
            <text:p>https://www.youtube.com/watch?v=ew6EXqLcCbA</text:p>
          </table:table-cell>
          <table:table-cell office:value-type="time" office:time-value="PT00H11M08S">
            <text:p>00:11:08</text:p>
          </table:table-cell>
          <table:table-cell table:number-columns-repeated="2"/>
        </table:table-row>
        <table:table-row table:style-name="ro2">
          <table:table-cell office:value-type="string">
            <text:p>03_233.mp3</text:p>
          </table:table-cell>
          <table:table-cell office:value-type="string">
            <text:p>https://www.youtube.com/watch?v=6Guo3pbjCK0</text:p>
          </table:table-cell>
          <table:table-cell office:value-type="time" office:time-value="PT00H08M41S">
            <text:p>00:08:41</text:p>
          </table:table-cell>
          <table:table-cell table:number-columns-repeated="2"/>
        </table:table-row>
        <table:table-row table:style-name="ro2">
          <table:table-cell office:value-type="string">
            <text:p>03_234.mp3</text:p>
          </table:table-cell>
          <table:table-cell office:value-type="string">
            <text:p>https://www.youtube.com/watch?v=otNPd-QcVdg</text:p>
          </table:table-cell>
          <table:table-cell office:value-type="time" office:time-value="PT00H14M05S">
            <text:p>00:14:05</text:p>
          </table:table-cell>
          <table:table-cell table:number-columns-repeated="2"/>
        </table:table-row>
        <table:table-row table:style-name="ro2">
          <table:table-cell office:value-type="string">
            <text:p>03_235.mp3</text:p>
          </table:table-cell>
          <table:table-cell office:value-type="string">
            <text:p>https://www.youtube.com/watch?v=4uckC9__ihw</text:p>
          </table:table-cell>
          <table:table-cell office:value-type="time" office:time-value="PT00H06M01S">
            <text:p>00:06:01</text:p>
          </table:table-cell>
          <table:table-cell table:number-columns-repeated="2"/>
        </table:table-row>
        <table:table-row table:style-name="ro2">
          <table:table-cell office:value-type="string">
            <text:p>03_236.mp3</text:p>
          </table:table-cell>
          <table:table-cell office:value-type="string">
            <text:p>https://www.youtube.com/watch?v=JdEUQWhzLiA</text:p>
          </table:table-cell>
          <table:table-cell office:value-type="time" office:time-value="PT00H16M51S">
            <text:p>00:16:51</text:p>
          </table:table-cell>
          <table:table-cell table:number-columns-repeated="2"/>
        </table:table-row>
        <table:table-row table:style-name="ro2">
          <table:table-cell office:value-type="string">
            <text:p>03_237.mp3</text:p>
          </table:table-cell>
          <table:table-cell office:value-type="string">
            <text:p>https://www.youtube.com/watch?v=8M_IykqrYw8</text:p>
          </table:table-cell>
          <table:table-cell office:value-type="time" office:time-value="PT00H05M32S">
            <text:p>00:05:32</text:p>
          </table:table-cell>
          <table:table-cell table:number-columns-repeated="2"/>
        </table:table-row>
        <table:table-row table:style-name="ro2">
          <table:table-cell office:value-type="string">
            <text:p>03_238.mp3</text:p>
          </table:table-cell>
          <table:table-cell office:value-type="string">
            <text:p>https://www.youtube.com/watch?v=4yWWlz7FgWY</text:p>
          </table:table-cell>
          <table:table-cell office:value-type="time" office:time-value="PT00H18M07S">
            <text:p>00:18:07</text:p>
          </table:table-cell>
          <table:table-cell table:number-columns-repeated="2"/>
        </table:table-row>
        <table:table-row table:style-name="ro2">
          <table:table-cell office:value-type="string">
            <text:p>03_239.mp3</text:p>
          </table:table-cell>
          <table:table-cell office:value-type="string">
            <text:p>https://www.youtube.com/watch?v=Wo34EhFaEo4</text:p>
          </table:table-cell>
          <table:table-cell office:value-type="time" office:time-value="PT00H10M28S">
            <text:p>00:10:28</text:p>
          </table:table-cell>
          <table:table-cell table:number-columns-repeated="2"/>
        </table:table-row>
        <table:table-row table:style-name="ro2">
          <table:table-cell office:value-type="string">
            <text:p>03_240.mp3</text:p>
          </table:table-cell>
          <table:table-cell office:value-type="string">
            <text:p>https://www.youtube.com/watch?v=pvLhqtwpT1I</text:p>
          </table:table-cell>
          <table:table-cell office:value-type="time" office:time-value="PT00H07M37S">
            <text:p>00:07:37</text:p>
          </table:table-cell>
          <table:table-cell table:number-columns-repeated="2"/>
        </table:table-row>
        <table:table-row table:style-name="ro2">
          <table:table-cell office:value-type="string">
            <text:p>03_241.mp3</text:p>
          </table:table-cell>
          <table:table-cell office:value-type="string">
            <text:p>https://www.youtube.com/watch?v=rU2HkHu9C3A</text:p>
          </table:table-cell>
          <table:table-cell office:value-type="time" office:time-value="PT00H13M14S">
            <text:p>00:13:14</text:p>
          </table:table-cell>
          <table:table-cell table:number-columns-repeated="2"/>
        </table:table-row>
        <table:table-row table:style-name="ro2">
          <table:table-cell office:value-type="string">
            <text:p>03_242.mp3</text:p>
          </table:table-cell>
          <table:table-cell office:value-type="string">
            <text:p>https://www.youtube.com/watch?v=O5ik6DzuX24</text:p>
          </table:table-cell>
          <table:table-cell office:value-type="time" office:time-value="PT00H12M47S">
            <text:p>00:12:47</text:p>
          </table:table-cell>
          <table:table-cell table:number-columns-repeated="2"/>
        </table:table-row>
        <table:table-row table:style-name="ro2">
          <table:table-cell office:value-type="string">
            <text:p>03_243.mp3</text:p>
          </table:table-cell>
          <table:table-cell office:value-type="string">
            <text:p>https://www.youtube.com/watch?v=OvTro-fQR_s</text:p>
          </table:table-cell>
          <table:table-cell office:value-type="time" office:time-value="PT00H11M20S">
            <text:p>00:11:20</text:p>
          </table:table-cell>
          <table:table-cell table:number-columns-repeated="2"/>
        </table:table-row>
        <table:table-row table:style-name="ro2">
          <table:table-cell office:value-type="string">
            <text:p>03_244.mp3</text:p>
          </table:table-cell>
          <table:table-cell office:value-type="string">
            <text:p>https://www.youtube.com/watch?v=6anHNtMG30A</text:p>
          </table:table-cell>
          <table:table-cell office:value-type="time" office:time-value="PT00H16M51S">
            <text:p>00:16:51</text:p>
          </table:table-cell>
          <table:table-cell table:number-columns-repeated="2"/>
        </table:table-row>
        <table:table-row table:style-name="ro2">
          <table:table-cell office:value-type="string">
            <text:p>03_245.mp3</text:p>
          </table:table-cell>
          <table:table-cell office:value-type="string">
            <text:p>https://www.youtube.com/watch?v=38mecsNf1ek</text:p>
          </table:table-cell>
          <table:table-cell office:value-type="time" office:time-value="PT00H13M11S">
            <text:p>00:13:11</text:p>
          </table:table-cell>
          <table:table-cell table:number-columns-repeated="2"/>
        </table:table-row>
        <table:table-row table:style-name="ro2">
          <table:table-cell office:value-type="string">
            <text:p>03_246.mp3</text:p>
          </table:table-cell>
          <table:table-cell office:value-type="string">
            <text:p>https://www.youtube.com/watch?v=ut6k2i8DDNE</text:p>
          </table:table-cell>
          <table:table-cell office:value-type="time" office:time-value="PT00H12M51S">
            <text:p>00:12:51</text:p>
          </table:table-cell>
          <table:table-cell table:number-columns-repeated="2"/>
        </table:table-row>
        <table:table-row table:style-name="ro2">
          <table:table-cell office:value-type="string">
            <text:p>03_247.mp3</text:p>
          </table:table-cell>
          <table:table-cell office:value-type="string">
            <text:p>https://www.youtube.com/watch?v=CbKYEYoHBic</text:p>
          </table:table-cell>
          <table:table-cell office:value-type="time" office:time-value="PT00H13M04S">
            <text:p>00:13:04</text:p>
          </table:table-cell>
          <table:table-cell table:number-columns-repeated="2"/>
        </table:table-row>
        <table:table-row table:style-name="ro2">
          <table:table-cell office:value-type="string">
            <text:p>03_248.mp3</text:p>
          </table:table-cell>
          <table:table-cell office:value-type="string">
            <text:p>https://www.youtube.com/watch?v=zICq1_NWC3M</text:p>
          </table:table-cell>
          <table:table-cell office:value-type="time" office:time-value="PT00H10M34S">
            <text:p>00:10:34</text:p>
          </table:table-cell>
          <table:table-cell table:number-columns-repeated="2"/>
        </table:table-row>
        <table:table-row table:style-name="ro2">
          <table:table-cell office:value-type="string">
            <text:p>03_249.mp3</text:p>
          </table:table-cell>
          <table:table-cell office:value-type="string">
            <text:p>https://www.youtube.com/watch?v=ZtYbZn2o0oU</text:p>
          </table:table-cell>
          <table:table-cell office:value-type="time" office:time-value="PT00H10M05S">
            <text:p>00:10:05</text:p>
          </table:table-cell>
          <table:table-cell table:number-columns-repeated="2"/>
        </table:table-row>
        <table:table-row table:style-name="ro2">
          <table:table-cell office:value-type="string">
            <text:p>03_250.mp3</text:p>
          </table:table-cell>
          <table:table-cell office:value-type="string">
            <text:p>https://www.youtube.com/watch?v=jtNmKiT5XiY</text:p>
          </table:table-cell>
          <table:table-cell office:value-type="time" office:time-value="PT00H10M17S">
            <text:p>00:10:17</text:p>
          </table:table-cell>
          <table:table-cell table:number-columns-repeated="2"/>
        </table:table-row>
        <table:table-row table:style-name="ro2">
          <table:table-cell office:value-type="string">
            <text:p>03_251.mp3</text:p>
          </table:table-cell>
          <table:table-cell office:value-type="string">
            <text:p>https://www.youtube.com/watch?v=ol8z7kbannI</text:p>
          </table:table-cell>
          <table:table-cell office:value-type="time" office:time-value="PT00H08M12S">
            <text:p>00:08:12</text:p>
          </table:table-cell>
          <table:table-cell table:number-columns-repeated="2"/>
        </table:table-row>
        <table:table-row table:style-name="ro2">
          <table:table-cell office:value-type="string">
            <text:p>03_252.mp3</text:p>
          </table:table-cell>
          <table:table-cell office:value-type="string">
            <text:p>https://www.youtube.com/watch?v=ERFpDRNP9xc</text:p>
          </table:table-cell>
          <table:table-cell office:value-type="time" office:time-value="PT00H09M32S">
            <text:p>00:09:32</text:p>
          </table:table-cell>
          <table:table-cell table:number-columns-repeated="2"/>
        </table:table-row>
        <table:table-row table:style-name="ro2">
          <table:table-cell office:value-type="string">
            <text:p>03_253.mp3</text:p>
          </table:table-cell>
          <table:table-cell office:value-type="string">
            <text:p>https://www.youtube.com/watch?v=Fl13x_mRB7o</text:p>
          </table:table-cell>
          <table:table-cell office:value-type="time" office:time-value="PT00H20M17S">
            <text:p>00:20:17</text:p>
          </table:table-cell>
          <table:table-cell table:number-columns-repeated="2"/>
        </table:table-row>
        <table:table-row table:style-name="ro2">
          <table:table-cell office:value-type="string">
            <text:p>03_254.mp3</text:p>
          </table:table-cell>
          <table:table-cell office:value-type="string">
            <text:p>https://www.youtube.com/watch?v=LDiwGgOlBRc</text:p>
          </table:table-cell>
          <table:table-cell office:value-type="time" office:time-value="PT00H24M10S">
            <text:p>00:24:10</text:p>
          </table:table-cell>
          <table:table-cell/>
          <table:table-cell table:formula="of:=[.C255]+[.C254]+[.C253]+[.C252]+[.C251]+[.C250]+[.C249]+[.C248]+[.C247]+[.C246]+[.C245]+[.C244]+[.C243]+[.C242]+[.C241]+[.C240]+[.C239]+[.C238]+[.C237]+[.C236]+[.C235]+[.C234]+[.C233]+[.C232]+[.C231]+[.C230]+[.C229]+[.C228]+[.C227]+[.C226]+[.C225]+[.C224]" office:value-type="time" office:time-value="PT06H58M44S">
            <text:p>06:58:44</text:p>
          </table:table-cell>
        </table:table-row>
        <table:table-row table:style-name="ro2">
          <table:table-cell office:value-type="string">
            <text:p>03_255.mp3</text:p>
          </table:table-cell>
          <table:table-cell office:value-type="string">
            <text:p>https://www.youtube.com/watch?v=ngd0IO2jqXs</text:p>
          </table:table-cell>
          <table:table-cell office:value-type="time" office:time-value="PT00H11M27S">
            <text:p>00:11:27</text:p>
          </table:table-cell>
          <table:table-cell/>
          <table:table-cell table:formula="of:=[.E255]+[.E224]" office:value-type="time" office:time-value="PT58H45M20S">
            <text:p>58:45:20</text:p>
          </table:table-cell>
        </table:table-row>
        <table:table-row table:style-name="ro2">
          <table:table-cell office:value-type="string">
            <text:p>03_256.mp3</text:p>
          </table:table-cell>
          <table:table-cell office:value-type="string">
            <text:p>https://www.youtube.com/watch?v=tct9xn7frc8</text:p>
          </table:table-cell>
          <table:table-cell office:value-type="time" office:time-value="PT00H14M09S">
            <text:p>00:14:09</text:p>
          </table:table-cell>
          <table:table-cell table:number-columns-repeated="2"/>
        </table:table-row>
        <table:table-row table:style-name="ro2">
          <table:table-cell office:value-type="string">
            <text:p>03_257.mp3</text:p>
          </table:table-cell>
          <table:table-cell office:value-type="string">
            <text:p>https://www.youtube.com/watch?v=KlTFWXgMa-0</text:p>
          </table:table-cell>
          <table:table-cell office:value-type="time" office:time-value="PT00H10M21S">
            <text:p>00:10:21</text:p>
          </table:table-cell>
          <table:table-cell table:number-columns-repeated="2"/>
        </table:table-row>
        <table:table-row table:style-name="ro2">
          <table:table-cell office:value-type="string">
            <text:p>03_258.mp3</text:p>
          </table:table-cell>
          <table:table-cell office:value-type="string">
            <text:p>https://www.youtube.com/watch?v=sQRHkGHnbkU</text:p>
          </table:table-cell>
          <table:table-cell office:value-type="time" office:time-value="PT00H09M09S">
            <text:p>00:09:09</text:p>
          </table:table-cell>
          <table:table-cell table:number-columns-repeated="2"/>
        </table:table-row>
        <table:table-row table:style-name="ro2">
          <table:table-cell office:value-type="string">
            <text:p>03_259.mp3</text:p>
          </table:table-cell>
          <table:table-cell office:value-type="string">
            <text:p>https://www.youtube.com/watch?v=Jj67kN4Vpwg</text:p>
          </table:table-cell>
          <table:table-cell office:value-type="time" office:time-value="PT00H16M32S">
            <text:p>00:16:32</text:p>
          </table:table-cell>
          <table:table-cell table:number-columns-repeated="2"/>
        </table:table-row>
        <table:table-row table:style-name="ro2">
          <table:table-cell office:value-type="string">
            <text:p>03_260.mp3</text:p>
          </table:table-cell>
          <table:table-cell office:value-type="string">
            <text:p>https://www.youtube.com/watch?v=NWtGSzs7Kgk</text:p>
          </table:table-cell>
          <table:table-cell office:value-type="time" office:time-value="PT00H18M13S">
            <text:p>00:18:13</text:p>
          </table:table-cell>
          <table:table-cell table:number-columns-repeated="2"/>
        </table:table-row>
        <table:table-row table:style-name="ro2">
          <table:table-cell office:value-type="string">
            <text:p>03_261.mp3</text:p>
          </table:table-cell>
          <table:table-cell office:value-type="string">
            <text:p>https://www.youtube.com/watch?v=hVBC2mbVO-0</text:p>
          </table:table-cell>
          <table:table-cell office:value-type="time" office:time-value="PT00H10M17S">
            <text:p>00:10:17</text:p>
          </table:table-cell>
          <table:table-cell table:number-columns-repeated="2"/>
        </table:table-row>
        <table:table-row table:style-name="ro2">
          <table:table-cell office:value-type="string">
            <text:p>03_262.mp3</text:p>
          </table:table-cell>
          <table:table-cell office:value-type="string">
            <text:p>https://www.youtube.com/watch?v=OvJRI_IxdXA</text:p>
          </table:table-cell>
          <table:table-cell office:value-type="time" office:time-value="PT00H09M42S">
            <text:p>00:09:42</text:p>
          </table:table-cell>
          <table:table-cell table:number-columns-repeated="2"/>
        </table:table-row>
        <table:table-row table:style-name="ro2">
          <table:table-cell office:value-type="string">
            <text:p>03_263.mp3</text:p>
          </table:table-cell>
          <table:table-cell office:value-type="string">
            <text:p>https://www.youtube.com/watch?v=Y8unZt0ujSc</text:p>
          </table:table-cell>
          <table:table-cell office:value-type="time" office:time-value="PT00H13M35S">
            <text:p>00:13:35</text:p>
          </table:table-cell>
          <table:table-cell table:number-columns-repeated="2"/>
        </table:table-row>
        <table:table-row table:style-name="ro2">
          <table:table-cell office:value-type="string">
            <text:p>03_264.mp3</text:p>
          </table:table-cell>
          <table:table-cell office:value-type="string">
            <text:p>https://www.youtube.com/watch?v=XUKaqBmzbhE</text:p>
          </table:table-cell>
          <table:table-cell office:value-type="time" office:time-value="PT00H06M07S">
            <text:p>00:06:07</text:p>
          </table:table-cell>
          <table:table-cell table:number-columns-repeated="2"/>
        </table:table-row>
        <table:table-row table:style-name="ro2">
          <table:table-cell office:value-type="string">
            <text:p>03_265.mp3</text:p>
          </table:table-cell>
          <table:table-cell office:value-type="string">
            <text:p>https://www.youtube.com/watch?v=mZQglr0TgsY</text:p>
          </table:table-cell>
          <table:table-cell office:value-type="time" office:time-value="PT00H09M24S">
            <text:p>00:09:24</text:p>
          </table:table-cell>
          <table:table-cell table:number-columns-repeated="2"/>
        </table:table-row>
        <table:table-row table:style-name="ro2">
          <table:table-cell office:value-type="string">
            <text:p>03_266.mp3</text:p>
          </table:table-cell>
          <table:table-cell office:value-type="string">
            <text:p>https://www.youtube.com/watch?v=9DHnLx8GKIw</text:p>
          </table:table-cell>
          <table:table-cell office:value-type="time" office:time-value="PT00H17M19S">
            <text:p>00:17:19</text:p>
          </table:table-cell>
          <table:table-cell table:number-columns-repeated="2"/>
        </table:table-row>
        <table:table-row table:style-name="ro2">
          <table:table-cell office:value-type="string">
            <text:p>03_267.mp3</text:p>
          </table:table-cell>
          <table:table-cell office:value-type="string">
            <text:p>https://www.youtube.com/watch?v=E-5H47XCYlY</text:p>
          </table:table-cell>
          <table:table-cell office:value-type="time" office:time-value="PT00H11M16S">
            <text:p>00:11:16</text:p>
          </table:table-cell>
          <table:table-cell table:number-columns-repeated="2"/>
        </table:table-row>
        <table:table-row table:style-name="ro2">
          <table:table-cell office:value-type="string">
            <text:p>03_268.mp3</text:p>
          </table:table-cell>
          <table:table-cell office:value-type="string">
            <text:p>https://www.youtube.com/watch?v=KZFHAilofL4</text:p>
          </table:table-cell>
          <table:table-cell office:value-type="time" office:time-value="PT00H12M32S">
            <text:p>00:12:32</text:p>
          </table:table-cell>
          <table:table-cell table:number-columns-repeated="2"/>
        </table:table-row>
        <table:table-row table:style-name="ro2">
          <table:table-cell office:value-type="string">
            <text:p>03_269.mp3</text:p>
          </table:table-cell>
          <table:table-cell office:value-type="string">
            <text:p>https://www.youtube.com/watch?v=shxYTOCJh4k</text:p>
          </table:table-cell>
          <table:table-cell office:value-type="time" office:time-value="PT00H09M58S">
            <text:p>00:09:58</text:p>
          </table:table-cell>
          <table:table-cell table:number-columns-repeated="2"/>
        </table:table-row>
        <table:table-row table:style-name="ro2">
          <table:table-cell office:value-type="string">
            <text:p>03_270.mp3</text:p>
          </table:table-cell>
          <table:table-cell office:value-type="string">
            <text:p>https://www.youtube.com/watch?v=BfQTNnr2cBY</text:p>
          </table:table-cell>
          <table:table-cell office:value-type="time" office:time-value="PT00H12M40S">
            <text:p>00:12:40</text:p>
          </table:table-cell>
          <table:table-cell table:number-columns-repeated="2"/>
        </table:table-row>
        <table:table-row table:style-name="ro2">
          <table:table-cell office:value-type="string">
            <text:p>03_271.mp3</text:p>
          </table:table-cell>
          <table:table-cell office:value-type="string">
            <text:p>https://www.youtube.com/watch?v=Hr0BYkdLv0I</text:p>
          </table:table-cell>
          <table:table-cell office:value-type="time" office:time-value="PT00H14M40S">
            <text:p>00:14:40</text:p>
          </table:table-cell>
          <table:table-cell table:number-columns-repeated="2"/>
        </table:table-row>
        <table:table-row table:style-name="ro2">
          <table:table-cell office:value-type="string">
            <text:p>03_272.mp3</text:p>
          </table:table-cell>
          <table:table-cell office:value-type="string">
            <text:p>https://www.youtube.com/watch?v=zElGKUK9egM</text:p>
          </table:table-cell>
          <table:table-cell office:value-type="time" office:time-value="PT00H19M11S">
            <text:p>00:19:11</text:p>
          </table:table-cell>
          <table:table-cell table:number-columns-repeated="2"/>
        </table:table-row>
        <table:table-row table:style-name="ro2">
          <table:table-cell office:value-type="string">
            <text:p>03_273.mp3</text:p>
          </table:table-cell>
          <table:table-cell office:value-type="string">
            <text:p>https://www.youtube.com/watch?v=ag74wLotBWk</text:p>
          </table:table-cell>
          <table:table-cell office:value-type="time" office:time-value="PT00H05M24S">
            <text:p>00:05:24</text:p>
          </table:table-cell>
          <table:table-cell table:number-columns-repeated="2"/>
        </table:table-row>
        <table:table-row table:style-name="ro2">
          <table:table-cell office:value-type="string">
            <text:p>03_274.mp3</text:p>
          </table:table-cell>
          <table:table-cell office:value-type="string">
            <text:p>https://www.youtube.com/watch?v=rIj90DPDhAs</text:p>
          </table:table-cell>
          <table:table-cell office:value-type="time" office:time-value="PT00H07M08S">
            <text:p>00:07:08</text:p>
          </table:table-cell>
          <table:table-cell table:number-columns-repeated="2"/>
        </table:table-row>
        <table:table-row table:style-name="ro2">
          <table:table-cell office:value-type="string">
            <text:p>03_275.mp3</text:p>
          </table:table-cell>
          <table:table-cell office:value-type="string">
            <text:p>https://www.youtube.com/watch?v=cmgv-JMymkQ</text:p>
          </table:table-cell>
          <table:table-cell office:value-type="time" office:time-value="PT00H09M35S">
            <text:p>00:09:35</text:p>
          </table:table-cell>
          <table:table-cell table:number-columns-repeated="2"/>
        </table:table-row>
        <table:table-row table:style-name="ro2">
          <table:table-cell office:value-type="string">
            <text:p>03_276.mp3</text:p>
          </table:table-cell>
          <table:table-cell office:value-type="string">
            <text:p>https://www.youtube.com/watch?v=rmf9i4KFo_8</text:p>
          </table:table-cell>
          <table:table-cell office:value-type="time" office:time-value="PT00H17M05S">
            <text:p>00:17:05</text:p>
          </table:table-cell>
          <table:table-cell table:number-columns-repeated="2"/>
        </table:table-row>
        <table:table-row table:style-name="ro2">
          <table:table-cell office:value-type="string">
            <text:p>03_277.mp3</text:p>
          </table:table-cell>
          <table:table-cell office:value-type="string">
            <text:p>https://www.youtube.com/watch?v=L2NxKeTx8iQ</text:p>
          </table:table-cell>
          <table:table-cell office:value-type="time" office:time-value="PT00H05M09S">
            <text:p>00:05:09</text:p>
          </table:table-cell>
          <table:table-cell table:number-columns-repeated="2"/>
        </table:table-row>
        <table:table-row table:style-name="ro2">
          <table:table-cell office:value-type="string">
            <text:p>03_278.mp3</text:p>
          </table:table-cell>
          <table:table-cell office:value-type="string">
            <text:p>https://www.youtube.com/watch?v=zElGKUK9egM</text:p>
          </table:table-cell>
          <table:table-cell office:value-type="time" office:time-value="PT00H09M11S">
            <text:p>00:09:11</text:p>
          </table:table-cell>
          <table:table-cell table:number-columns-repeated="2"/>
        </table:table-row>
        <table:table-row table:style-name="ro2">
          <table:table-cell office:value-type="string">
            <text:p>03_279.mp3</text:p>
          </table:table-cell>
          <table:table-cell office:value-type="string">
            <text:p>https://www.youtube.com/watch?v=pc07vL2Oww0</text:p>
          </table:table-cell>
          <table:table-cell office:value-type="time" office:time-value="PT00H15M56S">
            <text:p>00:15:56</text:p>
          </table:table-cell>
          <table:table-cell table:number-columns-repeated="2"/>
        </table:table-row>
        <table:table-row table:style-name="ro2">
          <table:table-cell office:value-type="string">
            <text:p>03_280.mp3</text:p>
          </table:table-cell>
          <table:table-cell office:value-type="string">
            <text:p>https://www.youtube.com/watch?v=PdB3TZmvtlU</text:p>
          </table:table-cell>
          <table:table-cell office:value-type="time" office:time-value="PT00H26M15S">
            <text:p>00:26:15</text:p>
          </table:table-cell>
          <table:table-cell table:number-columns-repeated="2"/>
        </table:table-row>
        <table:table-row table:style-name="ro2">
          <table:table-cell office:value-type="string">
            <text:p>03_281.mp3</text:p>
          </table:table-cell>
          <table:table-cell office:value-type="string">
            <text:p>https://www.youtube.com/watch?v=X6pRsbDHNsM</text:p>
          </table:table-cell>
          <table:table-cell office:value-type="time" office:time-value="PT00H08M17S">
            <text:p>00:08:17</text:p>
          </table:table-cell>
          <table:table-cell table:number-columns-repeated="2"/>
        </table:table-row>
        <table:table-row table:style-name="ro2">
          <table:table-cell office:value-type="string">
            <text:p>03_282.mp3</text:p>
          </table:table-cell>
          <table:table-cell office:value-type="string">
            <text:p>https://www.youtube.com/watch?v=60GdGrAQT30</text:p>
          </table:table-cell>
          <table:table-cell office:value-type="time" office:time-value="PT00H18M45S">
            <text:p>00:18:45</text:p>
          </table:table-cell>
          <table:table-cell table:number-columns-repeated="2"/>
        </table:table-row>
        <table:table-row table:style-name="ro1">
          <table:table-cell office:value-type="string">
            <text:p>03_283.mp3</text:p>
          </table:table-cell>
          <table:table-cell office:value-type="string">
            <text:p>gelöscht, da nur Musik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>
            <text:p>03_284.mp3</text:p>
          </table:table-cell>
          <table:table-cell office:value-type="string">
            <text:p>https://www.youtube.com/watch?v=gQGaESGgrm8</text:p>
          </table:table-cell>
          <table:table-cell office:value-type="time" office:time-value="PT00H14M44S">
            <text:p>00:14:44</text:p>
          </table:table-cell>
          <table:table-cell table:number-columns-repeated="2"/>
        </table:table-row>
        <table:table-row table:style-name="ro2">
          <table:table-cell office:value-type="string">
            <text:p>03_285.mp3</text:p>
          </table:table-cell>
          <table:table-cell office:value-type="string">
            <text:p>https://www.youtube.com/watch?v=mebSM9zOSGg</text:p>
          </table:table-cell>
          <table:table-cell office:value-type="time" office:time-value="PT00H11M38S">
            <text:p>00:11:38</text:p>
          </table:table-cell>
          <table:table-cell table:number-columns-repeated="2"/>
        </table:table-row>
        <table:table-row table:style-name="ro2">
          <table:table-cell office:value-type="string">
            <text:p>03_286.mp3</text:p>
          </table:table-cell>
          <table:table-cell office:value-type="string">
            <text:p>https://www.youtube.com/watch?v=vPCsWYqGdBY</text:p>
          </table:table-cell>
          <table:table-cell office:value-type="time" office:time-value="PT00H10M56S">
            <text:p>00:10:56</text:p>
          </table:table-cell>
          <table:table-cell/>
          <table:table-cell table:formula="of:=[.C287]+[.C286]+[.C285]+[.C283]+[.C282]+[.C281]+[.C280]+[.C279]+[.C278]+[.C277]+[.C276]+[.C275]+[.C274]+[.C273]+[.C272]+[.C271]+[.C270]+[.C269]+[.C268]+[.C267]+[.C266]+[.C265]+[.C264]+[.C263]+[.C262]+[.C261]+[.C260]+[.C259]+[.C258]+[.C257]+[.C256]" office:value-type="time" office:time-value="PT06H26M35S">
            <text:p>06:26:35</text:p>
          </table:table-cell>
        </table:table-row>
        <table:table-row table:style-name="ro2">
          <table:table-cell office:value-type="string">
            <text:p>03_287.mp3</text:p>
          </table:table-cell>
          <table:table-cell office:value-type="string">
            <text:p>https://www.youtube.com/watch?v=dGphTluo1PU</text:p>
          </table:table-cell>
          <table:table-cell office:value-type="time" office:time-value="PT00H12M59S">
            <text:p>00:12:59</text:p>
          </table:table-cell>
          <table:table-cell/>
          <table:table-cell table:formula="of:=[.E287]+[.E256]" office:value-type="time" office:time-value="PT65H11M55S">
            <text:p>65:11:55</text:p>
          </table:table-cell>
        </table:table-row>
        <table:table-row table:style-name="ro2">
          <table:table-cell office:value-type="string">
            <text:p>03_288.mp3</text:p>
          </table:table-cell>
          <table:table-cell office:value-type="string">
            <text:p>https://www.youtube.com/watch?v=9plzJWFt_iI</text:p>
          </table:table-cell>
          <table:table-cell office:value-type="time" office:time-value="PT00H13M19S">
            <text:p>00:13:19</text:p>
          </table:table-cell>
          <table:table-cell table:number-columns-repeated="2"/>
        </table:table-row>
        <table:table-row table:style-name="ro2">
          <table:table-cell office:value-type="string">
            <text:p>03_289.mp3</text:p>
          </table:table-cell>
          <table:table-cell office:value-type="string">
            <text:p>https://www.youtube.com/watch?v=Me-QJHTWgOI</text:p>
          </table:table-cell>
          <table:table-cell office:value-type="time" office:time-value="PT00H09M27S">
            <text:p>00:09:27</text:p>
          </table:table-cell>
          <table:table-cell table:number-columns-repeated="2"/>
        </table:table-row>
        <table:table-row table:style-name="ro2">
          <table:table-cell office:value-type="string">
            <text:p>03_290.mp3</text:p>
          </table:table-cell>
          <table:table-cell office:value-type="string">
            <text:p>https://www.youtube.com/watch?v=Axm614r2ZYs</text:p>
          </table:table-cell>
          <table:table-cell office:value-type="time" office:time-value="PT00H16M33S">
            <text:p>00:16:33</text:p>
          </table:table-cell>
          <table:table-cell table:number-columns-repeated="2"/>
        </table:table-row>
        <table:table-row table:style-name="ro2">
          <table:table-cell office:value-type="string">
            <text:p>03_291.mp3</text:p>
          </table:table-cell>
          <table:table-cell office:value-type="string">
            <text:p>https://www.youtube.com/watch?v=iwvQysTl8zQ</text:p>
          </table:table-cell>
          <table:table-cell office:value-type="time" office:time-value="PT00H11M24S">
            <text:p>00:11:24</text:p>
          </table:table-cell>
          <table:table-cell table:number-columns-repeated="2"/>
        </table:table-row>
        <table:table-row table:style-name="ro2">
          <table:table-cell office:value-type="string">
            <text:p>03_292.mp3</text:p>
          </table:table-cell>
          <table:table-cell office:value-type="string">
            <text:p>https://www.youtube.com/watch?v=aprGpverQ60</text:p>
          </table:table-cell>
          <table:table-cell office:value-type="time" office:time-value="PT00H13M45S">
            <text:p>00:13:45</text:p>
          </table:table-cell>
          <table:table-cell table:number-columns-repeated="2"/>
        </table:table-row>
        <table:table-row table:style-name="ro2">
          <table:table-cell office:value-type="string">
            <text:p>03_293.mp3</text:p>
          </table:table-cell>
          <table:table-cell office:value-type="string">
            <text:p>https://www.youtube.com/watch?v=EJMBqCOM6LU</text:p>
          </table:table-cell>
          <table:table-cell office:value-type="time" office:time-value="PT00H15M44S">
            <text:p>00:15:44</text:p>
          </table:table-cell>
          <table:table-cell table:number-columns-repeated="2"/>
        </table:table-row>
        <table:table-row table:style-name="ro2">
          <table:table-cell office:value-type="string">
            <text:p>03_294.mp3</text:p>
          </table:table-cell>
          <table:table-cell office:value-type="string">
            <text:p>https://www.youtube.com/watch?v=S7rNJYDrwy4</text:p>
          </table:table-cell>
          <table:table-cell office:value-type="time" office:time-value="PT00H19M09S">
            <text:p>00:19:09</text:p>
          </table:table-cell>
          <table:table-cell table:number-columns-repeated="2"/>
        </table:table-row>
        <table:table-row table:style-name="ro2">
          <table:table-cell office:value-type="string">
            <text:p>03_295.mp3</text:p>
          </table:table-cell>
          <table:table-cell office:value-type="string">
            <text:p>https://www.youtube.com/watch?v=iSZcaEXQBSM</text:p>
          </table:table-cell>
          <table:table-cell office:value-type="time" office:time-value="PT00H12M40S">
            <text:p>00:12:40</text:p>
          </table:table-cell>
          <table:table-cell table:number-columns-repeated="2"/>
        </table:table-row>
        <table:table-row table:style-name="ro2">
          <table:table-cell office:value-type="string">
            <text:p>03_296.mp3</text:p>
          </table:table-cell>
          <table:table-cell office:value-type="string">
            <text:p>https://www.youtube.com/watch?v=xzNCHPOH2I8</text:p>
          </table:table-cell>
          <table:table-cell office:value-type="time" office:time-value="PT00H10M58S">
            <text:p>00:10:58</text:p>
          </table:table-cell>
          <table:table-cell table:number-columns-repeated="2"/>
        </table:table-row>
        <table:table-row table:style-name="ro2">
          <table:table-cell office:value-type="string">
            <text:p>03_297.mp3</text:p>
          </table:table-cell>
          <table:table-cell office:value-type="string">
            <text:p>https://www.youtube.com/watch?v=_aA1zjoIMUA</text:p>
          </table:table-cell>
          <table:table-cell office:value-type="time" office:time-value="PT00H11M54S">
            <text:p>00:11:54</text:p>
          </table:table-cell>
          <table:table-cell table:number-columns-repeated="2"/>
        </table:table-row>
        <table:table-row table:style-name="ro2">
          <table:table-cell office:value-type="string">
            <text:p>03_298.mp3</text:p>
          </table:table-cell>
          <table:table-cell office:value-type="string">
            <text:p>https://www.youtube.com/watch?v=tIt6biPI1Cg</text:p>
          </table:table-cell>
          <table:table-cell office:value-type="time" office:time-value="PT00H14M35S">
            <text:p>00:14:35</text:p>
          </table:table-cell>
          <table:table-cell table:number-columns-repeated="2"/>
        </table:table-row>
        <table:table-row table:style-name="ro2">
          <table:table-cell office:value-type="string">
            <text:p>03_299.mp3</text:p>
          </table:table-cell>
          <table:table-cell office:value-type="string">
            <text:p>https://www.youtube.com/watch?v=qgvxdiX62MQ</text:p>
          </table:table-cell>
          <table:table-cell office:value-type="time" office:time-value="PT00H19M05S">
            <text:p>00:19:05</text:p>
          </table:table-cell>
          <table:table-cell table:number-columns-repeated="2"/>
        </table:table-row>
        <table:table-row table:style-name="ro2">
          <table:table-cell office:value-type="string">
            <text:p>03_300.mp3</text:p>
          </table:table-cell>
          <table:table-cell office:value-type="string">
            <text:p>https://www.youtube.com/watch?v=DunQpKFn0Xc</text:p>
          </table:table-cell>
          <table:table-cell office:value-type="time" office:time-value="PT00H05M02S">
            <text:p>00:05:02</text:p>
          </table:table-cell>
          <table:table-cell table:number-columns-repeated="2"/>
        </table:table-row>
        <table:table-row table:style-name="ro2">
          <table:table-cell office:value-type="string">
            <text:p>03_301.mp3</text:p>
          </table:table-cell>
          <table:table-cell office:value-type="string">
            <text:p>https://www.youtube.com/watch?v=mMsbozkIldo</text:p>
          </table:table-cell>
          <table:table-cell office:value-type="time" office:time-value="PT00H12M22S">
            <text:p>00:12:22</text:p>
          </table:table-cell>
          <table:table-cell table:number-columns-repeated="2"/>
        </table:table-row>
        <table:table-row table:style-name="ro2">
          <table:table-cell office:value-type="string">
            <text:p>03_302.mp3</text:p>
          </table:table-cell>
          <table:table-cell office:value-type="string">
            <text:p>https://www.youtube.com/watch?v=IVRd5W-BdJU</text:p>
          </table:table-cell>
          <table:table-cell office:value-type="time" office:time-value="PT00H17M51S">
            <text:p>00:17:51</text:p>
          </table:table-cell>
          <table:table-cell table:number-columns-repeated="2"/>
        </table:table-row>
        <table:table-row table:style-name="ro2">
          <table:table-cell office:value-type="string">
            <text:p>03_303.mp3</text:p>
          </table:table-cell>
          <table:table-cell office:value-type="string">
            <text:p>https://www.youtube.com/watch?v=JmOQWk3Pg7g</text:p>
          </table:table-cell>
          <table:table-cell office:value-type="time" office:time-value="PT00H18M00S">
            <text:p>00:18:00</text:p>
          </table:table-cell>
          <table:table-cell table:number-columns-repeated="2"/>
        </table:table-row>
        <table:table-row table:style-name="ro2">
          <table:table-cell office:value-type="string">
            <text:p>03_304.mp3</text:p>
          </table:table-cell>
          <table:table-cell office:value-type="string">
            <text:p>https://www.youtube.com/watch?v=Qwy_-ioS6PY</text:p>
          </table:table-cell>
          <table:table-cell office:value-type="time" office:time-value="PT00H13M10S">
            <text:p>00:13:10</text:p>
          </table:table-cell>
          <table:table-cell table:number-columns-repeated="2"/>
        </table:table-row>
        <table:table-row table:style-name="ro2">
          <table:table-cell office:value-type="string">
            <text:p>03_305.mp3</text:p>
          </table:table-cell>
          <table:table-cell office:value-type="string">
            <text:p>https://www.youtube.com/watch?v=Z0hf19K4NV8</text:p>
          </table:table-cell>
          <table:table-cell office:value-type="time" office:time-value="PT00H13M27S">
            <text:p>00:13:27</text:p>
          </table:table-cell>
          <table:table-cell table:number-columns-repeated="2"/>
        </table:table-row>
        <table:table-row table:style-name="ro2">
          <table:table-cell office:value-type="string">
            <text:p>03_306.mp3</text:p>
          </table:table-cell>
          <table:table-cell office:value-type="string">
            <text:p>https://www.youtube.com/watch?v=8eJWdPT5Cr4</text:p>
          </table:table-cell>
          <table:table-cell office:value-type="time" office:time-value="PT00H11M31S">
            <text:p>00:11:31</text:p>
          </table:table-cell>
          <table:table-cell table:number-columns-repeated="2"/>
        </table:table-row>
        <table:table-row table:style-name="ro2">
          <table:table-cell office:value-type="string">
            <text:p>03_307.mp3</text:p>
          </table:table-cell>
          <table:table-cell office:value-type="string">
            <text:p>https://www.youtube.com/watch?v=_T-OmKKdlkc</text:p>
          </table:table-cell>
          <table:table-cell office:value-type="time" office:time-value="PT00H12M22S">
            <text:p>00:12:22</text:p>
          </table:table-cell>
          <table:table-cell table:number-columns-repeated="2"/>
        </table:table-row>
        <table:table-row table:style-name="ro2">
          <table:table-cell office:value-type="string">
            <text:p>03_308.mp3</text:p>
          </table:table-cell>
          <table:table-cell office:value-type="string">
            <text:p>https://www.youtube.com/watch?v=A_75SBLhB7w</text:p>
          </table:table-cell>
          <table:table-cell office:value-type="time" office:time-value="PT00H17M00S">
            <text:p>00:17:00</text:p>
          </table:table-cell>
          <table:table-cell table:number-columns-repeated="2"/>
        </table:table-row>
        <table:table-row table:style-name="ro2">
          <table:table-cell office:value-type="string">
            <text:p>03_309.mp3</text:p>
          </table:table-cell>
          <table:table-cell office:value-type="string">
            <text:p>https://www.youtube.com/watch?v=TE8-DUcvdCI</text:p>
          </table:table-cell>
          <table:table-cell office:value-type="time" office:time-value="PT00H14M52S">
            <text:p>00:14:52</text:p>
          </table:table-cell>
          <table:table-cell table:number-columns-repeated="2"/>
        </table:table-row>
        <table:table-row table:style-name="ro2">
          <table:table-cell office:value-type="string">
            <text:p>03_310.mp3</text:p>
          </table:table-cell>
          <table:table-cell office:value-type="string">
            <text:p>https://www.youtube.com/watch?v=L-W7uBfOXpE</text:p>
          </table:table-cell>
          <table:table-cell office:value-type="time" office:time-value="PT00H08M36S">
            <text:p>00:08:36</text:p>
          </table:table-cell>
          <table:table-cell table:number-columns-repeated="2"/>
        </table:table-row>
        <table:table-row table:style-name="ro2">
          <table:table-cell office:value-type="string">
            <text:p>03_311.mp3</text:p>
          </table:table-cell>
          <table:table-cell office:value-type="string">
            <text:p>https://www.youtube.com/watch?v=ryqYBTktjfo</text:p>
          </table:table-cell>
          <table:table-cell office:value-type="time" office:time-value="PT00H10M48S">
            <text:p>00:10:48</text:p>
          </table:table-cell>
          <table:table-cell table:number-columns-repeated="2"/>
        </table:table-row>
        <table:table-row table:style-name="ro2">
          <table:table-cell office:value-type="string">
            <text:p>03_312.mp3</text:p>
          </table:table-cell>
          <table:table-cell office:value-type="string">
            <text:p>https://www.youtube.com/watch?v=41bn6sFFzsU</text:p>
          </table:table-cell>
          <table:table-cell office:value-type="time" office:time-value="PT00H14M14S">
            <text:p>00:14:14</text:p>
          </table:table-cell>
          <table:table-cell table:number-columns-repeated="2"/>
        </table:table-row>
        <table:table-row table:style-name="ro2">
          <table:table-cell office:value-type="string">
            <text:p>03_313.mp3</text:p>
          </table:table-cell>
          <table:table-cell office:value-type="string">
            <text:p>https://www.youtube.com/watch?v=FpbBArcCv9I</text:p>
          </table:table-cell>
          <table:table-cell office:value-type="time" office:time-value="PT00H11M00S">
            <text:p>00:11:00</text:p>
          </table:table-cell>
          <table:table-cell table:number-columns-repeated="2"/>
        </table:table-row>
        <table:table-row table:style-name="ro2">
          <table:table-cell office:value-type="string">
            <text:p>03_314.mp3</text:p>
          </table:table-cell>
          <table:table-cell office:value-type="string">
            <text:p>https://www.youtube.com/watch?v=vemCFOIGNh8</text:p>
          </table:table-cell>
          <table:table-cell office:value-type="time" office:time-value="PT00H12M17S">
            <text:p>00:12:17</text:p>
          </table:table-cell>
          <table:table-cell table:number-columns-repeated="2"/>
        </table:table-row>
        <table:table-row table:style-name="ro2">
          <table:table-cell office:value-type="string">
            <text:p>03_315.mp3</text:p>
          </table:table-cell>
          <table:table-cell office:value-type="string">
            <text:p>https://www.youtube.com/watch?v=KZx4gQG12H0</text:p>
          </table:table-cell>
          <table:table-cell office:value-type="time" office:time-value="PT00H09M16S">
            <text:p>00:09:16</text:p>
          </table:table-cell>
          <table:table-cell table:number-columns-repeated="2"/>
        </table:table-row>
        <table:table-row table:style-name="ro2">
          <table:table-cell office:value-type="string">
            <text:p>03_316.mp3</text:p>
          </table:table-cell>
          <table:table-cell office:value-type="string">
            <text:p>https://www.youtube.com/watch?v=pgFxJrJ5XlI</text:p>
          </table:table-cell>
          <table:table-cell office:value-type="time" office:time-value="PT00H10M33S">
            <text:p>00:10:33</text:p>
          </table:table-cell>
          <table:table-cell table:number-columns-repeated="2"/>
        </table:table-row>
        <table:table-row table:style-name="ro2">
          <table:table-cell office:value-type="string">
            <text:p>03_317.mp3</text:p>
          </table:table-cell>
          <table:table-cell office:value-type="string">
            <text:p>https://www.youtube.com/watch?v=pzTes_2x1VA</text:p>
          </table:table-cell>
          <table:table-cell office:value-type="time" office:time-value="PT00H06M14S">
            <text:p>00:06:14</text:p>
          </table:table-cell>
          <table:table-cell table:number-columns-repeated="2"/>
        </table:table-row>
        <table:table-row table:style-name="ro2">
          <table:table-cell office:value-type="string">
            <text:p>03_318.mp3</text:p>
          </table:table-cell>
          <table:table-cell office:value-type="string">
            <text:p>https://www.youtube.com/watch?v=iqj8zKGrkC8</text:p>
          </table:table-cell>
          <table:table-cell office:value-type="time" office:time-value="PT00H11M09S">
            <text:p>00:11:09</text:p>
          </table:table-cell>
          <table:table-cell/>
          <table:table-cell table:formula="of:=[.C319]+[.C318]+[.C317]+[.C316]+[.C315]+[.C314]+[.C313]+[.C312]+[.C311]+[.C310]+[.C309]+[.C308]+[.C307]+[.C306]+[.C305]+[.C304]+[.C303]+[.C302]+[.C301]+[.C300]+[.C299]+[.C298]+[.C297]+[.C296]+[.C295]+[.C294]+[.C293]+[.C292]+[.C291]+[.C290]+[.C289]+[.C288]" office:value-type="time" office:time-value="PT06H51M16S">
            <text:p>06:51:16</text:p>
          </table:table-cell>
        </table:table-row>
        <table:table-row table:style-name="ro2">
          <table:table-cell office:value-type="string">
            <text:p>03_319.mp3</text:p>
          </table:table-cell>
          <table:table-cell office:value-type="string">
            <text:p>https://www.youtube.com/watch?v=r8-wHNae1ww</text:p>
          </table:table-cell>
          <table:table-cell office:value-type="time" office:time-value="PT00H10M28S">
            <text:p>00:10:28</text:p>
          </table:table-cell>
          <table:table-cell/>
          <table:table-cell table:formula="of:=[.E319]+[.E288]" office:value-type="time" office:time-value="PT72H03M11S">
            <text:p>72:03:11</text:p>
          </table:table-cell>
        </table:table-row>
        <table:table-row table:style-name="ro2">
          <table:table-cell office:value-type="string">
            <text:p>03_320.mp3</text:p>
          </table:table-cell>
          <table:table-cell office:value-type="string">
            <text:p>https://www.youtube.com/watch?v=OEq_jgbLKFA</text:p>
          </table:table-cell>
          <table:table-cell office:value-type="time" office:time-value="PT00H16M56S">
            <text:p>00:16:56</text:p>
          </table:table-cell>
          <table:table-cell table:number-columns-repeated="2"/>
        </table:table-row>
        <table:table-row table:style-name="ro2">
          <table:table-cell office:value-type="string">
            <text:p>03_321.mp3</text:p>
          </table:table-cell>
          <table:table-cell office:value-type="string">
            <text:p>https://www.youtube.com/watch?v=eOKGzNC-X0k</text:p>
          </table:table-cell>
          <table:table-cell office:value-type="time" office:time-value="PT00H14M50S">
            <text:p>00:14:50</text:p>
          </table:table-cell>
          <table:table-cell table:number-columns-repeated="2"/>
        </table:table-row>
        <table:table-row table:style-name="ro2">
          <table:table-cell office:value-type="string">
            <text:p>03_322.mp3</text:p>
          </table:table-cell>
          <table:table-cell office:value-type="string">
            <text:p>https://www.youtube.com/watch?v=vLHg8DS3J1Y</text:p>
          </table:table-cell>
          <table:table-cell office:value-type="time" office:time-value="PT00H10M38S">
            <text:p>00:10:38</text:p>
          </table:table-cell>
          <table:table-cell table:number-columns-repeated="2"/>
        </table:table-row>
        <table:table-row table:style-name="ro2">
          <table:table-cell office:value-type="string">
            <text:p>03_323.mp3</text:p>
          </table:table-cell>
          <table:table-cell office:value-type="string">
            <text:p>https://www.youtube.com/watch?v=2iNb0XEjfvs</text:p>
          </table:table-cell>
          <table:table-cell office:value-type="time" office:time-value="PT00H12M29S">
            <text:p>00:12:29</text:p>
          </table:table-cell>
          <table:table-cell table:number-columns-repeated="2"/>
        </table:table-row>
        <table:table-row table:style-name="ro2">
          <table:table-cell office:value-type="string">
            <text:p>03_324.mp4</text:p>
          </table:table-cell>
          <table:table-cell office:value-type="string">
            <text:p>https://www.youtube.com/watch?v=Dt6U2tlot_s</text:p>
          </table:table-cell>
          <table:table-cell office:value-type="time" office:time-value="PT00H19M32S">
            <text:p>00:19:32</text:p>
          </table:table-cell>
          <table:table-cell table:number-columns-repeated="2"/>
        </table:table-row>
        <table:table-row table:style-name="ro2">
          <table:table-cell office:value-type="string">
            <text:p>03_325.mp3</text:p>
          </table:table-cell>
          <table:table-cell office:value-type="string">
            <text:p>https://www.youtube.com/watch?v=4GMpINViUaA</text:p>
          </table:table-cell>
          <table:table-cell office:value-type="time" office:time-value="PT00H17M54S">
            <text:p>00:17:54</text:p>
          </table:table-cell>
          <table:table-cell table:number-columns-repeated="2"/>
        </table:table-row>
        <table:table-row table:style-name="ro2">
          <table:table-cell office:value-type="string">
            <text:p>03_326.mp3</text:p>
          </table:table-cell>
          <table:table-cell office:value-type="string">
            <text:p>https://www.youtube.com/watch?v=YPzD_udiGDs</text:p>
          </table:table-cell>
          <table:table-cell office:value-type="time" office:time-value="PT00H14M25S">
            <text:p>00:14:25</text:p>
          </table:table-cell>
          <table:table-cell table:number-columns-repeated="2"/>
        </table:table-row>
        <table:table-row table:style-name="ro2">
          <table:table-cell office:value-type="string">
            <text:p>03_327.mp3</text:p>
          </table:table-cell>
          <table:table-cell office:value-type="string">
            <text:p>https://www.youtube.com/watch?v=pqt6YCPOJK0</text:p>
          </table:table-cell>
          <table:table-cell office:value-type="time" office:time-value="PT00H30M05S">
            <text:p>00:30:05</text:p>
          </table:table-cell>
          <table:table-cell table:number-columns-repeated="2"/>
        </table:table-row>
        <table:table-row table:style-name="ro2">
          <table:table-cell office:value-type="string">
            <text:p>03_328.mp3</text:p>
          </table:table-cell>
          <table:table-cell office:value-type="string">
            <text:p>https://www.youtube.com/watch?v=QpgT2Up4PgY</text:p>
          </table:table-cell>
          <table:table-cell office:value-type="time" office:time-value="PT00H11M18S">
            <text:p>00:11:18</text:p>
          </table:table-cell>
          <table:table-cell table:number-columns-repeated="2"/>
        </table:table-row>
        <table:table-row table:style-name="ro2">
          <table:table-cell office:value-type="string">
            <text:p>03_329.mp3</text:p>
          </table:table-cell>
          <table:table-cell office:value-type="string">
            <text:p>https://www.youtube.com/watch?v=jJ2DJLahXco</text:p>
          </table:table-cell>
          <table:table-cell office:value-type="time" office:time-value="PT00H12M30S">
            <text:p>00:12:30</text:p>
          </table:table-cell>
          <table:table-cell table:number-columns-repeated="2"/>
        </table:table-row>
        <table:table-row table:style-name="ro2">
          <table:table-cell office:value-type="string">
            <text:p>03_330.mp3</text:p>
          </table:table-cell>
          <table:table-cell office:value-type="string">
            <text:p>https://www.youtube.com/watch?v=hBEtdXP5L7A</text:p>
          </table:table-cell>
          <table:table-cell office:value-type="time" office:time-value="PT00H14M54S">
            <text:p>00:14:54</text:p>
          </table:table-cell>
          <table:table-cell table:number-columns-repeated="2"/>
        </table:table-row>
        <table:table-row table:style-name="ro2">
          <table:table-cell office:value-type="string">
            <text:p>03_331.mp3</text:p>
          </table:table-cell>
          <table:table-cell office:value-type="string">
            <text:p>https://www.youtube.com/watch?v=49yBdkT4W6k</text:p>
          </table:table-cell>
          <table:table-cell office:value-type="time" office:time-value="PT00H10M24S">
            <text:p>00:10:24</text:p>
          </table:table-cell>
          <table:table-cell table:number-columns-repeated="2"/>
        </table:table-row>
        <table:table-row table:style-name="ro2">
          <table:table-cell office:value-type="string">
            <text:p>03_332.mp3</text:p>
          </table:table-cell>
          <table:table-cell office:value-type="string">
            <text:p>https://www.youtube.com/watch?v=4ag7KLsbBL8</text:p>
          </table:table-cell>
          <table:table-cell office:value-type="time" office:time-value="PT00H11M55S">
            <text:p>00:11:55</text:p>
          </table:table-cell>
          <table:table-cell table:number-columns-repeated="2"/>
        </table:table-row>
        <table:table-row table:style-name="ro2">
          <table:table-cell office:value-type="string">
            <text:p>03_333.mp3</text:p>
          </table:table-cell>
          <table:table-cell office:value-type="string">
            <text:p>https://www.youtube.com/watch?v=zvGWUxQq8MM</text:p>
          </table:table-cell>
          <table:table-cell office:value-type="time" office:time-value="PT00H11M04S">
            <text:p>00:11:04</text:p>
          </table:table-cell>
          <table:table-cell table:number-columns-repeated="2"/>
        </table:table-row>
        <table:table-row table:style-name="ro2">
          <table:table-cell office:value-type="string">
            <text:p>03_334.mp3</text:p>
          </table:table-cell>
          <table:table-cell office:value-type="string">
            <text:p>https://www.youtube.com/watch?v=vYA8xK5_kSI</text:p>
          </table:table-cell>
          <table:table-cell office:value-type="time" office:time-value="PT00H14M24S">
            <text:p>00:14:24</text:p>
          </table:table-cell>
          <table:table-cell table:number-columns-repeated="2"/>
        </table:table-row>
        <table:table-row table:style-name="ro2">
          <table:table-cell office:value-type="string">
            <text:p>03_335.mp3</text:p>
          </table:table-cell>
          <table:table-cell office:value-type="string">
            <text:p>https://www.youtube.com/watch?v=Bmo1_tNkHDI</text:p>
          </table:table-cell>
          <table:table-cell office:value-type="time" office:time-value="PT00H09M49S">
            <text:p>00:09:49</text:p>
          </table:table-cell>
          <table:table-cell table:number-columns-repeated="2"/>
        </table:table-row>
        <table:table-row table:style-name="ro2">
          <table:table-cell office:value-type="string">
            <text:p>03_336.mp3</text:p>
          </table:table-cell>
          <table:table-cell office:value-type="string">
            <text:p>https://www.youtube.com/watch?v=H3JxRtQKbP8</text:p>
          </table:table-cell>
          <table:table-cell office:value-type="time" office:time-value="PT00H18M28S">
            <text:p>00:18:28</text:p>
          </table:table-cell>
          <table:table-cell table:number-columns-repeated="2"/>
        </table:table-row>
        <table:table-row table:style-name="ro2">
          <table:table-cell office:value-type="string">
            <text:p>03_337.mp3</text:p>
          </table:table-cell>
          <table:table-cell office:value-type="string">
            <text:p>https://www.youtube.com/watch?v=eZs85RdVhAs</text:p>
          </table:table-cell>
          <table:table-cell office:value-type="time" office:time-value="PT00H14M34S">
            <text:p>00:14:34</text:p>
          </table:table-cell>
          <table:table-cell table:number-columns-repeated="2"/>
        </table:table-row>
        <table:table-row table:style-name="ro2">
          <table:table-cell office:value-type="string">
            <text:p>03_338.mp3</text:p>
          </table:table-cell>
          <table:table-cell office:value-type="string">
            <text:p>https://www.youtube.com/watch?v=wWjzP9uRVfo</text:p>
          </table:table-cell>
          <table:table-cell office:value-type="time" office:time-value="PT00H26M12S">
            <text:p>00:26:12</text:p>
          </table:table-cell>
          <table:table-cell/>
          <table:table-cell table:formula="of:=[.C339]+[.C338]+[.C337]+[.C336]+[.C335]+[.C334]+[.C333]+[.C332]+[.C331]+[.C330]+[.C329]+[.C328]+[.C327]+[.C326]+[.C325]+[.C324]+[.C323]+[.C322]+[.C321]+[.C320]" office:value-type="time" office:time-value="PT05H02M49S">
            <text:p>05:02:49</text:p>
          </table:table-cell>
        </table:table-row>
        <table:table-row table:style-name="ro1">
          <table:table-cell table:number-columns-repeated="2"/>
          <table:table-cell table:style-name="ce4" table:formula="of:=[.E340]" office:value-type="time" office:time-value="PT77H06M00S">
            <text:p>77:06:00</text:p>
          </table:table-cell>
          <table:table-cell/>
          <table:table-cell table:formula="of:=[.E339]+[.E320]" office:value-type="time" office:time-value="PT77H06M00S">
            <text:p>77:06:00</text:p>
          </table:table-cell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339])" office:value-type="time" office:time-value="PT00H12M22S">
            <text:p>00:12:2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339] )" office:value-type="time" office:time-value="PT00H13M48.537313S">
            <text:p>00:13: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339])" office:value-type="time" office:time-value="PT00H02M30S">
            <text:p>00:02: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339])" office:value-type="time" office:time-value="PT01H51M14S">
            <text:p>01:51:14</text:p>
          </table:table-cell>
          <table:table-cell table:number-columns-repeated="2"/>
        </table:table-row>
      </table:table>
      <table:table table:name="f_04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  <table:table-cell/>
        </table:table-row>
        <table:table-row table:style-name="ro2">
          <table:table-cell office:value-type="string">
            <text:p>04_001.mp3</text:p>
          </table:table-cell>
          <table:table-cell office:value-type="string">
            <text:p>https://www.youtube.com/watch?v=EtmbjzYah7k</text:p>
          </table:table-cell>
          <table:table-cell office:value-type="time" office:time-value="PT00H22M17S">
            <text:p>00:22:17</text:p>
          </table:table-cell>
          <table:table-cell/>
        </table:table-row>
        <table:table-row table:style-name="ro2">
          <table:table-cell office:value-type="string">
            <text:p>04_002.mp3</text:p>
          </table:table-cell>
          <table:table-cell office:value-type="string">
            <text:p>https://www.youtube.com/watch?v=H4vcMWB7fuQ</text:p>
          </table:table-cell>
          <table:table-cell office:value-type="time" office:time-value="PT00H18M26S">
            <text:p>00:18:26</text:p>
          </table:table-cell>
          <table:table-cell/>
        </table:table-row>
        <table:table-row table:style-name="ro1">
          <table:table-cell office:value-type="string">
            <text:p>04_003.mp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04_004.mp3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04_005.mp3</text:p>
          </table:table-cell>
          <table:table-cell office:value-type="string">
            <text:p>https://www.youtube.com/watch?v=dn9_fKFmbHw</text:p>
          </table:table-cell>
          <table:table-cell office:value-type="time" office:time-value="PT00H22M25S">
            <text:p>00:22:25</text:p>
          </table:table-cell>
          <table:table-cell office:value-type="string">
            <text:p>ist eine Reaction und muss geschnitten werden</text:p>
          </table:table-cell>
        </table:table-row>
        <table:table-row table:style-name="ro2">
          <table:table-cell office:value-type="string">
            <text:p>04_006.mp3</text:p>
          </table:table-cell>
          <table:table-cell office:value-type="string">
            <text:p>https://www.youtube.com/watch?v=-RgYyi6SgWg</text:p>
          </table:table-cell>
          <table:table-cell office:value-type="time" office:time-value="PT00H21M04S">
            <text:p>00:21:04</text:p>
          </table:table-cell>
          <table:table-cell/>
        </table:table-row>
        <table:table-row table:style-name="ro2">
          <table:table-cell office:value-type="string">
            <text:p>04_007.mp3</text:p>
          </table:table-cell>
          <table:table-cell office:value-type="string">
            <text:p>https://www.youtube.com/watch?v=r8G00JJWdd4</text:p>
          </table:table-cell>
          <table:table-cell office:value-type="time" office:time-value="PT00H11M38S">
            <text:p>00:11:38</text:p>
          </table:table-cell>
          <table:table-cell/>
        </table:table-row>
        <table:table-row table:style-name="ro2">
          <table:table-cell office:value-type="string">
            <text:p>04_008.mp3</text:p>
          </table:table-cell>
          <table:table-cell office:value-type="string">
            <text:p>https://www.youtube.com/watch?v=Pzj0IUyPha4</text:p>
          </table:table-cell>
          <table:table-cell office:value-type="time" office:time-value="PT00H10M48S">
            <text:p>00:10:48</text:p>
          </table:table-cell>
          <table:table-cell/>
        </table:table-row>
        <table:table-row table:style-name="ro2">
          <table:table-cell office:value-type="string">
            <text:p>04_009.mp3</text:p>
          </table:table-cell>
          <table:table-cell office:value-type="string">
            <text:p>https://www.youtube.com/watch?v=XjBNtKEST0w</text:p>
          </table:table-cell>
          <table:table-cell office:value-type="time" office:time-value="PT00H13M54S">
            <text:p>00:13:54</text:p>
          </table:table-cell>
          <table:table-cell/>
        </table:table-row>
        <table:table-row table:style-name="ro2">
          <table:table-cell office:value-type="string">
            <text:p>04_010.mp3</text:p>
          </table:table-cell>
          <table:table-cell office:value-type="string">
            <text:p>https://www.youtube.com/watch?v=yaZ10mYCQsM</text:p>
          </table:table-cell>
          <table:table-cell office:value-type="time" office:time-value="PT00H22M15S">
            <text:p>00:22:15</text:p>
          </table:table-cell>
          <table:table-cell/>
        </table:table-row>
        <table:table-row table:style-name="ro2">
          <table:table-cell office:value-type="string">
            <text:p>04_011.mp3</text:p>
          </table:table-cell>
          <table:table-cell office:value-type="string">
            <text:p>https://www.youtube.com/watch?v=lKJ5sUfYTGg</text:p>
          </table:table-cell>
          <table:table-cell office:value-type="time" office:time-value="PT00H14M01S">
            <text:p>00:14:01</text:p>
          </table:table-cell>
          <table:table-cell/>
        </table:table-row>
        <table:table-row table:style-name="ro2">
          <table:table-cell office:value-type="string">
            <text:p>04_012.mp3</text:p>
          </table:table-cell>
          <table:table-cell office:value-type="string">
            <text:p>https://www.youtube.com/watch?v=kLqpaeRNMvs</text:p>
          </table:table-cell>
          <table:table-cell office:value-type="time" office:time-value="PT00H55M26S">
            <text:p>00:55:26</text:p>
          </table:table-cell>
          <table:table-cell office:value-type="string">
            <text:p>NT Mann muss rausgeschnitten werden</text:p>
          </table:table-cell>
        </table:table-row>
        <table:table-row table:style-name="ro2">
          <table:table-cell office:value-type="string">
            <text:p>04_013.mp3</text:p>
          </table:table-cell>
          <table:table-cell office:value-type="string">
            <text:p>https://www.youtube.com/watch?v=1Uq1n8UQ3hc</text:p>
          </table:table-cell>
          <table:table-cell office:value-type="time" office:time-value="PT00H33M45S">
            <text:p>00:33:45</text:p>
          </table:table-cell>
          <table:table-cell/>
        </table:table-row>
        <table:table-row table:style-name="ro2">
          <table:table-cell office:value-type="string">
            <text:p>04_014.mp3</text:p>
          </table:table-cell>
          <table:table-cell office:value-type="string">
            <text:p>https://www.youtube.com/watch?v=J0m_9ft1Wuo</text:p>
          </table:table-cell>
          <table:table-cell office:value-type="time" office:time-value="PT00H18M33S">
            <text:p>00:18:33</text:p>
          </table:table-cell>
          <table:table-cell office:value-type="string">
            <text:p>TikToks müssen rausgeschnitten werden</text:p>
          </table:table-cell>
        </table:table-row>
        <table:table-row table:style-name="ro2">
          <table:table-cell office:value-type="string">
            <text:p>04_015.mp3</text:p>
          </table:table-cell>
          <table:table-cell office:value-type="string">
            <text:p>https://www.youtube.com/watch?v=jOw144-GSWA</text:p>
          </table:table-cell>
          <table:table-cell office:value-type="time" office:time-value="PT00H32M37S">
            <text:p>00:32:37</text:p>
          </table:table-cell>
          <table:table-cell office:value-type="string">
            <text:p>Jubilee Video muss rausgeschnitten werden</text:p>
          </table:table-cell>
        </table:table-row>
        <table:table-row table:style-name="ro2">
          <table:table-cell office:value-type="string">
            <text:p>04_016.mp3</text:p>
          </table:table-cell>
          <table:table-cell office:value-type="string">
            <text:p>https://www.youtube.com/watch?v=6YYUfBDPzos</text:p>
          </table:table-cell>
          <table:table-cell office:value-type="time" office:time-value="PT00H10M01S">
            <text:p>00:10:01</text:p>
          </table:table-cell>
          <table:table-cell/>
        </table:table-row>
        <table:table-row table:style-name="ro2">
          <table:table-cell office:value-type="string">
            <text:p>04_017.mp3</text:p>
          </table:table-cell>
          <table:table-cell office:value-type="string">
            <text:p>https://www.youtube.com/watch?v=8dYz6pCjEy8</text:p>
          </table:table-cell>
          <table:table-cell office:value-type="time" office:time-value="PT00H19M12S">
            <text:p>00:19:12</text:p>
          </table:table-cell>
          <table:table-cell/>
        </table:table-row>
        <table:table-row table:style-name="ro2">
          <table:table-cell office:value-type="string">
            <text:p>04_018.mp3</text:p>
          </table:table-cell>
          <table:table-cell office:value-type="string">
            <text:p>https://www.youtube.com/watch?v=hqzpiGhJGVo</text:p>
          </table:table-cell>
          <table:table-cell office:value-type="time" office:time-value="PT00H23M03S">
            <text:p>00:23:03</text:p>
          </table:table-cell>
          <table:table-cell/>
        </table:table-row>
        <table:table-row table:style-name="ro2">
          <table:table-cell office:value-type="string">
            <text:p>04_019.mp3</text:p>
          </table:table-cell>
          <table:table-cell office:value-type="string">
            <text:p>https://www.youtube.com/watch?v=e4z-WTk0tiU</text:p>
          </table:table-cell>
          <table:table-cell office:value-type="time" office:time-value="PT00H19M32S">
            <text:p>00:19:32</text:p>
          </table:table-cell>
          <table:table-cell/>
        </table:table-row>
        <table:table-row table:style-name="ro2">
          <table:table-cell office:value-type="string">
            <text:p>04_020.mp3</text:p>
          </table:table-cell>
          <table:table-cell office:value-type="string">
            <text:p>https://www.youtube.com/watch?v=sQ102wzqaXY</text:p>
          </table:table-cell>
          <table:table-cell office:value-type="time" office:time-value="PT00H34M31S">
            <text:p>00:34:31</text:p>
          </table:table-cell>
          <table:table-cell/>
        </table:table-row>
        <table:table-row table:style-name="ro2">
          <table:table-cell office:value-type="string">
            <text:p>04_021.mp3</text:p>
          </table:table-cell>
          <table:table-cell office:value-type="string">
            <text:p>https://www.youtube.com/watch?v=dl_qClCkW7g</text:p>
          </table:table-cell>
          <table:table-cell office:value-type="time" office:time-value="PT00H12M58S">
            <text:p>00:12:58</text:p>
          </table:table-cell>
          <table:table-cell/>
        </table:table-row>
        <table:table-row table:style-name="ro2">
          <table:table-cell office:value-type="string">
            <text:p>04_022.mp3</text:p>
          </table:table-cell>
          <table:table-cell office:value-type="string">
            <text:p>https://www.youtube.com/watch?v=I_usLViKHUo</text:p>
          </table:table-cell>
          <table:table-cell office:value-type="time" office:time-value="PT00H27M37S">
            <text:p>00:27:37</text:p>
          </table:table-cell>
          <table:table-cell/>
        </table:table-row>
        <table:table-row table:style-name="ro2">
          <table:table-cell office:value-type="string">
            <text:p>04_023.mp3</text:p>
          </table:table-cell>
          <table:table-cell office:value-type="string">
            <text:p>https://www.youtube.com/watch?v=Nyji3-xRtbI</text:p>
          </table:table-cell>
          <table:table-cell office:value-type="time" office:time-value="PT00H17M45S">
            <text:p>00:17:45</text:p>
          </table:table-cell>
          <table:table-cell/>
        </table:table-row>
        <table:table-row table:style-name="ro2">
          <table:table-cell office:value-type="string">
            <text:p>04_024.mp3</text:p>
          </table:table-cell>
          <table:table-cell office:value-type="string">
            <text:p>https://www.youtube.com/watch?v=EUd72h83vDY</text:p>
          </table:table-cell>
          <table:table-cell office:value-type="time" office:time-value="PT00H26M18S">
            <text:p>00:26:18</text:p>
          </table:table-cell>
          <table:table-cell/>
        </table:table-row>
        <table:table-row table:style-name="ro2">
          <table:table-cell office:value-type="string">
            <text:p>04_025.mp3</text:p>
          </table:table-cell>
          <table:table-cell office:value-type="string">
            <text:p>https://www.youtube.com/watch?v=XTdx_oSjLBs</text:p>
          </table:table-cell>
          <table:table-cell office:value-type="time" office:time-value="PT00H35M13S">
            <text:p>00:35:13</text:p>
          </table:table-cell>
          <table:table-cell/>
        </table:table-row>
        <table:table-row table:style-name="ro2">
          <table:table-cell office:value-type="string">
            <text:p>04_026.mp3</text:p>
          </table:table-cell>
          <table:table-cell office:value-type="string">
            <text:p>https://www.youtube.com/watch?v=bVoxCnaeNRI</text:p>
          </table:table-cell>
          <table:table-cell office:value-type="time" office:time-value="PT00H20M09S">
            <text:p>00:20:09</text:p>
          </table:table-cell>
          <table:table-cell/>
        </table:table-row>
        <table:table-row table:style-name="ro2">
          <table:table-cell office:value-type="string">
            <text:p>04_027.mp3</text:p>
          </table:table-cell>
          <table:table-cell office:value-type="string">
            <text:p>https://www.youtube.com/watch?v=-__7_SnPPwU</text:p>
          </table:table-cell>
          <table:table-cell office:value-type="time" office:time-value="PT00H26M39S">
            <text:p>00:26:39</text:p>
          </table:table-cell>
          <table:table-cell/>
        </table:table-row>
        <table:table-row table:style-name="ro2">
          <table:table-cell office:value-type="string">
            <text:p>04_028.mp3</text:p>
          </table:table-cell>
          <table:table-cell office:value-type="string">
            <text:p>https://www.youtube.com/watch?v=aa8kpZZ1xpM</text:p>
          </table:table-cell>
          <table:table-cell office:value-type="time" office:time-value="PT00H30M16S">
            <text:p>00:30:16</text:p>
          </table:table-cell>
          <table:table-cell/>
        </table:table-row>
        <table:table-row table:style-name="ro2">
          <table:table-cell office:value-type="string">
            <text:p>04_029.mp3</text:p>
          </table:table-cell>
          <table:table-cell office:value-type="string">
            <text:p>https://www.youtube.com/watch?v=8oUCIMRY5A8</text:p>
          </table:table-cell>
          <table:table-cell office:value-type="time" office:time-value="PT00H24M23S">
            <text:p>00:24:23</text:p>
          </table:table-cell>
          <table:table-cell/>
        </table:table-row>
        <table:table-row table:style-name="ro2">
          <table:table-cell office:value-type="string">
            <text:p>04_030.mp3</text:p>
          </table:table-cell>
          <table:table-cell office:value-type="string">
            <text:p>https://www.youtube.com/watch?v=zHZuzwl6r3c</text:p>
          </table:table-cell>
          <table:table-cell office:value-type="time" office:time-value="PT00H40M43S">
            <text:p>00:40:43</text:p>
          </table:table-cell>
          <table:table-cell/>
        </table:table-row>
        <table:table-row table:style-name="ro2">
          <table:table-cell office:value-type="string">
            <text:p>04_031.mp3</text:p>
          </table:table-cell>
          <table:table-cell office:value-type="string">
            <text:p>https://www.youtube.com/watch?v=8bKavXJa524</text:p>
          </table:table-cell>
          <table:table-cell office:value-type="time" office:time-value="PT00H27M17S">
            <text:p>00:27:17</text:p>
          </table:table-cell>
          <table:table-cell/>
        </table:table-row>
        <table:table-row table:style-name="ro2">
          <table:table-cell office:value-type="string">
            <text:p>04_032.mp3</text:p>
          </table:table-cell>
          <table:table-cell office:value-type="string">
            <text:p>https://www.youtube.com/watch?v=__snj1GL694</text:p>
          </table:table-cell>
          <table:table-cell office:value-type="time" office:time-value="PT00H17M46S">
            <text:p>00:17:46</text:p>
          </table:table-cell>
          <table:table-cell/>
        </table:table-row>
        <table:table-row table:style-name="ro2">
          <table:table-cell office:value-type="string">
            <text:p>04_033.mp3</text:p>
          </table:table-cell>
          <table:table-cell office:value-type="string">
            <text:p>https://www.youtube.com/watch?v=bO6Nua9jkBQ</text:p>
          </table:table-cell>
          <table:table-cell office:value-type="time" office:time-value="PT00H38M08S">
            <text:p>00:38:08</text:p>
          </table:table-cell>
          <table:table-cell/>
        </table:table-row>
        <table:table-row table:style-name="ro2">
          <table:table-cell office:value-type="string">
            <text:p>04_034.mp3</text:p>
          </table:table-cell>
          <table:table-cell office:value-type="string">
            <text:p>https://www.youtube.com/watch?v=MvId9CFepf0</text:p>
          </table:table-cell>
          <table:table-cell office:value-type="time" office:time-value="PT00H30M48S">
            <text:p>00:30:48</text:p>
          </table:table-cell>
          <table:table-cell/>
        </table:table-row>
        <table:table-row table:style-name="ro2">
          <table:table-cell office:value-type="string">
            <text:p>04_035.mp3</text:p>
          </table:table-cell>
          <table:table-cell office:value-type="string">
            <text:p>https://www.youtube.com/watch?v=W3h8CMcS7gc</text:p>
          </table:table-cell>
          <table:table-cell office:value-type="time" office:time-value="PT00H15M01S">
            <text:p>00:15:01</text:p>
          </table:table-cell>
          <table:table-cell/>
        </table:table-row>
        <table:table-row table:style-name="ro2">
          <table:table-cell office:value-type="string">
            <text:p>04_036.mp3</text:p>
          </table:table-cell>
          <table:table-cell office:value-type="string">
            <text:p>https://www.youtube.com/watch?v=R9dwy7HFOQg</text:p>
          </table:table-cell>
          <table:table-cell office:value-type="time" office:time-value="PT00H17M29S">
            <text:p>00:17:29</text:p>
          </table:table-cell>
          <table:table-cell/>
        </table:table-row>
        <table:table-row table:style-name="ro2">
          <table:table-cell office:value-type="string">
            <text:p>04_037.mp3</text:p>
          </table:table-cell>
          <table:table-cell office:value-type="string">
            <text:p>https://www.youtube.com/watch?v=JoXIJhnFAdI</text:p>
          </table:table-cell>
          <table:table-cell office:value-type="time" office:time-value="PT00H24M37S">
            <text:p>00:24:37</text:p>
          </table:table-cell>
          <table:table-cell/>
        </table:table-row>
        <table:table-row table:style-name="ro2">
          <table:table-cell office:value-type="string">
            <text:p>04_038.mp3</text:p>
          </table:table-cell>
          <table:table-cell office:value-type="string">
            <text:p>https://www.youtube.com/watch?v=6-EoOdod5vY</text:p>
          </table:table-cell>
          <table:table-cell office:value-type="time" office:time-value="PT00H25M09S">
            <text:p>00:25:09</text:p>
          </table:table-cell>
          <table:table-cell/>
        </table:table-row>
        <table:table-row table:style-name="ro2">
          <table:table-cell office:value-type="string">
            <text:p>04_039.mp3</text:p>
          </table:table-cell>
          <table:table-cell office:value-type="string">
            <text:p>https://www.youtube.com/watch?v=G2YKe35z9f0</text:p>
          </table:table-cell>
          <table:table-cell office:value-type="time" office:time-value="PT00H27M54S">
            <text:p>00:27:54</text:p>
          </table:table-cell>
          <table:table-cell/>
        </table:table-row>
        <table:table-row table:style-name="ro2">
          <table:table-cell office:value-type="string">
            <text:p>04_040.mp3</text:p>
          </table:table-cell>
          <table:table-cell office:value-type="string">
            <text:p>https://www.youtube.com/watch?v=fcI44-1LZIA</text:p>
          </table:table-cell>
          <table:table-cell office:value-type="time" office:time-value="PT00H18M03S">
            <text:p>00:18:03</text:p>
          </table:table-cell>
          <table:table-cell/>
        </table:table-row>
        <table:table-row table:style-name="ro2">
          <table:table-cell office:value-type="string">
            <text:p>04_041.mp3</text:p>
          </table:table-cell>
          <table:table-cell office:value-type="string">
            <text:p>https://www.youtube.com/watch?v=KyXtGGMtiK8</text:p>
          </table:table-cell>
          <table:table-cell office:value-type="time" office:time-value="PT00H22M38S">
            <text:p>00:22:38</text:p>
          </table:table-cell>
          <table:table-cell/>
        </table:table-row>
        <table:table-row table:style-name="ro2">
          <table:table-cell office:value-type="string">
            <text:p>04_042.mp3</text:p>
          </table:table-cell>
          <table:table-cell office:value-type="string">
            <text:p>https://www.youtube.com/watch?v=3mBbOOzhoGQ</text:p>
          </table:table-cell>
          <table:table-cell office:value-type="time" office:time-value="PT00H36M18S">
            <text:p>00:36:18</text:p>
          </table:table-cell>
          <table:table-cell/>
        </table:table-row>
        <table:table-row table:style-name="ro2">
          <table:table-cell office:value-type="string">
            <text:p>04_043.mp3</text:p>
          </table:table-cell>
          <table:table-cell office:value-type="string">
            <text:p>https://www.youtube.com/watch?v=kAfSa_SB4d8</text:p>
          </table:table-cell>
          <table:table-cell office:value-type="time" office:time-value="PT00H18M26S">
            <text:p>00:18:26</text:p>
          </table:table-cell>
          <table:table-cell/>
        </table:table-row>
        <table:table-row table:style-name="ro2">
          <table:table-cell office:value-type="string">
            <text:p>04_044.mp3</text:p>
          </table:table-cell>
          <table:table-cell office:value-type="string">
            <text:p>https://www.youtube.com/watch?v=ClgG_9J9cTE</text:p>
          </table:table-cell>
          <table:table-cell office:value-type="time" office:time-value="PT00H27M11S">
            <text:p>00:27:11</text:p>
          </table:table-cell>
          <table:table-cell/>
        </table:table-row>
        <table:table-row table:style-name="ro2">
          <table:table-cell office:value-type="string">
            <text:p>04_045.mp3</text:p>
          </table:table-cell>
          <table:table-cell office:value-type="string">
            <text:p>https://www.youtube.com/watch?v=FxqlSxl9rEA</text:p>
          </table:table-cell>
          <table:table-cell office:value-type="time" office:time-value="PT00H21M08S">
            <text:p>00:21:08</text:p>
          </table:table-cell>
          <table:table-cell office:value-type="string">
            <text:p>TikToks rausschneiden</text:p>
          </table:table-cell>
        </table:table-row>
        <table:table-row table:style-name="ro2">
          <table:table-cell office:value-type="string">
            <text:p>04_046.mp3</text:p>
          </table:table-cell>
          <table:table-cell office:value-type="string">
            <text:p>https://www.youtube.com/watch?v=D_8xGTFLfdo</text:p>
          </table:table-cell>
          <table:table-cell office:value-type="time" office:time-value="PT00H38M11S">
            <text:p>00:38:11</text:p>
          </table:table-cell>
          <table:table-cell/>
        </table:table-row>
        <table:table-row table:style-name="ro2">
          <table:table-cell office:value-type="string">
            <text:p>04_047.mp3</text:p>
          </table:table-cell>
          <table:table-cell office:value-type="string">
            <text:p>https://www.youtube.com/watch?v=EdByHssKrgA</text:p>
          </table:table-cell>
          <table:table-cell office:value-type="time" office:time-value="PT00H27M22S">
            <text:p>00:27:22</text:p>
          </table:table-cell>
          <table:table-cell/>
        </table:table-row>
        <table:table-row table:style-name="ro2">
          <table:table-cell office:value-type="string">
            <text:p>04_048.mp3</text:p>
          </table:table-cell>
          <table:table-cell office:value-type="string">
            <text:p>https://www.youtube.com/watch?v=y9aoG-NrF6A</text:p>
          </table:table-cell>
          <table:table-cell office:value-type="time" office:time-value="PT00H43M50S">
            <text:p>00:43:50</text:p>
          </table:table-cell>
          <table:table-cell/>
        </table:table-row>
        <table:table-row table:style-name="ro2">
          <table:table-cell office:value-type="string">
            <text:p>04_049.mp3</text:p>
          </table:table-cell>
          <table:table-cell office:value-type="string">
            <text:p>https://www.youtube.com/watch?v=7WkRHnYuY3A</text:p>
          </table:table-cell>
          <table:table-cell office:value-type="time" office:time-value="PT00H27M34S">
            <text:p>00:27:34</text:p>
          </table:table-cell>
          <table:table-cell/>
        </table:table-row>
        <table:table-row table:style-name="ro2">
          <table:table-cell office:value-type="string">
            <text:p>04_050.mp3</text:p>
          </table:table-cell>
          <table:table-cell office:value-type="string">
            <text:p>https://www.youtube.com/watch?v=RTw-32j0vm0</text:p>
          </table:table-cell>
          <table:table-cell office:value-type="time" office:time-value="PT00H26M58S">
            <text:p>00:26:58</text:p>
          </table:table-cell>
          <table:table-cell/>
        </table:table-row>
        <table:table-row table:style-name="ro2">
          <table:table-cell office:value-type="string">
            <text:p>04_051.mp3</text:p>
          </table:table-cell>
          <table:table-cell office:value-type="string">
            <text:p>https://www.youtube.com/watch?v=3mXB-xF78_M</text:p>
          </table:table-cell>
          <table:table-cell office:value-type="time" office:time-value="PT00H24M39S">
            <text:p>00:24:39</text:p>
          </table:table-cell>
          <table:table-cell/>
        </table:table-row>
        <table:table-row table:style-name="ro2">
          <table:table-cell office:value-type="string">
            <text:p>04_052.mp3</text:p>
          </table:table-cell>
          <table:table-cell office:value-type="string">
            <text:p>https://www.youtube.com/watch?v=dYGQhnGG7sg</text:p>
          </table:table-cell>
          <table:table-cell office:value-type="time" office:time-value="PT00H24M36S">
            <text:p>00:24:36</text:p>
          </table:table-cell>
          <table:table-cell/>
        </table:table-row>
        <table:table-row table:style-name="ro2">
          <table:table-cell office:value-type="string">
            <text:p>04_053.mp3</text:p>
          </table:table-cell>
          <table:table-cell office:value-type="string">
            <text:p>https://www.youtube.com/watch?v=H1iKreq-vhg</text:p>
          </table:table-cell>
          <table:table-cell office:value-type="time" office:time-value="PT00H20M08S">
            <text:p>00:20:08</text:p>
          </table:table-cell>
          <table:table-cell/>
        </table:table-row>
        <table:table-row table:style-name="ro2">
          <table:table-cell office:value-type="string">
            <text:p>04_054.mp3</text:p>
          </table:table-cell>
          <table:table-cell office:value-type="string">
            <text:p>https://www.youtube.com/watch?v=mTF2Fqr7D4c</text:p>
          </table:table-cell>
          <table:table-cell office:value-type="time" office:time-value="PT00H27M19S">
            <text:p>00:27:19</text:p>
          </table:table-cell>
          <table:table-cell/>
        </table:table-row>
        <table:table-row table:style-name="ro2">
          <table:table-cell office:value-type="string">
            <text:p>04_055.mp3</text:p>
          </table:table-cell>
          <table:table-cell office:value-type="string">
            <text:p>https://www.youtube.com/watch?v=36-K-HW3syc</text:p>
          </table:table-cell>
          <table:table-cell office:value-type="time" office:time-value="PT00H25M50S">
            <text:p>00:25:50</text:p>
          </table:table-cell>
          <table:table-cell/>
        </table:table-row>
        <table:table-row table:style-name="ro2">
          <table:table-cell office:value-type="string">
            <text:p>04_056.mp3</text:p>
          </table:table-cell>
          <table:table-cell office:value-type="string">
            <text:p>https://www.youtube.com/watch?v=idljg4MjEPU</text:p>
          </table:table-cell>
          <table:table-cell office:value-type="time" office:time-value="PT00H19M01S">
            <text:p>00:19:01</text:p>
          </table:table-cell>
          <table:table-cell/>
        </table:table-row>
        <table:table-row table:style-name="ro2">
          <table:table-cell office:value-type="string">
            <text:p>04_057.mp3</text:p>
          </table:table-cell>
          <table:table-cell office:value-type="string">
            <text:p>https://www.youtube.com/watch?v=0ZomGtlmfXE&amp;t=2s</text:p>
          </table:table-cell>
          <table:table-cell office:value-type="time" office:time-value="PT00H31M45S">
            <text:p>00:31:45</text:p>
          </table:table-cell>
          <table:table-cell/>
        </table:table-row>
        <table:table-row table:style-name="ro2">
          <table:table-cell office:value-type="string">
            <text:p>04_058.mp3</text:p>
          </table:table-cell>
          <table:table-cell office:value-type="string">
            <text:p>https://www.youtube.com/watch?v=YJ1zF2Q2cuc</text:p>
          </table:table-cell>
          <table:table-cell office:value-type="time" office:time-value="PT00H27M04S">
            <text:p>00:27:04</text:p>
          </table:table-cell>
          <table:table-cell/>
        </table:table-row>
        <table:table-row table:style-name="ro2">
          <table:table-cell office:value-type="string">
            <text:p>04_059.mp3</text:p>
          </table:table-cell>
          <table:table-cell office:value-type="string">
            <text:p>https://www.youtube.com/watch?v=_pwibenGtkQ</text:p>
          </table:table-cell>
          <table:table-cell office:value-type="time" office:time-value="PT00H18M40S">
            <text:p>00:18:40</text:p>
          </table:table-cell>
          <table:table-cell/>
        </table:table-row>
        <table:table-row table:style-name="ro2">
          <table:table-cell office:value-type="string">
            <text:p>04_060.mp3</text:p>
          </table:table-cell>
          <table:table-cell office:value-type="string">
            <text:p>https://www.youtube.com/watch?v=Rjk2EtQVhHc</text:p>
          </table:table-cell>
          <table:table-cell office:value-type="time" office:time-value="PT00H25M35S">
            <text:p>00:25:35</text:p>
          </table:table-cell>
          <table:table-cell/>
        </table:table-row>
        <table:table-row table:style-name="ro2">
          <table:table-cell office:value-type="string">
            <text:p>04_061.mp3</text:p>
          </table:table-cell>
          <table:table-cell office:value-type="string">
            <text:p>https://www.youtube.com/watch?v=v8XUNPm4KeI</text:p>
          </table:table-cell>
          <table:table-cell office:value-type="time" office:time-value="PT00H21M17S">
            <text:p>00:21:17</text:p>
          </table:table-cell>
          <table:table-cell/>
        </table:table-row>
        <table:table-row table:style-name="ro2">
          <table:table-cell office:value-type="string">
            <text:p>04_062.mp3</text:p>
          </table:table-cell>
          <table:table-cell office:value-type="string">
            <text:p>https://www.youtube.com/watch?v=eT_IUs_fzdg</text:p>
          </table:table-cell>
          <table:table-cell office:value-type="time" office:time-value="PT00H24M21S">
            <text:p>00:24:21</text:p>
          </table:table-cell>
          <table:table-cell/>
        </table:table-row>
        <table:table-row table:style-name="ro2">
          <table:table-cell office:value-type="string">
            <text:p>04_063.mp3</text:p>
          </table:table-cell>
          <table:table-cell office:value-type="string">
            <text:p>https://www.youtube.com/watch?v=Pz9dQhnnGks</text:p>
          </table:table-cell>
          <table:table-cell office:value-type="time" office:time-value="PT00H17M39S">
            <text:p>00:17:39</text:p>
          </table:table-cell>
          <table:table-cell/>
        </table:table-row>
        <table:table-row table:style-name="ro2">
          <table:table-cell office:value-type="string">
            <text:p>04_064.mp3</text:p>
          </table:table-cell>
          <table:table-cell office:value-type="string">
            <text:p>https://www.youtube.com/watch?v=CLHmtht31ig</text:p>
          </table:table-cell>
          <table:table-cell office:value-type="time" office:time-value="PT00H18M33S">
            <text:p>00:18:33</text:p>
          </table:table-cell>
          <table:table-cell/>
        </table:table-row>
        <table:table-row table:style-name="ro2">
          <table:table-cell office:value-type="string">
            <text:p>04_065.mp3</text:p>
          </table:table-cell>
          <table:table-cell office:value-type="string">
            <text:p>https://www.youtube.com/watch?v=u_SilJgkNvE</text:p>
          </table:table-cell>
          <table:table-cell office:value-type="time" office:time-value="PT00H20M01S">
            <text:p>00:20:01</text:p>
          </table:table-cell>
          <table:table-cell/>
        </table:table-row>
        <table:table-row table:style-name="ro2">
          <table:table-cell office:value-type="string">
            <text:p>04_066.mp3</text:p>
          </table:table-cell>
          <table:table-cell office:value-type="string">
            <text:p>https://www.youtube.com/watch?v=okCnoFC5WS4</text:p>
          </table:table-cell>
          <table:table-cell office:value-type="time" office:time-value="PT00H20M52S">
            <text:p>00:20:52</text:p>
          </table:table-cell>
          <table:table-cell/>
        </table:table-row>
        <table:table-row table:style-name="ro2">
          <table:table-cell office:value-type="string">
            <text:p>04_067.mp3</text:p>
          </table:table-cell>
          <table:table-cell office:value-type="string">
            <text:p>https://www.youtube.com/watch?v=6anb9WItjh4</text:p>
          </table:table-cell>
          <table:table-cell office:value-type="time" office:time-value="PT00H25M26S">
            <text:p>00:25:26</text:p>
          </table:table-cell>
          <table:table-cell/>
        </table:table-row>
        <table:table-row table:style-name="ro2">
          <table:table-cell office:value-type="string">
            <text:p>04_068.mp3</text:p>
          </table:table-cell>
          <table:table-cell office:value-type="string">
            <text:p>https://www.youtube.com/watch?v=mCmK9IWn27U</text:p>
          </table:table-cell>
          <table:table-cell office:value-type="time" office:time-value="PT00H24M10S">
            <text:p>00:24:10</text:p>
          </table:table-cell>
          <table:table-cell/>
        </table:table-row>
        <table:table-row table:style-name="ro2">
          <table:table-cell office:value-type="string">
            <text:p>04_069.mp3</text:p>
          </table:table-cell>
          <table:table-cell office:value-type="string">
            <text:p>https://www.youtube.com/watch?v=z0OWCaL7kLA</text:p>
          </table:table-cell>
          <table:table-cell office:value-type="time" office:time-value="PT00H24M12S">
            <text:p>00:24:12</text:p>
          </table:table-cell>
          <table:table-cell/>
        </table:table-row>
        <table:table-row table:style-name="ro2">
          <table:table-cell office:value-type="string">
            <text:p>04_070.mp3</text:p>
          </table:table-cell>
          <table:table-cell office:value-type="string">
            <text:p>https://www.youtube.com/watch?v=5Hv1xg43PzM</text:p>
          </table:table-cell>
          <table:table-cell office:value-type="time" office:time-value="PT00H27M49S">
            <text:p>00:27:49</text:p>
          </table:table-cell>
          <table:table-cell/>
        </table:table-row>
        <table:table-row table:style-name="ro2">
          <table:table-cell office:value-type="string">
            <text:p>04_071.mp3</text:p>
          </table:table-cell>
          <table:table-cell office:value-type="string">
            <text:p>https://www.youtube.com/watch?v=Mr6IrHQ48PY</text:p>
          </table:table-cell>
          <table:table-cell office:value-type="time" office:time-value="PT00H32M00S">
            <text:p>00:32:00</text:p>
          </table:table-cell>
          <table:table-cell/>
        </table:table-row>
        <table:table-row table:style-name="ro2">
          <table:table-cell office:value-type="string">
            <text:p>04_072.mp3</text:p>
          </table:table-cell>
          <table:table-cell office:value-type="string">
            <text:p>https://www.youtube.com/watch?v=z0llVE_MyfM</text:p>
          </table:table-cell>
          <table:table-cell office:value-type="time" office:time-value="PT00H22M05S">
            <text:p>00:22:05</text:p>
          </table:table-cell>
          <table:table-cell/>
        </table:table-row>
        <table:table-row table:style-name="ro2">
          <table:table-cell office:value-type="string">
            <text:p>04_073.mp3</text:p>
          </table:table-cell>
          <table:table-cell office:value-type="string">
            <text:p>https://www.youtube.com/watch?v=qN0maMLOkrc</text:p>
          </table:table-cell>
          <table:table-cell office:value-type="time" office:time-value="PT00H38M44S">
            <text:p>00:38:44</text:p>
          </table:table-cell>
          <table:table-cell/>
        </table:table-row>
        <table:table-row table:style-name="ro2">
          <table:table-cell office:value-type="string">
            <text:p>04_074.mp3</text:p>
          </table:table-cell>
          <table:table-cell office:value-type="string">
            <text:p>https://www.youtube.com/watch?v=uE5atwuEMiY</text:p>
          </table:table-cell>
          <table:table-cell office:value-type="time" office:time-value="PT00H35M32S">
            <text:p>00:35:32</text:p>
          </table:table-cell>
          <table:table-cell/>
        </table:table-row>
        <table:table-row table:style-name="ro2">
          <table:table-cell office:value-type="string">
            <text:p>04_075.mp3</text:p>
          </table:table-cell>
          <table:table-cell office:value-type="string">
            <text:p>https://www.youtube.com/watch?v=HDK2miTzTTA</text:p>
          </table:table-cell>
          <table:table-cell office:value-type="time" office:time-value="PT00H40M22S">
            <text:p>00:40:22</text:p>
          </table:table-cell>
          <table:table-cell/>
        </table:table-row>
        <table:table-row table:style-name="ro1">
          <table:table-cell table:number-columns-repeated="2"/>
          <table:table-cell table:style-name="ce4" table:formula="of:=SUM([.C2:.C76])" office:value-type="time" office:time-value="PT30H34M57S">
            <text:p>30:34:57</text:p>
          </table:table-cell>
          <table:table-cell/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76])" office:value-type="time" office:time-value="PT00H24M23S">
            <text:p>00:24:23</text:p>
          </table:table-cell>
          <table:table-cell/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76] )" office:value-type="time" office:time-value="PT00H25M08.178082S">
            <text:p>00:25:08</text:p>
          </table:table-cell>
          <table:table-cell/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76])" office:value-type="time" office:time-value="PT00H10M01S">
            <text:p>00:10:01</text:p>
          </table:table-cell>
          <table:table-cell/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76])" office:value-type="time" office:time-value="PT00H55M26S">
            <text:p>00:55:26</text:p>
          </table:table-cell>
          <table:table-cell/>
        </table:table-row>
      </table:table>
      <table:table table:name="f_05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  <table:table-cell/>
        </table:table-row>
        <table:table-row table:style-name="ro2">
          <table:table-cell office:value-type="string">
            <text:p>05_001.mp3</text:p>
          </table:table-cell>
          <table:table-cell office:value-type="string">
            <text:p>https://www.youtube.com/watch?v=JJ4wf2DEdoM</text:p>
          </table:table-cell>
          <table:table-cell office:value-type="time" office:time-value="PT00H03M16S">
            <text:p>00:03:16</text:p>
          </table:table-cell>
          <table:table-cell/>
        </table:table-row>
        <table:table-row table:style-name="ro2">
          <table:table-cell office:value-type="string">
            <text:p>05_002.mp3</text:p>
          </table:table-cell>
          <table:table-cell office:value-type="string">
            <text:p>https://www.youtube.com/watch?v=5Xq7-b5ZQiU</text:p>
          </table:table-cell>
          <table:table-cell office:value-type="time" office:time-value="PT00H03M24S">
            <text:p>00:03:24</text:p>
          </table:table-cell>
          <table:table-cell/>
        </table:table-row>
        <table:table-row table:style-name="ro2">
          <table:table-cell office:value-type="string">
            <text:p>05_003.mp3</text:p>
          </table:table-cell>
          <table:table-cell office:value-type="string">
            <text:p>https://www.youtube.com/watch?v=p_2rbQmxbSY</text:p>
          </table:table-cell>
          <table:table-cell office:value-type="time" office:time-value="PT00H03M36S">
            <text:p>00:03:36</text:p>
          </table:table-cell>
          <table:table-cell/>
        </table:table-row>
        <table:table-row table:style-name="ro2">
          <table:table-cell office:value-type="string">
            <text:p>05_004.mp3</text:p>
          </table:table-cell>
          <table:table-cell office:value-type="string">
            <text:p>https://www.youtube.com/watch?v=ANohLoJlyOs</text:p>
          </table:table-cell>
          <table:table-cell office:value-type="time" office:time-value="PT00H03M42S">
            <text:p>00:03:42</text:p>
          </table:table-cell>
          <table:table-cell/>
        </table:table-row>
        <table:table-row table:style-name="ro2">
          <table:table-cell office:value-type="string">
            <text:p>05_005.mp3</text:p>
          </table:table-cell>
          <table:table-cell office:value-type="string">
            <text:p>https://www.youtube.com/watch?v=XWjSw4MdV-Y</text:p>
          </table:table-cell>
          <table:table-cell office:value-type="time" office:time-value="PT00H04M05S">
            <text:p>00:04:05</text:p>
          </table:table-cell>
          <table:table-cell/>
        </table:table-row>
        <table:table-row table:style-name="ro2">
          <table:table-cell office:value-type="string">
            <text:p>05_006.mp3</text:p>
          </table:table-cell>
          <table:table-cell office:value-type="string">
            <text:p>https://www.youtube.com/watch?v=Fl6T4MEhLGk</text:p>
          </table:table-cell>
          <table:table-cell office:value-type="time" office:time-value="PT00H04M28S">
            <text:p>00:04:28</text:p>
          </table:table-cell>
          <table:table-cell/>
        </table:table-row>
        <table:table-row table:style-name="ro2">
          <table:table-cell office:value-type="string">
            <text:p>05_007.mp3</text:p>
          </table:table-cell>
          <table:table-cell office:value-type="string">
            <text:p>https://www.youtube.com/watch?v=GiXTEDguAe0</text:p>
          </table:table-cell>
          <table:table-cell office:value-type="time" office:time-value="PT00H04M49S">
            <text:p>00:04:49</text:p>
          </table:table-cell>
          <table:table-cell/>
        </table:table-row>
        <table:table-row table:style-name="ro2">
          <table:table-cell office:value-type="string">
            <text:p>05_008.mp3</text:p>
          </table:table-cell>
          <table:table-cell office:value-type="string">
            <text:p>https://www.youtube.com/watch?v=6mABbK5HdzU</text:p>
          </table:table-cell>
          <table:table-cell office:value-type="time" office:time-value="PT00H04M51S">
            <text:p>00:04:51</text:p>
          </table:table-cell>
          <table:table-cell/>
        </table:table-row>
        <table:table-row table:style-name="ro2">
          <table:table-cell office:value-type="string">
            <text:p>05_009.mp3</text:p>
          </table:table-cell>
          <table:table-cell office:value-type="string">
            <text:p>https://www.youtube.com/watch?v=sxwE39ZWBSU</text:p>
          </table:table-cell>
          <table:table-cell office:value-type="time" office:time-value="PT00H05M01S">
            <text:p>00:05:01</text:p>
          </table:table-cell>
          <table:table-cell/>
        </table:table-row>
        <table:table-row table:style-name="ro2">
          <table:table-cell office:value-type="string">
            <text:p>05_010.mp3</text:p>
          </table:table-cell>
          <table:table-cell office:value-type="string">
            <text:p>https://www.youtube.com/watch?v=irQrsrKW5eY</text:p>
          </table:table-cell>
          <table:table-cell office:value-type="time" office:time-value="PT00H05M04S">
            <text:p>00:05:04</text:p>
          </table:table-cell>
          <table:table-cell/>
        </table:table-row>
        <table:table-row table:style-name="ro2">
          <table:table-cell office:value-type="string">
            <text:p>05_011.mp3</text:p>
          </table:table-cell>
          <table:table-cell office:value-type="string">
            <text:p>https://www.youtube.com/watch?v=9e9hfnmrmBE</text:p>
          </table:table-cell>
          <table:table-cell office:value-type="time" office:time-value="PT00H05M14S">
            <text:p>00:05:14</text:p>
          </table:table-cell>
          <table:table-cell/>
        </table:table-row>
        <table:table-row table:style-name="ro2">
          <table:table-cell office:value-type="string">
            <text:p>05_012.mp3</text:p>
          </table:table-cell>
          <table:table-cell office:value-type="string">
            <text:p>https://www.youtube.com/watch?v=NtDiX5BVg-w</text:p>
          </table:table-cell>
          <table:table-cell office:value-type="time" office:time-value="PT00H05M19S">
            <text:p>00:05:19</text:p>
          </table:table-cell>
          <table:table-cell/>
        </table:table-row>
        <table:table-row table:style-name="ro2">
          <table:table-cell office:value-type="string">
            <text:p>05_013.mp3</text:p>
          </table:table-cell>
          <table:table-cell office:value-type="string">
            <text:p>https://www.youtube.com/watch?v=EY3zSDlVlLI</text:p>
          </table:table-cell>
          <table:table-cell office:value-type="time" office:time-value="PT00H05M24S">
            <text:p>00:05:24</text:p>
          </table:table-cell>
          <table:table-cell/>
        </table:table-row>
        <table:table-row table:style-name="ro2">
          <table:table-cell office:value-type="string">
            <text:p>05_014.mp3</text:p>
          </table:table-cell>
          <table:table-cell office:value-type="string">
            <text:p>https://www.youtube.com/watch?v=OtNwQ4nCpfE</text:p>
          </table:table-cell>
          <table:table-cell office:value-type="time" office:time-value="PT00H05M24S">
            <text:p>00:05:24</text:p>
          </table:table-cell>
          <table:table-cell/>
        </table:table-row>
        <table:table-row table:style-name="ro2">
          <table:table-cell office:value-type="string">
            <text:p>05_015.mp3</text:p>
          </table:table-cell>
          <table:table-cell office:value-type="string">
            <text:p>https://www.youtube.com/watch?v=WcBUZzSJXcI</text:p>
          </table:table-cell>
          <table:table-cell office:value-type="time" office:time-value="PT00H05M37S">
            <text:p>00:05:37</text:p>
          </table:table-cell>
          <table:table-cell/>
        </table:table-row>
        <table:table-row table:style-name="ro2">
          <table:table-cell office:value-type="string">
            <text:p>05_016.mp3</text:p>
          </table:table-cell>
          <table:table-cell office:value-type="string">
            <text:p>https://www.youtube.com/watch?v=5sEnGHOSqjQ</text:p>
          </table:table-cell>
          <table:table-cell office:value-type="time" office:time-value="PT00H05M45S">
            <text:p>00:05:45</text:p>
          </table:table-cell>
          <table:table-cell/>
        </table:table-row>
        <table:table-row table:style-name="ro2">
          <table:table-cell office:value-type="string">
            <text:p>05_017.mp3</text:p>
          </table:table-cell>
          <table:table-cell office:value-type="string">
            <text:p>https://www.youtube.com/watch?v=Ca3OkK4pQKQ</text:p>
          </table:table-cell>
          <table:table-cell office:value-type="time" office:time-value="PT00H05M48S">
            <text:p>00:05:48</text:p>
          </table:table-cell>
          <table:table-cell/>
        </table:table-row>
        <table:table-row table:style-name="ro2">
          <table:table-cell office:value-type="string">
            <text:p>05_018.mp3</text:p>
          </table:table-cell>
          <table:table-cell office:value-type="string">
            <text:p>https://www.youtube.com/watch?v=r65qoiadAQs</text:p>
          </table:table-cell>
          <table:table-cell office:value-type="time" office:time-value="PT00H05M51S">
            <text:p>00:05:51</text:p>
          </table:table-cell>
          <table:table-cell/>
        </table:table-row>
        <table:table-row table:style-name="ro2">
          <table:table-cell office:value-type="string">
            <text:p>05_019.mp3</text:p>
          </table:table-cell>
          <table:table-cell office:value-type="string">
            <text:p>https://www.youtube.com/watch?v=494VCdq8t2o</text:p>
          </table:table-cell>
          <table:table-cell office:value-type="time" office:time-value="PT00H05M52S">
            <text:p>00:05:52</text:p>
          </table:table-cell>
          <table:table-cell/>
        </table:table-row>
        <table:table-row table:style-name="ro2">
          <table:table-cell office:value-type="string">
            <text:p>05_020.mp3</text:p>
          </table:table-cell>
          <table:table-cell office:value-type="string">
            <text:p>https://www.youtube.com/watch?v=YEeydPoPQpE</text:p>
          </table:table-cell>
          <table:table-cell office:value-type="time" office:time-value="PT00H06M42S">
            <text:p>00:06:42</text:p>
          </table:table-cell>
          <table:table-cell/>
        </table:table-row>
        <table:table-row table:style-name="ro2">
          <table:table-cell office:value-type="string">
            <text:p>05_021.mp3</text:p>
          </table:table-cell>
          <table:table-cell office:value-type="string">
            <text:p>https://www.youtube.com/watch?v=rMUOCMxTMM4</text:p>
          </table:table-cell>
          <table:table-cell office:value-type="time" office:time-value="PT00H06M43S">
            <text:p>00:06:43</text:p>
          </table:table-cell>
          <table:table-cell/>
        </table:table-row>
        <table:table-row table:style-name="ro2">
          <table:table-cell office:value-type="string">
            <text:p>05_022.mp3</text:p>
          </table:table-cell>
          <table:table-cell office:value-type="string">
            <text:p>https://www.youtube.com/watch?v=lhatJ8NoHvU</text:p>
          </table:table-cell>
          <table:table-cell office:value-type="time" office:time-value="PT00H06M45S">
            <text:p>00:06:45</text:p>
          </table:table-cell>
          <table:table-cell/>
        </table:table-row>
        <table:table-row table:style-name="ro2">
          <table:table-cell office:value-type="string">
            <text:p>05_023.mp3</text:p>
          </table:table-cell>
          <table:table-cell office:value-type="string">
            <text:p>https://www.youtube.com/watch?v=p5BtIfrSBPo</text:p>
          </table:table-cell>
          <table:table-cell office:value-type="time" office:time-value="PT00H07M18S">
            <text:p>00:07:18</text:p>
          </table:table-cell>
          <table:table-cell/>
        </table:table-row>
        <table:table-row table:style-name="ro2">
          <table:table-cell office:value-type="string">
            <text:p>05_024.mp3</text:p>
          </table:table-cell>
          <table:table-cell office:value-type="string">
            <text:p>https://www.youtube.com/watch?v=FxS__vJ0iSA&amp;t=195s</text:p>
          </table:table-cell>
          <table:table-cell office:value-type="time" office:time-value="PT00H07M31S">
            <text:p>00:07:31</text:p>
          </table:table-cell>
          <table:table-cell/>
        </table:table-row>
        <table:table-row table:style-name="ro2">
          <table:table-cell office:value-type="string">
            <text:p>05_025.mp3</text:p>
          </table:table-cell>
          <table:table-cell office:value-type="string">
            <text:p>https://www.youtube.com/watch?v=-nwADgR8hIc</text:p>
          </table:table-cell>
          <table:table-cell office:value-type="time" office:time-value="PT00H07M34S">
            <text:p>00:07:34</text:p>
          </table:table-cell>
          <table:table-cell/>
        </table:table-row>
        <table:table-row table:style-name="ro2">
          <table:table-cell office:value-type="string">
            <text:p>05_026.mp3</text:p>
          </table:table-cell>
          <table:table-cell office:value-type="string">
            <text:p>https://www.youtube.com/watch?v=HQfIisooqDc</text:p>
          </table:table-cell>
          <table:table-cell office:value-type="time" office:time-value="PT00H07M42S">
            <text:p>00:07:42</text:p>
          </table:table-cell>
          <table:table-cell/>
        </table:table-row>
        <table:table-row table:style-name="ro2">
          <table:table-cell office:value-type="string">
            <text:p>05_027.mp3</text:p>
          </table:table-cell>
          <table:table-cell office:value-type="string">
            <text:p>https://www.youtube.com/watch?v=8mOtsG_c7e0</text:p>
          </table:table-cell>
          <table:table-cell office:value-type="time" office:time-value="PT00H07M48S">
            <text:p>00:07:48</text:p>
          </table:table-cell>
          <table:table-cell/>
        </table:table-row>
        <table:table-row table:style-name="ro2">
          <table:table-cell office:value-type="string">
            <text:p>05_028.mp3</text:p>
          </table:table-cell>
          <table:table-cell office:value-type="string">
            <text:p>https://www.youtube.com/watch?v=BZ2u72D1bmw</text:p>
          </table:table-cell>
          <table:table-cell office:value-type="time" office:time-value="PT00H07M51S">
            <text:p>00:07:51</text:p>
          </table:table-cell>
          <table:table-cell/>
        </table:table-row>
        <table:table-row table:style-name="ro2">
          <table:table-cell office:value-type="string">
            <text:p>05_029.mp3</text:p>
          </table:table-cell>
          <table:table-cell office:value-type="string">
            <text:p>https://www.youtube.com/watch?v=yeG3zFBxZT4</text:p>
          </table:table-cell>
          <table:table-cell office:value-type="time" office:time-value="PT00H08M08S">
            <text:p>00:08:08</text:p>
          </table:table-cell>
          <table:table-cell/>
        </table:table-row>
        <table:table-row table:style-name="ro2">
          <table:table-cell office:value-type="string">
            <text:p>05_030.mp3</text:p>
          </table:table-cell>
          <table:table-cell office:value-type="string">
            <text:p>https://www.youtube.com/watch?v=PNjfWYabkEc</text:p>
          </table:table-cell>
          <table:table-cell office:value-type="time" office:time-value="PT00H08M15S">
            <text:p>00:08:15</text:p>
          </table:table-cell>
          <table:table-cell/>
        </table:table-row>
        <table:table-row table:style-name="ro2">
          <table:table-cell office:value-type="string">
            <text:p>05_031.mp3</text:p>
          </table:table-cell>
          <table:table-cell office:value-type="string">
            <text:p>https://www.youtube.com/watch?v=bn2E2iT4lDw</text:p>
          </table:table-cell>
          <table:table-cell office:value-type="time" office:time-value="PT00H08M23S">
            <text:p>00:08:23</text:p>
          </table:table-cell>
          <table:table-cell/>
        </table:table-row>
        <table:table-row table:style-name="ro2">
          <table:table-cell office:value-type="string">
            <text:p>05_032.mp3</text:p>
          </table:table-cell>
          <table:table-cell office:value-type="string">
            <text:p>https://www.youtube.com/watch?v=d4gKZeYCLYw</text:p>
          </table:table-cell>
          <table:table-cell office:value-type="time" office:time-value="PT00H08M24S">
            <text:p>00:08:24</text:p>
          </table:table-cell>
          <table:table-cell/>
        </table:table-row>
        <table:table-row table:style-name="ro2">
          <table:table-cell office:value-type="string">
            <text:p>05_033.mp3</text:p>
          </table:table-cell>
          <table:table-cell office:value-type="string">
            <text:p>https://www.youtube.com/watch?v=hjblo9Tr60I</text:p>
          </table:table-cell>
          <table:table-cell office:value-type="time" office:time-value="PT00H08M26S">
            <text:p>00:08:26</text:p>
          </table:table-cell>
          <table:table-cell/>
        </table:table-row>
        <table:table-row table:style-name="ro2">
          <table:table-cell office:value-type="string">
            <text:p>05_034.mp3</text:p>
          </table:table-cell>
          <table:table-cell office:value-type="string">
            <text:p>https://www.youtube.com/watch?v=5rygNgkH3Oc</text:p>
          </table:table-cell>
          <table:table-cell office:value-type="time" office:time-value="PT00H08M32S">
            <text:p>00:08:32</text:p>
          </table:table-cell>
          <table:table-cell/>
        </table:table-row>
        <table:table-row table:style-name="ro2">
          <table:table-cell office:value-type="string">
            <text:p>05_035.mp3</text:p>
          </table:table-cell>
          <table:table-cell office:value-type="string">
            <text:p>https://www.youtube.com/watch?v=g8PjL3E1hBM</text:p>
          </table:table-cell>
          <table:table-cell office:value-type="time" office:time-value="PT00H08M34S">
            <text:p>00:08:34</text:p>
          </table:table-cell>
          <table:table-cell/>
        </table:table-row>
        <table:table-row table:style-name="ro2">
          <table:table-cell office:value-type="string">
            <text:p>05_036.mp3</text:p>
          </table:table-cell>
          <table:table-cell office:value-type="string">
            <text:p>https://www.youtube.com/watch?v=aP8Xdl6PjEE</text:p>
          </table:table-cell>
          <table:table-cell office:value-type="time" office:time-value="PT00H08M37S">
            <text:p>00:08:37</text:p>
          </table:table-cell>
          <table:table-cell/>
        </table:table-row>
        <table:table-row table:style-name="ro2">
          <table:table-cell office:value-type="string">
            <text:p>05_037.mp3</text:p>
          </table:table-cell>
          <table:table-cell office:value-type="string">
            <text:p>https://www.youtube.com/watch?v=PGNvMw08024</text:p>
          </table:table-cell>
          <table:table-cell office:value-type="time" office:time-value="PT00H09M08S">
            <text:p>00:09:08</text:p>
          </table:table-cell>
          <table:table-cell/>
        </table:table-row>
        <table:table-row table:style-name="ro2">
          <table:table-cell office:value-type="string">
            <text:p>05_038.mp3</text:p>
          </table:table-cell>
          <table:table-cell office:value-type="string">
            <text:p>https://www.youtube.com/watch?v=y93VR2hnDKo</text:p>
          </table:table-cell>
          <table:table-cell office:value-type="time" office:time-value="PT00H09M09S">
            <text:p>00:09:09</text:p>
          </table:table-cell>
          <table:table-cell/>
        </table:table-row>
        <table:table-row table:style-name="ro2">
          <table:table-cell office:value-type="string">
            <text:p>05_039.mp3</text:p>
          </table:table-cell>
          <table:table-cell office:value-type="string">
            <text:p>https://www.youtube.com/watch?v=WRAUNgipz2s</text:p>
          </table:table-cell>
          <table:table-cell office:value-type="time" office:time-value="PT00H09M16S">
            <text:p>00:09:16</text:p>
          </table:table-cell>
          <table:table-cell/>
        </table:table-row>
        <table:table-row table:style-name="ro2">
          <table:table-cell office:value-type="string">
            <text:p>05_040.mp3</text:p>
          </table:table-cell>
          <table:table-cell office:value-type="string">
            <text:p>https://www.youtube.com/watch?v=GQ29yRqm-Bg</text:p>
          </table:table-cell>
          <table:table-cell office:value-type="time" office:time-value="PT00H09M16S">
            <text:p>00:09:16</text:p>
          </table:table-cell>
          <table:table-cell/>
        </table:table-row>
        <table:table-row table:style-name="ro2">
          <table:table-cell office:value-type="string">
            <text:p>05_041.mp3</text:p>
          </table:table-cell>
          <table:table-cell office:value-type="string">
            <text:p>https://www.youtube.com/watch?v=HTBAkxcVdZ8</text:p>
          </table:table-cell>
          <table:table-cell office:value-type="time" office:time-value="PT00H09M26S">
            <text:p>00:09:26</text:p>
          </table:table-cell>
          <table:table-cell/>
        </table:table-row>
        <table:table-row table:style-name="ro2">
          <table:table-cell office:value-type="string">
            <text:p>05_042.mp3</text:p>
          </table:table-cell>
          <table:table-cell office:value-type="string">
            <text:p>https://www.youtube.com/watch?v=zUEgUtLGK8Q</text:p>
          </table:table-cell>
          <table:table-cell office:value-type="time" office:time-value="PT00H09M33S">
            <text:p>00:09:33</text:p>
          </table:table-cell>
          <table:table-cell/>
        </table:table-row>
        <table:table-row table:style-name="ro2">
          <table:table-cell office:value-type="string">
            <text:p>05_043.mp3</text:p>
          </table:table-cell>
          <table:table-cell office:value-type="string">
            <text:p>https://www.youtube.com/watch?v=ogUuTJeQWUM</text:p>
          </table:table-cell>
          <table:table-cell office:value-type="time" office:time-value="PT00H09M33S">
            <text:p>00:09:33</text:p>
          </table:table-cell>
          <table:table-cell/>
        </table:table-row>
        <table:table-row table:style-name="ro2">
          <table:table-cell office:value-type="string">
            <text:p>05_044.mp3</text:p>
          </table:table-cell>
          <table:table-cell office:value-type="string">
            <text:p>https://www.youtube.com/watch?v=A76p9EaOdMQ</text:p>
          </table:table-cell>
          <table:table-cell office:value-type="time" office:time-value="PT00H09M39S">
            <text:p>00:09:39</text:p>
          </table:table-cell>
          <table:table-cell/>
        </table:table-row>
        <table:table-row table:style-name="ro2">
          <table:table-cell office:value-type="string">
            <text:p>05_045.mp3</text:p>
          </table:table-cell>
          <table:table-cell office:value-type="string">
            <text:p>https://www.youtube.com/watch?v=E1SMAii7L-g</text:p>
          </table:table-cell>
          <table:table-cell office:value-type="time" office:time-value="PT00H09M46S">
            <text:p>00:09:46</text:p>
          </table:table-cell>
          <table:table-cell/>
        </table:table-row>
        <table:table-row table:style-name="ro1">
          <table:table-cell office:value-type="string">
            <text:p>05_046.mp3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05_047.mp3</text:p>
          </table:table-cell>
          <table:table-cell office:value-type="string">
            <text:p>https://www.youtube.com/watch?v=sK0EChACcPk</text:p>
          </table:table-cell>
          <table:table-cell office:value-type="time" office:time-value="PT00H10M15S">
            <text:p>00:10:15</text:p>
          </table:table-cell>
          <table:table-cell/>
        </table:table-row>
        <table:table-row table:style-name="ro2">
          <table:table-cell office:value-type="string">
            <text:p>05_048.mp3</text:p>
          </table:table-cell>
          <table:table-cell office:value-type="string">
            <text:p>https://www.youtube.com/watch?v=VEBLnNmV8-Q</text:p>
          </table:table-cell>
          <table:table-cell office:value-type="time" office:time-value="PT00H10M16S">
            <text:p>00:10:16</text:p>
          </table:table-cell>
          <table:table-cell/>
        </table:table-row>
        <table:table-row table:style-name="ro2">
          <table:table-cell office:value-type="string">
            <text:p>05_049.mp3</text:p>
          </table:table-cell>
          <table:table-cell office:value-type="string">
            <text:p>https://www.youtube.com/watch?v=GsKYT9NiGfI</text:p>
          </table:table-cell>
          <table:table-cell office:value-type="time" office:time-value="PT00H10M17S">
            <text:p>00:10:17</text:p>
          </table:table-cell>
          <table:table-cell/>
        </table:table-row>
        <table:table-row table:style-name="ro2">
          <table:table-cell office:value-type="string">
            <text:p>05_050.mp3</text:p>
          </table:table-cell>
          <table:table-cell office:value-type="string">
            <text:p>https://www.youtube.com/watch?v=qqZUn31ghLs</text:p>
          </table:table-cell>
          <table:table-cell office:value-type="time" office:time-value="PT00H10M20S">
            <text:p>00:10:20</text:p>
          </table:table-cell>
          <table:table-cell/>
        </table:table-row>
        <table:table-row table:style-name="ro2">
          <table:table-cell office:value-type="string">
            <text:p>05_051.mp3</text:p>
          </table:table-cell>
          <table:table-cell office:value-type="string">
            <text:p>https://www.youtube.com/watch?v=OYQ6eb7GPwA</text:p>
          </table:table-cell>
          <table:table-cell office:value-type="time" office:time-value="PT00H10M26S">
            <text:p>00:10:26</text:p>
          </table:table-cell>
          <table:table-cell/>
        </table:table-row>
        <table:table-row table:style-name="ro2">
          <table:table-cell office:value-type="string">
            <text:p>05_052.mp3</text:p>
          </table:table-cell>
          <table:table-cell office:value-type="string">
            <text:p>https://www.youtube.com/watch?v=f2yeclu6arQ</text:p>
          </table:table-cell>
          <table:table-cell office:value-type="time" office:time-value="PT00H10M38S">
            <text:p>00:10:38</text:p>
          </table:table-cell>
          <table:table-cell/>
        </table:table-row>
        <table:table-row table:style-name="ro2">
          <table:table-cell office:value-type="string">
            <text:p>05_053.mp3</text:p>
          </table:table-cell>
          <table:table-cell office:value-type="string">
            <text:p>https://www.youtube.com/watch?v=d2iIV_bMZ2A</text:p>
          </table:table-cell>
          <table:table-cell office:value-type="time" office:time-value="PT00H10M40S">
            <text:p>00:10:40</text:p>
          </table:table-cell>
          <table:table-cell/>
        </table:table-row>
        <table:table-row table:style-name="ro2">
          <table:table-cell office:value-type="string">
            <text:p>05_054.mp3</text:p>
          </table:table-cell>
          <table:table-cell office:value-type="string">
            <text:p>https://www.youtube.com/watch?v=lzrmEGttsMs</text:p>
          </table:table-cell>
          <table:table-cell office:value-type="time" office:time-value="PT00H10M52S">
            <text:p>00:10:52</text:p>
          </table:table-cell>
          <table:table-cell/>
        </table:table-row>
        <table:table-row table:style-name="ro2">
          <table:table-cell office:value-type="string">
            <text:p>05_055.mp3</text:p>
          </table:table-cell>
          <table:table-cell office:value-type="string">
            <text:p>https://www.youtube.com/watch?v=sDTl93S3lJw</text:p>
          </table:table-cell>
          <table:table-cell office:value-type="time" office:time-value="PT00H10M57S">
            <text:p>00:10:57</text:p>
          </table:table-cell>
          <table:table-cell/>
        </table:table-row>
        <table:table-row table:style-name="ro2">
          <table:table-cell office:value-type="string">
            <text:p>05_056.mp3</text:p>
          </table:table-cell>
          <table:table-cell office:value-type="string">
            <text:p>https://www.youtube.com/watch?v=7D9pxHXB0LI</text:p>
          </table:table-cell>
          <table:table-cell office:value-type="time" office:time-value="PT00H10M59S">
            <text:p>00:10:59</text:p>
          </table:table-cell>
          <table:table-cell/>
        </table:table-row>
        <table:table-row table:style-name="ro2">
          <table:table-cell office:value-type="string">
            <text:p>05_057.mp3</text:p>
          </table:table-cell>
          <table:table-cell office:value-type="string">
            <text:p>https://www.youtube.com/watch?v=RpyMrEkk5O0</text:p>
          </table:table-cell>
          <table:table-cell office:value-type="time" office:time-value="PT00H11M08S">
            <text:p>00:11:08</text:p>
          </table:table-cell>
          <table:table-cell/>
        </table:table-row>
        <table:table-row table:style-name="ro2">
          <table:table-cell office:value-type="string">
            <text:p>05_058.mp3</text:p>
          </table:table-cell>
          <table:table-cell office:value-type="string">
            <text:p>https://www.youtube.com/watch?v=g9zdHU_pe50</text:p>
          </table:table-cell>
          <table:table-cell office:value-type="time" office:time-value="PT00H11M13S">
            <text:p>00:11:13</text:p>
          </table:table-cell>
          <table:table-cell/>
        </table:table-row>
        <table:table-row table:style-name="ro2">
          <table:table-cell office:value-type="string">
            <text:p>05_059.mp3</text:p>
          </table:table-cell>
          <table:table-cell office:value-type="string">
            <text:p>https://www.youtube.com/watch?v=HvEfwzT8INo</text:p>
          </table:table-cell>
          <table:table-cell office:value-type="time" office:time-value="PT00H11M26S">
            <text:p>00:11:26</text:p>
          </table:table-cell>
          <table:table-cell/>
        </table:table-row>
        <table:table-row table:style-name="ro2">
          <table:table-cell office:value-type="string">
            <text:p>05_060.mp3</text:p>
          </table:table-cell>
          <table:table-cell office:value-type="string">
            <text:p>https://www.youtube.com/watch?v=adGThP_UEWc</text:p>
          </table:table-cell>
          <table:table-cell office:value-type="time" office:time-value="PT00H11M31S">
            <text:p>00:11:31</text:p>
          </table:table-cell>
          <table:table-cell/>
        </table:table-row>
        <table:table-row table:style-name="ro2">
          <table:table-cell office:value-type="string">
            <text:p>05_061.mp3</text:p>
          </table:table-cell>
          <table:table-cell office:value-type="string">
            <text:p>https://www.youtube.com/watch?v=Kc32ZeHXC_0</text:p>
          </table:table-cell>
          <table:table-cell office:value-type="time" office:time-value="PT00H11M32S">
            <text:p>00:11:32</text:p>
          </table:table-cell>
          <table:table-cell/>
        </table:table-row>
        <table:table-row table:style-name="ro1">
          <table:table-cell office:value-type="string">
            <text:p>05_062.mp3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05_063.mp3</text:p>
          </table:table-cell>
          <table:table-cell office:value-type="string">
            <text:p>https://www.youtube.com/watch?v=Hsz7HfIFmVU</text:p>
          </table:table-cell>
          <table:table-cell office:value-type="time" office:time-value="PT00H11M45S">
            <text:p>00:11:45</text:p>
          </table:table-cell>
          <table:table-cell/>
        </table:table-row>
        <table:table-row table:style-name="ro2">
          <table:table-cell office:value-type="string">
            <text:p>05_064.mp3</text:p>
          </table:table-cell>
          <table:table-cell office:value-type="string">
            <text:p>https://www.youtube.com/watch?v=5BMdJuqMC3I</text:p>
          </table:table-cell>
          <table:table-cell office:value-type="time" office:time-value="PT00H12M05S">
            <text:p>00:12:05</text:p>
          </table:table-cell>
          <table:table-cell/>
        </table:table-row>
        <table:table-row table:style-name="ro2">
          <table:table-cell office:value-type="string">
            <text:p>05_065.mp3</text:p>
          </table:table-cell>
          <table:table-cell office:value-type="string">
            <text:p>https://www.youtube.com/watch?v=MzpFg4Skzus</text:p>
          </table:table-cell>
          <table:table-cell office:value-type="time" office:time-value="PT00H12M13S">
            <text:p>00:12:13</text:p>
          </table:table-cell>
          <table:table-cell/>
        </table:table-row>
        <table:table-row table:style-name="ro2">
          <table:table-cell office:value-type="string">
            <text:p>05_066.mp3</text:p>
          </table:table-cell>
          <table:table-cell office:value-type="string">
            <text:p>https://www.youtube.com/watch?v=yMRJZVtzsAs</text:p>
          </table:table-cell>
          <table:table-cell office:value-type="time" office:time-value="PT00H12M18S">
            <text:p>00:12:18</text:p>
          </table:table-cell>
          <table:table-cell/>
        </table:table-row>
        <table:table-row table:style-name="ro2">
          <table:table-cell office:value-type="string">
            <text:p>05_067.mp3</text:p>
          </table:table-cell>
          <table:table-cell office:value-type="string">
            <text:p>https://www.youtube.com/watch?v=cN9t9dOSqUM</text:p>
          </table:table-cell>
          <table:table-cell office:value-type="time" office:time-value="PT00H12M18S">
            <text:p>00:12:18</text:p>
          </table:table-cell>
          <table:table-cell/>
        </table:table-row>
        <table:table-row table:style-name="ro2">
          <table:table-cell office:value-type="string">
            <text:p>05_068.mp3</text:p>
          </table:table-cell>
          <table:table-cell office:value-type="string">
            <text:p>https://www.youtube.com/watch?v=Dp-J44usLy4</text:p>
          </table:table-cell>
          <table:table-cell office:value-type="time" office:time-value="PT00H12M25S">
            <text:p>00:12:25</text:p>
          </table:table-cell>
          <table:table-cell/>
        </table:table-row>
        <table:table-row table:style-name="ro2">
          <table:table-cell office:value-type="string">
            <text:p>05_069.mp3</text:p>
          </table:table-cell>
          <table:table-cell office:value-type="string">
            <text:p>https://www.youtube.com/watch?v=5S5S6e-oR7s</text:p>
          </table:table-cell>
          <table:table-cell office:value-type="time" office:time-value="PT00H12M47S">
            <text:p>00:12:47</text:p>
          </table:table-cell>
          <table:table-cell/>
        </table:table-row>
        <table:table-row table:style-name="ro2">
          <table:table-cell office:value-type="string">
            <text:p>05_070.mp3</text:p>
          </table:table-cell>
          <table:table-cell office:value-type="string">
            <text:p>https://www.youtube.com/watch?v=sOHCdU_xxgQ</text:p>
          </table:table-cell>
          <table:table-cell office:value-type="time" office:time-value="PT00H12M48S">
            <text:p>00:12:48</text:p>
          </table:table-cell>
          <table:table-cell/>
        </table:table-row>
        <table:table-row table:style-name="ro2">
          <table:table-cell office:value-type="string">
            <text:p>05_071.mp3</text:p>
          </table:table-cell>
          <table:table-cell office:value-type="string">
            <text:p>https://www.youtube.com/watch?v=IVR0BCHIM10</text:p>
          </table:table-cell>
          <table:table-cell office:value-type="time" office:time-value="PT00H12M58S">
            <text:p>00:12:58</text:p>
          </table:table-cell>
          <table:table-cell/>
        </table:table-row>
        <table:table-row table:style-name="ro2">
          <table:table-cell office:value-type="string">
            <text:p>05_072.mp3</text:p>
          </table:table-cell>
          <table:table-cell office:value-type="string">
            <text:p>https://www.youtube.com/watch?v=IrlxmtbQSlQ</text:p>
          </table:table-cell>
          <table:table-cell office:value-type="time" office:time-value="PT00H13M10S">
            <text:p>00:13:10</text:p>
          </table:table-cell>
          <table:table-cell/>
        </table:table-row>
        <table:table-row table:style-name="ro2">
          <table:table-cell office:value-type="string">
            <text:p>05_073.mp3</text:p>
          </table:table-cell>
          <table:table-cell office:value-type="string">
            <text:p>https://www.youtube.com/watch?v=si0B5zM_Vk4</text:p>
          </table:table-cell>
          <table:table-cell office:value-type="time" office:time-value="PT00H13M17S">
            <text:p>00:13:17</text:p>
          </table:table-cell>
          <table:table-cell/>
        </table:table-row>
        <table:table-row table:style-name="ro2">
          <table:table-cell office:value-type="string">
            <text:p>05_074.mp3</text:p>
          </table:table-cell>
          <table:table-cell office:value-type="string">
            <text:p>https://www.youtube.com/watch?v=aI-67g_TQ7s</text:p>
          </table:table-cell>
          <table:table-cell office:value-type="time" office:time-value="PT00H13M20S">
            <text:p>00:13:20</text:p>
          </table:table-cell>
          <table:table-cell/>
        </table:table-row>
        <table:table-row table:style-name="ro2">
          <table:table-cell office:value-type="string">
            <text:p>05_075.mp3</text:p>
          </table:table-cell>
          <table:table-cell office:value-type="string">
            <text:p>https://www.youtube.com/watch?v=19jkEPa2GK0</text:p>
          </table:table-cell>
          <table:table-cell office:value-type="time" office:time-value="PT00H13M21S">
            <text:p>00:13:21</text:p>
          </table:table-cell>
          <table:table-cell/>
        </table:table-row>
        <table:table-row table:style-name="ro2">
          <table:table-cell office:value-type="string">
            <text:p>05_076.mp3</text:p>
          </table:table-cell>
          <table:table-cell office:value-type="string">
            <text:p>https://www.youtube.com/watch?v=2zL5FyU_EZc</text:p>
          </table:table-cell>
          <table:table-cell office:value-type="time" office:time-value="PT00H13M21S">
            <text:p>00:13:21</text:p>
          </table:table-cell>
          <table:table-cell/>
        </table:table-row>
        <table:table-row table:style-name="ro2">
          <table:table-cell office:value-type="string">
            <text:p>05_077.mp3</text:p>
          </table:table-cell>
          <table:table-cell office:value-type="string">
            <text:p>https://www.youtube.com/watch?v=MvDi5gMJxQ4</text:p>
          </table:table-cell>
          <table:table-cell office:value-type="time" office:time-value="PT00H13M21S">
            <text:p>00:13:21</text:p>
          </table:table-cell>
          <table:table-cell/>
        </table:table-row>
        <table:table-row table:style-name="ro2">
          <table:table-cell office:value-type="string">
            <text:p>05_078.mp3</text:p>
          </table:table-cell>
          <table:table-cell office:value-type="string">
            <text:p>https://www.youtube.com/watch?v=DJJMbKOIQAk</text:p>
          </table:table-cell>
          <table:table-cell office:value-type="time" office:time-value="PT00H13M22S">
            <text:p>00:13:22</text:p>
          </table:table-cell>
          <table:table-cell/>
        </table:table-row>
        <table:table-row table:style-name="ro2">
          <table:table-cell office:value-type="string">
            <text:p>05_079.mp3</text:p>
          </table:table-cell>
          <table:table-cell office:value-type="string">
            <text:p>https://www.youtube.com/watch?v=heasFJPTv1I</text:p>
          </table:table-cell>
          <table:table-cell office:value-type="time" office:time-value="PT00H13M25S">
            <text:p>00:13:25</text:p>
          </table:table-cell>
          <table:table-cell/>
        </table:table-row>
        <table:table-row table:style-name="ro2">
          <table:table-cell office:value-type="string">
            <text:p>05_080.mp3</text:p>
          </table:table-cell>
          <table:table-cell office:value-type="string">
            <text:p>https://www.youtube.com/watch?v=WGyrgJ44rRY</text:p>
          </table:table-cell>
          <table:table-cell office:value-type="time" office:time-value="PT00H13M26S">
            <text:p>00:13:26</text:p>
          </table:table-cell>
          <table:table-cell/>
        </table:table-row>
        <table:table-row table:style-name="ro2">
          <table:table-cell office:value-type="string">
            <text:p>05_081.mp3</text:p>
          </table:table-cell>
          <table:table-cell office:value-type="string">
            <text:p>https://www.youtube.com/watch?v=VRio3dp5zZM</text:p>
          </table:table-cell>
          <table:table-cell office:value-type="time" office:time-value="PT00H13M31S">
            <text:p>00:13:31</text:p>
          </table:table-cell>
          <table:table-cell/>
        </table:table-row>
        <table:table-row table:style-name="ro2">
          <table:table-cell office:value-type="string">
            <text:p>05_082.mp3</text:p>
          </table:table-cell>
          <table:table-cell office:value-type="string">
            <text:p>https://www.youtube.com/watch?v=v7rCU8VfWQI</text:p>
          </table:table-cell>
          <table:table-cell office:value-type="time" office:time-value="PT00H13M39S">
            <text:p>00:13:39</text:p>
          </table:table-cell>
          <table:table-cell/>
        </table:table-row>
        <table:table-row table:style-name="ro2">
          <table:table-cell office:value-type="string">
            <text:p>05_083.mp3</text:p>
          </table:table-cell>
          <table:table-cell office:value-type="string">
            <text:p>https://www.youtube.com/watch?v=xzPTCGv07m8</text:p>
          </table:table-cell>
          <table:table-cell office:value-type="time" office:time-value="PT00H13M47S">
            <text:p>00:13:47</text:p>
          </table:table-cell>
          <table:table-cell/>
        </table:table-row>
        <table:table-row table:style-name="ro2">
          <table:table-cell office:value-type="string">
            <text:p>05_084.mp3</text:p>
          </table:table-cell>
          <table:table-cell office:value-type="string">
            <text:p>https://www.youtube.com/watch?v=J964ZhZFuG0</text:p>
          </table:table-cell>
          <table:table-cell office:value-type="time" office:time-value="PT00H13M54S">
            <text:p>00:13:54</text:p>
          </table:table-cell>
          <table:table-cell/>
        </table:table-row>
        <table:table-row table:style-name="ro2">
          <table:table-cell office:value-type="string">
            <text:p>05_085.mp3</text:p>
          </table:table-cell>
          <table:table-cell office:value-type="string">
            <text:p>https://www.youtube.com/watch?v=3iETBYvHcEQ</text:p>
          </table:table-cell>
          <table:table-cell office:value-type="time" office:time-value="PT00H13M56S">
            <text:p>00:13:56</text:p>
          </table:table-cell>
          <table:table-cell/>
        </table:table-row>
        <table:table-row table:style-name="ro2">
          <table:table-cell office:value-type="string">
            <text:p>05_086.mp3</text:p>
          </table:table-cell>
          <table:table-cell office:value-type="string">
            <text:p>https://www.youtube.com/watch?v=sBuRUbYUuds</text:p>
          </table:table-cell>
          <table:table-cell office:value-type="time" office:time-value="PT00H14M04S">
            <text:p>00:14:04</text:p>
          </table:table-cell>
          <table:table-cell/>
        </table:table-row>
        <table:table-row table:style-name="ro2">
          <table:table-cell office:value-type="string">
            <text:p>05_087.mp3</text:p>
          </table:table-cell>
          <table:table-cell office:value-type="string">
            <text:p>https://www.youtube.com/watch?v=mMNnjre5mJE</text:p>
          </table:table-cell>
          <table:table-cell office:value-type="time" office:time-value="PT00H14M11S">
            <text:p>00:14:11</text:p>
          </table:table-cell>
          <table:table-cell/>
        </table:table-row>
        <table:table-row table:style-name="ro2">
          <table:table-cell office:value-type="string">
            <text:p>05_088.mp3</text:p>
          </table:table-cell>
          <table:table-cell office:value-type="string">
            <text:p>https://www.youtube.com/watch?v=Tq1Q-5SrGKI</text:p>
          </table:table-cell>
          <table:table-cell office:value-type="time" office:time-value="PT00H14M12S">
            <text:p>00:14:12</text:p>
          </table:table-cell>
          <table:table-cell/>
        </table:table-row>
        <table:table-row table:style-name="ro2">
          <table:table-cell office:value-type="string">
            <text:p>05_089.mp3</text:p>
          </table:table-cell>
          <table:table-cell office:value-type="string">
            <text:p>https://www.youtube.com/watch?v=GST3EnXJkQY</text:p>
          </table:table-cell>
          <table:table-cell office:value-type="time" office:time-value="PT00H14M15S">
            <text:p>00:14:15</text:p>
          </table:table-cell>
          <table:table-cell/>
        </table:table-row>
        <table:table-row table:style-name="ro2">
          <table:table-cell office:value-type="string">
            <text:p>05_090.mp3</text:p>
          </table:table-cell>
          <table:table-cell office:value-type="string">
            <text:p>https://www.youtube.com/watch?v=ESpZjFedS40</text:p>
          </table:table-cell>
          <table:table-cell office:value-type="time" office:time-value="PT00H14M40S">
            <text:p>00:14:40</text:p>
          </table:table-cell>
          <table:table-cell/>
        </table:table-row>
        <table:table-row table:style-name="ro2">
          <table:table-cell office:value-type="string">
            <text:p>05_091.mp3</text:p>
          </table:table-cell>
          <table:table-cell office:value-type="string">
            <text:p>https://www.youtube.com/watch?v=za6CNbT7YXY</text:p>
          </table:table-cell>
          <table:table-cell office:value-type="time" office:time-value="PT00H14M49S">
            <text:p>00:14:49</text:p>
          </table:table-cell>
          <table:table-cell/>
        </table:table-row>
        <table:table-row table:style-name="ro2">
          <table:table-cell office:value-type="string">
            <text:p>05_092.mp3</text:p>
          </table:table-cell>
          <table:table-cell office:value-type="string">
            <text:p>https://www.youtube.com/watch?v=2f2YW8zJUl0</text:p>
          </table:table-cell>
          <table:table-cell office:value-type="time" office:time-value="PT00H14M50S">
            <text:p>00:14:50</text:p>
          </table:table-cell>
          <table:table-cell/>
        </table:table-row>
        <table:table-row table:style-name="ro2">
          <table:table-cell office:value-type="string">
            <text:p>05_093.mp3</text:p>
          </table:table-cell>
          <table:table-cell office:value-type="string">
            <text:p>https://www.youtube.com/watch?v=Kju7tDBG6hU</text:p>
          </table:table-cell>
          <table:table-cell office:value-type="time" office:time-value="PT00H14M53S">
            <text:p>00:14:53</text:p>
          </table:table-cell>
          <table:table-cell/>
        </table:table-row>
        <table:table-row table:style-name="ro2">
          <table:table-cell office:value-type="string">
            <text:p>05_094.mp3</text:p>
          </table:table-cell>
          <table:table-cell office:value-type="string">
            <text:p>https://www.youtube.com/watch?v=c3TZdkhQiU8</text:p>
          </table:table-cell>
          <table:table-cell office:value-type="time" office:time-value="PT00H14M55S">
            <text:p>00:14:55</text:p>
          </table:table-cell>
          <table:table-cell/>
        </table:table-row>
        <table:table-row table:style-name="ro2">
          <table:table-cell office:value-type="string">
            <text:p>05_095.mp3</text:p>
          </table:table-cell>
          <table:table-cell office:value-type="string">
            <text:p>https://www.youtube.com/watch?v=8rYxh7lKw_s</text:p>
          </table:table-cell>
          <table:table-cell office:value-type="time" office:time-value="PT00H14M59S">
            <text:p>00:14:59</text:p>
          </table:table-cell>
          <table:table-cell/>
        </table:table-row>
        <table:table-row table:style-name="ro2">
          <table:table-cell office:value-type="string">
            <text:p>05_096.mp3</text:p>
          </table:table-cell>
          <table:table-cell office:value-type="string">
            <text:p>https://www.youtube.com/watch?v=3heXKCzuuAs</text:p>
          </table:table-cell>
          <table:table-cell office:value-type="time" office:time-value="PT00H15M10S">
            <text:p>00:15:10</text:p>
          </table:table-cell>
          <table:table-cell/>
        </table:table-row>
        <table:table-row table:style-name="ro2">
          <table:table-cell office:value-type="string">
            <text:p>05_097.mp3</text:p>
          </table:table-cell>
          <table:table-cell office:value-type="string">
            <text:p>https://www.youtube.com/watch?v=WUFBp1W-1Mk</text:p>
          </table:table-cell>
          <table:table-cell office:value-type="time" office:time-value="PT00H15M17S">
            <text:p>00:15:17</text:p>
          </table:table-cell>
          <table:table-cell/>
        </table:table-row>
        <table:table-row table:style-name="ro2">
          <table:table-cell office:value-type="string">
            <text:p>05_098.mp3</text:p>
          </table:table-cell>
          <table:table-cell office:value-type="string">
            <text:p>https://www.youtube.com/watch?v=Js55XSL-Kkc</text:p>
          </table:table-cell>
          <table:table-cell office:value-type="time" office:time-value="PT00H15M17S">
            <text:p>00:15:17</text:p>
          </table:table-cell>
          <table:table-cell/>
        </table:table-row>
        <table:table-row table:style-name="ro2">
          <table:table-cell office:value-type="string">
            <text:p>05_099.mp3</text:p>
          </table:table-cell>
          <table:table-cell office:value-type="string">
            <text:p>https://www.youtube.com/watch?v=M7DyKC3ii6I</text:p>
          </table:table-cell>
          <table:table-cell office:value-type="time" office:time-value="PT00H15M30S">
            <text:p>00:15:30</text:p>
          </table:table-cell>
          <table:table-cell/>
        </table:table-row>
        <table:table-row table:style-name="ro2">
          <table:table-cell office:value-type="string">
            <text:p>05_100.mp3</text:p>
          </table:table-cell>
          <table:table-cell office:value-type="string">
            <text:p>https://www.youtube.com/watch?v=cA0b1lHvZgA</text:p>
          </table:table-cell>
          <table:table-cell office:value-type="time" office:time-value="PT00H15M38S">
            <text:p>00:15:38</text:p>
          </table:table-cell>
          <table:table-cell/>
        </table:table-row>
        <table:table-row table:style-name="ro2">
          <table:table-cell office:value-type="string">
            <text:p>05_101.mp3</text:p>
          </table:table-cell>
          <table:table-cell office:value-type="string">
            <text:p>https://www.youtube.com/watch?v=2CGj-ETHAoM</text:p>
          </table:table-cell>
          <table:table-cell office:value-type="time" office:time-value="PT00H15M53S">
            <text:p>00:15:53</text:p>
          </table:table-cell>
          <table:table-cell/>
        </table:table-row>
        <table:table-row table:style-name="ro2">
          <table:table-cell office:value-type="string">
            <text:p>05_102.mp3</text:p>
          </table:table-cell>
          <table:table-cell office:value-type="string">
            <text:p>https://www.youtube.com/watch?v=Lfx6YQHmQww</text:p>
          </table:table-cell>
          <table:table-cell office:value-type="time" office:time-value="PT00H16M09S">
            <text:p>00:16:09</text:p>
          </table:table-cell>
          <table:table-cell/>
        </table:table-row>
        <table:table-row table:style-name="ro2">
          <table:table-cell office:value-type="string">
            <text:p>05_103.mp3</text:p>
          </table:table-cell>
          <table:table-cell office:value-type="string">
            <text:p>https://www.youtube.com/watch?v=QX7lMnwSaSU</text:p>
          </table:table-cell>
          <table:table-cell office:value-type="time" office:time-value="PT00H16M14S">
            <text:p>00:16:14</text:p>
          </table:table-cell>
          <table:table-cell office:value-type="string">
            <text:p>Reaction muss geschnitten werden</text:p>
          </table:table-cell>
        </table:table-row>
        <table:table-row table:style-name="ro2">
          <table:table-cell office:value-type="string">
            <text:p>05_104.mp3</text:p>
          </table:table-cell>
          <table:table-cell office:value-type="string">
            <text:p>https://www.youtube.com/watch?v=kL3eC74i2e4</text:p>
          </table:table-cell>
          <table:table-cell office:value-type="time" office:time-value="PT00H16M27S">
            <text:p>00:16:27</text:p>
          </table:table-cell>
          <table:table-cell/>
        </table:table-row>
        <table:table-row table:style-name="ro2">
          <table:table-cell office:value-type="string">
            <text:p>05_105.mp3</text:p>
          </table:table-cell>
          <table:table-cell office:value-type="string">
            <text:p>https://www.youtube.com/watch?v=ZOBLf0BstLg</text:p>
          </table:table-cell>
          <table:table-cell office:value-type="time" office:time-value="PT00H16M33S">
            <text:p>00:16:33</text:p>
          </table:table-cell>
          <table:table-cell/>
        </table:table-row>
        <table:table-row table:style-name="ro2">
          <table:table-cell office:value-type="string">
            <text:p>05_106.mp3</text:p>
          </table:table-cell>
          <table:table-cell office:value-type="string">
            <text:p>https://www.youtube.com/watch?v=PLaILUjp6NM</text:p>
          </table:table-cell>
          <table:table-cell office:value-type="time" office:time-value="PT00H16M39S">
            <text:p>00:16:39</text:p>
          </table:table-cell>
          <table:table-cell/>
        </table:table-row>
        <table:table-row table:style-name="ro2">
          <table:table-cell office:value-type="string">
            <text:p>05_107.mp3</text:p>
          </table:table-cell>
          <table:table-cell office:value-type="string">
            <text:p>https://www.youtube.com/watch?v=vpfbDAFgiGk</text:p>
          </table:table-cell>
          <table:table-cell office:value-type="time" office:time-value="PT00H16M59S">
            <text:p>00:16:59</text:p>
          </table:table-cell>
          <table:table-cell/>
        </table:table-row>
        <table:table-row table:style-name="ro2">
          <table:table-cell office:value-type="string">
            <text:p>05_108.mp3</text:p>
          </table:table-cell>
          <table:table-cell office:value-type="string">
            <text:p>https://www.youtube.com/watch?v=UW9oumtFI6Q</text:p>
          </table:table-cell>
          <table:table-cell office:value-type="time" office:time-value="PT00H17M18S">
            <text:p>00:17:18</text:p>
          </table:table-cell>
          <table:table-cell/>
        </table:table-row>
        <table:table-row table:style-name="ro2">
          <table:table-cell office:value-type="string">
            <text:p>05_109.mp3</text:p>
          </table:table-cell>
          <table:table-cell office:value-type="string">
            <text:p>https://www.youtube.com/watch?v=l4EUsaWBQb8</text:p>
          </table:table-cell>
          <table:table-cell office:value-type="time" office:time-value="PT00H17M50S">
            <text:p>00:17:50</text:p>
          </table:table-cell>
          <table:table-cell/>
        </table:table-row>
        <table:table-row table:style-name="ro2">
          <table:table-cell office:value-type="string">
            <text:p>05_110.mp3</text:p>
          </table:table-cell>
          <table:table-cell office:value-type="string">
            <text:p>https://www.youtube.com/watch?v=-vTFCw07QEE</text:p>
          </table:table-cell>
          <table:table-cell office:value-type="time" office:time-value="PT00H17M54S">
            <text:p>00:17:54</text:p>
          </table:table-cell>
          <table:table-cell/>
        </table:table-row>
        <table:table-row table:style-name="ro2">
          <table:table-cell office:value-type="string">
            <text:p>05_111.mp3</text:p>
          </table:table-cell>
          <table:table-cell office:value-type="string">
            <text:p>https://www.youtube.com/watch?v=2bgQgNkv5Yg</text:p>
          </table:table-cell>
          <table:table-cell office:value-type="time" office:time-value="PT00H17M58S">
            <text:p>00:17:58</text:p>
          </table:table-cell>
          <table:table-cell/>
        </table:table-row>
        <table:table-row table:style-name="ro2">
          <table:table-cell office:value-type="string">
            <text:p>05_112.mp3</text:p>
          </table:table-cell>
          <table:table-cell office:value-type="string">
            <text:p>https://www.youtube.com/watch?v=76opUQ8zN-Q</text:p>
          </table:table-cell>
          <table:table-cell office:value-type="time" office:time-value="PT00H18M13S">
            <text:p>00:18:13</text:p>
          </table:table-cell>
          <table:table-cell/>
        </table:table-row>
        <table:table-row table:style-name="ro2">
          <table:table-cell office:value-type="string">
            <text:p>05_113.mp3</text:p>
          </table:table-cell>
          <table:table-cell office:value-type="string">
            <text:p>https://www.youtube.com/watch?v=DWMuQ7MODvk</text:p>
          </table:table-cell>
          <table:table-cell office:value-type="time" office:time-value="PT00H18M41S">
            <text:p>00:18:41</text:p>
          </table:table-cell>
          <table:table-cell/>
        </table:table-row>
        <table:table-row table:style-name="ro2">
          <table:table-cell office:value-type="string">
            <text:p>05_114.mp3</text:p>
          </table:table-cell>
          <table:table-cell office:value-type="string">
            <text:p>https://www.youtube.com/watch?v=lsGl6ZKN0ME</text:p>
          </table:table-cell>
          <table:table-cell office:value-type="time" office:time-value="PT00H19M03S">
            <text:p>00:19:03</text:p>
          </table:table-cell>
          <table:table-cell/>
        </table:table-row>
        <table:table-row table:style-name="ro2">
          <table:table-cell office:value-type="string">
            <text:p>05_115.mp3</text:p>
          </table:table-cell>
          <table:table-cell office:value-type="string">
            <text:p>https://www.youtube.com/watch?v=r20HZZdmcd0</text:p>
          </table:table-cell>
          <table:table-cell office:value-type="time" office:time-value="PT00H19M11S">
            <text:p>00:19:11</text:p>
          </table:table-cell>
          <table:table-cell/>
        </table:table-row>
        <table:table-row table:style-name="ro2">
          <table:table-cell office:value-type="string">
            <text:p>05_116.mp3</text:p>
          </table:table-cell>
          <table:table-cell office:value-type="string">
            <text:p>https://www.youtube.com/watch?v=n-hpSMsmDjY</text:p>
          </table:table-cell>
          <table:table-cell office:value-type="time" office:time-value="PT00H19M49S">
            <text:p>00:19:49</text:p>
          </table:table-cell>
          <table:table-cell/>
        </table:table-row>
        <table:table-row table:style-name="ro2">
          <table:table-cell office:value-type="string">
            <text:p>05_117.mp3</text:p>
          </table:table-cell>
          <table:table-cell office:value-type="string">
            <text:p>https://www.youtube.com/watch?v=_e0gOv89bNA</text:p>
          </table:table-cell>
          <table:table-cell office:value-type="time" office:time-value="PT00H19M51S">
            <text:p>00:19:51</text:p>
          </table:table-cell>
          <table:table-cell/>
        </table:table-row>
        <table:table-row table:style-name="ro2">
          <table:table-cell office:value-type="string">
            <text:p>05_118.mp3</text:p>
          </table:table-cell>
          <table:table-cell office:value-type="string">
            <text:p>https://www.youtube.com/watch?v=Pe2lGlIvdIo</text:p>
          </table:table-cell>
          <table:table-cell office:value-type="time" office:time-value="PT00H20M13S">
            <text:p>00:20:13</text:p>
          </table:table-cell>
          <table:table-cell/>
        </table:table-row>
        <table:table-row table:style-name="ro2">
          <table:table-cell office:value-type="string">
            <text:p>05_119.mp3</text:p>
          </table:table-cell>
          <table:table-cell office:value-type="string">
            <text:p>https://www.youtube.com/watch?v=7iRcbi4YhpI</text:p>
          </table:table-cell>
          <table:table-cell office:value-type="time" office:time-value="PT00H20M23S">
            <text:p>00:20:23</text:p>
          </table:table-cell>
          <table:table-cell office:value-type="string">
            <text:p>mit IndieAndy (m)</text:p>
          </table:table-cell>
        </table:table-row>
        <table:table-row table:style-name="ro2">
          <table:table-cell office:value-type="string">
            <text:p>05_120.mp3</text:p>
          </table:table-cell>
          <table:table-cell office:value-type="string">
            <text:p>https://www.youtube.com/watch?v=_sT8eKDa3co</text:p>
          </table:table-cell>
          <table:table-cell office:value-type="time" office:time-value="PT00H20M24S">
            <text:p>00:20:24</text:p>
          </table:table-cell>
          <table:table-cell/>
        </table:table-row>
        <table:table-row table:style-name="ro2">
          <table:table-cell office:value-type="string">
            <text:p>05_121.mp3</text:p>
          </table:table-cell>
          <table:table-cell office:value-type="string">
            <text:p>https://www.youtube.com/watch?v=mLhLPIqixoQ</text:p>
          </table:table-cell>
          <table:table-cell office:value-type="time" office:time-value="PT00H20M24S">
            <text:p>00:20:24</text:p>
          </table:table-cell>
          <table:table-cell/>
        </table:table-row>
        <table:table-row table:style-name="ro2">
          <table:table-cell office:value-type="string">
            <text:p>05_122.mp3</text:p>
          </table:table-cell>
          <table:table-cell office:value-type="string">
            <text:p>https://www.youtube.com/watch?v=AZ4nUyBjUpc</text:p>
          </table:table-cell>
          <table:table-cell office:value-type="time" office:time-value="PT00H20M40S">
            <text:p>00:20:40</text:p>
          </table:table-cell>
          <table:table-cell/>
        </table:table-row>
        <table:table-row table:style-name="ro1">
          <table:table-cell office:value-type="string">
            <text:p>05_123.mp3</text:p>
          </table:table-cell>
          <table:table-cell office:value-type="string">
            <text:p>gelöscht, da doppelt</text:p>
          </table:table-cell>
          <table:table-cell table:style-name="Default"/>
          <table:table-cell/>
        </table:table-row>
        <table:table-row table:style-name="ro2">
          <table:table-cell office:value-type="string">
            <text:p>05_124.mp3</text:p>
          </table:table-cell>
          <table:table-cell office:value-type="string">
            <text:p>https://www.youtube.com/watch?v=wkGVfMMfGKI</text:p>
          </table:table-cell>
          <table:table-cell office:value-type="time" office:time-value="PT00H20M42S">
            <text:p>00:20:42</text:p>
          </table:table-cell>
          <table:table-cell/>
        </table:table-row>
        <table:table-row table:style-name="ro2">
          <table:table-cell office:value-type="string">
            <text:p>05_125.mp3</text:p>
          </table:table-cell>
          <table:table-cell office:value-type="string">
            <text:p>https://www.youtube.com/watch?v=dBX4DOrqULE</text:p>
          </table:table-cell>
          <table:table-cell office:value-type="time" office:time-value="PT00H21M04S">
            <text:p>00:21:04</text:p>
          </table:table-cell>
          <table:table-cell/>
        </table:table-row>
        <table:table-row table:style-name="ro2">
          <table:table-cell office:value-type="string">
            <text:p>05_126.mp3</text:p>
          </table:table-cell>
          <table:table-cell office:value-type="string">
            <text:p>https://www.youtube.com/watch?v=4EjWGQyFjbo</text:p>
          </table:table-cell>
          <table:table-cell office:value-type="time" office:time-value="PT00H21M50S">
            <text:p>00:21:50</text:p>
          </table:table-cell>
          <table:table-cell/>
        </table:table-row>
        <table:table-row table:style-name="ro2">
          <table:table-cell office:value-type="string">
            <text:p>05_127.mp3</text:p>
          </table:table-cell>
          <table:table-cell office:value-type="string">
            <text:p>https://www.youtube.com/watch?v=Yoqt3nlDGqA</text:p>
          </table:table-cell>
          <table:table-cell office:value-type="time" office:time-value="PT00H22M06S">
            <text:p>00:22:06</text:p>
          </table:table-cell>
          <table:table-cell/>
        </table:table-row>
        <table:table-row table:style-name="ro2">
          <table:table-cell office:value-type="string">
            <text:p>05_128.mp3</text:p>
          </table:table-cell>
          <table:table-cell office:value-type="string">
            <text:p>https://www.youtube.com/watch?v=t5AtMMOOl3E</text:p>
          </table:table-cell>
          <table:table-cell office:value-type="time" office:time-value="PT00H22M15S">
            <text:p>00:22:15</text:p>
          </table:table-cell>
          <table:table-cell/>
        </table:table-row>
        <table:table-row table:style-name="ro2">
          <table:table-cell office:value-type="string">
            <text:p>05_129.mp3</text:p>
          </table:table-cell>
          <table:table-cell office:value-type="string">
            <text:p>https://www.youtube.com/watch?v=nIx-M1ji21Q</text:p>
          </table:table-cell>
          <table:table-cell office:value-type="time" office:time-value="PT00H22M28S">
            <text:p>00:22:28</text:p>
          </table:table-cell>
          <table:table-cell/>
        </table:table-row>
        <table:table-row table:style-name="ro2">
          <table:table-cell office:value-type="string">
            <text:p>05_130.mp3</text:p>
          </table:table-cell>
          <table:table-cell office:value-type="string">
            <text:p>https://www.youtube.com/watch?v=t831QCRhb10</text:p>
          </table:table-cell>
          <table:table-cell office:value-type="time" office:time-value="PT00H22M46S">
            <text:p>00:22:46</text:p>
          </table:table-cell>
          <table:table-cell/>
        </table:table-row>
        <table:table-row table:style-name="ro2">
          <table:table-cell office:value-type="string">
            <text:p>05_131.mp3</text:p>
          </table:table-cell>
          <table:table-cell office:value-type="string">
            <text:p>https://www.youtube.com/watch?v=e_kVc-vf6Ho</text:p>
          </table:table-cell>
          <table:table-cell office:value-type="time" office:time-value="PT00H23M06S">
            <text:p>00:23:06</text:p>
          </table:table-cell>
          <table:table-cell/>
        </table:table-row>
        <table:table-row table:style-name="ro2">
          <table:table-cell office:value-type="string">
            <text:p>05_132.mp3</text:p>
          </table:table-cell>
          <table:table-cell office:value-type="string">
            <text:p>https://www.youtube.com/watch?v=yAjZzlEnj14</text:p>
          </table:table-cell>
          <table:table-cell office:value-type="time" office:time-value="PT00H23M13S">
            <text:p>00:23:13</text:p>
          </table:table-cell>
          <table:table-cell office:value-type="string">
            <text:p>IV muss geschnitten werden</text:p>
          </table:table-cell>
        </table:table-row>
        <table:table-row table:style-name="ro2">
          <table:table-cell office:value-type="string">
            <text:p>05_133.mp3</text:p>
          </table:table-cell>
          <table:table-cell office:value-type="string">
            <text:p>https://www.youtube.com/watch?v=IE4T8FnV0P8</text:p>
          </table:table-cell>
          <table:table-cell office:value-type="time" office:time-value="PT00H23M18S">
            <text:p>00:23:18</text:p>
          </table:table-cell>
          <table:table-cell/>
        </table:table-row>
        <table:table-row table:style-name="ro2">
          <table:table-cell office:value-type="string">
            <text:p>05_134.mp3</text:p>
          </table:table-cell>
          <table:table-cell office:value-type="string">
            <text:p>https://www.youtube.com/watch?v=Sa17e3nQ0kw</text:p>
          </table:table-cell>
          <table:table-cell office:value-type="time" office:time-value="PT00H23M23S">
            <text:p>00:23:23</text:p>
          </table:table-cell>
          <table:table-cell/>
        </table:table-row>
        <table:table-row table:style-name="ro2">
          <table:table-cell office:value-type="string">
            <text:p>05_135.mp3</text:p>
          </table:table-cell>
          <table:table-cell office:value-type="string">
            <text:p>https://www.youtube.com/watch?v=H4secIUwPB4</text:p>
          </table:table-cell>
          <table:table-cell office:value-type="time" office:time-value="PT00H23M23S">
            <text:p>00:23:23</text:p>
          </table:table-cell>
          <table:table-cell/>
        </table:table-row>
        <table:table-row table:style-name="ro2">
          <table:table-cell office:value-type="string">
            <text:p>05_136.mp3</text:p>
          </table:table-cell>
          <table:table-cell office:value-type="string">
            <text:p>https://www.youtube.com/watch?v=jGM_AQcZ1O4</text:p>
          </table:table-cell>
          <table:table-cell office:value-type="time" office:time-value="PT00H23M31S">
            <text:p>00:23:31</text:p>
          </table:table-cell>
          <table:table-cell office:value-type="string">
            <text:p>Reaction muss geschnitten werden</text:p>
          </table:table-cell>
        </table:table-row>
        <table:table-row table:style-name="ro2">
          <table:table-cell office:value-type="string">
            <text:p>05_137.mp3</text:p>
          </table:table-cell>
          <table:table-cell office:value-type="string">
            <text:p>https://www.youtube.com/watch?v=wpEj5fjNj3o</text:p>
          </table:table-cell>
          <table:table-cell office:value-type="time" office:time-value="PT00H24M20S">
            <text:p>00:24:20</text:p>
          </table:table-cell>
          <table:table-cell/>
        </table:table-row>
        <table:table-row table:style-name="ro2">
          <table:table-cell office:value-type="string">
            <text:p>05_138.mp3</text:p>
          </table:table-cell>
          <table:table-cell office:value-type="string">
            <text:p>https://www.youtube.com/watch?v=BpVi3OvXEg4</text:p>
          </table:table-cell>
          <table:table-cell office:value-type="time" office:time-value="PT00H24M22S">
            <text:p>00:24:22</text:p>
          </table:table-cell>
          <table:table-cell/>
        </table:table-row>
        <table:table-row table:style-name="ro2">
          <table:table-cell office:value-type="string">
            <text:p>05_139.mp3</text:p>
          </table:table-cell>
          <table:table-cell office:value-type="string">
            <text:p>https://www.youtube.com/watch?v=0aoxI_FLeUg</text:p>
          </table:table-cell>
          <table:table-cell office:value-type="time" office:time-value="PT00H24M47S">
            <text:p>00:24:47</text:p>
          </table:table-cell>
          <table:table-cell/>
        </table:table-row>
        <table:table-row table:style-name="ro2">
          <table:table-cell office:value-type="string">
            <text:p>05_140.mp3</text:p>
          </table:table-cell>
          <table:table-cell office:value-type="string">
            <text:p>https://www.youtube.com/watch?v=m9H6so5KVnQ</text:p>
          </table:table-cell>
          <table:table-cell office:value-type="time" office:time-value="PT00H25M39S">
            <text:p>00:25:39</text:p>
          </table:table-cell>
          <table:table-cell/>
        </table:table-row>
        <table:table-row table:style-name="ro2">
          <table:table-cell office:value-type="string">
            <text:p>05_141.mp3</text:p>
          </table:table-cell>
          <table:table-cell office:value-type="string">
            <text:p>https://www.youtube.com/watch?v=kEPJTD3PvsU</text:p>
          </table:table-cell>
          <table:table-cell office:value-type="time" office:time-value="PT00H25M51S">
            <text:p>00:25:51</text:p>
          </table:table-cell>
          <table:table-cell/>
        </table:table-row>
        <table:table-row table:style-name="ro2">
          <table:table-cell office:value-type="string">
            <text:p>05_142.mp3</text:p>
          </table:table-cell>
          <table:table-cell office:value-type="string">
            <text:p>https://www.youtube.com/watch?v=I4mof4PLvQk</text:p>
          </table:table-cell>
          <table:table-cell office:value-type="time" office:time-value="PT00H25M52S">
            <text:p>00:25:52</text:p>
          </table:table-cell>
          <table:table-cell/>
        </table:table-row>
        <table:table-row table:style-name="ro2">
          <table:table-cell office:value-type="string">
            <text:p>05_143.mp3</text:p>
          </table:table-cell>
          <table:table-cell office:value-type="string">
            <text:p>https://www.youtube.com/watch?v=T9gqx66eStI</text:p>
          </table:table-cell>
          <table:table-cell office:value-type="time" office:time-value="PT00H25M57S">
            <text:p>00:25:57</text:p>
          </table:table-cell>
          <table:table-cell/>
        </table:table-row>
        <table:table-row table:style-name="ro2">
          <table:table-cell office:value-type="string">
            <text:p>05_144.mp3</text:p>
          </table:table-cell>
          <table:table-cell office:value-type="string">
            <text:p>https://www.youtube.com/watch?v=azx9ySshpLU</text:p>
          </table:table-cell>
          <table:table-cell office:value-type="time" office:time-value="PT00H26M11S">
            <text:p>00:26:11</text:p>
          </table:table-cell>
          <table:table-cell/>
        </table:table-row>
        <table:table-row table:style-name="ro2">
          <table:table-cell office:value-type="string">
            <text:p>05_145.mp3</text:p>
          </table:table-cell>
          <table:table-cell office:value-type="string">
            <text:p>https://www.youtube.com/watch?v=gJFl1kqbX3w</text:p>
          </table:table-cell>
          <table:table-cell office:value-type="time" office:time-value="PT00H26M42S">
            <text:p>00:26:42</text:p>
          </table:table-cell>
          <table:table-cell/>
        </table:table-row>
        <table:table-row table:style-name="ro2">
          <table:table-cell office:value-type="string">
            <text:p>05_146.mp3</text:p>
          </table:table-cell>
          <table:table-cell office:value-type="string">
            <text:p>https://www.youtube.com/watch?v=PTEYImtnEEo</text:p>
          </table:table-cell>
          <table:table-cell office:value-type="time" office:time-value="PT00H26M44S">
            <text:p>00:26:44</text:p>
          </table:table-cell>
          <table:table-cell/>
        </table:table-row>
        <table:table-row table:style-name="ro2">
          <table:table-cell office:value-type="string">
            <text:p>05_147.mp3</text:p>
          </table:table-cell>
          <table:table-cell office:value-type="string">
            <text:p>https://www.youtube.com/watch?v=qiUos4Rt-Oc</text:p>
          </table:table-cell>
          <table:table-cell office:value-type="time" office:time-value="PT00H27M29S">
            <text:p>00:27:29</text:p>
          </table:table-cell>
          <table:table-cell/>
        </table:table-row>
        <table:table-row table:style-name="ro2">
          <table:table-cell office:value-type="string">
            <text:p>05_148.mp3</text:p>
          </table:table-cell>
          <table:table-cell office:value-type="string">
            <text:p>https://www.youtube.com/watch?v=vgduXRnLPyo</text:p>
          </table:table-cell>
          <table:table-cell office:value-type="time" office:time-value="PT00H27M40S">
            <text:p>00:27:40</text:p>
          </table:table-cell>
          <table:table-cell/>
        </table:table-row>
        <table:table-row table:style-name="ro2">
          <table:table-cell office:value-type="string">
            <text:p>05_149.mp3</text:p>
          </table:table-cell>
          <table:table-cell office:value-type="string">
            <text:p>https://www.youtube.com/watch?v=3sMT95VGuM0</text:p>
          </table:table-cell>
          <table:table-cell office:value-type="time" office:time-value="PT00H27M50S">
            <text:p>00:27:50</text:p>
          </table:table-cell>
          <table:table-cell/>
        </table:table-row>
        <table:table-row table:style-name="ro2">
          <table:table-cell office:value-type="string">
            <text:p>05_150.mp3</text:p>
          </table:table-cell>
          <table:table-cell office:value-type="string">
            <text:p>https://www.youtube.com/watch?v=nAZ3ZUkd9pw</text:p>
          </table:table-cell>
          <table:table-cell office:value-type="time" office:time-value="PT00H29M04S">
            <text:p>00:29:04</text:p>
          </table:table-cell>
          <table:table-cell/>
        </table:table-row>
        <table:table-row table:style-name="ro2">
          <table:table-cell office:value-type="string">
            <text:p>05_151.mp3</text:p>
          </table:table-cell>
          <table:table-cell office:value-type="string">
            <text:p>https://www.youtube.com/watch?v=g4AbRM6aNYU</text:p>
          </table:table-cell>
          <table:table-cell office:value-type="time" office:time-value="PT00H29M48S">
            <text:p>00:29:48</text:p>
          </table:table-cell>
          <table:table-cell/>
        </table:table-row>
        <table:table-row table:style-name="ro2">
          <table:table-cell office:value-type="string">
            <text:p>05_152.mp3</text:p>
          </table:table-cell>
          <table:table-cell office:value-type="string">
            <text:p>https://www.youtube.com/watch?v=RqtUNdVKc94</text:p>
          </table:table-cell>
          <table:table-cell office:value-type="time" office:time-value="PT00H30M17S">
            <text:p>00:30:17</text:p>
          </table:table-cell>
          <table:table-cell/>
        </table:table-row>
        <table:table-row table:style-name="ro2">
          <table:table-cell office:value-type="string">
            <text:p>05_153.mp3</text:p>
          </table:table-cell>
          <table:table-cell office:value-type="string">
            <text:p>https://www.youtube.com/watch?v=_m1AoA9j1xE</text:p>
          </table:table-cell>
          <table:table-cell office:value-type="time" office:time-value="PT00H33M08S">
            <text:p>00:33:08</text:p>
          </table:table-cell>
          <table:table-cell/>
        </table:table-row>
        <table:table-row table:style-name="ro2">
          <table:table-cell office:value-type="string">
            <text:p>05_154.mp3</text:p>
          </table:table-cell>
          <table:table-cell office:value-type="string">
            <text:p>https://www.youtube.com/watch?v=EJ2Y_TXA-Dk</text:p>
          </table:table-cell>
          <table:table-cell office:value-type="time" office:time-value="PT00H33M55S">
            <text:p>00:33:55</text:p>
          </table:table-cell>
          <table:table-cell/>
        </table:table-row>
        <table:table-row table:style-name="ro2">
          <table:table-cell office:value-type="string">
            <text:p>05_155.mp3</text:p>
          </table:table-cell>
          <table:table-cell office:value-type="string">
            <text:p>https://www.youtube.com/watch?v=4wcQoCzo2-0</text:p>
          </table:table-cell>
          <table:table-cell office:value-type="time" office:time-value="PT00H35M09S">
            <text:p>00:35:09</text:p>
          </table:table-cell>
          <table:table-cell/>
        </table:table-row>
        <table:table-row table:style-name="ro2">
          <table:table-cell office:value-type="string">
            <text:p>05_156.mp3</text:p>
          </table:table-cell>
          <table:table-cell office:value-type="string">
            <text:p>https://www.youtube.com/watch?v=rdffVbU4tGA</text:p>
          </table:table-cell>
          <table:table-cell office:value-type="time" office:time-value="PT00H35M37S">
            <text:p>00:35:37</text:p>
          </table:table-cell>
          <table:table-cell/>
        </table:table-row>
        <table:table-row table:style-name="ro2">
          <table:table-cell office:value-type="string">
            <text:p>05_157.mp3</text:p>
          </table:table-cell>
          <table:table-cell office:value-type="string">
            <text:p>https://www.youtube.com/watch?v=Gep2opzHyG8</text:p>
          </table:table-cell>
          <table:table-cell office:value-type="time" office:time-value="PT00H36M48S">
            <text:p>00:36:48</text:p>
          </table:table-cell>
          <table:table-cell/>
        </table:table-row>
        <table:table-row table:style-name="ro2">
          <table:table-cell office:value-type="string">
            <text:p>05_158.mp3</text:p>
          </table:table-cell>
          <table:table-cell office:value-type="string">
            <text:p>https://www.youtube.com/watch?v=NFzympQcPz0</text:p>
          </table:table-cell>
          <table:table-cell office:value-type="time" office:time-value="PT00H39M24S">
            <text:p>00:39:24</text:p>
          </table:table-cell>
          <table:table-cell/>
        </table:table-row>
        <table:table-row table:style-name="ro2">
          <table:table-cell office:value-type="string">
            <text:p>05_159.mp3</text:p>
          </table:table-cell>
          <table:table-cell office:value-type="string">
            <text:p>https://www.youtube.com/watch?v=KCaBAhOhzkU&amp;t=1s</text:p>
          </table:table-cell>
          <table:table-cell office:value-type="time" office:time-value="PT00H41M26S">
            <text:p>00:41:26</text:p>
          </table:table-cell>
          <table:table-cell/>
        </table:table-row>
        <table:table-row table:style-name="ro2">
          <table:table-cell office:value-type="string">
            <text:p>05_160.mp3</text:p>
          </table:table-cell>
          <table:table-cell office:value-type="string">
            <text:p>https://www.youtube.com/watch?v=JVNnmboEJy0&amp;t=16s</text:p>
          </table:table-cell>
          <table:table-cell office:value-type="time" office:time-value="PT00H42M54S">
            <text:p>00:42:54</text:p>
          </table:table-cell>
          <table:table-cell/>
        </table:table-row>
        <table:table-row table:style-name="ro2">
          <table:table-cell office:value-type="string">
            <text:p>05_161.mp3</text:p>
          </table:table-cell>
          <table:table-cell office:value-type="string">
            <text:p>https://www.youtube.com/watch?v=Cp_j8B3K8Hg</text:p>
          </table:table-cell>
          <table:table-cell office:value-type="time" office:time-value="PT00H43M23S">
            <text:p>00:43:23</text:p>
          </table:table-cell>
          <table:table-cell/>
        </table:table-row>
        <table:table-row table:style-name="ro2">
          <table:table-cell office:value-type="string">
            <text:p>05_162.mp3</text:p>
          </table:table-cell>
          <table:table-cell office:value-type="string">
            <text:p>https://www.youtube.com/watch?v=IMBclEMn76I</text:p>
          </table:table-cell>
          <table:table-cell office:value-type="time" office:time-value="PT00H53M01S">
            <text:p>00:53:01</text:p>
          </table:table-cell>
          <table:table-cell/>
        </table:table-row>
        <table:table-row table:style-name="ro2">
          <table:table-cell office:value-type="string">
            <text:p>05_163.mp3</text:p>
          </table:table-cell>
          <table:table-cell office:value-type="string">
            <text:p>https://www.youtube.com/watch?v=aAJw1s3C3HA</text:p>
          </table:table-cell>
          <table:table-cell office:value-type="time" office:time-value="PT01H00M46S">
            <text:p>01:00:46</text:p>
          </table:table-cell>
          <table:table-cell/>
        </table:table-row>
        <table:table-row table:style-name="ro2">
          <table:table-cell office:value-type="string">
            <text:p>05_164.mp3</text:p>
          </table:table-cell>
          <table:table-cell office:value-type="string">
            <text:p>https://www.youtube.com/watch?v=SPGRnVJ9zxU</text:p>
          </table:table-cell>
          <table:table-cell office:value-type="time" office:time-value="PT01H01M06S">
            <text:p>01:01:06</text:p>
          </table:table-cell>
          <table:table-cell/>
        </table:table-row>
        <table:table-row table:style-name="ro2">
          <table:table-cell office:value-type="string">
            <text:p>05_165.mp3</text:p>
          </table:table-cell>
          <table:table-cell office:value-type="string">
            <text:p>https://www.youtube.com/watch?v=UHJLT5m2oSs</text:p>
          </table:table-cell>
          <table:table-cell office:value-type="time" office:time-value="PT01H02M00S">
            <text:p>01:02:00</text:p>
          </table:table-cell>
          <table:table-cell/>
        </table:table-row>
        <table:table-row table:style-name="ro2">
          <table:table-cell office:value-type="string">
            <text:p>05_166.mp3</text:p>
          </table:table-cell>
          <table:table-cell office:value-type="string">
            <text:p>https://www.youtube.com/watch?v=lNqdbkIkZRM</text:p>
          </table:table-cell>
          <table:table-cell office:value-type="time" office:time-value="PT01H02M25S">
            <text:p>01:02:25</text:p>
          </table:table-cell>
          <table:table-cell/>
        </table:table-row>
        <table:table-row table:style-name="ro2">
          <table:table-cell office:value-type="string">
            <text:p>05_167.mp3</text:p>
          </table:table-cell>
          <table:table-cell office:value-type="string">
            <text:p>https://www.youtube.com/watch?v=spEgGolfR7I</text:p>
          </table:table-cell>
          <table:table-cell office:value-type="time" office:time-value="PT01H04M07S">
            <text:p>01:04:07</text:p>
          </table:table-cell>
          <table:table-cell/>
        </table:table-row>
        <table:table-row table:style-name="ro2">
          <table:table-cell office:value-type="string">
            <text:p>05_168.mp3</text:p>
          </table:table-cell>
          <table:table-cell office:value-type="string">
            <text:p>https://www.youtube.com/watch?v=e7CRNt8ussc</text:p>
          </table:table-cell>
          <table:table-cell office:value-type="time" office:time-value="PT01H06M24S">
            <text:p>01:06:24</text:p>
          </table:table-cell>
          <table:table-cell/>
        </table:table-row>
        <table:table-row table:style-name="ro2">
          <table:table-cell office:value-type="string">
            <text:p>05_169.mp3</text:p>
          </table:table-cell>
          <table:table-cell office:value-type="string">
            <text:p>https://www.youtube.com/watch?v=u-4ZvdFNgo8</text:p>
          </table:table-cell>
          <table:table-cell office:value-type="time" office:time-value="PT01H06M55S">
            <text:p>01:06:55</text:p>
          </table:table-cell>
          <table:table-cell/>
        </table:table-row>
        <table:table-row table:style-name="ro2">
          <table:table-cell office:value-type="string">
            <text:p>05_170.mp3</text:p>
          </table:table-cell>
          <table:table-cell office:value-type="string">
            <text:p>https://www.youtube.com/watch?v=iYykKd6E-RU</text:p>
          </table:table-cell>
          <table:table-cell office:value-type="time" office:time-value="PT01H09M24S">
            <text:p>01:09:24</text:p>
          </table:table-cell>
          <table:table-cell/>
        </table:table-row>
        <table:table-row table:style-name="ro2">
          <table:table-cell office:value-type="string">
            <text:p>05_171.mp3</text:p>
          </table:table-cell>
          <table:table-cell office:value-type="string">
            <text:p>https://www.youtube.com/watch?v=djOxO4cahU4</text:p>
          </table:table-cell>
          <table:table-cell office:value-type="time" office:time-value="PT01H18M54S">
            <text:p>01:18:54</text:p>
          </table:table-cell>
          <table:table-cell/>
        </table:table-row>
        <table:table-row table:style-name="ro2">
          <table:table-cell office:value-type="string">
            <text:p>05_172.mp3</text:p>
          </table:table-cell>
          <table:table-cell office:value-type="string">
            <text:p>https://www.youtube.com/watch?v=gxbey_o24Z0</text:p>
          </table:table-cell>
          <table:table-cell office:value-type="time" office:time-value="PT01H19M12S">
            <text:p>01:19:12</text:p>
          </table:table-cell>
          <table:table-cell/>
        </table:table-row>
        <table:table-row table:style-name="ro2">
          <table:table-cell office:value-type="string">
            <text:p>05_173.mp3</text:p>
          </table:table-cell>
          <table:table-cell office:value-type="string">
            <text:p>https://www.youtube.com/watch?v=K0bw7gvk_UA</text:p>
          </table:table-cell>
          <table:table-cell office:value-type="time" office:time-value="PT01H22M50S">
            <text:p>01:22:50</text:p>
          </table:table-cell>
          <table:table-cell/>
        </table:table-row>
        <table:table-row table:style-name="ro2">
          <table:table-cell office:value-type="string">
            <text:p>05_174.mp3</text:p>
          </table:table-cell>
          <table:table-cell office:value-type="string">
            <text:p>https://www.youtube.com/watch?v=03LxV9LAlho</text:p>
          </table:table-cell>
          <table:table-cell office:value-type="time" office:time-value="PT01H23M24S">
            <text:p>01:23:24</text:p>
          </table:table-cell>
          <table:table-cell/>
        </table:table-row>
        <table:table-row table:style-name="ro2">
          <table:table-cell office:value-type="string">
            <text:p>05_175.mp3</text:p>
          </table:table-cell>
          <table:table-cell office:value-type="string">
            <text:p>https://www.youtube.com/watch?v=u0h2EI6nPgs</text:p>
          </table:table-cell>
          <table:table-cell office:value-type="time" office:time-value="PT01H26M50S">
            <text:p>01:26:50</text:p>
          </table:table-cell>
          <table:table-cell/>
        </table:table-row>
        <table:table-row table:style-name="ro2">
          <table:table-cell office:value-type="string">
            <text:p>05_176.mp3</text:p>
          </table:table-cell>
          <table:table-cell office:value-type="string">
            <text:p>https://www.youtube.com/watch?v=BZR3hE_4q6U</text:p>
          </table:table-cell>
          <table:table-cell office:value-type="time" office:time-value="PT01H27M54S">
            <text:p>01:27:54</text:p>
          </table:table-cell>
          <table:table-cell/>
        </table:table-row>
        <table:table-row table:style-name="ro2">
          <table:table-cell office:value-type="string">
            <text:p>05_177.mp3</text:p>
          </table:table-cell>
          <table:table-cell office:value-type="string">
            <text:p>https://www.youtube.com/watch?v=rCDi6pUb89o</text:p>
          </table:table-cell>
          <table:table-cell office:value-type="time" office:time-value="PT01H34M32S">
            <text:p>01:34:32</text:p>
          </table:table-cell>
          <table:table-cell/>
        </table:table-row>
        <table:table-row table:style-name="ro2">
          <table:table-cell office:value-type="string">
            <text:p>05_178.mp3</text:p>
          </table:table-cell>
          <table:table-cell office:value-type="string">
            <text:p>https://www.youtube.com/watch?v=5oY73opSGb0</text:p>
          </table:table-cell>
          <table:table-cell office:value-type="time" office:time-value="PT01H47M26S">
            <text:p>01:47:26</text:p>
          </table:table-cell>
          <table:table-cell/>
        </table:table-row>
        <table:table-row table:style-name="ro2">
          <table:table-cell office:value-type="string">
            <text:p>05_179.mp3</text:p>
          </table:table-cell>
          <table:table-cell office:value-type="string">
            <text:p>https://www.youtube.com/watch?v=aVT8SZTCtg0</text:p>
          </table:table-cell>
          <table:table-cell office:value-type="time" office:time-value="PT02H01M16S">
            <text:p>02:01:16</text:p>
          </table:table-cell>
          <table:table-cell/>
        </table:table-row>
        <table:table-row table:style-name="ro2">
          <table:table-cell office:value-type="string">
            <text:p>05_180.mp3</text:p>
          </table:table-cell>
          <table:table-cell office:value-type="string">
            <text:p>https://www.youtube.com/watch?v=KyRtrGecu7Y</text:p>
          </table:table-cell>
          <table:table-cell office:value-type="time" office:time-value="PT02H04M33S">
            <text:p>02:04:33</text:p>
          </table:table-cell>
          <table:table-cell/>
        </table:table-row>
        <table:table-row table:style-name="ro2">
          <table:table-cell office:value-type="string">
            <text:p>05_181.mp3</text:p>
          </table:table-cell>
          <table:table-cell office:value-type="string">
            <text:p>https://www.youtube.com/watch?v=tuRZrto-ZwE</text:p>
          </table:table-cell>
          <table:table-cell office:value-type="time" office:time-value="PT02H10M14S">
            <text:p>02:10:14</text:p>
          </table:table-cell>
          <table:table-cell/>
        </table:table-row>
        <table:table-row table:style-name="ro2">
          <table:table-cell office:value-type="string">
            <text:p>05_182.mp3</text:p>
          </table:table-cell>
          <table:table-cell office:value-type="string">
            <text:p>https://www.youtube.com/watch?v=sho7kHg0Itc</text:p>
          </table:table-cell>
          <table:table-cell office:value-type="time" office:time-value="PT02H11M49S">
            <text:p>02:11:49</text:p>
          </table:table-cell>
          <table:table-cell/>
        </table:table-row>
        <table:table-row table:style-name="ro2">
          <table:table-cell office:value-type="string">
            <text:p>05_183.mp3</text:p>
          </table:table-cell>
          <table:table-cell office:value-type="string">
            <text:p>https://www.youtube.com/watch?v=YdQ8qF3CmWU</text:p>
          </table:table-cell>
          <table:table-cell office:value-type="time" office:time-value="PT01H05M38S">
            <text:p>01:05:38</text:p>
          </table:table-cell>
          <table:table-cell/>
        </table:table-row>
        <table:table-row table:style-name="ro1">
          <table:table-cell table:number-columns-repeated="2"/>
          <table:table-cell table:style-name="ce4" table:formula="of:=SUM([.C2:.C184])" office:value-type="time" office:time-value="PT71H42M54S">
            <text:p>71:42:54</text:p>
          </table:table-cell>
          <table:table-cell/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184])" office:value-type="time" office:time-value="PT00H14M51.5S">
            <text:p>00:14:52</text:p>
          </table:table-cell>
          <table:table-cell/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184] )" office:value-type="time" office:time-value="PT00H23M54.3S">
            <text:p>00:23:54</text:p>
          </table:table-cell>
          <table:table-cell/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184])" office:value-type="time" office:time-value="PT00H03M16S">
            <text:p>00:03:16</text:p>
          </table:table-cell>
          <table:table-cell/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184])" office:value-type="time" office:time-value="PT02H11M49S">
            <text:p>02:11:49</text:p>
          </table:table-cell>
          <table:table-cell/>
        </table:table-row>
      </table:table>
      <table:table table:name="f_06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2">
          <table:table-cell office:value-type="string">
            <text:p>06_001.mp3</text:p>
          </table:table-cell>
          <table:table-cell table:style-name="ce5" office:value-type="string">
            <text:p>https://www.tiktok.com/@tesslathey/video/7157414473995734278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6_002.mp3</text:p>
          </table:table-cell>
          <table:table-cell office:value-type="string">
            <text:p>https://www.tiktok.com/@tesslathey/video/7157414473995734278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6_003.mp3</text:p>
          </table:table-cell>
          <table:table-cell office:value-type="string">
            <text:p>https://www.tiktok.com/@tesslathey/video/7297909355712711968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6_004.mp3</text:p>
          </table:table-cell>
          <table:table-cell office:value-type="string">
            <text:p>https://www.tiktok.com/@tesslathey/video/7298292305440640289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6_005.mp3</text:p>
          </table:table-cell>
          <table:table-cell office:value-type="string">
            <text:p>https://www.tiktok.com/@tesslathey/video/7298426230045510944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6_006.mp3</text:p>
          </table:table-cell>
          <table:table-cell office:value-type="string">
            <text:p>https://www.tiktok.com/@tesslathey/video/7320291653443489057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6_007.mp3</text:p>
          </table:table-cell>
          <table:table-cell office:value-type="string">
            <text:p>https://www.tiktok.com/@tesslathey/video/7320322005331496224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6_008.mp3</text:p>
          </table:table-cell>
          <table:table-cell office:value-type="string">
            <text:p>https://www.tiktok.com/@tesslathey/video/7320553416390987040</text:p>
          </table:table-cell>
          <table:table-cell office:value-type="time" office:time-value="PT00H04M04S">
            <text:p>00:04:04</text:p>
          </table:table-cell>
        </table:table-row>
        <table:table-row table:style-name="ro2">
          <table:table-cell office:value-type="string">
            <text:p>06_009.mp3</text:p>
          </table:table-cell>
          <table:table-cell office:value-type="string">
            <text:p>https://www.tiktok.com/@tesslathey/video/7320716751954644257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6_010.mp3</text:p>
          </table:table-cell>
          <table:table-cell office:value-type="string">
            <text:p>https://www.tiktok.com/@tesslathey/video/7321272844204199200</text:p>
          </table:table-cell>
          <table:table-cell office:value-type="time" office:time-value="PT00H02M15S">
            <text:p>00:02:15</text:p>
          </table:table-cell>
        </table:table-row>
        <table:table-row table:style-name="ro2">
          <table:table-cell office:value-type="string">
            <text:p>06_011.mp3</text:p>
          </table:table-cell>
          <table:table-cell office:value-type="string">
            <text:p>https://www.tiktok.com/@tesslathey/video/7321448462149586209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6_012.mp3</text:p>
          </table:table-cell>
          <table:table-cell office:value-type="string">
            <text:p>https://www.tiktok.com/@tesslathey/video/7321761147055656224</text:p>
          </table:table-cell>
          <table:table-cell office:value-type="time" office:time-value="PT00H02M34S">
            <text:p>00:02:34</text:p>
          </table:table-cell>
        </table:table-row>
        <table:table-row table:style-name="ro2">
          <table:table-cell office:value-type="string">
            <text:p>06_013.mp3</text:p>
          </table:table-cell>
          <table:table-cell office:value-type="string">
            <text:p>https://www.tiktok.com/@tesslathey/video/7326601074968628512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6_014.mp3</text:p>
          </table:table-cell>
          <table:table-cell office:value-type="string">
            <text:p>https://www.tiktok.com/@tesslathey/video/7349643832226532641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015.mp3</text:p>
          </table:table-cell>
          <table:table-cell office:value-type="string">
            <text:p>https://www.tiktok.com/@tesslathey/video/7350282207451286817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6_016.mp3</text:p>
          </table:table-cell>
          <table:table-cell office:value-type="string">
            <text:p>https://www.tiktok.com/@tesslathey/video/7350637164402642209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6_017.mp3</text:p>
          </table:table-cell>
          <table:table-cell office:value-type="string">
            <text:p>https://www.tiktok.com/@tesslathey/video/7351099383414312225</text:p>
          </table:table-cell>
          <table:table-cell office:value-type="time" office:time-value="PT00H01M56S">
            <text:p>00:01:56</text:p>
          </table:table-cell>
        </table:table-row>
        <table:table-row table:style-name="ro2">
          <table:table-cell office:value-type="string">
            <text:p>06_018.mp3</text:p>
          </table:table-cell>
          <table:table-cell office:value-type="string">
            <text:p>https://www.tiktok.com/@tesslathey/video/7351476989573762336</text:p>
          </table:table-cell>
          <table:table-cell office:value-type="time" office:time-value="PT00H01M47S">
            <text:p>00:01:47</text:p>
          </table:table-cell>
        </table:table-row>
        <table:table-row table:style-name="ro2">
          <table:table-cell office:value-type="string">
            <text:p>06_019.mp3</text:p>
          </table:table-cell>
          <table:table-cell office:value-type="string">
            <text:p>https://www.tiktok.com/@tesslathey/video/7351886343661817121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6_020.mp3</text:p>
          </table:table-cell>
          <table:table-cell office:value-type="string">
            <text:p>https://www.tiktok.com/@tesslathey/video/7352441986034437409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021.mp3</text:p>
          </table:table-cell>
          <table:table-cell office:value-type="string">
            <text:p>https://www.tiktok.com/@tesslathey/video/7352837157251271968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6_022.mp3</text:p>
          </table:table-cell>
          <table:table-cell office:value-type="string">
            <text:p>https://www.tiktok.com/@tesslathey/video/7352969881198923041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6_023.mp3</text:p>
          </table:table-cell>
          <table:table-cell office:value-type="string">
            <text:p>https://www.tiktok.com/@tesslathey/video/7353217829358832929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6_024.mp3</text:p>
          </table:table-cell>
          <table:table-cell office:value-type="string">
            <text:p>https://www.tiktok.com/@tesslathey/video/7353320310684339488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6_025.mp3</text:p>
          </table:table-cell>
          <table:table-cell office:value-type="string">
            <text:p>https://www.tiktok.com/@tesslathey/video/7353544735572643104</text:p>
          </table:table-cell>
          <table:table-cell office:value-type="time" office:time-value="PT00H00M08S">
            <text:p>00:00:08</text:p>
          </table:table-cell>
        </table:table-row>
        <table:table-row table:style-name="ro2">
          <table:table-cell office:value-type="string">
            <text:p>06_026.mp3</text:p>
          </table:table-cell>
          <table:table-cell office:value-type="string">
            <text:p>https://www.tiktok.com/@tesslathey/video/7353660335036894497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6_027.mp3</text:p>
          </table:table-cell>
          <table:table-cell office:value-type="string">
            <text:p>https://www.tiktok.com/@tesslathey/video/7353955570203807009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6_028.mp3</text:p>
          </table:table-cell>
          <table:table-cell office:value-type="string">
            <text:p>https://www.tiktok.com/@tesslathey/video/7354766417767550241</text:p>
          </table:table-cell>
          <table:table-cell office:value-type="time" office:time-value="PT00H00M11S">
            <text:p>00:00:11</text:p>
          </table:table-cell>
        </table:table-row>
        <table:table-row table:style-name="ro2">
          <table:table-cell office:value-type="string">
            <text:p>06_029.mp3</text:p>
          </table:table-cell>
          <table:table-cell office:value-type="string">
            <text:p>https://www.tiktok.com/@tesslathey/video/7354813821682306337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6_030.mp3</text:p>
          </table:table-cell>
          <table:table-cell office:value-type="string">
            <text:p>https://www.tiktok.com/@tesslathey/video/7355070707727912224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6_031.mp3</text:p>
          </table:table-cell>
          <table:table-cell office:value-type="string">
            <text:p>https://www.tiktok.com/@tesslathey/video/7355551031989751072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6_032.mp3</text:p>
          </table:table-cell>
          <table:table-cell office:value-type="string">
            <text:p>https://www.tiktok.com/@tesslathey/video/7355761763247344928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6_033.mp3</text:p>
          </table:table-cell>
          <table:table-cell office:value-type="string">
            <text:p>https://www.tiktok.com/@tesslathey/video/7356147574274886944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6_034.mp3</text:p>
          </table:table-cell>
          <table:table-cell office:value-type="string">
            <text:p>https://www.tiktok.com/@tesslathey/video/7356247978610363681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6_035.mp3</text:p>
          </table:table-cell>
          <table:table-cell office:value-type="string">
            <text:p>https://www.tiktok.com/@tesslathey/video/7356503617928449312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6_036.mp3</text:p>
          </table:table-cell>
          <table:table-cell office:value-type="string">
            <text:p>https://www.tiktok.com/@tesslathey/video/7356643820395564321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6_037.mp3</text:p>
          </table:table-cell>
          <table:table-cell office:value-type="string">
            <text:p>https://www.tiktok.com/@tesslathey/video/7356909240738516256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6_038.mp3</text:p>
          </table:table-cell>
          <table:table-cell office:value-type="string">
            <text:p>https://www.tiktok.com/@tesslathey/video/7357013328905932065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6_039.mp3</text:p>
          </table:table-cell>
          <table:table-cell office:value-type="string">
            <text:p>https://www.tiktok.com/@tesslathey/video/7357244874707504417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6_040.mp3</text:p>
          </table:table-cell>
          <table:table-cell office:value-type="string">
            <text:p>https://www.tiktok.com/@tesslathey/video/7357377080020962592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6_041.mp3</text:p>
          </table:table-cell>
          <table:table-cell office:value-type="string">
            <text:p>https://www.tiktok.com/@tesslathey/video/7357611734233812257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042.mp3</text:p>
          </table:table-cell>
          <table:table-cell office:value-type="string">
            <text:p>https://www.tiktok.com/@tesslathey/video/7357730753863486752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6_043.mp3</text:p>
          </table:table-cell>
          <table:table-cell office:value-type="string">
            <text:p>https://www.tiktok.com/@tesslathey/video/7357997372024147233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6_044.mp3</text:p>
          </table:table-cell>
          <table:table-cell office:value-type="string">
            <text:p>https://www.tiktok.com/@tesslathey/video/7358133207562243360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6_045.mp3</text:p>
          </table:table-cell>
          <table:table-cell office:value-type="string">
            <text:p>https://www.tiktok.com/@tesslathey/video/7358752727935094049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6_046.mp3</text:p>
          </table:table-cell>
          <table:table-cell office:value-type="string">
            <text:p>https://www.tiktok.com/@tesslathey/video/7358931200532172064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6_047.mp3</text:p>
          </table:table-cell>
          <table:table-cell office:value-type="string">
            <text:p>https://www.tiktok.com/@tesslathey/video/7359104972845239585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6_048.mp3</text:p>
          </table:table-cell>
          <table:table-cell office:value-type="string">
            <text:p>https://www.tiktok.com/@tesslathey/video/7359205087325080865</text:p>
          </table:table-cell>
          <table:table-cell office:value-type="time" office:time-value="PT00H00M06S">
            <text:p>00:00:06</text:p>
          </table:table-cell>
        </table:table-row>
        <table:table-row table:style-name="ro2">
          <table:table-cell office:value-type="string">
            <text:p>06_049.mp3</text:p>
          </table:table-cell>
          <table:table-cell office:value-type="string">
            <text:p>https://www.tiktok.com/@tesslathey/video/7359674858596240672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6_050.mp3</text:p>
          </table:table-cell>
          <table:table-cell office:value-type="string">
            <text:p>https://www.tiktok.com/@tesslathey/video/7359844931818589473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6_051.mp3</text:p>
          </table:table-cell>
          <table:table-cell office:value-type="string">
            <text:p>https://www.tiktok.com/@tesslathey/video/7359913746875059489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6_052.mp3</text:p>
          </table:table-cell>
          <table:table-cell office:value-type="string">
            <text:p>https://www.tiktok.com/@tesslathey/video/7359994904325541153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6_053.mp3</text:p>
          </table:table-cell>
          <table:table-cell office:value-type="string">
            <text:p>https://www.tiktok.com/@tesslathey/video/7362249754925026592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6_054.mp3</text:p>
          </table:table-cell>
          <table:table-cell office:value-type="string">
            <text:p>https://www.tiktok.com/@tesslathey/video/7362457025428606240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6_055.mp3</text:p>
          </table:table-cell>
          <table:table-cell office:value-type="string">
            <text:p>https://www.tiktok.com/@tesslathey/video/7362823333173382433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6_056.mp3</text:p>
          </table:table-cell>
          <table:table-cell office:value-type="string">
            <text:p>https://www.tiktok.com/@tesslathey/video/7363214742220999968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6_057.mp3</text:p>
          </table:table-cell>
          <table:table-cell office:value-type="string">
            <text:p>https://www.tiktok.com/@tesslathey/video/7363595099202161952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6_058.mp3</text:p>
          </table:table-cell>
          <table:table-cell office:value-type="string">
            <text:p>https://www.tiktok.com/@tesslathey/video/7363718588785495329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6_059.mp3</text:p>
          </table:table-cell>
          <table:table-cell office:value-type="string">
            <text:p>https://www.tiktok.com/@tesslathey/video/7364021238563458336</text:p>
          </table:table-cell>
          <table:table-cell office:value-type="time" office:time-value="PT00H00M08S">
            <text:p>00:00:08</text:p>
          </table:table-cell>
        </table:table-row>
        <table:table-row table:style-name="ro2">
          <table:table-cell office:value-type="string">
            <text:p>06_060.mp3</text:p>
          </table:table-cell>
          <table:table-cell office:value-type="string">
            <text:p>https://www.tiktok.com/@tesslathey/video/7364306346868493600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6_061.mp3</text:p>
          </table:table-cell>
          <table:table-cell office:value-type="string">
            <text:p>https://www.tiktok.com/@tesslathey/video/7364709202134043936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6_062.mp3</text:p>
          </table:table-cell>
          <table:table-cell office:value-type="string">
            <text:p>https://www.tiktok.com/@tesslathey/video/7365058309944085793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6_063.mp3</text:p>
          </table:table-cell>
          <table:table-cell office:value-type="string">
            <text:p>https://www.tiktok.com/@tesslathey/video/7365470744450551072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6_064.mp3</text:p>
          </table:table-cell>
          <table:table-cell office:value-type="string">
            <text:p>https://www.tiktok.com/@tesslathey/video/7365781006332349729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065.mp3</text:p>
          </table:table-cell>
          <table:table-cell office:value-type="string">
            <text:p>https://www.tiktok.com/@tesslathey/video/7365977860722412832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6_066.mp3</text:p>
          </table:table-cell>
          <table:table-cell office:value-type="string">
            <text:p>https://www.tiktok.com/@tesslathey/video/7366150327025929505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067.mp3</text:p>
          </table:table-cell>
          <table:table-cell office:value-type="string">
            <text:p>https://www.tiktok.com/@tesslathey/video/7366179213541494049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068.mp3</text:p>
          </table:table-cell>
          <table:table-cell office:value-type="string">
            <text:p>https://www.tiktok.com/@tesslathey/video/7366321864609631520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6_069.mp3</text:p>
          </table:table-cell>
          <table:table-cell office:value-type="string">
            <text:p>https://www.tiktok.com/@tesslathey/video/7366652071430442273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6_070.mp3</text:p>
          </table:table-cell>
          <table:table-cell office:value-type="string">
            <text:p>https://www.tiktok.com/@tesslathey/video/7367063418370575649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6_071.mp3</text:p>
          </table:table-cell>
          <table:table-cell office:value-type="string">
            <text:p>https://www.tiktok.com/@tesslathey/video/7367081483967679776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6_072.mp3</text:p>
          </table:table-cell>
          <table:table-cell office:value-type="string">
            <text:p>https://www.tiktok.com/@tesslathey/video/7367093173337787681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6_073.mp3</text:p>
          </table:table-cell>
          <table:table-cell office:value-type="string">
            <text:p>https://www.tiktok.com/@tesslathey/video/7367426060352261408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6_074.mp3</text:p>
          </table:table-cell>
          <table:table-cell office:value-type="string">
            <text:p>https://www.tiktok.com/@tesslathey/video/7399644784861695264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6_075.mp3</text:p>
          </table:table-cell>
          <table:table-cell office:value-type="string">
            <text:p>https://www.tiktok.com/@tesslathey/video/7399663729736043808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6_076.mp3</text:p>
          </table:table-cell>
          <table:table-cell office:value-type="string">
            <text:p>https://www.tiktok.com/@tesslathey/video/7399709527299444001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6_077.mp3</text:p>
          </table:table-cell>
          <table:table-cell office:value-type="string">
            <text:p>https://www.tiktok.com/@tesslathey/video/7399744479172758817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6_078.mp3</text:p>
          </table:table-cell>
          <table:table-cell office:value-type="string">
            <text:p>https://www.tiktok.com/@tesslathey/video/7399950552995613985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6_079.mp3</text:p>
          </table:table-cell>
          <table:table-cell office:value-type="string">
            <text:p>https://www.tiktok.com/@tesslathey/video/7368035313408691489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6_080.mp3</text:p>
          </table:table-cell>
          <table:table-cell office:value-type="string">
            <text:p>https://www.tiktok.com/@tesslathey/video/7368433187866840352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6_081.mp3</text:p>
          </table:table-cell>
          <table:table-cell office:value-type="string">
            <text:p>https://www.tiktok.com/@tesslathey/video/7368747449558568224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6_082.mp3</text:p>
          </table:table-cell>
          <table:table-cell office:value-type="string">
            <text:p>https://www.tiktok.com/@tesslathey/video/7369541759119969568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6_083.mp3</text:p>
          </table:table-cell>
          <table:table-cell office:value-type="string">
            <text:p>https://www.tiktok.com/@tesslathey/video/7369934347027189025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6_084.mp3</text:p>
          </table:table-cell>
          <table:table-cell office:value-type="string">
            <text:p>https://www.tiktok.com/@tesslathey/video/7370011247791705377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6_085.mp3</text:p>
          </table:table-cell>
          <table:table-cell office:value-type="string">
            <text:p>https://www.tiktok.com/@tesslathey/video/7370618179652963617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6_086.mp3</text:p>
          </table:table-cell>
          <table:table-cell office:value-type="string">
            <text:p>https://www.tiktok.com/@tesslathey/video/7370954101103906080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6_087.mp3</text:p>
          </table:table-cell>
          <table:table-cell office:value-type="string">
            <text:p>https://www.tiktok.com/@tesslathey/video/7371383534830783776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6_088.mp3</text:p>
          </table:table-cell>
          <table:table-cell office:value-type="string">
            <text:p>https://www.tiktok.com/@tesslathey/video/7371848366298352928</text:p>
          </table:table-cell>
          <table:table-cell office:value-type="time" office:time-value="PT00H00M08S">
            <text:p>00:00:08</text:p>
          </table:table-cell>
        </table:table-row>
        <table:table-row table:style-name="ro2">
          <table:table-cell office:value-type="string">
            <text:p>06_089.mp3</text:p>
          </table:table-cell>
          <table:table-cell office:value-type="string">
            <text:p>https://www.tiktok.com/@tesslathey/video/7372140680010796320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6_090.mp3</text:p>
          </table:table-cell>
          <table:table-cell office:value-type="string">
            <text:p>https://www.tiktok.com/@tesslathey/video/7372297401656266016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6_091.mp3</text:p>
          </table:table-cell>
          <table:table-cell office:value-type="string">
            <text:p>https://www.tiktok.com/@tesslathey/video/7378216541893987617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6_092.mp3</text:p>
          </table:table-cell>
          <table:table-cell office:value-type="string">
            <text:p>https://www.tiktok.com/@tesslathey/video/7378802186622356768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6_093.mp3</text:p>
          </table:table-cell>
          <table:table-cell office:value-type="string">
            <text:p>https://www.tiktok.com/@tesslathey/video/7378857449660419361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094.mp3</text:p>
          </table:table-cell>
          <table:table-cell office:value-type="string">
            <text:p>https://www.tiktok.com/@tesslathey/video/7378942493674507553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095.mp3</text:p>
          </table:table-cell>
          <table:table-cell office:value-type="string">
            <text:p>https://www.tiktok.com/@tesslathey/video/7379233794743717153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6_096.mp3</text:p>
          </table:table-cell>
          <table:table-cell office:value-type="string">
            <text:p>https://www.tiktok.com/@tesslathey/video/7379634275676605728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6_097.mp3</text:p>
          </table:table-cell>
          <table:table-cell office:value-type="string">
            <text:p>https://www.tiktok.com/@tesslathey/video/7379661206631484704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6_098.mp3</text:p>
          </table:table-cell>
          <table:table-cell office:value-type="string">
            <text:p>https://www.tiktok.com/@tesslathey/video/7380676193902660897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6_099.mp3</text:p>
          </table:table-cell>
          <table:table-cell office:value-type="string">
            <text:p>https://www.tiktok.com/@tesslathey/video/7380782888804977953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6_100.mp3</text:p>
          </table:table-cell>
          <table:table-cell office:value-type="string">
            <text:p>https://www.tiktok.com/@tesslathey/video/7381004130506083616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6_101.mp3</text:p>
          </table:table-cell>
          <table:table-cell office:value-type="string">
            <text:p>https://www.tiktok.com/@tesslathey/video/7381161591196159265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6_102.mp3</text:p>
          </table:table-cell>
          <table:table-cell office:value-type="string">
            <text:p>https://www.tiktok.com/@tesslathey/video/7381500573461368096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6_103.mp3</text:p>
          </table:table-cell>
          <table:table-cell office:value-type="string">
            <text:p>https://www.tiktok.com/@tesslathey/video/7384522041090772256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6_104.mp3</text:p>
          </table:table-cell>
          <table:table-cell office:value-type="string">
            <text:p>https://www.tiktok.com/@tesslathey/video/7384707162624265504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6_105.mp3</text:p>
          </table:table-cell>
          <table:table-cell office:value-type="string">
            <text:p>https://www.tiktok.com/@tesslathey/video/7385077605516594465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6_106.mp3</text:p>
          </table:table-cell>
          <table:table-cell office:value-type="string">
            <text:p>https://www.tiktok.com/@tesslathey/video/7385440416994217248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6_107.mp3</text:p>
          </table:table-cell>
          <table:table-cell office:value-type="string">
            <text:p>https://www.tiktok.com/@tesslathey/video/7385597961398406432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6_108.mp3</text:p>
          </table:table-cell>
          <table:table-cell office:value-type="string">
            <text:p>https://www.tiktok.com/@tesslathey/video/7385980817069067552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6_109.mp3</text:p>
          </table:table-cell>
          <table:table-cell office:value-type="string">
            <text:p>https://www.tiktok.com/@tesslathey/video/7386392870112054561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6_110.mp3</text:p>
          </table:table-cell>
          <table:table-cell office:value-type="string">
            <text:p>https://www.tiktok.com/@tesslathey/video/7386576333775572256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6_111.mp3</text:p>
          </table:table-cell>
          <table:table-cell office:value-type="string">
            <text:p>https://www.tiktok.com/@tesslathey/video/7386936019796380960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6_112.mp3</text:p>
          </table:table-cell>
          <table:table-cell office:value-type="string">
            <text:p>https://www.tiktok.com/@tesslathey/video/7387301753940741408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6_113.mp3</text:p>
          </table:table-cell>
          <table:table-cell office:value-type="string">
            <text:p>https://www.tiktok.com/@tesslathey/video/7387488688697117984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6_114.mp3</text:p>
          </table:table-cell>
          <table:table-cell office:value-type="string">
            <text:p>https://www.tiktok.com/@tesslathey/video/7387675474513710368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6_115.mp3</text:p>
          </table:table-cell>
          <table:table-cell office:value-type="string">
            <text:p>https://www.tiktok.com/@tesslathey/video/7387856095861050657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116.mp3</text:p>
          </table:table-cell>
          <table:table-cell office:value-type="string">
            <text:p>https://www.tiktok.com/@tesslathey/video/7388229043251940640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6_117.mp3</text:p>
          </table:table-cell>
          <table:table-cell office:value-type="string">
            <text:p>https://www.tiktok.com/@tesslathey/video/7388416870451383585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118.mp3</text:p>
          </table:table-cell>
          <table:table-cell office:value-type="string">
            <text:p>https://www.tiktok.com/@tesslathey/video/7388503128854809889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6_119.mp3</text:p>
          </table:table-cell>
          <table:table-cell office:value-type="string">
            <text:p>https://www.tiktok.com/@tesslathey/video/7388538105462017313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6_120.mp3</text:p>
          </table:table-cell>
          <table:table-cell office:value-type="string">
            <text:p>https://www.tiktok.com/@tesslathey/video/7388620285559262496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6_121.mp3</text:p>
          </table:table-cell>
          <table:table-cell office:value-type="string">
            <text:p>https://www.tiktok.com/@tesslathey/video/7388828311348186401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6_122.mp3</text:p>
          </table:table-cell>
          <table:table-cell office:value-type="string">
            <text:p>https://www.tiktok.com/@tesslathey/video/7388929295873297696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6_123.mp3</text:p>
          </table:table-cell>
          <table:table-cell office:value-type="string">
            <text:p>https://www.tiktok.com/@tesslathey/video/7389169763873738017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6_124.mp3</text:p>
          </table:table-cell>
          <table:table-cell office:value-type="string">
            <text:p>https://www.tiktok.com/@tesslathey/video/7389281700410314017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6_125.mp3</text:p>
          </table:table-cell>
          <table:table-cell office:value-type="string">
            <text:p>https://www.tiktok.com/@tesslathey/video/7389340764637007137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6_126.mp3</text:p>
          </table:table-cell>
          <table:table-cell office:value-type="string">
            <text:p>https://www.tiktok.com/@tesslathey/video/7389527781459152161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127.mp3</text:p>
          </table:table-cell>
          <table:table-cell office:value-type="string">
            <text:p>https://www.tiktok.com/@tesslathey/video/7389665722516950305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6_128.mp3</text:p>
          </table:table-cell>
          <table:table-cell office:value-type="string">
            <text:p>https://www.tiktok.com/@tesslathey/video/7389895396086074657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6_129.mp3</text:p>
          </table:table-cell>
          <table:table-cell office:value-type="string">
            <text:p>https://www.tiktok.com/@tesslathey/video/7390035775569595681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6_130.mp3</text:p>
          </table:table-cell>
          <table:table-cell office:value-type="string">
            <text:p>https://www.tiktok.com/@tesslathey/video/7390083468752866593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6_131.mp3</text:p>
          </table:table-cell>
          <table:table-cell office:value-type="string">
            <text:p>https://www.tiktok.com/@tesslathey/video/7390275565548277025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6_132.mp3</text:p>
          </table:table-cell>
          <table:table-cell office:value-type="string">
            <text:p>https://www.tiktok.com/@tesslathey/video/7390409231888813345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6_133.mp3</text:p>
          </table:table-cell>
          <table:table-cell office:value-type="string">
            <text:p>https://www.tiktok.com/@tesslathey/video/7390646686026059041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6_134.mp3</text:p>
          </table:table-cell>
          <table:table-cell office:value-type="string">
            <text:p>https://www.tiktok.com/@tesslathey/video/7390667167290658080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6_135.mp3</text:p>
          </table:table-cell>
          <table:table-cell office:value-type="string">
            <text:p>https://www.tiktok.com/@tesslathey/video/7390803675402276128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6_136.mp3</text:p>
          </table:table-cell>
          <table:table-cell office:value-type="string">
            <text:p>https://www.tiktok.com/@tesslathey/video/7391012405255458081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137.mp3</text:p>
          </table:table-cell>
          <table:table-cell office:value-type="string">
            <text:p>https://www.tiktok.com/@tesslathey/video/7391015060648381728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6_138.mp3</text:p>
          </table:table-cell>
          <table:table-cell office:value-type="string">
            <text:p>https://www.tiktok.com/@tesslathey/video/7391060043329817888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6_139.mp3</text:p>
          </table:table-cell>
          <table:table-cell office:value-type="string">
            <text:p>https://www.tiktok.com/@tesslathey/video/7391390826389114144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6_140.mp3</text:p>
          </table:table-cell>
          <table:table-cell office:value-type="string">
            <text:p>https://www.tiktok.com/@tesslathey/video/7391392981841939745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6_141.mp3</text:p>
          </table:table-cell>
          <table:table-cell office:value-type="string">
            <text:p>https://www.tiktok.com/@tesslathey/video/7391449698093042976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6_142.mp3</text:p>
          </table:table-cell>
          <table:table-cell office:value-type="string">
            <text:p>https://www.tiktok.com/@tesslathey/video/7391565252921445665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6_143.mp3</text:p>
          </table:table-cell>
          <table:table-cell office:value-type="string">
            <text:p>https://www.tiktok.com/@tesslathey/video/7391755679461133600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6_144.mp3</text:p>
          </table:table-cell>
          <table:table-cell office:value-type="string">
            <text:p>https://www.tiktok.com/@tesslathey/video/7392119864065789216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6_145.mp3</text:p>
          </table:table-cell>
          <table:table-cell office:value-type="string">
            <text:p>https://www.tiktok.com/@tesslathey/video/7392123837694938400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6_146.mp3</text:p>
          </table:table-cell>
          <table:table-cell office:value-type="string">
            <text:p>https://www.tiktok.com/@tesslathey/video/7392149825107627296</text:p>
          </table:table-cell>
          <table:table-cell office:value-type="time" office:time-value="PT00H00M27S">
            <text:p>00:00:27</text:p>
          </table:table-cell>
        </table:table-row>
        <table:table-row table:style-name="ro2">
          <table:table-cell office:value-type="string">
            <text:p>06_147.mp3</text:p>
          </table:table-cell>
          <table:table-cell office:value-type="string">
            <text:p>https://www.tiktok.com/@tesslathey/video/7392220323933965601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6_148.mp3</text:p>
          </table:table-cell>
          <table:table-cell office:value-type="string">
            <text:p>https://www.tiktok.com/@tesslathey/video/7392335454495870241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6_149.mp3</text:p>
          </table:table-cell>
          <table:table-cell office:value-type="string">
            <text:p>https://www.tiktok.com/@tesslathey/video/7392493899920543009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6_150.mp3</text:p>
          </table:table-cell>
          <table:table-cell office:value-type="string">
            <text:p>https://www.tiktok.com/@tesslathey/video/7392495615868980512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6_151.mp3</text:p>
          </table:table-cell>
          <table:table-cell office:value-type="string">
            <text:p>https://www.tiktok.com/@tesslathey/video/7392884091831586081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6_152.mp3</text:p>
          </table:table-cell>
          <table:table-cell office:value-type="string">
            <text:p>https://www.tiktok.com/@tesslathey/video/7392890578331127073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6_153.mp3</text:p>
          </table:table-cell>
          <table:table-cell office:value-type="string">
            <text:p>https://www.tiktok.com/@tesslathey/video/7392913861193649440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6_154.mp3</text:p>
          </table:table-cell>
          <table:table-cell office:value-type="string">
            <text:p>https://www.tiktok.com/@tesslathey/video/7392989284321611041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155.mp3</text:p>
          </table:table-cell>
          <table:table-cell office:value-type="string">
            <text:p>https://www.tiktok.com/@tesslathey/video/7393041305439309089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156.mp3</text:p>
          </table:table-cell>
          <table:table-cell office:value-type="string">
            <text:p>https://www.tiktok.com/@tesslathey/video/7393256121043111201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6_157.mp3</text:p>
          </table:table-cell>
          <table:table-cell office:value-type="string">
            <text:p>https://www.tiktok.com/@tesslathey/video/7393260380983725345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6_158.mp3</text:p>
          </table:table-cell>
          <table:table-cell office:value-type="string">
            <text:p>https://www.tiktok.com/@tesslathey/video/7393267111222676768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6_159.mp3</text:p>
          </table:table-cell>
          <table:table-cell office:value-type="string">
            <text:p>https://www.tiktok.com/@tesslathey/video/7393332091015925025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6_160.mp3</text:p>
          </table:table-cell>
          <table:table-cell office:value-type="string">
            <text:p>https://www.tiktok.com/@tesslathey/video/7393390127596260640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6_161.mp3</text:p>
          </table:table-cell>
          <table:table-cell office:value-type="string">
            <text:p>https://www.tiktok.com/@tesslathey/video/7393665324878400801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6_162.mp3</text:p>
          </table:table-cell>
          <table:table-cell office:value-type="string">
            <text:p>https://www.tiktok.com/@tesslathey/video/7393679294582492448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6_163.mp3</text:p>
          </table:table-cell>
          <table:table-cell office:value-type="string">
            <text:p>https://www.tiktok.com/@tesslathey/video/7393699353308695840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6_164.mp3</text:p>
          </table:table-cell>
          <table:table-cell office:value-type="string">
            <text:p>https://www.tiktok.com/@tesslathey/video/7393749839810481441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6_165.mp3</text:p>
          </table:table-cell>
          <table:table-cell office:value-type="string">
            <text:p>https://www.tiktok.com/@tesslathey/video/7393753905437396256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6_166.mp3</text:p>
          </table:table-cell>
          <table:table-cell office:value-type="string">
            <text:p>https://www.tiktok.com/@tesslathey/video/7393794213751557409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6_167.mp3</text:p>
          </table:table-cell>
          <table:table-cell office:value-type="string">
            <text:p>https://www.tiktok.com/@tesslathey/video/7393980997878041889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6_168.mp3</text:p>
          </table:table-cell>
          <table:table-cell office:value-type="string">
            <text:p>https://www.tiktok.com/@tesslathey/video/7394005424564882720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6_169.mp3</text:p>
          </table:table-cell>
          <table:table-cell office:value-type="string">
            <text:p>https://www.tiktok.com/@tesslathey/video/7394012562838293792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6_170.mp3</text:p>
          </table:table-cell>
          <table:table-cell office:value-type="string">
            <text:p>https://www.tiktok.com/@tesslathey/video/7394016613822926112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6_171.mp3</text:p>
          </table:table-cell>
          <table:table-cell office:value-type="string">
            <text:p>https://www.tiktok.com/@tesslathey/video/7394068300025711905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6_172.mp3</text:p>
          </table:table-cell>
          <table:table-cell office:value-type="string">
            <text:p>https://www.tiktok.com/@tesslathey/video/7394189626342214945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6_173.mp3</text:p>
          </table:table-cell>
          <table:table-cell office:value-type="string">
            <text:p>https://www.tiktok.com/@tesslathey/video/7394387405584796960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6_174.mp3</text:p>
          </table:table-cell>
          <table:table-cell office:value-type="string">
            <text:p>https://www.tiktok.com/@tesslathey/video/7394389888348523808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6_175.mp3</text:p>
          </table:table-cell>
          <table:table-cell office:value-type="string">
            <text:p>https://www.tiktok.com/@tesslathey/video/7394454796767481120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6_176.mp3</text:p>
          </table:table-cell>
          <table:table-cell office:value-type="string">
            <text:p>https://www.tiktok.com/@tesslathey/video/7394479896963108128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6_177.mp3</text:p>
          </table:table-cell>
          <table:table-cell office:value-type="string">
            <text:p>https://www.tiktok.com/@tesslathey/video/7394735367670304033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178.mp3</text:p>
          </table:table-cell>
          <table:table-cell office:value-type="string">
            <text:p>https://www.tiktok.com/@tesslathey/video/7394761227169254689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6_179.mp3</text:p>
          </table:table-cell>
          <table:table-cell office:value-type="string">
            <text:p>https://www.tiktok.com/@tesslathey/video/7394792778301000992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6_180.mp3</text:p>
          </table:table-cell>
          <table:table-cell office:value-type="string">
            <text:p>https://www.tiktok.com/@tesslathey/video/7394884628277906720</text:p>
          </table:table-cell>
          <table:table-cell office:value-type="time" office:time-value="PT00H00M06S">
            <text:p>00:00:06</text:p>
          </table:table-cell>
        </table:table-row>
        <table:table-row table:style-name="ro2">
          <table:table-cell office:value-type="string">
            <text:p>06_181.mp3</text:p>
          </table:table-cell>
          <table:table-cell office:value-type="string">
            <text:p>https://www.tiktok.com/@tesslathey/video/7394910567762300193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6_182.mp3</text:p>
          </table:table-cell>
          <table:table-cell office:value-type="string">
            <text:p>https://www.tiktok.com/@tesslathey/video/7395104824775167264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6_183.mp3</text:p>
          </table:table-cell>
          <table:table-cell office:value-type="string">
            <text:p>https://www.tiktok.com/@tesslathey/video/7395112765213379873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6_184.mp4</text:p>
          </table:table-cell>
          <table:table-cell office:value-type="string">
            <text:p>https://www.tiktok.com/@tesslathey/video/7395113011410783520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185.mp3</text:p>
          </table:table-cell>
          <table:table-cell office:value-type="string">
            <text:p>https://www.tiktok.com/@tesslathey/video/7395113348657990944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6_186.mp3</text:p>
          </table:table-cell>
          <table:table-cell office:value-type="string">
            <text:p>https://www.tiktok.com/@tesslathey/video/7395128702662626592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187.mp3</text:p>
          </table:table-cell>
          <table:table-cell office:value-type="string">
            <text:p>https://www.tiktok.com/@tesslathey/video/7395159614712466721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188.mp3</text:p>
          </table:table-cell>
          <table:table-cell office:value-type="string">
            <text:p>https://www.tiktok.com/@tesslathey/video/7395177469600419104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6_189.mp3</text:p>
          </table:table-cell>
          <table:table-cell office:value-type="string">
            <text:p>https://www.tiktok.com/@tesslathey/video/7395271433234009377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6_190.mp3</text:p>
          </table:table-cell>
          <table:table-cell office:value-type="string">
            <text:p>https://www.tiktok.com/@tesslathey/video/7395505386704342304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6_191.mp3</text:p>
          </table:table-cell>
          <table:table-cell office:value-type="string">
            <text:p>https://www.tiktok.com/@tesslathey/video/7395520519472237857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6_192.mp3</text:p>
          </table:table-cell>
          <table:table-cell office:value-type="string">
            <text:p>https://www.tiktok.com/@tesslathey/video/7395524729341267232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6_193.mp3</text:p>
          </table:table-cell>
          <table:table-cell office:value-type="string">
            <text:p>https://www.tiktok.com/@tesslathey/video/7395525141737819425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6_194.mp3</text:p>
          </table:table-cell>
          <table:table-cell office:value-type="string">
            <text:p>https://www.tiktok.com/@tesslathey/video/7395570124742200609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6_195.mp3</text:p>
          </table:table-cell>
          <table:table-cell office:value-type="string">
            <text:p>https://www.tiktok.com/@tesslathey/video/7395652145531325729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6_196.mp3</text:p>
          </table:table-cell>
          <table:table-cell office:value-type="string">
            <text:p>https://www.tiktok.com/@tesslathey/video/7395856229660167456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6_197.mp3</text:p>
          </table:table-cell>
          <table:table-cell office:value-type="string">
            <text:p>https://www.tiktok.com/@tesslathey/video/7395858318834584864</text:p>
          </table:table-cell>
          <table:table-cell office:value-type="time" office:time-value="PT00H01M30S">
            <text:p>00:01:30</text:p>
          </table:table-cell>
        </table:table-row>
        <table:table-row table:style-name="ro2">
          <table:table-cell office:value-type="string">
            <text:p>06_198.mp3</text:p>
          </table:table-cell>
          <table:table-cell office:value-type="string">
            <text:p>https://www.tiktok.com/@tesslathey/video/7395859825311124768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199.mp3</text:p>
          </table:table-cell>
          <table:table-cell office:value-type="string">
            <text:p>https://www.tiktok.com/@tesslathey/video/7395914419210849568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200.mp3</text:p>
          </table:table-cell>
          <table:table-cell office:value-type="string">
            <text:p>https://www.tiktok.com/@tesslathey/video/7395921127412960545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6_201.mp3</text:p>
          </table:table-cell>
          <table:table-cell office:value-type="string">
            <text:p>https://www.tiktok.com/@tesslathey/video/7395955225892244768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202.mp3</text:p>
          </table:table-cell>
          <table:table-cell office:value-type="string">
            <text:p>https://www.tiktok.com/@tesslathey/video/7396006661774658848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6_203.mp3</text:p>
          </table:table-cell>
          <table:table-cell office:value-type="string">
            <text:p>https://www.tiktok.com/@tesslathey/video/7396025966318931232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6_204.mp3</text:p>
          </table:table-cell>
          <table:table-cell office:value-type="string">
            <text:p>https://www.tiktok.com/@tesslathey/video/7396219692127407393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6_205.mp3</text:p>
          </table:table-cell>
          <table:table-cell office:value-type="string">
            <text:p>https://www.tiktok.com/@tesslathey/video/7396357458698046753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6_206.mp3</text:p>
          </table:table-cell>
          <table:table-cell office:value-type="string">
            <text:p>https://www.tiktok.com/@tesslathey/video/7396376089695685920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6_207.mp3</text:p>
          </table:table-cell>
          <table:table-cell office:value-type="string">
            <text:p>https://www.tiktok.com/@tesslathey/video/7396413655052569889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6_208.mp3</text:p>
          </table:table-cell>
          <table:table-cell office:value-type="string">
            <text:p>https://www.tiktok.com/@tesslathey/video/7396598694730140961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209.mp3</text:p>
          </table:table-cell>
          <table:table-cell office:value-type="string">
            <text:p>https://www.tiktok.com/@tesslathey/video/7396599583205297441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6_210.mp3</text:p>
          </table:table-cell>
          <table:table-cell office:value-type="string">
            <text:p>https://www.tiktok.com/@tesslathey/video/7396605486994328865</text:p>
          </table:table-cell>
          <table:table-cell office:value-type="time" office:time-value="PT00H00M27S">
            <text:p>00:00:27</text:p>
          </table:table-cell>
        </table:table-row>
        <table:table-row table:style-name="ro2">
          <table:table-cell office:value-type="string">
            <text:p>06_211.mp3</text:p>
          </table:table-cell>
          <table:table-cell office:value-type="string">
            <text:p>https://www.tiktok.com/@tesslathey/video/7396676102757911840</text:p>
          </table:table-cell>
          <table:table-cell office:value-type="time" office:time-value="PT00H00M06S">
            <text:p>00:00:06</text:p>
          </table:table-cell>
        </table:table-row>
        <table:table-row table:style-name="ro2">
          <table:table-cell office:value-type="string">
            <text:p>06_212.mp3</text:p>
          </table:table-cell>
          <table:table-cell office:value-type="string">
            <text:p>https://www.tiktok.com/@tesslathey/video/7396692666538364192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6_213.mp3</text:p>
          </table:table-cell>
          <table:table-cell office:value-type="string">
            <text:p>https://www.tiktok.com/@tesslathey/video/7396708242451156257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6_214.mp3</text:p>
          </table:table-cell>
          <table:table-cell office:value-type="string">
            <text:p>https://www.tiktok.com/@tesslathey/video/7396718147224620321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6_215.mp3</text:p>
          </table:table-cell>
          <table:table-cell office:value-type="string">
            <text:p>https://www.tiktok.com/@tesslathey/video/7396748939610869025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6_216.mp3</text:p>
          </table:table-cell>
          <table:table-cell office:value-type="string">
            <text:p>https://www.tiktok.com/@tesslathey/video/7396757683619040545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217.mp3</text:p>
          </table:table-cell>
          <table:table-cell office:value-type="string">
            <text:p>https://www.tiktok.com/@tesslathey/video/7396763959723822369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6_218.mp3</text:p>
          </table:table-cell>
          <table:table-cell office:value-type="string">
            <text:p>https://www.tiktok.com/@tesslathey/video/7396975655839124769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6_219.mp3</text:p>
          </table:table-cell>
          <table:table-cell office:value-type="string">
            <text:p>https://www.tiktok.com/@tesslathey/video/7397093836201282849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6_220.mp3</text:p>
          </table:table-cell>
          <table:table-cell office:value-type="string">
            <text:p>https://www.tiktok.com/@tesslathey/video/7398450406826757408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6_221.mp3</text:p>
          </table:table-cell>
          <table:table-cell office:value-type="string">
            <text:p>https://www.tiktok.com/@tesslathey/video/7398470005018397985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6_222.mp3</text:p>
          </table:table-cell>
          <table:table-cell office:value-type="string">
            <text:p>https://www.tiktok.com/@tesslathey/video/7398473815812099360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6_223.mp3</text:p>
          </table:table-cell>
          <table:table-cell office:value-type="string">
            <text:p>https://www.tiktok.com/@tesslathey/video/7398474549093879072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6_224.mp3</text:p>
          </table:table-cell>
          <table:table-cell office:value-type="string">
            <text:p>https://www.tiktok.com/@tesslathey/video/7398527962078907681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6_225.mp3</text:p>
          </table:table-cell>
          <table:table-cell office:value-type="string">
            <text:p>https://www.tiktok.com/@tesslathey/video/7398533244012039457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6_226.mp3</text:p>
          </table:table-cell>
          <table:table-cell office:value-type="string">
            <text:p>https://www.tiktok.com/@tesslathey/video/7398587049818721569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6_227.mp3</text:p>
          </table:table-cell>
          <table:table-cell office:value-type="string">
            <text:p>https://www.tiktok.com/@tesslathey/video/7398616649382825248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228.mp3</text:p>
          </table:table-cell>
          <table:table-cell office:value-type="string">
            <text:p>https://www.tiktok.com/@tesslathey/video/7398813930153381153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229.mp3</text:p>
          </table:table-cell>
          <table:table-cell office:value-type="string">
            <text:p>https://www.tiktok.com/@tesslathey/video/7398826069605813536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6_230.mp3</text:p>
          </table:table-cell>
          <table:table-cell office:value-type="string">
            <text:p>https://www.tiktok.com/@tesslathey/video/7398834172275543329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6_231.mp3</text:p>
          </table:table-cell>
          <table:table-cell office:value-type="string">
            <text:p>https://www.tiktok.com/@tesslathey/video/7398933174643952928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6_232.mp3</text:p>
          </table:table-cell>
          <table:table-cell office:value-type="string">
            <text:p>https://www.tiktok.com/@tesslathey/video/7398938864280194336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6_233.mp3</text:p>
          </table:table-cell>
          <table:table-cell office:value-type="string">
            <text:p>https://www.tiktok.com/@tesslathey/video/7398980142338542881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6_234.mp3</text:p>
          </table:table-cell>
          <table:table-cell office:value-type="string">
            <text:p>https://www.tiktok.com/@tesslathey/video/7399176331218537761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6_235.mp3</text:p>
          </table:table-cell>
          <table:table-cell office:value-type="string">
            <text:p>https://www.tiktok.com/@tesslathey/video/7399200394158574881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6_236.mp3</text:p>
          </table:table-cell>
          <table:table-cell office:value-type="string">
            <text:p>https://www.tiktok.com/@tesslathey/video/7399277129285864737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6_237.mp3</text:p>
          </table:table-cell>
          <table:table-cell office:value-type="string">
            <text:p>https://www.tiktok.com/@tesslathey/video/7399317797626547488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6_238.mp3</text:p>
          </table:table-cell>
          <table:table-cell office:value-type="string">
            <text:p>https://www.tiktok.com/@tesslathey/video/7399334088080936225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6_239.mp3</text:p>
          </table:table-cell>
          <table:table-cell office:value-type="string">
            <text:p>https://www.tiktok.com/@tesslathey/video/7399355055851179297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6_240.mp3</text:p>
          </table:table-cell>
          <table:table-cell office:value-type="string">
            <text:p>https://www.tiktok.com/@tesslathey/video/7399563705295457568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241.mp3</text:p>
          </table:table-cell>
          <table:table-cell office:value-type="string">
            <text:p>https://www.tiktok.com/@tesslathey/video/7399642649252154656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6_242.mp3</text:p>
          </table:table-cell>
          <table:table-cell office:value-type="string">
            <text:p>https://www.tiktok.com/@tesslathey/video/7399977253381098784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6_243.mp3</text:p>
          </table:table-cell>
          <table:table-cell office:value-type="string">
            <text:p>https://www.tiktok.com/@tesslathey/video/7399984883755437345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6_244.mp3</text:p>
          </table:table-cell>
          <table:table-cell office:value-type="string">
            <text:p>https://www.tiktok.com/@tesslathey/video/7400041494435892513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6_245.mp3</text:p>
          </table:table-cell>
          <table:table-cell office:value-type="string">
            <text:p>https://www.tiktok.com/@tesslathey/video/7400096231113919776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6_246.mp3</text:p>
          </table:table-cell>
          <table:table-cell office:value-type="string">
            <text:p>https://www.tiktok.com/@tesslathey/video/7400107546037603616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6_247.mp3</text:p>
          </table:table-cell>
          <table:table-cell office:value-type="string">
            <text:p>https://www.tiktok.com/@tesslathey/video/7400284079561788705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6_248.mp3</text:p>
          </table:table-cell>
          <table:table-cell office:value-type="string">
            <text:p>https://www.tiktok.com/@tesslathey/video/7400707592432946464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249.mp3</text:p>
          </table:table-cell>
          <table:table-cell office:value-type="string">
            <text:p>https://www.tiktok.com/@tesslathey/video/7400713160736378145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6_250.mp3</text:p>
          </table:table-cell>
          <table:table-cell office:value-type="string">
            <text:p>https://www.tiktok.com/@tesslathey/video/7400793436703542560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6_251.mp3</text:p>
          </table:table-cell>
          <table:table-cell office:value-type="string">
            <text:p>https://www.tiktok.com/@tesslathey/video/7401068077053496609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6_252.mp3</text:p>
          </table:table-cell>
          <table:table-cell office:value-type="string">
            <text:p>https://www.tiktok.com/@tesslathey/video/7401201778160651553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6_253.mp3</text:p>
          </table:table-cell>
          <table:table-cell office:value-type="string">
            <text:p>https://www.tiktok.com/@tesslathey/video/7401433214893493536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6_254.mp3</text:p>
          </table:table-cell>
          <table:table-cell office:value-type="string">
            <text:p>https://www.tiktok.com/@tesslathey/video/7401507150389939488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6_255.mp3</text:p>
          </table:table-cell>
          <table:table-cell office:value-type="string">
            <text:p>https://www.tiktok.com/@tesslathey/video/7401994293067533601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6_256.mp3</text:p>
          </table:table-cell>
          <table:table-cell office:value-type="string">
            <text:p>https://www.tiktok.com/@tesslathey/video/7402231854130040097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6_257.mp3</text:p>
          </table:table-cell>
          <table:table-cell office:value-type="string">
            <text:p>https://www.tiktok.com/@tesslathey/video/7402237082338413856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6_258.mp3</text:p>
          </table:table-cell>
          <table:table-cell office:value-type="string">
            <text:p>https://www.tiktok.com/@tesslathey/video/7402312710039309600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6_259.mp3</text:p>
          </table:table-cell>
          <table:table-cell office:value-type="string">
            <text:p>https://www.tiktok.com/@tesslathey/video/7402942467147926816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6_260.mp3</text:p>
          </table:table-cell>
          <table:table-cell office:value-type="string">
            <text:p>https://www.tiktok.com/@tesslathey/video/7403301843977178401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6_261.mp3</text:p>
          </table:table-cell>
          <table:table-cell office:value-type="string">
            <text:p>https://www.tiktok.com/@tesslathey/video/7403306808330194209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6_262.mp3</text:p>
          </table:table-cell>
          <table:table-cell office:value-type="string">
            <text:p>https://www.tiktok.com/@tesslathey/video/7403323855390903584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6_263.mp3</text:p>
          </table:table-cell>
          <table:table-cell office:value-type="string">
            <text:p>https://www.tiktok.com/@tesslathey/video/7403344101208280352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6_264.mp3</text:p>
          </table:table-cell>
          <table:table-cell office:value-type="string">
            <text:p>https://www.tiktok.com/@tesslathey/video/7403420088004578593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265.mp3</text:p>
          </table:table-cell>
          <table:table-cell office:value-type="string">
            <text:p>https://www.tiktok.com/@tesslathey/video/7403633963207511329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6_266.mp3</text:p>
          </table:table-cell>
          <table:table-cell office:value-type="string">
            <text:p>https://www.tiktok.com/@tesslathey/video/7403673640161561889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267.mp3</text:p>
          </table:table-cell>
          <table:table-cell office:value-type="string">
            <text:p>https://www.tiktok.com/@tesslathey/video/7403827261301968161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6_268.mp3</text:p>
          </table:table-cell>
          <table:table-cell office:value-type="string">
            <text:p>https://www.tiktok.com/@tesslathey/video/7404408600401038625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269.mp3</text:p>
          </table:table-cell>
          <table:table-cell office:value-type="string">
            <text:p>https://www.tiktok.com/@tesslathey/video/7404491641056169249</text:p>
          </table:table-cell>
          <table:table-cell office:value-type="time" office:time-value="PT00H00M27S">
            <text:p>00:00:27</text:p>
          </table:table-cell>
        </table:table-row>
        <table:table-row table:style-name="ro2">
          <table:table-cell office:value-type="string">
            <text:p>06_270.mp3</text:p>
          </table:table-cell>
          <table:table-cell office:value-type="string">
            <text:p>https://www.tiktok.com/@tesslathey/video/7404798454939012385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6_271.mp3</text:p>
          </table:table-cell>
          <table:table-cell office:value-type="string">
            <text:p>https://www.tiktok.com/@tesslathey/video/7404802427695746336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6_272.mp3</text:p>
          </table:table-cell>
          <table:table-cell office:value-type="string">
            <text:p>https://www.tiktok.com/@tesslathey/video/7404936511398907169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6_273.mp3</text:p>
          </table:table-cell>
          <table:table-cell office:value-type="string">
            <text:p>https://www.tiktok.com/@tesslathey/video/7404938345018592544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6_274.mp3</text:p>
          </table:table-cell>
          <table:table-cell office:value-type="string">
            <text:p>https://www.tiktok.com/@tesslathey/video/7405118056067845409</text:p>
          </table:table-cell>
          <table:table-cell office:value-type="time" office:time-value="PT00H00M11S">
            <text:p>00:00:11</text:p>
          </table:table-cell>
        </table:table-row>
        <table:table-row table:style-name="ro2">
          <table:table-cell office:value-type="string">
            <text:p>06_275.mp3</text:p>
          </table:table-cell>
          <table:table-cell office:value-type="string">
            <text:p>https://www.tiktok.com/@tesslathey/video/7405178541748342049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6_276.mp3</text:p>
          </table:table-cell>
          <table:table-cell office:value-type="string">
            <text:p>https://www.tiktok.com/@tesslathey/video/7405650914989640992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6_277.mp3</text:p>
          </table:table-cell>
          <table:table-cell office:value-type="string">
            <text:p>https://www.tiktok.com/@tesslathey/video/7405651872033410336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6_278.mp3</text:p>
          </table:table-cell>
          <table:table-cell office:value-type="string">
            <text:p>https://www.tiktok.com/@tesslathey/video/7405660551373786401</text:p>
          </table:table-cell>
          <table:table-cell office:value-type="time" office:time-value="PT00H00M27S">
            <text:p>00:00:27</text:p>
          </table:table-cell>
        </table:table-row>
        <table:table-row table:style-name="ro2">
          <table:table-cell office:value-type="string">
            <text:p>06_279.mp3</text:p>
          </table:table-cell>
          <table:table-cell office:value-type="string">
            <text:p>https://www.tiktok.com/@tesslathey/video/7405951514713410848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6_280.mp3</text:p>
          </table:table-cell>
          <table:table-cell office:value-type="string">
            <text:p>https://www.tiktok.com/@tesslathey/video/7405997781648756000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6_281.mp3</text:p>
          </table:table-cell>
          <table:table-cell office:value-type="string">
            <text:p>https://www.tiktok.com/@tesslathey/video/7406003670774533409</text:p>
          </table:table-cell>
          <table:table-cell office:value-type="time" office:time-value="PT00H00M07S">
            <text:p>00:00:07</text:p>
          </table:table-cell>
        </table:table-row>
        <table:table-row table:style-name="ro2">
          <table:table-cell office:value-type="string">
            <text:p>06_282.mp3</text:p>
          </table:table-cell>
          <table:table-cell office:value-type="string">
            <text:p>https://www.tiktok.com/@tesslathey/video/7406037043677056288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6_283.mp3</text:p>
          </table:table-cell>
          <table:table-cell office:value-type="string">
            <text:p>https://www.tiktok.com/@tesslathey/video/7406226024964443425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6_284.mp3</text:p>
          </table:table-cell>
          <table:table-cell office:value-type="string">
            <text:p>https://www.tiktok.com/@tesslathey/video/7406245003502144801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6_285.mp3</text:p>
          </table:table-cell>
          <table:table-cell office:value-type="string">
            <text:p>https://www.tiktok.com/@tesslathey/video/7406249413775084833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6_286.mp3</text:p>
          </table:table-cell>
          <table:table-cell office:value-type="string">
            <text:p>https://www.tiktok.com/@tesslathey/video/7406253573597646112</text:p>
          </table:table-cell>
          <table:table-cell office:value-type="time" office:time-value="PT00H01M34S">
            <text:p>00:01:34</text:p>
          </table:table-cell>
        </table:table-row>
        <table:table-row table:style-name="ro2">
          <table:table-cell office:value-type="string">
            <text:p>06_287.mp3</text:p>
          </table:table-cell>
          <table:table-cell office:value-type="string">
            <text:p>https://www.tiktok.com/@tesslathey/video/7406263957343849760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6_288.mp3</text:p>
          </table:table-cell>
          <table:table-cell office:value-type="string">
            <text:p>https://www.tiktok.com/@tesslathey/video/7406279477371686177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6_289.mp3</text:p>
          </table:table-cell>
          <table:table-cell office:value-type="string">
            <text:p>https://www.tiktok.com/@tesslathey/video/7406281566349020448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6_290.mp3</text:p>
          </table:table-cell>
          <table:table-cell office:value-type="string">
            <text:p>https://www.tiktok.com/@tesslathey/video/7406287807309778209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6_291.mp3</text:p>
          </table:table-cell>
          <table:table-cell office:value-type="string">
            <text:p>https://www.tiktok.com/@tesslathey/video/7406989085472001313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6_292.mp3</text:p>
          </table:table-cell>
          <table:table-cell office:value-type="string">
            <text:p>https://www.tiktok.com/@tesslathey/video/7407022865096150304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6_293.mp3</text:p>
          </table:table-cell>
          <table:table-cell office:value-type="string">
            <text:p>https://www.tiktok.com/@tesslathey/video/7407051670426864928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6_294.mp3</text:p>
          </table:table-cell>
          <table:table-cell office:value-type="string">
            <text:p>https://www.tiktok.com/@tesslathey/video/7407093830593350944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6_295.mp3</text:p>
          </table:table-cell>
          <table:table-cell office:value-type="string">
            <text:p>https://www.tiktok.com/@tesslathey/video/7407107254039629088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6_296.mp3</text:p>
          </table:table-cell>
          <table:table-cell office:value-type="string">
            <text:p>https://www.tiktok.com/@tesslathey/video/7407136112046640417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6_297.mp3</text:p>
          </table:table-cell>
          <table:table-cell office:value-type="string">
            <text:p>https://www.tiktok.com/@tesslathey/video/7407350928132672800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6_298.mp3</text:p>
          </table:table-cell>
          <table:table-cell office:value-type="string">
            <text:p>https://www.tiktok.com/@tesslathey/video/7407516928513723680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6_299.mp3</text:p>
          </table:table-cell>
          <table:table-cell office:value-type="string">
            <text:p>https://www.tiktok.com/@tesslathey/video/7407551779644214560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6_300.mp3</text:p>
          </table:table-cell>
          <table:table-cell office:value-type="string">
            <text:p>https://www.tiktok.com/@tesslathey/video/7407708501931330849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6_301.mp3</text:p>
          </table:table-cell>
          <table:table-cell office:value-type="string">
            <text:p>https://www.tiktok.com/@tesslathey/video/7407719195405815072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6_302.mp3</text:p>
          </table:table-cell>
          <table:table-cell office:value-type="string">
            <text:p>https://www.tiktok.com/@tesslathey/video/7407738481167961376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6_303.mp3</text:p>
          </table:table-cell>
          <table:table-cell office:value-type="string">
            <text:p>https://www.tiktok.com/@tesslathey/video/7407826879589223712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6_304.mp3</text:p>
          </table:table-cell>
          <table:table-cell office:value-type="string">
            <text:p>https://www.tiktok.com/@tesslathey/video/7407859457146883360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6_305.mp3</text:p>
          </table:table-cell>
          <table:table-cell office:value-type="string">
            <text:p>https://www.tiktok.com/@tesslathey/video/7407896169210252576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6_306.mp3</text:p>
          </table:table-cell>
          <table:table-cell office:value-type="string">
            <text:p>https://www.tiktok.com/@tesslathey/video/7408079994632621344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6_307.mp3</text:p>
          </table:table-cell>
          <table:table-cell office:value-type="string">
            <text:p>https://www.tiktok.com/@tesslathey/video/7408102316244618528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6_308.mp3</text:p>
          </table:table-cell>
          <table:table-cell office:value-type="string">
            <text:p>https://www.tiktok.com/@tesslathey/video/7408457757461908768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6_309.mp3</text:p>
          </table:table-cell>
          <table:table-cell office:value-type="string">
            <text:p>https://www.tiktok.com/@tesslathey/video/7408505849091558688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6_310.mp3</text:p>
          </table:table-cell>
          <table:table-cell office:value-type="string">
            <text:p>https://www.tiktok.com/@tesslathey/video/7408638165692599584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6_311.mp3</text:p>
          </table:table-cell>
          <table:table-cell office:value-type="string">
            <text:p>https://www.tiktok.com/@tesslathey/video/7408832322729938208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6_312.mp3</text:p>
          </table:table-cell>
          <table:table-cell office:value-type="string">
            <text:p>https://www.tiktok.com/@tesslathey/video/7408858328673045793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6_313.mp3</text:p>
          </table:table-cell>
          <table:table-cell office:value-type="string">
            <text:p>https://www.tiktok.com/@tesslathey/video/7408880083743575329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6_314.mp3</text:p>
          </table:table-cell>
          <table:table-cell office:value-type="string">
            <text:p>https://www.tiktok.com/@tesslathey/video/7409204325660052768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6_315.mp3</text:p>
          </table:table-cell>
          <table:table-cell office:value-type="string">
            <text:p>https://www.tiktok.com/@tesslathey/video/7409249440625675552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6_316.mp3</text:p>
          </table:table-cell>
          <table:table-cell office:value-type="string">
            <text:p>https://www.tiktok.com/@tesslathey/video/7409266996900138272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6_317.mp3</text:p>
          </table:table-cell>
          <table:table-cell office:value-type="string">
            <text:p>https://www.tiktok.com/@tesslathey/video/7409283159008808225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6_318.mp3</text:p>
          </table:table-cell>
          <table:table-cell office:value-type="string">
            <text:p>https://www.tiktok.com/@tesslathey/video/7409327811514617120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6_319.mp3</text:p>
          </table:table-cell>
          <table:table-cell office:value-type="string">
            <text:p>https://www.tiktok.com/@tesslathey/video/7409372038881627424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6_320.mp3</text:p>
          </table:table-cell>
          <table:table-cell office:value-type="string">
            <text:p>https://www.tiktok.com/@tesslathey/video/7409954753842613536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6_321.mp3</text:p>
          </table:table-cell>
          <table:table-cell office:value-type="string">
            <text:p>https://www.tiktok.com/@tesslathey/video/7409973993064779040</text:p>
          </table:table-cell>
          <table:table-cell office:value-type="time" office:time-value="PT00H00M07S">
            <text:p>00:00:07</text:p>
          </table:table-cell>
        </table:table-row>
        <table:table-row table:style-name="ro2">
          <table:table-cell office:value-type="string">
            <text:p>06_322.mp3</text:p>
          </table:table-cell>
          <table:table-cell office:value-type="string">
            <text:p>https://www.tiktok.com/@tesslathey/video/7409997137024486688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6_323.mp3</text:p>
          </table:table-cell>
          <table:table-cell office:value-type="string">
            <text:p>https://www.tiktok.com/@tesslathey/video/7410020851866750241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6_324.mp3</text:p>
          </table:table-cell>
          <table:table-cell office:value-type="string">
            <text:p>https://www.tiktok.com/@tesslathey/video/7410082405811375392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6_325.mp3</text:p>
          </table:table-cell>
          <table:table-cell office:value-type="string">
            <text:p>https://www.tiktok.com/@tesslathey/video/7411802181990370592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6_326.mp3</text:p>
          </table:table-cell>
          <table:table-cell office:value-type="string">
            <text:p>https://www.tiktok.com/@tesslathey/video/7414450979824831777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6_327.mp3</text:p>
          </table:table-cell>
          <table:table-cell office:value-type="string">
            <text:p>https://www.tiktok.com/@tesslathey/video/7414770043612876064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6_328.mp3</text:p>
          </table:table-cell>
          <table:table-cell office:value-type="string">
            <text:p>https://www.tiktok.com/@tesslathey/video/7415144431541701921</text:p>
          </table:table-cell>
          <table:table-cell office:value-type="time" office:time-value="PT00H00M07S">
            <text:p>00:00:07</text:p>
          </table:table-cell>
        </table:table-row>
        <table:table-row table:style-name="ro2">
          <table:table-cell office:value-type="string">
            <text:p>06_329.mp3</text:p>
          </table:table-cell>
          <table:table-cell office:value-type="string">
            <text:p>https://www.tiktok.com/@tesslathey/video/7415285809235971361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6_330.mp3</text:p>
          </table:table-cell>
          <table:table-cell office:value-type="string">
            <text:p>https://www.tiktok.com/@tesslathey/video/7415507729638264096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6_331.mp3</text:p>
          </table:table-cell>
          <table:table-cell office:value-type="string">
            <text:p>https://www.tiktok.com/@tesslathey/video/7415527161429282081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6_332.mp3</text:p>
          </table:table-cell>
          <table:table-cell office:value-type="string">
            <text:p>https://www.tiktok.com/@tesslathey/video/7418120292003826977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6_333.mp3</text:p>
          </table:table-cell>
          <table:table-cell office:value-type="string">
            <text:p>https://www.tiktok.com/@tesslathey/video/7418280685124717856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6_334.mp3</text:p>
          </table:table-cell>
          <table:table-cell office:value-type="string">
            <text:p>https://www.tiktok.com/@tesslathey/video/7420917133351095584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6_335.mp3</text:p>
          </table:table-cell>
          <table:table-cell office:value-type="string">
            <text:p>https://www.tiktok.com/@tesslathey/video/7437071817048689952</text:p>
          </table:table-cell>
          <table:table-cell office:value-type="time" office:time-value="PT00H00M45S">
            <text:p>00:00:45</text:p>
          </table:table-cell>
        </table:table-row>
        <table:table-row table:style-name="ro1">
          <table:table-cell table:number-columns-repeated="2"/>
          <table:table-cell table:style-name="ce2" table:formula="of:=SUM([.C2:.C336])" office:value-type="time" office:time-value="PT03H33M33S">
            <text:p>03:33:33</text:p>
          </table:table-cell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336])" office:value-type="time" office:time-value="PT00H00M36S">
            <text:p>00:00:36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336] )" office:value-type="time" office:time-value="PT00H00M38.247761S">
            <text:p>00:00:38</text:p>
          </table:table-cell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336])" office:value-type="time" office:time-value="PT00H00M06S">
            <text:p>00:00:06</text:p>
          </table:table-cell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336])" office:value-type="time" office:time-value="PT00H04M04S">
            <text:p>00:04:04</text:p>
          </table:table-cell>
        </table:table-row>
      </table:table>
      <table:table table:name="f_07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ce1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  <table:table-cell table:number-columns-repeated="4"/>
        </table:table-row>
        <table:table-row table:style-name="ro2">
          <table:table-cell office:value-type="string">
            <text:p>07_001.mp3</text:p>
          </table:table-cell>
          <table:table-cell office:value-type="string">
            <text:p>https://www.youtube.com/shorts/qj0VvXYVL4A</text:p>
          </table:table-cell>
          <table:table-cell office:value-type="time" office:time-value="PT00H00M25S">
            <text:p>00:00:25</text:p>
          </table:table-cell>
          <table:table-cell table:number-columns-repeated="4"/>
        </table:table-row>
        <table:table-row table:style-name="ro2">
          <table:table-cell office:value-type="string">
            <text:p>07_002.mp3</text:p>
          </table:table-cell>
          <table:table-cell office:value-type="string">
            <text:p>https://www.youtube.com/shorts/Jo2E2DDnzaU</text:p>
          </table:table-cell>
          <table:table-cell office:value-type="time" office:time-value="PT00H00M23S">
            <text:p>00:00:23</text:p>
          </table:table-cell>
          <table:table-cell table:number-columns-repeated="4"/>
        </table:table-row>
        <table:table-row table:style-name="ro2">
          <table:table-cell office:value-type="string">
            <text:p>07_003.mp3</text:p>
          </table:table-cell>
          <table:table-cell office:value-type="string">
            <text:p>https://www.youtube.com/shorts/gQjFFCdk2TQ</text:p>
          </table:table-cell>
          <table:table-cell office:value-type="time" office:time-value="PT00H00M35S">
            <text:p>00:00:35</text:p>
          </table:table-cell>
          <table:table-cell table:number-columns-repeated="4"/>
        </table:table-row>
        <table:table-row table:style-name="ro2">
          <table:table-cell office:value-type="string">
            <text:p>07_004.mp3</text:p>
          </table:table-cell>
          <table:table-cell office:value-type="string">
            <text:p>https://www.youtube.com/shorts/udq_fN2Sj-A</text:p>
          </table:table-cell>
          <table:table-cell office:value-type="time" office:time-value="PT00H00M55S">
            <text:p>00:00:55</text:p>
          </table:table-cell>
          <table:table-cell table:number-columns-repeated="4"/>
        </table:table-row>
        <table:table-row table:style-name="ro2">
          <table:table-cell office:value-type="string">
            <text:p>07_005.mp3</text:p>
          </table:table-cell>
          <table:table-cell office:value-type="string">
            <text:p>https://www.youtube.com/shorts/BH6P1j3CSc8</text:p>
          </table:table-cell>
          <table:table-cell office:value-type="time" office:time-value="PT00H00M59S">
            <text:p>00:00:59</text:p>
          </table:table-cell>
          <table:table-cell table:number-columns-repeated="4"/>
        </table:table-row>
        <table:table-row table:style-name="ro2">
          <table:table-cell office:value-type="string">
            <text:p>07_006.mp3</text:p>
          </table:table-cell>
          <table:table-cell office:value-type="string">
            <text:p>https://www.youtube.com/shorts/cXeTZBr_Uz0</text:p>
          </table:table-cell>
          <table:table-cell office:value-type="time" office:time-value="PT00H01M00S">
            <text:p>00:01:00</text:p>
          </table:table-cell>
          <table:table-cell table:number-columns-repeated="4"/>
        </table:table-row>
        <table:table-row table:style-name="ro2">
          <table:table-cell office:value-type="string">
            <text:p>07_007.mp3</text:p>
          </table:table-cell>
          <table:table-cell office:value-type="string">
            <text:p>https://www.youtube.com/shorts/F0whDW-2nJ4</text:p>
          </table:table-cell>
          <table:table-cell office:value-type="time" office:time-value="PT00H00M36S">
            <text:p>00:00:36</text:p>
          </table:table-cell>
          <table:table-cell table:number-columns-repeated="4"/>
        </table:table-row>
        <table:table-row table:style-name="ro2">
          <table:table-cell office:value-type="string">
            <text:p>07_008.mp3</text:p>
          </table:table-cell>
          <table:table-cell office:value-type="string">
            <text:p>https://www.youtube.com/shorts/jdlraw3Z6N0</text:p>
          </table:table-cell>
          <table:table-cell office:value-type="time" office:time-value="PT00H00M23S">
            <text:p>00:00:23</text:p>
          </table:table-cell>
          <table:table-cell table:number-columns-repeated="4"/>
        </table:table-row>
        <table:table-row table:style-name="ro2">
          <table:table-cell office:value-type="string">
            <text:p>07_009.mp3</text:p>
          </table:table-cell>
          <table:table-cell office:value-type="string">
            <text:p>https://www.youtube.com/shorts/x8XfdaouwAE</text:p>
          </table:table-cell>
          <table:table-cell office:value-type="time" office:time-value="PT00H00M57S">
            <text:p>00:00:57</text:p>
          </table:table-cell>
          <table:table-cell table:number-columns-repeated="4"/>
        </table:table-row>
        <table:table-row table:style-name="ro2">
          <table:table-cell office:value-type="string">
            <text:p>07_010.mp3</text:p>
          </table:table-cell>
          <table:table-cell office:value-type="string">
            <text:p>https://www.youtube.com/shorts/AKBCMqlqQ8I</text:p>
          </table:table-cell>
          <table:table-cell office:value-type="time" office:time-value="PT00H00M21S">
            <text:p>00:00:21</text:p>
          </table:table-cell>
          <table:table-cell table:number-columns-repeated="4"/>
        </table:table-row>
        <table:table-row table:style-name="ro2">
          <table:table-cell office:value-type="string">
            <text:p>07_011.mp3</text:p>
          </table:table-cell>
          <table:table-cell office:value-type="string">
            <text:p>https://www.youtube.com/shorts/iIXpNI87RrE</text:p>
          </table:table-cell>
          <table:table-cell office:value-type="time" office:time-value="PT00H00M57S">
            <text:p>00:00:57</text:p>
          </table:table-cell>
          <table:table-cell table:number-columns-repeated="4"/>
        </table:table-row>
        <table:table-row table:style-name="ro2">
          <table:table-cell office:value-type="string">
            <text:p>07_012.mp3</text:p>
          </table:table-cell>
          <table:table-cell office:value-type="string">
            <text:p>https://www.youtube.com/shorts/6Vx1y7yoleI</text:p>
          </table:table-cell>
          <table:table-cell office:value-type="time" office:time-value="PT00H00M50S">
            <text:p>00:00:50</text:p>
          </table:table-cell>
          <table:table-cell table:number-columns-repeated="4"/>
        </table:table-row>
        <table:table-row table:style-name="ro2">
          <table:table-cell office:value-type="string">
            <text:p>07_013.mp3</text:p>
          </table:table-cell>
          <table:table-cell office:value-type="string">
            <text:p>https://www.youtube.com/shorts/-FfVldw_ijA</text:p>
          </table:table-cell>
          <table:table-cell office:value-type="time" office:time-value="PT00H00M24S">
            <text:p>00:00:24</text:p>
          </table:table-cell>
          <table:table-cell table:number-columns-repeated="4"/>
        </table:table-row>
        <table:table-row table:style-name="ro2">
          <table:table-cell office:value-type="string">
            <text:p>07_014.mp3</text:p>
          </table:table-cell>
          <table:table-cell office:value-type="string">
            <text:p>https://www.youtube.com/shorts/I3XBNfEMXF0</text:p>
          </table:table-cell>
          <table:table-cell office:value-type="time" office:time-value="PT00H00M20S">
            <text:p>00:00:20</text:p>
          </table:table-cell>
          <table:table-cell table:number-columns-repeated="4"/>
        </table:table-row>
        <table:table-row table:style-name="ro2">
          <table:table-cell office:value-type="string">
            <text:p>07_015.mp3</text:p>
          </table:table-cell>
          <table:table-cell office:value-type="string">
            <text:p>https://www.youtube.com/shorts/SlirNlwmf9w</text:p>
          </table:table-cell>
          <table:table-cell office:value-type="time" office:time-value="PT00H00M28S">
            <text:p>00:00:28</text:p>
          </table:table-cell>
          <table:table-cell table:number-columns-repeated="4"/>
        </table:table-row>
        <table:table-row table:style-name="ro2">
          <table:table-cell office:value-type="string">
            <text:p>07_016.mp3</text:p>
          </table:table-cell>
          <table:table-cell office:value-type="string">
            <text:p>https://www.youtube.com/shorts/4VR0rsOj8V0</text:p>
          </table:table-cell>
          <table:table-cell office:value-type="time" office:time-value="PT00H00M46S">
            <text:p>00:00:46</text:p>
          </table:table-cell>
          <table:table-cell table:number-columns-repeated="4"/>
        </table:table-row>
        <table:table-row table:style-name="ro2">
          <table:table-cell office:value-type="string">
            <text:p>07_017.mp3</text:p>
          </table:table-cell>
          <table:table-cell office:value-type="string">
            <text:p>https://www.youtube.com/shorts/3PbbNWbVXbA</text:p>
          </table:table-cell>
          <table:table-cell office:value-type="time" office:time-value="PT00H00M45S">
            <text:p>00:00:45</text:p>
          </table:table-cell>
          <table:table-cell table:number-columns-repeated="4"/>
        </table:table-row>
        <table:table-row table:style-name="ro2">
          <table:table-cell office:value-type="string">
            <text:p>07_018.mp3</text:p>
          </table:table-cell>
          <table:table-cell office:value-type="string">
            <text:p>https://www.tiktok.com/@autisticayla/video/7318102973089877253</text:p>
          </table:table-cell>
          <table:table-cell office:value-type="time" office:time-value="PT00H01M19S">
            <text:p>00:01:19</text:p>
          </table:table-cell>
          <table:table-cell table:number-columns-repeated="4"/>
        </table:table-row>
        <table:table-row table:style-name="ro2">
          <table:table-cell office:value-type="string">
            <text:p>07_019.mp3</text:p>
          </table:table-cell>
          <table:table-cell office:value-type="string">
            <text:p>https://www.tiktok.com/@autisticayla/video/7322153872275868933</text:p>
          </table:table-cell>
          <table:table-cell office:value-type="time" office:time-value="PT00H00M16S">
            <text:p>00:00:16</text:p>
          </table:table-cell>
          <table:table-cell table:number-columns-repeated="4"/>
        </table:table-row>
        <table:table-row table:style-name="ro2">
          <table:table-cell office:value-type="string">
            <text:p>07_020.mp3</text:p>
          </table:table-cell>
          <table:table-cell office:value-type="string">
            <text:p>https://www.tiktok.com/@autisticayla/video/7329221611473734918</text:p>
          </table:table-cell>
          <table:table-cell office:value-type="time" office:time-value="PT00H00M23S">
            <text:p>00:00:23</text:p>
          </table:table-cell>
          <table:table-cell table:number-columns-repeated="4"/>
        </table:table-row>
        <table:table-row table:style-name="ro2">
          <table:table-cell office:value-type="string">
            <text:p>07_021.mp3</text:p>
          </table:table-cell>
          <table:table-cell office:value-type="string">
            <text:p>https://www.tiktok.com/@autisticayla/video/7329642216853441797</text:p>
          </table:table-cell>
          <table:table-cell office:value-type="time" office:time-value="PT00H00M20S">
            <text:p>00:00:20</text:p>
          </table:table-cell>
          <table:table-cell table:number-columns-repeated="4"/>
        </table:table-row>
        <table:table-row table:style-name="ro2">
          <table:table-cell office:value-type="string">
            <text:p>07_022.mp3</text:p>
          </table:table-cell>
          <table:table-cell office:value-type="string">
            <text:p>https://www.tiktok.com/@autisticayla/video/7329799215838760198</text:p>
          </table:table-cell>
          <table:table-cell office:value-type="time" office:time-value="PT00H04M34S">
            <text:p>00:04:34</text:p>
          </table:table-cell>
          <table:table-cell table:number-columns-repeated="4"/>
        </table:table-row>
        <table:table-row table:style-name="ro2">
          <table:table-cell office:value-type="string">
            <text:p>07_023.mp3</text:p>
          </table:table-cell>
          <table:table-cell office:value-type="string">
            <text:p>https://www.tiktok.com/@autisticayla/video/7335899711586454789</text:p>
          </table:table-cell>
          <table:table-cell office:value-type="time" office:time-value="PT00H00M34S">
            <text:p>00:00:34</text:p>
          </table:table-cell>
          <table:table-cell table:number-columns-repeated="4"/>
        </table:table-row>
        <table:table-row table:style-name="ro2">
          <table:table-cell office:value-type="string">
            <text:p>07_024.mp3</text:p>
          </table:table-cell>
          <table:table-cell office:value-type="string">
            <text:p>https://www.tiktok.com/@autisticayla/video/7335907130937019653</text:p>
          </table:table-cell>
          <table:table-cell office:value-type="time" office:time-value="PT00H00M21S">
            <text:p>00:00:21</text:p>
          </table:table-cell>
          <table:table-cell table:number-columns-repeated="4"/>
        </table:table-row>
        <table:table-row table:style-name="ro2">
          <table:table-cell office:value-type="string">
            <text:p>07_025.mp3</text:p>
          </table:table-cell>
          <table:table-cell office:value-type="string">
            <text:p>https://www.tiktok.com/@autisticayla/video/7340770968379346181</text:p>
          </table:table-cell>
          <table:table-cell office:value-type="time" office:time-value="PT00H00M50S">
            <text:p>00:00:50</text:p>
          </table:table-cell>
          <table:table-cell table:number-columns-repeated="4"/>
        </table:table-row>
        <table:table-row table:style-name="ro2">
          <table:table-cell office:value-type="string">
            <text:p>07_026.mp3</text:p>
          </table:table-cell>
          <table:table-cell office:value-type="string">
            <text:p>https://www.tiktok.com/@autisticayla/video/7343289707251453189</text:p>
          </table:table-cell>
          <table:table-cell office:value-type="time" office:time-value="PT00H00M23S">
            <text:p>00:00:23</text:p>
          </table:table-cell>
          <table:table-cell table:number-columns-repeated="4"/>
        </table:table-row>
        <table:table-row table:style-name="ro2">
          <table:table-cell office:value-type="string">
            <text:p>07_027.mp3</text:p>
          </table:table-cell>
          <table:table-cell office:value-type="string">
            <text:p>https://www.tiktok.com/@autisticayla/video/7352956234514877702</text:p>
          </table:table-cell>
          <table:table-cell office:value-type="time" office:time-value="PT00H00M41S">
            <text:p>00:00:41</text:p>
          </table:table-cell>
          <table:table-cell table:number-columns-repeated="4"/>
        </table:table-row>
        <table:table-row table:style-name="ro2">
          <table:table-cell office:value-type="string">
            <text:p>07_028.mp3</text:p>
          </table:table-cell>
          <table:table-cell office:value-type="string">
            <text:p>https://www.tiktok.com/@autisticayla/video/7354043618702806278</text:p>
          </table:table-cell>
          <table:table-cell office:value-type="time" office:time-value="PT00H00M46S">
            <text:p>00:00:46</text:p>
          </table:table-cell>
          <table:table-cell table:number-columns-repeated="4"/>
        </table:table-row>
        <table:table-row table:style-name="ro2">
          <table:table-cell office:value-type="string">
            <text:p>07_029.mp3</text:p>
          </table:table-cell>
          <table:table-cell office:value-type="string">
            <text:p>https://www.tiktok.com/@autisticayla/video/7354471345436085510</text:p>
          </table:table-cell>
          <table:table-cell office:value-type="time" office:time-value="PT00H00M43S">
            <text:p>00:00:43</text:p>
          </table:table-cell>
          <table:table-cell table:number-columns-repeated="4"/>
        </table:table-row>
        <table:table-row table:style-name="ro2">
          <table:table-cell office:value-type="string">
            <text:p>07_030.mp3</text:p>
          </table:table-cell>
          <table:table-cell office:value-type="string">
            <text:p>https://www.tiktok.com/@autisticayla/video/7356330088918486278</text:p>
          </table:table-cell>
          <table:table-cell office:value-type="time" office:time-value="PT00H01M30S">
            <text:p>00:01:30</text:p>
          </table:table-cell>
          <table:table-cell table:number-columns-repeated="4"/>
        </table:table-row>
        <table:table-row table:style-name="ro2">
          <table:table-cell office:value-type="string">
            <text:p>07_031.mp3</text:p>
          </table:table-cell>
          <table:table-cell office:value-type="string">
            <text:p>https://www.tiktok.com/@autisticayla/video/7359636602945031430</text:p>
          </table:table-cell>
          <table:table-cell office:value-type="time" office:time-value="PT00H00M28S">
            <text:p>00:00:28</text:p>
          </table:table-cell>
          <table:table-cell table:number-columns-repeated="4"/>
        </table:table-row>
        <table:table-row table:style-name="ro2">
          <table:table-cell office:value-type="string">
            <text:p>07_032.mp3</text:p>
          </table:table-cell>
          <table:table-cell office:value-type="string">
            <text:p>https://www.tiktok.com/@autisticayla/video/7363318372148333830</text:p>
          </table:table-cell>
          <table:table-cell office:value-type="time" office:time-value="PT00H00M41S">
            <text:p>00:00:41</text:p>
          </table:table-cell>
          <table:table-cell table:number-columns-repeated="4"/>
        </table:table-row>
        <table:table-row table:style-name="ro2">
          <table:table-cell office:value-type="string">
            <text:p>07_033.mp3</text:p>
          </table:table-cell>
          <table:table-cell office:value-type="string">
            <text:p>https://www.tiktok.com/@autisticayla/video/7364476773913906437</text:p>
          </table:table-cell>
          <table:table-cell office:value-type="time" office:time-value="PT00H01M00S">
            <text:p>00:01:00</text:p>
          </table:table-cell>
          <table:table-cell table:number-columns-repeated="4"/>
        </table:table-row>
        <table:table-row table:style-name="ro2">
          <table:table-cell office:value-type="string">
            <text:p>07_034.mp3</text:p>
          </table:table-cell>
          <table:table-cell office:value-type="string">
            <text:p>https://www.tiktok.com/@autisticayla/video/7364825884576042245</text:p>
          </table:table-cell>
          <table:table-cell office:value-type="time" office:time-value="PT00H00M20S">
            <text:p>00:00:20</text:p>
          </table:table-cell>
          <table:table-cell table:number-columns-repeated="4"/>
        </table:table-row>
        <table:table-row table:style-name="ro2">
          <table:table-cell office:value-type="string">
            <text:p>07_035.mp3</text:p>
          </table:table-cell>
          <table:table-cell office:value-type="string">
            <text:p>https://www.tiktok.com/@autisticayla/video/7372656362360163589</text:p>
          </table:table-cell>
          <table:table-cell office:value-type="time" office:time-value="PT00H00M35S">
            <text:p>00:00:35</text:p>
          </table:table-cell>
          <table:table-cell table:number-columns-repeated="4"/>
        </table:table-row>
        <table:table-row table:style-name="ro2">
          <table:table-cell office:value-type="string">
            <text:p>07_036.mp3</text:p>
          </table:table-cell>
          <table:table-cell office:value-type="string">
            <text:p>https://www.tiktok.com/@autisticayla/video/7373459006615997701</text:p>
          </table:table-cell>
          <table:table-cell office:value-type="time" office:time-value="PT00H01M17S">
            <text:p>00:01:17</text:p>
          </table:table-cell>
          <table:table-cell table:number-columns-repeated="4"/>
        </table:table-row>
        <table:table-row table:style-name="ro2">
          <table:table-cell office:value-type="string">
            <text:p>07_037.mp3</text:p>
          </table:table-cell>
          <table:table-cell office:value-type="string">
            <text:p>https://www.tiktok.com/@autisticayla/video/7374580973448563974</text:p>
          </table:table-cell>
          <table:table-cell office:value-type="time" office:time-value="PT00H01M15S">
            <text:p>00:01:15</text:p>
          </table:table-cell>
          <table:table-cell table:number-columns-repeated="4"/>
        </table:table-row>
        <table:table-row table:style-name="ro2">
          <table:table-cell office:value-type="string">
            <text:p>07_038.mp3</text:p>
          </table:table-cell>
          <table:table-cell office:value-type="string">
            <text:p>https://www.tiktok.com/@autisticayla/video/7377482308053404933</text:p>
          </table:table-cell>
          <table:table-cell office:value-type="time" office:time-value="PT00H00M36S">
            <text:p>00:00:36</text:p>
          </table:table-cell>
          <table:table-cell table:number-columns-repeated="4"/>
        </table:table-row>
        <table:table-row table:style-name="ro2">
          <table:table-cell office:value-type="string">
            <text:p>07_039.mp3</text:p>
          </table:table-cell>
          <table:table-cell office:value-type="string">
            <text:p>https://www.tiktok.com/@autisticayla/video/7378562045219785989</text:p>
          </table:table-cell>
          <table:table-cell office:value-type="time" office:time-value="PT00H00M23S">
            <text:p>00:00:23</text:p>
          </table:table-cell>
          <table:table-cell table:number-columns-repeated="4"/>
        </table:table-row>
        <table:table-row table:style-name="ro2">
          <table:table-cell office:value-type="string">
            <text:p>07_040.mp3</text:p>
          </table:table-cell>
          <table:table-cell office:value-type="string">
            <text:p>https://www.tiktok.com/@autisticayla/video/7379696199793790213</text:p>
          </table:table-cell>
          <table:table-cell office:value-type="time" office:time-value="PT00H00M31S">
            <text:p>00:00:31</text:p>
          </table:table-cell>
          <table:table-cell office:value-type="string">
            <text:p>**</text:p>
          </table:table-cell>
          <table:table-cell table:number-columns-repeated="3"/>
        </table:table-row>
        <table:table-row table:style-name="ro2">
          <table:table-cell office:value-type="string">
            <text:p>07_041.mp3</text:p>
          </table:table-cell>
          <table:table-cell office:value-type="string">
            <text:p>https://www.tiktok.com/@autisticayla/video/7381706254424493318</text:p>
          </table:table-cell>
          <table:table-cell office:value-type="time" office:time-value="PT00H00M30S">
            <text:p>00:00:30</text:p>
          </table:table-cell>
          <table:table-cell table:number-columns-repeated="3"/>
          <table:table-cell office:value-type="string">
            <text:p>** means video from creator without music or censoring, not from the link itself</text:p>
          </table:table-cell>
        </table:table-row>
        <table:table-row table:style-name="ro2">
          <table:table-cell office:value-type="string">
            <text:p>07_042.mp3</text:p>
          </table:table-cell>
          <table:table-cell office:value-type="string">
            <text:p>https://www.tiktok.com/@autisticayla/video/7381875136661703941</text:p>
          </table:table-cell>
          <table:table-cell office:value-type="time" office:time-value="PT00H00M14S">
            <text:p>00:00:14</text:p>
          </table:table-cell>
          <table:table-cell table:number-columns-repeated="4"/>
        </table:table-row>
        <table:table-row table:style-name="ro2">
          <table:table-cell office:value-type="string">
            <text:p>07_043.mp3</text:p>
          </table:table-cell>
          <table:table-cell office:value-type="string">
            <text:p>https://www.tiktok.com/@autisticayla/video/7382313212890434821</text:p>
          </table:table-cell>
          <table:table-cell office:value-type="time" office:time-value="PT00H00M26S">
            <text:p>00:00:26</text:p>
          </table:table-cell>
          <table:table-cell table:number-columns-repeated="4"/>
        </table:table-row>
        <table:table-row table:style-name="ro2">
          <table:table-cell office:value-type="string">
            <text:p>07_044.mp3</text:p>
          </table:table-cell>
          <table:table-cell office:value-type="string">
            <text:p>https://www.tiktok.com/@autisticayla/video/7382828939066182918</text:p>
          </table:table-cell>
          <table:table-cell office:value-type="time" office:time-value="PT00H00M30S">
            <text:p>00:00:30</text:p>
          </table:table-cell>
          <table:table-cell table:number-columns-repeated="4"/>
        </table:table-row>
        <table:table-row table:style-name="ro2">
          <table:table-cell office:value-type="string">
            <text:p>07_045.mp3</text:p>
          </table:table-cell>
          <table:table-cell office:value-type="string">
            <text:p>https://www.tiktok.com/@autisticayla/video/7384125472973573381</text:p>
          </table:table-cell>
          <table:table-cell office:value-type="time" office:time-value="PT00H00M31S">
            <text:p>00:00:31</text:p>
          </table:table-cell>
          <table:table-cell table:number-columns-repeated="4"/>
        </table:table-row>
        <table:table-row table:style-name="ro2">
          <table:table-cell office:value-type="string">
            <text:p>07_046.mp3</text:p>
          </table:table-cell>
          <table:table-cell office:value-type="string">
            <text:p>https://www.tiktok.com/@autisticayla/video/7384479724359257349</text:p>
          </table:table-cell>
          <table:table-cell office:value-type="time" office:time-value="PT00H00M30S">
            <text:p>00:00:30</text:p>
          </table:table-cell>
          <table:table-cell table:number-columns-repeated="4"/>
        </table:table-row>
        <table:table-row table:style-name="ro2">
          <table:table-cell office:value-type="string">
            <text:p>07_047.mp3</text:p>
          </table:table-cell>
          <table:table-cell office:value-type="string">
            <text:p>https://www.tiktok.com/@autisticayla/video/7385999536365341957</text:p>
          </table:table-cell>
          <table:table-cell office:value-type="time" office:time-value="PT00H00M57S">
            <text:p>00:00:57</text:p>
          </table:table-cell>
          <table:table-cell table:number-columns-repeated="4"/>
        </table:table-row>
        <table:table-row table:style-name="ro2">
          <table:table-cell office:value-type="string">
            <text:p>07_048.mp3</text:p>
          </table:table-cell>
          <table:table-cell office:value-type="string">
            <text:p>https://www.tiktok.com/@autisticayla/video/7386000466393468166</text:p>
          </table:table-cell>
          <table:table-cell office:value-type="time" office:time-value="PT00H00M54S">
            <text:p>00:00:54</text:p>
          </table:table-cell>
          <table:table-cell table:number-columns-repeated="4"/>
        </table:table-row>
        <table:table-row table:style-name="ro2">
          <table:table-cell office:value-type="string">
            <text:p>07_049.mp3</text:p>
          </table:table-cell>
          <table:table-cell office:value-type="string">
            <text:p>https://www.tiktok.com/@autisticayla/video/7393438368996019461</text:p>
          </table:table-cell>
          <table:table-cell office:value-type="time" office:time-value="PT00H00M47S">
            <text:p>00:00:47</text:p>
          </table:table-cell>
          <table:table-cell table:number-columns-repeated="4"/>
        </table:table-row>
        <table:table-row table:style-name="ro2">
          <table:table-cell office:value-type="string">
            <text:p>07_050.mp3</text:p>
          </table:table-cell>
          <table:table-cell office:value-type="string">
            <text:p>https://www.tiktok.com/@autisticayla/video/7396173020143897862</text:p>
          </table:table-cell>
          <table:table-cell office:value-type="time" office:time-value="PT00H00M18S">
            <text:p>00:00:18</text:p>
          </table:table-cell>
          <table:table-cell table:number-columns-repeated="4"/>
        </table:table-row>
        <table:table-row table:style-name="ro2">
          <table:table-cell office:value-type="string">
            <text:p>07_051.mp3</text:p>
          </table:table-cell>
          <table:table-cell office:value-type="string">
            <text:p>https://www.tiktok.com/@autisticayla/video/7396178302039264518</text:p>
          </table:table-cell>
          <table:table-cell office:value-type="time" office:time-value="PT00H00M34S">
            <text:p>00:00:34</text:p>
          </table:table-cell>
          <table:table-cell table:number-columns-repeated="4"/>
        </table:table-row>
        <table:table-row table:style-name="ro2">
          <table:table-cell office:value-type="string">
            <text:p>07_052.mp3</text:p>
          </table:table-cell>
          <table:table-cell office:value-type="string">
            <text:p>https://www.tiktok.com/@autisticayla/video/7397521951511547142</text:p>
          </table:table-cell>
          <table:table-cell office:value-type="time" office:time-value="PT00H00M36S">
            <text:p>00:00:36</text:p>
          </table:table-cell>
          <table:table-cell table:number-columns-repeated="4"/>
        </table:table-row>
        <table:table-row table:style-name="ro2">
          <table:table-cell office:value-type="string">
            <text:p>07_053.mp3</text:p>
          </table:table-cell>
          <table:table-cell office:value-type="string">
            <text:p>https://www.tiktok.com/@autisticayla/video/7401016039158467846</text:p>
          </table:table-cell>
          <table:table-cell office:value-type="time" office:time-value="PT00H00M50S">
            <text:p>00:00:50</text:p>
          </table:table-cell>
          <table:table-cell table:number-columns-repeated="4"/>
        </table:table-row>
        <table:table-row table:style-name="ro2">
          <table:table-cell office:value-type="string">
            <text:p>07_054.mp3</text:p>
          </table:table-cell>
          <table:table-cell office:value-type="string">
            <text:p>https://www.tiktok.com/@autisticayla/video/7401161091679522054</text:p>
          </table:table-cell>
          <table:table-cell office:value-type="time" office:time-value="PT00H01M03S">
            <text:p>00:01:03</text:p>
          </table:table-cell>
          <table:table-cell table:number-columns-repeated="4"/>
        </table:table-row>
        <table:table-row table:style-name="ro2">
          <table:table-cell office:value-type="string">
            <text:p>07_055.mp3</text:p>
          </table:table-cell>
          <table:table-cell office:value-type="string">
            <text:p>https://www.tiktok.com/@autisticayla/video/7401909155809840389</text:p>
          </table:table-cell>
          <table:table-cell office:value-type="time" office:time-value="PT00H00M57S">
            <text:p>00:00:57</text:p>
          </table:table-cell>
          <table:table-cell office:value-type="string">
            <text:p>**</text:p>
          </table:table-cell>
          <table:table-cell table:number-columns-repeated="3"/>
        </table:table-row>
        <table:table-row table:style-name="ro2">
          <table:table-cell office:value-type="string">
            <text:p>07_056.mp3</text:p>
          </table:table-cell>
          <table:table-cell office:value-type="string">
            <text:p>https://www.tiktok.com/@autisticayla/video/7403766624114855173</text:p>
          </table:table-cell>
          <table:table-cell office:value-type="time" office:time-value="PT00H00M59S">
            <text:p>00:00:59</text:p>
          </table:table-cell>
          <table:table-cell table:number-columns-repeated="4"/>
        </table:table-row>
        <table:table-row table:style-name="ro2">
          <table:table-cell office:value-type="string">
            <text:p>07_057.mp3</text:p>
          </table:table-cell>
          <table:table-cell office:value-type="string">
            <text:p>https://www.tiktok.com/@autisticayla/video/7404237674619456774</text:p>
          </table:table-cell>
          <table:table-cell office:value-type="time" office:time-value="PT00H00M51S">
            <text:p>00:00:51</text:p>
          </table:table-cell>
          <table:table-cell table:number-columns-repeated="4"/>
        </table:table-row>
        <table:table-row table:style-name="ro2">
          <table:table-cell office:value-type="string">
            <text:p>07_058.mp3</text:p>
          </table:table-cell>
          <table:table-cell office:value-type="string">
            <text:p>https://www.tiktok.com/@autisticayla/video/7404515414736145669</text:p>
          </table:table-cell>
          <table:table-cell office:value-type="time" office:time-value="PT00H01M30S">
            <text:p>00:01:30</text:p>
          </table:table-cell>
          <table:table-cell table:number-columns-repeated="4"/>
        </table:table-row>
        <table:table-row table:style-name="ro2">
          <table:table-cell office:value-type="string">
            <text:p>07_059.mp3</text:p>
          </table:table-cell>
          <table:table-cell office:value-type="string">
            <text:p>https://www.tiktok.com/@autisticayla/video/7406350569348091142</text:p>
          </table:table-cell>
          <table:table-cell office:value-type="time" office:time-value="PT00H00M35S">
            <text:p>00:00:35</text:p>
          </table:table-cell>
          <table:table-cell table:number-columns-repeated="4"/>
        </table:table-row>
        <table:table-row table:style-name="ro2">
          <table:table-cell office:value-type="string">
            <text:p>07_060.mp3</text:p>
          </table:table-cell>
          <table:table-cell office:value-type="string">
            <text:p>https://www.tiktok.com/@autisticayla/video/7407518549230521605</text:p>
          </table:table-cell>
          <table:table-cell office:value-type="time" office:time-value="PT00H01M19S">
            <text:p>00:01:19</text:p>
          </table:table-cell>
          <table:table-cell table:number-columns-repeated="4"/>
        </table:table-row>
        <table:table-row table:style-name="ro2">
          <table:table-cell office:value-type="string">
            <text:p>07_061.mp3</text:p>
          </table:table-cell>
          <table:table-cell office:value-type="string">
            <text:p>https://www.tiktok.com/@autisticayla/video/7408266075873316101</text:p>
          </table:table-cell>
          <table:table-cell office:value-type="time" office:time-value="PT00H00M45S">
            <text:p>00:00:45</text:p>
          </table:table-cell>
          <table:table-cell office:value-type="string">
            <text:p>**</text:p>
          </table:table-cell>
          <table:table-cell table:number-columns-repeated="3"/>
        </table:table-row>
        <table:table-row table:style-name="ro2">
          <table:table-cell office:value-type="string">
            <text:p>07_062.mp3</text:p>
          </table:table-cell>
          <table:table-cell office:value-type="string">
            <text:p>https://www.tiktok.com/@autisticayla/video/7408977873983261957</text:p>
          </table:table-cell>
          <table:table-cell office:value-type="time" office:time-value="PT00H00M42S">
            <text:p>00:00:42</text:p>
          </table:table-cell>
          <table:table-cell office:value-type="string">
            <text:p>**</text:p>
          </table:table-cell>
          <table:table-cell table:number-columns-repeated="3"/>
        </table:table-row>
        <table:table-row table:style-name="ro2">
          <table:table-cell office:value-type="string">
            <text:p>07_063.mp3</text:p>
          </table:table-cell>
          <table:table-cell office:value-type="string">
            <text:p>https://www.tiktok.com/@autisticayla/video/7410186240936447238</text:p>
          </table:table-cell>
          <table:table-cell office:value-type="time" office:time-value="PT00H00M50S">
            <text:p>00:00:50</text:p>
          </table:table-cell>
          <table:table-cell table:number-columns-repeated="4"/>
        </table:table-row>
        <table:table-row table:style-name="ro2">
          <table:table-cell office:value-type="string">
            <text:p>07_064.mp3</text:p>
          </table:table-cell>
          <table:table-cell office:value-type="string">
            <text:p>https://www.tiktok.com/@autisticayla/video/7411219987014143237</text:p>
          </table:table-cell>
          <table:table-cell office:value-type="time" office:time-value="PT00H00M57S">
            <text:p>00:00:57</text:p>
          </table:table-cell>
          <table:table-cell table:number-columns-repeated="4"/>
        </table:table-row>
        <table:table-row table:style-name="ro2">
          <table:table-cell office:value-type="string">
            <text:p>07_065.mp3</text:p>
          </table:table-cell>
          <table:table-cell office:value-type="string">
            <text:p>https://www.tiktok.com/@autisticayla/video/7416878144092687621</text:p>
          </table:table-cell>
          <table:table-cell office:value-type="time" office:time-value="PT00H01M51S">
            <text:p>00:01:51</text:p>
          </table:table-cell>
          <table:table-cell table:number-columns-repeated="4"/>
        </table:table-row>
        <table:table-row table:style-name="ro2">
          <table:table-cell office:value-type="string">
            <text:p>07_066.mp3</text:p>
          </table:table-cell>
          <table:table-cell office:value-type="string">
            <text:p>https://www.tiktok.com/@autisticayla/video/7419735472202632454</text:p>
          </table:table-cell>
          <table:table-cell office:value-type="time" office:time-value="PT00H00M34S">
            <text:p>00:00:34</text:p>
          </table:table-cell>
          <table:table-cell office:value-type="string">
            <text:p>**</text:p>
          </table:table-cell>
          <table:table-cell table:number-columns-repeated="3"/>
        </table:table-row>
        <table:table-row table:style-name="ro2">
          <table:table-cell office:value-type="string">
            <text:p>07_067.mp3</text:p>
          </table:table-cell>
          <table:table-cell office:value-type="string">
            <text:p>https://www.tiktok.com/@autisticayla/video/7422348258451705093</text:p>
          </table:table-cell>
          <table:table-cell office:value-type="time" office:time-value="PT00H00M23S">
            <text:p>00:00:23</text:p>
          </table:table-cell>
          <table:table-cell table:number-columns-repeated="4"/>
        </table:table-row>
        <table:table-row table:style-name="ro2">
          <table:table-cell office:value-type="string">
            <text:p>07_068.mp3</text:p>
          </table:table-cell>
          <table:table-cell office:value-type="string">
            <text:p>https://www.tiktok.com/@autisticayla/video/7424191107287862534</text:p>
          </table:table-cell>
          <table:table-cell office:value-type="time" office:time-value="PT00H00M22S">
            <text:p>00:00:22</text:p>
          </table:table-cell>
          <table:table-cell table:number-columns-repeated="4"/>
        </table:table-row>
        <table:table-row table:style-name="ro2">
          <table:table-cell office:value-type="string">
            <text:p>07_069.mp3</text:p>
          </table:table-cell>
          <table:table-cell office:value-type="string">
            <text:p>https://www.instagram.com/reel/C5OlauQPDbU/?igsh=MXBxNmdkb2Jod3ByeQ==</text:p>
          </table:table-cell>
          <table:table-cell office:value-type="time" office:time-value="PT00H00M41S">
            <text:p>00:00:41</text:p>
          </table:table-cell>
          <table:table-cell table:number-columns-repeated="4"/>
        </table:table-row>
        <table:table-row table:style-name="ro2">
          <table:table-cell office:value-type="string">
            <text:p>07_070.mp3</text:p>
          </table:table-cell>
          <table:table-cell office:value-type="string">
            <text:p>https://www.instagram.com/reel/C9Qdg1uShDM/?igsh=MTNlMmZvNjhvZmd3Mw==</text:p>
          </table:table-cell>
          <table:table-cell office:value-type="time" office:time-value="PT00H00M08S">
            <text:p>00:00:08</text:p>
          </table:table-cell>
          <table:table-cell table:number-columns-repeated="4"/>
        </table:table-row>
        <table:table-row table:style-name="ro2">
          <table:table-cell office:value-type="string">
            <text:p>07_071.mp3</text:p>
          </table:table-cell>
          <table:table-cell office:value-type="string">
            <text:p>https://www.instagram.com/reel/C9ad-dKyv6j/?igsh=MTdidGNtM2dzNmZ6Nw==</text:p>
          </table:table-cell>
          <table:table-cell office:value-type="time" office:time-value="PT00H00M36S">
            <text:p>00:00:36</text:p>
          </table:table-cell>
          <table:table-cell table:number-columns-repeated="4"/>
        </table:table-row>
        <table:table-row table:style-name="ro2">
          <table:table-cell office:value-type="string">
            <text:p>07_072.mp3</text:p>
          </table:table-cell>
          <table:table-cell office:value-type="string">
            <text:p>https://www.tiktok.com/@autisticayla/video/7430912609139854597</text:p>
          </table:table-cell>
          <table:table-cell office:value-type="time" office:time-value="PT00H01M29S">
            <text:p>00:01: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73]+[.C72]+[.C71]+[.C70]+[.C69]+[.C68]+[.C67]+[.C66]+[.C65]+[.C64]+[.C63]+[.C62]+[.C61]+[.C60]+[.C59]+[.C58]+[.C57]+[.C56]+[.C55]+[.C54]+[.C53]+[.C52]+[.C51]+[.C50]+[.C49]+[.C48]+[.C47]+[.C46]+[.C45]+[.C44]+[.C43]+[.C42]+[.C41]+[.C40]+[.C39]+[.C38]+[.C37]+[.C36]+[.C35]+[.C34]+[.C33]+[.C32]+[.C31]+[.C30]+[.C29]+[.C28]+[.C27]+[.C26]+[.C25]+[.C24]+[.C23]+[.C22]+[.C21]+[.C20]+[.C19]+[.C18]+[.C17]+[.C16]+[.C15]+[.C14]+[.C13]+[.C12]+[.C11]+[.C10]+[.C9]+[.C8]+[.C7]+[.C6]+[.C5]+[.C4]+[.C3]+[.C2]" office:value-type="time" office:time-value="PT00H54M59S">
            <text:p>00:54: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73])" office:value-type="time" office:time-value="PT00H00M38.5S">
            <text:p>00:00:3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73] )" office:value-type="time" office:time-value="PT00H00M45.819444S">
            <text:p>00:00: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73])" office:value-type="time" office:time-value="PT00H00M08S">
            <text:p>00:00:0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73])" office:value-type="time" office:time-value="PT00H04M34S">
            <text:p>00:04:34</text:p>
          </table:table-cell>
          <table:table-cell table:number-columns-repeated="4"/>
        </table:table-row>
      </table:table>
      <table:table table:name="f_08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2">
          <table:table-cell office:value-type="string">
            <text:p>08_001.mp3</text:p>
          </table:table-cell>
          <table:table-cell office:value-type="string">
            <text:p>https://www.tiktok.com/@michelevision/video/7410115734904343850</text:p>
          </table:table-cell>
          <table:table-cell office:value-type="time" office:time-value="PT00H09M03S">
            <text:p>00:09:03</text:p>
          </table:table-cell>
        </table:table-row>
        <table:table-row table:style-name="ro2">
          <table:table-cell office:value-type="string">
            <text:p>08_002.mp3</text:p>
          </table:table-cell>
          <table:table-cell office:value-type="string">
            <text:p>https://www.tiktok.com/@michelevision/video/7403044534281620779</text:p>
          </table:table-cell>
          <table:table-cell office:value-type="time" office:time-value="PT00H01M48S">
            <text:p>00:01:48</text:p>
          </table:table-cell>
        </table:table-row>
        <table:table-row table:style-name="ro2">
          <table:table-cell office:value-type="string">
            <text:p>08_003.mp3</text:p>
          </table:table-cell>
          <table:table-cell office:value-type="string">
            <text:p>https://www.tiktok.com/@michelevision/video/7357197287367462190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8_004.mp3</text:p>
          </table:table-cell>
          <table:table-cell office:value-type="string">
            <text:p>https://www.tiktok.com/@michelevision/video/7434716839013322027</text:p>
          </table:table-cell>
          <table:table-cell office:value-type="time" office:time-value="PT00H01M41S">
            <text:p>00:01:41</text:p>
          </table:table-cell>
        </table:table-row>
        <table:table-row table:style-name="ro2">
          <table:table-cell office:value-type="string">
            <text:p>08_005.mp3</text:p>
          </table:table-cell>
          <table:table-cell office:value-type="string">
            <text:p>https://www.tiktok.com/@michelevision/video/7434365745984785706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8_006.mp3</text:p>
          </table:table-cell>
          <table:table-cell office:value-type="string">
            <text:p>https://www.tiktok.com/@michelevision/video/7434333158276861226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8_007.mp3</text:p>
          </table:table-cell>
          <table:table-cell office:value-type="string">
            <text:p>https://www.tiktok.com/@michelevision/video/7434245872159952170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8_008.mp3</text:p>
          </table:table-cell>
          <table:table-cell office:value-type="string">
            <text:p>https://www.tiktok.com/@michelevision/video/7433899012455157038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8_009.mp3</text:p>
          </table:table-cell>
          <table:table-cell office:value-type="string">
            <text:p>https://www.tiktok.com/@michelevision/video/7433548074267446571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8_010.mp3</text:p>
          </table:table-cell>
          <table:table-cell office:value-type="string">
            <text:p>https://www.tiktok.com/@michelevision/video/7433494644886883630</text:p>
          </table:table-cell>
          <table:table-cell office:value-type="time" office:time-value="PT00H02M02S">
            <text:p>00:02:02</text:p>
          </table:table-cell>
        </table:table-row>
        <table:table-row table:style-name="ro2">
          <table:table-cell office:value-type="string">
            <text:p>08_011.mp3</text:p>
          </table:table-cell>
          <table:table-cell office:value-type="string">
            <text:p>https://www.tiktok.com/@michelevision/video/7433241532507147566</text:p>
          </table:table-cell>
          <table:table-cell office:value-type="time" office:time-value="PT00H02M11S">
            <text:p>00:02:11</text:p>
          </table:table-cell>
        </table:table-row>
        <table:table-row table:style-name="ro2">
          <table:table-cell office:value-type="string">
            <text:p>08_012.mp3</text:p>
          </table:table-cell>
          <table:table-cell office:value-type="string">
            <text:p>https://www.tiktok.com/@michelevision/video/7433179411039472938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8_013.mp3</text:p>
          </table:table-cell>
          <table:table-cell office:value-type="string">
            <text:p>https://www.tiktok.com/@michelevision/video/7433084079450393899</text:p>
          </table:table-cell>
          <table:table-cell office:value-type="time" office:time-value="PT00H01M30S">
            <text:p>00:01:30</text:p>
          </table:table-cell>
        </table:table-row>
        <table:table-row table:style-name="ro2">
          <table:table-cell office:value-type="string">
            <text:p>08_014.mp3</text:p>
          </table:table-cell>
          <table:table-cell office:value-type="string">
            <text:p>https://www.tiktok.com/@michelevision/video/7432858130310155566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8_015.mp3</text:p>
          </table:table-cell>
          <table:table-cell office:value-type="string">
            <text:p>https://www.tiktok.com/@michelevision/video/7432790676984630570</text:p>
          </table:table-cell>
          <table:table-cell office:value-type="time" office:time-value="PT00H02M12S">
            <text:p>00:02:12</text:p>
          </table:table-cell>
        </table:table-row>
        <table:table-row table:style-name="ro2">
          <table:table-cell office:value-type="string">
            <text:p>08_016.mp3</text:p>
          </table:table-cell>
          <table:table-cell office:value-type="string">
            <text:p>https://www.tiktok.com/@michelevision/video/7431348549985570091</text:p>
          </table:table-cell>
          <table:table-cell office:value-type="time" office:time-value="PT00H01M48S">
            <text:p>00:01:48</text:p>
          </table:table-cell>
        </table:table-row>
        <table:table-row table:style-name="ro2">
          <table:table-cell office:value-type="string">
            <text:p>08_017.mp3</text:p>
          </table:table-cell>
          <table:table-cell office:value-type="string">
            <text:p>https://www.tiktok.com/@michelevision/video/7430548923418168619</text:p>
          </table:table-cell>
          <table:table-cell office:value-type="time" office:time-value="PT00H01M43S">
            <text:p>00:01:43</text:p>
          </table:table-cell>
        </table:table-row>
        <table:table-row table:style-name="ro2">
          <table:table-cell office:value-type="string">
            <text:p>08_018.mp3</text:p>
          </table:table-cell>
          <table:table-cell office:value-type="string">
            <text:p>https://www.tiktok.com/@michelevision/video/7430285593806146858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8_019.mp3</text:p>
          </table:table-cell>
          <table:table-cell office:value-type="string">
            <text:p>https://www.tiktok.com/@michelevision/video/7429957275898367274</text:p>
          </table:table-cell>
          <table:table-cell office:value-type="time" office:time-value="PT00H01M37S">
            <text:p>00:01:37</text:p>
          </table:table-cell>
        </table:table-row>
        <table:table-row table:style-name="ro2">
          <table:table-cell office:value-type="string">
            <text:p>08_020.mp3</text:p>
          </table:table-cell>
          <table:table-cell office:value-type="string">
            <text:p>https://www.tiktok.com/@michelevision/video/7429453363357519150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8_021.mp3</text:p>
          </table:table-cell>
          <table:table-cell office:value-type="string">
            <text:p>https://www.tiktok.com/@michelevision/video/7429425642023816494</text:p>
          </table:table-cell>
          <table:table-cell office:value-type="time" office:time-value="PT00H05M08S">
            <text:p>00:05:08</text:p>
          </table:table-cell>
        </table:table-row>
        <table:table-row table:style-name="ro2">
          <table:table-cell office:value-type="string">
            <text:p>08_022.mp3</text:p>
          </table:table-cell>
          <table:table-cell office:value-type="string">
            <text:p>https://www.tiktok.com/@michelevision/video/7429059675905150250</text:p>
          </table:table-cell>
          <table:table-cell office:value-type="time" office:time-value="PT00H02M27S">
            <text:p>00:02:27</text:p>
          </table:table-cell>
        </table:table-row>
        <table:table-row table:style-name="ro2">
          <table:table-cell office:value-type="string">
            <text:p>08_023.mp3</text:p>
          </table:table-cell>
          <table:table-cell office:value-type="string">
            <text:p>https://www.tiktok.com/@michelevision/video/7428744391277202730</text:p>
          </table:table-cell>
          <table:table-cell office:value-type="time" office:time-value="PT00H00M06S">
            <text:p>00:00:06</text:p>
          </table:table-cell>
        </table:table-row>
        <table:table-row table:style-name="ro2">
          <table:table-cell office:value-type="string">
            <text:p>08_024.mp3</text:p>
          </table:table-cell>
          <table:table-cell office:value-type="string">
            <text:p>https://www.tiktok.com/@michelevision/video/7428710510293536042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8_025.mp3</text:p>
          </table:table-cell>
          <table:table-cell office:value-type="string">
            <text:p>https://www.tiktok.com/@michelevision/video/7428446194977819947</text:p>
          </table:table-cell>
          <table:table-cell office:value-type="time" office:time-value="PT00H02M59S">
            <text:p>00:02:59</text:p>
          </table:table-cell>
        </table:table-row>
        <table:table-row table:style-name="ro2">
          <table:table-cell office:value-type="string">
            <text:p>08_026.mp3</text:p>
          </table:table-cell>
          <table:table-cell office:value-type="string">
            <text:p>https://www.tiktok.com/@michelevision/video/7427912784857304362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8_027.mp3</text:p>
          </table:table-cell>
          <table:table-cell office:value-type="string">
            <text:p>https://www.tiktok.com/@michelevision/video/7427527792008400174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8_028.mp3</text:p>
          </table:table-cell>
          <table:table-cell office:value-type="string">
            <text:p>https://www.tiktok.com/@michelevision/video/7426145257613561130</text:p>
          </table:table-cell>
          <table:table-cell office:value-type="time" office:time-value="PT00H04M35S">
            <text:p>00:04:35</text:p>
          </table:table-cell>
        </table:table-row>
        <table:table-row table:style-name="ro2">
          <table:table-cell office:value-type="string">
            <text:p>08_029.mp3</text:p>
          </table:table-cell>
          <table:table-cell office:value-type="string">
            <text:p>https://www.tiktok.com/@michelevision/video/7426133478732827947</text:p>
          </table:table-cell>
          <table:table-cell office:value-type="time" office:time-value="PT00H02M10S">
            <text:p>00:02:10</text:p>
          </table:table-cell>
        </table:table-row>
        <table:table-row table:style-name="ro2">
          <table:table-cell office:value-type="string">
            <text:p>08_030.mp3</text:p>
          </table:table-cell>
          <table:table-cell office:value-type="string">
            <text:p>https://www.tiktok.com/@michelevision/video/7425719435853565230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8_031.mp3</text:p>
          </table:table-cell>
          <table:table-cell office:value-type="string">
            <text:p>https://www.tiktok.com/@michelevision/video/7425121604964797739</text:p>
          </table:table-cell>
          <table:table-cell office:value-type="time" office:time-value="PT00H04M48S">
            <text:p>00:04:48</text:p>
          </table:table-cell>
        </table:table-row>
        <table:table-row table:style-name="ro2">
          <table:table-cell office:value-type="string">
            <text:p>08_032.mp3</text:p>
          </table:table-cell>
          <table:table-cell office:value-type="string">
            <text:p>https://www.tiktok.com/@michelevision/video/7424348438034156842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8_033.mp3</text:p>
          </table:table-cell>
          <table:table-cell office:value-type="string">
            <text:p>https://www.tiktok.com/@michelevision/video/7424226248806681902</text:p>
          </table:table-cell>
          <table:table-cell office:value-type="time" office:time-value="PT00H02M24S">
            <text:p>00:02:24</text:p>
          </table:table-cell>
        </table:table-row>
        <table:table-row table:style-name="ro2">
          <table:table-cell office:value-type="string">
            <text:p>08_034.mp3</text:p>
          </table:table-cell>
          <table:table-cell office:value-type="string">
            <text:p>https://www.tiktok.com/@michelevision/video/7423858952191954219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8_035.mp3</text:p>
          </table:table-cell>
          <table:table-cell office:value-type="string">
            <text:p>https://www.tiktok.com/@michelevision/video/7423530800521448746</text:p>
          </table:table-cell>
          <table:table-cell office:value-type="time" office:time-value="PT00H04M30S">
            <text:p>00:04:30</text:p>
          </table:table-cell>
        </table:table-row>
        <table:table-row table:style-name="ro2">
          <table:table-cell office:value-type="string">
            <text:p>08_036.mp3</text:p>
          </table:table-cell>
          <table:table-cell office:value-type="string">
            <text:p>https://www.tiktok.com/@michelevision/video/7422758709249445163</text:p>
          </table:table-cell>
          <table:table-cell office:value-type="time" office:time-value="PT00H03M44S">
            <text:p>00:03:44</text:p>
          </table:table-cell>
        </table:table-row>
        <table:table-row table:style-name="ro2">
          <table:table-cell office:value-type="string">
            <text:p>08_037.mp3</text:p>
          </table:table-cell>
          <table:table-cell office:value-type="string">
            <text:p>https://www.tiktok.com/@michelevision/video/7422155107028028714</text:p>
          </table:table-cell>
          <table:table-cell office:value-type="time" office:time-value="PT00H01M23S">
            <text:p>00:01:23</text:p>
          </table:table-cell>
        </table:table-row>
        <table:table-row table:style-name="ro2">
          <table:table-cell office:value-type="string">
            <text:p>08_038.mp3</text:p>
          </table:table-cell>
          <table:table-cell office:value-type="string">
            <text:p>https://www.tiktok.com/@michelevision/video/7421675369968880942</text:p>
          </table:table-cell>
          <table:table-cell office:value-type="time" office:time-value="PT00H03M43S">
            <text:p>00:03:43</text:p>
          </table:table-cell>
        </table:table-row>
        <table:table-row table:style-name="ro2">
          <table:table-cell office:value-type="string">
            <text:p>08_039.mp3</text:p>
          </table:table-cell>
          <table:table-cell office:value-type="string">
            <text:p>https://www.tiktok.com/@michelevision/video/7421304889675877675</text:p>
          </table:table-cell>
          <table:table-cell office:value-type="time" office:time-value="PT00H02M33S">
            <text:p>00:02:33</text:p>
          </table:table-cell>
        </table:table-row>
        <table:table-row table:style-name="ro2">
          <table:table-cell office:value-type="string">
            <text:p>08_040.mp3</text:p>
          </table:table-cell>
          <table:table-cell office:value-type="string">
            <text:p>https://www.tiktok.com/@michelevision/video/7420468833762151726</text:p>
          </table:table-cell>
          <table:table-cell office:value-type="time" office:time-value="PT00H02M55S">
            <text:p>00:02:55</text:p>
          </table:table-cell>
        </table:table-row>
        <table:table-row table:style-name="ro2">
          <table:table-cell office:value-type="string">
            <text:p>08_041.mp3</text:p>
          </table:table-cell>
          <table:table-cell office:value-type="string">
            <text:p>https://www.tiktok.com/@michelevision/video/7420205258779135278</text:p>
          </table:table-cell>
          <table:table-cell office:value-type="time" office:time-value="PT00H02M38S">
            <text:p>00:02:38</text:p>
          </table:table-cell>
        </table:table-row>
        <table:table-row table:style-name="ro2">
          <table:table-cell office:value-type="string">
            <text:p>08_042.mp3</text:p>
          </table:table-cell>
          <table:table-cell office:value-type="string">
            <text:p>https://www.tiktok.com/@michelevision/video/7419380128800804142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8_043.mp3</text:p>
          </table:table-cell>
          <table:table-cell office:value-type="string">
            <text:p>https://www.tiktok.com/@michelevision/video/7419130555104496939</text:p>
          </table:table-cell>
          <table:table-cell office:value-type="time" office:time-value="PT00H02M50S">
            <text:p>00:02:50</text:p>
          </table:table-cell>
        </table:table-row>
        <table:table-row table:style-name="ro2">
          <table:table-cell office:value-type="string">
            <text:p>08_044.mp3</text:p>
          </table:table-cell>
          <table:table-cell office:value-type="string">
            <text:p>https://www.tiktok.com/@michelevision/video/7419060640658001194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8_045.mp3</text:p>
          </table:table-cell>
          <table:table-cell office:value-type="string">
            <text:p>https://www.tiktok.com/@michelevision/video/7418686037154712878</text:p>
          </table:table-cell>
          <table:table-cell office:value-type="time" office:time-value="PT00H04M13S">
            <text:p>00:04:13</text:p>
          </table:table-cell>
        </table:table-row>
        <table:table-row table:style-name="ro2">
          <table:table-cell office:value-type="string">
            <text:p>08_046.mp3</text:p>
          </table:table-cell>
          <table:table-cell office:value-type="string">
            <text:p>https://www.tiktok.com/@michelevision/video/7418317667393621291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8_047.mp3</text:p>
          </table:table-cell>
          <table:table-cell office:value-type="string">
            <text:p>https://www.tiktok.com/@michelevision/video/7417939069881077034</text:p>
          </table:table-cell>
          <table:table-cell office:value-type="time" office:time-value="PT00H01M57S">
            <text:p>00:01:57</text:p>
          </table:table-cell>
        </table:table-row>
        <table:table-row table:style-name="ro2">
          <table:table-cell office:value-type="string">
            <text:p>08_048.mp3</text:p>
          </table:table-cell>
          <table:table-cell office:value-type="string">
            <text:p>https://www.tiktok.com/@michelevision/video/7417210012747009323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8_049.mp3</text:p>
          </table:table-cell>
          <table:table-cell office:value-type="string">
            <text:p>https://www.tiktok.com/@michelevision/video/7416608442720324906</text:p>
          </table:table-cell>
          <table:table-cell office:value-type="time" office:time-value="PT00H01M53S">
            <text:p>00:01:53</text:p>
          </table:table-cell>
        </table:table-row>
        <table:table-row table:style-name="ro2">
          <table:table-cell office:value-type="string">
            <text:p>08_050.mp3</text:p>
          </table:table-cell>
          <table:table-cell office:value-type="string">
            <text:p>https://www.tiktok.com/@michelevision/video/7416175719413501230</text:p>
          </table:table-cell>
          <table:table-cell office:value-type="time" office:time-value="PT00H01M30S">
            <text:p>00:01:30</text:p>
          </table:table-cell>
        </table:table-row>
        <table:table-row table:style-name="ro2">
          <table:table-cell office:value-type="string">
            <text:p>08_051.mp3</text:p>
          </table:table-cell>
          <table:table-cell office:value-type="string">
            <text:p>https://www.tiktok.com/@michelevision/video/7415262865092971822</text:p>
          </table:table-cell>
          <table:table-cell office:value-type="time" office:time-value="PT00H01M54S">
            <text:p>00:01:54</text:p>
          </table:table-cell>
        </table:table-row>
        <table:table-row table:style-name="ro2">
          <table:table-cell office:value-type="string">
            <text:p>08_052.mp3</text:p>
          </table:table-cell>
          <table:table-cell office:value-type="string">
            <text:p>https://www.tiktok.com/@michelevision/video/7415080563721243946</text:p>
          </table:table-cell>
          <table:table-cell office:value-type="time" office:time-value="PT00H01M43S">
            <text:p>00:01:43</text:p>
          </table:table-cell>
        </table:table-row>
        <table:table-row table:style-name="ro2">
          <table:table-cell office:value-type="string">
            <text:p>08_053.mp3</text:p>
          </table:table-cell>
          <table:table-cell office:value-type="string">
            <text:p>https://www.tiktok.com/@michelevision/video/7415040682257173803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8_054.mp3</text:p>
          </table:table-cell>
          <table:table-cell office:value-type="string">
            <text:p>https://www.tiktok.com/@michelevision/video/7414251372645748011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8_055.mp3</text:p>
          </table:table-cell>
          <table:table-cell office:value-type="string">
            <text:p>https://www.tiktok.com/@michelevision/video/7414211166685170986</text:p>
          </table:table-cell>
          <table:table-cell office:value-type="time" office:time-value="PT00H02M16S">
            <text:p>00:02:16</text:p>
          </table:table-cell>
        </table:table-row>
        <table:table-row table:style-name="ro2">
          <table:table-cell office:value-type="string">
            <text:p>08_056.mp3</text:p>
          </table:table-cell>
          <table:table-cell office:value-type="string">
            <text:p>https://www.tiktok.com/@michelevision/video/7413835919712734510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8_057.mp3</text:p>
          </table:table-cell>
          <table:table-cell office:value-type="string">
            <text:p>https://www.tiktok.com/@michelevision/video/7413426899764006186</text:p>
          </table:table-cell>
          <table:table-cell office:value-type="time" office:time-value="PT00H01M49S">
            <text:p>00:01:49</text:p>
          </table:table-cell>
        </table:table-row>
        <table:table-row table:style-name="ro2">
          <table:table-cell office:value-type="string">
            <text:p>08_058.mp3</text:p>
          </table:table-cell>
          <table:table-cell office:value-type="string">
            <text:p>https://www.tiktok.com/@michelevision/video/7413206380271684906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8_059.mp3</text:p>
          </table:table-cell>
          <table:table-cell office:value-type="string">
            <text:p>https://www.tiktok.com/@michelevision/video/7413106962906254635</text:p>
          </table:table-cell>
          <table:table-cell office:value-type="time" office:time-value="PT00H01M48S">
            <text:p>00:01:48</text:p>
          </table:table-cell>
        </table:table-row>
        <table:table-row table:style-name="ro2">
          <table:table-cell office:value-type="string">
            <text:p>08_060.mp3</text:p>
          </table:table-cell>
          <table:table-cell office:value-type="string">
            <text:p>https://www.tiktok.com/@michelevision/video/7412703447339863338</text:p>
          </table:table-cell>
          <table:table-cell office:value-type="time" office:time-value="PT00H01M37S">
            <text:p>00:01:37</text:p>
          </table:table-cell>
        </table:table-row>
        <table:table-row table:style-name="ro2">
          <table:table-cell office:value-type="string">
            <text:p>08_061.mp3</text:p>
          </table:table-cell>
          <table:table-cell office:value-type="string">
            <text:p>https://www.tiktok.com/@michelevision/video/7412424168227999019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8_062.mp3</text:p>
          </table:table-cell>
          <table:table-cell office:value-type="string">
            <text:p>https://www.tiktok.com/@michelevision/video/7411655267286388010</text:p>
          </table:table-cell>
          <table:table-cell office:value-type="time" office:time-value="PT00H01M55S">
            <text:p>00:01:55</text:p>
          </table:table-cell>
        </table:table-row>
        <table:table-row table:style-name="ro2">
          <table:table-cell office:value-type="string">
            <text:p>08_063.mp3</text:p>
          </table:table-cell>
          <table:table-cell office:value-type="string">
            <text:p>https://www.tiktok.com/@michelevision/video/7411360427315301678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8_064.mp3</text:p>
          </table:table-cell>
          <table:table-cell office:value-type="string">
            <text:p>https://www.tiktok.com/@michelevision/video/7411233484070489386</text:p>
          </table:table-cell>
          <table:table-cell office:value-type="time" office:time-value="PT00H01M41S">
            <text:p>00:01:41</text:p>
          </table:table-cell>
        </table:table-row>
        <table:table-row table:style-name="ro2">
          <table:table-cell office:value-type="string">
            <text:p>08_065.mp3</text:p>
          </table:table-cell>
          <table:table-cell office:value-type="string">
            <text:p>https://www.tiktok.com/@michelevision/video/7410856730348784938</text:p>
          </table:table-cell>
          <table:table-cell office:value-type="time" office:time-value="PT00H02M09S">
            <text:p>00:02:09</text:p>
          </table:table-cell>
        </table:table-row>
        <table:table-row table:style-name="ro2">
          <table:table-cell office:value-type="string">
            <text:p>08_066.mp3</text:p>
          </table:table-cell>
          <table:table-cell office:value-type="string">
            <text:p>https://www.tiktok.com/@michelevision/video/7410532132633857323</text:p>
          </table:table-cell>
          <table:table-cell office:value-type="time" office:time-value="PT00H02M16S">
            <text:p>00:02:16</text:p>
          </table:table-cell>
        </table:table-row>
        <table:table-row table:style-name="ro2">
          <table:table-cell office:value-type="string">
            <text:p>08_067.mp3</text:p>
          </table:table-cell>
          <table:table-cell office:value-type="string">
            <text:p>https://www.tiktok.com/@michelevision/video/7410105809218129194</text:p>
          </table:table-cell>
          <table:table-cell office:value-type="time" office:time-value="PT00H02M44S">
            <text:p>00:02:44</text:p>
          </table:table-cell>
        </table:table-row>
        <table:table-row table:style-name="ro2">
          <table:table-cell office:value-type="string">
            <text:p>08_068.mp3</text:p>
          </table:table-cell>
          <table:table-cell office:value-type="string">
            <text:p>https://www.tiktok.com/@michelevision/video/7409733006723812654</text:p>
          </table:table-cell>
          <table:table-cell office:value-type="time" office:time-value="PT00H01M53S">
            <text:p>00:01:53</text:p>
          </table:table-cell>
        </table:table-row>
        <table:table-row table:style-name="ro2">
          <table:table-cell office:value-type="string">
            <text:p>08_069.mp3</text:p>
          </table:table-cell>
          <table:table-cell office:value-type="string">
            <text:p>https://www.tiktok.com/@michelevision/video/7409360229290364206</text:p>
          </table:table-cell>
          <table:table-cell office:value-type="time" office:time-value="PT00H01M56S">
            <text:p>00:01:56</text:p>
          </table:table-cell>
        </table:table-row>
        <table:table-row table:style-name="ro2">
          <table:table-cell office:value-type="string">
            <text:p>08_070.mp3</text:p>
          </table:table-cell>
          <table:table-cell office:value-type="string">
            <text:p>https://www.tiktok.com/@michelevision/video/7408972006454218030</text:p>
          </table:table-cell>
          <table:table-cell office:value-type="time" office:time-value="PT00H01M41S">
            <text:p>00:01:41</text:p>
          </table:table-cell>
        </table:table-row>
        <table:table-row table:style-name="ro2">
          <table:table-cell office:value-type="string">
            <text:p>08_071.mp3</text:p>
          </table:table-cell>
          <table:table-cell office:value-type="string">
            <text:p>https://www.tiktok.com/@michelevision/video/7408962256068889902</text:p>
          </table:table-cell>
          <table:table-cell office:value-type="time" office:time-value="PT00H01M57S">
            <text:p>00:01:57</text:p>
          </table:table-cell>
        </table:table-row>
        <table:table-row table:style-name="ro2">
          <table:table-cell office:value-type="string">
            <text:p>08_072.mp3</text:p>
          </table:table-cell>
          <table:table-cell office:value-type="string">
            <text:p>https://www.tiktok.com/@michelevision/video/7408784081116515630</text:p>
          </table:table-cell>
          <table:table-cell office:value-type="time" office:time-value="PT00H04M02S">
            <text:p>00:04:02</text:p>
          </table:table-cell>
        </table:table-row>
        <table:table-row table:style-name="ro2">
          <table:table-cell office:value-type="string">
            <text:p>08_073.mp3</text:p>
          </table:table-cell>
          <table:table-cell office:value-type="string">
            <text:p>https://www.tiktok.com/@michelevision/video/7408645320512458026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8_074.mp3</text:p>
          </table:table-cell>
          <table:table-cell office:value-type="string">
            <text:p>https://www.tiktok.com/@michelevision/video/7408257786234129706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8_075.mp3</text:p>
          </table:table-cell>
          <table:table-cell office:value-type="string">
            <text:p>https://www.tiktok.com/@michelevision/video/7407934242321124651</text:p>
          </table:table-cell>
          <table:table-cell office:value-type="time" office:time-value="PT00H02M50S">
            <text:p>00:02:50</text:p>
          </table:table-cell>
        </table:table-row>
        <table:table-row table:style-name="ro2">
          <table:table-cell office:value-type="string">
            <text:p>08_076.mp3</text:p>
          </table:table-cell>
          <table:table-cell office:value-type="string">
            <text:p>https://www.tiktok.com/@michelevision/video/7407519300078275886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8_077.mp3</text:p>
          </table:table-cell>
          <table:table-cell office:value-type="string">
            <text:p>https://www.tiktok.com/@michelevision/video/7406792303735491883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8_078.mp3</text:p>
          </table:table-cell>
          <table:table-cell office:value-type="string">
            <text:p>https://www.tiktok.com/@michelevision/video/7406052010266594602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8_079.mp3</text:p>
          </table:table-cell>
          <table:table-cell office:value-type="string">
            <text:p>https://www.tiktok.com/@michelevision/video/7405677846422736170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8_080.mp3</text:p>
          </table:table-cell>
          <table:table-cell office:value-type="string">
            <text:p>https://www.tiktok.com/@michelevision/video/7405344569551834410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8_081.mp3</text:p>
          </table:table-cell>
          <table:table-cell office:value-type="string">
            <text:p>https://www.tiktok.com/@michelevision/video/7404544627279285550</text:p>
          </table:table-cell>
          <table:table-cell office:value-type="time" office:time-value="PT00H07M11S">
            <text:p>00:07:11</text:p>
          </table:table-cell>
        </table:table-row>
        <table:table-row table:style-name="ro2">
          <table:table-cell office:value-type="string">
            <text:p>08_082.mp3</text:p>
          </table:table-cell>
          <table:table-cell office:value-type="string">
            <text:p>https://www.tiktok.com/@michelevision/video/7404235660003003691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8_083.mp3</text:p>
          </table:table-cell>
          <table:table-cell office:value-type="string">
            <text:p>https://www.tiktok.com/@michelevision/video/7404923827513380142</text:p>
          </table:table-cell>
          <table:table-cell office:value-type="time" office:time-value="PT00H04M43S">
            <text:p>00:04:43</text:p>
          </table:table-cell>
        </table:table-row>
        <table:table-row table:style-name="ro2">
          <table:table-cell office:value-type="string">
            <text:p>08_084.mp3</text:p>
          </table:table-cell>
          <table:table-cell office:value-type="string">
            <text:p>https://www.tiktok.com/@michelevision/video/7403831372420336942</text:p>
          </table:table-cell>
          <table:table-cell office:value-type="time" office:time-value="PT00H05M39S">
            <text:p>00:05:39</text:p>
          </table:table-cell>
        </table:table-row>
        <table:table-row table:style-name="ro2">
          <table:table-cell office:value-type="string">
            <text:p>08_085.mp3</text:p>
          </table:table-cell>
          <table:table-cell office:value-type="string">
            <text:p>https://www.tiktok.com/@michelevision/video/7403464758902476075</text:p>
          </table:table-cell>
          <table:table-cell office:value-type="time" office:time-value="PT00H05M16S">
            <text:p>00:05:16</text:p>
          </table:table-cell>
        </table:table-row>
        <table:table-row table:style-name="ro2">
          <table:table-cell office:value-type="string">
            <text:p>08_086.mp3</text:p>
          </table:table-cell>
          <table:table-cell office:value-type="string">
            <text:p>https://www.tiktok.com/@michelevision/video/7403100658603380014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8_087.mp3</text:p>
          </table:table-cell>
          <table:table-cell office:value-type="string">
            <text:p>https://www.tiktok.com/@michelevision/video/7403044534281620779</text:p>
          </table:table-cell>
          <table:table-cell office:value-type="time" office:time-value="PT00H01M48S">
            <text:p>00:01:48</text:p>
          </table:table-cell>
        </table:table-row>
        <table:table-row table:style-name="ro2">
          <table:table-cell office:value-type="string">
            <text:p>08_088.mp3</text:p>
          </table:table-cell>
          <table:table-cell office:value-type="string">
            <text:p>https://www.tiktok.com/@michelevision/video/7403040836319169838</text:p>
          </table:table-cell>
          <table:table-cell office:value-type="time" office:time-value="PT00H01M37S">
            <text:p>00:01:37</text:p>
          </table:table-cell>
        </table:table-row>
        <table:table-row table:style-name="ro2">
          <table:table-cell office:value-type="string">
            <text:p>08_089.mp3</text:p>
          </table:table-cell>
          <table:table-cell office:value-type="string">
            <text:p>https://www.tiktok.com/@michelevision/video/7402756829174058286</text:p>
          </table:table-cell>
          <table:table-cell office:value-type="time" office:time-value="PT00H02M03S">
            <text:p>00:02:03</text:p>
          </table:table-cell>
        </table:table-row>
        <table:table-row table:style-name="ro2">
          <table:table-cell office:value-type="string">
            <text:p>08_090.mp3</text:p>
          </table:table-cell>
          <table:table-cell office:value-type="string">
            <text:p>https://www.tiktok.com/@michelevision/video/7401592953270963498</text:p>
          </table:table-cell>
          <table:table-cell office:value-type="time" office:time-value="PT00H05M58S">
            <text:p>00:05:58</text:p>
          </table:table-cell>
        </table:table-row>
        <table:table-row table:style-name="ro2">
          <table:table-cell office:value-type="string">
            <text:p>08_091.mp3</text:p>
          </table:table-cell>
          <table:table-cell office:value-type="string">
            <text:p>https://www.tiktok.com/@michelevision/video/7401285311419977002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8_092.mp3</text:p>
          </table:table-cell>
          <table:table-cell office:value-type="string">
            <text:p>https://www.tiktok.com/@michelevision/video/7400212698006441258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8_093.mp3</text:p>
          </table:table-cell>
          <table:table-cell office:value-type="string">
            <text:p>https://www.tiktok.com/@michelevision/video/7399082267815071018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8_094.mp3</text:p>
          </table:table-cell>
          <table:table-cell office:value-type="string">
            <text:p>https://www.tiktok.com/@michelevision/video/7398982146435632426</text:p>
          </table:table-cell>
          <table:table-cell office:value-type="time" office:time-value="PT00H01M36S">
            <text:p>00:01:36</text:p>
          </table:table-cell>
        </table:table-row>
        <table:table-row table:style-name="ro2">
          <table:table-cell office:value-type="string">
            <text:p>08_095.mp3</text:p>
          </table:table-cell>
          <table:table-cell office:value-type="string">
            <text:p>https://www.tiktok.com/@michelevision/video/7398312894720527659</text:p>
          </table:table-cell>
          <table:table-cell office:value-type="time" office:time-value="PT00H01M55S">
            <text:p>00:01:55</text:p>
          </table:table-cell>
        </table:table-row>
        <table:table-row table:style-name="ro2">
          <table:table-cell office:value-type="string">
            <text:p>08_096.mp3</text:p>
          </table:table-cell>
          <table:table-cell office:value-type="string">
            <text:p>https://www.tiktok.com/@michelevision/video/7397880264569097518</text:p>
          </table:table-cell>
          <table:table-cell office:value-type="time" office:time-value="PT00H04M45S">
            <text:p>00:04:45</text:p>
          </table:table-cell>
        </table:table-row>
        <table:table-row table:style-name="ro2">
          <table:table-cell office:value-type="string">
            <text:p>08_097.mp3</text:p>
          </table:table-cell>
          <table:table-cell office:value-type="string">
            <text:p>https://www.tiktok.com/@michelevision/video/7396758305974095146</text:p>
          </table:table-cell>
          <table:table-cell office:value-type="time" office:time-value="PT00H01M23S">
            <text:p>00:01:23</text:p>
          </table:table-cell>
        </table:table-row>
        <table:table-row table:style-name="ro2">
          <table:table-cell office:value-type="string">
            <text:p>08_098.mp3</text:p>
          </table:table-cell>
          <table:table-cell office:value-type="string">
            <text:p>https://www.tiktok.com/@michelevision/video/7396045145658903851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8_099.mp3</text:p>
          </table:table-cell>
          <table:table-cell office:value-type="string">
            <text:p>https://www.tiktok.com/@michelevision/video/7395362102938029354</text:p>
          </table:table-cell>
          <table:table-cell office:value-type="time" office:time-value="PT00H02M48S">
            <text:p>00:02:48</text:p>
          </table:table-cell>
        </table:table-row>
        <table:table-row table:style-name="ro2">
          <table:table-cell office:value-type="string">
            <text:p>08_100.mp3</text:p>
          </table:table-cell>
          <table:table-cell office:value-type="string">
            <text:p>https://www.tiktok.com/@michelevision/video/7394883461946903851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8_101.mp3</text:p>
          </table:table-cell>
          <table:table-cell office:value-type="string">
            <text:p>https://www.tiktok.com/@michelevision/video/7394535513048288554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8_102.mp3</text:p>
          </table:table-cell>
          <table:table-cell office:value-type="string">
            <text:p>https://www.tiktok.com/@michelevision/video/7394234270262332715</text:p>
          </table:table-cell>
          <table:table-cell office:value-type="time" office:time-value="PT00H03M27S">
            <text:p>00:03:27</text:p>
          </table:table-cell>
        </table:table-row>
        <table:table-row table:style-name="ro2">
          <table:table-cell office:value-type="string">
            <text:p>08_103.mp3</text:p>
          </table:table-cell>
          <table:table-cell office:value-type="string">
            <text:p>https://www.tiktok.com/@michelevision/video/7393858398674242862</text:p>
          </table:table-cell>
          <table:table-cell office:value-type="time" office:time-value="PT00H01M35S">
            <text:p>00:01:35</text:p>
          </table:table-cell>
        </table:table-row>
        <table:table-row table:style-name="ro2">
          <table:table-cell office:value-type="string">
            <text:p>08_104.mp3</text:p>
          </table:table-cell>
          <table:table-cell office:value-type="string">
            <text:p>https://www.tiktok.com/@michelevision/video/7393460240156708142</text:p>
          </table:table-cell>
          <table:table-cell office:value-type="time" office:time-value="PT00H01M34S">
            <text:p>00:01:34</text:p>
          </table:table-cell>
        </table:table-row>
        <table:table-row table:style-name="ro2">
          <table:table-cell office:value-type="string">
            <text:p>08_105.mp3</text:p>
          </table:table-cell>
          <table:table-cell office:value-type="string">
            <text:p>https://www.tiktok.com/@michelevision/video/7393144811517119787</text:p>
          </table:table-cell>
          <table:table-cell office:value-type="time" office:time-value="PT00H01M32S">
            <text:p>00:01:32</text:p>
          </table:table-cell>
        </table:table-row>
        <table:table-row table:style-name="ro2">
          <table:table-cell office:value-type="string">
            <text:p>08_106.mp3</text:p>
          </table:table-cell>
          <table:table-cell office:value-type="string">
            <text:p>https://www.tiktok.com/@michelevision/video/7392702890294676782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8_107.mp3</text:p>
          </table:table-cell>
          <table:table-cell office:value-type="string">
            <text:p>https://www.tiktok.com/@michelevision/video/7392404194214300971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8_108.mp3</text:p>
          </table:table-cell>
          <table:table-cell office:value-type="string">
            <text:p>https://www.tiktok.com/@michelevision/video/7390828487256526126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8_109.mp3</text:p>
          </table:table-cell>
          <table:table-cell office:value-type="string">
            <text:p>https://www.tiktok.com/@michelevision/video/7390527769073028398</text:p>
          </table:table-cell>
          <table:table-cell office:value-type="time" office:time-value="PT00H01M49S">
            <text:p>00:01:49</text:p>
          </table:table-cell>
        </table:table-row>
        <table:table-row table:style-name="ro2">
          <table:table-cell office:value-type="string">
            <text:p>08_110.mp3</text:p>
          </table:table-cell>
          <table:table-cell office:value-type="string">
            <text:p>https://www.tiktok.com/@michelevision/video/7390437624575544622</text:p>
          </table:table-cell>
          <table:table-cell office:value-type="time" office:time-value="PT00H01M34S">
            <text:p>00:01:34</text:p>
          </table:table-cell>
        </table:table-row>
        <table:table-row table:style-name="ro2">
          <table:table-cell office:value-type="string">
            <text:p>08_111.mp3</text:p>
          </table:table-cell>
          <table:table-cell office:value-type="string">
            <text:p>https://www.tiktok.com/@michelevision/video/7389773133495946539</text:p>
          </table:table-cell>
          <table:table-cell office:value-type="time" office:time-value="PT00H05M23S">
            <text:p>00:05:23</text:p>
          </table:table-cell>
        </table:table-row>
        <table:table-row table:style-name="ro2">
          <table:table-cell office:value-type="string">
            <text:p>08_112.mp3</text:p>
          </table:table-cell>
          <table:table-cell office:value-type="string">
            <text:p>https://www.tiktok.com/@michelevision/video/7388331942556667182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8_113.mp3</text:p>
          </table:table-cell>
          <table:table-cell office:value-type="string">
            <text:p>https://www.tiktok.com/@michelevision/video/7388246821719625006</text:p>
          </table:table-cell>
          <table:table-cell office:value-type="time" office:time-value="PT00H03M11S">
            <text:p>00:03:11</text:p>
          </table:table-cell>
        </table:table-row>
        <table:table-row table:style-name="ro2">
          <table:table-cell office:value-type="string">
            <text:p>08_114.mp3</text:p>
          </table:table-cell>
          <table:table-cell office:value-type="string">
            <text:p>https://www.tiktok.com/@michelevision/video/7387524869220519211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8_115.mp3</text:p>
          </table:table-cell>
          <table:table-cell office:value-type="string">
            <text:p>https://www.tiktok.com/@michelevision/video/7387217376460180779</text:p>
          </table:table-cell>
          <table:table-cell office:value-type="time" office:time-value="PT00H01M46S">
            <text:p>00:01:46</text:p>
          </table:table-cell>
        </table:table-row>
        <table:table-row table:style-name="ro2">
          <table:table-cell office:value-type="string">
            <text:p>08_116.mp3</text:p>
          </table:table-cell>
          <table:table-cell office:value-type="string">
            <text:p>https://www.tiktok.com/@michelevision/video/7387166442598173994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8_117.mp3</text:p>
          </table:table-cell>
          <table:table-cell office:value-type="string">
            <text:p>https://www.tiktok.com/@michelevision/video/7386888714686975274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8_118.mp3</text:p>
          </table:table-cell>
          <table:table-cell office:value-type="string">
            <text:p>https://www.tiktok.com/@michelevision/video/7386718822251777323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8_119.mp3</text:p>
          </table:table-cell>
          <table:table-cell office:value-type="string">
            <text:p>https://www.tiktok.com/@michelevision/video/7367048750096715051</text:p>
          </table:table-cell>
          <table:table-cell office:value-type="time" office:time-value="PT00H04M23S">
            <text:p>00:04:23</text:p>
          </table:table-cell>
        </table:table-row>
        <table:table-row table:style-name="ro2">
          <table:table-cell office:value-type="string">
            <text:p>08_120.mp3</text:p>
          </table:table-cell>
          <table:table-cell office:value-type="string">
            <text:p>https://www.tiktok.com/@michelevision/video/7385644448601885994</text:p>
          </table:table-cell>
          <table:table-cell office:value-type="time" office:time-value="PT00H00M11S">
            <text:p>00:00:11</text:p>
          </table:table-cell>
        </table:table-row>
        <table:table-row table:style-name="ro2">
          <table:table-cell office:value-type="string">
            <text:p>08_121.mp3</text:p>
          </table:table-cell>
          <table:table-cell office:value-type="string">
            <text:p>https://www.tiktok.com/@michelevision/video/7385628947893210414</text:p>
          </table:table-cell>
          <table:table-cell office:value-type="time" office:time-value="PT00H01M55S">
            <text:p>00:01:55</text:p>
          </table:table-cell>
        </table:table-row>
        <table:table-row table:style-name="ro2">
          <table:table-cell office:value-type="string">
            <text:p>08_122.mp3</text:p>
          </table:table-cell>
          <table:table-cell office:value-type="string">
            <text:p>https://www.tiktok.com/@michelevision/video/7385339412881689899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8_123.mp3</text:p>
          </table:table-cell>
          <table:table-cell office:value-type="string">
            <text:p>https://www.tiktok.com/@michelevision/video/7385249939829378347</text:p>
          </table:table-cell>
          <table:table-cell office:value-type="time" office:time-value="PT00H02M04S">
            <text:p>00:02:04</text:p>
          </table:table-cell>
        </table:table-row>
        <table:table-row table:style-name="ro2">
          <table:table-cell office:value-type="string">
            <text:p>08_124.mp3</text:p>
          </table:table-cell>
          <table:table-cell office:value-type="string">
            <text:p>https://www.tiktok.com/@michelevision/video/7384947042017217835</text:p>
          </table:table-cell>
          <table:table-cell office:value-type="time" office:time-value="PT00H01M30S">
            <text:p>00:01:30</text:p>
          </table:table-cell>
        </table:table-row>
        <table:table-row table:style-name="ro2">
          <table:table-cell office:value-type="string">
            <text:p>08_125.mp3</text:p>
          </table:table-cell>
          <table:table-cell office:value-type="string">
            <text:p>https://www.tiktok.com/@michelevision/video/7384641671327272234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8_126.mp3</text:p>
          </table:table-cell>
          <table:table-cell office:value-type="string">
            <text:p>https://www.tiktok.com/@michelevision/video/7384564820122684715</text:p>
          </table:table-cell>
          <table:table-cell office:value-type="time" office:time-value="PT00H03M24S">
            <text:p>00:03:24</text:p>
          </table:table-cell>
        </table:table-row>
        <table:table-row table:style-name="ro2">
          <table:table-cell office:value-type="string">
            <text:p>08_127.mp3</text:p>
          </table:table-cell>
          <table:table-cell office:value-type="string">
            <text:p>https://www.tiktok.com/@michelevision/video/7382724703636524330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8_128.mp3</text:p>
          </table:table-cell>
          <table:table-cell office:value-type="string">
            <text:p>https://www.tiktok.com/@michelevision/video/7380925587025628458</text:p>
          </table:table-cell>
          <table:table-cell office:value-type="time" office:time-value="PT00H02M19S">
            <text:p>00:02:19</text:p>
          </table:table-cell>
        </table:table-row>
        <table:table-row table:style-name="ro2">
          <table:table-cell office:value-type="string">
            <text:p>08_129.mp3</text:p>
          </table:table-cell>
          <table:table-cell office:value-type="string">
            <text:p>https://www.tiktok.com/@michelevision/video/7380900603859356974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8_130.mp3</text:p>
          </table:table-cell>
          <table:table-cell office:value-type="string">
            <text:p>https://www.tiktok.com/@michelevision/video/7380564008220298538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8_131.mp3</text:p>
          </table:table-cell>
          <table:table-cell office:value-type="string">
            <text:p>https://www.tiktok.com/@michelevision/video/7380483322515950890</text:p>
          </table:table-cell>
          <table:table-cell office:value-type="time" office:time-value="PT00H02M45S">
            <text:p>00:02:45</text:p>
          </table:table-cell>
        </table:table-row>
        <table:table-row table:style-name="ro2">
          <table:table-cell office:value-type="string">
            <text:p>08_132.mp3</text:p>
          </table:table-cell>
          <table:table-cell office:value-type="string">
            <text:p>https://www.tiktok.com/@michelevision/video/7380459623658130734</text:p>
          </table:table-cell>
          <table:table-cell office:value-type="time" office:time-value="PT00H01M45S">
            <text:p>00:01:45</text:p>
          </table:table-cell>
        </table:table-row>
        <table:table-row table:style-name="ro2">
          <table:table-cell office:value-type="string">
            <text:p>08_133.mp3</text:p>
          </table:table-cell>
          <table:table-cell office:value-type="string">
            <text:p>https://www.tiktok.com/@michelevision/video/7380157034106244395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8_134.mp3</text:p>
          </table:table-cell>
          <table:table-cell office:value-type="string">
            <text:p>https://www.tiktok.com/@michelevision/video/7379455453555608875</text:p>
          </table:table-cell>
          <table:table-cell office:value-type="time" office:time-value="PT00H04M38S">
            <text:p>00:04:38</text:p>
          </table:table-cell>
        </table:table-row>
        <table:table-row table:style-name="ro2">
          <table:table-cell office:value-type="string">
            <text:p>08_135.mp3</text:p>
          </table:table-cell>
          <table:table-cell office:value-type="string">
            <text:p>https://www.tiktok.com/@michelevision/video/7379440937417608490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8_136.mp3</text:p>
          </table:table-cell>
          <table:table-cell office:value-type="string">
            <text:p>https://www.tiktok.com/@michelevision/video/7379088582780276011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8_137.mp3</text:p>
          </table:table-cell>
          <table:table-cell office:value-type="string">
            <text:p>https://www.tiktok.com/@michelevision/video/7379054882520714542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8_138.mp3</text:p>
          </table:table-cell>
          <table:table-cell office:value-type="string">
            <text:p>https://www.tiktok.com/@michelevision/video/7378694062745898283</text:p>
          </table:table-cell>
          <table:table-cell office:value-type="time" office:time-value="PT00H02M32S">
            <text:p>00:02:32</text:p>
          </table:table-cell>
        </table:table-row>
        <table:table-row table:style-name="ro2">
          <table:table-cell office:value-type="string">
            <text:p>08_139.mp3</text:p>
          </table:table-cell>
          <table:table-cell office:value-type="string">
            <text:p>https://www.tiktok.com/@michelevision/video/7378205676977311018</text:p>
          </table:table-cell>
          <table:table-cell office:value-type="time" office:time-value="PT00H01M43S">
            <text:p>00:01:43</text:p>
          </table:table-cell>
        </table:table-row>
        <table:table-row table:style-name="ro2">
          <table:table-cell office:value-type="string">
            <text:p>08_140.mp3</text:p>
          </table:table-cell>
          <table:table-cell office:value-type="string">
            <text:p>https://www.tiktok.com/@michelevision/video/7377987718619614510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8_141.mp3</text:p>
          </table:table-cell>
          <table:table-cell office:value-type="string">
            <text:p>https://www.tiktok.com/@michelevision/video/7377981575977241899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8_142.mp3</text:p>
          </table:table-cell>
          <table:table-cell office:value-type="string">
            <text:p>https://www.tiktok.com/@michelevision/video/7377805029740121386</text:p>
          </table:table-cell>
          <table:table-cell office:value-type="time" office:time-value="PT00H03M26S">
            <text:p>00:03:26</text:p>
          </table:table-cell>
        </table:table-row>
        <table:table-row table:style-name="ro2">
          <table:table-cell office:value-type="string">
            <text:p>08_143.mp3</text:p>
          </table:table-cell>
          <table:table-cell office:value-type="string">
            <text:p>https://www.tiktok.com/@michelevision/video/7377230896769879342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8_144.mp3</text:p>
          </table:table-cell>
          <table:table-cell office:value-type="string">
            <text:p>https://www.tiktok.com/@michelevision/video/7377222518584757550</text:p>
          </table:table-cell>
          <table:table-cell office:value-type="time" office:time-value="PT00H07M15S">
            <text:p>00:07:15</text:p>
          </table:table-cell>
        </table:table-row>
        <table:table-row table:style-name="ro2">
          <table:table-cell office:value-type="string">
            <text:p>08_145.mp3</text:p>
          </table:table-cell>
          <table:table-cell office:value-type="string">
            <text:p>https://www.tiktok.com/@michelevision/video/7376832728924179754</text:p>
          </table:table-cell>
          <table:table-cell office:value-type="time" office:time-value="PT00H01M33S">
            <text:p>00:01:33</text:p>
          </table:table-cell>
        </table:table-row>
        <table:table-row table:style-name="ro2">
          <table:table-cell office:value-type="string">
            <text:p>08_146.mp3</text:p>
          </table:table-cell>
          <table:table-cell office:value-type="string">
            <text:p>https://www.tiktok.com/@michelevision/video/7376403083976330539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8_147.mp3</text:p>
          </table:table-cell>
          <table:table-cell office:value-type="string">
            <text:p>https://www.tiktok.com/@michelevision/video/7376031232221531438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8_148.mp3</text:p>
          </table:table-cell>
          <table:table-cell office:value-type="string">
            <text:p>https://www.tiktok.com/@michelevision/video/7375571335625411882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8_149.mp3</text:p>
          </table:table-cell>
          <table:table-cell office:value-type="string">
            <text:p>https://www.tiktok.com/@michelevision/video/7374969207106112810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8_150.mp3</text:p>
          </table:table-cell>
          <table:table-cell office:value-type="string">
            <text:p>https://www.tiktok.com/@michelevision/video/7374889958047403310</text:p>
          </table:table-cell>
          <table:table-cell office:value-type="time" office:time-value="PT00H03M51S">
            <text:p>00:03:51</text:p>
          </table:table-cell>
        </table:table-row>
        <table:table-row table:style-name="ro2">
          <table:table-cell office:value-type="string">
            <text:p>08_151.mp3</text:p>
          </table:table-cell>
          <table:table-cell office:value-type="string">
            <text:p>https://www.tiktok.com/@michelevision/video/7374502436880403754</text:p>
          </table:table-cell>
          <table:table-cell office:value-type="time" office:time-value="PT00H04M39S">
            <text:p>00:04:39</text:p>
          </table:table-cell>
        </table:table-row>
        <table:table-row table:style-name="ro2">
          <table:table-cell office:value-type="string">
            <text:p>08_152.mp3</text:p>
          </table:table-cell>
          <table:table-cell office:value-type="string">
            <text:p>https://www.tiktok.com/@michelevision/video/7374160410108316970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8_153.mp3</text:p>
          </table:table-cell>
          <table:table-cell office:value-type="string">
            <text:p>https://www.tiktok.com/@michelevision/video/7374122182424661291</text:p>
          </table:table-cell>
          <table:table-cell office:value-type="time" office:time-value="PT00H03M34S">
            <text:p>00:03:34</text:p>
          </table:table-cell>
        </table:table-row>
        <table:table-row table:style-name="ro2">
          <table:table-cell office:value-type="string">
            <text:p>08_154.mp3</text:p>
          </table:table-cell>
          <table:table-cell office:value-type="string">
            <text:p>https://www.tiktok.com/@michelevision/video/7373845585675291947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8_155.mp3</text:p>
          </table:table-cell>
          <table:table-cell office:value-type="string">
            <text:p>https://www.tiktok.com/@michelevision/video/7373465677111381291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8_156.mp3</text:p>
          </table:table-cell>
          <table:table-cell office:value-type="string">
            <text:p>https://www.tiktok.com/@michelevision/video/7373436754742857002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8_157.mp3</text:p>
          </table:table-cell>
          <table:table-cell office:value-type="string">
            <text:p>https://www.tiktok.com/@michelevision/video/7373004562258496810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8_158.mp3</text:p>
          </table:table-cell>
          <table:table-cell office:value-type="string">
            <text:p>https://www.tiktok.com/@michelevision/video/7372997665434488106</text:p>
          </table:table-cell>
          <table:table-cell office:value-type="time" office:time-value="PT00H02M34S">
            <text:p>00:02:34</text:p>
          </table:table-cell>
        </table:table-row>
        <table:table-row table:style-name="ro2">
          <table:table-cell office:value-type="string">
            <text:p>08_159.mp3</text:p>
          </table:table-cell>
          <table:table-cell office:value-type="string">
            <text:p>https://www.tiktok.com/@michelevision/video/7372670045454961962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8_160.mp3</text:p>
          </table:table-cell>
          <table:table-cell office:value-type="string">
            <text:p>https://www.tiktok.com/@michelevision/video/7372651927303179563</text:p>
          </table:table-cell>
          <table:table-cell office:value-type="time" office:time-value="PT00H02M22S">
            <text:p>00:02:22</text:p>
          </table:table-cell>
        </table:table-row>
        <table:table-row table:style-name="ro2">
          <table:table-cell office:value-type="string">
            <text:p>08_161.mp3</text:p>
          </table:table-cell>
          <table:table-cell office:value-type="string">
            <text:p>https://www.tiktok.com/@michelevision/video/7372647334397676846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8_162.mp3</text:p>
          </table:table-cell>
          <table:table-cell office:value-type="string">
            <text:p>https://www.tiktok.com/@michelevision/video/7372347725012159786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8_163.mp3</text:p>
          </table:table-cell>
          <table:table-cell office:value-type="string">
            <text:p>https://www.tiktok.com/@michelevision/video/7372306851024604462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8_164.mp3</text:p>
          </table:table-cell>
          <table:table-cell office:value-type="string">
            <text:p>https://www.tiktok.com/@michelevision/video/7372041187668118830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8_165.mp3</text:p>
          </table:table-cell>
          <table:table-cell office:value-type="string">
            <text:p>https://www.tiktok.com/@michelevision/video/7371933564385905962</text:p>
          </table:table-cell>
          <table:table-cell office:value-type="time" office:time-value="PT00H06M36S">
            <text:p>00:06:36</text:p>
          </table:table-cell>
        </table:table-row>
        <table:table-row table:style-name="ro2">
          <table:table-cell office:value-type="string">
            <text:p>08_166.mp3</text:p>
          </table:table-cell>
          <table:table-cell office:value-type="string">
            <text:p>https://www.tiktok.com/@michelevision/video/7371629763552759086</text:p>
          </table:table-cell>
          <table:table-cell office:value-type="time" office:time-value="PT00H01M34S">
            <text:p>00:01:34</text:p>
          </table:table-cell>
        </table:table-row>
        <table:table-row table:style-name="ro2">
          <table:table-cell office:value-type="string">
            <text:p>08_167.mp3</text:p>
          </table:table-cell>
          <table:table-cell office:value-type="string">
            <text:p>https://www.tiktok.com/@michelevision/video/7371535444279971115</text:p>
          </table:table-cell>
          <table:table-cell office:value-type="time" office:time-value="PT00H06M12S">
            <text:p>00:06:12</text:p>
          </table:table-cell>
        </table:table-row>
        <table:table-row table:style-name="ro2">
          <table:table-cell office:value-type="string">
            <text:p>08_168.mp3</text:p>
          </table:table-cell>
          <table:table-cell office:value-type="string">
            <text:p>https://www.tiktok.com/@michelevision/video/7370765521668574506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8_169.mp3</text:p>
          </table:table-cell>
          <table:table-cell office:value-type="string">
            <text:p>https://www.tiktok.com/@michelevision/video/7370407043292859694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8_170.mp3</text:p>
          </table:table-cell>
          <table:table-cell office:value-type="string">
            <text:p>https://www.tiktok.com/@michelevision/video/7370033176565255470</text:p>
          </table:table-cell>
          <table:table-cell office:value-type="time" office:time-value="PT00H02M17S">
            <text:p>00:02:17</text:p>
          </table:table-cell>
        </table:table-row>
        <table:table-row table:style-name="ro2">
          <table:table-cell office:value-type="string">
            <text:p>08_171.mp3</text:p>
          </table:table-cell>
          <table:table-cell office:value-type="string">
            <text:p>https://www.tiktok.com/@michelevision/video/7369654359711370538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8_172.mp3</text:p>
          </table:table-cell>
          <table:table-cell office:value-type="string">
            <text:p>https://www.tiktok.com/@michelevision/video/7369291693281070379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8_173.mp3</text:p>
          </table:table-cell>
          <table:table-cell office:value-type="string">
            <text:p>https://www.tiktok.com/@michelevision/video/7369003477512523051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8_174.mp3</text:p>
          </table:table-cell>
          <table:table-cell office:value-type="string">
            <text:p>https://www.tiktok.com/@michelevision/video/7368986254018432299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8_175.mp3</text:p>
          </table:table-cell>
          <table:table-cell office:value-type="string">
            <text:p>https://www.tiktok.com/@michelevision/video/7368583458144177450</text:p>
          </table:table-cell>
          <table:table-cell office:value-type="time" office:time-value="PT00H02M52S">
            <text:p>00:02:52</text:p>
          </table:table-cell>
        </table:table-row>
        <table:table-row table:style-name="ro2">
          <table:table-cell office:value-type="string">
            <text:p>08_176.mp3</text:p>
          </table:table-cell>
          <table:table-cell office:value-type="string">
            <text:p>https://www.tiktok.com/@michelevision/video/7368298102152908074</text:p>
          </table:table-cell>
          <table:table-cell office:value-type="time" office:time-value="PT00H01M58S">
            <text:p>00:01:58</text:p>
          </table:table-cell>
        </table:table-row>
        <table:table-row table:style-name="ro2">
          <table:table-cell office:value-type="string">
            <text:p>08_177.mp3</text:p>
          </table:table-cell>
          <table:table-cell office:value-type="string">
            <text:p>https://www.tiktok.com/@michelevision/video/7368177010398465322</text:p>
          </table:table-cell>
          <table:table-cell office:value-type="time" office:time-value="PT00H07M34S">
            <text:p>00:07:34</text:p>
          </table:table-cell>
        </table:table-row>
        <table:table-row table:style-name="ro2">
          <table:table-cell office:value-type="string">
            <text:p>08_178.mp3</text:p>
          </table:table-cell>
          <table:table-cell office:value-type="string">
            <text:p>https://www.tiktok.com/@michelevision/video/7367765818932809003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8_179.mp3</text:p>
          </table:table-cell>
          <table:table-cell office:value-type="string">
            <text:p>https://www.tiktok.com/@michelevision/video/7367434206655352107</text:p>
          </table:table-cell>
          <table:table-cell office:value-type="time" office:time-value="PT00H01M52S">
            <text:p>00:01:52</text:p>
          </table:table-cell>
        </table:table-row>
        <table:table-row table:style-name="ro2">
          <table:table-cell office:value-type="string">
            <text:p>08_180.mp3</text:p>
          </table:table-cell>
          <table:table-cell office:value-type="string">
            <text:p>https://www.tiktok.com/@michelevision/video/7367413547615259947</text:p>
          </table:table-cell>
          <table:table-cell office:value-type="time" office:time-value="PT00H03M19S">
            <text:p>00:03:19</text:p>
          </table:table-cell>
        </table:table-row>
        <table:table-row table:style-name="ro2">
          <table:table-cell office:value-type="string">
            <text:p>08_181.mp3</text:p>
          </table:table-cell>
          <table:table-cell office:value-type="string">
            <text:p>https://www.tiktok.com/@michelevision/video/7366776910417890602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8_182.mp3</text:p>
          </table:table-cell>
          <table:table-cell office:value-type="string">
            <text:p>https://www.tiktok.com/@michelevision/video/7366680236605623598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8_183.mp3</text:p>
          </table:table-cell>
          <table:table-cell office:value-type="string">
            <text:p>https://www.tiktok.com/@michelevision/video/7366461843616861483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8_184.mp3</text:p>
          </table:table-cell>
          <table:table-cell office:value-type="string">
            <text:p>https://www.tiktok.com/@michelevision/video/7366424861960310059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8_185.mp3</text:p>
          </table:table-cell>
          <table:table-cell office:value-type="string">
            <text:p>https://www.tiktok.com/@michelevision/video/7366060993073532202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8_186.mp3</text:p>
          </table:table-cell>
          <table:table-cell office:value-type="string">
            <text:p>https://www.tiktok.com/@michelevision/video/7366049152800804139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8_187.mp3</text:p>
          </table:table-cell>
          <table:table-cell office:value-type="string">
            <text:p>https://www.tiktok.com/@michelevision/video/7365654025414380846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8_188.mp3</text:p>
          </table:table-cell>
          <table:table-cell office:value-type="string">
            <text:p>https://www.tiktok.com/@michelevision/video/7365562883671067950</text:p>
          </table:table-cell>
          <table:table-cell office:value-type="time" office:time-value="PT00H00M07S">
            <text:p>00:00:07</text:p>
          </table:table-cell>
        </table:table-row>
        <table:table-row table:style-name="ro2">
          <table:table-cell office:value-type="string">
            <text:p>08_189.mp3</text:p>
          </table:table-cell>
          <table:table-cell office:value-type="string">
            <text:p>https://www.tiktok.com/@michelevision/video/7365368149694221610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8_190.mp3</text:p>
          </table:table-cell>
          <table:table-cell office:value-type="string">
            <text:p>https://www.tiktok.com/@michelevision/video/7365324145258794283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8_191.mp3</text:p>
          </table:table-cell>
          <table:table-cell office:value-type="string">
            <text:p>https://www.tiktok.com/@michelevision/video/7365189369797397802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8_192.mp3</text:p>
          </table:table-cell>
          <table:table-cell office:value-type="string">
            <text:p>https://www.tiktok.com/@michelevision/video/7364906572390157610</text:p>
          </table:table-cell>
          <table:table-cell office:value-type="time" office:time-value="PT00H02M18S">
            <text:p>00:02:18</text:p>
          </table:table-cell>
        </table:table-row>
        <table:table-row table:style-name="ro2">
          <table:table-cell office:value-type="string">
            <text:p>08_193.mp3</text:p>
          </table:table-cell>
          <table:table-cell office:value-type="string">
            <text:p>https://www.tiktok.com/@michelevision/video/7364453154643004714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8_194.mp3</text:p>
          </table:table-cell>
          <table:table-cell office:value-type="string">
            <text:p>https://www.tiktok.com/@michelevision/video/7364163072878972203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8_195.mp3</text:p>
          </table:table-cell>
          <table:table-cell office:value-type="string">
            <text:p>https://www.tiktok.com/@michelevision/video/7363792619886923051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8_196.mp3</text:p>
          </table:table-cell>
          <table:table-cell office:value-type="string">
            <text:p>https://www.tiktok.com/@michelevision/video/7363453291268705578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8_197.mp3</text:p>
          </table:table-cell>
          <table:table-cell office:value-type="string">
            <text:p>https://www.tiktok.com/@michelevision/video/7363362900880280874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8_198.mp3</text:p>
          </table:table-cell>
          <table:table-cell office:value-type="string">
            <text:p>https://www.tiktok.com/@michelevision/video/7362980606679993643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8_199.mp3</text:p>
          </table:table-cell>
          <table:table-cell office:value-type="string">
            <text:p>https://www.tiktok.com/@michelevision/video/7362683713752223019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8_200.mp3</text:p>
          </table:table-cell>
          <table:table-cell office:value-type="string">
            <text:p>https://www.tiktok.com/@michelevision/video/7362607048271645998</text:p>
          </table:table-cell>
          <table:table-cell office:value-type="time" office:time-value="PT00H03M23S">
            <text:p>00:03:23</text:p>
          </table:table-cell>
        </table:table-row>
        <table:table-row table:style-name="ro2">
          <table:table-cell office:value-type="string">
            <text:p>08_201.mp3</text:p>
          </table:table-cell>
          <table:table-cell office:value-type="string">
            <text:p>https://www.tiktok.com/@michelevision/video/7362366698936126763</text:p>
          </table:table-cell>
          <table:table-cell office:value-type="time" office:time-value="PT00H02M12S">
            <text:p>00:02:12</text:p>
          </table:table-cell>
        </table:table-row>
        <table:table-row table:style-name="ro2">
          <table:table-cell office:value-type="string">
            <text:p>08_202.mp3</text:p>
          </table:table-cell>
          <table:table-cell office:value-type="string">
            <text:p>https://www.tiktok.com/@michelevision/video/7362245382618893614</text:p>
          </table:table-cell>
          <table:table-cell office:value-type="time" office:time-value="PT00H03M32S">
            <text:p>00:03:32</text:p>
          </table:table-cell>
        </table:table-row>
        <table:table-row table:style-name="ro2">
          <table:table-cell office:value-type="string">
            <text:p>08_203.mp3</text:p>
          </table:table-cell>
          <table:table-cell office:value-type="string">
            <text:p>https://www.tiktok.com/@michelevision/video/7361881706103721258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8_204.mp3</text:p>
          </table:table-cell>
          <table:table-cell office:value-type="string">
            <text:p>https://www.tiktok.com/@michelevision/video/7361599218793958702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8_205.mp3</text:p>
          </table:table-cell>
          <table:table-cell office:value-type="string">
            <text:p>https://www.tiktok.com/@michelevision/video/7361520339454725422</text:p>
          </table:table-cell>
          <table:table-cell office:value-type="time" office:time-value="PT00H03M09S">
            <text:p>00:03:09</text:p>
          </table:table-cell>
        </table:table-row>
        <table:table-row table:style-name="ro2">
          <table:table-cell office:value-type="string">
            <text:p>08_206.mp3</text:p>
          </table:table-cell>
          <table:table-cell office:value-type="string">
            <text:p>https://www.tiktok.com/@michelevision/video/7360886807287958830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8_207.mp3</text:p>
          </table:table-cell>
          <table:table-cell office:value-type="string">
            <text:p>https://www.tiktok.com/@michelevision/video/7360499385031068970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8_208.mp3</text:p>
          </table:table-cell>
          <table:table-cell office:value-type="string">
            <text:p>https://www.tiktok.com/@michelevision/video/7360180283062144299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8_209.mp3</text:p>
          </table:table-cell>
          <table:table-cell office:value-type="string">
            <text:p>https://www.tiktok.com/@michelevision/video/7359769633064291630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8_210.mp3</text:p>
          </table:table-cell>
          <table:table-cell office:value-type="string">
            <text:p>https://www.tiktok.com/@michelevision/video/7359628540364672302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8_211.mp3</text:p>
          </table:table-cell>
          <table:table-cell office:value-type="string">
            <text:p>https://www.tiktok.com/@michelevision/video/7359273719505669418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8_212.mp3</text:p>
          </table:table-cell>
          <table:table-cell office:value-type="string">
            <text:p>https://www.tiktok.com/@michelevision/video/7358872204429380910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8_213.mp3</text:p>
          </table:table-cell>
          <table:table-cell office:value-type="string">
            <text:p>https://www.tiktok.com/@michelevision/video/7358488295111740714</text:p>
          </table:table-cell>
          <table:table-cell office:value-type="time" office:time-value="PT00H01M26S">
            <text:p>00:01:26</text:p>
          </table:table-cell>
        </table:table-row>
        <table:table-row table:style-name="ro2">
          <table:table-cell office:value-type="string">
            <text:p>08_214.mp3</text:p>
          </table:table-cell>
          <table:table-cell office:value-type="string">
            <text:p>https://www.tiktok.com/@michelevision/video/7358148620912217386</text:p>
          </table:table-cell>
          <table:table-cell office:value-type="time" office:time-value="PT00H03M47S">
            <text:p>00:03:47</text:p>
          </table:table-cell>
        </table:table-row>
        <table:table-row table:style-name="ro2">
          <table:table-cell office:value-type="string">
            <text:p>08_215.mp3</text:p>
          </table:table-cell>
          <table:table-cell office:value-type="string">
            <text:p>https://www.tiktok.com/@michelevision/video/7357780498132847914</text:p>
          </table:table-cell>
          <table:table-cell office:value-type="time" office:time-value="PT00H02M05S">
            <text:p>00:02:05</text:p>
          </table:table-cell>
        </table:table-row>
        <table:table-row table:style-name="ro2">
          <table:table-cell office:value-type="string">
            <text:p>08_216.mp3</text:p>
          </table:table-cell>
          <table:table-cell office:value-type="string">
            <text:p>https://www.tiktok.com/@michelevision/video/7357464405463846187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8_217.mp3</text:p>
          </table:table-cell>
          <table:table-cell office:value-type="string">
            <text:p>https://www.tiktok.com/@michelevision/video/7357387781116677418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8_218.mp3</text:p>
          </table:table-cell>
          <table:table-cell office:value-type="string">
            <text:p>https://www.tiktok.com/@michelevision/video/7357197287367462190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8_219.mp3</text:p>
          </table:table-cell>
          <table:table-cell office:value-type="string">
            <text:p>https://www.tiktok.com/@michelevision/video/7356814790011915562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8_220.mp3</text:p>
          </table:table-cell>
          <table:table-cell office:value-type="string">
            <text:p>https://www.tiktok.com/@michelevision/video/7356748104202276142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8_221.mp3</text:p>
          </table:table-cell>
          <table:table-cell office:value-type="string">
            <text:p>https://www.tiktok.com/@michelevision/video/7356679945042742574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8_222.mp3</text:p>
          </table:table-cell>
          <table:table-cell office:value-type="string">
            <text:p>https://www.tiktok.com/@michelevision/video/7356317614865534254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8_223.mp3</text:p>
          </table:table-cell>
          <table:table-cell office:value-type="string">
            <text:p>https://www.tiktok.com/@michelevision/video/7356017482081013035</text:p>
          </table:table-cell>
          <table:table-cell office:value-type="time" office:time-value="PT00H01M49S">
            <text:p>00:01:49</text:p>
          </table:table-cell>
        </table:table-row>
        <table:table-row table:style-name="ro2">
          <table:table-cell office:value-type="string">
            <text:p>08_224.mp3</text:p>
          </table:table-cell>
          <table:table-cell office:value-type="string">
            <text:p>https://www.tiktok.com/@michelevision/video/7355667152436858154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8_225.mp3</text:p>
          </table:table-cell>
          <table:table-cell office:value-type="string">
            <text:p>https://www.tiktok.com/@michelevision/video/7355578877793684779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8_226.mp3</text:p>
          </table:table-cell>
          <table:table-cell office:value-type="string">
            <text:p>https://www.tiktok.com/@michelevision/video/7355164934793170218</text:p>
          </table:table-cell>
          <table:table-cell office:value-type="time" office:time-value="PT00H01M35S">
            <text:p>00:01:35</text:p>
          </table:table-cell>
        </table:table-row>
        <table:table-row table:style-name="ro2">
          <table:table-cell office:value-type="string">
            <text:p>08_227.mp3</text:p>
          </table:table-cell>
          <table:table-cell office:value-type="string">
            <text:p>https://www.tiktok.com/@michelevision/video/7354828986125487402</text:p>
          </table:table-cell>
          <table:table-cell office:value-type="time" office:time-value="PT00H00M11S">
            <text:p>00:00:11</text:p>
          </table:table-cell>
        </table:table-row>
        <table:table-row table:style-name="ro2">
          <table:table-cell office:value-type="string">
            <text:p>08_228.mp3</text:p>
          </table:table-cell>
          <table:table-cell office:value-type="string">
            <text:p>https://www.tiktok.com/@michelevision/video/7354816248162585899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8_229.mp3</text:p>
          </table:table-cell>
          <table:table-cell office:value-type="string">
            <text:p>https://www.tiktok.com/@michelevision/video/7354807829766720814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8_230.mp3</text:p>
          </table:table-cell>
          <table:table-cell office:value-type="string">
            <text:p>https://www.tiktok.com/@michelevision/video/7354160174858341678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8_231.mp3</text:p>
          </table:table-cell>
          <table:table-cell office:value-type="string">
            <text:p>https://www.tiktok.com/@michelevision/video/7353706663599181098</text:p>
          </table:table-cell>
          <table:table-cell office:value-type="time" office:time-value="PT00H02M06S">
            <text:p>00:02:06</text:p>
          </table:table-cell>
        </table:table-row>
        <table:table-row table:style-name="ro2">
          <table:table-cell office:value-type="string">
            <text:p>08_232.mp3</text:p>
          </table:table-cell>
          <table:table-cell office:value-type="string">
            <text:p>https://www.tiktok.com/@michelevision/video/7353092399112981802</text:p>
          </table:table-cell>
          <table:table-cell office:value-type="time" office:time-value="PT00H01M37S">
            <text:p>00:01:37</text:p>
          </table:table-cell>
        </table:table-row>
        <table:table-row table:style-name="ro2">
          <table:table-cell office:value-type="string">
            <text:p>08_233.mp3</text:p>
          </table:table-cell>
          <table:table-cell office:value-type="string">
            <text:p>https://www.tiktok.com/@michelevision/video/7353018948801072427</text:p>
          </table:table-cell>
          <table:table-cell office:value-type="time" office:time-value="PT00H03M38S">
            <text:p>00:03:38</text:p>
          </table:table-cell>
        </table:table-row>
        <table:table-row table:style-name="ro2">
          <table:table-cell office:value-type="string">
            <text:p>08_234.mp3</text:p>
          </table:table-cell>
          <table:table-cell office:value-type="string">
            <text:p>https://www.tiktok.com/@michelevision/video/7352306857203060014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8_235.mp3</text:p>
          </table:table-cell>
          <table:table-cell office:value-type="string">
            <text:p>https://www.tiktok.com/@michelevision/video/7351886178188135722</text:p>
          </table:table-cell>
          <table:table-cell office:value-type="time" office:time-value="PT00H02M43S">
            <text:p>00:02:43</text:p>
          </table:table-cell>
        </table:table-row>
        <table:table-row table:style-name="ro2">
          <table:table-cell office:value-type="string">
            <text:p>08_236.mp3</text:p>
          </table:table-cell>
          <table:table-cell office:value-type="string">
            <text:p>https://www.tiktok.com/@michelevision/video/7351836634419137835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8_237.mp3</text:p>
          </table:table-cell>
          <table:table-cell office:value-type="string">
            <text:p>https://www.tiktok.com/@michelevision/video/7351610675900337450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8_238.mp3</text:p>
          </table:table-cell>
          <table:table-cell office:value-type="string">
            <text:p>https://www.tiktok.com/@michelevision/video/7351564157969255726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8_239.mp3</text:p>
          </table:table-cell>
          <table:table-cell office:value-type="string">
            <text:p>https://www.tiktok.com/@michelevision/video/7351186728293649706</text:p>
          </table:table-cell>
          <table:table-cell office:value-type="time" office:time-value="PT00H00M08S">
            <text:p>00:00:08</text:p>
          </table:table-cell>
        </table:table-row>
        <table:table-row table:style-name="ro2">
          <table:table-cell office:value-type="string">
            <text:p>08_240.mp3</text:p>
          </table:table-cell>
          <table:table-cell office:value-type="string">
            <text:p>https://www.tiktok.com/@michelevision/video/7350707921338076458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8_241.mp3</text:p>
          </table:table-cell>
          <table:table-cell office:value-type="string">
            <text:p>https://www.tiktok.com/@michelevision/video/7350515354067651882</text:p>
          </table:table-cell>
          <table:table-cell office:value-type="time" office:time-value="PT00H02M51S">
            <text:p>00:02:51</text:p>
          </table:table-cell>
        </table:table-row>
        <table:table-row table:style-name="ro2">
          <table:table-cell office:value-type="string">
            <text:p>08_242.mp3</text:p>
          </table:table-cell>
          <table:table-cell office:value-type="string">
            <text:p>https://www.tiktok.com/@michelevision/video/7350357963720232234</text:p>
          </table:table-cell>
          <table:table-cell office:value-type="time" office:time-value="PT00H02M03S">
            <text:p>00:02:03</text:p>
          </table:table-cell>
        </table:table-row>
        <table:table-row table:style-name="ro2">
          <table:table-cell office:value-type="string">
            <text:p>08_243.mp3</text:p>
          </table:table-cell>
          <table:table-cell office:value-type="string">
            <text:p>https://www.tiktok.com/@michelevision/video/7349962802079059246</text:p>
          </table:table-cell>
          <table:table-cell office:value-type="time" office:time-value="PT00H02M15S">
            <text:p>00:02:15</text:p>
          </table:table-cell>
        </table:table-row>
        <table:table-row table:style-name="ro2">
          <table:table-cell office:value-type="string">
            <text:p>08_244.mp3</text:p>
          </table:table-cell>
          <table:table-cell office:value-type="string">
            <text:p>https://www.tiktok.com/@michelevision/video/7349626600121535786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8_245.mp3</text:p>
          </table:table-cell>
          <table:table-cell office:value-type="string">
            <text:p>https://www.tiktok.com/@michelevision/video/7349340116311100714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8_246.mp3</text:p>
          </table:table-cell>
          <table:table-cell office:value-type="string">
            <text:p>https://www.tiktok.com/@michelevision/video/7348989095579831595</text:p>
          </table:table-cell>
          <table:table-cell office:value-type="time" office:time-value="PT00H02M38S">
            <text:p>00:02:38</text:p>
          </table:table-cell>
        </table:table-row>
        <table:table-row table:style-name="ro2">
          <table:table-cell office:value-type="string">
            <text:p>08_247.mp3</text:p>
          </table:table-cell>
          <table:table-cell office:value-type="string">
            <text:p>https://www.tiktok.com/@michelevision/video/7348921408908692782</text:p>
          </table:table-cell>
          <table:table-cell office:value-type="time" office:time-value="PT00H00M06S">
            <text:p>00:00:06</text:p>
          </table:table-cell>
        </table:table-row>
        <table:table-row table:style-name="ro2">
          <table:table-cell office:value-type="string">
            <text:p>08_248.mp3</text:p>
          </table:table-cell>
          <table:table-cell office:value-type="string">
            <text:p>https://www.tiktok.com/@michelevision/video/7348885025611533614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8_249.mp3</text:p>
          </table:table-cell>
          <table:table-cell office:value-type="string">
            <text:p>https://www.tiktok.com/@michelevision/video/7348665645665422634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8_250.mp3</text:p>
          </table:table-cell>
          <table:table-cell office:value-type="string">
            <text:p>https://www.tiktok.com/@michelevision/video/7348597675236904235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8_251.mp3</text:p>
          </table:table-cell>
          <table:table-cell office:value-type="string">
            <text:p>https://www.tiktok.com/@michelevision/video/7348503654770543915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8_252.mp3</text:p>
          </table:table-cell>
          <table:table-cell office:value-type="string">
            <text:p>https://www.tiktok.com/@michelevision/video/7348208246341274926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8_253.mp3</text:p>
          </table:table-cell>
          <table:table-cell office:value-type="string">
            <text:p>https://www.tiktok.com/@michelevision/video/7347826827420863787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8_254.mp3</text:p>
          </table:table-cell>
          <table:table-cell office:value-type="string">
            <text:p>https://www.tiktok.com/@michelevision/video/7347511696795307310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8_255.mp3</text:p>
          </table:table-cell>
          <table:table-cell office:value-type="string">
            <text:p>https://www.tiktok.com/@michelevision/video/7347454076386381102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8_256.mp3</text:p>
          </table:table-cell>
          <table:table-cell office:value-type="string">
            <text:p>https://www.tiktok.com/@michelevision/video/7347057440791235883</text:p>
          </table:table-cell>
          <table:table-cell office:value-type="time" office:time-value="PT00H02M27S">
            <text:p>00:02:27</text:p>
          </table:table-cell>
        </table:table-row>
        <table:table-row table:style-name="ro2">
          <table:table-cell office:value-type="string">
            <text:p>08_257.mp3</text:p>
          </table:table-cell>
          <table:table-cell office:value-type="string">
            <text:p>https://www.tiktok.com/@michelevision/video/7346715127024078126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8_258.mp3</text:p>
          </table:table-cell>
          <table:table-cell office:value-type="string">
            <text:p>https://www.tiktok.com/@michelevision/video/7346660746148760874</text:p>
          </table:table-cell>
          <table:table-cell office:value-type="time" office:time-value="PT00H02M33S">
            <text:p>00:02:33</text:p>
          </table:table-cell>
        </table:table-row>
        <table:table-row table:style-name="ro2">
          <table:table-cell office:value-type="string">
            <text:p>08_259.mp3</text:p>
          </table:table-cell>
          <table:table-cell office:value-type="string">
            <text:p>https://www.tiktok.com/@michelevision/video/7346276836353101102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8_260.mp3</text:p>
          </table:table-cell>
          <table:table-cell office:value-type="string">
            <text:p>https://www.tiktok.com/@michelevision/video/7346028613776493870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8_261.mp3</text:p>
          </table:table-cell>
          <table:table-cell office:value-type="string">
            <text:p>https://www.tiktok.com/@michelevision/video/7345906805375077675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8_262.mp3</text:p>
          </table:table-cell>
          <table:table-cell office:value-type="string">
            <text:p>https://www.tiktok.com/@michelevision/video/7345619133691727146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8_263.mp3</text:p>
          </table:table-cell>
          <table:table-cell office:value-type="string">
            <text:p>https://www.tiktok.com/@michelevision/video/7345581643706420526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8_264.mp3</text:p>
          </table:table-cell>
          <table:table-cell office:value-type="string">
            <text:p>https://www.tiktok.com/@michelevision/video/7345574321949232430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8_265.mp3</text:p>
          </table:table-cell>
          <table:table-cell office:value-type="string">
            <text:p>https://www.tiktok.com/@michelevision/video/7345183301998578990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8_266.mp3</text:p>
          </table:table-cell>
          <table:table-cell office:value-type="string">
            <text:p>https://www.tiktok.com/@michelevision/video/7344792897776028971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8_267.mp3</text:p>
          </table:table-cell>
          <table:table-cell office:value-type="string">
            <text:p>https://www.tiktok.com/@michelevision/video/7344051888620309806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8_268.mp3</text:p>
          </table:table-cell>
          <table:table-cell office:value-type="string">
            <text:p>https://www.tiktok.com/@michelevision/video/7343698071668264234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8_269.mp3</text:p>
          </table:table-cell>
          <table:table-cell office:value-type="string">
            <text:p>https://www.tiktok.com/@michelevision/video/7343688879347682602</text:p>
          </table:table-cell>
          <table:table-cell office:value-type="time" office:time-value="PT00H01M32S">
            <text:p>00:01:32</text:p>
          </table:table-cell>
        </table:table-row>
        <table:table-row table:style-name="ro2">
          <table:table-cell office:value-type="string">
            <text:p>08_270.mp3</text:p>
          </table:table-cell>
          <table:table-cell office:value-type="string">
            <text:p>https://www.tiktok.com/@michelevision/video/7343426771645222190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8_271.mp3</text:p>
          </table:table-cell>
          <table:table-cell office:value-type="string">
            <text:p>https://www.tiktok.com/@michelevision/video/7343328288716131630</text:p>
          </table:table-cell>
          <table:table-cell office:value-type="time" office:time-value="PT00H09M52S">
            <text:p>00:09:52</text:p>
          </table:table-cell>
        </table:table-row>
        <table:table-row table:style-name="ro2">
          <table:table-cell office:value-type="string">
            <text:p>08_272.mp3</text:p>
          </table:table-cell>
          <table:table-cell office:value-type="string">
            <text:p>https://www.tiktok.com/@michelevision/video/7342971861690502443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8_273.mp3</text:p>
          </table:table-cell>
          <table:table-cell office:value-type="string">
            <text:p>https://www.tiktok.com/@michelevision/video/7342531033822416174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8_274.mp3</text:p>
          </table:table-cell>
          <table:table-cell office:value-type="string">
            <text:p>https://www.tiktok.com/@michelevision/video/7342318026940878122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8_275.mp3</text:p>
          </table:table-cell>
          <table:table-cell office:value-type="string">
            <text:p>https://www.tiktok.com/@michelevision/video/7341872997600464171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8_276.mp3</text:p>
          </table:table-cell>
          <table:table-cell office:value-type="string">
            <text:p>https://www.tiktok.com/@michelevision/video/7341853929589820714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8_277.mp3</text:p>
          </table:table-cell>
          <table:table-cell office:value-type="string">
            <text:p>https://www.tiktok.com/@michelevision/video/7341457459266997546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8_278.mp3</text:p>
          </table:table-cell>
          <table:table-cell office:value-type="string">
            <text:p>https://www.tiktok.com/@michelevision/video/7340776033232162090</text:p>
          </table:table-cell>
          <table:table-cell office:value-type="time" office:time-value="PT00H03M30S">
            <text:p>00:03:30</text:p>
          </table:table-cell>
        </table:table-row>
        <table:table-row table:style-name="ro1">
          <table:table-cell table:number-columns-repeated="2"/>
          <table:table-cell table:style-name="ce2" table:formula="of:=SUM([.C2:.C279])" office:value-type="time" office:time-value="PT07H50M37S">
            <text:p>07:50:37</text:p>
          </table:table-cell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279])" office:value-type="time" office:time-value="PT00H01M17S">
            <text:p>00:01:17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279] )" office:value-type="time" office:time-value="PT00H01M41.571942S">
            <text:p>00:01:42</text:p>
          </table:table-cell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279])" office:value-type="time" office:time-value="PT00H00M06S">
            <text:p>00:00:06</text:p>
          </table:table-cell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279])" office:value-type="time" office:time-value="PT00H09M52S">
            <text:p>00:09:52</text:p>
          </table:table-cell>
        </table:table-row>
      </table:table>
      <table:table table:name="f_09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1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2">
          <table:table-cell office:value-type="string">
            <text:p>09_001.mp3</text:p>
          </table:table-cell>
          <table:table-cell office:value-type="string">
            <text:p>https://www.instagram.com/p/C-sm16TRBVD/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9_002.mp3</text:p>
          </table:table-cell>
          <table:table-cell office:value-type="string">
            <text:p>https://www.instagram.com/p/DDCyK6IxpOA/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9_003.mp3</text:p>
          </table:table-cell>
          <table:table-cell office:value-type="string">
            <text:p>https://www.instagram.com/p/DDAMuAUx3oj/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9_004.mp3</text:p>
          </table:table-cell>
          <table:table-cell office:value-type="string">
            <text:p>https://www.instagram.com/p/DC169VbRgJp/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9_005.mp3</text:p>
          </table:table-cell>
          <table:table-cell office:value-type="string">
            <text:p>https://www.instagram.com/p/DCzU9Kjxhsj/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9_006.mp3</text:p>
          </table:table-cell>
          <table:table-cell office:value-type="string">
            <text:p>https://www.instagram.com/p/DCrmUEBxc8R/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9_007.mp3</text:p>
          </table:table-cell>
          <table:table-cell office:value-type="string">
            <text:p>https://www.instagram.com/p/DCpB750RNzo/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9_008.mp3</text:p>
          </table:table-cell>
          <table:table-cell office:value-type="string">
            <text:p>https://www.instagram.com/p/DCj4RQXvQVd/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9_009.mp3</text:p>
          </table:table-cell>
          <table:table-cell office:value-type="string">
            <text:p>https://www.instagram.com/p/DChToa2PTlk/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9_010.mp3</text:p>
          </table:table-cell>
          <table:table-cell office:value-type="string">
            <text:p>https://www.instagram.com/p/DCR224gy_VA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9_011.mp3</text:p>
          </table:table-cell>
          <table:table-cell office:value-type="string">
            <text:p>https://www.instagram.com/p/DCMtPFayz2y/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9_012.mp3</text:p>
          </table:table-cell>
          <table:table-cell office:value-type="string">
            <text:p>https://www.instagram.com/p/DCKIrJxy04F/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9_013.mp3</text:p>
          </table:table-cell>
          <table:table-cell office:value-type="string">
            <text:p>https://www.instagram.com/p/DCE-5M4v8TK/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9_014.mp3</text:p>
          </table:table-cell>
          <table:table-cell office:value-type="string">
            <text:p>https://www.instagram.com/p/DB_1PX_vo9W/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9_015.mp3</text:p>
          </table:table-cell>
          <table:table-cell office:value-type="string">
            <text:p>https://www.instagram.com/p/DB6rx2hSAs5/</text:p>
          </table:table-cell>
          <table:table-cell office:value-type="time" office:time-value="PT00H00M27S">
            <text:p>00:00:27</text:p>
          </table:table-cell>
        </table:table-row>
        <table:table-row table:style-name="ro2">
          <table:table-cell office:value-type="string">
            <text:p>09_016.mp3</text:p>
          </table:table-cell>
          <table:table-cell office:value-type="string">
            <text:p>https://www.instagram.com/p/DB4AK5xPhqd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9_017.mp3</text:p>
          </table:table-cell>
          <table:table-cell office:value-type="string">
            <text:p>https://www.instagram.com/p/DBjZZQtPWcM/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9_018.mp3</text:p>
          </table:table-cell>
          <table:table-cell office:value-type="string">
            <text:p>https://www.instagram.com/p/DBg0-j8vwoL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9_019.mp3</text:p>
          </table:table-cell>
          <table:table-cell office:value-type="string">
            <text:p>https://www.instagram.com/p/DBbrrzKPivj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9_020.mp3</text:p>
          </table:table-cell>
          <table:table-cell office:value-type="string">
            <text:p>https://www.instagram.com/p/DBMOodsPv3I/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9_021.mp3</text:p>
          </table:table-cell>
          <table:table-cell office:value-type="string">
            <text:p>https://www.instagram.com/p/DA866ATSXsZ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9_022.mp3</text:p>
          </table:table-cell>
          <table:table-cell office:value-type="string">
            <text:p>https://www.instagram.com/p/DA6X4-TS-z1/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9_023.mp3</text:p>
          </table:table-cell>
          <table:table-cell office:value-type="string">
            <text:p>https://www.instagram.com/p/DAjERjIRkGk/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9_024.mp3</text:p>
          </table:table-cell>
          <table:table-cell office:value-type="string">
            <text:p>https://www.instagram.com/p/DAgdi6lRxSL/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9_025.mp3</text:p>
          </table:table-cell>
          <table:table-cell office:value-type="string">
            <text:p>https://www.instagram.com/p/DAd6RJ9RA42/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9_026.mp3</text:p>
          </table:table-cell>
          <table:table-cell office:value-type="string">
            <text:p>https://www.instagram.com/p/DAWJmClRv1o/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9_027.mp3</text:p>
          </table:table-cell>
          <table:table-cell office:value-type="string">
            <text:p>https://www.instagram.com/p/DAOc6q0Rju4/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9_028.mp3</text:p>
          </table:table-cell>
          <table:table-cell office:value-type="string">
            <text:p>https://www.instagram.com/p/C_nz0IoRuuK/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9_029.mp3</text:p>
          </table:table-cell>
          <table:table-cell office:value-type="string">
            <text:p>https://www.instagram.com/p/C_lbyPeRWoR/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9_030.mp3</text:p>
          </table:table-cell>
          <table:table-cell office:value-type="string">
            <text:p>https://www.instagram.com/p/C_Qo51ER4Wm/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9_031.mp3</text:p>
          </table:table-cell>
          <table:table-cell office:value-type="string">
            <text:p>https://www.instagram.com/p/C_I7kP5xoeQ/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9_032.mp3</text:p>
          </table:table-cell>
          <table:table-cell office:value-type="string">
            <text:p>https://www.instagram.com/p/C_GVOfYRNpi/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9_033.mp3</text:p>
          </table:table-cell>
          <table:table-cell office:value-type="string">
            <text:p>https://www.instagram.com/p/C_DwLIoxKAw/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9_034.mp3</text:p>
          </table:table-cell>
          <table:table-cell office:value-type="string">
            <text:p>https://www.instagram.com/p/C_BLeKJxKlW/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9_035.mp3</text:p>
          </table:table-cell>
          <table:table-cell office:value-type="string">
            <text:p>https://www.instagram.com/p/C--oiZIRjs-/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9_036.mp3</text:p>
          </table:table-cell>
          <table:table-cell office:value-type="string">
            <text:p>https://www.instagram.com/p/C-0YNtgR-49/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9_037.mp3</text:p>
          </table:table-cell>
          <table:table-cell office:value-type="string">
            <text:p>https://www.instagram.com/p/C-xwZ8nR8g4/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9_038.mp3</text:p>
          </table:table-cell>
          <table:table-cell office:value-type="string">
            <text:p>https://www.instagram.com/p/C-iR1deRIo9/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9_039.mp3</text:p>
          </table:table-cell>
          <table:table-cell office:value-type="string">
            <text:p>https://www.instagram.com/p/C-fs7JlRp43/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9_040.mp3</text:p>
          </table:table-cell>
          <table:table-cell office:value-type="string">
            <text:p>https://www.instagram.com/p/C-a0_m7xggJ/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9_041.mp3</text:p>
          </table:table-cell>
          <table:table-cell office:value-type="string">
            <text:p>https://www.instagram.com/p/C-YANYXx1h6/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9_042.mp3</text:p>
          </table:table-cell>
          <table:table-cell office:value-type="string">
            <text:p>https://www.instagram.com/p/C-S1edzR4es/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9_043.mp3</text:p>
          </table:table-cell>
          <table:table-cell office:value-type="string">
            <text:p>https://www.instagram.com/p/C-QQRyUxVM3/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9_044.mp3</text:p>
          </table:table-cell>
          <table:table-cell office:value-type="string">
            <text:p>https://www.instagram.com/p/C-F9VSQx0HY/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9_045.mp3</text:p>
          </table:table-cell>
          <table:table-cell office:value-type="string">
            <text:p>https://www.instagram.com/p/C-DY5maxZMV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9_046.mp3</text:p>
          </table:table-cell>
          <table:table-cell office:value-type="string">
            <text:p>https://www.instagram.com/p/C-A7AG3RuKc/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9_047.mp3</text:p>
          </table:table-cell>
          <table:table-cell office:value-type="string">
            <text:p>https://www.instagram.com/p/C95b1gVSQGr/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9_048.mp3</text:p>
          </table:table-cell>
          <table:table-cell office:value-type="string">
            <text:p>https://www.instagram.com/p/C9z7hYDx597/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9_049.mp3</text:p>
          </table:table-cell>
          <table:table-cell office:value-type="string">
            <text:p>https://www.instagram.com/p/C9u0V1nxU80/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9_050.mp3</text:p>
          </table:table-cell>
          <table:table-cell office:value-type="string">
            <text:p>https://www.instagram.com/p/C9nDbXRxnDu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9_051.mp3</text:p>
          </table:table-cell>
          <table:table-cell office:value-type="string">
            <text:p>https://www.instagram.com/p/C9h6GzPR8Ba/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9_052.mp3</text:p>
          </table:table-cell>
          <table:table-cell office:value-type="string">
            <text:p>https://www.instagram.com/p/C9cwF9ORgqc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9_053.mp3</text:p>
          </table:table-cell>
          <table:table-cell office:value-type="string">
            <text:p>https://www.instagram.com/p/C9aMHpmR7Yp/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9_054.mp3</text:p>
          </table:table-cell>
          <table:table-cell office:value-type="string">
            <text:p>https://www.instagram.com/p/C9X2xFpxJ4B/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9_055.mp3</text:p>
          </table:table-cell>
          <table:table-cell office:value-type="string">
            <text:p>https://www.instagram.com/p/C9VB4y-xKfC/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9_056.mp3</text:p>
          </table:table-cell>
          <table:table-cell office:value-type="string">
            <text:p>https://www.instagram.com/p/C9SdckSRNz1/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9_057.mp3</text:p>
          </table:table-cell>
          <table:table-cell office:value-type="string">
            <text:p>https://www.instagram.com/p/C9KxdDuxNjq/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9_058.mp3</text:p>
          </table:table-cell>
          <table:table-cell office:value-type="string">
            <text:p>https://www.instagram.com/p/C9DAXYixkcq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9_059.mp3</text:p>
          </table:table-cell>
          <table:table-cell office:value-type="string">
            <text:p>https://www.instagram.com/p/C82I36Ox0XA/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9_060.mp3</text:p>
          </table:table-cell>
          <table:table-cell office:value-type="string">
            <text:p>https://www.instagram.com/p/C8zj12nRuES/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9_061.mp3</text:p>
          </table:table-cell>
          <table:table-cell office:value-type="string">
            <text:p>https://www.instagram.com/p/C8mr59Cxufz/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9_062.mp3</text:p>
          </table:table-cell>
          <table:table-cell office:value-type="string">
            <text:p>https://www.instagram.com/p/C8kPHj5RaHa/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9_063.mp3</text:p>
          </table:table-cell>
          <table:table-cell office:value-type="string">
            <text:p>https://www.instagram.com/p/C8hiNs2xDPh/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9_064.mp3</text:p>
          </table:table-cell>
          <table:table-cell office:value-type="string">
            <text:p>https://www.instagram.com/p/C8cYt4tx1qC/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9_065.mp3</text:p>
          </table:table-cell>
          <table:table-cell office:value-type="string">
            <text:p>https://www.instagram.com/p/C8UqOPHRSfH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9_066.mp3</text:p>
          </table:table-cell>
          <table:table-cell office:value-type="string">
            <text:p>https://www.instagram.com/p/C8Pg9CXRY2M/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9_067.mp3</text:p>
          </table:table-cell>
          <table:table-cell office:value-type="string">
            <text:p>https://www.instagram.com/p/C8M78xFR78Z/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9_068.mp3</text:p>
          </table:table-cell>
          <table:table-cell office:value-type="string">
            <text:p>https://www.instagram.com/p/C8HzzsERqzB/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9_069.mp3</text:p>
          </table:table-cell>
          <table:table-cell office:value-type="string">
            <text:p>https://www.instagram.com/p/C8AJ7akxMtU/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9_070.mp3</text:p>
          </table:table-cell>
          <table:table-cell office:value-type="string">
            <text:p>https://www.instagram.com/p/C765t4gRW5t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9_071.mp3</text:p>
          </table:table-cell>
          <table:table-cell office:value-type="string">
            <text:p>https://www.instagram.com/p/C7woTGXxSKu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9_072.mp3</text:p>
          </table:table-cell>
          <table:table-cell office:value-type="string">
            <text:p>https://www.instagram.com/p/C7uJ8AVxZhO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9_073.mp3</text:p>
          </table:table-cell>
          <table:table-cell office:value-type="string">
            <text:p>https://www.instagram.com/p/C7mT9aJxrdr/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9_074.mp3</text:p>
          </table:table-cell>
          <table:table-cell office:value-type="string">
            <text:p>https://www.instagram.com/p/C7hKMd5xEyC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9_075.mp3</text:p>
          </table:table-cell>
          <table:table-cell office:value-type="string">
            <text:p>https://www.instagram.com/p/C7elPZdxRBF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9_076.mp3</text:p>
          </table:table-cell>
          <table:table-cell office:value-type="string">
            <text:p>https://www.instagram.com/p/C7PI06Nxyan/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9_077.mp3</text:p>
          </table:table-cell>
          <table:table-cell office:value-type="string">
            <text:p>https://www.instagram.com/p/C7MjqDSrrMR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9_078.mp3</text:p>
          </table:table-cell>
          <table:table-cell office:value-type="string">
            <text:p>https://www.instagram.com/p/C7HacpCOVOT/</text:p>
          </table:table-cell>
          <table:table-cell office:value-type="time" office:time-value="PT00H01M26S">
            <text:p>00:01:26</text:p>
          </table:table-cell>
        </table:table-row>
        <table:table-row table:style-name="ro2">
          <table:table-cell office:value-type="string">
            <text:p>09_079.mp3</text:p>
          </table:table-cell>
          <table:table-cell office:value-type="string">
            <text:p>https://www.instagram.com/p/C7E1YhERzty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9_080.mp3</text:p>
          </table:table-cell>
          <table:table-cell office:value-type="string">
            <text:p>https://www.instagram.com/p/C6_t6-gOHL4/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9_081.mp3</text:p>
          </table:table-cell>
          <table:table-cell office:value-type="string">
            <text:p>https://www.instagram.com/p/C69H4txRKut/</text:p>
          </table:table-cell>
          <table:table-cell office:value-type="time" office:time-value="PT00H00M07S">
            <text:p>00:00:07</text:p>
          </table:table-cell>
        </table:table-row>
        <table:table-row table:style-name="ro2">
          <table:table-cell office:value-type="string">
            <text:p>09_082.mp3</text:p>
          </table:table-cell>
          <table:table-cell office:value-type="string">
            <text:p>https://www.instagram.com/p/C61a1GzO53D/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9_083.mp3</text:p>
          </table:table-cell>
          <table:table-cell office:value-type="string">
            <text:p>https://www.instagram.com/p/C6ofWSqsAmS/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9_084.mp3</text:p>
          </table:table-cell>
          <table:table-cell office:value-type="string">
            <text:p>https://www.instagram.com/p/C6jQ8MNMr_U/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9_085.mp3</text:p>
          </table:table-cell>
          <table:table-cell office:value-type="string">
            <text:p>https://www.instagram.com/p/C6bkC0Ju63v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9_086.mp3</text:p>
          </table:table-cell>
          <table:table-cell office:value-type="string">
            <text:p>https://www.instagram.com/p/C6WfsWGMLju/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9_087.mp3</text:p>
          </table:table-cell>
          <table:table-cell office:value-type="string">
            <text:p>https://www.instagram.com/p/C6Ove3-On6p/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9_088.mp3</text:p>
          </table:table-cell>
          <table:table-cell office:value-type="string">
            <text:p>https://www.instagram.com/p/C6Ed2ueOu0N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9_089.mp3</text:p>
          </table:table-cell>
          <table:table-cell office:value-type="string">
            <text:p>https://www.instagram.com/p/C5_aNAqRWtW/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9_090.mp3</text:p>
          </table:table-cell>
          <table:table-cell office:value-type="string">
            <text:p>https://www.instagram.com/p/C53hbrixm_B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9_091.mp3</text:p>
          </table:table-cell>
          <table:table-cell office:value-type="string">
            <text:p>https://www.instagram.com/p/C5wD5noxVwZ/</text:p>
          </table:table-cell>
          <table:table-cell office:value-type="time" office:time-value="PT00H00M27S">
            <text:p>00:00:27</text:p>
          </table:table-cell>
        </table:table-row>
        <table:table-row table:style-name="ro2">
          <table:table-cell office:value-type="string">
            <text:p>09_092.mp3</text:p>
          </table:table-cell>
          <table:table-cell office:value-type="string">
            <text:p>https://www.instagram.com/p/C5rDsA1Rkwt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9_093.mp3</text:p>
          </table:table-cell>
          <table:table-cell office:value-type="string">
            <text:p>https://www.instagram.com/p/C5grhMXRE64/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9_094.mp3</text:p>
          </table:table-cell>
          <table:table-cell office:value-type="string">
            <text:p>https://www.instagram.com/p/C5Te4AfL_sE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9_095.mp3</text:p>
          </table:table-cell>
          <table:table-cell office:value-type="string">
            <text:p>https://www.instagram.com/p/C5PPxodRquD/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9_096.mp3</text:p>
          </table:table-cell>
          <table:table-cell office:value-type="string">
            <text:p>https://www.instagram.com/p/C5FDA0KxtTc/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9_097.mp3</text:p>
          </table:table-cell>
          <table:table-cell office:value-type="string">
            <text:p>https://www.instagram.com/p/C5BdiL7MW_W/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9_098.mp3</text:p>
          </table:table-cell>
          <table:table-cell office:value-type="string">
            <text:p>https://www.instagram.com/p/C48R992stB6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9_099.mp3</text:p>
          </table:table-cell>
          <table:table-cell office:value-type="string">
            <text:p>https://www.instagram.com/p/C4yS5UUxKj7/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9_100.mp3</text:p>
          </table:table-cell>
          <table:table-cell office:value-type="string">
            <text:p>https://www.instagram.com/p/C4tMrZpxC_9/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9_101.mp3</text:p>
          </table:table-cell>
          <table:table-cell office:value-type="string">
            <text:p>https://www.instagram.com/p/C4qiexARDOQ/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9_102.mp3</text:p>
          </table:table-cell>
          <table:table-cell office:value-type="string">
            <text:p>https://www.instagram.com/p/C4lJXEzM_s2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9_103.mp3</text:p>
          </table:table-cell>
          <table:table-cell office:value-type="string">
            <text:p>https://www.instagram.com/p/C4ikzNasMeh/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9_104.mp3</text:p>
          </table:table-cell>
          <table:table-cell office:value-type="string">
            <text:p>https://www.instagram.com/p/C4dahI3M0b6/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9_105.mp3</text:p>
          </table:table-cell>
          <table:table-cell office:value-type="string">
            <text:p>https://www.instagram.com/p/C4WEHNQxNDp/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9_106.mp3</text:p>
          </table:table-cell>
          <table:table-cell office:value-type="string">
            <text:p>https://www.instagram.com/p/C4GsFTfxlxH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9_107.mp3</text:p>
          </table:table-cell>
          <table:table-cell office:value-type="string">
            <text:p>https://www.instagram.com/p/C4EhrOgR3DG/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9_108.mp3</text:p>
          </table:table-cell>
          <table:table-cell office:value-type="string">
            <text:p>https://www.instagram.com/p/C4BFPsbOdU2/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9_109.mp3</text:p>
          </table:table-cell>
          <table:table-cell office:value-type="string">
            <text:p>https://www.instagram.com/p/C33OkqRRqt4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9_110.mp3</text:p>
          </table:table-cell>
          <table:table-cell office:value-type="string">
            <text:p>https://www.instagram.com/p/C30WOR3xSCQ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9_111.mp3</text:p>
          </table:table-cell>
          <table:table-cell office:value-type="string">
            <text:p>https://www.instagram.com/p/C3qWdRYxXZq/</text:p>
          </table:table-cell>
          <table:table-cell office:value-type="time" office:time-value="PT00H01M23S">
            <text:p>00:01:23</text:p>
          </table:table-cell>
        </table:table-row>
        <table:table-row table:style-name="ro2">
          <table:table-cell office:value-type="string">
            <text:p>09_112.mp3</text:p>
          </table:table-cell>
          <table:table-cell office:value-type="string">
            <text:p>https://www.instagram.com/p/C3nbDI1MbDf/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9_113.mp3</text:p>
          </table:table-cell>
          <table:table-cell office:value-type="string">
            <text:p>https://www.instagram.com/p/C3ajuGxsCeE/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9_114.mp3</text:p>
          </table:table-cell>
          <table:table-cell office:value-type="string">
            <text:p>https://www.instagram.com/p/C3X_JJPscv-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9_115.mp3</text:p>
          </table:table-cell>
          <table:table-cell office:value-type="string">
            <text:p>https://www.instagram.com/p/C3LMR83R5Oa/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9_116.mp3</text:p>
          </table:table-cell>
          <table:table-cell office:value-type="string">
            <text:p>https://www.instagram.com/p/C3GDLV0Rpk8/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9_117.mp3</text:p>
          </table:table-cell>
          <table:table-cell office:value-type="string">
            <text:p>https://www.instagram.com/p/C2cglpHsrWa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9_118.mp3</text:p>
          </table:table-cell>
          <table:table-cell office:value-type="string">
            <text:p>https://www.instagram.com/p/C2YcU72RbKq/</text:p>
          </table:table-cell>
          <table:table-cell office:value-type="time" office:time-value="PT00H00M11S">
            <text:p>00:00:11</text:p>
          </table:table-cell>
        </table:table-row>
        <table:table-row table:style-name="ro2">
          <table:table-cell office:value-type="string">
            <text:p>09_119.mp3</text:p>
          </table:table-cell>
          <table:table-cell office:value-type="string">
            <text:p>https://www.instagram.com/p/C2KeNQks3Fe/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9_120.mp3</text:p>
          </table:table-cell>
          <table:table-cell office:value-type="string">
            <text:p>https://www.instagram.com/p/C2GZG-0xTBp/</text:p>
          </table:table-cell>
          <table:table-cell office:value-type="time" office:time-value="PT00H00M07S">
            <text:p>00:00:07</text:p>
          </table:table-cell>
        </table:table-row>
        <table:table-row table:style-name="ro2">
          <table:table-cell office:value-type="string">
            <text:p>09_121.mp3</text:p>
          </table:table-cell>
          <table:table-cell office:value-type="string">
            <text:p>https://www.instagram.com/p/C1905lhs7zr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9_122.mp3</text:p>
          </table:table-cell>
          <table:table-cell office:value-type="string">
            <text:p>https://www.instagram.com/p/C1mbpXLOzza/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9_123.mp2</text:p>
          </table:table-cell>
          <table:table-cell office:value-type="string">
            <text:p>https://www.instagram.com/p/C1kLa_lRQlV/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9_124.mp3</text:p>
          </table:table-cell>
          <table:table-cell office:value-type="string">
            <text:p>https://www.instagram.com/p/C1iPD-7RMKD/</text:p>
          </table:table-cell>
          <table:table-cell office:value-type="time" office:time-value="PT00H00M05S">
            <text:p>00:00:05</text:p>
          </table:table-cell>
        </table:table-row>
        <table:table-row table:style-name="ro2">
          <table:table-cell office:value-type="string">
            <text:p>09_125.mp3</text:p>
          </table:table-cell>
          <table:table-cell office:value-type="string">
            <text:p>https://www.instagram.com/p/C1cpWWERA6-/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9_126.mp3</text:p>
          </table:table-cell>
          <table:table-cell office:value-type="string">
            <text:p>https://www.instagram.com/p/C1XXQhfRXJX/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9_127.mp3</text:p>
          </table:table-cell>
          <table:table-cell office:value-type="string">
            <text:p>https://www.instagram.com/p/C1HvwnbOM2j/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9_128.mp3</text:p>
          </table:table-cell>
          <table:table-cell office:value-type="string">
            <text:p>https://www.instagram.com/p/C1FLpzCusAA/</text:p>
          </table:table-cell>
          <table:table-cell office:value-type="time" office:time-value="PT00H01M28S">
            <text:p>00:01:28</text:p>
          </table:table-cell>
        </table:table-row>
        <table:table-row table:style-name="ro2">
          <table:table-cell office:value-type="string">
            <text:p>09_129.mp3</text:p>
          </table:table-cell>
          <table:table-cell office:value-type="string">
            <text:p>https://www.instagram.com/p/C04QPYLs1H5/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9_130.mp3</text:p>
          </table:table-cell>
          <table:table-cell office:value-type="string">
            <text:p>https://www.instagram.com/p/C0zcwApRbf2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9_131.mp3</text:p>
          </table:table-cell>
          <table:table-cell office:value-type="string">
            <text:p>https://www.instagram.com/p/C0t0TvwsEus/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9_132.mp3</text:p>
          </table:table-cell>
          <table:table-cell office:value-type="string">
            <text:p>https://www.instagram.com/p/C0mDlmisplW/</text:p>
          </table:table-cell>
          <table:table-cell office:value-type="time" office:time-value="PT00H01M23S">
            <text:p>00:01:23</text:p>
          </table:table-cell>
        </table:table-row>
        <table:table-row table:style-name="ro2">
          <table:table-cell office:value-type="string">
            <text:p>09_133.mp3</text:p>
          </table:table-cell>
          <table:table-cell office:value-type="string">
            <text:p>https://www.instagram.com/p/C0g6YmJM0bV/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9_134.mp3</text:p>
          </table:table-cell>
          <table:table-cell office:value-type="string">
            <text:p>https://www.instagram.com/p/C0bwtAcMgVc/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9_135.mp3</text:p>
          </table:table-cell>
          <table:table-cell office:value-type="string">
            <text:p>https://www.instagram.com/p/C0ULMW3sdzT/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9_136.mp3</text:p>
          </table:table-cell>
          <table:table-cell office:value-type="string">
            <text:p>https://www.instagram.com/p/C0RdPXRsSMc/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9_137.mp3</text:p>
          </table:table-cell>
          <table:table-cell office:value-type="string">
            <text:p>https://www.instagram.com/p/C0JvJ1psnPJ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9_138.mp3</text:p>
          </table:table-cell>
          <table:table-cell office:value-type="string">
            <text:p>https://www.instagram.com/p/C0IVMAfRQmc/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9_139.mp3</text:p>
          </table:table-cell>
          <table:table-cell office:value-type="string">
            <text:p>https://www.instagram.com/p/Cz83kKhsHn-/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9_140.mp3</text:p>
          </table:table-cell>
          <table:table-cell office:value-type="string">
            <text:p>https://www.instagram.com/p/Czv_Jz0MMBp/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9_141.mp3</text:p>
          </table:table-cell>
          <table:table-cell office:value-type="string">
            <text:p>https://www.instagram.com/p/CzrExRMMakT/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9_142.mp3</text:p>
          </table:table-cell>
          <table:table-cell office:value-type="string">
            <text:p>https://www.instagram.com/p/CzpDbXMRc2H/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9_143.mp3</text:p>
          </table:table-cell>
          <table:table-cell office:value-type="string">
            <text:p>https://www.instagram.com/p/CzbYaPfOplH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9_144.mp3</text:p>
          </table:table-cell>
          <table:table-cell office:value-type="string">
            <text:p>https://www.instagram.com/p/CzY2wIBuKrJ/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9_145.mp3</text:p>
          </table:table-cell>
          <table:table-cell office:value-type="string">
            <text:p>https://www.instagram.com/p/CzWPFXgMjHw/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9_146.mp3</text:p>
          </table:table-cell>
          <table:table-cell office:value-type="string">
            <text:p>https://www.instagram.com/p/CzL3TfUOzWj/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9_147.mp3</text:p>
          </table:table-cell>
          <table:table-cell office:value-type="string">
            <text:p>https://www.instagram.com/p/CzEGweOucki/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9_148.mp3</text:p>
          </table:table-cell>
          <table:table-cell office:value-type="string">
            <text:p>https://www.instagram.com/p/CyyE1-7OTxK/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9_149.mp3</text:p>
          </table:table-cell>
          <table:table-cell office:value-type="string">
            <text:p>https://www.instagram.com/p/CylNVipR_WV/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9_150.mp3</text:p>
          </table:table-cell>
          <table:table-cell office:value-type="string">
            <text:p>https://www.instagram.com/p/CygDLLxuOSR/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9_151.mp3</text:p>
          </table:table-cell>
          <table:table-cell office:value-type="string">
            <text:p>https://www.instagram.com/p/CyVtOS2OM1Z/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9_152.mp3</text:p>
          </table:table-cell>
          <table:table-cell office:value-type="string">
            <text:p>https://www.instagram.com/p/CyQnI7ROcrq/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9_153.mp3</text:p>
          </table:table-cell>
          <table:table-cell office:value-type="string">
            <text:p>https://www.instagram.com/p/CyGTUZMOFiO/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9_154.mp3</text:p>
          </table:table-cell>
          <table:table-cell office:value-type="string">
            <text:p>https://www.instagram.com/p/CyBLG6wOiH5/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9_155.mp3</text:p>
          </table:table-cell>
          <table:table-cell office:value-type="string">
            <text:p>https://www.instagram.com/p/Cx8A5-QOsCd/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9_156.mp3</text:p>
          </table:table-cell>
          <table:table-cell office:value-type="string">
            <text:p>https://www.instagram.com/p/CxvIWTxuplb/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9_157.mp3</text:p>
          </table:table-cell>
          <table:table-cell office:value-type="string">
            <text:p>https://www.instagram.com/p/CxqAMCBuha8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9_158.mp3</text:p>
          </table:table-cell>
          <table:table-cell office:value-type="string">
            <text:p>https://www.instagram.com/p/CxYTQIaRhut/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9_159.mp3</text:p>
          </table:table-cell>
          <table:table-cell office:value-type="string">
            <text:p>https://www.instagram.com/p/CxVW9Q8O4P7/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9_160.mp3</text:p>
          </table:table-cell>
          <table:table-cell office:value-type="string">
            <text:p>https://www.instagram.com/p/CxQ8GHRRZLr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9_161.mp3</text:p>
          </table:table-cell>
          <table:table-cell office:value-type="string">
            <text:p>https://www.instagram.com/p/CxIfrRZOA98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9_162.mp3</text:p>
          </table:table-cell>
          <table:table-cell office:value-type="string">
            <text:p>https://www.instagram.com/p/Cw7pKY0OPTj/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9_163.mp3</text:p>
          </table:table-cell>
          <table:table-cell office:value-type="string">
            <text:p>https://www.instagram.com/p/Cw2e4-kuvpH/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9_164.mp3</text:p>
          </table:table-cell>
          <table:table-cell office:value-type="string">
            <text:p>https://www.instagram.com/p/CwxVoJcu6fM/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9_165.mp3</text:p>
          </table:table-cell>
          <table:table-cell office:value-type="string">
            <text:p>https://www.instagram.com/p/CwnB6oKrQK2/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9_166.mp3</text:p>
          </table:table-cell>
          <table:table-cell office:value-type="string">
            <text:p>https://www.instagram.com/p/CwkdsV5PGp-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9_167.mp3</text:p>
          </table:table-cell>
          <table:table-cell office:value-type="string">
            <text:p>https://www.instagram.com/p/CwU_w90OFT2/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9_168.mp3</text:p>
          </table:table-cell>
          <table:table-cell office:value-type="string">
            <text:p>https://www.instagram.com/p/CwP3DGUOZ9m/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9_169.mp3</text:p>
          </table:table-cell>
          <table:table-cell office:value-type="string">
            <text:p>https://www.instagram.com/p/CwFlUqsMBT2/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9_170.mp3</text:p>
          </table:table-cell>
          <table:table-cell office:value-type="string">
            <text:p>https://www.instagram.com/p/CwAaPjWL4dC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9_171.mp3</text:p>
          </table:table-cell>
          <table:table-cell office:value-type="string">
            <text:p>https://www.instagram.com/p/Cv90n85A3HN/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9_172.mp3</text:p>
          </table:table-cell>
          <table:table-cell office:value-type="string">
            <text:p>https://www.instagram.com/p/Cvw8xvKuplz/</text:p>
          </table:table-cell>
          <table:table-cell office:value-type="time" office:time-value="PT00H01M26S">
            <text:p>00:01:26</text:p>
          </table:table-cell>
        </table:table-row>
        <table:table-row table:style-name="ro2">
          <table:table-cell office:value-type="string">
            <text:p>09_173.mp3</text:p>
          </table:table-cell>
          <table:table-cell office:value-type="string">
            <text:p>https://www.instagram.com/p/CvuYpbnNtGQ/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9_174.mp3</text:p>
          </table:table-cell>
          <table:table-cell office:value-type="string">
            <text:p>https://www.instagram.com/p/CvpQnoAPO9N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9_175.mp3</text:p>
          </table:table-cell>
          <table:table-cell office:value-type="string">
            <text:p>https://www.instagram.com/p/CvcXUkDvBLU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9_176.mp3</text:p>
          </table:table-cell>
          <table:table-cell office:value-type="string">
            <text:p>https://www.instagram.com/p/CvXNk2cuD--/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9_177.mp3</text:p>
          </table:table-cell>
          <table:table-cell office:value-type="string">
            <text:p>https://www.instagram.com/p/CvSEr8qsoT7/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9_178.mp3</text:p>
          </table:table-cell>
          <table:table-cell office:value-type="string">
            <text:p>https://www.instagram.com/p/CvKWgUKsW-6/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9_179.mp3</text:p>
          </table:table-cell>
          <table:table-cell office:value-type="string">
            <text:p>https://www.instagram.com/p/CvHwypWPziQ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9_180.mp3</text:p>
          </table:table-cell>
          <table:table-cell office:value-type="string">
            <text:p>https://www.instagram.com/p/CvAh1mBPQfG/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9_181.mp3</text:p>
          </table:table-cell>
          <table:table-cell office:value-type="string">
            <text:p>https://www.instagram.com/p/CuzWUusJQok/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9_182.mp3</text:p>
          </table:table-cell>
          <table:table-cell office:value-type="string">
            <text:p>https://www.instagram.com/p/Cuo36bgs7D6/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9_183.mp3</text:p>
          </table:table-cell>
          <table:table-cell office:value-type="string">
            <text:p>https://www.instagram.com/p/CumRGqBLM3k/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9_184.mp3</text:p>
          </table:table-cell>
          <table:table-cell office:value-type="string">
            <text:p>https://www.instagram.com/p/CukYaFNrNeq/</text:p>
          </table:table-cell>
          <table:table-cell office:value-type="time" office:time-value="PT00H01M26S">
            <text:p>00:01:26</text:p>
          </table:table-cell>
        </table:table-row>
        <table:table-row table:style-name="ro2">
          <table:table-cell office:value-type="string">
            <text:p>09_185.mp3</text:p>
          </table:table-cell>
          <table:table-cell office:value-type="string">
            <text:p>https://www.instagram.com/p/CujuzkmLLeL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9_186.mp3</text:p>
          </table:table-cell>
          <table:table-cell office:value-type="string">
            <text:p>https://www.instagram.com/p/CuW16jxv0EQ/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9_187.mp3</text:p>
          </table:table-cell>
          <table:table-cell office:value-type="string">
            <text:p>https://www.instagram.com/p/CuUQALBxjud/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9_188.mp3</text:p>
          </table:table-cell>
          <table:table-cell office:value-type="string">
            <text:p>https://www.instagram.com/p/CuRwfsgrRqf/</text:p>
          </table:table-cell>
          <table:table-cell office:value-type="time" office:time-value="PT00H01M28S">
            <text:p>00:01:28</text:p>
          </table:table-cell>
        </table:table-row>
        <table:table-row table:style-name="ro2">
          <table:table-cell office:value-type="string">
            <text:p>09_189.mp3</text:p>
          </table:table-cell>
          <table:table-cell office:value-type="string">
            <text:p>https://www.instagram.com/p/CuPF9umpO1l/</text:p>
          </table:table-cell>
          <table:table-cell office:value-type="time" office:time-value="PT00H01M28S">
            <text:p>00:01:28</text:p>
          </table:table-cell>
        </table:table-row>
        <table:table-row table:style-name="ro2">
          <table:table-cell office:value-type="string">
            <text:p>09_190.mp3</text:p>
          </table:table-cell>
          <table:table-cell office:value-type="string">
            <text:p>https://www.instagram.com/p/CuJ6QX7ONaI/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9_191.mp3</text:p>
          </table:table-cell>
          <table:table-cell office:value-type="string">
            <text:p>https://www.instagram.com/p/CuEryZxOqIY/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9_192.mp3</text:p>
          </table:table-cell>
          <table:table-cell office:value-type="string">
            <text:p>https://www.instagram.com/p/CuCMmjJrbjF/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9_193.mp3</text:p>
          </table:table-cell>
          <table:table-cell office:value-type="string">
            <text:p>https://www.instagram.com/p/Ct_njkTxjnr/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9_194.mp3</text:p>
          </table:table-cell>
          <table:table-cell office:value-type="string">
            <text:p>https://www.instagram.com/p/Ct1GnuPv5J4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9_195.mp3</text:p>
          </table:table-cell>
          <table:table-cell office:value-type="string">
            <text:p>https://www.instagram.com/p/CtwQ3MzLuCu/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9_196.mp3</text:p>
          </table:table-cell>
          <table:table-cell office:value-type="string">
            <text:p>https://www.instagram.com/p/CttnqwtPLTm/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9_197.mp3</text:p>
          </table:table-cell>
          <table:table-cell office:value-type="string">
            <text:p>https://www.instagram.com/p/CtrDSnwJ3nE/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9_198.mp3</text:p>
          </table:table-cell>
          <table:table-cell office:value-type="string">
            <text:p>https://www.instagram.com/p/Ctjp8vMrqka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9_199.mp3</text:p>
          </table:table-cell>
          <table:table-cell office:value-type="string">
            <text:p>https://www.instagram.com/p/CtgwLlYAfCz/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9_200.mp3</text:p>
          </table:table-cell>
          <table:table-cell office:value-type="string">
            <text:p>https://www.instagram.com/p/CteLfq2LNou/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9_201.mp3</text:p>
          </table:table-cell>
          <table:table-cell office:value-type="string">
            <text:p>https://www.instagram.com/p/CtcQa_pNAgU/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9_202.mp3</text:p>
          </table:table-cell>
          <table:table-cell office:value-type="string">
            <text:p>https://www.instagram.com/p/CtbmSmcuutt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9_203.mp3</text:p>
          </table:table-cell>
          <table:table-cell office:value-type="string">
            <text:p>https://www.instagram.com/p/CtZAOBVpKg_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9_204.mp3</text:p>
          </table:table-cell>
          <table:table-cell office:value-type="string">
            <text:p>https://www.instagram.com/p/CtRR-YSO9Yl/</text:p>
          </table:table-cell>
          <table:table-cell office:value-type="time" office:time-value="PT00H01M26S">
            <text:p>00:01:26</text:p>
          </table:table-cell>
        </table:table-row>
        <table:table-row table:style-name="ro2">
          <table:table-cell office:value-type="string">
            <text:p>09_205.mp3</text:p>
          </table:table-cell>
          <table:table-cell office:value-type="string">
            <text:p>https://www.instagram.com/p/CtO7l7qMMpG/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9_206.mp3</text:p>
          </table:table-cell>
          <table:table-cell office:value-type="string">
            <text:p>https://www.instagram.com/p/CtMJVt6pFxd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9_207.mp3</text:p>
          </table:table-cell>
          <table:table-cell office:value-type="string">
            <text:p>https://www.instagram.com/p/CtJjYlQLQ55/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9_208.mp3</text:p>
          </table:table-cell>
          <table:table-cell office:value-type="string">
            <text:p>https://www.instagram.com/p/Cs8rM0fx7oa/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9_209.mp3</text:p>
          </table:table-cell>
          <table:table-cell office:value-type="string">
            <text:p>https://www.instagram.com/p/CstMisQJmQO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9_210.mp3</text:p>
          </table:table-cell>
          <table:table-cell office:value-type="string">
            <text:p>https://www.instagram.com/p/CreFHwBgVm8/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9_211.mp3</text:p>
          </table:table-cell>
          <table:table-cell office:value-type="string">
            <text:p>https://www.instagram.com/reel/DC2GIy3xM0e/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9_212.mp3</text:p>
          </table:table-cell>
          <table:table-cell office:value-type="string">
            <text:p>https://www.instagram.com/reel/DCkBF8NSfbb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9_213.mp3</text:p>
          </table:table-cell>
          <table:table-cell office:value-type="string">
            <text:p>https://www.instagram.com/reel/DCXIe9RSJjE/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9_214.mp3</text:p>
          </table:table-cell>
          <table:table-cell office:value-type="string">
            <text:p>https://www.instagram.com/reel/DCFRekFK5OG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9_215.mp3</text:p>
          </table:table-cell>
          <table:table-cell office:value-type="string">
            <text:p>https://www.instagram.com/reel/DBtykZ1PBB3/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9_216.mp3</text:p>
          </table:table-cell>
          <table:table-cell office:value-type="string">
            <text:p>https://www.instagram.com/reel/DBMaavByGY6/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9_217.mp3</text:p>
          </table:table-cell>
          <table:table-cell office:value-type="string">
            <text:p>https://www.instagram.com/reel/DBHNYJIyF7Q/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9_218.mp3</text:p>
          </table:table-cell>
          <table:table-cell office:value-type="string">
            <text:p>https://www.instagram.com/reel/DA1G6RTPNmS/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9_219.mp3</text:p>
          </table:table-cell>
          <table:table-cell office:value-type="string">
            <text:p>https://www.instagram.com/reel/DAi0jRox-8n/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9_220.mp3</text:p>
          </table:table-cell>
          <table:table-cell office:value-type="string">
            <text:p>https://www.instagram.com/reel/DARiooXx1rr/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9_221.mp3</text:p>
          </table:table-cell>
          <table:table-cell office:value-type="string">
            <text:p>https://www.instagram.com/reel/DAHbb0CxXMy/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9_222.mp3</text:p>
          </table:table-cell>
          <table:table-cell office:value-type="string">
            <text:p>https://www.instagram.com/reel/DAHbLZ3xzY8/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9_223.mp3</text:p>
          </table:table-cell>
          <table:table-cell office:value-type="string">
            <text:p>https://www.instagram.com/reel/DAHa8p4x_vK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9_224.mp3</text:p>
          </table:table-cell>
          <table:table-cell office:value-type="string">
            <text:p>https://www.instagram.com/reel/C__Li9wRhkB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9_225.mp3</text:p>
          </table:table-cell>
          <table:table-cell office:value-type="string">
            <text:p>https://www.instagram.com/reel/C_i6OXCxeNM/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9_226.mp3</text:p>
          </table:table-cell>
          <table:table-cell office:value-type="string">
            <text:p>https://www.instagram.com/reel/C_Qo51ER4Wm/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9_227.mp3</text:p>
          </table:table-cell>
          <table:table-cell office:value-type="string">
            <text:p>https://www.instagram.com/reel/C7woTGXxSKu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9_228.mp3</text:p>
          </table:table-cell>
          <table:table-cell office:value-type="string">
            <text:p>https://www.instagram.com/reel/C5grhMXRE64/</text:p>
          </table:table-cell>
          <table:table-cell office:value-type="time" office:time-value="PT00H00M29S">
            <text:p>00:00:29</text:p>
          </table:table-cell>
        </table:table-row>
        <table:table-row table:style-name="ro1">
          <table:table-cell table:number-columns-repeated="2"/>
          <table:table-cell table:style-name="ce2" table:formula="of:=SUM([.C2:.C229])" office:value-type="time" office:time-value="PT03H29M53S">
            <text:p>03:29:53</text:p>
          </table:table-cell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229])" office:value-type="time" office:time-value="PT00H00M58S">
            <text:p>00:00:58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229] )" office:value-type="time" office:time-value="PT00H00M55.232456S">
            <text:p>00:00:55</text:p>
          </table:table-cell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229])" office:value-type="time" office:time-value="PT00H00M05S">
            <text:p>00:00:05</text:p>
          </table:table-cell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229])" office:value-type="time" office:time-value="PT00H01M29S">
            <text:p>00:01:29</text:p>
          </table:table-cell>
        </table:table-row>
      </table:table>
      <table:table table:name="f_10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2">
          <table:table-cell office:value-type="string">
            <text:p>010_001.mp3</text:p>
          </table:table-cell>
          <table:table-cell office:value-type="string">
            <text:p>https://www.instagram.com/myfavouritejo/reel/DDYvWZTPdk3/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0_002.mp3</text:p>
          </table:table-cell>
          <table:table-cell office:value-type="string">
            <text:p>https://www.instagram.com/myfavouritejo/reel/DDWnVV8PeTH/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10_003.mp3</text:p>
          </table:table-cell>
          <table:table-cell office:value-type="string">
            <text:p>https://www.instagram.com/myfavouritejo/reel/DDSvo3gzQi6/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10_004.mp3</text:p>
          </table:table-cell>
          <table:table-cell office:value-type="string">
            <text:p>https://www.instagram.com/myfavouritejo/reel/DDEf52lPoPy/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0_005.mp3</text:p>
          </table:table-cell>
          <table:table-cell office:value-type="string">
            <text:p>https://www.instagram.com/myfavouritejo/reel/DDB0zmTPs0n/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10_006.mp3</text:p>
          </table:table-cell>
          <table:table-cell office:value-type="string">
            <text:p>https://www.instagram.com/myfavouritejo/reel/DC8wXV4vy1_/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10_007.mp3</text:p>
          </table:table-cell>
          <table:table-cell office:value-type="string">
            <text:p>https://www.instagram.com/myfavouritejo/reel/DC3w7HAv8Nm/</text:p>
          </table:table-cell>
          <table:table-cell office:value-type="time" office:time-value="PT00H02M01S">
            <text:p>00:02:01</text:p>
          </table:table-cell>
        </table:table-row>
        <table:table-row table:style-name="ro2">
          <table:table-cell office:value-type="string">
            <text:p>010_008.mp3</text:p>
          </table:table-cell>
          <table:table-cell office:value-type="string">
            <text:p>https://www.instagram.com/myfavouritejo/reel/DC1HyRovYwj/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10_009.mp3</text:p>
          </table:table-cell>
          <table:table-cell office:value-type="string">
            <text:p>https://www.instagram.com/myfavouritejo/reel/DCygR9OveqV/</text:p>
          </table:table-cell>
          <table:table-cell office:value-type="time" office:time-value="PT00H01M43S">
            <text:p>00:01:43</text:p>
          </table:table-cell>
        </table:table-row>
        <table:table-row table:style-name="ro2">
          <table:table-cell office:value-type="string">
            <text:p>010_010.mp3</text:p>
          </table:table-cell>
          <table:table-cell office:value-type="string">
            <text:p>https://www.instagram.com/myfavouritejo/reel/DCq_na1PpcK/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10_011.mp3</text:p>
          </table:table-cell>
          <table:table-cell office:value-type="string">
            <text:p>https://www.instagram.com/myfavouritejo/reel/DCoJyVuva3J/</text:p>
          </table:table-cell>
          <table:table-cell office:value-type="time" office:time-value="PT00H02M07S">
            <text:p>00:02:07</text:p>
          </table:table-cell>
        </table:table-row>
        <table:table-row table:style-name="ro2">
          <table:table-cell office:value-type="string">
            <text:p>010_012.mp3</text:p>
          </table:table-cell>
          <table:table-cell office:value-type="string">
            <text:p>https://www.instagram.com/myfavouritejo/reel/DCltA4VvMNx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10_013.mp3</text:p>
          </table:table-cell>
          <table:table-cell office:value-type="string">
            <text:p>https://www.instagram.com/myfavouritejo/reel/DCgifwdv5wX/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10_014.mp3</text:p>
          </table:table-cell>
          <table:table-cell office:value-type="string">
            <text:p>https://www.instagram.com/myfavouritejo/reel/DCd7NQTvFTU/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0_015.mp3</text:p>
          </table:table-cell>
          <table:table-cell office:value-type="string">
            <text:p>https://www.instagram.com/myfavouritejo/reel/DCbiT5DvaLw/</text:p>
          </table:table-cell>
          <table:table-cell office:value-type="time" office:time-value="PT00H01M47S">
            <text:p>00:01:47</text:p>
          </table:table-cell>
        </table:table-row>
        <table:table-row table:style-name="ro2">
          <table:table-cell office:value-type="string">
            <text:p>010_016.mp3</text:p>
          </table:table-cell>
          <table:table-cell office:value-type="string">
            <text:p>https://www.instagram.com/myfavouritejo/reel/DCYvgGMvHWz/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10_017.mp3</text:p>
          </table:table-cell>
          <table:table-cell office:value-type="string">
            <text:p>https://www.instagram.com/myfavouritejo/reel/DCWWIfOvYPd/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10_018..mp3</text:p>
          </table:table-cell>
          <table:table-cell office:value-type="string">
            <text:p>https://www.instagram.com/myfavouritejo/reel/DCT1rfLv97V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10_019.mp3</text:p>
          </table:table-cell>
          <table:table-cell office:value-type="string">
            <text:p>https://www.instagram.com/myfavouritejo/reel/DCRS7CIv3Cw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10_020.mp3</text:p>
          </table:table-cell>
          <table:table-cell office:value-type="string">
            <text:p>https://www.instagram.com/myfavouritejo/reel/DCLtt6CPols/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0_021.mp3</text:p>
          </table:table-cell>
          <table:table-cell office:value-type="string">
            <text:p>https://www.instagram.com/myfavouritejo/reel/DCJhL92vz6r/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10_022.mp3</text:p>
          </table:table-cell>
          <table:table-cell office:value-type="string">
            <text:p>https://www.instagram.com/myfavouritejo/reel/DCGs5WOvX7S/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0_023.mp3</text:p>
          </table:table-cell>
          <table:table-cell office:value-type="string">
            <text:p>https://www.instagram.com/myfavouritejo/reel/DCEFMNGPIqM/</text:p>
          </table:table-cell>
          <table:table-cell office:value-type="time" office:time-value="PT00H01M44S">
            <text:p>00:01:44</text:p>
          </table:table-cell>
        </table:table-row>
        <table:table-row table:style-name="ro2">
          <table:table-cell office:value-type="string">
            <text:p>010_024.mp3</text:p>
          </table:table-cell>
          <table:table-cell office:value-type="string">
            <text:p>https://www.instagram.com/myfavouritejo/reel/DB_CrzPhHk8/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10_025.mp3</text:p>
          </table:table-cell>
          <table:table-cell office:value-type="string">
            <text:p>https://www.instagram.com/myfavouritejo/reel/DB8cHk4vq5G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10_026.mp3</text:p>
          </table:table-cell>
          <table:table-cell office:value-type="string">
            <text:p>https://www.instagram.com/myfavouritejo/reel/DByQS38vW6L/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0_027.mp3</text:p>
          </table:table-cell>
          <table:table-cell office:value-type="string">
            <text:p>https://www.instagram.com/myfavouritejo/reel/DBtPF6SvWEk/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10_028.mp3</text:p>
          </table:table-cell>
          <table:table-cell office:value-type="string">
            <text:p>https://www.instagram.com/myfavouritejo/reel/DBn5kj3PAG-/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0_029.mp3</text:p>
          </table:table-cell>
          <table:table-cell office:value-type="string">
            <text:p>https://www.instagram.com/myfavouritejo/reel/DBkBt_OiLXq/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10_030.mp3</text:p>
          </table:table-cell>
          <table:table-cell office:value-type="string">
            <text:p>https://www.instagram.com/myfavouritejo/reel/DBip7Fxv7Lo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0_031.mp3</text:p>
          </table:table-cell>
          <table:table-cell office:value-type="string">
            <text:p>https://www.instagram.com/myfavouritejo/reel/DBdfEUgvgbj/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10_032.mp3</text:p>
          </table:table-cell>
          <table:table-cell office:value-type="string">
            <text:p>https://www.instagram.com/myfavouritejo/reel/DBbEiCUPWzB/</text:p>
          </table:table-cell>
          <table:table-cell office:value-type="time" office:time-value="PT00H02M01S">
            <text:p>00:02:01</text:p>
          </table:table-cell>
        </table:table-row>
        <table:table-row table:style-name="ro2">
          <table:table-cell office:value-type="string">
            <text:p>010_033.mp3</text:p>
          </table:table-cell>
          <table:table-cell office:value-type="string">
            <text:p>https://www.instagram.com/myfavouritejo/reel/DBTJ_TKPvo1/</text:p>
          </table:table-cell>
          <table:table-cell office:value-type="time" office:time-value="PT00H02M13S">
            <text:p>00:02:13</text:p>
          </table:table-cell>
        </table:table-row>
        <table:table-row table:style-name="ro2">
          <table:table-cell office:value-type="string">
            <text:p>010_034.mp3</text:p>
          </table:table-cell>
          <table:table-cell office:value-type="string">
            <text:p>https://www.instagram.com/myfavouritejo/reel/DBOB5ZIPRXd/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10_035.mp3</text:p>
          </table:table-cell>
          <table:table-cell office:value-type="string">
            <text:p>https://www.instagram.com/myfavouritejo/reel/DBLjZ0NPcEF/</text:p>
          </table:table-cell>
          <table:table-cell office:value-type="time" office:time-value="PT00H01M59S">
            <text:p>00:01:59</text:p>
          </table:table-cell>
        </table:table-row>
        <table:table-row table:style-name="ro2">
          <table:table-cell office:value-type="string">
            <text:p>010_036.mp3</text:p>
          </table:table-cell>
          <table:table-cell office:value-type="string">
            <text:p>https://www.instagram.com/myfavouritejo/reel/DBI7CdgvCSY/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0_037.mp3</text:p>
          </table:table-cell>
          <table:table-cell office:value-type="string">
            <text:p>https://www.instagram.com/myfavouritejo/reel/DBGYm1YvUVJ/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0_038.mp3</text:p>
          </table:table-cell>
          <table:table-cell office:value-type="string">
            <text:p>https://www.instagram.com/myfavouritejo/reel/DBDrVgBv2Bg/</text:p>
          </table:table-cell>
          <table:table-cell office:value-type="time" office:time-value="PT00H02M17S">
            <text:p>00:02:17</text:p>
          </table:table-cell>
        </table:table-row>
        <table:table-row table:style-name="ro2">
          <table:table-cell office:value-type="string">
            <text:p>010_039.mp3</text:p>
          </table:table-cell>
          <table:table-cell office:value-type="string">
            <text:p>https://www.instagram.com/myfavouritejo/reel/DA8QZgzvcua/</text:p>
          </table:table-cell>
          <table:table-cell office:value-type="time" office:time-value="PT00H01M42S">
            <text:p>00:01:42</text:p>
          </table:table-cell>
        </table:table-row>
        <table:table-row table:style-name="ro2">
          <table:table-cell office:value-type="string">
            <text:p>010_040.mp3</text:p>
          </table:table-cell>
          <table:table-cell office:value-type="string">
            <text:p>https://www.instagram.com/myfavouritejo/reel/DA20jDNPp97/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10_041.mp3</text:p>
          </table:table-cell>
          <table:table-cell office:value-type="string">
            <text:p>https://www.instagram.com/myfavouritejo/reel/DA0SiB8vBii/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10_042.mp3</text:p>
          </table:table-cell>
          <table:table-cell office:value-type="string">
            <text:p>https://www.instagram.com/myfavouritejo/reel/DAsmxrZPChV/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10_043.mp3</text:p>
          </table:table-cell>
          <table:table-cell office:value-type="string">
            <text:p>https://www.instagram.com/myfavouritejo/reel/DAdoCkDvSVr/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0_044.mp3</text:p>
          </table:table-cell>
          <table:table-cell office:value-type="string">
            <text:p>https://www.instagram.com/myfavouritejo/reel/DAagvoqBQFH/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10_045.mp3</text:p>
          </table:table-cell>
          <table:table-cell office:value-type="string">
            <text:p>https://www.instagram.com/myfavouritejo/reel/DAYBpHavUG6/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0_046.mp3</text:p>
          </table:table-cell>
          <table:table-cell office:value-type="string">
            <text:p>https://www.instagram.com/myfavouritejo/reel/DAVmgK3vdJc/</text:p>
          </table:table-cell>
          <table:table-cell office:value-type="time" office:time-value="PT00H01M51S">
            <text:p>00:01:51</text:p>
          </table:table-cell>
        </table:table-row>
        <table:table-row table:style-name="ro2">
          <table:table-cell office:value-type="string">
            <text:p>010_047.mp3</text:p>
          </table:table-cell>
          <table:table-cell office:value-type="string">
            <text:p>https://www.instagram.com/myfavouritejo/reel/DATDKUJvA1C/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10_048.mp3</text:p>
          </table:table-cell>
          <table:table-cell office:value-type="string">
            <text:p>https://www.instagram.com/myfavouritejo/reel/DAQVgUTvy_L/</text:p>
          </table:table-cell>
          <table:table-cell office:value-type="time" office:time-value="PT00H01M46S">
            <text:p>00:01:46</text:p>
          </table:table-cell>
        </table:table-row>
        <table:table-row table:style-name="ro2">
          <table:table-cell office:value-type="string">
            <text:p>010_049.mp3</text:p>
          </table:table-cell>
          <table:table-cell office:value-type="string">
            <text:p>https://www.instagram.com/myfavouritejo/reel/DAIk7hJv79_/</text:p>
          </table:table-cell>
          <table:table-cell office:value-type="time" office:time-value="PT00H02M15S">
            <text:p>00:02:15</text:p>
          </table:table-cell>
        </table:table-row>
        <table:table-row table:style-name="ro2">
          <table:table-cell office:value-type="string">
            <text:p>010_050.mp3</text:p>
          </table:table-cell>
          <table:table-cell office:value-type="string">
            <text:p>https://www.instagram.com/myfavouritejo/reel/DAA8f4NPRVo/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10_051.mp3</text:p>
          </table:table-cell>
          <table:table-cell office:value-type="string">
            <text:p>https://www.instagram.com/myfavouritejo/reel/C_-KFi0vY7c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10_052.mp3</text:p>
          </table:table-cell>
          <table:table-cell office:value-type="string">
            <text:p>https://www.instagram.com/myfavouritejo/reel/C_5QtTRBH3F/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0_053.mp3</text:p>
          </table:table-cell>
          <table:table-cell office:value-type="string">
            <text:p>https://www.instagram.com/myfavouritejo/reel/C_2fkw3Pq_b/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0_054.mp3</text:p>
          </table:table-cell>
          <table:table-cell office:value-type="string">
            <text:p>https://www.instagram.com/myfavouritejo/reel/C_xhylJP7EX/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10_055.mp3</text:p>
          </table:table-cell>
          <table:table-cell office:value-type="string">
            <text:p>https://www.instagram.com/myfavouritejo/reel/C_uzYMSPX0B/</text:p>
          </table:table-cell>
          <table:table-cell office:value-type="time" office:time-value="PT00H01M47S">
            <text:p>00:01:47</text:p>
          </table:table-cell>
        </table:table-row>
        <table:table-row table:style-name="ro2">
          <table:table-cell office:value-type="string">
            <text:p>010_056.mp3</text:p>
          </table:table-cell>
          <table:table-cell office:value-type="string">
            <text:p>https://www.instagram.com/myfavouritejo/reel/C_nRheiv-ej/</text:p>
          </table:table-cell>
          <table:table-cell office:value-type="time" office:time-value="PT00H01M36S">
            <text:p>00:01:36</text:p>
          </table:table-cell>
        </table:table-row>
        <table:table-row table:style-name="ro2">
          <table:table-cell office:value-type="string">
            <text:p>010_057.mp3</text:p>
          </table:table-cell>
          <table:table-cell office:value-type="string">
            <text:p>https://www.instagram.com/myfavouritejo/reel/C_khpPVP_p-/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10_058.mp3</text:p>
          </table:table-cell>
          <table:table-cell office:value-type="string">
            <text:p>https://www.instagram.com/myfavouritejo/reel/C_h--NivCM3/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0_059.mp3</text:p>
          </table:table-cell>
          <table:table-cell office:value-type="string">
            <text:p>https://www.instagram.com/myfavouritejo/reel/C_fV7QgPBro/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10_060.mp3</text:p>
          </table:table-cell>
          <table:table-cell office:value-type="string">
            <text:p>https://www.instagram.com/myfavouritejo/reel/C_ScF0JvnFL/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10_061.mp3</text:p>
          </table:table-cell>
          <table:table-cell office:value-type="string">
            <text:p>https://www.instagram.com/myfavouritejo/reel/C_QB_FQPla9/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10_062.mp3</text:p>
          </table:table-cell>
          <table:table-cell office:value-type="string">
            <text:p>https://www.instagram.com/myfavouritejo/reel/C_KzxaZPIso/</text:p>
          </table:table-cell>
          <table:table-cell office:value-type="time" office:time-value="PT00H02M45S">
            <text:p>00:02:45</text:p>
          </table:table-cell>
        </table:table-row>
        <table:table-row table:style-name="ro2">
          <table:table-cell office:value-type="string">
            <text:p>010_063.mp3</text:p>
          </table:table-cell>
          <table:table-cell office:value-type="string">
            <text:p>https://www.instagram.com/myfavouritejo/reel/C_IPwBwPhAT/</text:p>
          </table:table-cell>
          <table:table-cell office:value-type="time" office:time-value="PT00H01M44S">
            <text:p>00:01:44</text:p>
          </table:table-cell>
        </table:table-row>
        <table:table-row table:style-name="ro2">
          <table:table-cell office:value-type="string">
            <text:p>010_064.mp3</text:p>
          </table:table-cell>
          <table:table-cell office:value-type="string">
            <text:p>https://www.instagram.com/myfavouritejo/reel/C_DHDDlPkiY/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0_065.mp3</text:p>
          </table:table-cell>
          <table:table-cell office:value-type="string">
            <text:p>https://www.instagram.com/myfavouritejo/reel/C-7WOQEPom_/</text:p>
          </table:table-cell>
          <table:table-cell office:value-type="time" office:time-value="PT00H01M34S">
            <text:p>00:01:34</text:p>
          </table:table-cell>
        </table:table-row>
        <table:table-row table:style-name="ro2">
          <table:table-cell office:value-type="string">
            <text:p>010_066.mp3</text:p>
          </table:table-cell>
          <table:table-cell office:value-type="string">
            <text:p>https://www.instagram.com/myfavouritejo/reel/C-2VLdtvnaC/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0_067.mp3</text:p>
          </table:table-cell>
          <table:table-cell office:value-type="string">
            <text:p>https://www.instagram.com/myfavouritejo/reel/C-xFuSZPmBc/</text:p>
          </table:table-cell>
          <table:table-cell office:value-type="time" office:time-value="PT00H02M07S">
            <text:p>00:02:07</text:p>
          </table:table-cell>
        </table:table-row>
        <table:table-row table:style-name="ro2">
          <table:table-cell office:value-type="string">
            <text:p>010_068.mp3</text:p>
          </table:table-cell>
          <table:table-cell office:value-type="string">
            <text:p>https://www.instagram.com/myfavouritejo/reel/C-wSkIdPw23/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0_069.mp3</text:p>
          </table:table-cell>
          <table:table-cell office:value-type="string">
            <text:p>https://www.instagram.com/myfavouritejo/reel/C-sHpWkPynW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10_070.mp3</text:p>
          </table:table-cell>
          <table:table-cell office:value-type="string">
            <text:p>https://www.instagram.com/myfavouritejo/reel/C-pK12GvNEI/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10_071.mp3</text:p>
          </table:table-cell>
          <table:table-cell office:value-type="string">
            <text:p>https://www.instagram.com/myfavouritejo/reel/C-mw8GRvhZp/</text:p>
          </table:table-cell>
          <table:table-cell office:value-type="time" office:time-value="PT00H01M52S">
            <text:p>00:01:52</text:p>
          </table:table-cell>
        </table:table-row>
        <table:table-row table:style-name="ro2">
          <table:table-cell office:value-type="string">
            <text:p>010_072.mp3</text:p>
          </table:table-cell>
          <table:table-cell office:value-type="string">
            <text:p>https://www.instagram.com/myfavouritejo/reel/C-kfz6CvAqU/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10_073.mp3</text:p>
          </table:table-cell>
          <table:table-cell office:value-type="string">
            <text:p>https://www.instagram.com/myfavouritejo/reel/C-hrl_bvsvf/</text:p>
          </table:table-cell>
          <table:table-cell office:value-type="time" office:time-value="PT00H01M31S">
            <text:p>00:01:31</text:p>
          </table:table-cell>
        </table:table-row>
        <table:table-row table:style-name="ro2">
          <table:table-cell office:value-type="string">
            <text:p>010_074.mp3</text:p>
          </table:table-cell>
          <table:table-cell office:value-type="string">
            <text:p>https://www.instagram.com/myfavouritejo/reel/C-fFOCIvle9/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10_075.mp3</text:p>
          </table:table-cell>
          <table:table-cell office:value-type="string">
            <text:p>https://www.instagram.com/myfavouritejo/reel/C-cfWEevuvq/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10_076.mp3</text:p>
          </table:table-cell>
          <table:table-cell office:value-type="string">
            <text:p>https://www.instagram.com/myfavouritejo/reel/C-Z4dycP7wL/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0_077.mp3</text:p>
          </table:table-cell>
          <table:table-cell office:value-type="string">
            <text:p>https://www.instagram.com/myfavouritejo/reel/C-XPpSEvAjC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0_078.mp3</text:p>
          </table:table-cell>
          <table:table-cell office:value-type="string">
            <text:p>https://www.instagram.com/myfavouritejo/reel/C-UtpbevYjJ/</text:p>
          </table:table-cell>
          <table:table-cell office:value-type="time" office:time-value="PT00H01M28S">
            <text:p>00:01:28</text:p>
          </table:table-cell>
        </table:table-row>
        <table:table-row table:style-name="ro2">
          <table:table-cell office:value-type="string">
            <text:p>010_079.mp3</text:p>
          </table:table-cell>
          <table:table-cell office:value-type="string">
            <text:p>https://www.instagram.com/myfavouritejo/reel/C-R4qFMPmsU/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0_080.mp3</text:p>
          </table:table-cell>
          <table:table-cell office:value-type="string">
            <text:p>https://www.instagram.com/myfavouritejo/reel/C993zmlPrT1/</text:p>
          </table:table-cell>
          <table:table-cell office:value-type="time" office:time-value="PT00H01M33S">
            <text:p>00:01:33</text:p>
          </table:table-cell>
        </table:table-row>
        <table:table-row table:style-name="ro2">
          <table:table-cell office:value-type="string">
            <text:p>010_081.mp3</text:p>
          </table:table-cell>
          <table:table-cell office:value-type="string">
            <text:p>https://www.instagram.com/myfavouritejo/reel/C94eoWgPbvG/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10_082.mp3</text:p>
          </table:table-cell>
          <table:table-cell office:value-type="string">
            <text:p>https://www.instagram.com/myfavouritejo/reel/C912Xz5PJMf/</text:p>
          </table:table-cell>
          <table:table-cell office:value-type="time" office:time-value="PT00H01M59S">
            <text:p>00:01:59</text:p>
          </table:table-cell>
        </table:table-row>
        <table:table-row table:style-name="ro2">
          <table:table-cell office:value-type="string">
            <text:p>010_083.mp3</text:p>
          </table:table-cell>
          <table:table-cell office:value-type="string">
            <text:p>https://www.instagram.com/myfavouritejo/reel/C9ws6F1v8wn/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0_084.mp3</text:p>
          </table:table-cell>
          <table:table-cell office:value-type="string">
            <text:p>https://www.instagram.com/myfavouritejo/reel/C9uIzXPPlbI/</text:p>
          </table:table-cell>
          <table:table-cell office:value-type="time" office:time-value="PT00H01M31S">
            <text:p>00:01:31</text:p>
          </table:table-cell>
        </table:table-row>
        <table:table-row table:style-name="ro2">
          <table:table-cell office:value-type="string">
            <text:p>010_085.mp3</text:p>
          </table:table-cell>
          <table:table-cell office:value-type="string">
            <text:p>https://www.instagram.com/myfavouritejo/reel/C9ro3qUP83U/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10_086.mp3</text:p>
          </table:table-cell>
          <table:table-cell office:value-type="string">
            <text:p>https://www.instagram.com/myfavouritejo/reel/C9o4eNZv908/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10_087.mp3</text:p>
          </table:table-cell>
          <table:table-cell office:value-type="string">
            <text:p>https://www.instagram.com/myfavouritejo/reel/C9mil27vMCs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10_088.mp3</text:p>
          </table:table-cell>
          <table:table-cell office:value-type="string">
            <text:p>https://www.instagram.com/myfavouritejo/reel/C9hJELNPfZT/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10_089.mp3</text:p>
          </table:table-cell>
          <table:table-cell office:value-type="string">
            <text:p>https://www.instagram.com/myfavouritejo/reel/C9gVljVS8LB/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10_090.mp3</text:p>
          </table:table-cell>
          <table:table-cell office:value-type="string">
            <text:p>https://www.instagram.com/myfavouritejo/reel/C9esHWDPkoh/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10_091.mp3</text:p>
          </table:table-cell>
          <table:table-cell office:value-type="string">
            <text:p>https://www.instagram.com/myfavouritejo/reel/C9cKLufvtlC/</text:p>
          </table:table-cell>
          <table:table-cell office:value-type="time" office:time-value="PT00H01M50S">
            <text:p>00:01:50</text:p>
          </table:table-cell>
        </table:table-row>
        <table:table-row table:style-name="ro2">
          <table:table-cell office:value-type="string">
            <text:p>010_092.mp3</text:p>
          </table:table-cell>
          <table:table-cell office:value-type="string">
            <text:p>https://www.instagram.com/myfavouritejo/reel/C9ZYu8mPyc5/</text:p>
          </table:table-cell>
          <table:table-cell office:value-type="time" office:time-value="PT00H01M45S">
            <text:p>00:01:45</text:p>
          </table:table-cell>
        </table:table-row>
        <table:table-row table:style-name="ro2">
          <table:table-cell office:value-type="string">
            <text:p>010_093.mp3</text:p>
          </table:table-cell>
          <table:table-cell office:value-type="string">
            <text:p>https://www.instagram.com/myfavouritejo/reel/C9XGvBVPRzk/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0_094.mp3</text:p>
          </table:table-cell>
          <table:table-cell office:value-type="string">
            <text:p>https://www.instagram.com/myfavouritejo/reel/C9Uh99BvUgk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10_095.mp3</text:p>
          </table:table-cell>
          <table:table-cell office:value-type="string">
            <text:p>https://www.instagram.com/myfavouritejo/reel/C9Rwpsyv_tW/</text:p>
          </table:table-cell>
          <table:table-cell office:value-type="time" office:time-value="PT00H01M37S">
            <text:p>00:01:37</text:p>
          </table:table-cell>
        </table:table-row>
        <table:table-row table:style-name="ro2">
          <table:table-cell office:value-type="string">
            <text:p>010_096.mp3</text:p>
          </table:table-cell>
          <table:table-cell office:value-type="string">
            <text:p>https://www.instagram.com/myfavouritejo/reel/C9PRkZNvd2a/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10_097.mp3</text:p>
          </table:table-cell>
          <table:table-cell office:value-type="string">
            <text:p>https://www.instagram.com/myfavouritejo/reel/C9MfOI3vUVa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10_098.mp3</text:p>
          </table:table-cell>
          <table:table-cell office:value-type="string">
            <text:p>https://www.instagram.com/myfavouritejo/reel/C9He2i5PVL5/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0_099.mp3</text:p>
          </table:table-cell>
          <table:table-cell office:value-type="string">
            <text:p>https://www.instagram.com/myfavouritejo/reel/C9EiQ0VPaOE/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10_100.mp3</text:p>
          </table:table-cell>
          <table:table-cell office:value-type="string">
            <text:p>https://www.instagram.com/myfavouritejo/reel/C9CUHHfPkk8/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0_101.mp3</text:p>
          </table:table-cell>
          <table:table-cell office:value-type="string">
            <text:p>https://www.instagram.com/myfavouritejo/reel/C8_s4i8vWeH/</text:p>
          </table:table-cell>
          <table:table-cell office:value-type="time" office:time-value="PT00H00M08S">
            <text:p>00:00:08</text:p>
          </table:table-cell>
        </table:table-row>
        <table:table-row table:style-name="ro2">
          <table:table-cell office:value-type="string">
            <text:p>010_102.mp3</text:p>
          </table:table-cell>
          <table:table-cell office:value-type="string">
            <text:p>https://www.instagram.com/myfavouritejo/reel/C89KOQmh7qp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10_103.mp3</text:p>
          </table:table-cell>
          <table:table-cell office:value-type="string">
            <text:p>https://www.instagram.com/myfavouritejo/reel/C873-A3iTu4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10_104.mp3</text:p>
          </table:table-cell>
          <table:table-cell office:value-type="string">
            <text:p>https://www.instagram.com/myfavouritejo/reel/C84JYdaP4HV/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0_105.mp3</text:p>
          </table:table-cell>
          <table:table-cell office:value-type="string">
            <text:p>https://www.instagram.com/myfavouritejo/reel/C81kdY1v3kS/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0_106.mp3</text:p>
          </table:table-cell>
          <table:table-cell office:value-type="string">
            <text:p>https://www.instagram.com/myfavouritejo/reel/C8y-oKyv-a3/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0_107.mp3</text:p>
          </table:table-cell>
          <table:table-cell office:value-type="string">
            <text:p>https://www.instagram.com/myfavouritejo/reel/C8wil3XPt2L/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10_108.mp3</text:p>
          </table:table-cell>
          <table:table-cell office:value-type="string">
            <text:p>https://www.instagram.com/myfavouritejo/reel/C8vumiGPoCk/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10_109.mp3</text:p>
          </table:table-cell>
          <table:table-cell office:value-type="string">
            <text:p>https://www.instagram.com/myfavouritejo/reel/C8tycp4PS1O/</text:p>
          </table:table-cell>
          <table:table-cell office:value-type="time" office:time-value="PT00H02M10S">
            <text:p>00:02:10</text:p>
          </table:table-cell>
        </table:table-row>
        <table:table-row table:style-name="ro2">
          <table:table-cell office:value-type="string">
            <text:p>010_110.mp3</text:p>
          </table:table-cell>
          <table:table-cell office:value-type="string">
            <text:p>https://www.instagram.com/myfavouritejo/reel/C8o7Wq9v23X/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0_111.mp3</text:p>
          </table:table-cell>
          <table:table-cell office:value-type="string">
            <text:p>https://www.instagram.com/myfavouritejo/reel/C8l7PY9P3po/</text:p>
          </table:table-cell>
          <table:table-cell office:value-type="time" office:time-value="PT00H01M48S">
            <text:p>00:01:48</text:p>
          </table:table-cell>
        </table:table-row>
        <table:table-row table:style-name="ro2">
          <table:table-cell office:value-type="string">
            <text:p>010_112.mp3</text:p>
          </table:table-cell>
          <table:table-cell office:value-type="string">
            <text:p>https://www.instagram.com/myfavouritejo/reel/C8jRtzOvn5Q/</text:p>
          </table:table-cell>
          <table:table-cell office:value-type="time" office:time-value="PT00H01M31S">
            <text:p>00:01:31</text:p>
          </table:table-cell>
        </table:table-row>
        <table:table-row table:style-name="ro2">
          <table:table-cell office:value-type="string">
            <text:p>010_113.mp3</text:p>
          </table:table-cell>
          <table:table-cell office:value-type="string">
            <text:p>https://www.instagram.com/myfavouritejo/reel/C8gwhJ-v6s9/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10_114.mp3</text:p>
          </table:table-cell>
          <table:table-cell office:value-type="string">
            <text:p>https://www.instagram.com/myfavouritejo/reel/C8eYdCLPmhl/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10_115.mp3</text:p>
          </table:table-cell>
          <table:table-cell office:value-type="string">
            <text:p>https://www.instagram.com/myfavouritejo/reel/C8ZL_haPYn1/</text:p>
          </table:table-cell>
          <table:table-cell office:value-type="time" office:time-value="PT00H01M59S">
            <text:p>00:01:59</text:p>
          </table:table-cell>
        </table:table-row>
        <table:table-row table:style-name="ro2">
          <table:table-cell office:value-type="string">
            <text:p>010_116.mp3</text:p>
          </table:table-cell>
          <table:table-cell office:value-type="string">
            <text:p>https://www.instagram.com/myfavouritejo/reel/C8WweX7vzAi/</text:p>
          </table:table-cell>
          <table:table-cell office:value-type="time" office:time-value="PT00H01M35S">
            <text:p>00:01:35</text:p>
          </table:table-cell>
        </table:table-row>
        <table:table-row table:style-name="ro2">
          <table:table-cell office:value-type="string">
            <text:p>010_117.mp3</text:p>
          </table:table-cell>
          <table:table-cell office:value-type="string">
            <text:p>https://www.instagram.com/myfavouritejo/reel/C8T0DOgvADC/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10_118.mp3</text:p>
          </table:table-cell>
          <table:table-cell office:value-type="string">
            <text:p>https://www.instagram.com/myfavouritejo/reel/C8Rbh_fP4H7/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0_119.mp3</text:p>
          </table:table-cell>
          <table:table-cell office:value-type="string">
            <text:p>https://www.instagram.com/myfavouritejo/reel/C8OxO_AvAVs/</text:p>
          </table:table-cell>
          <table:table-cell office:value-type="time" office:time-value="PT00H01M28S">
            <text:p>00:01:28</text:p>
          </table:table-cell>
        </table:table-row>
        <table:table-row table:style-name="ro2">
          <table:table-cell office:value-type="string">
            <text:p>010_120.mp3</text:p>
          </table:table-cell>
          <table:table-cell office:value-type="string">
            <text:p>https://www.instagram.com/myfavouritejo/reel/C8MVa0RPbKn/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10_121.mp3</text:p>
          </table:table-cell>
          <table:table-cell office:value-type="string">
            <text:p>https://www.instagram.com/myfavouritejo/reel/C8Jp7vAB4ZS/</text:p>
          </table:table-cell>
          <table:table-cell office:value-type="time" office:time-value="PT00H02M00S">
            <text:p>00:02:00</text:p>
          </table:table-cell>
        </table:table-row>
        <table:table-row table:style-name="ro2">
          <table:table-cell office:value-type="string">
            <text:p>010_122.mp3</text:p>
          </table:table-cell>
          <table:table-cell office:value-type="string">
            <text:p>https://www.instagram.com/myfavouritejo/reel/C8HM9PAPFKx/</text:p>
          </table:table-cell>
          <table:table-cell office:value-type="time" office:time-value="PT00H01M37S">
            <text:p>00:01:37</text:p>
          </table:table-cell>
        </table:table-row>
        <table:table-row table:style-name="ro2">
          <table:table-cell office:value-type="string">
            <text:p>010_123.mp3</text:p>
          </table:table-cell>
          <table:table-cell office:value-type="string">
            <text:p>https://www.instagram.com/myfavouritejo/reel/C8Ei1MGPcj-/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10_124.mp3</text:p>
          </table:table-cell>
          <table:table-cell office:value-type="string">
            <text:p>https://www.instagram.com/myfavouritejo/reel/C8CJk5TPB6W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0_125.mp3</text:p>
          </table:table-cell>
          <table:table-cell office:value-type="string">
            <text:p>https://www.instagram.com/myfavouritejo/reel/C7_etjMvyQr/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10_126.mp3</text:p>
          </table:table-cell>
          <table:table-cell office:value-type="string">
            <text:p>https://www.instagram.com/myfavouritejo/reel/C786iOUvHHT/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10_127.mp3</text:p>
          </table:table-cell>
          <table:table-cell office:value-type="string">
            <text:p>https://www.instagram.com/myfavouritejo/reel/C76jFd2PVhp/</text:p>
          </table:table-cell>
          <table:table-cell office:value-type="time" office:time-value="PT00H02M02S">
            <text:p>00:02:02</text:p>
          </table:table-cell>
        </table:table-row>
        <table:table-row table:style-name="ro2">
          <table:table-cell office:value-type="string">
            <text:p>010_128.mp3</text:p>
          </table:table-cell>
          <table:table-cell office:value-type="string">
            <text:p>https://www.instagram.com/myfavouritejo/reel/C73tb-svj21/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0_129.mp3</text:p>
          </table:table-cell>
          <table:table-cell office:value-type="string">
            <text:p>https://www.instagram.com/myfavouritejo/reel/C7yoK5HPJCu/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10_130.mp3</text:p>
          </table:table-cell>
          <table:table-cell office:value-type="string">
            <text:p>https://www.instagram.com/myfavouritejo/reel/C7wRcHwvbSt/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0_131.mp3</text:p>
          </table:table-cell>
          <table:table-cell office:value-type="string">
            <text:p>https://www.instagram.com/myfavouritejo/reel/C7tmis0Pz60/</text:p>
          </table:table-cell>
          <table:table-cell office:value-type="time" office:time-value="PT00H01M47S">
            <text:p>00:01:47</text:p>
          </table:table-cell>
        </table:table-row>
        <table:table-row table:style-name="ro2">
          <table:table-cell office:value-type="string">
            <text:p>010_132.mp3</text:p>
          </table:table-cell>
          <table:table-cell office:value-type="string">
            <text:p>https://www.instagram.com/myfavouritejo/reel/C7qu-4NP9P2/</text:p>
          </table:table-cell>
          <table:table-cell office:value-type="time" office:time-value="PT00H01M48S">
            <text:p>00:01:48</text:p>
          </table:table-cell>
        </table:table-row>
        <table:table-row table:style-name="ro2">
          <table:table-cell office:value-type="string">
            <text:p>010_133.mp3</text:p>
          </table:table-cell>
          <table:table-cell office:value-type="string">
            <text:p>https://www.instagram.com/myfavouritejo/reel/C7oUf9yvFj6/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0_134.mp3</text:p>
          </table:table-cell>
          <table:table-cell office:value-type="string">
            <text:p>https://www.instagram.com/myfavouritejo/reel/C7lhm2AvYgB/</text:p>
          </table:table-cell>
          <table:table-cell office:value-type="time" office:time-value="PT00H01M26S">
            <text:p>00:01:26</text:p>
          </table:table-cell>
        </table:table-row>
        <table:table-row table:style-name="ro2">
          <table:table-cell office:value-type="string">
            <text:p>010_135.mp3</text:p>
          </table:table-cell>
          <table:table-cell office:value-type="string">
            <text:p>https://www.instagram.com/myfavouritejo/reel/C7jZn4zvF_0/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10_136.mp3</text:p>
          </table:table-cell>
          <table:table-cell office:value-type="string">
            <text:p>https://www.instagram.com/myfavouritejo/reel/C7gip7sv60M/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10_137.mp3</text:p>
          </table:table-cell>
          <table:table-cell office:value-type="string">
            <text:p>https://www.instagram.com/myfavouritejo/reel/C7d6OV7PNmO/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10_138.mp3</text:p>
          </table:table-cell>
          <table:table-cell office:value-type="string">
            <text:p>https://www.instagram.com/myfavouritejo/reel/C7bih_HPKov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10_139.mp3</text:p>
          </table:table-cell>
          <table:table-cell office:value-type="string">
            <text:p>https://www.instagram.com/myfavouritejo/reel/C7Y6xZpvNtm/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10_140.mp3</text:p>
          </table:table-cell>
          <table:table-cell office:value-type="string">
            <text:p>https://www.instagram.com/myfavouritejo/reel/C7WbSA8PTMv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10_141.mp3</text:p>
          </table:table-cell>
          <table:table-cell office:value-type="string">
            <text:p>https://www.instagram.com/myfavouritejo/reel/C7T5I8lPgfD/</text:p>
          </table:table-cell>
          <table:table-cell office:value-type="time" office:time-value="PT00H00M27S">
            <text:p>00:00:27</text:p>
          </table:table-cell>
        </table:table-row>
        <table:table-row table:style-name="ro2">
          <table:table-cell office:value-type="string">
            <text:p>010_142.mp3</text:p>
          </table:table-cell>
          <table:table-cell office:value-type="string">
            <text:p>https://www.instagram.com/myfavouritejo/reel/C7RSr3MvBm8/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10_143.mp3</text:p>
          </table:table-cell>
          <table:table-cell office:value-type="string">
            <text:p>https://www.instagram.com/myfavouritejo/reel/C7OmNidPb-Z/</text:p>
          </table:table-cell>
          <table:table-cell office:value-type="time" office:time-value="PT00H01M28S">
            <text:p>00:01:28</text:p>
          </table:table-cell>
        </table:table-row>
        <table:table-row table:style-name="ro2">
          <table:table-cell office:value-type="string">
            <text:p>010_144.mp3</text:p>
          </table:table-cell>
          <table:table-cell office:value-type="string">
            <text:p>https://www.instagram.com/myfavouritejo/reel/C7L8P02P2UQ/</text:p>
          </table:table-cell>
          <table:table-cell office:value-type="time" office:time-value="PT00H01M40S">
            <text:p>00:01:40</text:p>
          </table:table-cell>
        </table:table-row>
        <table:table-row table:style-name="ro2">
          <table:table-cell office:value-type="string">
            <text:p>010_145.mp3</text:p>
          </table:table-cell>
          <table:table-cell office:value-type="string">
            <text:p>https://www.instagram.com/myfavouritejo/reel/C7K0of7vJqG/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10_146.mp3</text:p>
          </table:table-cell>
          <table:table-cell office:value-type="string">
            <text:p>https://www.instagram.com/myfavouritejo/reel/C7JaoijPFLT/</text:p>
          </table:table-cell>
          <table:table-cell office:value-type="time" office:time-value="PT00H02M10S">
            <text:p>00:02:10</text:p>
          </table:table-cell>
        </table:table-row>
        <table:table-row table:style-name="ro2">
          <table:table-cell office:value-type="string">
            <text:p>010_147.mp3</text:p>
          </table:table-cell>
          <table:table-cell office:value-type="string">
            <text:p>https://www.instagram.com/myfavouritejo/reel/C7GtiTWPxmQ/</text:p>
          </table:table-cell>
          <table:table-cell office:value-type="time" office:time-value="PT00H01M50S">
            <text:p>00:01:50</text:p>
          </table:table-cell>
        </table:table-row>
        <table:table-row table:style-name="ro2">
          <table:table-cell office:value-type="string">
            <text:p>010_148.mp3</text:p>
          </table:table-cell>
          <table:table-cell office:value-type="string">
            <text:p>https://www.instagram.com/myfavouritejo/reel/C7EOGjCvEnw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10_149.mp3</text:p>
          </table:table-cell>
          <table:table-cell office:value-type="string">
            <text:p>https://www.instagram.com/myfavouritejo/reel/C7B3Uejvck8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10_150.mp3</text:p>
          </table:table-cell>
          <table:table-cell office:value-type="string">
            <text:p>https://www.instagram.com/myfavouritejo/reel/C6_EdRNPWET/</text:p>
          </table:table-cell>
          <table:table-cell office:value-type="time" office:time-value="PT00H01M23S">
            <text:p>00:01:23</text:p>
          </table:table-cell>
        </table:table-row>
        <table:table-row table:style-name="ro2">
          <table:table-cell office:value-type="string">
            <text:p>010_151.mp3</text:p>
          </table:table-cell>
          <table:table-cell office:value-type="string">
            <text:p>https://www.instagram.com/myfavouritejo/reel/C66RjjOPMC0/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10_152.mp3</text:p>
          </table:table-cell>
          <table:table-cell office:value-type="string">
            <text:p>https://www.instagram.com/myfavouritejo/reel/C6ySP-2P6Zb/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10_153.mp3</text:p>
          </table:table-cell>
          <table:table-cell office:value-type="string">
            <text:p>https://www.instagram.com/myfavouritejo/reel/C6vnaIVPqum/</text:p>
          </table:table-cell>
          <table:table-cell office:value-type="time" office:time-value="PT00H02M24S">
            <text:p>00:02:24</text:p>
          </table:table-cell>
        </table:table-row>
        <table:table-row table:style-name="ro2">
          <table:table-cell office:value-type="string">
            <text:p>010_154.mp3</text:p>
          </table:table-cell>
          <table:table-cell office:value-type="string">
            <text:p>https://www.instagram.com/myfavouritejo/reel/C6n2DclPgjd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10_155.mp3</text:p>
          </table:table-cell>
          <table:table-cell office:value-type="string">
            <text:p>https://www.instagram.com/amybeehz/reel/C6m52aisAMy/</text:p>
          </table:table-cell>
          <table:table-cell office:value-type="time" office:time-value="PT00H01M53S">
            <text:p>00:01:53</text:p>
          </table:table-cell>
        </table:table-row>
        <table:table-row table:style-name="ro2">
          <table:table-cell office:value-type="string">
            <text:p>010_156.mp3</text:p>
          </table:table-cell>
          <table:table-cell office:value-type="string">
            <text:p>https://www.instagram.com/myfavouritejo/reel/C6lWOQrPa17/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10_157.mp3</text:p>
          </table:table-cell>
          <table:table-cell office:value-type="string">
            <text:p>https://www.instagram.com/myfavouritejo/reel/C6gHp9VvFaI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0_158.mp3</text:p>
          </table:table-cell>
          <table:table-cell office:value-type="string">
            <text:p>https://www.instagram.com/myfavouritejo/reel/C6dtLYlvL-g/</text:p>
          </table:table-cell>
          <table:table-cell office:value-type="time" office:time-value="PT00H02M01S">
            <text:p>00:02:01</text:p>
          </table:table-cell>
        </table:table-row>
        <table:table-row table:style-name="ro2">
          <table:table-cell office:value-type="string">
            <text:p>010_159.mp3</text:p>
          </table:table-cell>
          <table:table-cell office:value-type="string">
            <text:p>https://www.instagram.com/myfavouritejo/reel/C6bCOswPk3e/</text:p>
          </table:table-cell>
          <table:table-cell office:value-type="time" office:time-value="PT00H00M27S">
            <text:p>00:00:27</text:p>
          </table:table-cell>
        </table:table-row>
        <table:table-row table:style-name="ro2">
          <table:table-cell office:value-type="string">
            <text:p>010_160.mp3</text:p>
          </table:table-cell>
          <table:table-cell office:value-type="string">
            <text:p>https://www.instagram.com/myfavouritejo/reel/C6WJzURPn5p/</text:p>
          </table:table-cell>
          <table:table-cell office:value-type="time" office:time-value="PT00H02M36S">
            <text:p>00:02:36</text:p>
          </table:table-cell>
        </table:table-row>
        <table:table-row table:style-name="ro2">
          <table:table-cell office:value-type="string">
            <text:p>010_161.mp3</text:p>
          </table:table-cell>
          <table:table-cell office:value-type="string">
            <text:p>https://www.instagram.com/myfavouritejo/reel/C6TTB83P2Ec/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10_162.mp3</text:p>
          </table:table-cell>
          <table:table-cell office:value-type="string">
            <text:p>https://www.instagram.com/myfavouritejo/reel/C6QvSIlvcRv/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10_163.mp3</text:p>
          </table:table-cell>
          <table:table-cell office:value-type="string">
            <text:p>https://www.instagram.com/myfavouritejo/reel/C6LvocoP3x-/</text:p>
          </table:table-cell>
          <table:table-cell office:value-type="time" office:time-value="PT00H01M53S">
            <text:p>00:01:53</text:p>
          </table:table-cell>
        </table:table-row>
        <table:table-row table:style-name="ro2">
          <table:table-cell office:value-type="string">
            <text:p>010_164.mp3</text:p>
          </table:table-cell>
          <table:table-cell office:value-type="string">
            <text:p>https://www.instagram.com/myfavouritejo/reel/C6GrCAMvvuh/</text:p>
          </table:table-cell>
          <table:table-cell office:value-type="time" office:time-value="PT00H02M59S">
            <text:p>00:02:59</text:p>
          </table:table-cell>
        </table:table-row>
        <table:table-row table:style-name="ro2">
          <table:table-cell office:value-type="string">
            <text:p>010_165.mp3</text:p>
          </table:table-cell>
          <table:table-cell office:value-type="string">
            <text:p>https://www.instagram.com/myfavouritejo/reel/C6BKMjfvsqg/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10_166.mp3</text:p>
          </table:table-cell>
          <table:table-cell office:value-type="string">
            <text:p>https://www.instagram.com/myfavouritejo/reel/C6AA4Vsh1dD/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10_167.mp3</text:p>
          </table:table-cell>
          <table:table-cell office:value-type="string">
            <text:p>https://www.instagram.com/myfavouritejo/reel/C57yOGgPoTg/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0_168.mp3</text:p>
          </table:table-cell>
          <table:table-cell office:value-type="string">
            <text:p>https://www.instagram.com/myfavouritejo/reel/C55tXI-vq9g/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10_169.mp3</text:p>
          </table:table-cell>
          <table:table-cell office:value-type="string">
            <text:p>https://www.instagram.com/myfavouritejo/reel/C52-Xb1vQq6/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10_170.mp3</text:p>
          </table:table-cell>
          <table:table-cell office:value-type="string">
            <text:p>https://www.instagram.com/myfavouritejo/reel/C5vQNHMv3K3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10_171.mp3</text:p>
          </table:table-cell>
          <table:table-cell office:value-type="string">
            <text:p>https://www.instagram.com/myfavouritejo/reel/C5spY0VvwNO/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10_172.mp3</text:p>
          </table:table-cell>
          <table:table-cell office:value-type="string">
            <text:p>https://www.instagram.com/myfavouritejo/reel/C5nchYvvirM/</text:p>
          </table:table-cell>
          <table:table-cell office:value-type="time" office:time-value="PT00H02M14S">
            <text:p>00:02:14</text:p>
          </table:table-cell>
        </table:table-row>
        <table:table-row table:style-name="ro2">
          <table:table-cell office:value-type="string">
            <text:p>010_173.mp3</text:p>
          </table:table-cell>
          <table:table-cell office:value-type="string">
            <text:p>https://www.instagram.com/myfavouritejo/reel/C5k3iihPk0r/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0_174.mp3</text:p>
          </table:table-cell>
          <table:table-cell office:value-type="string">
            <text:p>https://www.instagram.com/myfavouritejo/reel/C5ib6SVvoWH/</text:p>
          </table:table-cell>
          <table:table-cell office:value-type="time" office:time-value="PT00H02M26S">
            <text:p>00:02:26</text:p>
          </table:table-cell>
        </table:table-row>
        <table:table-row table:style-name="ro2">
          <table:table-cell office:value-type="string">
            <text:p>010_175.mp3</text:p>
          </table:table-cell>
          <table:table-cell office:value-type="string">
            <text:p>https://www.instagram.com/myfavouritejo/reel/C5f57FsvpK7/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10_176.mp3</text:p>
          </table:table-cell>
          <table:table-cell office:value-type="string">
            <text:p>https://www.instagram.com/myfavouritejo/reel/C5dL5k4vGMC/</text:p>
          </table:table-cell>
          <table:table-cell office:value-type="time" office:time-value="PT00H02M59S">
            <text:p>00:02:59</text:p>
          </table:table-cell>
        </table:table-row>
        <table:table-row table:style-name="ro2">
          <table:table-cell office:value-type="string">
            <text:p>010_177.mp3</text:p>
          </table:table-cell>
          <table:table-cell office:value-type="string">
            <text:p>https://www.instagram.com/myfavouritejo/reel/C5b-4b7BJhG/</text:p>
          </table:table-cell>
          <table:table-cell office:value-type="time" office:time-value="PT00H00M07S">
            <text:p>00:00:07</text:p>
          </table:table-cell>
        </table:table-row>
        <table:table-row table:style-name="ro2">
          <table:table-cell office:value-type="string">
            <text:p>010_178.mp3</text:p>
          </table:table-cell>
          <table:table-cell office:value-type="string">
            <text:p>https://www.instagram.com/myfavouritejo/reel/C5YMvzZPaJr/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10_179.mp3</text:p>
          </table:table-cell>
          <table:table-cell office:value-type="string">
            <text:p>https://www.instagram.com/myfavouritejo/reel/C5X3P8-P4zA/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0_180.mp3</text:p>
          </table:table-cell>
          <table:table-cell office:value-type="string">
            <text:p>https://www.instagram.com/myfavouritejo/reel/C5VVZ-ovPtC/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0_181.mp3</text:p>
          </table:table-cell>
          <table:table-cell office:value-type="string">
            <text:p>https://www.instagram.com/myfavouritejo/reel/C5S_q32P2O1/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10_182.mp3</text:p>
          </table:table-cell>
          <table:table-cell office:value-type="string">
            <text:p>https://www.instagram.com/myfavouritejo/reel/C5QKSh-PV_q/</text:p>
          </table:table-cell>
          <table:table-cell office:value-type="time" office:time-value="PT00H01M26S">
            <text:p>00:01:26</text:p>
          </table:table-cell>
        </table:table-row>
        <table:table-row table:style-name="ro2">
          <table:table-cell office:value-type="string">
            <text:p>010_183.mp3</text:p>
          </table:table-cell>
          <table:table-cell office:value-type="string">
            <text:p>https://www.instagram.com/myfavouritejo/reel/C5LMFcEP9j1/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0_184.mp3</text:p>
          </table:table-cell>
          <table:table-cell office:value-type="string">
            <text:p>https://www.instagram.com/myfavouritejo/reel/C5I7kODPBw-/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10_185.mp3</text:p>
          </table:table-cell>
          <table:table-cell office:value-type="string">
            <text:p>https://www.instagram.com/myfavouritejo/reel/C5IhthavHEO/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10_186.mp3</text:p>
          </table:table-cell>
          <table:table-cell office:value-type="string">
            <text:p>https://www.instagram.com/myfavouritejo/reel/C5F4ynQv5uI/</text:p>
          </table:table-cell>
          <table:table-cell office:value-type="time" office:time-value="PT00H02M24S">
            <text:p>00:02:24</text:p>
          </table:table-cell>
        </table:table-row>
        <table:table-row table:style-name="ro2">
          <table:table-cell office:value-type="string">
            <text:p>010_187.mp3</text:p>
          </table:table-cell>
          <table:table-cell office:value-type="string">
            <text:p>https://www.instagram.com/myfavouritejo/reel/C5DSvpKPq4r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10_188.mp3</text:p>
          </table:table-cell>
          <table:table-cell office:value-type="string">
            <text:p>https://www.instagram.com/myfavouritejo/reel/C5AxuZlPjBO/</text:p>
          </table:table-cell>
          <table:table-cell office:value-type="time" office:time-value="PT00H02M17S">
            <text:p>00:02:17</text:p>
          </table:table-cell>
        </table:table-row>
        <table:table-row table:style-name="ro2">
          <table:table-cell office:value-type="string">
            <text:p>010_189.mp3</text:p>
          </table:table-cell>
          <table:table-cell office:value-type="string">
            <text:p>https://www.instagram.com/myfavouritejo/reel/C4-VK4NP4HM/</text:p>
          </table:table-cell>
          <table:table-cell office:value-type="time" office:time-value="PT00H02M05S">
            <text:p>00:02:05</text:p>
          </table:table-cell>
        </table:table-row>
        <table:table-row table:style-name="ro2">
          <table:table-cell office:value-type="string">
            <text:p>010_190.mp3</text:p>
          </table:table-cell>
          <table:table-cell office:value-type="string">
            <text:p>https://www.instagram.com/myfavouritejo/reel/C47owDVPPal/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0_191.mp3</text:p>
          </table:table-cell>
          <table:table-cell office:value-type="string">
            <text:p>https://www.instagram.com/myfavouritejo/reel/C45MOGevVO-/</text:p>
          </table:table-cell>
          <table:table-cell office:value-type="time" office:time-value="PT00H01M42S">
            <text:p>00:01:42</text:p>
          </table:table-cell>
        </table:table-row>
        <table:table-row table:style-name="ro2">
          <table:table-cell office:value-type="string">
            <text:p>010_192.mp3</text:p>
          </table:table-cell>
          <table:table-cell office:value-type="string">
            <text:p>https://www.instagram.com/myfavouritejo/reel/C44LPWSvWzi/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10_193.mp3</text:p>
          </table:table-cell>
          <table:table-cell office:value-type="string">
            <text:p>https://www.instagram.com/myfavouritejo/reel/C42tRy1vGGB/</text:p>
          </table:table-cell>
          <table:table-cell office:value-type="time" office:time-value="PT00H01M31S">
            <text:p>00:01:31</text:p>
          </table:table-cell>
        </table:table-row>
        <table:table-row table:style-name="ro2">
          <table:table-cell office:value-type="string">
            <text:p>010_194.mp3</text:p>
          </table:table-cell>
          <table:table-cell office:value-type="string">
            <text:p>https://www.instagram.com/myfavouritejo/reel/C4z0-_dPgmB/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10_195.mp3</text:p>
          </table:table-cell>
          <table:table-cell office:value-type="string">
            <text:p>https://www.instagram.com/myfavouritejo/reel/C4xNeGyvI3Q/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10_196.mp3</text:p>
          </table:table-cell>
          <table:table-cell office:value-type="string">
            <text:p>https://www.instagram.com/myfavouritejo/reel/C4sHf9uvSS-/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10_197.mp3</text:p>
          </table:table-cell>
          <table:table-cell office:value-type="string">
            <text:p>https://www.instagram.com/myfavouritejo/reel/C4nCApmPXOW/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0_198.mp3</text:p>
          </table:table-cell>
          <table:table-cell office:value-type="string">
            <text:p>https://www.instagram.com/myfavouritejo/reel/C4kicWsvExK/</text:p>
          </table:table-cell>
          <table:table-cell office:value-type="time" office:time-value="PT00H00M08S">
            <text:p>00:00:08</text:p>
          </table:table-cell>
        </table:table-row>
        <table:table-row table:style-name="ro2">
          <table:table-cell office:value-type="string">
            <text:p>010_199.mp3</text:p>
          </table:table-cell>
          <table:table-cell office:value-type="string">
            <text:p>https://www.instagram.com/myfavouritejo/reel/C4kcCcav0gy/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10_200.mp3</text:p>
          </table:table-cell>
          <table:table-cell office:value-type="string">
            <text:p>https://www.instagram.com/myfavouritejo/reel/C4h0_6BvG22/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10_201.mp3</text:p>
          </table:table-cell>
          <table:table-cell office:value-type="string">
            <text:p>https://www.instagram.com/myfavouritejo/reel/C4fNf5UPRnk/</text:p>
          </table:table-cell>
          <table:table-cell office:value-type="time" office:time-value="PT00H00M11S">
            <text:p>00:00:11</text:p>
          </table:table-cell>
        </table:table-row>
        <table:table-row table:style-name="ro2">
          <table:table-cell office:value-type="string">
            <text:p>010_202.mp3</text:p>
          </table:table-cell>
          <table:table-cell office:value-type="string">
            <text:p>https://www.instagram.com/myfavouritejo/reel/C4c2WS4P4Pt/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10_203.mp3</text:p>
          </table:table-cell>
          <table:table-cell office:value-type="string">
            <text:p>https://www.instagram.com/myfavouritejo/reel/C4RLxloB-JL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0_204.mp3</text:p>
          </table:table-cell>
          <table:table-cell office:value-type="string">
            <text:p>https://www.instagram.com/myfavouritejo/reel/C4PG8zUPmb0/</text:p>
          </table:table-cell>
          <table:table-cell office:value-type="time" office:time-value="PT00H00M11S">
            <text:p>00:00:11</text:p>
          </table:table-cell>
        </table:table-row>
        <table:table-row table:style-name="ro2">
          <table:table-cell office:value-type="string">
            <text:p>010_205.mp3</text:p>
          </table:table-cell>
          <table:table-cell office:value-type="string">
            <text:p>https://www.instagram.com/myfavouritejo/reel/C4Ok_jThcqC/</text:p>
          </table:table-cell>
          <table:table-cell office:value-type="time" office:time-value="PT00H01M26S">
            <text:p>00:01:26</text:p>
          </table:table-cell>
        </table:table-row>
        <table:table-row table:style-name="ro2">
          <table:table-cell office:value-type="string">
            <text:p>010_206.mp3</text:p>
          </table:table-cell>
          <table:table-cell office:value-type="string">
            <text:p>https://www.instagram.com/myfavouritejo/reel/C4MCu2vhkzI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0_207.mp3</text:p>
          </table:table-cell>
          <table:table-cell office:value-type="string">
            <text:p>https://www.instagram.com/myfavouritejo/reel/C4JYeYHSExq/</text:p>
          </table:table-cell>
          <table:table-cell office:value-type="time" office:time-value="PT00H02M10S">
            <text:p>00:02:10</text:p>
          </table:table-cell>
        </table:table-row>
        <table:table-row table:style-name="ro2">
          <table:table-cell office:value-type="string">
            <text:p>010_208.mp3</text:p>
          </table:table-cell>
          <table:table-cell office:value-type="string">
            <text:p>https://www.instagram.com/myfavouritejo/reel/C4HcGY_vf4t/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10_209.mp3</text:p>
          </table:table-cell>
          <table:table-cell office:value-type="string">
            <text:p>https://www.instagram.com/myfavouritejo/reel/C4FqSVOvNbs/</text:p>
          </table:table-cell>
          <table:table-cell office:value-type="time" office:time-value="PT00H02M28S">
            <text:p>00:02:28</text:p>
          </table:table-cell>
        </table:table-row>
        <table:table-row table:style-name="ro2">
          <table:table-cell office:value-type="string">
            <text:p>010_210.mp3</text:p>
          </table:table-cell>
          <table:table-cell office:value-type="string">
            <text:p>https://www.instagram.com/myfavouritejo/reel/C4BmLHQBCjM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10_211.mp3</text:p>
          </table:table-cell>
          <table:table-cell office:value-type="string">
            <text:p>https://www.instagram.com/myfavouritejo/reel/C3_GvgFhVh_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10_212.mp3</text:p>
          </table:table-cell>
          <table:table-cell office:value-type="string">
            <text:p>https://www.instagram.com/myfavouritejo/reel/C38NiX1Poks/</text:p>
          </table:table-cell>
          <table:table-cell office:value-type="time" office:time-value="PT00H02M37S">
            <text:p>00:02:37</text:p>
          </table:table-cell>
        </table:table-row>
        <table:table-row table:style-name="ro2">
          <table:table-cell office:value-type="string">
            <text:p>010_213.mp3</text:p>
          </table:table-cell>
          <table:table-cell office:value-type="string">
            <text:p>https://www.instagram.com/myfavouritejo/reel/C36EoiDBZiu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0_214.mp3</text:p>
          </table:table-cell>
          <table:table-cell office:value-type="string">
            <text:p>https://www.instagram.com/myfavouritejo/reel/C34ev_SvZjg/</text:p>
          </table:table-cell>
          <table:table-cell office:value-type="time" office:time-value="PT00H01M55S">
            <text:p>00:01:55</text:p>
          </table:table-cell>
        </table:table-row>
        <table:table-row table:style-name="ro2">
          <table:table-cell office:value-type="string">
            <text:p>010_215.mp3</text:p>
          </table:table-cell>
          <table:table-cell office:value-type="string">
            <text:p>https://www.instagram.com/myfavouritejo/reel/C31-s0wv-fa/</text:p>
          </table:table-cell>
          <table:table-cell office:value-type="time" office:time-value="PT00H02M02S">
            <text:p>00:02:02</text:p>
          </table:table-cell>
        </table:table-row>
        <table:table-row table:style-name="ro2">
          <table:table-cell office:value-type="string">
            <text:p>010_216.mp3</text:p>
          </table:table-cell>
          <table:table-cell office:value-type="string">
            <text:p>https://www.instagram.com/myfavouritejo/reel/C31NCfrvBbt/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10_217.mp3</text:p>
          </table:table-cell>
          <table:table-cell office:value-type="string">
            <text:p>https://www.instagram.com/myfavouritejo/reel/C3uFcSVvOTR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10_218.mp3</text:p>
          </table:table-cell>
          <table:table-cell office:value-type="string">
            <text:p>https://www.instagram.com/myfavouritejo/reel/C3mjQ9zPFUc/</text:p>
          </table:table-cell>
          <table:table-cell office:value-type="time" office:time-value="PT00H01M35S">
            <text:p>00:01:35</text:p>
          </table:table-cell>
        </table:table-row>
        <table:table-row table:style-name="ro2">
          <table:table-cell office:value-type="string">
            <text:p>010_219.mp3</text:p>
          </table:table-cell>
          <table:table-cell office:value-type="string">
            <text:p>https://www.instagram.com/myfavouritejo/reel/C3SRW50vLNP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0_220.mp3</text:p>
          </table:table-cell>
          <table:table-cell office:value-type="string">
            <text:p>https://www.instagram.com/myfavouritejo/reel/C3PEu3cP7rT/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10_221.mp3</text:p>
          </table:table-cell>
          <table:table-cell office:value-type="string">
            <text:p>https://www.instagram.com/myfavouritejo/reel/C3HCk40vxF1/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10_222.mp3</text:p>
          </table:table-cell>
          <table:table-cell office:value-type="string">
            <text:p>https://www.instagram.com/myfavouritejo/reel/C2_90lDvadT/</text:p>
          </table:table-cell>
          <table:table-cell office:value-type="time" office:time-value="PT00H01M42S">
            <text:p>00:01:42</text:p>
          </table:table-cell>
        </table:table-row>
        <table:table-row table:style-name="ro2">
          <table:table-cell office:value-type="string">
            <text:p>010_223.mp3</text:p>
          </table:table-cell>
          <table:table-cell office:value-type="string">
            <text:p>https://www.instagram.com/myfavouritejo/reel/C24PjC8vHPx/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10_224.mp3</text:p>
          </table:table-cell>
          <table:table-cell office:value-type="string">
            <text:p>https://www.instagram.com/myfavouritejo/reel/C2y_a3MPpLE/</text:p>
          </table:table-cell>
          <table:table-cell office:value-type="time" office:time-value="PT00H01M52S">
            <text:p>00:01:52</text:p>
          </table:table-cell>
        </table:table-row>
        <table:table-row table:style-name="ro2">
          <table:table-cell office:value-type="string">
            <text:p>010_225.mp3</text:p>
          </table:table-cell>
          <table:table-cell office:value-type="string">
            <text:p>https://www.instagram.com/myfavouritejo/reel/C2jB_tELWXm/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0_226.mp3</text:p>
          </table:table-cell>
          <table:table-cell office:value-type="string">
            <text:p>https://www.instagram.com/myfavouritejo/reel/C2hFGQ6vafK/</text:p>
          </table:table-cell>
          <table:table-cell office:value-type="time" office:time-value="PT00H01M52S">
            <text:p>00:01:52</text:p>
          </table:table-cell>
        </table:table-row>
        <table:table-row table:style-name="ro2">
          <table:table-cell office:value-type="string">
            <text:p>010_227.mp3</text:p>
          </table:table-cell>
          <table:table-cell office:value-type="string">
            <text:p>https://www.instagram.com/myfavouritejo/reel/C2ee2HfvQcQ/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0_228.mp3</text:p>
          </table:table-cell>
          <table:table-cell office:value-type="string">
            <text:p>https://www.instagram.com/myfavouritejo/reel/C2b5K8DvmoA/</text:p>
          </table:table-cell>
          <table:table-cell office:value-type="time" office:time-value="PT00H02M39S">
            <text:p>00:02:39</text:p>
          </table:table-cell>
        </table:table-row>
        <table:table-row table:style-name="ro2">
          <table:table-cell office:value-type="string">
            <text:p>010_229.mp3</text:p>
          </table:table-cell>
          <table:table-cell office:value-type="string">
            <text:p>https://www.instagram.com/myfavouritejo/reel/C2ZSfhAvS7n/</text:p>
          </table:table-cell>
          <table:table-cell office:value-type="time" office:time-value="PT00H01M47S">
            <text:p>00:01:47</text:p>
          </table:table-cell>
        </table:table-row>
        <table:table-row table:style-name="ro2">
          <table:table-cell office:value-type="string">
            <text:p>010_230.mp3</text:p>
          </table:table-cell>
          <table:table-cell office:value-type="string">
            <text:p>https://www.instagram.com/myfavouritejo/reel/C2WuBefvsbj/</text:p>
          </table:table-cell>
          <table:table-cell office:value-type="time" office:time-value="PT00H01M54S">
            <text:p>00:01:54</text:p>
          </table:table-cell>
        </table:table-row>
        <table:table-row table:style-name="ro2">
          <table:table-cell office:value-type="string">
            <text:p>010_231.mp3</text:p>
          </table:table-cell>
          <table:table-cell office:value-type="string">
            <text:p>https://www.instagram.com/myfavouritejo/reel/C2PCYwfPaEl/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10_232.mp3</text:p>
          </table:table-cell>
          <table:table-cell office:value-type="string">
            <text:p>https://www.instagram.com/myfavouritejo/reel/C2HmX86vEo8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0_233.mp3</text:p>
          </table:table-cell>
          <table:table-cell office:value-type="string">
            <text:p>https://www.instagram.com/myfavouritejo/reel/C2FKNLtvVc8/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10_234.mp3</text:p>
          </table:table-cell>
          <table:table-cell office:value-type="string">
            <text:p>https://www.instagram.com/myfavouritejo/reel/C2BFfd8hXgb/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10_235.mp3</text:p>
          </table:table-cell>
          <table:table-cell office:value-type="string">
            <text:p>https://www.instagram.com/myfavouritejo/reel/C1-yKX_PpX0/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10_236.mp3</text:p>
          </table:table-cell>
          <table:table-cell office:value-type="string">
            <text:p>https://www.instagram.com/myfavouritejo/reel/C13yaS_PqJQ/</text:p>
          </table:table-cell>
          <table:table-cell office:value-type="time" office:time-value="PT00H02M01S">
            <text:p>00:02:01</text:p>
          </table:table-cell>
        </table:table-row>
        <table:table-row table:style-name="ro2">
          <table:table-cell office:value-type="string">
            <text:p>010_237.mp3</text:p>
          </table:table-cell>
          <table:table-cell office:value-type="string">
            <text:p>https://www.instagram.com/myfavouritejo/reel/C1zCiQfvQHw/</text:p>
          </table:table-cell>
          <table:table-cell office:value-type="time" office:time-value="PT00H01M39S">
            <text:p>00:01:39</text:p>
          </table:table-cell>
        </table:table-row>
        <table:table-row table:style-name="ro2">
          <table:table-cell office:value-type="string">
            <text:p>010_238.mp3</text:p>
          </table:table-cell>
          <table:table-cell office:value-type="string">
            <text:p>https://www.instagram.com/myfavouritejo/reel/C1x2UvvPzMq/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10_239.mp3</text:p>
          </table:table-cell>
          <table:table-cell office:value-type="string">
            <text:p>https://www.instagram.com/myfavouritejo/reel/C1wfu-1vc9H/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10_240.mp3</text:p>
          </table:table-cell>
          <table:table-cell office:value-type="string">
            <text:p>https://www.instagram.com/myfavouritejo/reel/C1teGL1P7UG/</text:p>
          </table:table-cell>
          <table:table-cell office:value-type="time" office:time-value="PT00H01M32S">
            <text:p>00:01:32</text:p>
          </table:table-cell>
        </table:table-row>
        <table:table-row table:style-name="ro2">
          <table:table-cell office:value-type="string">
            <text:p>010_241.mp3</text:p>
          </table:table-cell>
          <table:table-cell office:value-type="string">
            <text:p>https://www.instagram.com/myfavouritejo/reel/C1q7UUHPntk/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10_242.mp3</text:p>
          </table:table-cell>
          <table:table-cell office:value-type="string">
            <text:p>https://www.instagram.com/myfavouritejo/reel/C1oTeXXP6IT/</text:p>
          </table:table-cell>
          <table:table-cell office:value-type="time" office:time-value="PT00H02M11S">
            <text:p>00:02:11</text:p>
          </table:table-cell>
        </table:table-row>
        <table:table-row table:style-name="ro2">
          <table:table-cell office:value-type="string">
            <text:p>010_243.mp3</text:p>
          </table:table-cell>
          <table:table-cell office:value-type="string">
            <text:p>https://www.instagram.com/myfavouritejo/reel/C1k8pbiPCP4/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10_244.mp3</text:p>
          </table:table-cell>
          <table:table-cell office:value-type="string">
            <text:p>https://www.instagram.com/myfavouritejo/reel/C1jRDPwvaAC/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10_245.mp3</text:p>
          </table:table-cell>
          <table:table-cell office:value-type="string">
            <text:p>https://www.instagram.com/myfavouritejo/reel/C1gjpvbvmpV/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10_246.mp3</text:p>
          </table:table-cell>
          <table:table-cell office:value-type="string">
            <text:p>https://www.instagram.com/myfavouritejo/reel/C1eF4iSvYqt/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10_247.mp3</text:p>
          </table:table-cell>
          <table:table-cell office:value-type="string">
            <text:p>https://www.instagram.com/myfavouritejo/reel/C1bhnFHvXZc/</text:p>
          </table:table-cell>
          <table:table-cell office:value-type="time" office:time-value="PT00H00M11S">
            <text:p>00:00:11</text:p>
          </table:table-cell>
        </table:table-row>
        <table:table-row table:style-name="ro2">
          <table:table-cell office:value-type="string">
            <text:p>010_248.mp3</text:p>
          </table:table-cell>
          <table:table-cell office:value-type="string">
            <text:p>https://www.instagram.com/myfavouritejo/reel/C1WVmwrPNb-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0_249.mp3</text:p>
          </table:table-cell>
          <table:table-cell office:value-type="string">
            <text:p>https://www.instagram.com/myfavouritejo/reel/C1TyerPv0YL/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10_250.mp3</text:p>
          </table:table-cell>
          <table:table-cell office:value-type="string">
            <text:p>https://www.instagram.com/myfavouritejo/reel/C1OkUYvPenj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0_251.mp3</text:p>
          </table:table-cell>
          <table:table-cell office:value-type="string">
            <text:p>https://www.instagram.com/myfavouritejo/reel/C1NnqJ4BaCu/</text:p>
          </table:table-cell>
          <table:table-cell office:value-type="time" office:time-value="PT00H00M06S">
            <text:p>00:00:06</text:p>
          </table:table-cell>
        </table:table-row>
        <table:table-row table:style-name="ro2">
          <table:table-cell office:value-type="string">
            <text:p>010_252.mp3</text:p>
          </table:table-cell>
          <table:table-cell office:value-type="string">
            <text:p>https://www.instagram.com/myfavouritejo/reel/C1LZ1fUPzfF/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10_253.mp3</text:p>
          </table:table-cell>
          <table:table-cell office:value-type="string">
            <text:p>https://www.instagram.com/myfavouritejo/reel/C1J8j-jvrRI/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10_254.mp3</text:p>
          </table:table-cell>
          <table:table-cell office:value-type="string">
            <text:p>https://www.instagram.com/myfavouritejo/reel/C1GxWzMPmqu/</text:p>
          </table:table-cell>
          <table:table-cell office:value-type="time" office:time-value="PT00H00M07S">
            <text:p>00:00:07</text:p>
          </table:table-cell>
        </table:table-row>
        <table:table-row table:style-name="ro2">
          <table:table-cell office:value-type="string">
            <text:p>010_255.mp3</text:p>
          </table:table-cell>
          <table:table-cell office:value-type="string">
            <text:p>https://www.instagram.com/myfavouritejo/reel/C1DU2CrhyII/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10_256.mp3</text:p>
          </table:table-cell>
          <table:table-cell office:value-type="string">
            <text:p>https://www.instagram.com/myfavouritejo/reel/C07tUevPJ_T/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10_257.mp3</text:p>
          </table:table-cell>
          <table:table-cell office:value-type="string">
            <text:p>https://www.instagram.com/myfavouritejo/reel/C05M9XrPDaW/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10_258.mp3</text:p>
          </table:table-cell>
          <table:table-cell office:value-type="string">
            <text:p>https://www.instagram.com/myfavouritejo/reel/C02HvcIhZHa/</text:p>
          </table:table-cell>
          <table:table-cell office:value-type="time" office:time-value="PT00H00M14S">
            <text:p>00:00:14</text:p>
          </table:table-cell>
        </table:table-row>
        <table:table-row table:style-name="ro2">
          <table:table-cell office:value-type="string">
            <text:p>010_259.mp3</text:p>
          </table:table-cell>
          <table:table-cell office:value-type="string">
            <text:p>https://www.instagram.com/myfavouritejo/reel/C0m_Rn6h7wr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0_260.mp3</text:p>
          </table:table-cell>
          <table:table-cell office:value-type="string">
            <text:p>https://www.instagram.com/myfavouritejo/reel/C0iTl-ZvZGT/</text:p>
          </table:table-cell>
          <table:table-cell office:value-type="time" office:time-value="PT00H00M11S">
            <text:p>00:00:11</text:p>
          </table:table-cell>
        </table:table-row>
        <table:table-row table:style-name="ro2">
          <table:table-cell office:value-type="string">
            <text:p>010_261.mp3</text:p>
          </table:table-cell>
          <table:table-cell office:value-type="string">
            <text:p>https://www.instagram.com/myfavouritejo/reel/C0iSNjWvXbu/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0_262.mp3</text:p>
          </table:table-cell>
          <table:table-cell office:value-type="string">
            <text:p>https://www.instagram.com/myfavouritejo/reel/C0fPsFphe08/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10_263.mp3</text:p>
          </table:table-cell>
          <table:table-cell office:value-type="string">
            <text:p>https://www.instagram.com/myfavouritejo/reel/C0clJqkB4Ci/</text:p>
          </table:table-cell>
          <table:table-cell office:value-type="time" office:time-value="PT00H01M33S">
            <text:p>00:01:33</text:p>
          </table:table-cell>
        </table:table-row>
        <table:table-row table:style-name="ro2">
          <table:table-cell office:value-type="string">
            <text:p>010_264.mp3</text:p>
          </table:table-cell>
          <table:table-cell office:value-type="string">
            <text:p>https://www.instagram.com/myfavouritejo/reel/C0aPD2TP4xt/</text:p>
          </table:table-cell>
          <table:table-cell office:value-type="time" office:time-value="PT00H01M47S">
            <text:p>00:01:47</text:p>
          </table:table-cell>
        </table:table-row>
        <table:table-row table:style-name="ro2">
          <table:table-cell office:value-type="string">
            <text:p>010_265.mp3</text:p>
          </table:table-cell>
          <table:table-cell office:value-type="string">
            <text:p>https://www.instagram.com/myfavouritejo/reel/C0aCvKphHq4/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10_266.mp3</text:p>
          </table:table-cell>
          <table:table-cell office:value-type="string">
            <text:p>https://www.instagram.com/myfavouritejo/reel/C0Sp4QevHFq/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10_267.mp3</text:p>
          </table:table-cell>
          <table:table-cell office:value-type="string">
            <text:p>https://www.instagram.com/myfavouritejo/reel/C0P4LHhPClY/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10_268.mp3</text:p>
          </table:table-cell>
          <table:table-cell office:value-type="string">
            <text:p>https://www.instagram.com/myfavouritejo/reel/C0OaG2YPwcN/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10_269.mp3</text:p>
          </table:table-cell>
          <table:table-cell office:value-type="string">
            <text:p>https://www.instagram.com/myfavouritejo/reel/C0NzYgHvY9K/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0_270.mp3</text:p>
          </table:table-cell>
          <table:table-cell office:value-type="string">
            <text:p>https://www.instagram.com/myfavouritejo/reel/C0NvN4WvklF/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10_271.mp3</text:p>
          </table:table-cell>
          <table:table-cell office:value-type="string">
            <text:p>https://www.instagram.com/myfavouritejo/reel/C0KwthYvaDf/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0_272.mp3</text:p>
          </table:table-cell>
          <table:table-cell office:value-type="string">
            <text:p>https://www.instagram.com/myfavouritejo/reel/C0IIjJ7BvLR/</text:p>
          </table:table-cell>
          <table:table-cell office:value-type="time" office:time-value="PT00H02M49S">
            <text:p>00:02:49</text:p>
          </table:table-cell>
        </table:table-row>
        <table:table-row table:style-name="ro2">
          <table:table-cell office:value-type="string">
            <text:p>010_273.mp3</text:p>
          </table:table-cell>
          <table:table-cell office:value-type="string">
            <text:p>https://www.instagram.com/myfavouritejo/reel/C0F3UOEPJhq/</text:p>
          </table:table-cell>
          <table:table-cell office:value-type="time" office:time-value="PT00H02M20S">
            <text:p>00:02:20</text:p>
          </table:table-cell>
        </table:table-row>
        <table:table-row table:style-name="ro2">
          <table:table-cell office:value-type="string">
            <text:p>010_274.mp3</text:p>
          </table:table-cell>
          <table:table-cell office:value-type="string">
            <text:p>https://www.instagram.com/myfavouritejo/reel/Cz7qiKVPGTj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10_275.mp3</text:p>
          </table:table-cell>
          <table:table-cell office:value-type="string">
            <text:p>https://www.instagram.com/myfavouritejo/reel/Cz7mEkivJQ5/</text:p>
          </table:table-cell>
          <table:table-cell office:value-type="time" office:time-value="PT00H00M09S">
            <text:p>00:00:09</text:p>
          </table:table-cell>
        </table:table-row>
        <table:table-row table:style-name="ro2">
          <table:table-cell office:value-type="string">
            <text:p>010_276.mp3</text:p>
          </table:table-cell>
          <table:table-cell office:value-type="string">
            <text:p>https://www.instagram.com/myfavouritejo/reel/Cz2ETRaB92F/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10_277.mp3</text:p>
          </table:table-cell>
          <table:table-cell office:value-type="string">
            <text:p>https://www.instagram.com/myfavouritejo/reel/CzuN0XtBJqU/</text:p>
          </table:table-cell>
          <table:table-cell office:value-type="time" office:time-value="PT00H01M35S">
            <text:p>00:01:35</text:p>
          </table:table-cell>
        </table:table-row>
        <table:table-row table:style-name="ro2">
          <table:table-cell office:value-type="string">
            <text:p>010_278.mp3</text:p>
          </table:table-cell>
          <table:table-cell office:value-type="string">
            <text:p>https://www.instagram.com/myfavouritejo/reel/Czrn0-wBX_o/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0_279.mp3</text:p>
          </table:table-cell>
          <table:table-cell office:value-type="string">
            <text:p>https://www.instagram.com/myfavouritejo/reel/CzXUg5bPYf4/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10_280.mp3</text:p>
          </table:table-cell>
          <table:table-cell office:value-type="string">
            <text:p>https://www.instagram.com/myfavouritejo/reel/CzH0-jdPU0v/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0_281.mp3</text:p>
          </table:table-cell>
          <table:table-cell office:value-type="string">
            <text:p>https://www.instagram.com/myfavouritejo/reel/Cy7RsE_PwtZ/</text:p>
          </table:table-cell>
          <table:table-cell office:value-type="time" office:time-value="PT00H02M54S">
            <text:p>00:02:54</text:p>
          </table:table-cell>
        </table:table-row>
        <table:table-row table:style-name="ro2">
          <table:table-cell office:value-type="string">
            <text:p>010_282.mp3</text:p>
          </table:table-cell>
          <table:table-cell office:value-type="string">
            <text:p>https://www.instagram.com/myfavouritejo/reel/Cy4sXb5PlLR/</text:p>
          </table:table-cell>
          <table:table-cell office:value-type="time" office:time-value="PT00H02M06S">
            <text:p>00:02:06</text:p>
          </table:table-cell>
        </table:table-row>
        <table:table-row table:style-name="ro2">
          <table:table-cell office:value-type="string">
            <text:p>010_283.mp3</text:p>
          </table:table-cell>
          <table:table-cell office:value-type="string">
            <text:p>https://www.instagram.com/myfavouritejo/reel/CyzxEqMvV_v/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10_284.mp3</text:p>
          </table:table-cell>
          <table:table-cell office:value-type="string">
            <text:p>https://www.instagram.com/myfavouritejo/reel/CywiBKzhD3-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10_285.mp3</text:p>
          </table:table-cell>
          <table:table-cell office:value-type="string">
            <text:p>https://www.instagram.com/myfavouritejo/reel/CyheRN8vlar/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0_286.mp3</text:p>
          </table:table-cell>
          <table:table-cell office:value-type="string">
            <text:p>https://www.instagram.com/myfavouritejo/reel/CyevxRzvxC2/</text:p>
          </table:table-cell>
          <table:table-cell office:value-type="time" office:time-value="PT00H00M18S">
            <text:p>00:00:18</text:p>
          </table:table-cell>
        </table:table-row>
        <table:table-row table:style-name="ro2">
          <table:table-cell office:value-type="string">
            <text:p>010_287.mp3</text:p>
          </table:table-cell>
          <table:table-cell office:value-type="string">
            <text:p>https://www.instagram.com/myfavouritejo/reel/CycHi-nPFSb/</text:p>
          </table:table-cell>
          <table:table-cell office:value-type="time" office:time-value="PT00H01M24S">
            <text:p>00:01:24</text:p>
          </table:table-cell>
        </table:table-row>
        <table:table-row table:style-name="ro2">
          <table:table-cell office:value-type="string">
            <text:p>010_288.mp3</text:p>
          </table:table-cell>
          <table:table-cell office:value-type="string">
            <text:p>https://www.instagram.com/myfavouritejo/reel/CySC1PTvjy1/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10_289.mp3</text:p>
          </table:table-cell>
          <table:table-cell office:value-type="string">
            <text:p>https://www.instagram.com/myfavouritejo/reel/CyNlREshBRU/</text:p>
          </table:table-cell>
          <table:table-cell office:value-type="time" office:time-value="PT00H03M51S">
            <text:p>00:03:51</text:p>
          </table:table-cell>
        </table:table-row>
        <table:table-row table:style-name="ro2">
          <table:table-cell office:value-type="string">
            <text:p>010_290.mp3</text:p>
          </table:table-cell>
          <table:table-cell office:value-type="string">
            <text:p>https://www.instagram.com/myfavouritejo/reel/CyKZ2bJPVM_/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0_291.mp3</text:p>
          </table:table-cell>
          <table:table-cell office:value-type="string">
            <text:p>https://www.instagram.com/myfavouritejo/reel/CyCXSlzv1Om/</text:p>
          </table:table-cell>
          <table:table-cell office:value-type="time" office:time-value="PT00H00M06S">
            <text:p>00:00:06</text:p>
          </table:table-cell>
        </table:table-row>
        <table:table-row table:style-name="ro2">
          <table:table-cell office:value-type="string">
            <text:p>010_292.mp3</text:p>
          </table:table-cell>
          <table:table-cell office:value-type="string">
            <text:p>https://www.instagram.com/myfavouritejo/reel/Cxzbz6RvKaY/</text:p>
          </table:table-cell>
          <table:table-cell office:value-type="time" office:time-value="PT00H00M10S">
            <text:p>00:00:10</text:p>
          </table:table-cell>
        </table:table-row>
        <table:table-row table:style-name="ro2">
          <table:table-cell office:value-type="string">
            <text:p>010_293.mp3</text:p>
          </table:table-cell>
          <table:table-cell office:value-type="string">
            <text:p>https://www.instagram.com/myfavouritejo/reel/CxuNF9XPG_g/</text:p>
          </table:table-cell>
          <table:table-cell office:value-type="time" office:time-value="PT00H03M30S">
            <text:p>00:03:30</text:p>
          </table:table-cell>
        </table:table-row>
        <table:table-row table:style-name="ro2">
          <table:table-cell office:value-type="string">
            <text:p>010_294.mp3</text:p>
          </table:table-cell>
          <table:table-cell office:value-type="string">
            <text:p>https://www.instagram.com/myfavouritejo/reel/CwrmD0hvuco/</text:p>
          </table:table-cell>
          <table:table-cell office:value-type="time" office:time-value="PT00H01M31S">
            <text:p>00:01:31</text:p>
          </table:table-cell>
        </table:table-row>
        <table:table-row table:style-name="ro2">
          <table:table-cell office:value-type="string">
            <text:p>010_295.mp3</text:p>
          </table:table-cell>
          <table:table-cell office:value-type="string">
            <text:p>https://www.instagram.com/myfavouritejo/reel/Cwm7tgCvQmY/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10_296.mp3</text:p>
          </table:table-cell>
          <table:table-cell office:value-type="string">
            <text:p>https://www.instagram.com/myfavouritejo/reel/CwEU14mIQ02/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10_297.mp3</text:p>
          </table:table-cell>
          <table:table-cell office:value-type="string">
            <text:p>https://www.instagram.com/myfavouritejo/reel/CvRqRGwutIK/</text:p>
          </table:table-cell>
          <table:table-cell office:value-type="time" office:time-value="PT00H02M13S">
            <text:p>00:02:13</text:p>
          </table:table-cell>
        </table:table-row>
        <table:table-row table:style-name="ro2">
          <table:table-cell office:value-type="string">
            <text:p>010_298.mp3</text:p>
          </table:table-cell>
          <table:table-cell office:value-type="string">
            <text:p>https://www.instagram.com/myfavouritejo/reel/CvMUVp0O7H_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10_299.mp3</text:p>
          </table:table-cell>
          <table:table-cell office:value-type="string">
            <text:p>https://www.instagram.com/myfavouritejo/reel/CvHoQmLt_Vi/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10_300.mp3</text:p>
          </table:table-cell>
          <table:table-cell office:value-type="string">
            <text:p>https://www.instagram.com/myfavouritejo/reel/CueFveqNYNb/</text:p>
          </table:table-cell>
          <table:table-cell office:value-type="time" office:time-value="PT00H01M23S">
            <text:p>00:01:23</text:p>
          </table:table-cell>
        </table:table-row>
        <table:table-row table:style-name="ro2">
          <table:table-cell office:value-type="string">
            <text:p>010_301.mp3</text:p>
          </table:table-cell>
          <table:table-cell office:value-type="string">
            <text:p>https://www.instagram.com/myfavouritejo/reel/CtGj_NwL771/</text:p>
          </table:table-cell>
          <table:table-cell office:value-type="time" office:time-value="PT00H02M22S">
            <text:p>00:02:22</text:p>
          </table:table-cell>
        </table:table-row>
        <table:table-row table:style-name="ro2">
          <table:table-cell office:value-type="string">
            <text:p>010_302.mp3</text:p>
          </table:table-cell>
          <table:table-cell office:value-type="string">
            <text:p>https://www.instagram.com/myfavouritejo/reel/CrfsMJKtozW/</text:p>
          </table:table-cell>
          <table:table-cell office:value-type="time" office:time-value="PT00H02M04S">
            <text:p>00:02:04</text:p>
          </table:table-cell>
        </table:table-row>
        <table:table-row table:style-name="ro2">
          <table:table-cell office:value-type="string">
            <text:p>010_303.mp3</text:p>
          </table:table-cell>
          <table:table-cell office:value-type="string">
            <text:p>https://www.instagram.com/myfavouritejo/reel/Crfr2EdghlQ/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10_304.mp3</text:p>
          </table:table-cell>
          <table:table-cell office:value-type="string">
            <text:p>https://www.instagram.com/myfavouritejo/reel/CrTAYQntPUb/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10_305.mp3</text:p>
          </table:table-cell>
          <table:table-cell office:value-type="string">
            <text:p>https://www.instagram.com/myfavouritejo/reel/CrGIJMeum3S/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10_306.mp3</text:p>
          </table:table-cell>
          <table:table-cell office:value-type="string">
            <text:p>https://www.instagram.com/myfavouritejo/reel/CrCbwliuYhI/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10_307.mp3</text:p>
          </table:table-cell>
          <table:table-cell office:value-type="string">
            <text:p>https://www.instagram.com/myfavouritejo/reel/Cq2hTYetQfu/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10_308.mp3</text:p>
          </table:table-cell>
          <table:table-cell office:value-type="string">
            <text:p>https://www.instagram.com/myfavouritejo/reel/CqxRagfsl6-/</text:p>
          </table:table-cell>
          <table:table-cell office:value-type="time" office:time-value="PT00H00M08S">
            <text:p>00:00:08</text:p>
          </table:table-cell>
        </table:table-row>
        <table:table-row table:style-name="ro2">
          <table:table-cell office:value-type="string">
            <text:p>010_309.mp3</text:p>
          </table:table-cell>
          <table:table-cell office:value-type="string">
            <text:p>https://www.instagram.com/myfavouritejo/reel/CqaUWO4jsN9/</text:p>
          </table:table-cell>
          <table:table-cell office:value-type="time" office:time-value="PT00H01M31S">
            <text:p>00:01:31</text:p>
          </table:table-cell>
        </table:table-row>
        <table:table-row table:style-name="ro2">
          <table:table-cell office:value-type="string">
            <text:p>010_310.mp3</text:p>
          </table:table-cell>
          <table:table-cell office:value-type="string">
            <text:p>https://www.instagram.com/myfavouritejo/reel/CqZ-yJaD4na/</text:p>
          </table:table-cell>
          <table:table-cell office:value-type="time" office:time-value="PT00H01M42S">
            <text:p>00:01:42</text:p>
          </table:table-cell>
        </table:table-row>
        <table:table-row table:style-name="ro2">
          <table:table-cell office:value-type="string">
            <text:p>010_311.mp3</text:p>
          </table:table-cell>
          <table:table-cell office:value-type="string">
            <text:p>https://www.instagram.com/myfavouritejo/reel/CqRrxkVDkaM/</text:p>
          </table:table-cell>
          <table:table-cell office:value-type="time" office:time-value="PT00H01M33S">
            <text:p>00:01:33</text:p>
          </table:table-cell>
        </table:table-row>
        <table:table-row table:style-name="ro2">
          <table:table-cell office:value-type="string">
            <text:p>010_312.mp3</text:p>
          </table:table-cell>
          <table:table-cell office:value-type="string">
            <text:p>https://www.instagram.com/myfavouritejo/reel/CqJxTi0jN4n/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10_313.mp3</text:p>
          </table:table-cell>
          <table:table-cell office:value-type="string">
            <text:p>https://www.instagram.com/myfavouritejo/reel/CqCq36WDpDz/</text:p>
          </table:table-cell>
          <table:table-cell office:value-type="time" office:time-value="PT00H01M40S">
            <text:p>00:01:40</text:p>
          </table:table-cell>
        </table:table-row>
        <table:table-row table:style-name="ro2">
          <table:table-cell office:value-type="string">
            <text:p>010_314.mp3</text:p>
          </table:table-cell>
          <table:table-cell office:value-type="string">
            <text:p>https://www.instagram.com/myfavouritejo/reel/CqCqn-eDmGZ/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10_315.mp3</text:p>
          </table:table-cell>
          <table:table-cell office:value-type="string">
            <text:p>https://www.instagram.com/myfavouritejo/reel/CpzbdBjDFUa/</text:p>
          </table:table-cell>
          <table:table-cell office:value-type="time" office:time-value="PT00H02M58S">
            <text:p>00:02:58</text:p>
          </table:table-cell>
        </table:table-row>
        <table:table-row table:style-name="ro2">
          <table:table-cell office:value-type="string">
            <text:p>010_316.mp3</text:p>
          </table:table-cell>
          <table:table-cell office:value-type="string">
            <text:p>https://www.instagram.com/myfavouritejo/reel/CpzZwbejsB9/</text:p>
          </table:table-cell>
          <table:table-cell office:value-type="time" office:time-value="PT00H01M43S">
            <text:p>00:01:43</text:p>
          </table:table-cell>
        </table:table-row>
        <table:table-row table:style-name="ro2">
          <table:table-cell office:value-type="string">
            <text:p>010_317.mp3</text:p>
          </table:table-cell>
          <table:table-cell office:value-type="string">
            <text:p>https://www.instagram.com/myfavouritejo/reel/CpriazLDs_1/</text:p>
          </table:table-cell>
          <table:table-cell office:value-type="time" office:time-value="PT00H03M00S">
            <text:p>00:03:00</text:p>
          </table:table-cell>
        </table:table-row>
        <table:table-row table:style-name="ro2">
          <table:table-cell office:value-type="string">
            <text:p>010_318.mp3</text:p>
          </table:table-cell>
          <table:table-cell office:value-type="string">
            <text:p>https://www.instagram.com/myfavouritejo/reel/CphcjohjEMX/</text:p>
          </table:table-cell>
          <table:table-cell office:value-type="time" office:time-value="PT00H01M35S">
            <text:p>00:01:35</text:p>
          </table:table-cell>
        </table:table-row>
        <table:table-row table:style-name="ro2">
          <table:table-cell office:value-type="string">
            <text:p>010_319.mp3</text:p>
          </table:table-cell>
          <table:table-cell office:value-type="string">
            <text:p>https://www.instagram.com/myfavouritejo/reel/CphajpnDO1F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0_320.mp3</text:p>
          </table:table-cell>
          <table:table-cell office:value-type="string">
            <text:p>https://www.instagram.com/myfavouritejo/reel/Cpew9w3jXR4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10_321.mp3</text:p>
          </table:table-cell>
          <table:table-cell office:value-type="string">
            <text:p>https://www.instagram.com/myfavouritejo/reel/Cpbyu_NjC7M/</text:p>
          </table:table-cell>
          <table:table-cell office:value-type="time" office:time-value="PT00H01M52S">
            <text:p>00:01:52</text:p>
          </table:table-cell>
        </table:table-row>
        <table:table-row table:style-name="ro2">
          <table:table-cell office:value-type="string">
            <text:p>010_322.mp3</text:p>
          </table:table-cell>
          <table:table-cell office:value-type="string">
            <text:p>https://www.instagram.com/myfavouritejo/reel/Co9st02jonW/</text:p>
          </table:table-cell>
          <table:table-cell office:value-type="time" office:time-value="PT00H01M43S">
            <text:p>00:01:43</text:p>
          </table:table-cell>
        </table:table-row>
        <table:table-row table:style-name="ro2">
          <table:table-cell office:value-type="string">
            <text:p>010_323.mp3</text:p>
          </table:table-cell>
          <table:table-cell office:value-type="string">
            <text:p>https://www.instagram.com/myfavouritejo/reel/Co9YiXdjpeV/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10_324.mp3</text:p>
          </table:table-cell>
          <table:table-cell office:value-type="string">
            <text:p>https://www.instagram.com/myfavouritejo/reel/CntlOLEh4ED/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0_325.mp3</text:p>
          </table:table-cell>
          <table:table-cell office:value-type="string">
            <text:p>https://www.instagram.com/myfavouritejo/reel/Cns2Ubxhl9V/</text:p>
          </table:table-cell>
          <table:table-cell office:value-type="time" office:time-value="PT00H01M28S">
            <text:p>00:01:28</text:p>
          </table:table-cell>
        </table:table-row>
        <table:table-row table:style-name="ro2">
          <table:table-cell office:value-type="string">
            <text:p>010_326.mp3</text:p>
          </table:table-cell>
          <table:table-cell office:value-type="string">
            <text:p>https://www.instagram.com/myfavouritejo/reel/Cns2I4JBOQk/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10_327.mp3</text:p>
          </table:table-cell>
          <table:table-cell office:value-type="string">
            <text:p>https://www.instagram.com/myfavouritejo/reel/Cns2A2KBnty/</text:p>
          </table:table-cell>
          <table:table-cell office:value-type="time" office:time-value="PT00H01M55S">
            <text:p>00:01:55</text:p>
          </table:table-cell>
        </table:table-row>
        <table:table-row table:style-name="ro2">
          <table:table-cell office:value-type="string">
            <text:p>010_328.mp3</text:p>
          </table:table-cell>
          <table:table-cell office:value-type="string">
            <text:p>https://www.instagram.com/myfavouritejo/reel/Cns10tWhYAP/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0_329.mp3</text:p>
          </table:table-cell>
          <table:table-cell office:value-type="string">
            <text:p>https://www.instagram.com/myfavouritejo/reel/Cns1qBdhuTn/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10_330.mp3</text:p>
          </table:table-cell>
          <table:table-cell office:value-type="string">
            <text:p>https://www.instagram.com/myfavouritejo/reel/Cns1eUTBHlj/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0_331.mp3</text:p>
          </table:table-cell>
          <table:table-cell office:value-type="string">
            <text:p>https://www.instagram.com/myfavouritejo/reel/Cns1OztB5kt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10_332.mp3</text:p>
          </table:table-cell>
          <table:table-cell office:value-type="string">
            <text:p>https://www.instagram.com/myfavouritejo/reel/Cns1Aa-hbR5/</text:p>
          </table:table-cell>
          <table:table-cell office:value-type="time" office:time-value="PT00H01M33S">
            <text:p>00:01:33</text:p>
          </table:table-cell>
        </table:table-row>
        <table:table-row table:style-name="ro2">
          <table:table-cell office:value-type="string">
            <text:p>010_333.mp3</text:p>
          </table:table-cell>
          <table:table-cell office:value-type="string">
            <text:p>https://www.instagram.com/myfavouritejo/reel/Cns00wGBVvv/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10_334.mp3</text:p>
          </table:table-cell>
          <table:table-cell office:value-type="string">
            <text:p>https://www.instagram.com/myfavouritejo/reel/Cns0iQ9hjZ3/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10_335.mp3</text:p>
          </table:table-cell>
          <table:table-cell office:value-type="string">
            <text:p>https://www.instagram.com/myfavouritejo/reel/Cns0TyDBHeT/</text:p>
          </table:table-cell>
          <table:table-cell office:value-type="time" office:time-value="PT00H01M54S">
            <text:p>00:01:54</text:p>
          </table:table-cell>
        </table:table-row>
        <table:table-row table:style-name="ro2">
          <table:table-cell office:value-type="string">
            <text:p>010_336.mp3</text:p>
          </table:table-cell>
          <table:table-cell office:value-type="string">
            <text:p>https://www.instagram.com/myfavouritejo/reel/Cns0DlgBh-K/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0_337.mp3</text:p>
          </table:table-cell>
          <table:table-cell office:value-type="string">
            <text:p>https://www.instagram.com/myfavouritejo/reel/CnszX1ehfIP/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10_338.mp3</text:p>
          </table:table-cell>
          <table:table-cell office:value-type="string">
            <text:p>https://www.instagram.com/myfavouritejo/reel/CnUIHcqha4Q/</text:p>
          </table:table-cell>
          <table:table-cell office:value-type="time" office:time-value="PT00H01M53S">
            <text:p>00:01:53</text:p>
          </table:table-cell>
        </table:table-row>
        <table:table-row table:style-name="ro2">
          <table:table-cell office:value-type="string">
            <text:p>010_339.mp3</text:p>
          </table:table-cell>
          <table:table-cell office:value-type="string">
            <text:p>https://www.instagram.com/myfavouritejo/reel/CnOszRChk5g/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10_340.mp3</text:p>
          </table:table-cell>
          <table:table-cell office:value-type="string">
            <text:p>https://www.instagram.com/myfavouritejo/reel/CnNy9pHBC56/</text:p>
          </table:table-cell>
          <table:table-cell office:value-type="time" office:time-value="PT00H00M17S">
            <text:p>00:00:17</text:p>
          </table:table-cell>
        </table:table-row>
        <table:table-row table:style-name="ro2">
          <table:table-cell office:value-type="string">
            <text:p>010_341.mp3</text:p>
          </table:table-cell>
          <table:table-cell office:value-type="string">
            <text:p>https://www.instagram.com/myfavouritejo/reel/CnJisIgBMZ9/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10_342.mp3</text:p>
          </table:table-cell>
          <table:table-cell office:value-type="string">
            <text:p>https://www.instagram.com/myfavouritejo/reel/CnG556HheJY/</text:p>
          </table:table-cell>
          <table:table-cell office:value-type="time" office:time-value="PT00H01M50S">
            <text:p>00:01:50</text:p>
          </table:table-cell>
        </table:table-row>
        <table:table-row table:style-name="ro2">
          <table:table-cell office:value-type="string">
            <text:p>010_343.mp3</text:p>
          </table:table-cell>
          <table:table-cell office:value-type="string">
            <text:p>https://www.instagram.com/myfavouritejo/reel/CnEbnUFhkh9/</text:p>
          </table:table-cell>
          <table:table-cell office:value-type="time" office:time-value="PT00H01M39S">
            <text:p>00:01:39</text:p>
          </table:table-cell>
        </table:table-row>
        <table:table-row table:style-name="ro2">
          <table:table-cell office:value-type="string">
            <text:p>010_344.mp3</text:p>
          </table:table-cell>
          <table:table-cell office:value-type="string">
            <text:p>https://www.instagram.com/myfavouritejo/reel/CmyUmRHhh4N/</text:p>
          </table:table-cell>
          <table:table-cell office:value-type="time" office:time-value="PT00H01M23S">
            <text:p>00:01:23</text:p>
          </table:table-cell>
        </table:table-row>
        <table:table-row table:style-name="ro2">
          <table:table-cell office:value-type="string">
            <text:p>010_345.mp3</text:p>
          </table:table-cell>
          <table:table-cell office:value-type="string">
            <text:p>https://www.instagram.com/myfavouritejo/reel/Cmv0R_chRcv/</text:p>
          </table:table-cell>
          <table:table-cell office:value-type="time" office:time-value="PT00H01M45S">
            <text:p>00:01:45</text:p>
          </table:table-cell>
        </table:table-row>
        <table:table-row table:style-name="ro2">
          <table:table-cell office:value-type="string">
            <text:p>010_346.mp3</text:p>
          </table:table-cell>
          <table:table-cell office:value-type="string">
            <text:p>https://www.instagram.com/myfavouritejo/reel/CmvjdzZhyEm/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0_347.mp3</text:p>
          </table:table-cell>
          <table:table-cell office:value-type="string">
            <text:p>https://www.instagram.com/myfavouritejo/reel/CmqNEyRBQCU/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10_348.mp3</text:p>
          </table:table-cell>
          <table:table-cell office:value-type="string">
            <text:p>https://www.instagram.com/myfavouritejo/reel/CmlkS_LBoW6/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10_349.mp3</text:p>
          </table:table-cell>
          <table:table-cell office:value-type="string">
            <text:p>https://www.instagram.com/myfavouritejo/reel/Cmf6dLphgx-/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10_350.mp3</text:p>
          </table:table-cell>
          <table:table-cell office:value-type="string">
            <text:p>https://www.instagram.com/myfavouritejo/reel/CmYqRR9jkP2/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10_351.mp3</text:p>
          </table:table-cell>
          <table:table-cell office:value-type="string">
            <text:p>https://www.instagram.com/myfavouritejo/reel/CmVOx_wjDzs/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10_352.mp3</text:p>
          </table:table-cell>
          <table:table-cell office:value-type="string">
            <text:p>https://www.instagram.com/myfavouritejo/reel/CmQ3CxtD8wT/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0_353.mp3</text:p>
          </table:table-cell>
          <table:table-cell office:value-type="string">
            <text:p>https://www.instagram.com/myfavouritejo/reel/CmOfGokjqOE/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0_354.mp3</text:p>
          </table:table-cell>
          <table:table-cell office:value-type="string">
            <text:p>https://www.instagram.com/myfavouritejo/reel/CmEGcahjrH8/</text:p>
          </table:table-cell>
          <table:table-cell office:value-type="time" office:time-value="PT00H01M41S">
            <text:p>00:01:41</text:p>
          </table:table-cell>
        </table:table-row>
        <table:table-row table:style-name="ro2">
          <table:table-cell office:value-type="string">
            <text:p>010_355.mp3</text:p>
          </table:table-cell>
          <table:table-cell office:value-type="string">
            <text:p>https://www.instagram.com/myfavouritejo/reel/CmAyfU4D4xw/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10_356.mp3</text:p>
          </table:table-cell>
          <table:table-cell office:value-type="string">
            <text:p>https://www.instagram.com/myfavouritejo/reel/CmAUWMCjP36/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0_357.mp3</text:p>
          </table:table-cell>
          <table:table-cell office:value-type="string">
            <text:p>https://www.instagram.com/myfavouritejo/reel/Cl5Ca1Xj-7i/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10_358.mp3</text:p>
          </table:table-cell>
          <table:table-cell office:value-type="string">
            <text:p>https://www.instagram.com/myfavouritejo/reel/Cl3MHhUj_kx/</text:p>
          </table:table-cell>
          <table:table-cell office:value-type="time" office:time-value="PT00H01M33S">
            <text:p>00:01:33</text:p>
          </table:table-cell>
        </table:table-row>
        <table:table-row table:style-name="ro2">
          <table:table-cell office:value-type="string">
            <text:p>010_359.mp3</text:p>
          </table:table-cell>
          <table:table-cell office:value-type="string">
            <text:p>https://www.instagram.com/myfavouritejo/reel/ClxSnd4DVQp/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10_360.mp3</text:p>
          </table:table-cell>
          <table:table-cell office:value-type="string">
            <text:p>https://www.instagram.com/myfavouritejo/reel/ClQn1-HDpCr/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0_361.mp3</text:p>
          </table:table-cell>
          <table:table-cell office:value-type="string">
            <text:p>https://www.instagram.com/myfavouritejo/reel/ClBHTWIjVvX/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0_362.mp3</text:p>
          </table:table-cell>
          <table:table-cell office:value-type="string">
            <text:p>https://www.instagram.com/myfavouritejo/reel/Ck5TVmEj_gC/</text:p>
          </table:table-cell>
          <table:table-cell office:value-type="time" office:time-value="PT00H02M09S">
            <text:p>00:02:09</text:p>
          </table:table-cell>
        </table:table-row>
        <table:table-row table:style-name="ro1">
          <table:table-cell table:number-columns-repeated="2"/>
          <table:table-cell table:style-name="ce2" table:formula="of:=SUM([.C2:.C363])" office:value-type="time" office:time-value="PT06H57M07S">
            <text:p>06:57:07</text:p>
          </table:table-cell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363])" office:value-type="time" office:time-value="PT00H01M06.5S">
            <text:p>00:01:07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363] )" office:value-type="time" office:time-value="PT00H01M09.135359S">
            <text:p>00:01:09</text:p>
          </table:table-cell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363])" office:value-type="time" office:time-value="PT00H00M06S">
            <text:p>00:00:06</text:p>
          </table:table-cell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363])" office:value-type="time" office:time-value="PT00H03M51S">
            <text:p>00:03:51</text:p>
          </table:table-cell>
        </table:table-row>
      </table:table>
      <table:table table:name="f_11" table:style-name="ta1" table:print="false">
        <table:table-column table:style-name="co14" table:default-cell-style-name="Default"/>
        <table:table-column table:style-name="co16" table:default-cell-style-name="Default"/>
        <table:table-column table:style-name="co1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2">
          <table:table-cell office:value-type="string">
            <text:p>011_001.mp3</text:p>
          </table:table-cell>
          <table:table-cell office:value-type="string">
            <text:p>https://www.tiktok.com/@kaelynn_vp/video/7330060663320071470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1_002.mp3</text:p>
          </table:table-cell>
          <table:table-cell office:value-type="string">
            <text:p>https://www.tiktok.com/@kaelynn_vp/video/7277691044903341354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1_003.mp3</text:p>
          </table:table-cell>
          <table:table-cell office:value-type="string">
            <text:p>https://www.tiktok.com/@kaelynn_vp/video/7450238535317064991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04.mp3</text:p>
          </table:table-cell>
          <table:table-cell office:value-type="string">
            <text:p>https://www.tiktok.com/@kaelynn_vp/video/7455088938743516447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05.mp3</text:p>
          </table:table-cell>
          <table:table-cell office:value-type="string">
            <text:p>https://www.tiktok.com/@kaelynn_vp/video/7454679468616043806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006.mp3</text:p>
          </table:table-cell>
          <table:table-cell office:value-type="string">
            <text:p>https://www.tiktok.com/@kaelynn_vp/video/7454317529394072862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007.mp3</text:p>
          </table:table-cell>
          <table:table-cell office:value-type="string">
            <text:p>https://www.tiktok.com/@kaelynn_vp/video/7452150042686688543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11_008.mp3</text:p>
          </table:table-cell>
          <table:table-cell office:value-type="string">
            <text:p>https://www.tiktok.com/@kaelynn_vp/video/7449144618815360286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009.mp3</text:p>
          </table:table-cell>
          <table:table-cell office:value-type="string">
            <text:p>https://www.tiktok.com/@kaelynn_vp/video/7448414389037829406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1_010.mp3</text:p>
          </table:table-cell>
          <table:table-cell office:value-type="string">
            <text:p>https://www.tiktok.com/@kaelynn_vp/video/7446898509262998815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11_011.mp3</text:p>
          </table:table-cell>
          <table:table-cell office:value-type="string">
            <text:p>https://www.tiktok.com/@kaelynn_vp/video/7444321408265489694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11_012.mp3</text:p>
          </table:table-cell>
          <table:table-cell office:value-type="string">
            <text:p>https://www.tiktok.com/@kaelynn_vp/video/7443523058524097834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1_013.mp3</text:p>
          </table:table-cell>
          <table:table-cell office:value-type="string">
            <text:p>https://www.tiktok.com/@kaelynn_vp/video/7441337416042057006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11_014.mp3</text:p>
          </table:table-cell>
          <table:table-cell office:value-type="string">
            <text:p>https://www.tiktok.com/@kaelynn_vp/video/7440943361801964846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11_015.mp3</text:p>
          </table:table-cell>
          <table:table-cell office:value-type="string">
            <text:p>https://www.tiktok.com/@kaelynn_vp/video/7439871364216917294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016.mp3</text:p>
          </table:table-cell>
          <table:table-cell office:value-type="string">
            <text:p>https://www.tiktok.com/@kaelynn_vp/video/7436513486173261099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1_017.mp3</text:p>
          </table:table-cell>
          <table:table-cell office:value-type="string">
            <text:p>https://www.tiktok.com/@kaelynn_vp/video/7434299012313845034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11_018.mp3</text:p>
          </table:table-cell>
          <table:table-cell office:value-type="string">
            <text:p>https://www.tiktok.com/@kaelynn_vp/video/7431323590831738154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11_019.mp3</text:p>
          </table:table-cell>
          <table:table-cell office:value-type="string">
            <text:p>https://www.tiktok.com/@kaelynn_vp/video/7429841748878298410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1_020.mp3</text:p>
          </table:table-cell>
          <table:table-cell office:value-type="string">
            <text:p>https://www.tiktok.com/@kaelynn_vp/video/7428354632113540394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21.mp3</text:p>
          </table:table-cell>
          <table:table-cell office:value-type="string">
            <text:p>https://www.tiktok.com/@kaelynn_vp/video/7426105365554531627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022.mp3</text:p>
          </table:table-cell>
          <table:table-cell office:value-type="string">
            <text:p>https://www.tiktok.com/@kaelynn_vp/video/7424255017869233451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11_023.mp3</text:p>
          </table:table-cell>
          <table:table-cell office:value-type="string">
            <text:p>https://www.tiktok.com/@kaelynn_vp/video/7423510013597044011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11_024.mp3</text:p>
          </table:table-cell>
          <table:table-cell office:value-type="string">
            <text:p>https://www.tiktok.com/@kaelynn_vp/video/7422063830282423594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11_025.mp3</text:p>
          </table:table-cell>
          <table:table-cell office:value-type="string">
            <text:p>https://www.tiktok.com/@kaelynn_vp/video/7420114390038465835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1_026.mp3</text:p>
          </table:table-cell>
          <table:table-cell office:value-type="string">
            <text:p>https://www.tiktok.com/@kaelynn_vp/video/7417938896044018987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027.mp3</text:p>
          </table:table-cell>
          <table:table-cell office:value-type="string">
            <text:p>https://www.tiktok.com/@kaelynn_vp/video/7413859426383170858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1_028.mp3</text:p>
          </table:table-cell>
          <table:table-cell office:value-type="string">
            <text:p>https://www.tiktok.com/@kaelynn_vp/video/7412355676338687278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11_029.mp3</text:p>
          </table:table-cell>
          <table:table-cell office:value-type="string">
            <text:p>https://www.tiktok.com/@kaelynn_vp/video/7410901888532483370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11_030.mp3</text:p>
          </table:table-cell>
          <table:table-cell office:value-type="string">
            <text:p>https://www.tiktok.com/@kaelynn_vp/video/7410160593425960234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31.mp3</text:p>
          </table:table-cell>
          <table:table-cell office:value-type="string">
            <text:p>https://www.tiktok.com/@kaelynn_vp/video/7407935344814918954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032.mp3</text:p>
          </table:table-cell>
          <table:table-cell office:value-type="string">
            <text:p>https://www.tiktok.com/@kaelynn_vp/video/7405696543270997294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11_033.mp3</text:p>
          </table:table-cell>
          <table:table-cell office:value-type="string">
            <text:p>https://www.tiktok.com/@kaelynn_vp/video/7403485173192445230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34.mp3</text:p>
          </table:table-cell>
          <table:table-cell office:value-type="string">
            <text:p>https://www.tiktok.com/@kaelynn_vp/video/7400882233730403627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11_035.mp3</text:p>
          </table:table-cell>
          <table:table-cell office:value-type="string">
            <text:p>https://www.tiktok.com/@kaelynn_vp/video/7398284700462206254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11_036.mp3</text:p>
          </table:table-cell>
          <table:table-cell office:value-type="string">
            <text:p>https://www.tiktok.com/@kaelynn_vp/video/7397921500684176686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11_037.mp3</text:p>
          </table:table-cell>
          <table:table-cell office:value-type="string">
            <text:p>https://www.tiktok.com/@kaelynn_vp/video/7397167102559358254</text:p>
          </table:table-cell>
          <table:table-cell office:value-type="time" office:time-value="PT00H01M53S">
            <text:p>00:01:53</text:p>
          </table:table-cell>
        </table:table-row>
        <table:table-row table:style-name="ro2">
          <table:table-cell office:value-type="string">
            <text:p>011_038.mp3</text:p>
          </table:table-cell>
          <table:table-cell office:value-type="string">
            <text:p>https://www.tiktok.com/@kaelynn_vp/video/7395689913280154923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039.mp3</text:p>
          </table:table-cell>
          <table:table-cell office:value-type="string">
            <text:p>https://www.tiktok.com/@kaelynn_vp/video/7393451471175732526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1_040.mp3</text:p>
          </table:table-cell>
          <table:table-cell office:value-type="string">
            <text:p>https://www.tiktok.com/@kaelynn_vp/video/7392708742053383470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41.mp3</text:p>
          </table:table-cell>
          <table:table-cell office:value-type="string">
            <text:p>https://www.tiktok.com/@kaelynn_vp/video/7391975686111677742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042.mp3</text:p>
          </table:table-cell>
          <table:table-cell office:value-type="string">
            <text:p>https://www.tiktok.com/@kaelynn_vp/video/7391229608676363562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043.mp3</text:p>
          </table:table-cell>
          <table:table-cell office:value-type="string">
            <text:p>https://www.tiktok.com/@kaelynn_vp/video/7390844774321900843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044.mp3</text:p>
          </table:table-cell>
          <table:table-cell office:value-type="string">
            <text:p>https://www.tiktok.com/@kaelynn_vp/video/7387165416122043690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045.mp3</text:p>
          </table:table-cell>
          <table:table-cell office:value-type="string">
            <text:p>https://www.tiktok.com/@kaelynn_vp/video/7384184732419968299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046.mp3</text:p>
          </table:table-cell>
          <table:table-cell office:value-type="string">
            <text:p>https://www.tiktok.com/@kaelynn_vp/video/7381969610259844398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11_047.mp3</text:p>
          </table:table-cell>
          <table:table-cell office:value-type="string">
            <text:p>https://www.tiktok.com/@kaelynn_vp/video/7379365139625151786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11_048.mp3</text:p>
          </table:table-cell>
          <table:table-cell office:value-type="string">
            <text:p>https://www.tiktok.com/@kaelynn_vp/video/7378993931268214058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49.mp3</text:p>
          </table:table-cell>
          <table:table-cell office:value-type="string">
            <text:p>https://www.tiktok.com/@kaelynn_vp/video/7377836520402717994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1_050.mp3</text:p>
          </table:table-cell>
          <table:table-cell office:value-type="string">
            <text:p>https://www.tiktok.com/@kaelynn_vp/video/7376764848606301486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11_051.mp3</text:p>
          </table:table-cell>
          <table:table-cell office:value-type="string">
            <text:p>https://www.tiktok.com/@kaelynn_vp/video/7375926977800228138</text:p>
          </table:table-cell>
          <table:table-cell office:value-type="time" office:time-value="PT00H00M16S">
            <text:p>00:00:16</text:p>
          </table:table-cell>
        </table:table-row>
        <table:table-row table:style-name="ro2">
          <table:table-cell office:value-type="string">
            <text:p>011_052.mp3</text:p>
          </table:table-cell>
          <table:table-cell office:value-type="string">
            <text:p>https://www.tiktok.com/@kaelynn_vp/video/7374912294825790763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053.mp3</text:p>
          </table:table-cell>
          <table:table-cell office:value-type="string">
            <text:p>https://www.tiktok.com/@kaelynn_vp/video/7374536102419451179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054.mp3</text:p>
          </table:table-cell>
          <table:table-cell office:value-type="string">
            <text:p>https://www.tiktok.com/@kaelynn_vp/video/7371939890570874155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11_055.mp3</text:p>
          </table:table-cell>
          <table:table-cell office:value-type="string">
            <text:p>https://www.tiktok.com/@kaelynn_vp/video/7371569049194515754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1_056.mp3</text:p>
          </table:table-cell>
          <table:table-cell office:value-type="string">
            <text:p>https://www.tiktok.com/@kaelynn_vp/video/7368169991298092334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057.mp3</text:p>
          </table:table-cell>
          <table:table-cell office:value-type="string">
            <text:p>https://www.tiktok.com/@kaelynn_vp/video/7367117713837264170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11_058.mp3</text:p>
          </table:table-cell>
          <table:table-cell office:value-type="string">
            <text:p>https://www.tiktok.com/@kaelynn_vp/video/7364900090781224235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11_059.mp3</text:p>
          </table:table-cell>
          <table:table-cell office:value-type="string">
            <text:p>https://www.tiktok.com/@kaelynn_vp/video/7364152205991071019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060.mp3</text:p>
          </table:table-cell>
          <table:table-cell office:value-type="string">
            <text:p>https://www.tiktok.com/@kaelynn_vp/video/7363744803877768494</text:p>
          </table:table-cell>
          <table:table-cell office:value-type="time" office:time-value="PT00H01M52S">
            <text:p>00:01:52</text:p>
          </table:table-cell>
        </table:table-row>
        <table:table-row table:style-name="ro2">
          <table:table-cell office:value-type="string">
            <text:p>011_061.mp3</text:p>
          </table:table-cell>
          <table:table-cell office:value-type="string">
            <text:p>https://www.tiktok.com/@kaelynn_vp/video/7358572809255177515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11_062.mp3</text:p>
          </table:table-cell>
          <table:table-cell office:value-type="string">
            <text:p>https://www.tiktok.com/@kaelynn_vp/video/7357778485164723499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11_063.mp3</text:p>
          </table:table-cell>
          <table:table-cell office:value-type="string">
            <text:p>https://www.tiktok.com/@kaelynn_vp/video/7355616664412523819</text:p>
          </table:table-cell>
          <table:table-cell office:value-type="time" office:time-value="PT00H01M18S">
            <text:p>00:01:18</text:p>
          </table:table-cell>
        </table:table-row>
        <table:table-row table:style-name="ro2">
          <table:table-cell office:value-type="string">
            <text:p>011_064.mp3</text:p>
          </table:table-cell>
          <table:table-cell office:value-type="string">
            <text:p>https://www.tiktok.com/@kaelynn_vp/video/7354135670014741803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065.mp3</text:p>
          </table:table-cell>
          <table:table-cell office:value-type="string">
            <text:p>https://www.tiktok.com/@kaelynn_vp/video/7350801447765789994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1_066.mp3</text:p>
          </table:table-cell>
          <table:table-cell office:value-type="string">
            <text:p>https://www.tiktok.com/@kaelynn_vp/video/7350412552008142126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067.mp3</text:p>
          </table:table-cell>
          <table:table-cell office:value-type="string">
            <text:p>https://www.tiktok.com/@kaelynn_vp/video/7345977111179578666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11_068.mp3</text:p>
          </table:table-cell>
          <table:table-cell office:value-type="string">
            <text:p>https://www.tiktok.com/@kaelynn_vp/video/7345231434925231403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069.mp3</text:p>
          </table:table-cell>
          <table:table-cell office:value-type="string">
            <text:p>https://www.tiktok.com/@kaelynn_vp/video/7343754546004495662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11_070.mp3</text:p>
          </table:table-cell>
          <table:table-cell office:value-type="string">
            <text:p>https://www.tiktok.com/@kaelynn_vp/video/7342649025625132331</text:p>
          </table:table-cell>
          <table:table-cell office:value-type="time" office:time-value="PT00H01M19S">
            <text:p>00:01:19</text:p>
          </table:table-cell>
        </table:table-row>
        <table:table-row table:style-name="ro2">
          <table:table-cell office:value-type="string">
            <text:p>011_071.mp3</text:p>
          </table:table-cell>
          <table:table-cell office:value-type="string">
            <text:p>https://www.tiktok.com/@kaelynn_vp/video/7341158974085008686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11_072.mp3</text:p>
          </table:table-cell>
          <table:table-cell office:value-type="string">
            <text:p>https://www.tiktok.com/@kaelynn_vp/video/7340420459999005995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073.mp3</text:p>
          </table:table-cell>
          <table:table-cell office:value-type="string">
            <text:p>https://www.tiktok.com/@kaelynn_vp/video/7338930916699475243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074.mp3</text:p>
          </table:table-cell>
          <table:table-cell office:value-type="string">
            <text:p>https://www.tiktok.com/@kaelynn_vp/video/7335592888836934955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75.mp3</text:p>
          </table:table-cell>
          <table:table-cell office:value-type="string">
            <text:p>https://www.tiktok.com/@kaelynn_vp/video/7332626072674077995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076.mp3</text:p>
          </table:table-cell>
          <table:table-cell office:value-type="string">
            <text:p>https://www.tiktok.com/@kaelynn_vp/video/7332251791981088043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1_077.mp3</text:p>
          </table:table-cell>
          <table:table-cell office:value-type="string">
            <text:p>https://www.tiktok.com/@kaelynn_vp/video/7327428697311415595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078.mp3</text:p>
          </table:table-cell>
          <table:table-cell office:value-type="string">
            <text:p>https://www.tiktok.com/@kaelynn_vp/video/7322983236756442414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11_079.mp3</text:p>
          </table:table-cell>
          <table:table-cell office:value-type="string">
            <text:p>https://www.tiktok.com/@kaelynn_vp/video/7322231404123688235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080.mp3</text:p>
          </table:table-cell>
          <table:table-cell office:value-type="string">
            <text:p>https://www.tiktok.com/@kaelynn_vp/video/7320739188486180139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81.mp3</text:p>
          </table:table-cell>
          <table:table-cell office:value-type="string">
            <text:p>https://www.tiktok.com/@kaelynn_vp/video/7318863933518007598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082.mp3</text:p>
          </table:table-cell>
          <table:table-cell office:value-type="string">
            <text:p>https://www.tiktok.com/@kaelynn_vp/video/7314841855370349866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1_083.mp3</text:p>
          </table:table-cell>
          <table:table-cell office:value-type="string">
            <text:p>https://www.tiktok.com/@kaelynn_vp/video/7310730271941266731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1_084.mp3</text:p>
          </table:table-cell>
          <table:table-cell office:value-type="string">
            <text:p>https://www.tiktok.com/@kaelynn_vp/video/7309616067914091819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1_085.mp3</text:p>
          </table:table-cell>
          <table:table-cell office:value-type="string">
            <text:p>https://www.tiktok.com/@kaelynn_vp/video/7309234493678783787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086.mp3</text:p>
          </table:table-cell>
          <table:table-cell office:value-type="string">
            <text:p>https://www.tiktok.com/@kaelynn_vp/video/7307411906287947050</text:p>
          </table:table-cell>
          <table:table-cell office:value-type="time" office:time-value="PT00H01M48S">
            <text:p>00:01:48</text:p>
          </table:table-cell>
        </table:table-row>
        <table:table-row table:style-name="ro2">
          <table:table-cell office:value-type="string">
            <text:p>011_087.mp3</text:p>
          </table:table-cell>
          <table:table-cell office:value-type="string">
            <text:p>https://www.tiktok.com/@kaelynn_vp/video/7304400921797135662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088.mp3</text:p>
          </table:table-cell>
          <table:table-cell office:value-type="string">
            <text:p>https://www.tiktok.com/@kaelynn_vp/video/7303688662003354922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089.mp3</text:p>
          </table:table-cell>
          <table:table-cell office:value-type="string">
            <text:p>https://www.tiktok.com/@kaelynn_vp/video/7296984882981686574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11_090.mp3</text:p>
          </table:table-cell>
          <table:table-cell office:value-type="string">
            <text:p>https://www.tiktok.com/@kaelynn_vp/video/7296246431457758506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091.mp3</text:p>
          </table:table-cell>
          <table:table-cell office:value-type="string">
            <text:p>https://www.tiktok.com/@kaelynn_vp/video/7295873129870642474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11_092.mp3</text:p>
          </table:table-cell>
          <table:table-cell office:value-type="string">
            <text:p>https://www.tiktok.com/@kaelynn_vp/video/7294388069967465770</text:p>
          </table:table-cell>
          <table:table-cell office:value-type="time" office:time-value="PT00H01M31S">
            <text:p>00:01:31</text:p>
          </table:table-cell>
        </table:table-row>
        <table:table-row table:style-name="ro2">
          <table:table-cell office:value-type="string">
            <text:p>011_093.mp3</text:p>
          </table:table-cell>
          <table:table-cell office:value-type="string">
            <text:p>https://www.tiktok.com/@kaelynn_vp/video/7293647749592141102</text:p>
          </table:table-cell>
          <table:table-cell office:value-type="time" office:time-value="PT00H02M00S">
            <text:p>00:02:00</text:p>
          </table:table-cell>
        </table:table-row>
        <table:table-row table:style-name="ro2">
          <table:table-cell office:value-type="string">
            <text:p>011_094.mp3</text:p>
          </table:table-cell>
          <table:table-cell office:value-type="string">
            <text:p>https://www.tiktok.com/@kaelynn_vp/video/7288083389729770798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11_095.mp3</text:p>
          </table:table-cell>
          <table:table-cell office:value-type="string">
            <text:p>https://www.tiktok.com/@kaelynn_vp/video/7286585109149486382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096.mp3</text:p>
          </table:table-cell>
          <table:table-cell office:value-type="string">
            <text:p>https://www.tiktok.com/@kaelynn_vp/video/7283627116917312811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097.mp3</text:p>
          </table:table-cell>
          <table:table-cell office:value-type="string">
            <text:p>https://www.tiktok.com/@kaelynn_vp/video/7281793639725157678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098.mp3</text:p>
          </table:table-cell>
          <table:table-cell office:value-type="string">
            <text:p>https://www.tiktok.com/@kaelynn_vp/video/7281030481880124714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1_099.mp3</text:p>
          </table:table-cell>
          <table:table-cell office:value-type="string">
            <text:p>https://www.tiktok.com/@kaelynn_vp/video/7280651938755071274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00.mp3</text:p>
          </table:table-cell>
          <table:table-cell office:value-type="string">
            <text:p>https://www.tiktok.com/@kaelynn_vp/video/7279167807118511402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1_101.mp3</text:p>
          </table:table-cell>
          <table:table-cell office:value-type="string">
            <text:p>https://www.tiktok.com/@kaelynn_vp/video/7277282209705348394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1_102.mp3</text:p>
          </table:table-cell>
          <table:table-cell office:value-type="string">
            <text:p>https://www.tiktok.com/@kaelynn_vp/video/7275836823157493038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1_103.mp3</text:p>
          </table:table-cell>
          <table:table-cell office:value-type="string">
            <text:p>https://www.tiktok.com/@kaelynn_vp/video/7272496845375671598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11_104.mp3</text:p>
          </table:table-cell>
          <table:table-cell office:value-type="string">
            <text:p>https://www.tiktok.com/@kaelynn_vp/video/7271395981772606762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1_105.mp3</text:p>
          </table:table-cell>
          <table:table-cell office:value-type="string">
            <text:p>https://www.tiktok.com/@kaelynn_vp/video/7271012559279361323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11_106.mp3</text:p>
          </table:table-cell>
          <table:table-cell office:value-type="string">
            <text:p>https://www.tiktok.com/@kaelynn_vp/video/7268760460848106798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07.mp3</text:p>
          </table:table-cell>
          <table:table-cell office:value-type="string">
            <text:p>https://www.tiktok.com/@kaelynn_vp/video/7268448975752088878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1_108.mp3</text:p>
          </table:table-cell>
          <table:table-cell office:value-type="string">
            <text:p>https://www.tiktok.com/@kaelynn_vp/video/7266515045549395243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109.mp3</text:p>
          </table:table-cell>
          <table:table-cell office:value-type="string">
            <text:p>https://www.tiktok.com/@kaelynn_vp/video/7265069970348920110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1_110.mp3</text:p>
          </table:table-cell>
          <table:table-cell office:value-type="string">
            <text:p>https://www.tiktok.com/@kaelynn_vp/video/7263583228777205035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11_111.mp3</text:p>
          </table:table-cell>
          <table:table-cell office:value-type="string">
            <text:p>https://www.tiktok.com/@kaelynn_vp/video/7262103751828213034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12.mp3</text:p>
          </table:table-cell>
          <table:table-cell office:value-type="string">
            <text:p>https://www.tiktok.com/@kaelynn_vp/video/7259873139188960558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13.mp3</text:p>
          </table:table-cell>
          <table:table-cell office:value-type="string">
            <text:p>https://www.tiktok.com/@kaelynn_vp/video/7256157601396854062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114.mp3</text:p>
          </table:table-cell>
          <table:table-cell office:value-type="string">
            <text:p>https://www.tiktok.com/@kaelynn_vp/video/7255383693605309738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11_115.mp3</text:p>
          </table:table-cell>
          <table:table-cell office:value-type="string">
            <text:p>https://www.tiktok.com/@kaelynn_vp/video/7255045270898068782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16.mp3</text:p>
          </table:table-cell>
          <table:table-cell office:value-type="string">
            <text:p>https://www.tiktok.com/@kaelynn_vp/video/7252821272751803694</text:p>
          </table:table-cell>
          <table:table-cell office:value-type="time" office:time-value="PT00H00M33S">
            <text:p>00:00:33</text:p>
          </table:table-cell>
        </table:table-row>
        <table:table-row table:style-name="ro2">
          <table:table-cell office:value-type="string">
            <text:p>011_117.mp3</text:p>
          </table:table-cell>
          <table:table-cell office:value-type="string">
            <text:p>https://www.tiktok.com/@kaelynn_vp/video/7251249297524641067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1_118.mp3</text:p>
          </table:table-cell>
          <table:table-cell office:value-type="string">
            <text:p>https://www.tiktok.com/@kaelynn_vp/video/7250598037393853739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19.mp3</text:p>
          </table:table-cell>
          <table:table-cell office:value-type="string">
            <text:p>https://www.tiktok.com/@kaelynn_vp/video/7246894560222121259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120.mp3</text:p>
          </table:table-cell>
          <table:table-cell office:value-type="string">
            <text:p>https://www.tiktok.com/@kaelynn_vp/video/7246520313406623019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1_121.mp3</text:p>
          </table:table-cell>
          <table:table-cell office:value-type="string">
            <text:p>https://www.tiktok.com/@kaelynn_vp/video/7244659994795330859</text:p>
          </table:table-cell>
          <table:table-cell office:value-type="time" office:time-value="PT00H01M16S">
            <text:p>00:01:16</text:p>
          </table:table-cell>
        </table:table-row>
        <table:table-row table:style-name="ro2">
          <table:table-cell office:value-type="string">
            <text:p>011_122.mp3</text:p>
          </table:table-cell>
          <table:table-cell office:value-type="string">
            <text:p>https://www.tiktok.com/@kaelynn_vp/video/7242440233453800750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123.mp3</text:p>
          </table:table-cell>
          <table:table-cell office:value-type="string">
            <text:p>https://www.tiktok.com/@kaelynn_vp/video/7242085020850982187</text:p>
          </table:table-cell>
          <table:table-cell office:value-type="time" office:time-value="PT00H00M12S">
            <text:p>00:00:12</text:p>
          </table:table-cell>
        </table:table-row>
        <table:table-row table:style-name="ro2">
          <table:table-cell office:value-type="string">
            <text:p>011_124.mp3</text:p>
          </table:table-cell>
          <table:table-cell office:value-type="string">
            <text:p>https://www.tiktok.com/@kaelynn_vp/video/7240457336991583530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125.mp3</text:p>
          </table:table-cell>
          <table:table-cell office:value-type="string">
            <text:p>https://www.tiktok.com/@kaelynn_vp/video/7239829466292325678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11_126.mp3</text:p>
          </table:table-cell>
          <table:table-cell office:value-type="string">
            <text:p>https://www.tiktok.com/@kaelynn_vp/video/7236870226896244011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11_127.mp3</text:p>
          </table:table-cell>
          <table:table-cell office:value-type="string">
            <text:p>https://www.tiktok.com/@kaelynn_vp/video/7236138606543359274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1_128.mp3</text:p>
          </table:table-cell>
          <table:table-cell office:value-type="string">
            <text:p>https://www.tiktok.com/@kaelynn_vp/video/7233885476258581803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11_129.mp3</text:p>
          </table:table-cell>
          <table:table-cell office:value-type="string">
            <text:p>https://www.tiktok.com/@kaelynn_vp/video/7233534790731894058</text:p>
          </table:table-cell>
          <table:table-cell office:value-type="time" office:time-value="PT00H01M11S">
            <text:p>00:01:11</text:p>
          </table:table-cell>
        </table:table-row>
        <table:table-row table:style-name="ro2">
          <table:table-cell office:value-type="string">
            <text:p>011_130.mp3</text:p>
          </table:table-cell>
          <table:table-cell office:value-type="string">
            <text:p>https://www.tiktok.com/@kaelynn_vp/video/7233086076812905771</text:p>
          </table:table-cell>
          <table:table-cell office:value-type="time" office:time-value="PT00H00M50S">
            <text:p>00:00:50</text:p>
          </table:table-cell>
        </table:table-row>
        <table:table-row table:style-name="ro2">
          <table:table-cell office:value-type="string">
            <text:p>011_131.mp3</text:p>
          </table:table-cell>
          <table:table-cell office:value-type="string">
            <text:p>https://www.tiktok.com/@kaelynn_vp/video/7232048360016989483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1_132.mp3</text:p>
          </table:table-cell>
          <table:table-cell office:value-type="string">
            <text:p>https://www.tiktok.com/@kaelynn_vp/video/7231290026661776683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11_133.mp3</text:p>
          </table:table-cell>
          <table:table-cell office:value-type="string">
            <text:p>https://www.tiktok.com/@kaelynn_vp/video/7230939797483785514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134.mp3</text:p>
          </table:table-cell>
          <table:table-cell office:value-type="string">
            <text:p>https://www.tiktok.com/@kaelynn_vp/video/7228334006138309930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11_135.mp3</text:p>
          </table:table-cell>
          <table:table-cell office:value-type="string">
            <text:p>https://www.tiktok.com/@kaelynn_vp/video/7226854133205175595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1_136.mp3</text:p>
          </table:table-cell>
          <table:table-cell office:value-type="string">
            <text:p>https://www.tiktok.com/@kaelynn_vp/video/7226481083838106923</text:p>
          </table:table-cell>
          <table:table-cell office:value-type="time" office:time-value="PT00H01M15S">
            <text:p>00:01:15</text:p>
          </table:table-cell>
        </table:table-row>
        <table:table-row table:style-name="ro2">
          <table:table-cell office:value-type="string">
            <text:p>011_137.mp3</text:p>
          </table:table-cell>
          <table:table-cell office:value-type="string">
            <text:p>https://www.tiktok.com/@kaelynn_vp/video/7224614057146354987</text:p>
          </table:table-cell>
          <table:table-cell office:value-type="time" office:time-value="PT00H01M08S">
            <text:p>00:01:08</text:p>
          </table:table-cell>
        </table:table-row>
        <table:table-row table:style-name="ro2">
          <table:table-cell office:value-type="string">
            <text:p>011_138.mp3</text:p>
          </table:table-cell>
          <table:table-cell office:value-type="string">
            <text:p>https://www.tiktok.com/@kaelynn_vp/video/7222049262459325742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11_139.mp3</text:p>
          </table:table-cell>
          <table:table-cell office:value-type="string">
            <text:p>https://www.tiktok.com/@kaelynn_vp/video/7221668896003214634</text:p>
          </table:table-cell>
          <table:table-cell office:value-type="time" office:time-value="PT00H01M48S">
            <text:p>00:01:48</text:p>
          </table:table-cell>
        </table:table-row>
        <table:table-row table:style-name="ro2">
          <table:table-cell office:value-type="string">
            <text:p>011_140.mp3</text:p>
          </table:table-cell>
          <table:table-cell office:value-type="string">
            <text:p>https://www.tiktok.com/@kaelynn_vp/video/7221297258627910958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1_141.mp3</text:p>
          </table:table-cell>
          <table:table-cell office:value-type="string">
            <text:p>https://www.tiktok.com/@kaelynn_vp/video/7220924773705108782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11_142.mp3</text:p>
          </table:table-cell>
          <table:table-cell office:value-type="string">
            <text:p>https://www.tiktok.com/@kaelynn_vp/video/7220153320080510251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143.mp3</text:p>
          </table:table-cell>
          <table:table-cell office:value-type="string">
            <text:p>https://www.tiktok.com/@kaelynn_vp/video/7219421931005676843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1_144.mp3</text:p>
          </table:table-cell>
          <table:table-cell office:value-type="string">
            <text:p>https://www.tiktok.com/@kaelynn_vp/video/7218330184502611246</text:p>
          </table:table-cell>
          <table:table-cell office:value-type="time" office:time-value="PT00H01M14S">
            <text:p>00:01:14</text:p>
          </table:table-cell>
        </table:table-row>
        <table:table-row table:style-name="ro2">
          <table:table-cell office:value-type="string">
            <text:p>011_145.mp3</text:p>
          </table:table-cell>
          <table:table-cell office:value-type="string">
            <text:p>https://www.tiktok.com/@kaelynn_vp/video/7217492114614045998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1_146.mp3</text:p>
          </table:table-cell>
          <table:table-cell office:value-type="string">
            <text:p>https://www.tiktok.com/@kaelynn_vp/video/7216101823399202091</text:p>
          </table:table-cell>
          <table:table-cell office:value-type="time" office:time-value="PT00H01M30S">
            <text:p>00:01:30</text:p>
          </table:table-cell>
        </table:table-row>
        <table:table-row table:style-name="ro2">
          <table:table-cell office:value-type="string">
            <text:p>011_147.mp3</text:p>
          </table:table-cell>
          <table:table-cell office:value-type="string">
            <text:p>https://www.tiktok.com/@kaelynn_vp/video/7215344319983537451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1_148.mp3</text:p>
          </table:table-cell>
          <table:table-cell office:value-type="string">
            <text:p>https://www.tiktok.com/@kaelynn_vp/video/7214231159398681902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49.mp3</text:p>
          </table:table-cell>
          <table:table-cell office:value-type="string">
            <text:p>https://www.tiktok.com/@kaelynn_vp/video/7213492209646292267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11_150.mp3</text:p>
          </table:table-cell>
          <table:table-cell office:value-type="string">
            <text:p>https://www.tiktok.com/@kaelynn_vp/video/7212762826769698094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151.mp3</text:p>
          </table:table-cell>
          <table:table-cell office:value-type="string">
            <text:p>https://www.tiktok.com/@kaelynn_vp/video/7210894262211218731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152.mp3</text:p>
          </table:table-cell>
          <table:table-cell office:value-type="string">
            <text:p>https://www.tiktok.com/@kaelynn_vp/video/7208692264976026923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153.mp3</text:p>
          </table:table-cell>
          <table:table-cell office:value-type="string">
            <text:p>https://www.tiktok.com/@kaelynn_vp/video/7205715640022469934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154.mp3</text:p>
          </table:table-cell>
          <table:table-cell office:value-type="string">
            <text:p>https://www.tiktok.com/@kaelynn_vp/video/7204241022770056490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11_155.mp3</text:p>
          </table:table-cell>
          <table:table-cell office:value-type="string">
            <text:p>https://www.tiktok.com/@kaelynn_vp/video/7203502067447811374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56.mp3</text:p>
          </table:table-cell>
          <table:table-cell office:value-type="string">
            <text:p>https://www.tiktok.com/@kaelynn_vp/video/7201972105758690606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11_157.mp3</text:p>
          </table:table-cell>
          <table:table-cell office:value-type="string">
            <text:p>https://www.tiktok.com/@kaelynn_vp/video/7199794334680501546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1_158.mp3</text:p>
          </table:table-cell>
          <table:table-cell office:value-type="string">
            <text:p>https://www.tiktok.com/@kaelynn_vp/video/7198670189955910958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1_159.mp3</text:p>
          </table:table-cell>
          <table:table-cell office:value-type="string">
            <text:p>https://www.tiktok.com/@kaelynn_vp/video/7197572119360769322</text:p>
          </table:table-cell>
          <table:table-cell office:value-type="time" office:time-value="PT00H00M27S">
            <text:p>00:00:27</text:p>
          </table:table-cell>
        </table:table-row>
        <table:table-row table:style-name="ro2">
          <table:table-cell office:value-type="string">
            <text:p>011_160.mp3</text:p>
          </table:table-cell>
          <table:table-cell office:value-type="string">
            <text:p>https://www.tiktok.com/@kaelynn_vp/video/7197180160075042094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11_161.mp3</text:p>
          </table:table-cell>
          <table:table-cell office:value-type="string">
            <text:p>https://www.tiktok.com/@kaelynn_vp/video/7196778363300891950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1_162.mp3</text:p>
          </table:table-cell>
          <table:table-cell office:value-type="string">
            <text:p>https://www.tiktok.com/@kaelynn_vp/video/7196062935985311019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63.mp3</text:p>
          </table:table-cell>
          <table:table-cell office:value-type="string">
            <text:p>https://www.tiktok.com/@kaelynn_vp/video/7195329996020469038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11_164.mp3</text:p>
          </table:table-cell>
          <table:table-cell office:value-type="string">
            <text:p>https://www.tiktok.com/@kaelynn_vp/video/7194577698948156718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11_165.mp3</text:p>
          </table:table-cell>
          <table:table-cell office:value-type="string">
            <text:p>https://www.tiktok.com/@kaelynn_vp/video/7193095913143913771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1_166.mp3</text:p>
          </table:table-cell>
          <table:table-cell office:value-type="string">
            <text:p>https://www.tiktok.com/@kaelynn_vp/video/7192348250316295466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1_167.mp3</text:p>
          </table:table-cell>
          <table:table-cell office:value-type="string">
            <text:p>https://www.tiktok.com/@kaelynn_vp/video/7190517608360316202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1_168.mp3</text:p>
          </table:table-cell>
          <table:table-cell office:value-type="string">
            <text:p>https://www.tiktok.com/@kaelynn_vp/video/7190129741578620206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11_169.mp3</text:p>
          </table:table-cell>
          <table:table-cell office:value-type="string">
            <text:p>https://www.tiktok.com/@kaelynn_vp/video/7187524029690023210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11_170.mp3</text:p>
          </table:table-cell>
          <table:table-cell office:value-type="string">
            <text:p>https://www.tiktok.com/@kaelynn_vp/video/7187144986868174122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11_171.mp3</text:p>
          </table:table-cell>
          <table:table-cell office:value-type="string">
            <text:p>https://www.tiktok.com/@kaelynn_vp/video/7184931302729338158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1_172.mp3</text:p>
          </table:table-cell>
          <table:table-cell office:value-type="string">
            <text:p>https://www.tiktok.com/@kaelynn_vp/video/7184565061803937070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1_173.mp3</text:p>
          </table:table-cell>
          <table:table-cell office:value-type="string">
            <text:p>https://www.tiktok.com/@kaelynn_vp/video/7184179157964983598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11_174.mp3</text:p>
          </table:table-cell>
          <table:table-cell office:value-type="string">
            <text:p>https://www.tiktok.com/@kaelynn_vp/video/7181571379186208043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1_175.mp3</text:p>
          </table:table-cell>
          <table:table-cell office:value-type="string">
            <text:p>https://www.tiktok.com/@kaelynn_vp/video/7179726335013817646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1_176.mp3</text:p>
          </table:table-cell>
          <table:table-cell office:value-type="string">
            <text:p>https://www.tiktok.com/@kaelynn_vp/video/7177937892797435182</text:p>
          </table:table-cell>
          <table:table-cell office:value-type="time" office:time-value="PT00H00M40S">
            <text:p>00:00:40</text:p>
          </table:table-cell>
        </table:table-row>
        <table:table-row table:style-name="ro2">
          <table:table-cell office:value-type="string">
            <text:p>011_177.mp3</text:p>
          </table:table-cell>
          <table:table-cell office:value-type="string">
            <text:p>https://www.tiktok.com/@kaelynn_vp/video/7177529832136281386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11_178.mp3</text:p>
          </table:table-cell>
          <table:table-cell office:value-type="string">
            <text:p>https://www.tiktok.com/@kaelynn_vp/video/7177127524051389742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11_179.mp3</text:p>
          </table:table-cell>
          <table:table-cell office:value-type="string">
            <text:p>https://www.tiktok.com/@kaelynn_vp/video/7176777916657782062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1_180.mp3</text:p>
          </table:table-cell>
          <table:table-cell office:value-type="string">
            <text:p>https://www.tiktok.com/@kaelynn_vp/video/7176410230660648235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11_181.mp3</text:p>
          </table:table-cell>
          <table:table-cell office:value-type="string">
            <text:p>https://www.tiktok.com/@kaelynn_vp/video/7175279197118663982</text:p>
          </table:table-cell>
          <table:table-cell office:value-type="time" office:time-value="PT00H00M43S">
            <text:p>00:00:43</text:p>
          </table:table-cell>
        </table:table-row>
        <table:table-row table:style-name="ro2">
          <table:table-cell office:value-type="string">
            <text:p>011_182.mp3</text:p>
          </table:table-cell>
          <table:table-cell office:value-type="string">
            <text:p>https://www.tiktok.com/@kaelynn_vp/video/7174144584316964139</text:p>
          </table:table-cell>
          <table:table-cell office:value-type="time" office:time-value="PT00H01M10S">
            <text:p>00:01:10</text:p>
          </table:table-cell>
        </table:table-row>
        <table:table-row table:style-name="ro2">
          <table:table-cell office:value-type="string">
            <text:p>011_183.mp3</text:p>
          </table:table-cell>
          <table:table-cell office:value-type="string">
            <text:p>https://www.tiktok.com/@kaelynn_vp/video/7173778366317727022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1_184.mp4</text:p>
          </table:table-cell>
          <table:table-cell office:value-type="string">
            <text:p>https://www.tiktok.com/@kaelynn_vp/video/7172662953118846254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11_185.mp3</text:p>
          </table:table-cell>
          <table:table-cell office:value-type="string">
            <text:p>https://www.tiktok.com/@kaelynn_vp/video/7171912344799579438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11_186.mp3</text:p>
          </table:table-cell>
          <table:table-cell office:value-type="string">
            <text:p>https://www.tiktok.com/@kaelynn_vp/video/7171171193742052650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11_187.mp3</text:p>
          </table:table-cell>
          <table:table-cell office:value-type="string">
            <text:p>https://www.tiktok.com/@kaelynn_vp/video/7170093247774100779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11_188.mp3</text:p>
          </table:table-cell>
          <table:table-cell office:value-type="string">
            <text:p>https://www.tiktok.com/@kaelynn_vp/video/7169350250635840814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11_189.mp3</text:p>
          </table:table-cell>
          <table:table-cell office:value-type="string">
            <text:p>https://www.tiktok.com/@kaelynn_vp/video/7167461507645590827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11_190.mp3</text:p>
          </table:table-cell>
          <table:table-cell office:value-type="string">
            <text:p>https://www.tiktok.com/@kaelynn_vp/video/7166348989338520875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1_191.mp3</text:p>
          </table:table-cell>
          <table:table-cell office:value-type="string">
            <text:p>https://www.tiktok.com/@kaelynn_vp/video/7165976629158694187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11_192.mp3</text:p>
          </table:table-cell>
          <table:table-cell office:value-type="string">
            <text:p>https://www.tiktok.com/@kaelynn_vp/video/7165599888330444078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1_193.mp3</text:p>
          </table:table-cell>
          <table:table-cell office:value-type="string">
            <text:p>https://www.tiktok.com/@kaelynn_vp/video/7164100534440414507</text:p>
          </table:table-cell>
          <table:table-cell office:value-type="time" office:time-value="PT00H00M22S">
            <text:p>00:00:22</text:p>
          </table:table-cell>
        </table:table-row>
        <table:table-row table:style-name="ro2">
          <table:table-cell office:value-type="string">
            <text:p>011_194.mp3</text:p>
          </table:table-cell>
          <table:table-cell office:value-type="string">
            <text:p>https://www.tiktok.com/@kaelynn_vp/video/7163385204453690666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1_195.mp3</text:p>
          </table:table-cell>
          <table:table-cell office:value-type="string">
            <text:p>https://www.tiktok.com/@kaelynn_vp/video/7162182976560958766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1_196.mp3</text:p>
          </table:table-cell>
          <table:table-cell office:value-type="string">
            <text:p>https://www.tiktok.com/@kaelynn_vp/video/7161912492145446190</text:p>
          </table:table-cell>
          <table:table-cell office:value-type="time" office:time-value="PT00H01M05S">
            <text:p>00:01:05</text:p>
          </table:table-cell>
        </table:table-row>
        <table:table-row table:style-name="ro2">
          <table:table-cell office:value-type="string">
            <text:p>011_197.mp3</text:p>
          </table:table-cell>
          <table:table-cell office:value-type="string">
            <text:p>https://www.tiktok.com/@kaelynn_vp/video/7161136863196056878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198.mp3</text:p>
          </table:table-cell>
          <table:table-cell office:value-type="string">
            <text:p>https://www.tiktok.com/@kaelynn_vp/video/7160704011715267882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11_199.mp3</text:p>
          </table:table-cell>
          <table:table-cell office:value-type="string">
            <text:p>https://www.tiktok.com/@kaelynn_vp/video/7158839700717931822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1_200.mp3</text:p>
          </table:table-cell>
          <table:table-cell office:value-type="string">
            <text:p>https://www.tiktok.com/@kaelynn_vp/video/7158545938246552874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11_201.mp3</text:p>
          </table:table-cell>
          <table:table-cell office:value-type="string">
            <text:p>https://www.tiktok.com/@kaelynn_vp/video/7158178075312704811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11_202.mp3</text:p>
          </table:table-cell>
          <table:table-cell office:value-type="string">
            <text:p>https://www.tiktok.com/@kaelynn_vp/video/7156683442288086314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11_203.mp3</text:p>
          </table:table-cell>
          <table:table-cell office:value-type="string">
            <text:p>https://www.tiktok.com/@kaelynn_vp/video/7155936088463396138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204.mp3</text:p>
          </table:table-cell>
          <table:table-cell office:value-type="string">
            <text:p>https://www.tiktok.com/@kaelynn_vp/video/7154378516388252970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11_205.mp3</text:p>
          </table:table-cell>
          <table:table-cell office:value-type="string">
            <text:p>https://www.tiktok.com/@kaelynn_vp/video/7154094485851442474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11_206.mp3</text:p>
          </table:table-cell>
          <table:table-cell office:value-type="string">
            <text:p>https://www.tiktok.com/@kaelynn_vp/video/7153722730054028586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11_207.mp3</text:p>
          </table:table-cell>
          <table:table-cell office:value-type="string">
            <text:p>https://www.tiktok.com/@kaelynn_vp/video/7153370169132485934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11_208.mp3</text:p>
          </table:table-cell>
          <table:table-cell office:value-type="string">
            <text:p>https://www.tiktok.com/@kaelynn_vp/video/7151505134672170286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1_209.mp3</text:p>
          </table:table-cell>
          <table:table-cell office:value-type="string">
            <text:p>https://www.tiktok.com/@kaelynn_vp/video/7151045922036763950</text:p>
          </table:table-cell>
          <table:table-cell office:value-type="time" office:time-value="PT00H01M27S">
            <text:p>00:01:27</text:p>
          </table:table-cell>
        </table:table-row>
        <table:table-row table:style-name="ro2">
          <table:table-cell office:value-type="string">
            <text:p>011_210.mp3</text:p>
          </table:table-cell>
          <table:table-cell office:value-type="string">
            <text:p>https://www.tiktok.com/@kaelynn_vp/video/7150675375113227566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11_211.mp3</text:p>
          </table:table-cell>
          <table:table-cell office:value-type="string">
            <text:p>https://www.tiktok.com/@kaelynn_vp/video/7150383271166201131</text:p>
          </table:table-cell>
          <table:table-cell office:value-type="time" office:time-value="PT00H00M31S">
            <text:p>00:00:31</text:p>
          </table:table-cell>
        </table:table-row>
        <table:table-row table:style-name="ro2">
          <table:table-cell office:value-type="string">
            <text:p>011_212.mp3</text:p>
          </table:table-cell>
          <table:table-cell office:value-type="string">
            <text:p>https://www.tiktok.com/@kaelynn_vp/video/7148902658592591147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1_213.mp3</text:p>
          </table:table-cell>
          <table:table-cell office:value-type="string">
            <text:p>https://www.tiktok.com/@kaelynn_vp/video/7148549490432036142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214.mp3</text:p>
          </table:table-cell>
          <table:table-cell office:value-type="string">
            <text:p>https://www.tiktok.com/@kaelynn_vp/video/7148226409729740074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1_215.mp3</text:p>
          </table:table-cell>
          <table:table-cell office:value-type="string">
            <text:p>https://www.tiktok.com/@kaelynn_vp/video/7148153923281358122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216.mp3</text:p>
          </table:table-cell>
          <table:table-cell office:value-type="string">
            <text:p>https://www.tiktok.com/@kaelynn_vp/video/7147784199368396078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217.mp3</text:p>
          </table:table-cell>
          <table:table-cell office:value-type="string">
            <text:p>https://www.tiktok.com/@kaelynn_vp/video/7146721793057754411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11_218.mp3</text:p>
          </table:table-cell>
          <table:table-cell office:value-type="string">
            <text:p>https://www.tiktok.com/@kaelynn_vp/video/7145852271329316139</text:p>
          </table:table-cell>
          <table:table-cell office:value-type="time" office:time-value="PT00H01M22S">
            <text:p>00:01:22</text:p>
          </table:table-cell>
        </table:table-row>
        <table:table-row table:style-name="ro2">
          <table:table-cell office:value-type="string">
            <text:p>011_219.mp3</text:p>
          </table:table-cell>
          <table:table-cell office:value-type="string">
            <text:p>https://www.tiktok.com/@kaelynn_vp/video/7145588360432684331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1_220.mp3</text:p>
          </table:table-cell>
          <table:table-cell office:value-type="string">
            <text:p>https://www.tiktok.com/@kaelynn_vp/video/7143720648664288555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11_221.mp3</text:p>
          </table:table-cell>
          <table:table-cell office:value-type="string">
            <text:p>https://www.tiktok.com/@kaelynn_vp/video/7143348912185724203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11_222.mp3</text:p>
          </table:table-cell>
          <table:table-cell office:value-type="string">
            <text:p>https://www.tiktok.com/@kaelynn_vp/video/7142973473487359275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223.mp3</text:p>
          </table:table-cell>
          <table:table-cell office:value-type="string">
            <text:p>https://www.tiktok.com/@kaelynn_vp/video/7142508060903460142</text:p>
          </table:table-cell>
          <table:table-cell office:value-type="time" office:time-value="PT00H01M12S">
            <text:p>00:01:12</text:p>
          </table:table-cell>
        </table:table-row>
        <table:table-row table:style-name="ro2">
          <table:table-cell office:value-type="string">
            <text:p>011_224.mp3</text:p>
          </table:table-cell>
          <table:table-cell office:value-type="string">
            <text:p>https://www.tiktok.com/@kaelynn_vp/video/7140382720705695019</text:p>
          </table:table-cell>
          <table:table-cell office:value-type="time" office:time-value="PT00H01M28S">
            <text:p>00:01:28</text:p>
          </table:table-cell>
        </table:table-row>
        <table:table-row table:style-name="ro2">
          <table:table-cell office:value-type="string">
            <text:p>011_225.mp3</text:p>
          </table:table-cell>
          <table:table-cell office:value-type="string">
            <text:p>https://www.tiktok.com/@kaelynn_vp/video/7138407116158635310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11_226.mp3</text:p>
          </table:table-cell>
          <table:table-cell office:value-type="string">
            <text:p>https://www.tiktok.com/@kaelynn_vp/video/7137741659495746862</text:p>
          </table:table-cell>
          <table:table-cell office:value-type="time" office:time-value="PT00H01M35S">
            <text:p>00:01:35</text:p>
          </table:table-cell>
        </table:table-row>
        <table:table-row table:style-name="ro2">
          <table:table-cell office:value-type="string">
            <text:p>011_227.mp3</text:p>
          </table:table-cell>
          <table:table-cell office:value-type="string">
            <text:p>https://www.tiktok.com/@kaelynn_vp/video/7137423296714329387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11_228.mp3</text:p>
          </table:table-cell>
          <table:table-cell office:value-type="string">
            <text:p>https://www.tiktok.com/@kaelynn_vp/video/7136683379063377195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11_229.mp3</text:p>
          </table:table-cell>
          <table:table-cell office:value-type="string">
            <text:p>https://www.tiktok.com/@kaelynn_vp/video/7136229069280202030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230.mp3</text:p>
          </table:table-cell>
          <table:table-cell office:value-type="string">
            <text:p>https://www.tiktok.com/@kaelynn_vp/video/7135495884816665899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11_231.mp3</text:p>
          </table:table-cell>
          <table:table-cell office:value-type="string">
            <text:p>https://www.tiktok.com/@kaelynn_vp/video/7135075852798184746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232.mp3</text:p>
          </table:table-cell>
          <table:table-cell office:value-type="string">
            <text:p>https://www.tiktok.com/@kaelynn_vp/video/7132990606623755563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1_233.mp3</text:p>
          </table:table-cell>
          <table:table-cell office:value-type="string">
            <text:p>https://www.tiktok.com/@kaelynn_vp/video/7132668745255767339</text:p>
          </table:table-cell>
          <table:table-cell office:value-type="time" office:time-value="PT00H02M02S">
            <text:p>00:02:02</text:p>
          </table:table-cell>
        </table:table-row>
        <table:table-row table:style-name="ro2">
          <table:table-cell office:value-type="string">
            <text:p>011_234.mp3</text:p>
          </table:table-cell>
          <table:table-cell office:value-type="string">
            <text:p>https://www.tiktok.com/@kaelynn_vp/video/7132496158626417966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1_235.mp3</text:p>
          </table:table-cell>
          <table:table-cell office:value-type="string">
            <text:p>https://www.tiktok.com/@kaelynn_vp/video/7132249477456399662</text:p>
          </table:table-cell>
          <table:table-cell office:value-type="time" office:time-value="PT00H01M07S">
            <text:p>00:01:07</text:p>
          </table:table-cell>
        </table:table-row>
        <table:table-row table:style-name="ro2">
          <table:table-cell office:value-type="string">
            <text:p>011_236.mp3</text:p>
          </table:table-cell>
          <table:table-cell office:value-type="string">
            <text:p>https://www.tiktok.com/@kaelynn_vp/video/7130293826769538350</text:p>
          </table:table-cell>
          <table:table-cell office:value-type="time" office:time-value="PT00H01M20S">
            <text:p>00:01:20</text:p>
          </table:table-cell>
        </table:table-row>
        <table:table-row table:style-name="ro2">
          <table:table-cell office:value-type="string">
            <text:p>011_237.mp3</text:p>
          </table:table-cell>
          <table:table-cell office:value-type="string">
            <text:p>https://www.tiktok.com/@kaelynn_vp/video/7129871566556515626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11_238.mp3</text:p>
          </table:table-cell>
          <table:table-cell office:value-type="string">
            <text:p>https://www.tiktok.com/@kaelynn_vp/video/7129510522675825962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239.mp3</text:p>
          </table:table-cell>
          <table:table-cell office:value-type="string">
            <text:p>https://www.tiktok.com/@kaelynn_vp/video/7128179312200535338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1_240.mp3</text:p>
          </table:table-cell>
          <table:table-cell office:value-type="string">
            <text:p>https://www.tiktok.com/@kaelynn_vp/video/7127851819610524974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11_241.mp3</text:p>
          </table:table-cell>
          <table:table-cell office:value-type="string">
            <text:p>https://www.tiktok.com/@kaelynn_vp/video/7127636295588924715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11_242.mp3</text:p>
          </table:table-cell>
          <table:table-cell office:value-type="string">
            <text:p>https://www.tiktok.com/@kaelynn_vp/video/7127469030285561134</text:p>
          </table:table-cell>
          <table:table-cell office:value-type="time" office:time-value="PT00H00M20S">
            <text:p>00:00:20</text:p>
          </table:table-cell>
        </table:table-row>
        <table:table-row table:style-name="ro2">
          <table:table-cell office:value-type="string">
            <text:p>011_243.mp3</text:p>
          </table:table-cell>
          <table:table-cell office:value-type="string">
            <text:p>https://www.tiktok.com/@kaelynn_vp/video/7127281450361064746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11_244.mp3</text:p>
          </table:table-cell>
          <table:table-cell office:value-type="string">
            <text:p>https://www.tiktok.com/@kaelynn_vp/video/7126919727674395947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11_245.mp3</text:p>
          </table:table-cell>
          <table:table-cell office:value-type="string">
            <text:p>https://www.tiktok.com/@kaelynn_vp/video/7125246218682404142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1_246.mp3</text:p>
          </table:table-cell>
          <table:table-cell office:value-type="string">
            <text:p>https://www.tiktok.com/@kaelynn_vp/video/7125033082754747694</text:p>
          </table:table-cell>
          <table:table-cell office:value-type="time" office:time-value="PT00H01M01S">
            <text:p>00:01:01</text:p>
          </table:table-cell>
        </table:table-row>
        <table:table-row table:style-name="ro2">
          <table:table-cell office:value-type="string">
            <text:p>011_247.mp3</text:p>
          </table:table-cell>
          <table:table-cell office:value-type="string">
            <text:p>https://www.tiktok.com/@kaelynn_vp/video/7124312186826116394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1_248.mp3</text:p>
          </table:table-cell>
          <table:table-cell office:value-type="string">
            <text:p>https://www.tiktok.com/@kaelynn_vp/video/7123244641461488942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1_249.mp3</text:p>
          </table:table-cell>
          <table:table-cell office:value-type="string">
            <text:p>https://www.tiktok.com/@kaelynn_vp/video/7122075718636277038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1_250.mp3</text:p>
          </table:table-cell>
          <table:table-cell office:value-type="string">
            <text:p>https://www.tiktok.com/@kaelynn_vp/video/7121844215734078766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11_251.mp3</text:p>
          </table:table-cell>
          <table:table-cell office:value-type="string">
            <text:p>https://www.tiktok.com/@kaelynn_vp/video/7120695649179520302</text:p>
          </table:table-cell>
          <table:table-cell office:value-type="time" office:time-value="PT00H01M21S">
            <text:p>00:01:21</text:p>
          </table:table-cell>
        </table:table-row>
        <table:table-row table:style-name="ro2">
          <table:table-cell office:value-type="string">
            <text:p>011_252.mp3</text:p>
          </table:table-cell>
          <table:table-cell office:value-type="string">
            <text:p>https://www.tiktok.com/@kaelynn_vp/video/7120351264566693163</text:p>
          </table:table-cell>
          <table:table-cell office:value-type="time" office:time-value="PT00H00M32S">
            <text:p>00:00:32</text:p>
          </table:table-cell>
        </table:table-row>
        <table:table-row table:style-name="ro2">
          <table:table-cell office:value-type="string">
            <text:p>011_253.mp3</text:p>
          </table:table-cell>
          <table:table-cell office:value-type="string">
            <text:p>https://www.tiktok.com/@kaelynn_vp/video/7119897118952672554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1_254.mp3</text:p>
          </table:table-cell>
          <table:table-cell office:value-type="string">
            <text:p>https://www.tiktok.com/@kaelynn_vp/video/7119486493302721834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1_255.mp3</text:p>
          </table:table-cell>
          <table:table-cell office:value-type="string">
            <text:p>https://www.tiktok.com/@kaelynn_vp/video/7119252896696388907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11_256.mp3</text:p>
          </table:table-cell>
          <table:table-cell office:value-type="string">
            <text:p>https://www.tiktok.com/@kaelynn_vp/video/7115585739450043690</text:p>
          </table:table-cell>
          <table:table-cell office:value-type="time" office:time-value="PT00H00M19S">
            <text:p>00:00:19</text:p>
          </table:table-cell>
        </table:table-row>
        <table:table-row table:style-name="ro2">
          <table:table-cell office:value-type="string">
            <text:p>011_257.mp3</text:p>
          </table:table-cell>
          <table:table-cell office:value-type="string">
            <text:p>https://www.tiktok.com/@kaelynn_vp/video/7114783267710111022</text:p>
          </table:table-cell>
          <table:table-cell office:value-type="time" office:time-value="PT00H01M13S">
            <text:p>00:01:13</text:p>
          </table:table-cell>
        </table:table-row>
        <table:table-row table:style-name="ro2">
          <table:table-cell office:value-type="string">
            <text:p>011_258.mp3</text:p>
          </table:table-cell>
          <table:table-cell office:value-type="string">
            <text:p>https://www.tiktok.com/@kaelynn_vp/video/7114044646850055470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1_259.mp3</text:p>
          </table:table-cell>
          <table:table-cell office:value-type="string">
            <text:p>https://www.tiktok.com/@kaelynn_vp/video/7111816438377221419</text:p>
          </table:table-cell>
          <table:table-cell office:value-type="time" office:time-value="PT00H01M04S">
            <text:p>00:01:04</text:p>
          </table:table-cell>
        </table:table-row>
        <table:table-row table:style-name="ro2">
          <table:table-cell office:value-type="string">
            <text:p>011_260.mp3</text:p>
          </table:table-cell>
          <table:table-cell office:value-type="string">
            <text:p>https://www.tiktok.com/@kaelynn_vp/video/7111441198232964398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11_261.mp2</text:p>
          </table:table-cell>
          <table:table-cell office:value-type="string">
            <text:p>https://www.tiktok.com/@kaelynn_vp/video/7109677485654035755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1_262.mp3</text:p>
          </table:table-cell>
          <table:table-cell office:value-type="string">
            <text:p>https://www.tiktok.com/@kaelynn_vp/video/7109288867165015342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11_263.mp3</text:p>
          </table:table-cell>
          <table:table-cell office:value-type="string">
            <text:p>https://www.tiktok.com/@kaelynn_vp/video/7107726196674137386</text:p>
          </table:table-cell>
          <table:table-cell office:value-type="time" office:time-value="PT00H00M31S">
            <text:p>00:00:31</text:p>
          </table:table-cell>
        </table:table-row>
        <table:table-row table:style-name="ro1">
          <table:table-cell table:number-columns-repeated="2"/>
          <table:table-cell table:style-name="ce2" table:formula="of:=SUM([.C2:.C264])" office:value-type="time" office:time-value="PT04H16M26S">
            <text:p>04:16:26</text:p>
          </table:table-cell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264])" office:value-type="time" office:time-value="PT00H01M02S">
            <text:p>00:01:02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264] )" office:value-type="time" office:time-value="PT00H00M58.501901S">
            <text:p>00:00:59</text:p>
          </table:table-cell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264])" office:value-type="time" office:time-value="PT00H00M12S">
            <text:p>00:00:12</text:p>
          </table:table-cell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264])" office:value-type="time" office:time-value="PT00H02M02S">
            <text:p>00:02:02</text:p>
          </table:table-cell>
        </table:table-row>
      </table:table>
      <table:table table:name="f_12" table:style-name="ta1" table:print="false">
        <table:table-column table:style-name="co14" table:default-cell-style-name="Default"/>
        <table:table-column table:style-name="co17" table:default-cell-style-name="Default"/>
        <table:table-column table:style-name="co1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2">
          <table:table-cell office:value-type="string">
            <text:p>012_001.mp3</text:p>
          </table:table-cell>
          <table:table-cell office:value-type="string">
            <text:p>https://www.instagram.com/elenacarr0ll/reel/DDty-wkhjPg/</text:p>
          </table:table-cell>
          <table:table-cell office:value-type="time" office:time-value="PT00H00M24S">
            <text:p>00:00:24</text:p>
          </table:table-cell>
        </table:table-row>
        <table:table-row table:style-name="ro2">
          <table:table-cell office:value-type="string">
            <text:p>012_002.mp3</text:p>
          </table:table-cell>
          <table:table-cell office:value-type="string">
            <text:p>https://www.instagram.com/elenacarr0ll/reel/DDeWNmhBhoT/</text:p>
          </table:table-cell>
          <table:table-cell office:value-type="time" office:time-value="PT00H00M38S">
            <text:p>00:00:38</text:p>
          </table:table-cell>
        </table:table-row>
        <table:table-row table:style-name="ro2">
          <table:table-cell office:value-type="string">
            <text:p>012_003.mp3</text:p>
          </table:table-cell>
          <table:table-cell office:value-type="string">
            <text:p>https://www.instagram.com/elenacarr0ll/reel/DCq2T-phrGt/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12_004.mp3</text:p>
          </table:table-cell>
          <table:table-cell office:value-type="string">
            <text:p>https://www.instagram.com/elenacarr0ll/reel/DD6q-P8BaHo/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12_005.mp3</text:p>
          </table:table-cell>
          <table:table-cell office:value-type="string">
            <text:p>https://www.tiktok.com/@elena__carroll/video/7363118515080924434</text:p>
          </table:table-cell>
          <table:table-cell office:value-type="time" office:time-value="PT00H01M38S">
            <text:p>00:01:38</text:p>
          </table:table-cell>
        </table:table-row>
        <table:table-row table:style-name="ro2">
          <table:table-cell office:value-type="string">
            <text:p>012_006.mp3</text:p>
          </table:table-cell>
          <table:table-cell office:value-type="string">
            <text:p>https://www.tiktok.com/@elena__carroll/video/7356479284501810439</text:p>
          </table:table-cell>
          <table:table-cell office:value-type="time" office:time-value="PT00H01M02S">
            <text:p>00:01:02</text:p>
          </table:table-cell>
        </table:table-row>
        <table:table-row table:style-name="ro2">
          <table:table-cell office:value-type="string">
            <text:p>012_007.mp3</text:p>
          </table:table-cell>
          <table:table-cell office:value-type="string">
            <text:p>https://www.tiktok.com/@elena__carroll/video/7353785575100419336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12_008.mp3</text:p>
          </table:table-cell>
          <table:table-cell office:value-type="string">
            <text:p>https://www.instagram.com/elenacarr0ll/reel/DCY0zuqJQQp/</text:p>
          </table:table-cell>
          <table:table-cell office:value-type="time" office:time-value="PT00H01M09S">
            <text:p>00:01:09</text:p>
          </table:table-cell>
        </table:table-row>
        <table:table-row table:style-name="ro2">
          <table:table-cell office:value-type="string">
            <text:p>012_009.mp3</text:p>
          </table:table-cell>
          <table:table-cell office:value-type="string">
            <text:p>https://www.instagram.com/elenacarr0ll/reel/DCBpn1Ep80H/</text:p>
          </table:table-cell>
          <table:table-cell office:value-type="time" office:time-value="PT00H00M36S">
            <text:p>00:00:36</text:p>
          </table:table-cell>
        </table:table-row>
        <table:table-row table:style-name="ro2">
          <table:table-cell office:value-type="string">
            <text:p>012_010.mp3</text:p>
          </table:table-cell>
          <table:table-cell office:value-type="string">
            <text:p>https://www.instagram.com/elenacarr0ll/reel/DB0qy17RoZ-/</text:p>
          </table:table-cell>
          <table:table-cell office:value-type="time" office:time-value="PT00H00M46S">
            <text:p>00:00:46</text:p>
          </table:table-cell>
        </table:table-row>
        <table:table-row table:style-name="ro2">
          <table:table-cell office:value-type="string">
            <text:p>012_011.mp3</text:p>
          </table:table-cell>
          <table:table-cell office:value-type="string">
            <text:p>https://www.instagram.com/elenacarr0ll/reel/DBqXnQVRDPy/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2_012.mp3</text:p>
          </table:table-cell>
          <table:table-cell office:value-type="string">
            <text:p>https://www.instagram.com/elenacarr0ll/reel/DBL6YkbxTgD/</text:p>
          </table:table-cell>
          <table:table-cell office:value-type="time" office:time-value="PT00H00M21S">
            <text:p>00:00:21</text:p>
          </table:table-cell>
        </table:table-row>
        <table:table-row table:style-name="ro2">
          <table:table-cell office:value-type="string">
            <text:p>012_013.mp3</text:p>
          </table:table-cell>
          <table:table-cell office:value-type="string">
            <text:p>https://www.instagram.com/aapnetworking/reel/DBKLKciIqri/</text:p>
          </table:table-cell>
          <table:table-cell office:value-type="time" office:time-value="PT00H03M19S">
            <text:p>00:03:19</text:p>
          </table:table-cell>
        </table:table-row>
        <table:table-row table:style-name="ro2">
          <table:table-cell office:value-type="string">
            <text:p>012_014.mp3</text:p>
          </table:table-cell>
          <table:table-cell office:value-type="string">
            <text:p>https://www.instagram.com/elenacarr0ll/reel/DA5cf1IxIJ1/</text:p>
          </table:table-cell>
          <table:table-cell office:value-type="time" office:time-value="PT00H01M32S">
            <text:p>00:01:32</text:p>
          </table:table-cell>
        </table:table-row>
        <table:table-row table:style-name="ro2">
          <table:table-cell office:value-type="string">
            <text:p>012_015.mp3</text:p>
          </table:table-cell>
          <table:table-cell office:value-type="string">
            <text:p>https://www.instagram.com/elenacarr0ll/reel/DAai6cpRPna/</text:p>
          </table:table-cell>
          <table:table-cell office:value-type="time" office:time-value="PT00H00M30S">
            <text:p>00:00:30</text:p>
          </table:table-cell>
        </table:table-row>
        <table:table-row table:style-name="ro2">
          <table:table-cell office:value-type="string">
            <text:p>012_016.mp3</text:p>
          </table:table-cell>
          <table:table-cell office:value-type="string">
            <text:p>https://www.instagram.com/elenacarr0ll/reel/DAQPygaRnSg/</text:p>
          </table:table-cell>
          <table:table-cell office:value-type="time" office:time-value="PT00H00M26S">
            <text:p>00:00:26</text:p>
          </table:table-cell>
        </table:table-row>
        <table:table-row table:style-name="ro2">
          <table:table-cell office:value-type="string">
            <text:p>012_017.mp3</text:p>
          </table:table-cell>
          <table:table-cell office:value-type="string">
            <text:p>https://www.instagram.com/elenacarr0ll/reel/DADXya7RicB/</text:p>
          </table:table-cell>
          <table:table-cell office:value-type="time" office:time-value="PT00H01M25S">
            <text:p>00:01:25</text:p>
          </table:table-cell>
        </table:table-row>
        <table:table-row table:style-name="ro2">
          <table:table-cell office:value-type="string">
            <text:p>012_018.mp3</text:p>
          </table:table-cell>
          <table:table-cell office:value-type="string">
            <text:p>https://www.instagram.com/elenacarr0ll/reel/C_xvH8-xPhD/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12_019.mp3</text:p>
          </table:table-cell>
          <table:table-cell office:value-type="string">
            <text:p>https://www.instagram.com/elenacarr0ll/reel/C-uZn88RqVz/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12_020.mp3</text:p>
          </table:table-cell>
          <table:table-cell office:value-type="string">
            <text:p>https://www.instagram.com/elenacarr0ll/reel/C94U2JBx5pt/</text:p>
          </table:table-cell>
          <table:table-cell office:value-type="time" office:time-value="PT00H01M06S">
            <text:p>00:01:06</text:p>
          </table:table-cell>
        </table:table-row>
        <table:table-row table:style-name="ro2">
          <table:table-cell office:value-type="string">
            <text:p>012_021.mp3</text:p>
          </table:table-cell>
          <table:table-cell office:value-type="string">
            <text:p>https://www.instagram.com/elenacarr0ll/reel/C9CHkQzRqLU/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2_022.mp3</text:p>
          </table:table-cell>
          <table:table-cell office:value-type="string">
            <text:p>https://www.instagram.com/elenacarr0ll/reel/C889-uXx9i9/</text:p>
          </table:table-cell>
          <table:table-cell office:value-type="time" office:time-value="PT00H00M47S">
            <text:p>00:00:47</text:p>
          </table:table-cell>
        </table:table-row>
        <table:table-row table:style-name="ro2">
          <table:table-cell office:value-type="string">
            <text:p>012_023.mp3</text:p>
          </table:table-cell>
          <table:table-cell office:value-type="string">
            <text:p>https://www.instagram.com/elenacarr0ll/reel/C8j_6HES9qU/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2_024.mp3</text:p>
          </table:table-cell>
          <table:table-cell office:value-type="string">
            <text:p>https://www.instagram.com/elenacarr0ll/reel/C8XH3Lyyr5g/</text:p>
          </table:table-cell>
          <table:table-cell office:value-type="time" office:time-value="PT00H00M39S">
            <text:p>00:00:39</text:p>
          </table:table-cell>
        </table:table-row>
        <table:table-row table:style-name="ro2">
          <table:table-cell office:value-type="string">
            <text:p>012_025.mp3</text:p>
          </table:table-cell>
          <table:table-cell office:value-type="string">
            <text:p>https://www.instagram.com/elenacarr0ll/reel/C8KP4u2SLH7/</text:p>
          </table:table-cell>
          <table:table-cell office:value-type="time" office:time-value="PT00H00M23S">
            <text:p>00:00:23</text:p>
          </table:table-cell>
        </table:table-row>
        <table:table-row table:style-name="ro2">
          <table:table-cell office:value-type="string">
            <text:p>012_026.mp3</text:p>
          </table:table-cell>
          <table:table-cell office:value-type="string">
            <text:p>https://www.instagram.com/elenacarr0ll/reel/C6nQ900B9qL/</text:p>
          </table:table-cell>
          <table:table-cell office:value-type="time" office:time-value="PT00H00M15S">
            <text:p>00:00:15</text:p>
          </table:table-cell>
        </table:table-row>
        <table:table-row table:style-name="ro2">
          <table:table-cell office:value-type="string">
            <text:p>012_027.mp3</text:p>
          </table:table-cell>
          <table:table-cell office:value-type="string">
            <text:p>https://www.instagram.com/elenacarr0ll/reel/C4xWpolhyOw/</text:p>
          </table:table-cell>
          <table:table-cell office:value-type="time" office:time-value="PT00H01M29S">
            <text:p>00:01:29</text:p>
          </table:table-cell>
        </table:table-row>
        <table:table-row table:style-name="ro2">
          <table:table-cell office:value-type="string">
            <text:p>012_028.mp3</text:p>
          </table:table-cell>
          <table:table-cell office:value-type="string">
            <text:p>https://www.tiktok.com/@elena__carroll/video/7351895019894230279</text:p>
          </table:table-cell>
          <table:table-cell office:value-type="time" office:time-value="PT00H02M10S">
            <text:p>00:02:10</text:p>
          </table:table-cell>
        </table:table-row>
        <table:table-row table:style-name="ro2">
          <table:table-cell office:value-type="string">
            <text:p>012_029.mp3</text:p>
          </table:table-cell>
          <table:table-cell office:value-type="string">
            <text:p>https://www.tiktok.com/@elena__carroll/video/7340796737054969096</text:p>
          </table:table-cell>
          <table:table-cell office:value-type="time" office:time-value="PT00H03M49S">
            <text:p>00:03:49</text:p>
          </table:table-cell>
        </table:table-row>
        <table:table-row table:style-name="ro2">
          <table:table-cell office:value-type="string">
            <text:p>012_030.mp3</text:p>
          </table:table-cell>
          <table:table-cell office:value-type="string">
            <text:p>https://www.tiktok.com/@elena__carroll/video/7334859014867619080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2_031.mp3</text:p>
          </table:table-cell>
          <table:table-cell office:value-type="string">
            <text:p>https://www.tiktok.com/@elena__carroll/video/7334510413490457864</text:p>
          </table:table-cell>
          <table:table-cell office:value-type="time" office:time-value="PT00H02M49S">
            <text:p>00:02:49</text:p>
          </table:table-cell>
        </table:table-row>
        <table:table-row table:style-name="ro2">
          <table:table-cell office:value-type="string">
            <text:p>012_032.mp3</text:p>
          </table:table-cell>
          <table:table-cell office:value-type="string">
            <text:p>https://www.tiktok.com/@elena__carroll/video/7333470823639960839</text:p>
          </table:table-cell>
          <table:table-cell office:value-type="time" office:time-value="PT00H02M30S">
            <text:p>00:02:30</text:p>
          </table:table-cell>
        </table:table-row>
        <table:table-row table:style-name="ro2">
          <table:table-cell office:value-type="string">
            <text:p>012_033.mp3</text:p>
          </table:table-cell>
          <table:table-cell office:value-type="string">
            <text:p>https://www.tiktok.com/@elena__carroll/video/7326788141438799112</text:p>
          </table:table-cell>
          <table:table-cell office:value-type="time" office:time-value="PT00H01M37S">
            <text:p>00:01:37</text:p>
          </table:table-cell>
        </table:table-row>
        <table:table-row table:style-name="ro2">
          <table:table-cell office:value-type="string">
            <text:p>012_034.mp3</text:p>
          </table:table-cell>
          <table:table-cell office:value-type="string">
            <text:p>https://www.tiktok.com/@elena__carroll/video/7324124664643538184</text:p>
          </table:table-cell>
          <table:table-cell office:value-type="time" office:time-value="PT00H02M31S">
            <text:p>00:02:31</text:p>
          </table:table-cell>
        </table:table-row>
        <table:table-row table:style-name="ro2">
          <table:table-cell office:value-type="string">
            <text:p>012_035.mp3</text:p>
          </table:table-cell>
          <table:table-cell office:value-type="string">
            <text:p>https://www.tiktok.com/@elena__carroll/video/7321904127762631943</text:p>
          </table:table-cell>
          <table:table-cell office:value-type="time" office:time-value="PT00H01M17S">
            <text:p>00:01:17</text:p>
          </table:table-cell>
        </table:table-row>
        <table:table-row table:style-name="ro2">
          <table:table-cell office:value-type="string">
            <text:p>012_036.mp3</text:p>
          </table:table-cell>
          <table:table-cell office:value-type="string">
            <text:p>https://www.youtube.com/watch?v=jf0DHpi5nHo</text:p>
          </table:table-cell>
          <table:table-cell office:value-type="time" office:time-value="PT00H11M55S">
            <text:p>00:11:55</text:p>
          </table:table-cell>
        </table:table-row>
        <table:table-row table:style-name="ro2">
          <table:table-cell office:value-type="string">
            <text:p>012_037.mp3</text:p>
          </table:table-cell>
          <table:table-cell office:value-type="string">
            <text:p>https://www.youtube.com/watch?v=XOTBUmv48jE</text:p>
          </table:table-cell>
          <table:table-cell office:value-type="time" office:time-value="PT00H20M37S">
            <text:p>00:20:37</text:p>
          </table:table-cell>
        </table:table-row>
        <table:table-row table:style-name="ro2">
          <table:table-cell office:value-type="string">
            <text:p>012_038.mp3</text:p>
          </table:table-cell>
          <table:table-cell office:value-type="string">
            <text:p>https://www.youtube.com/watch?v=wa2mlFcqk7Q</text:p>
          </table:table-cell>
          <table:table-cell office:value-type="time" office:time-value="PT00H11M34S">
            <text:p>00:11:34</text:p>
          </table:table-cell>
        </table:table-row>
        <table:table-row table:style-name="ro2">
          <table:table-cell office:value-type="string">
            <text:p>012_039.mp3</text:p>
          </table:table-cell>
          <table:table-cell office:value-type="string">
            <text:p>https://www.youtube.com/watch?v=LS5dhYRZQaM</text:p>
          </table:table-cell>
          <table:table-cell office:value-type="time" office:time-value="PT00H12M15S">
            <text:p>00:12:15</text:p>
          </table:table-cell>
        </table:table-row>
        <table:table-row table:style-name="ro2">
          <table:table-cell office:value-type="string">
            <text:p>012_040.mp3</text:p>
          </table:table-cell>
          <table:table-cell office:value-type="string">
            <text:p>https://www.youtube.com/watch?v=Ga5k-O2ebyw</text:p>
          </table:table-cell>
          <table:table-cell office:value-type="time" office:time-value="PT00H14M05S">
            <text:p>00:14:05</text:p>
          </table:table-cell>
        </table:table-row>
        <table:table-row table:style-name="ro2">
          <table:table-cell office:value-type="string">
            <text:p>012_041.mp3</text:p>
          </table:table-cell>
          <table:table-cell office:value-type="string">
            <text:p>https://www.youtube.com/watch?v=Ea98U5N8NRM</text:p>
          </table:table-cell>
          <table:table-cell office:value-type="time" office:time-value="PT00H12M56S">
            <text:p>00:12:56</text:p>
          </table:table-cell>
        </table:table-row>
        <table:table-row table:style-name="ro2">
          <table:table-cell office:value-type="string">
            <text:p>012_042.mp3</text:p>
          </table:table-cell>
          <table:table-cell office:value-type="string">
            <text:p>https://www.youtube.com/watch?v=Vw3T_2O5kIo</text:p>
          </table:table-cell>
          <table:table-cell office:value-type="time" office:time-value="PT00H15M02S">
            <text:p>00:15:02</text:p>
          </table:table-cell>
        </table:table-row>
        <table:table-row table:style-name="ro2">
          <table:table-cell office:value-type="string">
            <text:p>012_043.mp3</text:p>
          </table:table-cell>
          <table:table-cell office:value-type="string">
            <text:p>https://www.youtube.com/watch?v=lE-jGZqAb8Y</text:p>
          </table:table-cell>
          <table:table-cell office:value-type="time" office:time-value="PT00H10M58S">
            <text:p>00:10:58</text:p>
          </table:table-cell>
        </table:table-row>
        <table:table-row table:style-name="ro2">
          <table:table-cell office:value-type="string">
            <text:p>012_044.mp3</text:p>
          </table:table-cell>
          <table:table-cell office:value-type="string">
            <text:p>https://www.youtube.com/watch?v=nFr0I6yB23Q</text:p>
          </table:table-cell>
          <table:table-cell office:value-type="time" office:time-value="PT00H10M26S">
            <text:p>00:10:26</text:p>
          </table:table-cell>
        </table:table-row>
        <table:table-row table:style-name="ro2">
          <table:table-cell office:value-type="string">
            <text:p>012_045.mp3</text:p>
          </table:table-cell>
          <table:table-cell office:value-type="string">
            <text:p>https://www.youtube.com/watch?v=KO634vBzrrk</text:p>
          </table:table-cell>
          <table:table-cell office:value-type="time" office:time-value="PT00H20M02S">
            <text:p>00:20:02</text:p>
          </table:table-cell>
        </table:table-row>
        <table:table-row table:style-name="ro2">
          <table:table-cell office:value-type="string">
            <text:p>012_046.mp3</text:p>
          </table:table-cell>
          <table:table-cell office:value-type="string">
            <text:p>https://www.youtube.com/watch?v=70QxXMhk938</text:p>
          </table:table-cell>
          <table:table-cell office:value-type="time" office:time-value="PT00H21M33S">
            <text:p>00:21:33</text:p>
          </table:table-cell>
        </table:table-row>
        <table:table-row table:style-name="ro2">
          <table:table-cell office:value-type="string">
            <text:p>012_047.mp3</text:p>
          </table:table-cell>
          <table:table-cell office:value-type="string">
            <text:p>https://www.youtube.com/watch?v=UUdrOeVjvgA</text:p>
          </table:table-cell>
          <table:table-cell office:value-type="time" office:time-value="PT00H15M51S">
            <text:p>00:15:51</text:p>
          </table:table-cell>
        </table:table-row>
        <table:table-row table:style-name="ro2">
          <table:table-cell office:value-type="string">
            <text:p>012_048.mp3</text:p>
          </table:table-cell>
          <table:table-cell office:value-type="string">
            <text:p>https://www.youtube.com/watch?v=VC7SBSXlx3w</text:p>
          </table:table-cell>
          <table:table-cell office:value-type="time" office:time-value="PT00H15M55S">
            <text:p>00:15:55</text:p>
          </table:table-cell>
        </table:table-row>
        <table:table-row table:style-name="ro2">
          <table:table-cell office:value-type="string">
            <text:p>012_049.mp3</text:p>
          </table:table-cell>
          <table:table-cell office:value-type="string">
            <text:p>https://www.youtube.com/watch?v=RPrYVU-hpDk</text:p>
          </table:table-cell>
          <table:table-cell office:value-type="time" office:time-value="PT00H14M30S">
            <text:p>00:14:30</text:p>
          </table:table-cell>
        </table:table-row>
        <table:table-row table:style-name="ro2">
          <table:table-cell office:value-type="string">
            <text:p>012_050.mp3</text:p>
          </table:table-cell>
          <table:table-cell office:value-type="string">
            <text:p>https://www.youtube.com/watch?v=-zM1kD1jSPg</text:p>
          </table:table-cell>
          <table:table-cell office:value-type="time" office:time-value="PT00H23M08S">
            <text:p>00:23:08</text:p>
          </table:table-cell>
        </table:table-row>
        <table:table-row table:style-name="ro2">
          <table:table-cell office:value-type="string">
            <text:p>012_051.mp3</text:p>
          </table:table-cell>
          <table:table-cell office:value-type="string">
            <text:p>https://www.youtube.com/watch?v=c9fHKY16cu8</text:p>
          </table:table-cell>
          <table:table-cell office:value-type="time" office:time-value="PT00H17M19S">
            <text:p>00:17:19</text:p>
          </table:table-cell>
        </table:table-row>
        <table:table-row table:style-name="ro2">
          <table:table-cell office:value-type="string">
            <text:p>012_052.mp3</text:p>
          </table:table-cell>
          <table:table-cell office:value-type="string">
            <text:p>https://www.youtube.com/watch?v=hdc_Qaem4xE</text:p>
          </table:table-cell>
          <table:table-cell office:value-type="time" office:time-value="PT00H11M22S">
            <text:p>00:11:22</text:p>
          </table:table-cell>
        </table:table-row>
        <table:table-row table:style-name="ro2">
          <table:table-cell office:value-type="string">
            <text:p>012_053.mp3</text:p>
          </table:table-cell>
          <table:table-cell office:value-type="string">
            <text:p>https://www.youtube.com/watch?v=kzezcGMeAeA</text:p>
          </table:table-cell>
          <table:table-cell office:value-type="time" office:time-value="PT00H19M37S">
            <text:p>00:19:37</text:p>
          </table:table-cell>
        </table:table-row>
        <table:table-row table:style-name="ro2">
          <table:table-cell office:value-type="string">
            <text:p>012_054.mp3</text:p>
          </table:table-cell>
          <table:table-cell office:value-type="string">
            <text:p>https://www.youtube.com/watch?v=dKO5gG2uzFs</text:p>
          </table:table-cell>
          <table:table-cell office:value-type="time" office:time-value="PT00H15M30S">
            <text:p>00:15:30</text:p>
          </table:table-cell>
        </table:table-row>
        <table:table-row table:style-name="ro2">
          <table:table-cell office:value-type="string">
            <text:p>012_055.mp3</text:p>
          </table:table-cell>
          <table:table-cell office:value-type="string">
            <text:p>https://www.youtube.com/watch?v=eUW8rIn_dnU</text:p>
          </table:table-cell>
          <table:table-cell office:value-type="time" office:time-value="PT00H21M33S">
            <text:p>00:21:33</text:p>
          </table:table-cell>
        </table:table-row>
        <table:table-row table:style-name="ro2">
          <table:table-cell office:value-type="string">
            <text:p>012_056.mp3</text:p>
          </table:table-cell>
          <table:table-cell office:value-type="string">
            <text:p>https://www.youtube.com/watch?v=1Qv40exx8Qc</text:p>
          </table:table-cell>
          <table:table-cell office:value-type="time" office:time-value="PT00H08M40S">
            <text:p>00:08:40</text:p>
          </table:table-cell>
        </table:table-row>
        <table:table-row table:style-name="ro2">
          <table:table-cell office:value-type="string">
            <text:p>012_057.mp3</text:p>
          </table:table-cell>
          <table:table-cell office:value-type="string">
            <text:p>https://www.youtube.com/watch?v=5l9oycXZy-o</text:p>
          </table:table-cell>
          <table:table-cell office:value-type="time" office:time-value="PT00H05M30S">
            <text:p>00:05:30</text:p>
          </table:table-cell>
        </table:table-row>
        <table:table-row table:style-name="ro2">
          <table:table-cell office:value-type="string">
            <text:p>012_058.mp3</text:p>
          </table:table-cell>
          <table:table-cell office:value-type="string">
            <text:p>https://www.youtube.com/watch?v=j09nOgDoKCc</text:p>
          </table:table-cell>
          <table:table-cell office:value-type="time" office:time-value="PT00H07M39S">
            <text:p>00:07:39</text:p>
          </table:table-cell>
        </table:table-row>
        <table:table-row table:style-name="ro2">
          <table:table-cell office:value-type="string">
            <text:p>012_059.mp3</text:p>
          </table:table-cell>
          <table:table-cell office:value-type="string">
            <text:p>https://www.youtube.com/watch?v=c_2RKpheFwQ</text:p>
          </table:table-cell>
          <table:table-cell office:value-type="time" office:time-value="PT00H05M52S">
            <text:p>00:05:52</text:p>
          </table:table-cell>
        </table:table-row>
        <table:table-row table:style-name="ro2">
          <table:table-cell office:value-type="string">
            <text:p>012_060.mp3</text:p>
          </table:table-cell>
          <table:table-cell office:value-type="string">
            <text:p>https://www.youtube.com/watch?v=Mdkt_xxd7ug</text:p>
          </table:table-cell>
          <table:table-cell office:value-type="time" office:time-value="PT00H05M45S">
            <text:p>00:05:45</text:p>
          </table:table-cell>
        </table:table-row>
        <table:table-row table:style-name="ro2">
          <table:table-cell office:value-type="string">
            <text:p>012_061.mp3</text:p>
          </table:table-cell>
          <table:table-cell office:value-type="string">
            <text:p>https://www.youtube.com/watch?v=aQyc16_quLw</text:p>
          </table:table-cell>
          <table:table-cell office:value-type="time" office:time-value="PT00H12M30S">
            <text:p>00:12:30</text:p>
          </table:table-cell>
        </table:table-row>
        <table:table-row table:style-name="ro2">
          <table:table-cell office:value-type="string">
            <text:p>012_062.mp3</text:p>
          </table:table-cell>
          <table:table-cell office:value-type="string">
            <text:p>https://www.youtube.com/watch?v=Wcr8-gJJpz0</text:p>
          </table:table-cell>
          <table:table-cell office:value-type="time" office:time-value="PT00H08M51S">
            <text:p>00:08:51</text:p>
          </table:table-cell>
        </table:table-row>
        <table:table-row table:style-name="ro2">
          <table:table-cell office:value-type="string">
            <text:p>012_063.mp3</text:p>
          </table:table-cell>
          <table:table-cell office:value-type="string">
            <text:p>https://www.youtube.com/watch?v=-mKmG1Bw7fQ</text:p>
          </table:table-cell>
          <table:table-cell office:value-type="time" office:time-value="PT00H09M26S">
            <text:p>00:09:26</text:p>
          </table:table-cell>
        </table:table-row>
        <table:table-row table:style-name="ro2">
          <table:table-cell office:value-type="string">
            <text:p>012_064.mp3</text:p>
          </table:table-cell>
          <table:table-cell office:value-type="string">
            <text:p>https://www.youtube.com/watch?v=LNIMREVqFwY</text:p>
          </table:table-cell>
          <table:table-cell office:value-type="time" office:time-value="PT00H11M45S">
            <text:p>00:11:45</text:p>
          </table:table-cell>
        </table:table-row>
        <table:table-row table:style-name="ro2">
          <table:table-cell office:value-type="string">
            <text:p>012_065.mp3</text:p>
          </table:table-cell>
          <table:table-cell office:value-type="string">
            <text:p>https://www.youtube.com/watch?v=8Mh8hnJx53Q</text:p>
          </table:table-cell>
          <table:table-cell office:value-type="time" office:time-value="PT00H11M58S">
            <text:p>00:11:58</text:p>
          </table:table-cell>
        </table:table-row>
        <table:table-row table:style-name="ro2">
          <table:table-cell office:value-type="string">
            <text:p>012_066.mp3</text:p>
          </table:table-cell>
          <table:table-cell office:value-type="string">
            <text:p>https://www.youtube.com/watch?v=rUfu7aLSRws</text:p>
          </table:table-cell>
          <table:table-cell office:value-type="time" office:time-value="PT00H03M36S">
            <text:p>00:03:36</text:p>
          </table:table-cell>
        </table:table-row>
        <table:table-row table:style-name="ro2">
          <table:table-cell office:value-type="string">
            <text:p>012_067.mp3</text:p>
          </table:table-cell>
          <table:table-cell office:value-type="string">
            <text:p>https://www.youtube.com/watch?v=buj93SxjFNc</text:p>
          </table:table-cell>
          <table:table-cell office:value-type="time" office:time-value="PT00H06M31S">
            <text:p>00:06:31</text:p>
          </table:table-cell>
        </table:table-row>
        <table:table-row table:style-name="ro2">
          <table:table-cell office:value-type="string">
            <text:p>012_068.mp3</text:p>
          </table:table-cell>
          <table:table-cell office:value-type="string">
            <text:p>https://www.youtube.com/watch?v=tf5D25iFtYM</text:p>
          </table:table-cell>
          <table:table-cell office:value-type="time" office:time-value="PT00H13M59S">
            <text:p>00:13:59</text:p>
          </table:table-cell>
        </table:table-row>
        <table:table-row table:style-name="ro2">
          <table:table-cell office:value-type="string">
            <text:p>012_069.mp3</text:p>
          </table:table-cell>
          <table:table-cell office:value-type="string">
            <text:p>https://www.youtube.com/watch?v=UosU9DBjvgU</text:p>
          </table:table-cell>
          <table:table-cell office:value-type="time" office:time-value="PT00H10M52S">
            <text:p>00:10:52</text:p>
          </table:table-cell>
        </table:table-row>
        <table:table-row table:style-name="ro2">
          <table:table-cell office:value-type="string">
            <text:p>012_070.mp3</text:p>
          </table:table-cell>
          <table:table-cell office:value-type="string">
            <text:p>https://www.youtube.com/watch?v=2RlBsCVd15Q</text:p>
          </table:table-cell>
          <table:table-cell office:value-type="time" office:time-value="PT00H26M30S">
            <text:p>00:26:30</text:p>
          </table:table-cell>
        </table:table-row>
        <table:table-row table:style-name="ro2">
          <table:table-cell office:value-type="string">
            <text:p>012_071.mp3</text:p>
          </table:table-cell>
          <table:table-cell office:value-type="string">
            <text:p>https://www.youtube.com/watch?v=kd7gXyhOI_Y</text:p>
          </table:table-cell>
          <table:table-cell office:value-type="time" office:time-value="PT00H10M55S">
            <text:p>00:10:55</text:p>
          </table:table-cell>
        </table:table-row>
        <table:table-row table:style-name="ro1">
          <table:table-cell table:number-columns-repeated="2"/>
          <table:table-cell table:style-name="ce2" table:formula="of:=SUM([.C2:.C72])" office:value-type="time" office:time-value="PT08H38M02S">
            <text:p>08:38:02</text:p>
          </table:table-cell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72])" office:value-type="time" office:time-value="PT00H03M49S">
            <text:p>00:03:49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72] )" office:value-type="time" office:time-value="PT00H07M17.774648S">
            <text:p>00:07:18</text:p>
          </table:table-cell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72])" office:value-type="time" office:time-value="PT00H00M15S">
            <text:p>00:00:15</text:p>
          </table:table-cell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72])" office:value-type="time" office:time-value="PT00H26M30S">
            <text:p>00:26:30</text:p>
          </table:table-cell>
        </table:table-row>
      </table:table>
      <table:table table:name="f_13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2">
          <table:table-cell office:value-type="string">
            <text:p>013_001.mp3</text:p>
          </table:table-cell>
          <table:table-cell office:value-type="string">
            <text:p>https://www.youtube.com/shorts/SqN2LNx0JuM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13_002.mp3</text:p>
          </table:table-cell>
          <table:table-cell office:value-type="string">
            <text:p>https://www.youtube.com/shorts/v2JMgsYSe2o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13_003.mp3</text:p>
          </table:table-cell>
          <table:table-cell office:value-type="string">
            <text:p>https://www.youtube.com/shorts/IIcWCtsDflY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3_004.mp3</text:p>
          </table:table-cell>
          <table:table-cell office:value-type="string">
            <text:p>https://www.youtube.com/shorts/EuyMamkMPDA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3_005.mp3</text:p>
          </table:table-cell>
          <table:table-cell office:value-type="string">
            <text:p>https://www.youtube.com/shorts/bV0F6jhfXEE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3_006.mp3</text:p>
          </table:table-cell>
          <table:table-cell office:value-type="string">
            <text:p>https://www.youtube.com/shorts/qNdxwPOQXi4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13_007.mp3</text:p>
          </table:table-cell>
          <table:table-cell office:value-type="string">
            <text:p>https://www.youtube.com/shorts/mH0gLwG_s3c</text:p>
          </table:table-cell>
          <table:table-cell office:value-type="time" office:time-value="PT00H00M44S">
            <text:p>00:00:44</text:p>
          </table:table-cell>
        </table:table-row>
        <table:table-row table:style-name="ro2">
          <table:table-cell office:value-type="string">
            <text:p>013_008.mp3</text:p>
          </table:table-cell>
          <table:table-cell office:value-type="string">
            <text:p>https://www.youtube.com/shorts/A-p2m6T2od4</text:p>
          </table:table-cell>
          <table:table-cell office:value-type="time" office:time-value="PT00H00M37S">
            <text:p>00:00:37</text:p>
          </table:table-cell>
        </table:table-row>
        <table:table-row table:style-name="ro2">
          <table:table-cell office:value-type="string">
            <text:p>013_009.mp3</text:p>
          </table:table-cell>
          <table:table-cell office:value-type="string">
            <text:p>https://www.youtube.com/shorts/2jluKz-F18k</text:p>
          </table:table-cell>
          <table:table-cell office:value-type="time" office:time-value="PT00H00M35S">
            <text:p>00:00:35</text:p>
          </table:table-cell>
        </table:table-row>
        <table:table-row table:style-name="ro2">
          <table:table-cell office:value-type="string">
            <text:p>013_010.mp3</text:p>
          </table:table-cell>
          <table:table-cell office:value-type="string">
            <text:p>https://www.youtube.com/shorts/aydVX82BQxg</text:p>
          </table:table-cell>
          <table:table-cell office:value-type="time" office:time-value="PT00H00M55S">
            <text:p>00:00:55</text:p>
          </table:table-cell>
        </table:table-row>
        <table:table-row table:style-name="ro2">
          <table:table-cell office:value-type="string">
            <text:p>013_011.mp3</text:p>
          </table:table-cell>
          <table:table-cell office:value-type="string">
            <text:p>https://www.youtube.com/shorts/5LJ8jkCfGvU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13_012.mp3</text:p>
          </table:table-cell>
          <table:table-cell office:value-type="string">
            <text:p>https://www.youtube.com/shorts/ghAMBJDQJEc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3_013.mp3</text:p>
          </table:table-cell>
          <table:table-cell office:value-type="string">
            <text:p>https://www.youtube.com/shorts/UT-EkMT9wgg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13_014.mp3</text:p>
          </table:table-cell>
          <table:table-cell office:value-type="string">
            <text:p>https://www.youtube.com/shorts/M9DW9uv6890</text:p>
          </table:table-cell>
          <table:table-cell office:value-type="time" office:time-value="PT00H00M42S">
            <text:p>00:00:42</text:p>
          </table:table-cell>
        </table:table-row>
        <table:table-row table:style-name="ro2">
          <table:table-cell office:value-type="string">
            <text:p>013_015.mp3</text:p>
          </table:table-cell>
          <table:table-cell office:value-type="string">
            <text:p>https://www.youtube.com/shorts/GGp30xZ_pCo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3_016.mp3</text:p>
          </table:table-cell>
          <table:table-cell office:value-type="string">
            <text:p>https://www.youtube.com/shorts/0Y-eSf_FUmM</text:p>
          </table:table-cell>
          <table:table-cell office:value-type="time" office:time-value="PT00H00M52S">
            <text:p>00:00:52</text:p>
          </table:table-cell>
        </table:table-row>
        <table:table-row table:style-name="ro2">
          <table:table-cell office:value-type="string">
            <text:p>013_017.mp3</text:p>
          </table:table-cell>
          <table:table-cell office:value-type="string">
            <text:p>https://www.youtube.com/shorts/MTOORJVn-9Y</text:p>
          </table:table-cell>
          <table:table-cell office:value-type="time" office:time-value="PT00H00M25S">
            <text:p>00:00:25</text:p>
          </table:table-cell>
        </table:table-row>
        <table:table-row table:style-name="ro2">
          <table:table-cell office:value-type="string">
            <text:p>013_018.mp3</text:p>
          </table:table-cell>
          <table:table-cell office:value-type="string">
            <text:p>https://www.youtube.com/shorts/U6PS9SbDczE</text:p>
          </table:table-cell>
          <table:table-cell office:value-type="time" office:time-value="PT00H00M49S">
            <text:p>00:00:49</text:p>
          </table:table-cell>
        </table:table-row>
        <table:table-row table:style-name="ro2">
          <table:table-cell office:value-type="string">
            <text:p>013_019.mp3</text:p>
          </table:table-cell>
          <table:table-cell office:value-type="string">
            <text:p>https://www.youtube.com/shorts/0BD1DZXv620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3_020.mp3</text:p>
          </table:table-cell>
          <table:table-cell office:value-type="string">
            <text:p>https://www.youtube.com/shorts/gODySWDWAXM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3_021.mp3</text:p>
          </table:table-cell>
          <table:table-cell office:value-type="string">
            <text:p>https://www.youtube.com/shorts/xqEK17rGE7g</text:p>
          </table:table-cell>
          <table:table-cell office:value-type="time" office:time-value="PT00H00M41S">
            <text:p>00:00:41</text:p>
          </table:table-cell>
        </table:table-row>
        <table:table-row table:style-name="ro2">
          <table:table-cell office:value-type="string">
            <text:p>013_022.mp3</text:p>
          </table:table-cell>
          <table:table-cell office:value-type="string">
            <text:p>https://www.youtube.com/shorts/mzPQ0YuqsA8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3_023.mp3</text:p>
          </table:table-cell>
          <table:table-cell office:value-type="string">
            <text:p>https://www.youtube.com/shorts/IqhyDYScIsw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3_024.mp3</text:p>
          </table:table-cell>
          <table:table-cell office:value-type="string">
            <text:p>https://www.youtube.com/shorts/IIcWCtsDflY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3_025.mp3</text:p>
          </table:table-cell>
          <table:table-cell office:value-type="string">
            <text:p>https://www.youtube.com/watch?v=y9xZsuMDiI8</text:p>
          </table:table-cell>
          <table:table-cell office:value-type="time" office:time-value="PT00H14M41S">
            <text:p>00:14:41</text:p>
          </table:table-cell>
        </table:table-row>
        <table:table-row table:style-name="ro2">
          <table:table-cell office:value-type="string">
            <text:p>013_026.mp3</text:p>
          </table:table-cell>
          <table:table-cell office:value-type="string">
            <text:p>https://www.youtube.com/watch?v=pCcd_lxb7Gk</text:p>
          </table:table-cell>
          <table:table-cell office:value-type="time" office:time-value="PT00H17M43S">
            <text:p>00:17:43</text:p>
          </table:table-cell>
        </table:table-row>
        <table:table-row table:style-name="ro2">
          <table:table-cell office:value-type="string">
            <text:p>013_027.mp3</text:p>
          </table:table-cell>
          <table:table-cell office:value-type="string">
            <text:p>https://www.youtube.com/watch?v=Gx1yRhgHtUQ</text:p>
          </table:table-cell>
          <table:table-cell office:value-type="time" office:time-value="PT00H16M25S">
            <text:p>00:16:25</text:p>
          </table:table-cell>
        </table:table-row>
        <table:table-row table:style-name="ro2">
          <table:table-cell office:value-type="string">
            <text:p>013_028.mp3</text:p>
          </table:table-cell>
          <table:table-cell office:value-type="string">
            <text:p>https://www.youtube.com/watch?v=GSzsu4NSUd8</text:p>
          </table:table-cell>
          <table:table-cell office:value-type="time" office:time-value="PT00H25M21S">
            <text:p>00:25:21</text:p>
          </table:table-cell>
        </table:table-row>
        <table:table-row table:style-name="ro2">
          <table:table-cell office:value-type="string">
            <text:p>013_029.mp3</text:p>
          </table:table-cell>
          <table:table-cell office:value-type="string">
            <text:p>https://www.youtube.com/watch?v=I2zHuoeL894</text:p>
          </table:table-cell>
          <table:table-cell office:value-type="time" office:time-value="PT00H43M20S">
            <text:p>00:43:20</text:p>
          </table:table-cell>
        </table:table-row>
        <table:table-row table:style-name="ro2">
          <table:table-cell office:value-type="string">
            <text:p>013_030.mp3</text:p>
          </table:table-cell>
          <table:table-cell office:value-type="string">
            <text:p>https://www.youtube.com/watch?v=wa0ddJloTkc</text:p>
          </table:table-cell>
          <table:table-cell office:value-type="time" office:time-value="PT00H20M07S">
            <text:p>00:20:07</text:p>
          </table:table-cell>
        </table:table-row>
        <table:table-row table:style-name="ro2">
          <table:table-cell office:value-type="string">
            <text:p>013_031.mp3</text:p>
          </table:table-cell>
          <table:table-cell office:value-type="string">
            <text:p>https://www.youtube.com/watch?v=iPcYIZhOvXg</text:p>
          </table:table-cell>
          <table:table-cell office:value-type="time" office:time-value="PT00H16M04S">
            <text:p>00:16:04</text:p>
          </table:table-cell>
        </table:table-row>
        <table:table-row table:style-name="ro2">
          <table:table-cell office:value-type="string">
            <text:p>013_032.mp3</text:p>
          </table:table-cell>
          <table:table-cell office:value-type="string">
            <text:p>https://www.youtube.com/watch?v=ir3BR851_ls</text:p>
          </table:table-cell>
          <table:table-cell office:value-type="time" office:time-value="PT00H23M49S">
            <text:p>00:23:49</text:p>
          </table:table-cell>
        </table:table-row>
        <table:table-row table:style-name="ro2">
          <table:table-cell office:value-type="string">
            <text:p>013_033.mp3</text:p>
          </table:table-cell>
          <table:table-cell office:value-type="string">
            <text:p>https://www.youtube.com/watch?v=7lRcL6Dkj4w</text:p>
          </table:table-cell>
          <table:table-cell office:value-type="time" office:time-value="PT00H28M05S">
            <text:p>00:28:05</text:p>
          </table:table-cell>
        </table:table-row>
        <table:table-row table:style-name="ro2">
          <table:table-cell office:value-type="string">
            <text:p>013_034.mp3</text:p>
          </table:table-cell>
          <table:table-cell office:value-type="string">
            <text:p>https://www.youtube.com/watch?v=RGIcF-tJ73U</text:p>
          </table:table-cell>
          <table:table-cell office:value-type="time" office:time-value="PT00H19M22S">
            <text:p>00:19:22</text:p>
          </table:table-cell>
        </table:table-row>
        <table:table-row table:style-name="ro2">
          <table:table-cell office:value-type="string">
            <text:p>013_035.mp3</text:p>
          </table:table-cell>
          <table:table-cell office:value-type="string">
            <text:p>https://www.youtube.com/watch?v=BleLZvxu0AU</text:p>
          </table:table-cell>
          <table:table-cell office:value-type="time" office:time-value="PT00H12M55S">
            <text:p>00:12:55</text:p>
          </table:table-cell>
        </table:table-row>
        <table:table-row table:style-name="ro2">
          <table:table-cell office:value-type="string">
            <text:p>013_036.mp3</text:p>
          </table:table-cell>
          <table:table-cell office:value-type="string">
            <text:p>https://www.youtube.com/watch?v=0exwJKZWEd8</text:p>
          </table:table-cell>
          <table:table-cell office:value-type="time" office:time-value="PT00H12M34S">
            <text:p>00:12:34</text:p>
          </table:table-cell>
        </table:table-row>
        <table:table-row table:style-name="ro2">
          <table:table-cell office:value-type="string">
            <text:p>013_037.mp3</text:p>
          </table:table-cell>
          <table:table-cell office:value-type="string">
            <text:p>https://www.youtube.com/watch?v=NOd0ekrjS1E</text:p>
          </table:table-cell>
          <table:table-cell office:value-type="time" office:time-value="PT00H03M39S">
            <text:p>00:03:39</text:p>
          </table:table-cell>
        </table:table-row>
        <table:table-row table:style-name="ro2">
          <table:table-cell office:value-type="string">
            <text:p>013_038.mp3</text:p>
          </table:table-cell>
          <table:table-cell office:value-type="string">
            <text:p>https://www.youtube.com/watch?v=nIPQZKCUgd4</text:p>
          </table:table-cell>
          <table:table-cell office:value-type="time" office:time-value="PT00H20M11S">
            <text:p>00:20:11</text:p>
          </table:table-cell>
        </table:table-row>
        <table:table-row table:style-name="ro2">
          <table:table-cell office:value-type="string">
            <text:p>013_039.mp3</text:p>
          </table:table-cell>
          <table:table-cell office:value-type="string">
            <text:p>https://www.youtube.com/watch?v=RY5GA2QhTKU</text:p>
          </table:table-cell>
          <table:table-cell office:value-type="time" office:time-value="PT00H20M45S">
            <text:p>00:20:45</text:p>
          </table:table-cell>
        </table:table-row>
        <table:table-row table:style-name="ro2">
          <table:table-cell office:value-type="string">
            <text:p>013_040.mp3</text:p>
          </table:table-cell>
          <table:table-cell office:value-type="string">
            <text:p>https://www.youtube.com/watch?v=Le10o8eBDak</text:p>
          </table:table-cell>
          <table:table-cell office:value-type="time" office:time-value="PT00H28M27S">
            <text:p>00:28:27</text:p>
          </table:table-cell>
        </table:table-row>
        <table:table-row table:style-name="ro2">
          <table:table-cell office:value-type="string">
            <text:p>013_041.mp3</text:p>
          </table:table-cell>
          <table:table-cell office:value-type="string">
            <text:p>https://www.youtube.com/watch?v=mqEjSZvdYkQ</text:p>
          </table:table-cell>
          <table:table-cell office:value-type="time" office:time-value="PT00H10M02S">
            <text:p>00:10:02</text:p>
          </table:table-cell>
        </table:table-row>
        <table:table-row table:style-name="ro2">
          <table:table-cell office:value-type="string">
            <text:p>013_042.mp3</text:p>
          </table:table-cell>
          <table:table-cell office:value-type="string">
            <text:p>https://www.youtube.com/watch?v=Zgq0xN0-Ddw</text:p>
          </table:table-cell>
          <table:table-cell office:value-type="time" office:time-value="PT00H13M07S">
            <text:p>00:13:07</text:p>
          </table:table-cell>
        </table:table-row>
        <table:table-row table:style-name="ro2">
          <table:table-cell office:value-type="string">
            <text:p>013_043.mp3</text:p>
          </table:table-cell>
          <table:table-cell office:value-type="string">
            <text:p>https://www.youtube.com/watch?v=H920sAJWOAY</text:p>
          </table:table-cell>
          <table:table-cell office:value-type="time" office:time-value="PT00H10M24S">
            <text:p>00:10:24</text:p>
          </table:table-cell>
        </table:table-row>
        <table:table-row table:style-name="ro2">
          <table:table-cell office:value-type="string">
            <text:p>013_044.mp3</text:p>
          </table:table-cell>
          <table:table-cell office:value-type="string">
            <text:p>https://www.youtube.com/watch?v=FPpd604LJuM</text:p>
          </table:table-cell>
          <table:table-cell office:value-type="time" office:time-value="PT00H10M05S">
            <text:p>00:10:05</text:p>
          </table:table-cell>
        </table:table-row>
        <table:table-row table:style-name="ro2">
          <table:table-cell office:value-type="string">
            <text:p>013_045.mp3</text:p>
          </table:table-cell>
          <table:table-cell office:value-type="string">
            <text:p>https://www.youtube.com/watch?v=42SJA5CHpik</text:p>
          </table:table-cell>
          <table:table-cell office:value-type="time" office:time-value="PT00H14M39S">
            <text:p>00:14:39</text:p>
          </table:table-cell>
        </table:table-row>
        <table:table-row table:style-name="ro2">
          <table:table-cell office:value-type="string">
            <text:p>013_046.mp3</text:p>
          </table:table-cell>
          <table:table-cell office:value-type="string">
            <text:p>https://www.youtube.com/watch?v=WZ2utfSoZj0</text:p>
          </table:table-cell>
          <table:table-cell office:value-type="time" office:time-value="PT00H15M00S">
            <text:p>00:15:00</text:p>
          </table:table-cell>
        </table:table-row>
        <table:table-row table:style-name="ro2">
          <table:table-cell office:value-type="string">
            <text:p>013_047.mp3</text:p>
          </table:table-cell>
          <table:table-cell office:value-type="string">
            <text:p>https://www.youtube.com/watch?v=FG6kSbH9NZk</text:p>
          </table:table-cell>
          <table:table-cell office:value-type="time" office:time-value="PT00H31M23S">
            <text:p>00:31:23</text:p>
          </table:table-cell>
        </table:table-row>
        <table:table-row table:style-name="ro2">
          <table:table-cell office:value-type="string">
            <text:p>013_048.mp3</text:p>
          </table:table-cell>
          <table:table-cell office:value-type="string">
            <text:p>https://www.youtube.com/watch?v=upuHi6HOzXI</text:p>
          </table:table-cell>
          <table:table-cell office:value-type="time" office:time-value="PT00H35M32S">
            <text:p>00:35:32</text:p>
          </table:table-cell>
        </table:table-row>
        <table:table-row table:style-name="ro2">
          <table:table-cell office:value-type="string">
            <text:p>013_049.mp3</text:p>
          </table:table-cell>
          <table:table-cell office:value-type="string">
            <text:p>https://www.youtube.com/watch?v=GIcLJOlSkQo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3_050.mp3</text:p>
          </table:table-cell>
          <table:table-cell office:value-type="string">
            <text:p>https://www.youtube.com/watch?v=j08nSWQFFGY</text:p>
          </table:table-cell>
          <table:table-cell office:value-type="time" office:time-value="PT00H19M35S">
            <text:p>00:19:35</text:p>
          </table:table-cell>
        </table:table-row>
        <table:table-row table:style-name="ro2">
          <table:table-cell office:value-type="string">
            <text:p>013_051.mp3</text:p>
          </table:table-cell>
          <table:table-cell office:value-type="string">
            <text:p>https://www.youtube.com/watch?v=6QOB8hZfjW8</text:p>
          </table:table-cell>
          <table:table-cell office:value-type="time" office:time-value="PT00H24M23S">
            <text:p>00:24:23</text:p>
          </table:table-cell>
        </table:table-row>
        <table:table-row table:style-name="ro2">
          <table:table-cell office:value-type="string">
            <text:p>013_052.mp3</text:p>
          </table:table-cell>
          <table:table-cell office:value-type="string">
            <text:p>https://www.youtube.com/watch?v=m6YTx3S2iPI</text:p>
          </table:table-cell>
          <table:table-cell office:value-type="time" office:time-value="PT00H20M25S">
            <text:p>00:20:25</text:p>
          </table:table-cell>
        </table:table-row>
        <table:table-row table:style-name="ro2">
          <table:table-cell office:value-type="string">
            <text:p>013_053.mp3</text:p>
          </table:table-cell>
          <table:table-cell office:value-type="string">
            <text:p>https://www.youtube.com/watch?v=2BECpuadsF0</text:p>
          </table:table-cell>
          <table:table-cell office:value-type="time" office:time-value="PT00H33M22S">
            <text:p>00:33:22</text:p>
          </table:table-cell>
        </table:table-row>
        <table:table-row table:style-name="ro2">
          <table:table-cell office:value-type="string">
            <text:p>013_054.mp3</text:p>
          </table:table-cell>
          <table:table-cell office:value-type="string">
            <text:p>https://www.youtube.com/watch?v=Eh_qEChiTEs</text:p>
          </table:table-cell>
          <table:table-cell office:value-type="time" office:time-value="PT00H22M31S">
            <text:p>00:22:31</text:p>
          </table:table-cell>
        </table:table-row>
        <table:table-row table:style-name="ro1">
          <table:table-cell table:number-columns-repeated="2"/>
          <table:table-cell table:style-name="ce2" table:formula="of:=SUM([.C2:.C55])" office:value-type="time" office:time-value="PT10H03M35S">
            <text:p>10:03:35</text:p>
          </table:table-cell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55])" office:value-type="time" office:time-value="PT00H10M03.5S">
            <text:p>00:10:04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55] )" office:value-type="time" office:time-value="PT00H11M10.648148S">
            <text:p>00:11:11</text:p>
          </table:table-cell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55])" office:value-type="time" office:time-value="PT00H00M25S">
            <text:p>00:00:25</text:p>
          </table:table-cell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2:.C55])" office:value-type="time" office:time-value="PT00H43M20S">
            <text:p>00:43:20</text:p>
          </table:table-cell>
        </table:table-row>
      </table:table>
      <table:table table:name="f_14" table:style-name="ta1" table:print="false">
        <table:table-column table:style-name="co14" table:default-cell-style-name="Default"/>
        <table:table-column table:style-name="co19" table:default-cell-style-name="Default"/>
        <table:table-column table:style-name="co1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Link</text:p>
          </table:table-cell>
          <table:table-cell table:style-name="Default" office:value-type="string">
            <text:p>Length</text:p>
          </table:table-cell>
        </table:table-row>
        <table:table-row table:style-name="ro2">
          <table:table-cell office:value-type="string">
            <text:p>014_001.mp3</text:p>
          </table:table-cell>
          <table:table-cell office:value-type="string">
            <text:p>https://www.youtube.com/watch?v=4F3Wb1Lv_aA</text:p>
          </table:table-cell>
          <table:table-cell office:value-type="time" office:time-value="PT00H11M45S">
            <text:p>00:11:45</text:p>
          </table:table-cell>
        </table:table-row>
        <table:table-row table:style-name="ro2">
          <table:table-cell office:value-type="string">
            <text:p>014_002.mp3</text:p>
          </table:table-cell>
          <table:table-cell office:value-type="string">
            <text:p>https://www.youtube.com/watch?v=FCuNN4jl65o</text:p>
          </table:table-cell>
          <table:table-cell office:value-type="time" office:time-value="PT00H12M38S">
            <text:p>00:12:38</text:p>
          </table:table-cell>
        </table:table-row>
        <table:table-row table:style-name="ro2">
          <table:table-cell office:value-type="string">
            <text:p>014_003.mp3</text:p>
          </table:table-cell>
          <table:table-cell office:value-type="string">
            <text:p>https://www.youtube.com/watch?v=4W_CrCVhryw</text:p>
          </table:table-cell>
          <table:table-cell office:value-type="time" office:time-value="PT00H06M46S">
            <text:p>00:06:46</text:p>
          </table:table-cell>
        </table:table-row>
        <table:table-row table:style-name="ro2">
          <table:table-cell office:value-type="string">
            <text:p>014_004.mp3</text:p>
          </table:table-cell>
          <table:table-cell office:value-type="string">
            <text:p>https://www.youtube.com/shorts/9kvJW7Ypvow</text:p>
          </table:table-cell>
          <table:table-cell office:value-type="time" office:time-value="PT00H00M48S">
            <text:p>00:00:48</text:p>
          </table:table-cell>
        </table:table-row>
        <table:table-row table:style-name="ro2">
          <table:table-cell office:value-type="string">
            <text:p>014_005.mp3</text:p>
          </table:table-cell>
          <table:table-cell office:value-type="string">
            <text:p>https://www.youtube.com/shorts/NZcKJdC5OHI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14_006.mp3</text:p>
          </table:table-cell>
          <table:table-cell office:value-type="string">
            <text:p>https://www.youtube.com/shorts/SFPv6bg85TE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14_007.mp3</text:p>
          </table:table-cell>
          <table:table-cell office:value-type="string">
            <text:p>https://www.youtube.com/shorts/IkVbmrmD8co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4_008.mp3</text:p>
          </table:table-cell>
          <table:table-cell office:value-type="string">
            <text:p>https://www.youtube.com/shorts/nI7nG1GgwWM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14_009.mp3</text:p>
          </table:table-cell>
          <table:table-cell office:value-type="string">
            <text:p>https://www.youtube.com/shorts/Yg5gjr91yKI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4_010.mp3</text:p>
          </table:table-cell>
          <table:table-cell office:value-type="string">
            <text:p>https://www.youtube.com/shorts/wXKKNU_qCIo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4_011.mp3</text:p>
          </table:table-cell>
          <table:table-cell office:value-type="string">
            <text:p>https://www.youtube.com/shorts/jE0R8M_AP_Y</text:p>
          </table:table-cell>
          <table:table-cell office:value-type="time" office:time-value="PT00H00M29S">
            <text:p>00:00:29</text:p>
          </table:table-cell>
        </table:table-row>
        <table:table-row table:style-name="ro2">
          <table:table-cell office:value-type="string">
            <text:p>014_012.mp3</text:p>
          </table:table-cell>
          <table:table-cell office:value-type="string">
            <text:p>https://www.youtube.com/shorts/aXfV5aatEdU</text:p>
          </table:table-cell>
          <table:table-cell office:value-type="time" office:time-value="PT00H00M53S">
            <text:p>00:00:53</text:p>
          </table:table-cell>
        </table:table-row>
        <table:table-row table:style-name="ro2">
          <table:table-cell office:value-type="string">
            <text:p>014_013.mp3</text:p>
          </table:table-cell>
          <table:table-cell office:value-type="string">
            <text:p>https://www.youtube.com/shorts/_HeTZ5hsfAE</text:p>
          </table:table-cell>
          <table:table-cell office:value-type="time" office:time-value="PT00H00M54S">
            <text:p>00:00:54</text:p>
          </table:table-cell>
        </table:table-row>
        <table:table-row table:style-name="ro2">
          <table:table-cell office:value-type="string">
            <text:p>014_014.mp3</text:p>
          </table:table-cell>
          <table:table-cell office:value-type="string">
            <text:p>https://www.youtube.com/shorts/ZHzRpf1YGts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4_015.mp3</text:p>
          </table:table-cell>
          <table:table-cell office:value-type="string">
            <text:p>https://www.youtube.com/shorts/vJeBdgM8NzQ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4_016.mp3</text:p>
          </table:table-cell>
          <table:table-cell office:value-type="string">
            <text:p>https://www.youtube.com/shorts/pIaibLX6L80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4_017.mp3</text:p>
          </table:table-cell>
          <table:table-cell office:value-type="string">
            <text:p>https://www.youtube.com/shorts/v5_Xg9hK874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14_018.mp3</text:p>
          </table:table-cell>
          <table:table-cell office:value-type="string">
            <text:p>https://www.youtube.com/shorts/PEtkRaFu8yY</text:p>
          </table:table-cell>
          <table:table-cell office:value-type="time" office:time-value="PT00H00M58S">
            <text:p>00:00:58</text:p>
          </table:table-cell>
        </table:table-row>
        <table:table-row table:style-name="ro2">
          <table:table-cell office:value-type="string">
            <text:p>014_019.mp3</text:p>
          </table:table-cell>
          <table:table-cell office:value-type="string">
            <text:p>https://www.youtube.com/shorts/BpUu5I3BI9k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4_020.mp3</text:p>
          </table:table-cell>
          <table:table-cell office:value-type="string">
            <text:p>https://www.youtube.com/shorts/qiQ77hmRHYU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4_021.mp3</text:p>
          </table:table-cell>
          <table:table-cell office:value-type="string">
            <text:p>https://www.youtube.com/shorts/SErpIrdKjhc</text:p>
          </table:table-cell>
          <table:table-cell office:value-type="time" office:time-value="PT00H00M34S">
            <text:p>00:00:34</text:p>
          </table:table-cell>
        </table:table-row>
        <table:table-row table:style-name="ro2">
          <table:table-cell office:value-type="string">
            <text:p>014_022.mp3</text:p>
          </table:table-cell>
          <table:table-cell office:value-type="string">
            <text:p>https://www.youtube.com/shorts/-GYqRy_6Sxg</text:p>
          </table:table-cell>
          <table:table-cell office:value-type="time" office:time-value="PT00H01M00S">
            <text:p>00:01:00</text:p>
          </table:table-cell>
        </table:table-row>
        <table:table-row table:style-name="ro2">
          <table:table-cell office:value-type="string">
            <text:p>014_023.mp3</text:p>
          </table:table-cell>
          <table:table-cell office:value-type="string">
            <text:p>https://www.youtube.com/shorts/Vwx04BdkyX4</text:p>
          </table:table-cell>
          <table:table-cell office:value-type="time" office:time-value="PT00H00M45S">
            <text:p>00:00:45</text:p>
          </table:table-cell>
        </table:table-row>
        <table:table-row table:style-name="ro2">
          <table:table-cell office:value-type="string">
            <text:p>014_024.mp3</text:p>
          </table:table-cell>
          <table:table-cell office:value-type="string">
            <text:p>https://www.youtube.com/shorts/jxyWokK2oFk</text:p>
          </table:table-cell>
          <table:table-cell office:value-type="time" office:time-value="PT00H00M28S">
            <text:p>00:00:28</text:p>
          </table:table-cell>
        </table:table-row>
        <table:table-row table:style-name="ro2">
          <table:table-cell office:value-type="string">
            <text:p>014_025.mp3</text:p>
          </table:table-cell>
          <table:table-cell office:value-type="string">
            <text:p>https://www.youtube.com/shorts/ZCBy25gPTcI</text:p>
          </table:table-cell>
          <table:table-cell office:value-type="time" office:time-value="PT00H00M13S">
            <text:p>00:00:13</text:p>
          </table:table-cell>
        </table:table-row>
        <table:table-row table:style-name="ro2">
          <table:table-cell office:value-type="string">
            <text:p>014_026.mp3</text:p>
          </table:table-cell>
          <table:table-cell office:value-type="string">
            <text:p>https://www.youtube.com/shorts/alYuPFwmivI</text:p>
          </table:table-cell>
          <table:table-cell office:value-type="time" office:time-value="PT00H00M57S">
            <text:p>00:00:57</text:p>
          </table:table-cell>
        </table:table-row>
        <table:table-row table:style-name="ro2">
          <table:table-cell office:value-type="string">
            <text:p>014_027.mp3</text:p>
          </table:table-cell>
          <table:table-cell office:value-type="string">
            <text:p>https://www.youtube.com/shorts/yAFffMXeO6A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4_028.mp3</text:p>
          </table:table-cell>
          <table:table-cell office:value-type="string">
            <text:p>https://www.youtube.com/shorts/6QZleOmXjQc</text:p>
          </table:table-cell>
          <table:table-cell office:value-type="time" office:time-value="PT00H00M51S">
            <text:p>00:00:51</text:p>
          </table:table-cell>
        </table:table-row>
        <table:table-row table:style-name="ro2">
          <table:table-cell office:value-type="string">
            <text:p>014_029.mp3</text:p>
          </table:table-cell>
          <table:table-cell office:value-type="string">
            <text:p>https://www.youtube.com/shorts/d5tEfypi51Q</text:p>
          </table:table-cell>
          <table:table-cell office:value-type="time" office:time-value="PT00H00M56S">
            <text:p>00:00:56</text:p>
          </table:table-cell>
        </table:table-row>
        <table:table-row table:style-name="ro2">
          <table:table-cell office:value-type="string">
            <text:p>014_030.mp3</text:p>
          </table:table-cell>
          <table:table-cell office:value-type="string">
            <text:p>https://www.youtube.com/shorts/DZyA4KxCzIs</text:p>
          </table:table-cell>
          <table:table-cell office:value-type="time" office:time-value="PT00H00M59S">
            <text:p>00:00:59</text:p>
          </table:table-cell>
        </table:table-row>
        <table:table-row table:style-name="ro2">
          <table:table-cell office:value-type="string">
            <text:p>014_031.mp3</text:p>
          </table:table-cell>
          <table:table-cell office:value-type="string">
            <text:p>https://www.youtube.com/watch?v=oOqAk2OkkNU</text:p>
          </table:table-cell>
          <table:table-cell office:value-type="time" office:time-value="PT00H13M47S">
            <text:p>00:13:47</text:p>
          </table:table-cell>
        </table:table-row>
        <table:table-row table:style-name="ro2">
          <table:table-cell office:value-type="string">
            <text:p>014_032.mp3</text:p>
          </table:table-cell>
          <table:table-cell office:value-type="string">
            <text:p>https://www.youtube.com/watch?v=YNlbXXD4k8U</text:p>
          </table:table-cell>
          <table:table-cell office:value-type="time" office:time-value="PT00H05M19S">
            <text:p>00:05:19</text:p>
          </table:table-cell>
        </table:table-row>
        <table:table-row table:style-name="ro2">
          <table:table-cell office:value-type="string">
            <text:p>014_033.mp3</text:p>
          </table:table-cell>
          <table:table-cell office:value-type="string">
            <text:p>https://www.youtube.com/watch?v=vO3-IordUyQ</text:p>
          </table:table-cell>
          <table:table-cell office:value-type="time" office:time-value="PT00H05M36S">
            <text:p>00:05:36</text:p>
          </table:table-cell>
        </table:table-row>
        <table:table-row table:style-name="ro2">
          <table:table-cell office:value-type="string">
            <text:p>014_034.mp3</text:p>
          </table:table-cell>
          <table:table-cell office:value-type="string">
            <text:p>https://www.youtube.com/watch?v=TVYUrbZbywo</text:p>
          </table:table-cell>
          <table:table-cell office:value-type="time" office:time-value="PT00H07M06S">
            <text:p>00:07:06</text:p>
          </table:table-cell>
        </table:table-row>
        <table:table-row table:style-name="ro2">
          <table:table-cell office:value-type="string">
            <text:p>014_035.mp3</text:p>
          </table:table-cell>
          <table:table-cell office:value-type="string">
            <text:p>https://www.youtube.com/watch?v=CxNnyUT_zgA</text:p>
          </table:table-cell>
          <table:table-cell office:value-type="time" office:time-value="PT00H07M56S">
            <text:p>00:07:56</text:p>
          </table:table-cell>
        </table:table-row>
        <table:table-row table:style-name="ro2">
          <table:table-cell office:value-type="string">
            <text:p>014_036.mp3</text:p>
          </table:table-cell>
          <table:table-cell office:value-type="string">
            <text:p>https://www.youtube.com/watch?v=47vtSEk4dkc</text:p>
          </table:table-cell>
          <table:table-cell office:value-type="time" office:time-value="PT00H06M40S">
            <text:p>00:06:40</text:p>
          </table:table-cell>
        </table:table-row>
        <table:table-row table:style-name="ro2">
          <table:table-cell office:value-type="string">
            <text:p>014_037.mp3</text:p>
          </table:table-cell>
          <table:table-cell office:value-type="string">
            <text:p>https://www.youtube.com/watch?v=QgsP2QZ6lk8</text:p>
          </table:table-cell>
          <table:table-cell office:value-type="time" office:time-value="PT00H05M07S">
            <text:p>00:05:07</text:p>
          </table:table-cell>
        </table:table-row>
        <table:table-row table:style-name="ro2">
          <table:table-cell office:value-type="string">
            <text:p>014_038.mp3</text:p>
          </table:table-cell>
          <table:table-cell office:value-type="string">
            <text:p>https://www.youtube.com/watch?v=OpD_EwTKV_w</text:p>
          </table:table-cell>
          <table:table-cell office:value-type="time" office:time-value="PT00H02M36S">
            <text:p>00:02:36</text:p>
          </table:table-cell>
        </table:table-row>
        <table:table-row table:style-name="ro2">
          <table:table-cell office:value-type="string">
            <text:p>014_039.mp3</text:p>
          </table:table-cell>
          <table:table-cell office:value-type="string">
            <text:p>https://www.youtube.com/watch?v=eesayTXclcw</text:p>
          </table:table-cell>
          <table:table-cell office:value-type="time" office:time-value="PT00H05M52S">
            <text:p>00:05:52</text:p>
          </table:table-cell>
        </table:table-row>
        <table:table-row table:style-name="ro2">
          <table:table-cell office:value-type="string">
            <text:p>014_040.mp3</text:p>
          </table:table-cell>
          <table:table-cell office:value-type="string">
            <text:p>https://www.youtube.com/watch?v=ceuJpkl-Jqc</text:p>
          </table:table-cell>
          <table:table-cell office:value-type="time" office:time-value="PT00H05M57S">
            <text:p>00:05:57</text:p>
          </table:table-cell>
        </table:table-row>
        <table:table-row table:style-name="ro2">
          <table:table-cell office:value-type="string">
            <text:p>014_041.mp3</text:p>
          </table:table-cell>
          <table:table-cell office:value-type="string">
            <text:p>https://www.youtube.com/watch?v=_PUbdpngdIQ</text:p>
          </table:table-cell>
          <table:table-cell office:value-type="time" office:time-value="PT00H04M29S">
            <text:p>00:04:29</text:p>
          </table:table-cell>
        </table:table-row>
        <table:table-row table:style-name="ro2">
          <table:table-cell office:value-type="string">
            <text:p>014_042.mp3</text:p>
          </table:table-cell>
          <table:table-cell office:value-type="string">
            <text:p>https://www.youtube.com/watch?v=l9cyH5m2ju0</text:p>
          </table:table-cell>
          <table:table-cell office:value-type="time" office:time-value="PT00H03M14S">
            <text:p>00:03:14</text:p>
          </table:table-cell>
        </table:table-row>
        <table:table-row table:style-name="ro2">
          <table:table-cell office:value-type="string">
            <text:p>014_043.mp3</text:p>
          </table:table-cell>
          <table:table-cell office:value-type="string">
            <text:p>https://www.youtube.com/watch?v=XDwx0KV52xI</text:p>
          </table:table-cell>
          <table:table-cell office:value-type="time" office:time-value="PT00H04M34S">
            <text:p>00:04:34</text:p>
          </table:table-cell>
        </table:table-row>
        <table:table-row table:style-name="ro2">
          <table:table-cell office:value-type="string">
            <text:p>014_044.mp3</text:p>
          </table:table-cell>
          <table:table-cell office:value-type="string">
            <text:p>https://www.youtube.com/watch?v=TStTrkbRuko</text:p>
          </table:table-cell>
          <table:table-cell office:value-type="time" office:time-value="PT00H04M22S">
            <text:p>00:04:22</text:p>
          </table:table-cell>
        </table:table-row>
        <table:table-row table:style-name="ro2">
          <table:table-cell office:value-type="string">
            <text:p>014_045.mp3</text:p>
          </table:table-cell>
          <table:table-cell office:value-type="string">
            <text:p>https://www.youtube.com/watch?v=HHhovX77hs0</text:p>
          </table:table-cell>
          <table:table-cell office:value-type="time" office:time-value="PT00H09M03S">
            <text:p>00:09:03</text:p>
          </table:table-cell>
        </table:table-row>
        <table:table-row table:style-name="ro2">
          <table:table-cell office:value-type="string">
            <text:p>014_046.mp3</text:p>
          </table:table-cell>
          <table:table-cell office:value-type="string">
            <text:p>https://www.youtube.com/watch?v=sMrh07QnslY</text:p>
          </table:table-cell>
          <table:table-cell office:value-type="time" office:time-value="PT00H03M11S">
            <text:p>00:03:11</text:p>
          </table:table-cell>
        </table:table-row>
        <table:table-row table:style-name="ro2">
          <table:table-cell office:value-type="string">
            <text:p>014_047.mp3</text:p>
          </table:table-cell>
          <table:table-cell office:value-type="string">
            <text:p>https://www.youtube.com/watch?v=9zLSuOxBDu8</text:p>
          </table:table-cell>
          <table:table-cell office:value-type="time" office:time-value="PT00H03M10S">
            <text:p>00:03:10</text:p>
          </table:table-cell>
        </table:table-row>
        <table:table-row table:style-name="ro2">
          <table:table-cell office:value-type="string">
            <text:p>014_048.mp3</text:p>
          </table:table-cell>
          <table:table-cell office:value-type="string">
            <text:p>https://www.youtube.com/watch?v=KqbbdOC5TiM</text:p>
          </table:table-cell>
          <table:table-cell office:value-type="time" office:time-value="PT00H04M38S">
            <text:p>00:04:38</text:p>
          </table:table-cell>
        </table:table-row>
        <table:table-row table:style-name="ro2">
          <table:table-cell office:value-type="string">
            <text:p>014_049.mp3</text:p>
          </table:table-cell>
          <table:table-cell office:value-type="string">
            <text:p>https://www.youtube.com/watch?v=j3hxY1CCfdw</text:p>
          </table:table-cell>
          <table:table-cell office:value-type="time" office:time-value="PT00H03M16S">
            <text:p>00:03:16</text:p>
          </table:table-cell>
        </table:table-row>
        <table:table-row table:style-name="ro2">
          <table:table-cell office:value-type="string">
            <text:p>014_050.mp3</text:p>
          </table:table-cell>
          <table:table-cell office:value-type="string">
            <text:p>https://www.youtube.com/watch?v=TlzI6PWo_wY</text:p>
          </table:table-cell>
          <table:table-cell office:value-type="time" office:time-value="PT00H04M37S">
            <text:p>00:04:37</text:p>
          </table:table-cell>
        </table:table-row>
        <table:table-row table:style-name="ro2">
          <table:table-cell office:value-type="string">
            <text:p>014_051.mp3</text:p>
          </table:table-cell>
          <table:table-cell office:value-type="string">
            <text:p>https://www.youtube.com/watch?v=D23Scwmdor8</text:p>
          </table:table-cell>
          <table:table-cell office:value-type="time" office:time-value="PT00H01M03S">
            <text:p>00:01:03</text:p>
          </table:table-cell>
        </table:table-row>
        <table:table-row table:style-name="ro2">
          <table:table-cell office:value-type="string">
            <text:p>014_052.mp3</text:p>
          </table:table-cell>
          <table:table-cell office:value-type="string">
            <text:p>https://www.youtube.com/watch?v=3imyvfD2coQ</text:p>
          </table:table-cell>
          <table:table-cell office:value-type="time" office:time-value="PT00H02M56S">
            <text:p>00:02:56</text:p>
          </table:table-cell>
        </table:table-row>
        <table:table-row table:style-name="ro2">
          <table:table-cell office:value-type="string">
            <text:p>014_053.mp3</text:p>
          </table:table-cell>
          <table:table-cell office:value-type="string">
            <text:p>https://www.youtube.com/watch?v=0PxMStXlAR4</text:p>
          </table:table-cell>
          <table:table-cell office:value-type="time" office:time-value="PT00H02M52S">
            <text:p>00:02:52</text:p>
          </table:table-cell>
        </table:table-row>
        <table:table-row table:style-name="ro2">
          <table:table-cell office:value-type="string">
            <text:p>014_054.mp3</text:p>
          </table:table-cell>
          <table:table-cell office:value-type="string">
            <text:p>https://www.youtube.com/watch?v=I3lFu4O-MM8</text:p>
          </table:table-cell>
          <table:table-cell office:value-type="time" office:time-value="PT00H09M26S">
            <text:p>00:09:26</text:p>
          </table:table-cell>
        </table:table-row>
        <table:table-row table:style-name="ro2">
          <table:table-cell office:value-type="string">
            <text:p>014_055.mp3</text:p>
          </table:table-cell>
          <table:table-cell office:value-type="string">
            <text:p>https://www.youtube.com/watch?v=F96EsQ6I00M</text:p>
          </table:table-cell>
          <table:table-cell office:value-type="time" office:time-value="PT00H03M20S">
            <text:p>00:03:20</text:p>
          </table:table-cell>
        </table:table-row>
        <table:table-row table:style-name="ro2">
          <table:table-cell office:value-type="string">
            <text:p>014_056.mp3</text:p>
          </table:table-cell>
          <table:table-cell office:value-type="string">
            <text:p>https://www.youtube.com/watch?v=bLOCihJYgVE</text:p>
          </table:table-cell>
          <table:table-cell office:value-type="time" office:time-value="PT00H11M41S">
            <text:p>00:11:41</text:p>
          </table:table-cell>
        </table:table-row>
        <table:table-row table:style-name="ro2">
          <table:table-cell office:value-type="string">
            <text:p>014_057.mp3</text:p>
          </table:table-cell>
          <table:table-cell office:value-type="string">
            <text:p>https://www.youtube.com/watch?v=8B99o-BGdzE</text:p>
          </table:table-cell>
          <table:table-cell office:value-type="time" office:time-value="PT00H10M49S">
            <text:p>00:10:49</text:p>
          </table:table-cell>
        </table:table-row>
        <table:table-row table:style-name="ro2">
          <table:table-cell office:value-type="string">
            <text:p>014_058.mp3</text:p>
          </table:table-cell>
          <table:table-cell office:value-type="string">
            <text:p>https://www.youtube.com/watch?v=g-WWIYyIEJ8</text:p>
          </table:table-cell>
          <table:table-cell office:value-type="time" office:time-value="PT00H04M12S">
            <text:p>00:04:12</text:p>
          </table:table-cell>
        </table:table-row>
        <table:table-row table:style-name="ro2">
          <table:table-cell office:value-type="string">
            <text:p>014_059.mp3</text:p>
          </table:table-cell>
          <table:table-cell office:value-type="string">
            <text:p>https://www.youtube.com/watch?v=c9Yo7iSxHng</text:p>
          </table:table-cell>
          <table:table-cell office:value-type="time" office:time-value="PT00H09M48S">
            <text:p>00:09:48</text:p>
          </table:table-cell>
        </table:table-row>
        <table:table-row table:style-name="ro2">
          <table:table-cell office:value-type="string">
            <text:p>014_060.mp3</text:p>
          </table:table-cell>
          <table:table-cell office:value-type="string">
            <text:p>https://www.youtube.com/watch?v=q_itrDTVo6E</text:p>
          </table:table-cell>
          <table:table-cell office:value-type="time" office:time-value="PT00H06M43S">
            <text:p>00:06:43</text:p>
          </table:table-cell>
        </table:table-row>
        <table:table-row table:style-name="ro2">
          <table:table-cell office:value-type="string">
            <text:p>014_061.mp3</text:p>
          </table:table-cell>
          <table:table-cell office:value-type="string">
            <text:p>https://www.youtube.com/watch?v=PZPTPiZR6TU</text:p>
          </table:table-cell>
          <table:table-cell office:value-type="time" office:time-value="PT00H05M23S">
            <text:p>00:05:23</text:p>
          </table:table-cell>
        </table:table-row>
        <table:table-row table:style-name="ro2">
          <table:table-cell office:value-type="string">
            <text:p>014_062.mp3</text:p>
          </table:table-cell>
          <table:table-cell office:value-type="string">
            <text:p>https://www.youtube.com/watch?v=6q9ZMZnBwls</text:p>
          </table:table-cell>
          <table:table-cell office:value-type="time" office:time-value="PT00H02M39S">
            <text:p>00:02:39</text:p>
          </table:table-cell>
        </table:table-row>
        <table:table-row table:style-name="ro2">
          <table:table-cell office:value-type="string">
            <text:p>014_063.mp3</text:p>
          </table:table-cell>
          <table:table-cell office:value-type="string">
            <text:p>https://www.youtube.com/watch?v=bo4PQ9JUQBc</text:p>
          </table:table-cell>
          <table:table-cell office:value-type="time" office:time-value="PT00H07M23S">
            <text:p>00:07:23</text:p>
          </table:table-cell>
        </table:table-row>
        <table:table-row table:style-name="ro2">
          <table:table-cell office:value-type="string">
            <text:p>014_064.mp3</text:p>
          </table:table-cell>
          <table:table-cell office:value-type="string">
            <text:p>https://www.youtube.com/watch?v=a4HbHA7Xsx4</text:p>
          </table:table-cell>
          <table:table-cell office:value-type="time" office:time-value="PT00H09M47S">
            <text:p>00:09:47</text:p>
          </table:table-cell>
        </table:table-row>
        <table:table-row table:style-name="ro2">
          <table:table-cell office:value-type="string">
            <text:p>014_065.mp3</text:p>
          </table:table-cell>
          <table:table-cell office:value-type="string">
            <text:p>https://www.youtube.com/watch?v=-VnqttnjPZs</text:p>
          </table:table-cell>
          <table:table-cell office:value-type="time" office:time-value="PT00H02M41S">
            <text:p>00:02:41</text:p>
          </table:table-cell>
        </table:table-row>
        <table:table-row table:style-name="ro2">
          <table:table-cell office:value-type="string">
            <text:p>014_066.mp3</text:p>
          </table:table-cell>
          <table:table-cell office:value-type="string">
            <text:p>https://www.youtube.com/watch?v=7vqVCnq13CU</text:p>
          </table:table-cell>
          <table:table-cell office:value-type="time" office:time-value="PT00H07M34S">
            <text:p>00:07:34</text:p>
          </table:table-cell>
        </table:table-row>
        <table:table-row table:style-name="ro2">
          <table:table-cell office:value-type="string">
            <text:p>014_067.mp3</text:p>
          </table:table-cell>
          <table:table-cell office:value-type="string">
            <text:p>https://www.youtube.com/watch?v=VyFvcnrDY2A</text:p>
          </table:table-cell>
          <table:table-cell office:value-type="time" office:time-value="PT00H08M04S">
            <text:p>00:08:04</text:p>
          </table:table-cell>
        </table:table-row>
        <table:table-row table:style-name="ro2">
          <table:table-cell office:value-type="string">
            <text:p>014_068.mp3</text:p>
          </table:table-cell>
          <table:table-cell office:value-type="string">
            <text:p>https://www.youtube.com/watch?v=ZKDCiOB9ic0</text:p>
          </table:table-cell>
          <table:table-cell office:value-type="time" office:time-value="PT00H09M31S">
            <text:p>00:09:31</text:p>
          </table:table-cell>
        </table:table-row>
        <table:table-row table:style-name="ro2">
          <table:table-cell office:value-type="string">
            <text:p>014_069.mp3</text:p>
          </table:table-cell>
          <table:table-cell office:value-type="string">
            <text:p>https://www.youtube.com/watch?v=zQ7oxr7Acao</text:p>
          </table:table-cell>
          <table:table-cell office:value-type="time" office:time-value="PT00H08M16S">
            <text:p>00:08:16</text:p>
          </table:table-cell>
        </table:table-row>
        <table:table-row table:style-name="ro2">
          <table:table-cell office:value-type="string">
            <text:p>014_070.mp3</text:p>
          </table:table-cell>
          <table:table-cell office:value-type="string">
            <text:p>https://www.youtube.com/watch?v=x2qQkN4zSXU</text:p>
          </table:table-cell>
          <table:table-cell office:value-type="time" office:time-value="PT00H21M06S">
            <text:p>00:21:06</text:p>
          </table:table-cell>
        </table:table-row>
        <table:table-row table:style-name="ro2">
          <table:table-cell office:value-type="string">
            <text:p>014_071.mp3</text:p>
          </table:table-cell>
          <table:table-cell office:value-type="string">
            <text:p>https://www.youtube.com/watch?v=IsMP_aEqVns</text:p>
          </table:table-cell>
          <table:table-cell office:value-type="time" office:time-value="PT00H09M11S">
            <text:p>00:09:11</text:p>
          </table:table-cell>
        </table:table-row>
        <table:table-row table:style-name="ro2">
          <table:table-cell office:value-type="string">
            <text:p>014_072.mp3</text:p>
          </table:table-cell>
          <table:table-cell office:value-type="string">
            <text:p>https://www.youtube.com/watch?v=rpkTx00mREU</text:p>
          </table:table-cell>
          <table:table-cell office:value-type="time" office:time-value="PT00H16M21S">
            <text:p>00:16:21</text:p>
          </table:table-cell>
        </table:table-row>
        <table:table-row table:style-name="ro2">
          <table:table-cell office:value-type="string">
            <text:p>014_073.mp3</text:p>
          </table:table-cell>
          <table:table-cell office:value-type="string">
            <text:p>https://www.youtube.com/watch?v=kFb3d27DHlY</text:p>
          </table:table-cell>
          <table:table-cell office:value-type="time" office:time-value="PT00H07M56S">
            <text:p>00:07:56</text:p>
          </table:table-cell>
        </table:table-row>
        <table:table-row table:style-name="ro2">
          <table:table-cell office:value-type="string">
            <text:p>014_074.mp3</text:p>
          </table:table-cell>
          <table:table-cell office:value-type="string">
            <text:p>https://www.youtube.com/watch?v=UmMfGU5GzH0</text:p>
          </table:table-cell>
          <table:table-cell office:value-type="time" office:time-value="PT00H05M23S">
            <text:p>00:05:23</text:p>
          </table:table-cell>
        </table:table-row>
        <table:table-row table:style-name="ro2">
          <table:table-cell office:value-type="string">
            <text:p>014_075.mp3</text:p>
          </table:table-cell>
          <table:table-cell office:value-type="string">
            <text:p>https://www.youtube.com/watch?v=Llp3H9aE7gA</text:p>
          </table:table-cell>
          <table:table-cell office:value-type="time" office:time-value="PT00H05M58S">
            <text:p>00:05:58</text:p>
          </table:table-cell>
        </table:table-row>
        <table:table-row table:style-name="ro2">
          <table:table-cell office:value-type="string">
            <text:p>014_076.mp3</text:p>
          </table:table-cell>
          <table:table-cell office:value-type="string">
            <text:p>https://www.youtube.com/watch?v=TXGcfAxXg_c</text:p>
          </table:table-cell>
          <table:table-cell office:value-type="time" office:time-value="PT00H07M35S">
            <text:p>00:07:35</text:p>
          </table:table-cell>
        </table:table-row>
        <table:table-row table:style-name="ro2">
          <table:table-cell office:value-type="string">
            <text:p>014_077.mp3</text:p>
          </table:table-cell>
          <table:table-cell office:value-type="string">
            <text:p>https://www.youtube.com/watch?v=dVaxwdGMyQU</text:p>
          </table:table-cell>
          <table:table-cell office:value-type="time" office:time-value="PT00H05M23S">
            <text:p>00:05:23</text:p>
          </table:table-cell>
        </table:table-row>
        <table:table-row table:style-name="ro2">
          <table:table-cell office:value-type="string">
            <text:p>014_078.mp3</text:p>
          </table:table-cell>
          <table:table-cell office:value-type="string">
            <text:p>https://www.youtube.com/watch?v=KsDlLFyqses</text:p>
          </table:table-cell>
          <table:table-cell office:value-type="time" office:time-value="PT00H10M50S">
            <text:p>00:10:50</text:p>
          </table:table-cell>
        </table:table-row>
        <table:table-row table:style-name="ro2">
          <table:table-cell office:value-type="string">
            <text:p>014_079.mp3</text:p>
          </table:table-cell>
          <table:table-cell office:value-type="string">
            <text:p>https://www.youtube.com/watch?v=n6gKcDGV3fg</text:p>
          </table:table-cell>
          <table:table-cell office:value-type="time" office:time-value="PT00H05M14S">
            <text:p>00:05:14</text:p>
          </table:table-cell>
        </table:table-row>
        <table:table-row table:style-name="ro2">
          <table:table-cell office:value-type="string">
            <text:p>014_080.mp3</text:p>
          </table:table-cell>
          <table:table-cell office:value-type="string">
            <text:p>https://www.youtube.com/watch?v=a8rtRi58eOo</text:p>
          </table:table-cell>
          <table:table-cell office:value-type="time" office:time-value="PT00H06M16S">
            <text:p>00:06:16</text:p>
          </table:table-cell>
        </table:table-row>
        <table:table-row table:style-name="ro2">
          <table:table-cell office:value-type="string">
            <text:p>014_081.mp3</text:p>
          </table:table-cell>
          <table:table-cell office:value-type="string">
            <text:p>https://www.youtube.com/watch?v=7PDIkN6AUIY</text:p>
          </table:table-cell>
          <table:table-cell office:value-type="time" office:time-value="PT00H08M12S">
            <text:p>00:08:12</text:p>
          </table:table-cell>
        </table:table-row>
        <table:table-row table:style-name="ro2">
          <table:table-cell office:value-type="string">
            <text:p>014_082.mp3</text:p>
          </table:table-cell>
          <table:table-cell office:value-type="string">
            <text:p>https://www.youtube.com/watch?v=2RDWQP7QnxU</text:p>
          </table:table-cell>
          <table:table-cell office:value-type="time" office:time-value="PT00H06M20S">
            <text:p>00:06:20</text:p>
          </table:table-cell>
        </table:table-row>
        <table:table-row table:style-name="ro2">
          <table:table-cell office:value-type="string">
            <text:p>014_083.mp3</text:p>
          </table:table-cell>
          <table:table-cell office:value-type="string">
            <text:p>https://www.youtube.com/watch?v=KDCdOLK8RjA</text:p>
          </table:table-cell>
          <table:table-cell office:value-type="time" office:time-value="PT00H05M36S">
            <text:p>00:05:36</text:p>
          </table:table-cell>
        </table:table-row>
        <table:table-row table:style-name="ro2">
          <table:table-cell office:value-type="string">
            <text:p>014_084.mp3</text:p>
          </table:table-cell>
          <table:table-cell office:value-type="string">
            <text:p>https://www.youtube.com/watch?v=VAVJiHvuDnU</text:p>
          </table:table-cell>
          <table:table-cell office:value-type="time" office:time-value="PT00H07M46S">
            <text:p>00:07:46</text:p>
          </table:table-cell>
        </table:table-row>
        <table:table-row table:style-name="ro2">
          <table:table-cell office:value-type="string">
            <text:p>014_085.mp3</text:p>
          </table:table-cell>
          <table:table-cell office:value-type="string">
            <text:p>https://www.youtube.com/watch?v=Hgpchw1dcKc</text:p>
          </table:table-cell>
          <table:table-cell office:value-type="time" office:time-value="PT00H04M43S">
            <text:p>00:04:43</text:p>
          </table:table-cell>
        </table:table-row>
        <table:table-row table:style-name="ro2">
          <table:table-cell office:value-type="string">
            <text:p>014_086.mp3</text:p>
          </table:table-cell>
          <table:table-cell office:value-type="string">
            <text:p>https://www.youtube.com/watch?v=rlkqj84Xhng</text:p>
          </table:table-cell>
          <table:table-cell office:value-type="time" office:time-value="PT00H07M28S">
            <text:p>00:07:28</text:p>
          </table:table-cell>
        </table:table-row>
        <table:table-row table:style-name="ro2">
          <table:table-cell office:value-type="string">
            <text:p>014_087.mp3</text:p>
          </table:table-cell>
          <table:table-cell office:value-type="string">
            <text:p>https://www.youtube.com/watch?v=dFuYNI53OiE</text:p>
          </table:table-cell>
          <table:table-cell office:value-type="time" office:time-value="PT00H03M55S">
            <text:p>00:03:55</text:p>
          </table:table-cell>
        </table:table-row>
        <table:table-row table:style-name="ro2">
          <table:table-cell office:value-type="string">
            <text:p>014_088.mp3</text:p>
          </table:table-cell>
          <table:table-cell office:value-type="string">
            <text:p>https://www.youtube.com/watch?v=kCtZHk0tKJs</text:p>
          </table:table-cell>
          <table:table-cell office:value-type="time" office:time-value="PT00H13M41S">
            <text:p>00:13:41</text:p>
          </table:table-cell>
        </table:table-row>
        <table:table-row table:style-name="ro2">
          <table:table-cell office:value-type="string">
            <text:p>014_089.mp3</text:p>
          </table:table-cell>
          <table:table-cell office:value-type="string">
            <text:p>https://www.youtube.com/watch?v=syec1zP5idE</text:p>
          </table:table-cell>
          <table:table-cell office:value-type="time" office:time-value="PT00H07M10S">
            <text:p>00:07:10</text:p>
          </table:table-cell>
        </table:table-row>
        <table:table-row table:style-name="ro2">
          <table:table-cell office:value-type="string">
            <text:p>014_090.mp3</text:p>
          </table:table-cell>
          <table:table-cell office:value-type="string">
            <text:p>https://www.youtube.com/watch?v=3WfQDsNeZY8</text:p>
          </table:table-cell>
          <table:table-cell office:value-type="time" office:time-value="PT00H01M53S">
            <text:p>00:01:53</text:p>
          </table:table-cell>
        </table:table-row>
        <table:table-row table:style-name="ro2">
          <table:table-cell office:value-type="string">
            <text:p>014_091.mp3</text:p>
          </table:table-cell>
          <table:table-cell office:value-type="string">
            <text:p>https://www.youtube.com/watch?v=TkCQXew91o8</text:p>
          </table:table-cell>
          <table:table-cell office:value-type="time" office:time-value="PT00H08M44S">
            <text:p>00:08:44</text:p>
          </table:table-cell>
        </table:table-row>
        <table:table-row table:style-name="ro2">
          <table:table-cell office:value-type="string">
            <text:p>014_092.mp3</text:p>
          </table:table-cell>
          <table:table-cell office:value-type="string">
            <text:p>https://www.youtube.com/watch?v=85wsy_MZekw</text:p>
          </table:table-cell>
          <table:table-cell office:value-type="time" office:time-value="PT00H12M20S">
            <text:p>00:12:20</text:p>
          </table:table-cell>
        </table:table-row>
        <table:table-row table:style-name="ro2">
          <table:table-cell office:value-type="string">
            <text:p>014_093.mp3</text:p>
          </table:table-cell>
          <table:table-cell office:value-type="string">
            <text:p>https://www.youtube.com/watch?v=k2hMIr8csAo</text:p>
          </table:table-cell>
          <table:table-cell office:value-type="time" office:time-value="PT00H09M54S">
            <text:p>00:09:54</text:p>
          </table:table-cell>
        </table:table-row>
        <table:table-row table:style-name="ro2">
          <table:table-cell office:value-type="string">
            <text:p>014_094.mp3</text:p>
          </table:table-cell>
          <table:table-cell office:value-type="string">
            <text:p>https://www.youtube.com/watch?v=-ygi9Ntw_Gk</text:p>
          </table:table-cell>
          <table:table-cell office:value-type="time" office:time-value="PT00H11M13S">
            <text:p>00:11:13</text:p>
          </table:table-cell>
        </table:table-row>
        <table:table-row table:style-name="ro2">
          <table:table-cell office:value-type="string">
            <text:p>014_095.mp3</text:p>
          </table:table-cell>
          <table:table-cell office:value-type="string">
            <text:p>https://www.youtube.com/watch?v=QJ3pn1QxnSE</text:p>
          </table:table-cell>
          <table:table-cell office:value-type="time" office:time-value="PT00H03M58S">
            <text:p>00:03:58</text:p>
          </table:table-cell>
        </table:table-row>
        <table:table-row table:style-name="ro2">
          <table:table-cell office:value-type="string">
            <text:p>014_096.mp3</text:p>
          </table:table-cell>
          <table:table-cell office:value-type="string">
            <text:p>https://www.youtube.com/watch?v=Tn2rYs1TJ7Q</text:p>
          </table:table-cell>
          <table:table-cell office:value-type="time" office:time-value="PT00H06M44S">
            <text:p>00:06:44</text:p>
          </table:table-cell>
        </table:table-row>
        <table:table-row table:style-name="ro2">
          <table:table-cell office:value-type="string">
            <text:p>014_097.mp3</text:p>
          </table:table-cell>
          <table:table-cell office:value-type="string">
            <text:p>https://www.youtube.com/watch?v=zpJo4v_3f2Q</text:p>
          </table:table-cell>
          <table:table-cell office:value-type="time" office:time-value="PT00H07M50S">
            <text:p>00:07:50</text:p>
          </table:table-cell>
        </table:table-row>
        <table:table-row table:style-name="ro2">
          <table:table-cell office:value-type="string">
            <text:p>014_098.mp3</text:p>
          </table:table-cell>
          <table:table-cell office:value-type="string">
            <text:p>https://www.youtube.com/watch?v=ZvCuaPzxTbs</text:p>
          </table:table-cell>
          <table:table-cell office:value-type="time" office:time-value="PT00H05M38S">
            <text:p>00:05:38</text:p>
          </table:table-cell>
        </table:table-row>
        <table:table-row table:style-name="ro2">
          <table:table-cell office:value-type="string">
            <text:p>014_099.mp3</text:p>
          </table:table-cell>
          <table:table-cell office:value-type="string">
            <text:p>https://www.youtube.com/watch?v=ocCCy-NLf-Q</text:p>
          </table:table-cell>
          <table:table-cell office:value-type="time" office:time-value="PT00H13M25S">
            <text:p>00:13:25</text:p>
          </table:table-cell>
        </table:table-row>
        <table:table-row table:style-name="ro2">
          <table:table-cell office:value-type="string">
            <text:p>014_100.mp3</text:p>
          </table:table-cell>
          <table:table-cell office:value-type="string">
            <text:p>https://www.youtube.com/watch?v=C4n037U2E5s</text:p>
          </table:table-cell>
          <table:table-cell office:value-type="time" office:time-value="PT00H04M47S">
            <text:p>00:04:47</text:p>
          </table:table-cell>
        </table:table-row>
        <table:table-row table:style-name="ro2">
          <table:table-cell office:value-type="string">
            <text:p>014_101.mp3</text:p>
          </table:table-cell>
          <table:table-cell office:value-type="string">
            <text:p>https://www.youtube.com/watch?v=At8OiEGTO94</text:p>
          </table:table-cell>
          <table:table-cell office:value-type="time" office:time-value="PT00H04M26S">
            <text:p>00:04:26</text:p>
          </table:table-cell>
        </table:table-row>
        <table:table-row table:style-name="ro2">
          <table:table-cell office:value-type="string">
            <text:p>014_102.mp3</text:p>
          </table:table-cell>
          <table:table-cell office:value-type="string">
            <text:p>https://www.youtube.com/watch?v=F8YSXJk2yfE</text:p>
          </table:table-cell>
          <table:table-cell office:value-type="time" office:time-value="PT00H07M50S">
            <text:p>00:07:50</text:p>
          </table:table-cell>
        </table:table-row>
        <table:table-row table:style-name="ro2">
          <table:table-cell office:value-type="string">
            <text:p>014_103.mp3</text:p>
          </table:table-cell>
          <table:table-cell office:value-type="string">
            <text:p>https://www.youtube.com/watch?v=RZZ7evqm7SE</text:p>
          </table:table-cell>
          <table:table-cell office:value-type="time" office:time-value="PT00H06M21S">
            <text:p>00:06:21</text:p>
          </table:table-cell>
        </table:table-row>
        <table:table-row table:style-name="ro2">
          <table:table-cell office:value-type="string">
            <text:p>014_104.mp3</text:p>
          </table:table-cell>
          <table:table-cell office:value-type="string">
            <text:p>https://www.youtube.com/watch?v=v1WQly0FG7Q</text:p>
          </table:table-cell>
          <table:table-cell office:value-type="time" office:time-value="PT00H10M09S">
            <text:p>00:10:09</text:p>
          </table:table-cell>
        </table:table-row>
        <table:table-row table:style-name="ro2">
          <table:table-cell office:value-type="string">
            <text:p>014_105.mp3</text:p>
          </table:table-cell>
          <table:table-cell office:value-type="string">
            <text:p>https://www.youtube.com/watch?v=PNdYRkaBNqw</text:p>
          </table:table-cell>
          <table:table-cell office:value-type="time" office:time-value="PT00H09M39S">
            <text:p>00:09:39</text:p>
          </table:table-cell>
        </table:table-row>
        <table:table-row table:style-name="ro2">
          <table:table-cell office:value-type="string">
            <text:p>014_106.mp3</text:p>
          </table:table-cell>
          <table:table-cell office:value-type="string">
            <text:p>https://www.youtube.com/watch?v=3bILDKdt0CU</text:p>
          </table:table-cell>
          <table:table-cell office:value-type="time" office:time-value="PT00H12M43S">
            <text:p>00:12:43</text:p>
          </table:table-cell>
        </table:table-row>
        <table:table-row table:style-name="ro2">
          <table:table-cell office:value-type="string">
            <text:p>014_107.mp3</text:p>
          </table:table-cell>
          <table:table-cell office:value-type="string">
            <text:p>https://www.youtube.com/watch?v=ntx9CxgzFII</text:p>
          </table:table-cell>
          <table:table-cell office:value-type="time" office:time-value="PT00H08M19S">
            <text:p>00:08:19</text:p>
          </table:table-cell>
        </table:table-row>
        <table:table-row table:style-name="ro2">
          <table:table-cell office:value-type="string">
            <text:p>014_108.mp3</text:p>
          </table:table-cell>
          <table:table-cell office:value-type="string">
            <text:p>https://www.youtube.com/watch?v=mTlsMabaHN4</text:p>
          </table:table-cell>
          <table:table-cell office:value-type="time" office:time-value="PT00H13M57S">
            <text:p>00:13:57</text:p>
          </table:table-cell>
        </table:table-row>
        <table:table-row table:style-name="ro2">
          <table:table-cell office:value-type="string">
            <text:p>014_109.mp3</text:p>
          </table:table-cell>
          <table:table-cell office:value-type="string">
            <text:p>https://www.youtube.com/watch?v=ZlP2b_nF6SY</text:p>
          </table:table-cell>
          <table:table-cell office:value-type="time" office:time-value="PT00H13M51S">
            <text:p>00:13:51</text:p>
          </table:table-cell>
        </table:table-row>
        <table:table-row table:style-name="ro2">
          <table:table-cell office:value-type="string">
            <text:p>014_110.mp3</text:p>
          </table:table-cell>
          <table:table-cell office:value-type="string">
            <text:p>https://www.youtube.com/watch?v=mIiJA3o38yk</text:p>
          </table:table-cell>
          <table:table-cell office:value-type="time" office:time-value="PT00H10M30S">
            <text:p>00:10:30</text:p>
          </table:table-cell>
        </table:table-row>
        <table:table-row table:style-name="ro2">
          <table:table-cell office:value-type="string">
            <text:p>014_111.mp3</text:p>
          </table:table-cell>
          <table:table-cell office:value-type="string">
            <text:p>https://www.youtube.com/watch?v=lV1327Si3sw</text:p>
          </table:table-cell>
          <table:table-cell office:value-type="time" office:time-value="PT00H20M35S">
            <text:p>00:20:35</text:p>
          </table:table-cell>
        </table:table-row>
        <table:table-row table:style-name="ro2">
          <table:table-cell office:value-type="string">
            <text:p>014_112.mp3</text:p>
          </table:table-cell>
          <table:table-cell office:value-type="string">
            <text:p>https://www.youtube.com/watch?v=ftpMnm_Yl-g</text:p>
          </table:table-cell>
          <table:table-cell office:value-type="time" office:time-value="PT00H12M36S">
            <text:p>00:12:36</text:p>
          </table:table-cell>
        </table:table-row>
        <table:table-row table:style-name="ro2">
          <table:table-cell office:value-type="string">
            <text:p>014_113.mp3</text:p>
          </table:table-cell>
          <table:table-cell office:value-type="string">
            <text:p>https://www.youtube.com/watch?v=Ra83Zeuh0sA</text:p>
          </table:table-cell>
          <table:table-cell office:value-type="time" office:time-value="PT00H20M07S">
            <text:p>00:20:07</text:p>
          </table:table-cell>
        </table:table-row>
        <table:table-row table:style-name="ro2">
          <table:table-cell office:value-type="string">
            <text:p>014_114.mp3</text:p>
          </table:table-cell>
          <table:table-cell office:value-type="string">
            <text:p>https://www.youtube.com/watch?v=YHLk-PcWwFQ</text:p>
          </table:table-cell>
          <table:table-cell office:value-type="time" office:time-value="PT00H21M41S">
            <text:p>00:21:41</text:p>
          </table:table-cell>
        </table:table-row>
        <table:table-row table:style-name="ro1">
          <table:table-cell table:number-columns-repeated="2"/>
          <table:table-cell table:style-name="ce2" table:formula="of:=SUM([.C2:.C115])" office:value-type="time" office:time-value="PT11H52M48S">
            <text:p>11:52:48</text:p>
          </table:table-cell>
        </table:table-row>
        <table:table-row table:style-name="ro1">
          <table:table-cell/>
          <table:table-cell office:value-type="string">
            <text:p>median</text:p>
          </table:table-cell>
          <table:table-cell table:formula="of:=MEDIAN([.C2:.C115])" office:value-type="time" office:time-value="PT00H05M36S">
            <text:p>00:05:36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:.C115] )" office:value-type="time" office:time-value="PT00H06M15.157895S">
            <text:p>00:06:15</text:p>
          </table:table-cell>
        </table:table-row>
        <table:table-row table:style-name="ro1">
          <table:table-cell/>
          <table:table-cell office:value-type="string">
            <text:p>min</text:p>
          </table:table-cell>
          <table:table-cell table:style-name="Default" table:formula="of:=MIN([.C2:.C115])" office:value-type="time" office:time-value="PT00H00M13S">
            <text:p>00:00:13</text:p>
          </table:table-cell>
        </table:table-row>
        <table:table-row table:style-name="ro2">
          <table:table-cell/>
          <table:table-cell office:value-type="string">
            <text:p>max</text:p>
          </table:table-cell>
          <table:table-cell table:style-name="Default" table:formula="of:=MAX([.C62:.C115])" office:value-type="time" office:time-value="PT00H21M41S">
            <text:p>00:21:41</text:p>
          </table:table-cell>
        </table:table-row>
        <table:table-row table:style-name="ro1" table:number-rows-repeated="13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6"/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verall_female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time" office:time-value="PT00H02M47S">
            <text:p>00:02:47</text:p>
          </table:table-cell>
        </table:table-row>
        <table:table-row table:style-name="ro1">
          <table:table-cell/>
          <table:table-cell office:value-type="time" office:time-value="PT00H03M03S">
            <text:p>00:03:03</text:p>
          </table:table-cell>
        </table:table-row>
        <table:table-row table:style-name="ro1">
          <table:table-cell/>
          <table:table-cell office:value-type="time" office:time-value="PT00H03M26S">
            <text:p>00:03:26</text:p>
          </table:table-cell>
        </table:table-row>
        <table:table-row table:style-name="ro1">
          <table:table-cell/>
          <table:table-cell office:value-type="time" office:time-value="PT00H12M56S">
            <text:p>00:12:56</text:p>
          </table:table-cell>
        </table:table-row>
        <table:table-row table:style-name="ro1">
          <table:table-cell/>
          <table:table-cell office:value-type="time" office:time-value="PT00H06M16S">
            <text:p>00:06:16</text:p>
          </table:table-cell>
        </table:table-row>
        <table:table-row table:style-name="ro1">
          <table:table-cell/>
          <table:table-cell office:value-type="time" office:time-value="PT00H06M27S">
            <text:p>00:06:27</text:p>
          </table:table-cell>
        </table:table-row>
        <table:table-row table:style-name="ro1">
          <table:table-cell/>
          <table:table-cell office:value-type="time" office:time-value="PT00H13M26S">
            <text:p>00:13:26</text:p>
          </table:table-cell>
        </table:table-row>
        <table:table-row table:style-name="ro1">
          <table:table-cell/>
          <table:table-cell office:value-type="time" office:time-value="PT00H14M49S">
            <text:p>00:14:49</text:p>
          </table:table-cell>
        </table:table-row>
        <table:table-row table:style-name="ro1">
          <table:table-cell/>
          <table:table-cell office:value-type="time" office:time-value="PT00H21M45S">
            <text:p>00:21:45</text:p>
          </table:table-cell>
        </table:table-row>
        <table:table-row table:style-name="ro1">
          <table:table-cell/>
          <table:table-cell office:value-type="time" office:time-value="PT00H07M27S">
            <text:p>00:07:27</text:p>
          </table:table-cell>
        </table:table-row>
        <table:table-row table:style-name="ro1">
          <table:table-cell/>
          <table:table-cell office:value-type="time" office:time-value="PT00H12M49S">
            <text:p>00:12:49</text:p>
          </table:table-cell>
        </table:table-row>
        <table:table-row table:style-name="ro1">
          <table:table-cell/>
          <table:table-cell office:value-type="time" office:time-value="PT00H07M12S">
            <text:p>00:07:12</text:p>
          </table:table-cell>
        </table:table-row>
        <table:table-row table:style-name="ro1">
          <table:table-cell/>
          <table:table-cell office:value-type="time" office:time-value="PT00H18M19S">
            <text:p>00:18:19</text:p>
          </table:table-cell>
        </table:table-row>
        <table:table-row table:style-name="ro1">
          <table:table-cell/>
          <table:table-cell office:value-type="time" office:time-value="PT00H10M47S">
            <text:p>00:10:47</text:p>
          </table:table-cell>
        </table:table-row>
        <table:table-row table:style-name="ro1">
          <table:table-cell/>
          <table:table-cell office:value-type="time" office:time-value="PT00H06M33S">
            <text:p>00:06:33</text:p>
          </table:table-cell>
        </table:table-row>
        <table:table-row table:style-name="ro1">
          <table:table-cell/>
          <table:table-cell office:value-type="time" office:time-value="PT00H12M41S">
            <text:p>00:12:41</text:p>
          </table:table-cell>
        </table:table-row>
        <table:table-row table:style-name="ro1">
          <table:table-cell/>
          <table:table-cell office:value-type="time" office:time-value="PT00H12M14S">
            <text:p>00:12:14</text:p>
          </table:table-cell>
        </table:table-row>
        <table:table-row table:style-name="ro1">
          <table:table-cell/>
          <table:table-cell office:value-type="time" office:time-value="PT00H10M29S">
            <text:p>00:10:29</text:p>
          </table:table-cell>
        </table:table-row>
        <table:table-row table:style-name="ro1">
          <table:table-cell/>
          <table:table-cell office:value-type="time" office:time-value="PT00H14M46S">
            <text:p>00:14:46</text:p>
          </table:table-cell>
        </table:table-row>
        <table:table-row table:style-name="ro1">
          <table:table-cell/>
          <table:table-cell office:value-type="time" office:time-value="PT00H13M15S">
            <text:p>00:13:15</text:p>
          </table:table-cell>
        </table:table-row>
        <table:table-row table:style-name="ro1">
          <table:table-cell/>
          <table:table-cell office:value-type="time" office:time-value="PT00H02M54S">
            <text:p>00:02:54</text:p>
          </table:table-cell>
        </table:table-row>
        <table:table-row table:style-name="ro1">
          <table:table-cell/>
          <table:table-cell office:value-type="time" office:time-value="PT00H19M14S">
            <text:p>00:19:14</text:p>
          </table:table-cell>
        </table:table-row>
        <table:table-row table:style-name="ro1">
          <table:table-cell/>
          <table:table-cell office:value-type="time" office:time-value="PT00H37M59S">
            <text:p>00:37:59</text:p>
          </table:table-cell>
        </table:table-row>
        <table:table-row table:style-name="ro1">
          <table:table-cell/>
          <table:table-cell office:value-type="time" office:time-value="PT00H20M14S">
            <text:p>00:20:14</text:p>
          </table:table-cell>
        </table:table-row>
        <table:table-row table:style-name="ro1">
          <table:table-cell/>
          <table:table-cell office:value-type="time" office:time-value="PT00H19M40S">
            <text:p>00:19:40</text:p>
          </table:table-cell>
        </table:table-row>
        <table:table-row table:style-name="ro1">
          <table:table-cell/>
          <table:table-cell office:value-type="time" office:time-value="PT00H16M46S">
            <text:p>00:16:46</text:p>
          </table:table-cell>
        </table:table-row>
        <table:table-row table:style-name="ro1">
          <table:table-cell/>
          <table:table-cell office:value-type="time" office:time-value="PT00H23M56S">
            <text:p>00:23:56</text:p>
          </table:table-cell>
        </table:table-row>
        <table:table-row table:style-name="ro1">
          <table:table-cell/>
          <table:table-cell office:value-type="time" office:time-value="PT00H35M09S">
            <text:p>00:35:09</text:p>
          </table:table-cell>
        </table:table-row>
        <table:table-row table:style-name="ro1">
          <table:table-cell/>
          <table:table-cell office:value-type="time" office:time-value="PT00H04M47S">
            <text:p>00:04:47</text:p>
          </table:table-cell>
        </table:table-row>
        <table:table-row table:style-name="ro1">
          <table:table-cell/>
          <table:table-cell office:value-type="time" office:time-value="PT00H10M12S">
            <text:p>00:10:12</text:p>
          </table:table-cell>
        </table:table-row>
        <table:table-row table:style-name="ro1">
          <table:table-cell/>
          <table:table-cell office:value-type="time" office:time-value="PT00H15M07S">
            <text:p>00:15:07</text:p>
          </table:table-cell>
        </table:table-row>
        <table:table-row table:style-name="ro1">
          <table:table-cell/>
          <table:table-cell office:value-type="time" office:time-value="PT00H03M45S">
            <text:p>00:03:45</text:p>
          </table:table-cell>
        </table:table-row>
        <table:table-row table:style-name="ro1">
          <table:table-cell/>
          <table:table-cell office:value-type="time" office:time-value="PT00H11M39S">
            <text:p>00:11:39</text:p>
          </table:table-cell>
        </table:table-row>
        <table:table-row table:style-name="ro1">
          <table:table-cell/>
          <table:table-cell office:value-type="time" office:time-value="PT00H13M10S">
            <text:p>00:13:10</text:p>
          </table:table-cell>
        </table:table-row>
        <table:table-row table:style-name="ro1">
          <table:table-cell/>
          <table:table-cell office:value-type="time" office:time-value="PT00H05M57S">
            <text:p>00:05:57</text:p>
          </table:table-cell>
        </table:table-row>
        <table:table-row table:style-name="ro1">
          <table:table-cell/>
          <table:table-cell office:value-type="time" office:time-value="PT00H31M23S">
            <text:p>00:31:23</text:p>
          </table:table-cell>
        </table:table-row>
        <table:table-row table:style-name="ro1">
          <table:table-cell/>
          <table:table-cell office:value-type="time" office:time-value="PT00H07M03S">
            <text:p>00:07:03</text:p>
          </table:table-cell>
        </table:table-row>
        <table:table-row table:style-name="ro1">
          <table:table-cell/>
          <table:table-cell office:value-type="time" office:time-value="PT00H08M09S">
            <text:p>00:08:09</text:p>
          </table:table-cell>
        </table:table-row>
        <table:table-row table:style-name="ro1">
          <table:table-cell/>
          <table:table-cell office:value-type="time" office:time-value="PT00H04M53S">
            <text:p>00:04:53</text:p>
          </table:table-cell>
        </table:table-row>
        <table:table-row table:style-name="ro1">
          <table:table-cell/>
          <table:table-cell office:value-type="time" office:time-value="PT00H11M15S">
            <text:p>00:11:15</text:p>
          </table:table-cell>
        </table:table-row>
        <table:table-row table:style-name="ro1">
          <table:table-cell/>
          <table:table-cell office:value-type="time" office:time-value="PT00H06M04S">
            <text:p>00:06:04</text:p>
          </table:table-cell>
        </table:table-row>
        <table:table-row table:style-name="ro1">
          <table:table-cell/>
          <table:table-cell office:value-type="time" office:time-value="PT00H18M02S">
            <text:p>00:18:02</text:p>
          </table:table-cell>
        </table:table-row>
        <table:table-row table:style-name="ro1">
          <table:table-cell/>
          <table:table-cell office:value-type="time" office:time-value="PT00H04M17S">
            <text:p>00:04:17</text:p>
          </table:table-cell>
        </table:table-row>
        <table:table-row table:style-name="ro1">
          <table:table-cell/>
          <table:table-cell office:value-type="time" office:time-value="PT00H21M37S">
            <text:p>00:21:37</text:p>
          </table:table-cell>
        </table:table-row>
        <table:table-row table:style-name="ro1">
          <table:table-cell/>
          <table:table-cell office:value-type="time" office:time-value="PT00H12M34S">
            <text:p>00:12:34</text:p>
          </table:table-cell>
        </table:table-row>
        <table:table-row table:style-name="ro1">
          <table:table-cell/>
          <table:table-cell office:value-type="time" office:time-value="PT00H02M47S">
            <text:p>00:02:47</text:p>
          </table:table-cell>
        </table:table-row>
        <table:table-row table:style-name="ro1">
          <table:table-cell/>
          <table:table-cell office:value-type="time" office:time-value="PT00H05M23S">
            <text:p>00:05:23</text:p>
          </table:table-cell>
        </table:table-row>
        <table:table-row table:style-name="ro1">
          <table:table-cell/>
          <table:table-cell office:value-type="time" office:time-value="PT00H25M05S">
            <text:p>00:25:05</text:p>
          </table:table-cell>
        </table:table-row>
        <table:table-row table:style-name="ro1">
          <table:table-cell/>
          <table:table-cell office:value-type="time" office:time-value="PT00H13M01S">
            <text:p>00:13:01</text:p>
          </table:table-cell>
        </table:table-row>
        <table:table-row table:style-name="ro1">
          <table:table-cell/>
          <table:table-cell office:value-type="time" office:time-value="PT00H03M20S">
            <text:p>00:03:20</text:p>
          </table:table-cell>
        </table:table-row>
        <table:table-row table:style-name="ro1">
          <table:table-cell/>
          <table:table-cell office:value-type="time" office:time-value="PT00H22M41S">
            <text:p>00:22:41</text:p>
          </table:table-cell>
        </table:table-row>
        <table:table-row table:style-name="ro1">
          <table:table-cell/>
          <table:table-cell office:value-type="time" office:time-value="PT00H17M48S">
            <text:p>00:17:48</text:p>
          </table:table-cell>
        </table:table-row>
        <table:table-row table:style-name="ro1">
          <table:table-cell/>
          <table:table-cell office:value-type="time" office:time-value="PT00H12M17S">
            <text:p>00:12:17</text:p>
          </table:table-cell>
        </table:table-row>
        <table:table-row table:style-name="ro1">
          <table:table-cell/>
          <table:table-cell office:value-type="time" office:time-value="PT00H40M31S">
            <text:p>00:40:31</text:p>
          </table:table-cell>
        </table:table-row>
        <table:table-row table:style-name="ro1">
          <table:table-cell/>
          <table:table-cell office:value-type="time" office:time-value="PT00H09M02S">
            <text:p>00:09:02</text:p>
          </table:table-cell>
        </table:table-row>
        <table:table-row table:style-name="ro1">
          <table:table-cell/>
          <table:table-cell office:value-type="time" office:time-value="PT00H06M14S">
            <text:p>00:06:14</text:p>
          </table:table-cell>
        </table:table-row>
        <table:table-row table:style-name="ro1">
          <table:table-cell/>
          <table:table-cell office:value-type="time" office:time-value="PT00H07M17S">
            <text:p>00:07:17</text:p>
          </table:table-cell>
        </table:table-row>
        <table:table-row table:style-name="ro1">
          <table:table-cell/>
          <table:table-cell office:value-type="time" office:time-value="PT00H24M43S">
            <text:p>00:24:43</text:p>
          </table:table-cell>
        </table:table-row>
        <table:table-row table:style-name="ro1">
          <table:table-cell/>
          <table:table-cell office:value-type="time" office:time-value="PT00H10M54S">
            <text:p>00:10:54</text:p>
          </table:table-cell>
        </table:table-row>
        <table:table-row table:style-name="ro1">
          <table:table-cell/>
          <table:table-cell office:value-type="time" office:time-value="PT00H04M32S">
            <text:p>00:04:32</text:p>
          </table:table-cell>
        </table:table-row>
        <table:table-row table:style-name="ro1">
          <table:table-cell/>
          <table:table-cell office:value-type="time" office:time-value="PT00H36M19S">
            <text:p>00:36:19</text:p>
          </table:table-cell>
        </table:table-row>
        <table:table-row table:style-name="ro1">
          <table:table-cell/>
          <table:table-cell office:value-type="time" office:time-value="PT00H23M33S">
            <text:p>00:23:33</text:p>
          </table:table-cell>
        </table:table-row>
        <table:table-row table:style-name="ro1">
          <table:table-cell/>
          <table:table-cell office:value-type="time" office:time-value="PT00H17M48S">
            <text:p>00:17:48</text:p>
          </table:table-cell>
        </table:table-row>
        <table:table-row table:style-name="ro1">
          <table:table-cell/>
          <table:table-cell office:value-type="time" office:time-value="PT00H08M32S">
            <text:p>00:08:32</text:p>
          </table:table-cell>
        </table:table-row>
        <table:table-row table:style-name="ro1">
          <table:table-cell/>
          <table:table-cell office:value-type="time" office:time-value="PT00H20M33S">
            <text:p>00:20:33</text:p>
          </table:table-cell>
        </table:table-row>
        <table:table-row table:style-name="ro1">
          <table:table-cell/>
          <table:table-cell office:value-type="time" office:time-value="PT00H09M39S">
            <text:p>00:09:39</text:p>
          </table:table-cell>
        </table:table-row>
        <table:table-row table:style-name="ro1">
          <table:table-cell/>
          <table:table-cell office:value-type="time" office:time-value="PT00H03M00S">
            <text:p>00:03:00</text:p>
          </table:table-cell>
        </table:table-row>
        <table:table-row table:style-name="ro1">
          <table:table-cell/>
          <table:table-cell office:value-type="time" office:time-value="PT00H04M01S">
            <text:p>00:04:01</text:p>
          </table:table-cell>
        </table:table-row>
        <table:table-row table:style-name="ro1">
          <table:table-cell/>
          <table:table-cell office:value-type="time" office:time-value="PT00H08M06S">
            <text:p>00:08:06</text:p>
          </table:table-cell>
        </table:table-row>
        <table:table-row table:style-name="ro1">
          <table:table-cell/>
          <table:table-cell office:value-type="time" office:time-value="PT00H12M42S">
            <text:p>00:12:42</text:p>
          </table:table-cell>
        </table:table-row>
        <table:table-row table:style-name="ro1">
          <table:table-cell/>
          <table:table-cell office:value-type="time" office:time-value="PT00H26M36S">
            <text:p>00:26:36</text:p>
          </table:table-cell>
        </table:table-row>
        <table:table-row table:style-name="ro1">
          <table:table-cell/>
          <table:table-cell office:value-type="time" office:time-value="PT00H06M00S">
            <text:p>00:06:00</text:p>
          </table:table-cell>
        </table:table-row>
        <table:table-row table:style-name="ro1">
          <table:table-cell/>
          <table:table-cell office:value-type="time" office:time-value="PT00H16M12S">
            <text:p>00:16:12</text:p>
          </table:table-cell>
        </table:table-row>
        <table:table-row table:style-name="ro1">
          <table:table-cell/>
          <table:table-cell office:value-type="time" office:time-value="PT00H10M34S">
            <text:p>00:10:34</text:p>
          </table:table-cell>
        </table:table-row>
        <table:table-row table:style-name="ro1">
          <table:table-cell/>
          <table:table-cell office:value-type="time" office:time-value="PT00H29M17S">
            <text:p>00:29:17</text:p>
          </table:table-cell>
        </table:table-row>
        <table:table-row table:style-name="ro1">
          <table:table-cell/>
          <table:table-cell office:value-type="time" office:time-value="PT00H27M08S">
            <text:p>00:27:08</text:p>
          </table:table-cell>
        </table:table-row>
        <table:table-row table:style-name="ro1">
          <table:table-cell/>
          <table:table-cell office:value-type="time" office:time-value="PT00H10M54S">
            <text:p>00:10:54</text:p>
          </table:table-cell>
        </table:table-row>
        <table:table-row table:style-name="ro1">
          <table:table-cell/>
          <table:table-cell office:value-type="time" office:time-value="PT00H16M02S">
            <text:p>00:16:02</text:p>
          </table:table-cell>
        </table:table-row>
        <table:table-row table:style-name="ro1">
          <table:table-cell/>
          <table:table-cell office:value-type="time" office:time-value="PT00H12M02S">
            <text:p>00:12:02</text:p>
          </table:table-cell>
        </table:table-row>
        <table:table-row table:style-name="ro1">
          <table:table-cell/>
          <table:table-cell office:value-type="time" office:time-value="PT00H07M29S">
            <text:p>00:07:29</text:p>
          </table:table-cell>
        </table:table-row>
        <table:table-row table:style-name="ro1">
          <table:table-cell/>
          <table:table-cell office:value-type="time" office:time-value="PT00H12M47S">
            <text:p>00:12:47</text:p>
          </table:table-cell>
        </table:table-row>
        <table:table-row table:style-name="ro1">
          <table:table-cell/>
          <table:table-cell office:value-type="time" office:time-value="PT00H19M29S">
            <text:p>00:19:29</text:p>
          </table:table-cell>
        </table:table-row>
        <table:table-row table:style-name="ro1">
          <table:table-cell/>
          <table:table-cell office:value-type="time" office:time-value="PT00H19M35S">
            <text:p>00:19:35</text:p>
          </table:table-cell>
        </table:table-row>
        <table:table-row table:style-name="ro1">
          <table:table-cell/>
          <table:table-cell office:value-type="time" office:time-value="PT00H24M24S">
            <text:p>00:24:24</text:p>
          </table:table-cell>
        </table:table-row>
        <table:table-row table:style-name="ro1">
          <table:table-cell/>
          <table:table-cell office:value-type="time" office:time-value="PT00H16M03S">
            <text:p>00:16:03</text:p>
          </table:table-cell>
        </table:table-row>
        <table:table-row table:style-name="ro1">
          <table:table-cell/>
          <table:table-cell office:value-type="time" office:time-value="PT00H23M00S">
            <text:p>00:23:00</text:p>
          </table:table-cell>
        </table:table-row>
        <table:table-row table:style-name="ro1">
          <table:table-cell/>
          <table:table-cell office:value-type="time" office:time-value="PT00H09M05S">
            <text:p>00:09:05</text:p>
          </table:table-cell>
        </table:table-row>
        <table:table-row table:style-name="ro1">
          <table:table-cell/>
          <table:table-cell office:value-type="time" office:time-value="PT00H02M21S">
            <text:p>00:02:21</text:p>
          </table:table-cell>
        </table:table-row>
        <table:table-row table:style-name="ro1">
          <table:table-cell/>
          <table:table-cell office:value-type="time" office:time-value="PT00H02M06S">
            <text:p>00:02:06</text:p>
          </table:table-cell>
        </table:table-row>
        <table:table-row table:style-name="ro1">
          <table:table-cell/>
          <table:table-cell office:value-type="time" office:time-value="PT00H21M03S">
            <text:p>00:21:03</text:p>
          </table:table-cell>
        </table:table-row>
        <table:table-row table:style-name="ro1">
          <table:table-cell/>
          <table:table-cell office:value-type="time" office:time-value="PT00H14M32S">
            <text:p>00:14:32</text:p>
          </table:table-cell>
        </table:table-row>
        <table:table-row table:style-name="ro1">
          <table:table-cell/>
          <table:table-cell office:value-type="time" office:time-value="PT00H14M32S">
            <text:p>00:14:32</text:p>
          </table:table-cell>
        </table:table-row>
        <table:table-row table:style-name="ro1">
          <table:table-cell/>
          <table:table-cell office:value-type="time" office:time-value="PT00H14M12S">
            <text:p>00:14:12</text:p>
          </table:table-cell>
        </table:table-row>
        <table:table-row table:style-name="ro1">
          <table:table-cell/>
          <table:table-cell office:value-type="time" office:time-value="PT00H15M31S">
            <text:p>00:15:31</text:p>
          </table:table-cell>
        </table:table-row>
        <table:table-row table:style-name="ro1">
          <table:table-cell/>
          <table:table-cell office:value-type="time" office:time-value="PT00H05M50S">
            <text:p>00:05:50</text:p>
          </table:table-cell>
        </table:table-row>
        <table:table-row table:style-name="ro1">
          <table:table-cell/>
          <table:table-cell office:value-type="time" office:time-value="PT00H13M41S">
            <text:p>00:13:41</text:p>
          </table:table-cell>
        </table:table-row>
        <table:table-row table:style-name="ro1">
          <table:table-cell/>
          <table:table-cell office:value-type="time" office:time-value="PT00H04M50S">
            <text:p>00:04:50</text:p>
          </table:table-cell>
        </table:table-row>
        <table:table-row table:style-name="ro1">
          <table:table-cell/>
          <table:table-cell office:value-type="time" office:time-value="PT00H05M59S">
            <text:p>00:05:59</text:p>
          </table:table-cell>
        </table:table-row>
        <table:table-row table:style-name="ro1">
          <table:table-cell/>
          <table:table-cell office:value-type="time" office:time-value="PT00H10M09S">
            <text:p>00:10:09</text:p>
          </table:table-cell>
        </table:table-row>
        <table:table-row table:style-name="ro1">
          <table:table-cell/>
          <table:table-cell office:value-type="time" office:time-value="PT00H07M29S">
            <text:p>00:07:29</text:p>
          </table:table-cell>
        </table:table-row>
        <table:table-row table:style-name="ro1">
          <table:table-cell/>
          <table:table-cell office:value-type="time" office:time-value="PT00H25M02S">
            <text:p>00:25:02</text:p>
          </table:table-cell>
        </table:table-row>
        <table:table-row table:style-name="ro1">
          <table:table-cell/>
          <table:table-cell office:value-type="time" office:time-value="PT00H04M08S">
            <text:p>00:04:08</text:p>
          </table:table-cell>
        </table:table-row>
        <table:table-row table:style-name="ro1">
          <table:table-cell/>
          <table:table-cell office:value-type="time" office:time-value="PT00H05M42S">
            <text:p>00:05:42</text:p>
          </table:table-cell>
        </table:table-row>
        <table:table-row table:style-name="ro1">
          <table:table-cell/>
          <table:table-cell office:value-type="time" office:time-value="PT00H03M04S">
            <text:p>00:03:04</text:p>
          </table:table-cell>
        </table:table-row>
        <table:table-row table:style-name="ro1">
          <table:table-cell/>
          <table:table-cell office:value-type="time" office:time-value="PT00H10M59S">
            <text:p>00:10:59</text:p>
          </table:table-cell>
        </table:table-row>
        <table:table-row table:style-name="ro1">
          <table:table-cell/>
          <table:table-cell office:value-type="time" office:time-value="PT00H08M01S">
            <text:p>00:08:01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time" office:time-value="PT00H10M53S">
            <text:p>00:10:53</text:p>
          </table:table-cell>
        </table:table-row>
        <table:table-row table:style-name="ro1">
          <table:table-cell/>
          <table:table-cell office:value-type="time" office:time-value="PT00H02M00S">
            <text:p>00:02:00</text:p>
          </table:table-cell>
        </table:table-row>
        <table:table-row table:style-name="ro1">
          <table:table-cell/>
          <table:table-cell office:value-type="time" office:time-value="PT00H10M29S">
            <text:p>00:10:29</text:p>
          </table:table-cell>
        </table:table-row>
        <table:table-row table:style-name="ro1">
          <table:table-cell/>
          <table:table-cell office:value-type="time" office:time-value="PT00H13M21S">
            <text:p>00:13:21</text:p>
          </table:table-cell>
        </table:table-row>
        <table:table-row table:style-name="ro1">
          <table:table-cell/>
          <table:table-cell office:value-type="time" office:time-value="PT00H13M40S">
            <text:p>00:13:40</text:p>
          </table:table-cell>
        </table:table-row>
        <table:table-row table:style-name="ro1">
          <table:table-cell/>
          <table:table-cell office:value-type="time" office:time-value="PT00H08M58S">
            <text:p>00:08:58</text:p>
          </table:table-cell>
        </table:table-row>
        <table:table-row table:style-name="ro1">
          <table:table-cell/>
          <table:table-cell office:value-type="time" office:time-value="PT00H01M49S">
            <text:p>00:01:49</text:p>
          </table:table-cell>
        </table:table-row>
        <table:table-row table:style-name="ro1">
          <table:table-cell/>
          <table:table-cell office:value-type="time" office:time-value="PT00H02M40S">
            <text:p>00:02:40</text:p>
          </table:table-cell>
        </table:table-row>
        <table:table-row table:style-name="ro1">
          <table:table-cell/>
          <table:table-cell office:value-type="time" office:time-value="PT00H10M42S">
            <text:p>00:10:42</text:p>
          </table:table-cell>
        </table:table-row>
        <table:table-row table:style-name="ro1">
          <table:table-cell/>
          <table:table-cell office:value-type="time" office:time-value="PT00H06M17S">
            <text:p>00:06:17</text:p>
          </table:table-cell>
        </table:table-row>
        <table:table-row table:style-name="ro1">
          <table:table-cell/>
          <table:table-cell office:value-type="time" office:time-value="PT00H06M54S">
            <text:p>00:06:54</text:p>
          </table:table-cell>
        </table:table-row>
        <table:table-row table:style-name="ro1">
          <table:table-cell/>
          <table:table-cell office:value-type="time" office:time-value="PT00H04M03S">
            <text:p>00:04:03</text:p>
          </table:table-cell>
        </table:table-row>
        <table:table-row table:style-name="ro1">
          <table:table-cell/>
          <table:table-cell office:value-type="time" office:time-value="PT00H16M43S">
            <text:p>00:16:43</text:p>
          </table:table-cell>
        </table:table-row>
        <table:table-row table:style-name="ro1">
          <table:table-cell/>
          <table:table-cell office:value-type="time" office:time-value="PT00H05M17S">
            <text:p>00:05:17</text:p>
          </table:table-cell>
        </table:table-row>
        <table:table-row table:style-name="ro1">
          <table:table-cell/>
          <table:table-cell office:value-type="time" office:time-value="PT00H09M40S">
            <text:p>00:09:40</text:p>
          </table:table-cell>
        </table:table-row>
        <table:table-row table:style-name="ro1">
          <table:table-cell/>
          <table:table-cell office:value-type="time" office:time-value="PT00H06M30S">
            <text:p>00:06:30</text:p>
          </table:table-cell>
        </table:table-row>
        <table:table-row table:style-name="ro1">
          <table:table-cell/>
          <table:table-cell office:value-type="time" office:time-value="PT00H06M01S">
            <text:p>00:06:01</text:p>
          </table:table-cell>
        </table:table-row>
        <table:table-row table:style-name="ro1">
          <table:table-cell/>
          <table:table-cell office:value-type="time" office:time-value="PT00H18M15S">
            <text:p>00:18:15</text:p>
          </table:table-cell>
        </table:table-row>
        <table:table-row table:style-name="ro1">
          <table:table-cell/>
          <table:table-cell office:value-type="time" office:time-value="PT00H13M02S">
            <text:p>00:13:02</text:p>
          </table:table-cell>
        </table:table-row>
        <table:table-row table:style-name="ro1">
          <table:table-cell/>
          <table:table-cell office:value-type="time" office:time-value="PT00H13M28S">
            <text:p>00:13:28</text:p>
          </table:table-cell>
        </table:table-row>
        <table:table-row table:style-name="ro1">
          <table:table-cell/>
          <table:table-cell office:value-type="time" office:time-value="PT00H16M50S">
            <text:p>00:16:50</text:p>
          </table:table-cell>
        </table:table-row>
        <table:table-row table:style-name="ro1">
          <table:table-cell/>
          <table:table-cell office:value-type="time" office:time-value="PT00H38M28S">
            <text:p>00:38:28</text:p>
          </table:table-cell>
        </table:table-row>
        <table:table-row table:style-name="ro1">
          <table:table-cell/>
          <table:table-cell office:value-type="time" office:time-value="PT00H17M34S">
            <text:p>00:17:34</text:p>
          </table:table-cell>
        </table:table-row>
        <table:table-row table:style-name="ro1">
          <table:table-cell/>
          <table:table-cell office:value-type="time" office:time-value="PT00H17M25S">
            <text:p>00:17:25</text:p>
          </table:table-cell>
        </table:table-row>
        <table:table-row table:style-name="ro1">
          <table:table-cell/>
          <table:table-cell office:value-type="time" office:time-value="PT00H15M33S">
            <text:p>00:15:33</text:p>
          </table:table-cell>
        </table:table-row>
        <table:table-row table:style-name="ro1">
          <table:table-cell/>
          <table:table-cell office:value-type="time" office:time-value="PT00H16M58S">
            <text:p>00:16:58</text:p>
          </table:table-cell>
        </table:table-row>
        <table:table-row table:style-name="ro1">
          <table:table-cell/>
          <table:table-cell office:value-type="time" office:time-value="PT00H18M24S">
            <text:p>00:18:24</text:p>
          </table:table-cell>
        </table:table-row>
        <table:table-row table:style-name="ro1">
          <table:table-cell/>
          <table:table-cell office:value-type="time" office:time-value="PT00H19M19S">
            <text:p>00:19:19</text:p>
          </table:table-cell>
        </table:table-row>
        <table:table-row table:style-name="ro1">
          <table:table-cell/>
          <table:table-cell office:value-type="time" office:time-value="PT00H08M33S">
            <text:p>00:08:33</text:p>
          </table:table-cell>
        </table:table-row>
        <table:table-row table:style-name="ro1">
          <table:table-cell/>
          <table:table-cell office:value-type="time" office:time-value="PT00H03M19S">
            <text:p>00:03:19</text:p>
          </table:table-cell>
        </table:table-row>
        <table:table-row table:style-name="ro1">
          <table:table-cell/>
          <table:table-cell office:value-type="time" office:time-value="PT00H04M59S">
            <text:p>00:04:59</text:p>
          </table:table-cell>
        </table:table-row>
        <table:table-row table:style-name="ro1">
          <table:table-cell/>
          <table:table-cell office:value-type="time" office:time-value="PT00H21M31S">
            <text:p>00:21:31</text:p>
          </table:table-cell>
        </table:table-row>
        <table:table-row table:style-name="ro1">
          <table:table-cell/>
          <table:table-cell office:value-type="time" office:time-value="PT00H14M57S">
            <text:p>00:14:57</text:p>
          </table:table-cell>
        </table:table-row>
        <table:table-row table:style-name="ro1">
          <table:table-cell/>
          <table:table-cell office:value-type="time" office:time-value="PT00H19M08S">
            <text:p>00:19:08</text:p>
          </table:table-cell>
        </table:table-row>
        <table:table-row table:style-name="ro1">
          <table:table-cell/>
          <table:table-cell office:value-type="time" office:time-value="PT00H05M10S">
            <text:p>00:05:10</text:p>
          </table:table-cell>
        </table:table-row>
        <table:table-row table:style-name="ro1">
          <table:table-cell/>
          <table:table-cell office:value-type="time" office:time-value="PT00H13M06S">
            <text:p>00:13:06</text:p>
          </table:table-cell>
        </table:table-row>
        <table:table-row table:style-name="ro1">
          <table:table-cell/>
          <table:table-cell office:value-type="time" office:time-value="PT00H16M11S">
            <text:p>00:16:11</text:p>
          </table:table-cell>
        </table:table-row>
        <table:table-row table:style-name="ro1">
          <table:table-cell/>
          <table:table-cell office:value-type="time" office:time-value="PT00H30M42S">
            <text:p>00:30:42</text:p>
          </table:table-cell>
        </table:table-row>
        <table:table-row table:style-name="ro1">
          <table:table-cell/>
          <table:table-cell office:value-type="time" office:time-value="PT00H19M00S">
            <text:p>00:19:00</text:p>
          </table:table-cell>
        </table:table-row>
        <table:table-row table:style-name="ro1">
          <table:table-cell/>
          <table:table-cell office:value-type="time" office:time-value="PT00H17M32S">
            <text:p>00:17:32</text:p>
          </table:table-cell>
        </table:table-row>
        <table:table-row table:style-name="ro1">
          <table:table-cell/>
          <table:table-cell office:value-type="time" office:time-value="PT00H06M10S">
            <text:p>00:06:10</text:p>
          </table:table-cell>
        </table:table-row>
        <table:table-row table:style-name="ro1">
          <table:table-cell/>
          <table:table-cell office:value-type="time" office:time-value="PT00H21M50S">
            <text:p>00:21:50</text:p>
          </table:table-cell>
        </table:table-row>
        <table:table-row table:style-name="ro1">
          <table:table-cell/>
          <table:table-cell office:value-type="time" office:time-value="PT00H07M41S">
            <text:p>00:07:41</text:p>
          </table:table-cell>
        </table:table-row>
        <table:table-row table:style-name="ro1">
          <table:table-cell/>
          <table:table-cell office:value-type="time" office:time-value="PT00H23M37S">
            <text:p>00:23:37</text:p>
          </table:table-cell>
        </table:table-row>
        <table:table-row table:style-name="ro1">
          <table:table-cell/>
          <table:table-cell office:value-type="time" office:time-value="PT00H28M51S">
            <text:p>00:28:51</text:p>
          </table:table-cell>
        </table:table-row>
        <table:table-row table:style-name="ro1">
          <table:table-cell/>
          <table:table-cell office:value-type="time" office:time-value="PT00H24M19S">
            <text:p>00:24:19</text:p>
          </table:table-cell>
        </table:table-row>
        <table:table-row table:style-name="ro1">
          <table:table-cell/>
          <table:table-cell office:value-type="time" office:time-value="PT00H15M03S">
            <text:p>00:15:03</text:p>
          </table:table-cell>
        </table:table-row>
        <table:table-row table:style-name="ro1">
          <table:table-cell/>
          <table:table-cell office:value-type="time" office:time-value="PT00H19M01S">
            <text:p>00:19:01</text:p>
          </table:table-cell>
        </table:table-row>
        <table:table-row table:style-name="ro1">
          <table:table-cell/>
          <table:table-cell office:value-type="time" office:time-value="PT00H02M21S">
            <text:p>00:02:21</text:p>
          </table:table-cell>
        </table:table-row>
        <table:table-row table:style-name="ro1">
          <table:table-cell/>
          <table:table-cell office:value-type="time" office:time-value="PT00H20M37S">
            <text:p>00:20:37</text:p>
          </table:table-cell>
        </table:table-row>
        <table:table-row table:style-name="ro1">
          <table:table-cell/>
          <table:table-cell office:value-type="time" office:time-value="PT00H07M21S">
            <text:p>00:07:21</text:p>
          </table:table-cell>
        </table:table-row>
        <table:table-row table:style-name="ro1">
          <table:table-cell/>
          <table:table-cell office:value-type="time" office:time-value="PT00H14M36S">
            <text:p>00:14:36</text:p>
          </table:table-cell>
        </table:table-row>
        <table:table-row table:style-name="ro1">
          <table:table-cell/>
          <table:table-cell office:value-type="time" office:time-value="PT00H28M04S">
            <text:p>00:28:04</text:p>
          </table:table-cell>
        </table:table-row>
        <table:table-row table:style-name="ro1">
          <table:table-cell/>
          <table:table-cell office:value-type="time" office:time-value="PT00H16M07S">
            <text:p>00:16:07</text:p>
          </table:table-cell>
        </table:table-row>
        <table:table-row table:style-name="ro1">
          <table:table-cell/>
          <table:table-cell office:value-type="time" office:time-value="PT00H23M01S">
            <text:p>00:23:01</text:p>
          </table:table-cell>
        </table:table-row>
        <table:table-row table:style-name="ro1">
          <table:table-cell/>
          <table:table-cell office:value-type="time" office:time-value="PT00H20M11S">
            <text:p>00:20:11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24M10S">
            <text:p>00:24:10</text:p>
          </table:table-cell>
        </table:table-row>
        <table:table-row table:style-name="ro1">
          <table:table-cell/>
          <table:table-cell office:value-type="time" office:time-value="PT00H06M04S">
            <text:p>00:06:04</text:p>
          </table:table-cell>
        </table:table-row>
        <table:table-row table:style-name="ro1">
          <table:table-cell/>
          <table:table-cell office:value-type="time" office:time-value="PT00H16M48S">
            <text:p>00:16:48</text:p>
          </table:table-cell>
        </table:table-row>
        <table:table-row table:style-name="ro1">
          <table:table-cell/>
          <table:table-cell office:value-type="time" office:time-value="PT00H05M49S">
            <text:p>00:05:49</text:p>
          </table:table-cell>
        </table:table-row>
        <table:table-row table:style-name="ro1">
          <table:table-cell/>
          <table:table-cell office:value-type="time" office:time-value="PT00H02M00S">
            <text:p>00:02:00</text:p>
          </table:table-cell>
        </table:table-row>
        <table:table-row table:style-name="ro1">
          <table:table-cell/>
          <table:table-cell office:value-type="time" office:time-value="PT00H02M18S">
            <text:p>00:02:18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6M19S">
            <text:p>00:06:19</text:p>
          </table:table-cell>
        </table:table-row>
        <table:table-row table:style-name="ro1">
          <table:table-cell/>
          <table:table-cell office:value-type="time" office:time-value="PT00H12M51S">
            <text:p>00:12:51</text:p>
          </table:table-cell>
        </table:table-row>
        <table:table-row table:style-name="ro1">
          <table:table-cell/>
          <table:table-cell office:value-type="time" office:time-value="PT00H01M28S">
            <text:p>00:01:28</text:p>
          </table:table-cell>
        </table:table-row>
        <table:table-row table:style-name="ro1">
          <table:table-cell/>
          <table:table-cell office:value-type="time" office:time-value="PT00H08M36S">
            <text:p>00:08:36</text:p>
          </table:table-cell>
        </table:table-row>
        <table:table-row table:style-name="ro1">
          <table:table-cell/>
          <table:table-cell office:value-type="time" office:time-value="PT00H07M26S">
            <text:p>00:07:26</text:p>
          </table:table-cell>
        </table:table-row>
        <table:table-row table:style-name="ro1">
          <table:table-cell/>
          <table:table-cell office:value-type="time" office:time-value="PT00H20M29S">
            <text:p>00:20:29</text:p>
          </table:table-cell>
        </table:table-row>
        <table:table-row table:style-name="ro1">
          <table:table-cell/>
          <table:table-cell office:value-type="time" office:time-value="PT00H07M32S">
            <text:p>00:07:32</text:p>
          </table:table-cell>
        </table:table-row>
        <table:table-row table:style-name="ro1">
          <table:table-cell/>
          <table:table-cell office:value-type="time" office:time-value="PT00H04M54S">
            <text:p>00:04:54</text:p>
          </table:table-cell>
        </table:table-row>
        <table:table-row table:style-name="ro1">
          <table:table-cell/>
          <table:table-cell office:value-type="time" office:time-value="PT00H07M57S">
            <text:p>00:07:57</text:p>
          </table:table-cell>
        </table:table-row>
        <table:table-row table:style-name="ro1">
          <table:table-cell/>
          <table:table-cell office:value-type="time" office:time-value="PT00H03M04S">
            <text:p>00:03:04</text:p>
          </table:table-cell>
        </table:table-row>
        <table:table-row table:style-name="ro1">
          <table:table-cell/>
          <table:table-cell office:value-type="time" office:time-value="PT00H50M55S">
            <text:p>00:50:55</text:p>
          </table:table-cell>
        </table:table-row>
        <table:table-row table:style-name="ro1">
          <table:table-cell/>
          <table:table-cell office:value-type="time" office:time-value="PT00H06M48S">
            <text:p>00:06:48</text:p>
          </table:table-cell>
        </table:table-row>
        <table:table-row table:style-name="ro1">
          <table:table-cell/>
          <table:table-cell office:value-type="time" office:time-value="PT00H02M58S">
            <text:p>00:02:58</text:p>
          </table:table-cell>
        </table:table-row>
        <table:table-row table:style-name="ro1">
          <table:table-cell/>
          <table:table-cell office:value-type="time" office:time-value="PT00H15M32S">
            <text:p>00:15:32</text:p>
          </table:table-cell>
        </table:table-row>
        <table:table-row table:style-name="ro1">
          <table:table-cell/>
          <table:table-cell office:value-type="time" office:time-value="PT00H07M12S">
            <text:p>00:07:12</text:p>
          </table:table-cell>
        </table:table-row>
        <table:table-row table:style-name="ro1">
          <table:table-cell/>
          <table:table-cell office:value-type="time" office:time-value="PT00H27M47S">
            <text:p>00:27:47</text:p>
          </table:table-cell>
        </table:table-row>
        <table:table-row table:style-name="ro1">
          <table:table-cell/>
          <table:table-cell office:value-type="time" office:time-value="PT00H10M52S">
            <text:p>00:10:52</text:p>
          </table:table-cell>
        </table:table-row>
        <table:table-row table:style-name="ro1">
          <table:table-cell/>
          <table:table-cell office:value-type="time" office:time-value="PT00H02M35S">
            <text:p>00:02:35</text:p>
          </table:table-cell>
        </table:table-row>
        <table:table-row table:style-name="ro1">
          <table:table-cell/>
          <table:table-cell office:value-type="time" office:time-value="PT00H03M00S">
            <text:p>00:03:00</text:p>
          </table:table-cell>
        </table:table-row>
        <table:table-row table:style-name="ro1">
          <table:table-cell/>
          <table:table-cell office:value-type="time" office:time-value="PT00H02M59S">
            <text:p>00:02:59</text:p>
          </table:table-cell>
        </table:table-row>
        <table:table-row table:style-name="ro1">
          <table:table-cell/>
          <table:table-cell office:value-type="time" office:time-value="PT00H16M57S">
            <text:p>00:16:57</text:p>
          </table:table-cell>
        </table:table-row>
        <table:table-row table:style-name="ro1">
          <table:table-cell/>
          <table:table-cell office:value-type="time" office:time-value="PT00H15M31S">
            <text:p>00:15:31</text:p>
          </table:table-cell>
        </table:table-row>
        <table:table-row table:style-name="ro1">
          <table:table-cell/>
          <table:table-cell office:value-type="time" office:time-value="PT00H01M50S">
            <text:p>00:01:50</text:p>
          </table:table-cell>
        </table:table-row>
        <table:table-row table:style-name="ro1">
          <table:table-cell/>
          <table:table-cell office:value-type="time" office:time-value="PT00H17M32S">
            <text:p>00:17:32</text:p>
          </table:table-cell>
        </table:table-row>
        <table:table-row table:style-name="ro1">
          <table:table-cell/>
          <table:table-cell office:value-type="time" office:time-value="PT00H01M30S">
            <text:p>00:01:30</text:p>
          </table:table-cell>
        </table:table-row>
        <table:table-row table:style-name="ro1">
          <table:table-cell/>
          <table:table-cell office:value-type="time" office:time-value="PT00H14M59S">
            <text:p>00:14:59</text:p>
          </table:table-cell>
        </table:table-row>
        <table:table-row table:style-name="ro1">
          <table:table-cell/>
          <table:table-cell office:value-type="time" office:time-value="PT00H12M04S">
            <text:p>00:12:04</text:p>
          </table:table-cell>
        </table:table-row>
        <table:table-row table:style-name="ro1">
          <table:table-cell/>
          <table:table-cell office:value-type="time" office:time-value="PT00H11M00S">
            <text:p>00:11:00</text:p>
          </table:table-cell>
        </table:table-row>
        <table:table-row table:style-name="ro1">
          <table:table-cell/>
          <table:table-cell office:value-type="time" office:time-value="PT00H15M06S">
            <text:p>00:15:06</text:p>
          </table:table-cell>
        </table:table-row>
        <table:table-row table:style-name="ro1">
          <table:table-cell/>
          <table:table-cell office:value-type="time" office:time-value="PT00H13M38S">
            <text:p>00:13:38</text:p>
          </table:table-cell>
        </table:table-row>
        <table:table-row table:style-name="ro1">
          <table:table-cell/>
          <table:table-cell office:value-type="time" office:time-value="PT00H08M57S">
            <text:p>00:08:57</text:p>
          </table:table-cell>
        </table:table-row>
        <table:table-row table:style-name="ro1">
          <table:table-cell/>
          <table:table-cell office:value-type="time" office:time-value="PT00H07M39S">
            <text:p>00:07:39</text:p>
          </table:table-cell>
        </table:table-row>
        <table:table-row table:style-name="ro1">
          <table:table-cell/>
          <table:table-cell office:value-type="time" office:time-value="PT00H55M15S">
            <text:p>00:55:15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1M30S">
            <text:p>00:01:30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14M47S">
            <text:p>00:14:47</text:p>
          </table:table-cell>
        </table:table-row>
        <table:table-row table:style-name="ro1">
          <table:table-cell/>
          <table:table-cell office:value-type="time" office:time-value="PT00H26M16S">
            <text:p>00:26:16</text:p>
          </table:table-cell>
        </table:table-row>
        <table:table-row table:style-name="ro1">
          <table:table-cell/>
          <table:table-cell office:value-type="time" office:time-value="PT00H11M51S">
            <text:p>00:11:51</text:p>
          </table:table-cell>
        </table:table-row>
        <table:table-row table:style-name="ro1">
          <table:table-cell/>
          <table:table-cell office:value-type="time" office:time-value="PT00H12M10S">
            <text:p>00:12:10</text:p>
          </table:table-cell>
        </table:table-row>
        <table:table-row table:style-name="ro1">
          <table:table-cell/>
          <table:table-cell office:value-type="time" office:time-value="PT00H11M36S">
            <text:p>00:11:36</text:p>
          </table:table-cell>
        </table:table-row>
        <table:table-row table:style-name="ro1">
          <table:table-cell/>
          <table:table-cell office:value-type="time" office:time-value="PT00H16M07S">
            <text:p>00:16:07</text:p>
          </table:table-cell>
        </table:table-row>
        <table:table-row table:style-name="ro1">
          <table:table-cell/>
          <table:table-cell office:value-type="time" office:time-value="PT00H08M53S">
            <text:p>00:08:53</text:p>
          </table:table-cell>
        </table:table-row>
        <table:table-row table:style-name="ro1">
          <table:table-cell/>
          <table:table-cell office:value-type="time" office:time-value="PT00H09M25S">
            <text:p>00:09:25</text:p>
          </table:table-cell>
        </table:table-row>
        <table:table-row table:style-name="ro1">
          <table:table-cell/>
          <table:table-cell office:value-type="time" office:time-value="PT00H14M56S">
            <text:p>00:14:56</text:p>
          </table:table-cell>
        </table:table-row>
        <table:table-row table:style-name="ro1">
          <table:table-cell/>
          <table:table-cell office:value-type="time" office:time-value="PT00H08M28S">
            <text:p>00:08:28</text:p>
          </table:table-cell>
        </table:table-row>
        <table:table-row table:style-name="ro1">
          <table:table-cell/>
          <table:table-cell office:value-type="time" office:time-value="PT00H15M44S">
            <text:p>00:15:44</text:p>
          </table:table-cell>
        </table:table-row>
        <table:table-row table:style-name="ro1">
          <table:table-cell/>
          <table:table-cell office:value-type="time" office:time-value="PT00H15M16S">
            <text:p>00:15:16</text:p>
          </table:table-cell>
        </table:table-row>
        <table:table-row table:style-name="ro1">
          <table:table-cell/>
          <table:table-cell office:value-type="time" office:time-value="PT00H10M03S">
            <text:p>00:10:03</text:p>
          </table:table-cell>
        </table:table-row>
        <table:table-row table:style-name="ro1">
          <table:table-cell/>
          <table:table-cell office:value-type="time" office:time-value="PT00H11M16S">
            <text:p>00:11:16</text:p>
          </table:table-cell>
        </table:table-row>
        <table:table-row table:style-name="ro1">
          <table:table-cell/>
          <table:table-cell office:value-type="time" office:time-value="PT00H13M37S">
            <text:p>00:13:37</text:p>
          </table:table-cell>
        </table:table-row>
        <table:table-row table:style-name="ro1">
          <table:table-cell/>
          <table:table-cell office:value-type="time" office:time-value="PT00H09M19S">
            <text:p>00:09:19</text:p>
          </table:table-cell>
        </table:table-row>
        <table:table-row table:style-name="ro1">
          <table:table-cell/>
          <table:table-cell office:value-type="time" office:time-value="PT00H08M44S">
            <text:p>00:08:44</text:p>
          </table:table-cell>
        </table:table-row>
        <table:table-row table:style-name="ro1">
          <table:table-cell/>
          <table:table-cell office:value-type="time" office:time-value="PT00H11M56S">
            <text:p>00:11:56</text:p>
          </table:table-cell>
        </table:table-row>
        <table:table-row table:style-name="ro1">
          <table:table-cell/>
          <table:table-cell office:value-type="time" office:time-value="PT00H08M51S">
            <text:p>00:08:51</text:p>
          </table:table-cell>
        </table:table-row>
        <table:table-row table:style-name="ro1">
          <table:table-cell/>
          <table:table-cell office:value-type="time" office:time-value="PT00H13M59S">
            <text:p>00:13:59</text:p>
          </table:table-cell>
        </table:table-row>
        <table:table-row table:style-name="ro1">
          <table:table-cell/>
          <table:table-cell office:value-type="time" office:time-value="PT00H12M43S">
            <text:p>00:12:43</text:p>
          </table:table-cell>
        </table:table-row>
        <table:table-row table:style-name="ro1">
          <table:table-cell/>
          <table:table-cell office:value-type="time" office:time-value="PT00H10M28S">
            <text:p>00:10:28</text:p>
          </table:table-cell>
        </table:table-row>
        <table:table-row table:style-name="ro1">
          <table:table-cell/>
          <table:table-cell office:value-type="time" office:time-value="PT00H08M47S">
            <text:p>00:08:47</text:p>
          </table:table-cell>
        </table:table-row>
        <table:table-row table:style-name="ro1">
          <table:table-cell/>
          <table:table-cell office:value-type="time" office:time-value="PT00H11M34S">
            <text:p>00:11:34</text:p>
          </table:table-cell>
        </table:table-row>
        <table:table-row table:style-name="ro1">
          <table:table-cell/>
          <table:table-cell office:value-type="time" office:time-value="PT00H17M33S">
            <text:p>00:17:33</text:p>
          </table:table-cell>
        </table:table-row>
        <table:table-row table:style-name="ro1">
          <table:table-cell/>
          <table:table-cell office:value-type="time" office:time-value="PT00H14M47S">
            <text:p>00:14:47</text:p>
          </table:table-cell>
        </table:table-row>
        <table:table-row table:style-name="ro1">
          <table:table-cell/>
          <table:table-cell office:value-type="time" office:time-value="PT00H08M39S">
            <text:p>00:08:39</text:p>
          </table:table-cell>
        </table:table-row>
        <table:table-row table:style-name="ro1">
          <table:table-cell/>
          <table:table-cell office:value-type="time" office:time-value="PT00H11M42S">
            <text:p>00:11:42</text:p>
          </table:table-cell>
        </table:table-row>
        <table:table-row table:style-name="ro1">
          <table:table-cell/>
          <table:table-cell office:value-type="time" office:time-value="PT00H08M19S">
            <text:p>00:08:19</text:p>
          </table:table-cell>
        </table:table-row>
        <table:table-row table:style-name="ro1">
          <table:table-cell/>
          <table:table-cell office:value-type="time" office:time-value="PT00H12M20S">
            <text:p>00:12:20</text:p>
          </table:table-cell>
        </table:table-row>
        <table:table-row table:style-name="ro1">
          <table:table-cell/>
          <table:table-cell office:value-type="time" office:time-value="PT00H14M12S">
            <text:p>00:14:12</text:p>
          </table:table-cell>
        </table:table-row>
        <table:table-row table:style-name="ro1">
          <table:table-cell/>
          <table:table-cell office:value-type="time" office:time-value="PT00H08M27S">
            <text:p>00:08:27</text:p>
          </table:table-cell>
        </table:table-row>
        <table:table-row table:style-name="ro1">
          <table:table-cell/>
          <table:table-cell office:value-type="time" office:time-value="PT00H13M12S">
            <text:p>00:13:12</text:p>
          </table:table-cell>
        </table:table-row>
        <table:table-row table:style-name="ro1">
          <table:table-cell/>
          <table:table-cell office:value-type="time" office:time-value="PT00H06M19S">
            <text:p>00:06:19</text:p>
          </table:table-cell>
        </table:table-row>
        <table:table-row table:style-name="ro1">
          <table:table-cell/>
          <table:table-cell office:value-type="time" office:time-value="PT00H14M15S">
            <text:p>00:14:15</text:p>
          </table:table-cell>
        </table:table-row>
        <table:table-row table:style-name="ro1">
          <table:table-cell/>
          <table:table-cell office:value-type="time" office:time-value="PT00H15M26S">
            <text:p>00:15:26</text:p>
          </table:table-cell>
        </table:table-row>
        <table:table-row table:style-name="ro1">
          <table:table-cell/>
          <table:table-cell office:value-type="time" office:time-value="PT00H10M31S">
            <text:p>00:10:31</text:p>
          </table:table-cell>
        </table:table-row>
        <table:table-row table:style-name="ro1">
          <table:table-cell/>
          <table:table-cell office:value-type="time" office:time-value="PT00H15M15S">
            <text:p>00:15:15</text:p>
          </table:table-cell>
        </table:table-row>
        <table:table-row table:style-name="ro1">
          <table:table-cell/>
          <table:table-cell office:value-type="time" office:time-value="PT00H14M22S">
            <text:p>00:14:22</text:p>
          </table:table-cell>
        </table:table-row>
        <table:table-row table:style-name="ro1">
          <table:table-cell/>
          <table:table-cell office:value-type="time" office:time-value="PT00H11M20S">
            <text:p>00:11:20</text:p>
          </table:table-cell>
        </table:table-row>
        <table:table-row table:style-name="ro1">
          <table:table-cell/>
          <table:table-cell office:value-type="time" office:time-value="PT00H07M45S">
            <text:p>00:07:45</text:p>
          </table:table-cell>
        </table:table-row>
        <table:table-row table:style-name="ro1">
          <table:table-cell/>
          <table:table-cell office:value-type="time" office:time-value="PT00H05M11S">
            <text:p>00:05:11</text:p>
          </table:table-cell>
        </table:table-row>
        <table:table-row table:style-name="ro1">
          <table:table-cell/>
          <table:table-cell office:value-type="time" office:time-value="PT00H17M28S">
            <text:p>00:17:28</text:p>
          </table:table-cell>
        </table:table-row>
        <table:table-row table:style-name="ro1">
          <table:table-cell/>
          <table:table-cell office:value-type="time" office:time-value="PT00H23M14S">
            <text:p>00:23:14</text:p>
          </table:table-cell>
        </table:table-row>
        <table:table-row table:style-name="ro1">
          <table:table-cell/>
          <table:table-cell office:value-type="time" office:time-value="PT00H14M20S">
            <text:p>00:14:20</text:p>
          </table:table-cell>
        </table:table-row>
        <table:table-row table:style-name="ro1">
          <table:table-cell/>
          <table:table-cell office:value-type="time" office:time-value="PT00H11M29S">
            <text:p>00:11:29</text:p>
          </table:table-cell>
        </table:table-row>
        <table:table-row table:style-name="ro1">
          <table:table-cell/>
          <table:table-cell office:value-type="time" office:time-value="PT00H16M25S">
            <text:p>00:16:25</text:p>
          </table:table-cell>
        </table:table-row>
        <table:table-row table:style-name="ro1">
          <table:table-cell/>
          <table:table-cell office:value-type="time" office:time-value="PT00H12M49S">
            <text:p>00:12:49</text:p>
          </table:table-cell>
        </table:table-row>
        <table:table-row table:style-name="ro1">
          <table:table-cell/>
          <table:table-cell office:value-type="time" office:time-value="PT00H17M16S">
            <text:p>00:17:16</text:p>
          </table:table-cell>
        </table:table-row>
        <table:table-row table:style-name="ro1">
          <table:table-cell/>
          <table:table-cell office:value-type="time" office:time-value="PT00H11M47S">
            <text:p>00:11:47</text:p>
          </table:table-cell>
        </table:table-row>
        <table:table-row table:style-name="ro1">
          <table:table-cell/>
          <table:table-cell office:value-type="time" office:time-value="PT00H07M27S">
            <text:p>00:07:27</text:p>
          </table:table-cell>
        </table:table-row>
        <table:table-row table:style-name="ro1">
          <table:table-cell/>
          <table:table-cell office:value-type="time" office:time-value="PT00H16M12S">
            <text:p>00:16:12</text:p>
          </table:table-cell>
        </table:table-row>
        <table:table-row table:style-name="ro1">
          <table:table-cell/>
          <table:table-cell office:value-type="time" office:time-value="PT00H16M05S">
            <text:p>00:16:05</text:p>
          </table:table-cell>
        </table:table-row>
        <table:table-row table:style-name="ro1">
          <table:table-cell/>
          <table:table-cell office:value-type="time" office:time-value="PT00H24M46S">
            <text:p>00:24:46</text:p>
          </table:table-cell>
        </table:table-row>
        <table:table-row table:style-name="ro1">
          <table:table-cell/>
          <table:table-cell office:value-type="time" office:time-value="PT00H09M14S">
            <text:p>00:09:14</text:p>
          </table:table-cell>
        </table:table-row>
        <table:table-row table:style-name="ro1">
          <table:table-cell/>
          <table:table-cell office:value-type="time" office:time-value="PT00H11M43S">
            <text:p>00:11:43</text:p>
          </table:table-cell>
        </table:table-row>
        <table:table-row table:style-name="ro1">
          <table:table-cell/>
          <table:table-cell office:value-type="time" office:time-value="PT00H17M02S">
            <text:p>00:17:02</text:p>
          </table:table-cell>
        </table:table-row>
        <table:table-row table:style-name="ro1">
          <table:table-cell/>
          <table:table-cell office:value-type="time" office:time-value="PT00H09M16S">
            <text:p>00:09:16</text:p>
          </table:table-cell>
        </table:table-row>
        <table:table-row table:style-name="ro1">
          <table:table-cell/>
          <table:table-cell office:value-type="time" office:time-value="PT00H09M10S">
            <text:p>00:09:10</text:p>
          </table:table-cell>
        </table:table-row>
        <table:table-row table:style-name="ro1">
          <table:table-cell/>
          <table:table-cell office:value-type="time" office:time-value="PT00H09M10S">
            <text:p>00:09:10</text:p>
          </table:table-cell>
        </table:table-row>
        <table:table-row table:style-name="ro1">
          <table:table-cell/>
          <table:table-cell office:value-type="time" office:time-value="PT00H11M06S">
            <text:p>00:11:06</text:p>
          </table:table-cell>
        </table:table-row>
        <table:table-row table:style-name="ro1">
          <table:table-cell/>
          <table:table-cell office:value-type="time" office:time-value="PT00H18M12S">
            <text:p>00:18:12</text:p>
          </table:table-cell>
        </table:table-row>
        <table:table-row table:style-name="ro1">
          <table:table-cell/>
          <table:table-cell office:value-type="time" office:time-value="PT00H17M54S">
            <text:p>00:17:54</text:p>
          </table:table-cell>
        </table:table-row>
        <table:table-row table:style-name="ro1">
          <table:table-cell/>
          <table:table-cell office:value-type="time" office:time-value="PT01H03M31S">
            <text:p>01:03:31</text:p>
          </table:table-cell>
        </table:table-row>
        <table:table-row table:style-name="ro1">
          <table:table-cell/>
          <table:table-cell office:value-type="time" office:time-value="PT00H17M06S">
            <text:p>00:17:06</text:p>
          </table:table-cell>
        </table:table-row>
        <table:table-row table:style-name="ro1">
          <table:table-cell/>
          <table:table-cell office:value-type="time" office:time-value="PT00H08M06S">
            <text:p>00:08:06</text:p>
          </table:table-cell>
        </table:table-row>
        <table:table-row table:style-name="ro1">
          <table:table-cell/>
          <table:table-cell office:value-type="time" office:time-value="PT00H10M42S">
            <text:p>00:10:42</text:p>
          </table:table-cell>
        </table:table-row>
        <table:table-row table:style-name="ro1">
          <table:table-cell/>
          <table:table-cell office:value-type="time" office:time-value="PT00H09M25S">
            <text:p>00:09:25</text:p>
          </table:table-cell>
        </table:table-row>
        <table:table-row table:style-name="ro1">
          <table:table-cell/>
          <table:table-cell office:value-type="time" office:time-value="PT00H14M58S">
            <text:p>00:14:58</text:p>
          </table:table-cell>
        </table:table-row>
        <table:table-row table:style-name="ro1">
          <table:table-cell/>
          <table:table-cell office:value-type="time" office:time-value="PT00H13M25S">
            <text:p>00:13:25</text:p>
          </table:table-cell>
        </table:table-row>
        <table:table-row table:style-name="ro1">
          <table:table-cell/>
          <table:table-cell office:value-type="time" office:time-value="PT00H14M17S">
            <text:p>00:14:17</text:p>
          </table:table-cell>
        </table:table-row>
        <table:table-row table:style-name="ro1">
          <table:table-cell/>
          <table:table-cell office:value-type="time" office:time-value="PT00H13M01S">
            <text:p>00:13:01</text:p>
          </table:table-cell>
        </table:table-row>
        <table:table-row table:style-name="ro1">
          <table:table-cell/>
          <table:table-cell office:value-type="time" office:time-value="PT00H06M47S">
            <text:p>00:06:47</text:p>
          </table:table-cell>
        </table:table-row>
        <table:table-row table:style-name="ro1">
          <table:table-cell/>
          <table:table-cell office:value-type="time" office:time-value="PT00H09M33S">
            <text:p>00:09:33</text:p>
          </table:table-cell>
        </table:table-row>
        <table:table-row table:style-name="ro1">
          <table:table-cell/>
          <table:table-cell office:value-type="time" office:time-value="PT00H11M38S">
            <text:p>00:11:38</text:p>
          </table:table-cell>
        </table:table-row>
        <table:table-row table:style-name="ro1">
          <table:table-cell/>
          <table:table-cell office:value-type="time" office:time-value="PT00H21M57S">
            <text:p>00:21:57</text:p>
          </table:table-cell>
        </table:table-row>
        <table:table-row table:style-name="ro1">
          <table:table-cell/>
          <table:table-cell office:value-type="time" office:time-value="PT00H11M06S">
            <text:p>00:11:06</text:p>
          </table:table-cell>
        </table:table-row>
        <table:table-row table:style-name="ro1">
          <table:table-cell/>
          <table:table-cell office:value-type="time" office:time-value="PT00H14M05S">
            <text:p>00:14:05</text:p>
          </table:table-cell>
        </table:table-row>
        <table:table-row table:style-name="ro1">
          <table:table-cell/>
          <table:table-cell office:value-type="time" office:time-value="PT00H07M48S">
            <text:p>00:07:48</text:p>
          </table:table-cell>
        </table:table-row>
        <table:table-row table:style-name="ro1">
          <table:table-cell/>
          <table:table-cell office:value-type="time" office:time-value="PT00H15M25S">
            <text:p>00:15:25</text:p>
          </table:table-cell>
        </table:table-row>
        <table:table-row table:style-name="ro1">
          <table:table-cell/>
          <table:table-cell office:value-type="time" office:time-value="PT00H08M01S">
            <text:p>00:08:01</text:p>
          </table:table-cell>
        </table:table-row>
        <table:table-row table:style-name="ro1">
          <table:table-cell/>
          <table:table-cell office:value-type="time" office:time-value="PT00H14M58S">
            <text:p>00:14:58</text:p>
          </table:table-cell>
        </table:table-row>
        <table:table-row table:style-name="ro1">
          <table:table-cell/>
          <table:table-cell office:value-type="time" office:time-value="PT00H14M15S">
            <text:p>00:14:15</text:p>
          </table:table-cell>
        </table:table-row>
        <table:table-row table:style-name="ro1">
          <table:table-cell/>
          <table:table-cell office:value-type="time" office:time-value="PT00H19M31S">
            <text:p>00:19:31</text:p>
          </table:table-cell>
        </table:table-row>
        <table:table-row table:style-name="ro1">
          <table:table-cell/>
          <table:table-cell office:value-type="time" office:time-value="PT00H16M41S">
            <text:p>00:16:41</text:p>
          </table:table-cell>
        </table:table-row>
        <table:table-row table:style-name="ro1">
          <table:table-cell/>
          <table:table-cell office:value-type="time" office:time-value="PT00H07M45S">
            <text:p>00:07:45</text:p>
          </table:table-cell>
        </table:table-row>
        <table:table-row table:style-name="ro1">
          <table:table-cell/>
          <table:table-cell office:value-type="time" office:time-value="PT00H02M30S">
            <text:p>00:02:30</text:p>
          </table:table-cell>
        </table:table-row>
        <table:table-row table:style-name="ro1">
          <table:table-cell/>
          <table:table-cell office:value-type="time" office:time-value="PT00H08M18S">
            <text:p>00:08:18</text:p>
          </table:table-cell>
        </table:table-row>
        <table:table-row table:style-name="ro1">
          <table:table-cell/>
          <table:table-cell office:value-type="time" office:time-value="PT00H19M04S">
            <text:p>00:19:04</text:p>
          </table:table-cell>
        </table:table-row>
        <table:table-row table:style-name="ro1">
          <table:table-cell/>
          <table:table-cell office:value-type="time" office:time-value="PT00H12M57S">
            <text:p>00:12:57</text:p>
          </table:table-cell>
        </table:table-row>
        <table:table-row table:style-name="ro1">
          <table:table-cell/>
          <table:table-cell office:value-type="time" office:time-value="PT00H13M15S">
            <text:p>00:13:15</text:p>
          </table:table-cell>
        </table:table-row>
        <table:table-row table:style-name="ro1">
          <table:table-cell/>
          <table:table-cell office:value-type="time" office:time-value="PT00H12M28S">
            <text:p>00:12:28</text:p>
          </table:table-cell>
        </table:table-row>
        <table:table-row table:style-name="ro1">
          <table:table-cell/>
          <table:table-cell office:value-type="time" office:time-value="PT00H11M02S">
            <text:p>00:11:02</text:p>
          </table:table-cell>
        </table:table-row>
        <table:table-row table:style-name="ro1">
          <table:table-cell/>
          <table:table-cell office:value-type="time" office:time-value="PT00H10M44S">
            <text:p>00:10:44</text:p>
          </table:table-cell>
        </table:table-row>
        <table:table-row table:style-name="ro1">
          <table:table-cell/>
          <table:table-cell office:value-type="time" office:time-value="PT00H09M59S">
            <text:p>00:09:59</text:p>
          </table:table-cell>
        </table:table-row>
        <table:table-row table:style-name="ro1">
          <table:table-cell/>
          <table:table-cell office:value-type="time" office:time-value="PT00H14M31S">
            <text:p>00:14:31</text:p>
          </table:table-cell>
        </table:table-row>
        <table:table-row table:style-name="ro1">
          <table:table-cell/>
          <table:table-cell office:value-type="time" office:time-value="PT00H09M57S">
            <text:p>00:09:57</text:p>
          </table:table-cell>
        </table:table-row>
        <table:table-row table:style-name="ro1">
          <table:table-cell/>
          <table:table-cell office:value-type="time" office:time-value="PT00H05M05S">
            <text:p>00:05:05</text:p>
          </table:table-cell>
        </table:table-row>
        <table:table-row table:style-name="ro1">
          <table:table-cell/>
          <table:table-cell office:value-type="time" office:time-value="PT00H08M20S">
            <text:p>00:08:20</text:p>
          </table:table-cell>
        </table:table-row>
        <table:table-row table:style-name="ro1">
          <table:table-cell/>
          <table:table-cell office:value-type="time" office:time-value="PT00H10M54S">
            <text:p>00:10:54</text:p>
          </table:table-cell>
        </table:table-row>
        <table:table-row table:style-name="ro1">
          <table:table-cell/>
          <table:table-cell office:value-type="time" office:time-value="PT00H19M52S">
            <text:p>00:19:52</text:p>
          </table:table-cell>
        </table:table-row>
        <table:table-row table:style-name="ro1">
          <table:table-cell/>
          <table:table-cell office:value-type="time" office:time-value="PT00H13M46S">
            <text:p>00:13:46</text:p>
          </table:table-cell>
        </table:table-row>
        <table:table-row table:style-name="ro1">
          <table:table-cell/>
          <table:table-cell office:value-type="time" office:time-value="PT00H11M11S">
            <text:p>00:11:11</text:p>
          </table:table-cell>
        </table:table-row>
        <table:table-row table:style-name="ro1">
          <table:table-cell/>
          <table:table-cell office:value-type="time" office:time-value="PT00H16M44S">
            <text:p>00:16:44</text:p>
          </table:table-cell>
        </table:table-row>
        <table:table-row table:style-name="ro1">
          <table:table-cell/>
          <table:table-cell office:value-type="time" office:time-value="PT00H11M29S">
            <text:p>00:11:29</text:p>
          </table:table-cell>
        </table:table-row>
        <table:table-row table:style-name="ro1">
          <table:table-cell/>
          <table:table-cell office:value-type="time" office:time-value="PT00H03M59S">
            <text:p>00:03:59</text:p>
          </table:table-cell>
        </table:table-row>
        <table:table-row table:style-name="ro1">
          <table:table-cell/>
          <table:table-cell office:value-type="time" office:time-value="PT00H10M19S">
            <text:p>00:10:19</text:p>
          </table:table-cell>
        </table:table-row>
        <table:table-row table:style-name="ro1">
          <table:table-cell/>
          <table:table-cell office:value-type="time" office:time-value="PT00H10M21S">
            <text:p>00:10:21</text:p>
          </table:table-cell>
        </table:table-row>
        <table:table-row table:style-name="ro1">
          <table:table-cell/>
          <table:table-cell office:value-type="time" office:time-value="PT00H20M05S">
            <text:p>00:20:05</text:p>
          </table:table-cell>
        </table:table-row>
        <table:table-row table:style-name="ro1">
          <table:table-cell/>
          <table:table-cell office:value-type="time" office:time-value="PT00H15M47S">
            <text:p>00:15:47</text:p>
          </table:table-cell>
        </table:table-row>
        <table:table-row table:style-name="ro1">
          <table:table-cell/>
          <table:table-cell office:value-type="time" office:time-value="PT00H07M44S">
            <text:p>00:07:44</text:p>
          </table:table-cell>
        </table:table-row>
        <table:table-row table:style-name="ro1">
          <table:table-cell/>
          <table:table-cell office:value-type="time" office:time-value="PT00H24M51S">
            <text:p>00:24:51</text:p>
          </table:table-cell>
        </table:table-row>
        <table:table-row table:style-name="ro1">
          <table:table-cell/>
          <table:table-cell office:value-type="time" office:time-value="PT00H12M33S">
            <text:p>00:12:33</text:p>
          </table:table-cell>
        </table:table-row>
        <table:table-row table:style-name="ro1">
          <table:table-cell/>
          <table:table-cell office:value-type="time" office:time-value="PT00H26M55S">
            <text:p>00:26:55</text:p>
          </table:table-cell>
        </table:table-row>
        <table:table-row table:style-name="ro1">
          <table:table-cell/>
          <table:table-cell office:value-type="time" office:time-value="PT00H05M15S">
            <text:p>00:05:15</text:p>
          </table:table-cell>
        </table:table-row>
        <table:table-row table:style-name="ro1">
          <table:table-cell/>
          <table:table-cell office:value-type="time" office:time-value="PT00H18M13S">
            <text:p>00:18:13</text:p>
          </table:table-cell>
        </table:table-row>
        <table:table-row table:style-name="ro1">
          <table:table-cell/>
          <table:table-cell office:value-type="time" office:time-value="PT00H10M14S">
            <text:p>00:10:14</text:p>
          </table:table-cell>
        </table:table-row>
        <table:table-row table:style-name="ro1">
          <table:table-cell/>
          <table:table-cell office:value-type="time" office:time-value="PT00H09M27S">
            <text:p>00:09:27</text:p>
          </table:table-cell>
        </table:table-row>
        <table:table-row table:style-name="ro1">
          <table:table-cell/>
          <table:table-cell office:value-type="time" office:time-value="PT00H11M04S">
            <text:p>00:11:04</text:p>
          </table:table-cell>
        </table:table-row>
        <table:table-row table:style-name="ro1">
          <table:table-cell/>
          <table:table-cell office:value-type="time" office:time-value="PT00H28M51S">
            <text:p>00:28:51</text:p>
          </table:table-cell>
        </table:table-row>
        <table:table-row table:style-name="ro1">
          <table:table-cell/>
          <table:table-cell office:value-type="time" office:time-value="PT00H10M25S">
            <text:p>00:10:25</text:p>
          </table:table-cell>
        </table:table-row>
        <table:table-row table:style-name="ro1">
          <table:table-cell/>
          <table:table-cell office:value-type="time" office:time-value="PT00H16M43S">
            <text:p>00:16:43</text:p>
          </table:table-cell>
        </table:table-row>
        <table:table-row table:style-name="ro1">
          <table:table-cell/>
          <table:table-cell office:value-type="time" office:time-value="PT00H13M36S">
            <text:p>00:13:36</text:p>
          </table:table-cell>
        </table:table-row>
        <table:table-row table:style-name="ro1">
          <table:table-cell/>
          <table:table-cell office:value-type="time" office:time-value="PT00H12M18S">
            <text:p>00:12:18</text:p>
          </table:table-cell>
        </table:table-row>
        <table:table-row table:style-name="ro1">
          <table:table-cell/>
          <table:table-cell office:value-type="time" office:time-value="PT00H14M25S">
            <text:p>00:14:25</text:p>
          </table:table-cell>
        </table:table-row>
        <table:table-row table:style-name="ro1">
          <table:table-cell/>
          <table:table-cell office:value-type="time" office:time-value="PT00H13M36S">
            <text:p>00:13:36</text:p>
          </table:table-cell>
        </table:table-row>
        <table:table-row table:style-name="ro1">
          <table:table-cell/>
          <table:table-cell office:value-type="time" office:time-value="PT00H17M31S">
            <text:p>00:17:31</text:p>
          </table:table-cell>
        </table:table-row>
        <table:table-row table:style-name="ro1">
          <table:table-cell/>
          <table:table-cell office:value-type="time" office:time-value="PT00H09M35S">
            <text:p>00:09:35</text:p>
          </table:table-cell>
        </table:table-row>
        <table:table-row table:style-name="ro1">
          <table:table-cell/>
          <table:table-cell office:value-type="time" office:time-value="PT00H10M58S">
            <text:p>00:10:58</text:p>
          </table:table-cell>
        </table:table-row>
        <table:table-row table:style-name="ro1">
          <table:table-cell/>
          <table:table-cell office:value-type="time" office:time-value="PT00H08M47S">
            <text:p>00:08:47</text:p>
          </table:table-cell>
        </table:table-row>
        <table:table-row table:style-name="ro1">
          <table:table-cell/>
          <table:table-cell office:value-type="time" office:time-value="PT00H08M22S">
            <text:p>00:08:22</text:p>
          </table:table-cell>
        </table:table-row>
        <table:table-row table:style-name="ro1">
          <table:table-cell/>
          <table:table-cell office:value-type="time" office:time-value="PT00H13M56S">
            <text:p>00:13:56</text:p>
          </table:table-cell>
        </table:table-row>
        <table:table-row table:style-name="ro1">
          <table:table-cell/>
          <table:table-cell office:value-type="time" office:time-value="PT00H05M56S">
            <text:p>00:05:56</text:p>
          </table:table-cell>
        </table:table-row>
        <table:table-row table:style-name="ro1">
          <table:table-cell/>
          <table:table-cell office:value-type="time" office:time-value="PT00H09M53S">
            <text:p>00:09:53</text:p>
          </table:table-cell>
        </table:table-row>
        <table:table-row table:style-name="ro1">
          <table:table-cell/>
          <table:table-cell office:value-type="time" office:time-value="PT00H11M45S">
            <text:p>00:11:45</text:p>
          </table:table-cell>
        </table:table-row>
        <table:table-row table:style-name="ro1">
          <table:table-cell/>
          <table:table-cell office:value-type="time" office:time-value="PT00H12M16S">
            <text:p>00:12:16</text:p>
          </table:table-cell>
        </table:table-row>
        <table:table-row table:style-name="ro1">
          <table:table-cell/>
          <table:table-cell office:value-type="time" office:time-value="PT00H12M46S">
            <text:p>00:12:46</text:p>
          </table:table-cell>
        </table:table-row>
        <table:table-row table:style-name="ro1">
          <table:table-cell/>
          <table:table-cell office:value-type="time" office:time-value="PT00H09M44S">
            <text:p>00:09:44</text:p>
          </table:table-cell>
        </table:table-row>
        <table:table-row table:style-name="ro1">
          <table:table-cell/>
          <table:table-cell office:value-type="time" office:time-value="PT00H08M39S">
            <text:p>00:08:39</text:p>
          </table:table-cell>
        </table:table-row>
        <table:table-row table:style-name="ro1">
          <table:table-cell/>
          <table:table-cell office:value-type="time" office:time-value="PT00H46M21S">
            <text:p>00:46:21</text:p>
          </table:table-cell>
        </table:table-row>
        <table:table-row table:style-name="ro1">
          <table:table-cell/>
          <table:table-cell office:value-type="time" office:time-value="PT00H11M12S">
            <text:p>00:11:12</text:p>
          </table:table-cell>
        </table:table-row>
        <table:table-row table:style-name="ro1">
          <table:table-cell/>
          <table:table-cell office:value-type="time" office:time-value="PT00H14M59S">
            <text:p>00:14:59</text:p>
          </table:table-cell>
        </table:table-row>
        <table:table-row table:style-name="ro1">
          <table:table-cell/>
          <table:table-cell office:value-type="time" office:time-value="PT00H12M35S">
            <text:p>00:12:35</text:p>
          </table:table-cell>
        </table:table-row>
        <table:table-row table:style-name="ro1">
          <table:table-cell/>
          <table:table-cell office:value-type="time" office:time-value="PT00H11M53S">
            <text:p>00:11:53</text:p>
          </table:table-cell>
        </table:table-row>
        <table:table-row table:style-name="ro1">
          <table:table-cell/>
          <table:table-cell office:value-type="time" office:time-value="PT00H52M24S">
            <text:p>00:52:24</text:p>
          </table:table-cell>
        </table:table-row>
        <table:table-row table:style-name="ro1">
          <table:table-cell/>
          <table:table-cell office:value-type="time" office:time-value="PT00H13M38S">
            <text:p>00:13:38</text:p>
          </table:table-cell>
        </table:table-row>
        <table:table-row table:style-name="ro1">
          <table:table-cell/>
          <table:table-cell office:value-type="time" office:time-value="PT00H15M08S">
            <text:p>00:15:08</text:p>
          </table:table-cell>
        </table:table-row>
        <table:table-row table:style-name="ro1">
          <table:table-cell/>
          <table:table-cell office:value-type="time" office:time-value="PT00H13M43S">
            <text:p>00:13:43</text:p>
          </table:table-cell>
        </table:table-row>
        <table:table-row table:style-name="ro1">
          <table:table-cell/>
          <table:table-cell office:value-type="time" office:time-value="PT00H09M15S">
            <text:p>00:09:15</text:p>
          </table:table-cell>
        </table:table-row>
        <table:table-row table:style-name="ro1">
          <table:table-cell/>
          <table:table-cell office:value-type="time" office:time-value="PT00H07M46S">
            <text:p>00:07:46</text:p>
          </table:table-cell>
        </table:table-row>
        <table:table-row table:style-name="ro1">
          <table:table-cell/>
          <table:table-cell office:value-type="time" office:time-value="PT00H05M14S">
            <text:p>00:05:14</text:p>
          </table:table-cell>
        </table:table-row>
        <table:table-row table:style-name="ro1">
          <table:table-cell/>
          <table:table-cell office:value-type="time" office:time-value="PT00H11M15S">
            <text:p>00:11:15</text:p>
          </table:table-cell>
        </table:table-row>
        <table:table-row table:style-name="ro1">
          <table:table-cell/>
          <table:table-cell office:value-type="time" office:time-value="PT00H09M56S">
            <text:p>00:09:56</text:p>
          </table:table-cell>
        </table:table-row>
        <table:table-row table:style-name="ro1">
          <table:table-cell/>
          <table:table-cell office:value-type="time" office:time-value="PT00H06M49S">
            <text:p>00:06:49</text:p>
          </table:table-cell>
        </table:table-row>
        <table:table-row table:style-name="ro1">
          <table:table-cell/>
          <table:table-cell office:value-type="time" office:time-value="PT00H13M35S">
            <text:p>00:13:35</text:p>
          </table:table-cell>
        </table:table-row>
        <table:table-row table:style-name="ro1">
          <table:table-cell/>
          <table:table-cell office:value-type="time" office:time-value="PT00H10M57S">
            <text:p>00:10:57</text:p>
          </table:table-cell>
        </table:table-row>
        <table:table-row table:style-name="ro1">
          <table:table-cell/>
          <table:table-cell office:value-type="time" office:time-value="PT00H41M43S">
            <text:p>00:41:43</text:p>
          </table:table-cell>
        </table:table-row>
        <table:table-row table:style-name="ro1">
          <table:table-cell/>
          <table:table-cell office:value-type="time" office:time-value="PT00H15M30S">
            <text:p>00:15:30</text:p>
          </table:table-cell>
        </table:table-row>
        <table:table-row table:style-name="ro1">
          <table:table-cell/>
          <table:table-cell office:value-type="time" office:time-value="PT00H11M12S">
            <text:p>00:11:12</text:p>
          </table:table-cell>
        </table:table-row>
        <table:table-row table:style-name="ro1">
          <table:table-cell/>
          <table:table-cell office:value-type="time" office:time-value="PT00H08M50S">
            <text:p>00:08:50</text:p>
          </table:table-cell>
        </table:table-row>
        <table:table-row table:style-name="ro1">
          <table:table-cell/>
          <table:table-cell office:value-type="time" office:time-value="PT00H14M00S">
            <text:p>00:14:00</text:p>
          </table:table-cell>
        </table:table-row>
        <table:table-row table:style-name="ro1">
          <table:table-cell/>
          <table:table-cell office:value-type="time" office:time-value="PT00H14M06S">
            <text:p>00:14:06</text:p>
          </table:table-cell>
        </table:table-row>
        <table:table-row table:style-name="ro1">
          <table:table-cell/>
          <table:table-cell office:value-type="time" office:time-value="PT01H51M14S">
            <text:p>01:51:14</text:p>
          </table:table-cell>
        </table:table-row>
        <table:table-row table:style-name="ro1">
          <table:table-cell/>
          <table:table-cell office:value-type="time" office:time-value="PT00H09M27S">
            <text:p>00:09:27</text:p>
          </table:table-cell>
        </table:table-row>
        <table:table-row table:style-name="ro1">
          <table:table-cell/>
          <table:table-cell office:value-type="time" office:time-value="PT00H18M33S">
            <text:p>00:18:33</text:p>
          </table:table-cell>
        </table:table-row>
        <table:table-row table:style-name="ro1">
          <table:table-cell/>
          <table:table-cell office:value-type="time" office:time-value="PT00H16M59S">
            <text:p>00:16:59</text:p>
          </table:table-cell>
        </table:table-row>
        <table:table-row table:style-name="ro1">
          <table:table-cell/>
          <table:table-cell office:value-type="time" office:time-value="PT00H06M25S">
            <text:p>00:06:25</text:p>
          </table:table-cell>
        </table:table-row>
        <table:table-row table:style-name="ro1">
          <table:table-cell/>
          <table:table-cell office:value-type="time" office:time-value="PT00H06M38S">
            <text:p>00:06:38</text:p>
          </table:table-cell>
        </table:table-row>
        <table:table-row table:style-name="ro1">
          <table:table-cell/>
          <table:table-cell office:value-type="time" office:time-value="PT00H13M35S">
            <text:p>00:13:35</text:p>
          </table:table-cell>
        </table:table-row>
        <table:table-row table:style-name="ro1">
          <table:table-cell/>
          <table:table-cell office:value-type="time" office:time-value="PT00H11M58S">
            <text:p>00:11:58</text:p>
          </table:table-cell>
        </table:table-row>
        <table:table-row table:style-name="ro1">
          <table:table-cell/>
          <table:table-cell office:value-type="time" office:time-value="PT00H24M35S">
            <text:p>00:24:35</text:p>
          </table:table-cell>
        </table:table-row>
        <table:table-row table:style-name="ro1">
          <table:table-cell/>
          <table:table-cell office:value-type="time" office:time-value="PT00H15M09S">
            <text:p>00:15:09</text:p>
          </table:table-cell>
        </table:table-row>
        <table:table-row table:style-name="ro1">
          <table:table-cell/>
          <table:table-cell office:value-type="time" office:time-value="PT00H12M50S">
            <text:p>00:12:50</text:p>
          </table:table-cell>
        </table:table-row>
        <table:table-row table:style-name="ro1">
          <table:table-cell/>
          <table:table-cell office:value-type="time" office:time-value="PT00H07M51S">
            <text:p>00:07:51</text:p>
          </table:table-cell>
        </table:table-row>
        <table:table-row table:style-name="ro1">
          <table:table-cell/>
          <table:table-cell office:value-type="time" office:time-value="PT00H09M25S">
            <text:p>00:09:25</text:p>
          </table:table-cell>
        </table:table-row>
        <table:table-row table:style-name="ro1">
          <table:table-cell/>
          <table:table-cell office:value-type="time" office:time-value="PT00H12M22S">
            <text:p>00:12:22</text:p>
          </table:table-cell>
        </table:table-row>
        <table:table-row table:style-name="ro1">
          <table:table-cell/>
          <table:table-cell office:value-type="time" office:time-value="PT00H10M28S">
            <text:p>00:10:28</text:p>
          </table:table-cell>
        </table:table-row>
        <table:table-row table:style-name="ro1">
          <table:table-cell/>
          <table:table-cell office:value-type="time" office:time-value="PT00H07M32S">
            <text:p>00:07:32</text:p>
          </table:table-cell>
        </table:table-row>
        <table:table-row table:style-name="ro1">
          <table:table-cell/>
          <table:table-cell office:value-type="time" office:time-value="PT00H11M58S">
            <text:p>00:11:58</text:p>
          </table:table-cell>
        </table:table-row>
        <table:table-row table:style-name="ro1">
          <table:table-cell/>
          <table:table-cell office:value-type="time" office:time-value="PT00H42M59S">
            <text:p>00:42:59</text:p>
          </table:table-cell>
        </table:table-row>
        <table:table-row table:style-name="ro1">
          <table:table-cell/>
          <table:table-cell office:value-type="time" office:time-value="PT00H10M06S">
            <text:p>00:10:06</text:p>
          </table:table-cell>
        </table:table-row>
        <table:table-row table:style-name="ro1">
          <table:table-cell/>
          <table:table-cell office:value-type="time" office:time-value="PT00H21M19S">
            <text:p>00:21:19</text:p>
          </table:table-cell>
        </table:table-row>
        <table:table-row table:style-name="ro1">
          <table:table-cell/>
          <table:table-cell office:value-type="time" office:time-value="PT00H23M47S">
            <text:p>00:23:47</text:p>
          </table:table-cell>
        </table:table-row>
        <table:table-row table:style-name="ro1">
          <table:table-cell/>
          <table:table-cell office:value-type="time" office:time-value="PT00H25M03S">
            <text:p>00:25:03</text:p>
          </table:table-cell>
        </table:table-row>
        <table:table-row table:style-name="ro1">
          <table:table-cell/>
          <table:table-cell office:value-type="time" office:time-value="PT00H17M20S">
            <text:p>00:17:20</text:p>
          </table:table-cell>
        </table:table-row>
        <table:table-row table:style-name="ro1">
          <table:table-cell/>
          <table:table-cell office:value-type="time" office:time-value="PT00H26M25S">
            <text:p>00:26:25</text:p>
          </table:table-cell>
        </table:table-row>
        <table:table-row table:style-name="ro1">
          <table:table-cell/>
          <table:table-cell office:value-type="time" office:time-value="PT00H25M38S">
            <text:p>00:25:38</text:p>
          </table:table-cell>
        </table:table-row>
        <table:table-row table:style-name="ro1">
          <table:table-cell/>
          <table:table-cell office:value-type="time" office:time-value="PT00H11M59S">
            <text:p>00:11:59</text:p>
          </table:table-cell>
        </table:table-row>
        <table:table-row table:style-name="ro1">
          <table:table-cell/>
          <table:table-cell office:value-type="time" office:time-value="PT00H13M11S">
            <text:p>00:13:11</text:p>
          </table:table-cell>
        </table:table-row>
        <table:table-row table:style-name="ro1">
          <table:table-cell/>
          <table:table-cell office:value-type="time" office:time-value="PT00H13M39S">
            <text:p>00:13:39</text:p>
          </table:table-cell>
        </table:table-row>
        <table:table-row table:style-name="ro1">
          <table:table-cell/>
          <table:table-cell office:value-type="time" office:time-value="PT00H19M59S">
            <text:p>00:19:59</text:p>
          </table:table-cell>
        </table:table-row>
        <table:table-row table:style-name="ro1">
          <table:table-cell/>
          <table:table-cell office:value-type="time" office:time-value="PT00H16M00S">
            <text:p>00:16:00</text:p>
          </table:table-cell>
        </table:table-row>
        <table:table-row table:style-name="ro1">
          <table:table-cell/>
          <table:table-cell office:value-type="time" office:time-value="PT00H09M19S">
            <text:p>00:09:19</text:p>
          </table:table-cell>
        </table:table-row>
        <table:table-row table:style-name="ro1">
          <table:table-cell/>
          <table:table-cell office:value-type="time" office:time-value="PT00H12M43S">
            <text:p>00:12:43</text:p>
          </table:table-cell>
        </table:table-row>
        <table:table-row table:style-name="ro1">
          <table:table-cell/>
          <table:table-cell office:value-type="time" office:time-value="PT00H15M43S">
            <text:p>00:15:43</text:p>
          </table:table-cell>
        </table:table-row>
        <table:table-row table:style-name="ro1">
          <table:table-cell/>
          <table:table-cell office:value-type="time" office:time-value="PT00H14M22S">
            <text:p>00:14:22</text:p>
          </table:table-cell>
        </table:table-row>
        <table:table-row table:style-name="ro1">
          <table:table-cell/>
          <table:table-cell office:value-type="time" office:time-value="PT00H21M06S">
            <text:p>00:21:06</text:p>
          </table:table-cell>
        </table:table-row>
        <table:table-row table:style-name="ro1">
          <table:table-cell/>
          <table:table-cell office:value-type="time" office:time-value="PT00H16M07S">
            <text:p>00:16:07</text:p>
          </table:table-cell>
        </table:table-row>
        <table:table-row table:style-name="ro1">
          <table:table-cell/>
          <table:table-cell office:value-type="time" office:time-value="PT00H15M43S">
            <text:p>00:15:43</text:p>
          </table:table-cell>
        </table:table-row>
        <table:table-row table:style-name="ro1">
          <table:table-cell/>
          <table:table-cell office:value-type="time" office:time-value="PT00H14M55S">
            <text:p>00:14:55</text:p>
          </table:table-cell>
        </table:table-row>
        <table:table-row table:style-name="ro1">
          <table:table-cell/>
          <table:table-cell office:value-type="time" office:time-value="PT00H14M14S">
            <text:p>00:14:14</text:p>
          </table:table-cell>
        </table:table-row>
        <table:table-row table:style-name="ro1">
          <table:table-cell/>
          <table:table-cell office:value-type="time" office:time-value="PT00H17M45S">
            <text:p>00:17:45</text:p>
          </table:table-cell>
        </table:table-row>
        <table:table-row table:style-name="ro1">
          <table:table-cell/>
          <table:table-cell office:value-type="time" office:time-value="PT00H11M33S">
            <text:p>00:11:33</text:p>
          </table:table-cell>
        </table:table-row>
        <table:table-row table:style-name="ro1">
          <table:table-cell/>
          <table:table-cell office:value-type="time" office:time-value="PT00H12M27S">
            <text:p>00:12:27</text:p>
          </table:table-cell>
        </table:table-row>
        <table:table-row table:style-name="ro1">
          <table:table-cell/>
          <table:table-cell office:value-type="time" office:time-value="PT00H10M04S">
            <text:p>00:10:04</text:p>
          </table:table-cell>
        </table:table-row>
        <table:table-row table:style-name="ro1">
          <table:table-cell/>
          <table:table-cell office:value-type="time" office:time-value="PT00H11M54S">
            <text:p>00:11:54</text:p>
          </table:table-cell>
        </table:table-row>
        <table:table-row table:style-name="ro1">
          <table:table-cell/>
          <table:table-cell office:value-type="time" office:time-value="PT00H10M38S">
            <text:p>00:10:38</text:p>
          </table:table-cell>
        </table:table-row>
        <table:table-row table:style-name="ro1">
          <table:table-cell/>
          <table:table-cell office:value-type="time" office:time-value="PT00H12M21S">
            <text:p>00:12:21</text:p>
          </table:table-cell>
        </table:table-row>
        <table:table-row table:style-name="ro1">
          <table:table-cell/>
          <table:table-cell office:value-type="time" office:time-value="PT00H07M51S">
            <text:p>00:07:51</text:p>
          </table:table-cell>
        </table:table-row>
        <table:table-row table:style-name="ro1">
          <table:table-cell/>
          <table:table-cell office:value-type="time" office:time-value="PT00H11M54S">
            <text:p>00:11:54</text:p>
          </table:table-cell>
        </table:table-row>
        <table:table-row table:style-name="ro1">
          <table:table-cell/>
          <table:table-cell office:value-type="time" office:time-value="PT00H08M19S">
            <text:p>00:08:19</text:p>
          </table:table-cell>
        </table:table-row>
        <table:table-row table:style-name="ro1">
          <table:table-cell/>
          <table:table-cell office:value-type="time" office:time-value="PT00H08M18S">
            <text:p>00:08:18</text:p>
          </table:table-cell>
        </table:table-row>
        <table:table-row table:style-name="ro1">
          <table:table-cell/>
          <table:table-cell office:value-type="time" office:time-value="PT00H10M38S">
            <text:p>00:10:38</text:p>
          </table:table-cell>
        </table:table-row>
        <table:table-row table:style-name="ro1">
          <table:table-cell/>
          <table:table-cell office:value-type="time" office:time-value="PT00H10M22S">
            <text:p>00:10:22</text:p>
          </table:table-cell>
        </table:table-row>
        <table:table-row table:style-name="ro1">
          <table:table-cell/>
          <table:table-cell office:value-type="time" office:time-value="PT00H13M01S">
            <text:p>00:13:01</text:p>
          </table:table-cell>
        </table:table-row>
        <table:table-row table:style-name="ro1">
          <table:table-cell/>
          <table:table-cell office:value-type="time" office:time-value="PT00H09M46S">
            <text:p>00:09:46</text:p>
          </table:table-cell>
        </table:table-row>
        <table:table-row table:style-name="ro1">
          <table:table-cell/>
          <table:table-cell office:value-type="time" office:time-value="PT00H09M00S">
            <text:p>00:09:00</text:p>
          </table:table-cell>
        </table:table-row>
        <table:table-row table:style-name="ro1">
          <table:table-cell/>
          <table:table-cell office:value-type="time" office:time-value="PT00H12M45S">
            <text:p>00:12:45</text:p>
          </table:table-cell>
        </table:table-row>
        <table:table-row table:style-name="ro1">
          <table:table-cell/>
          <table:table-cell office:value-type="time" office:time-value="PT00H15M33S">
            <text:p>00:15:33</text:p>
          </table:table-cell>
        </table:table-row>
        <table:table-row table:style-name="ro1">
          <table:table-cell/>
          <table:table-cell office:value-type="time" office:time-value="PT00H10M28S">
            <text:p>00:10:28</text:p>
          </table:table-cell>
        </table:table-row>
        <table:table-row table:style-name="ro1">
          <table:table-cell/>
          <table:table-cell office:value-type="time" office:time-value="PT00H11M17S">
            <text:p>00:11:17</text:p>
          </table:table-cell>
        </table:table-row>
        <table:table-row table:style-name="ro1">
          <table:table-cell/>
          <table:table-cell office:value-type="time" office:time-value="PT00H11M21S">
            <text:p>00:11:21</text:p>
          </table:table-cell>
        </table:table-row>
        <table:table-row table:style-name="ro1">
          <table:table-cell/>
          <table:table-cell office:value-type="time" office:time-value="PT00H11M31S">
            <text:p>00:11:31</text:p>
          </table:table-cell>
        </table:table-row>
        <table:table-row table:style-name="ro1">
          <table:table-cell/>
          <table:table-cell office:value-type="time" office:time-value="PT00H16M48S">
            <text:p>00:16:48</text:p>
          </table:table-cell>
        </table:table-row>
        <table:table-row table:style-name="ro1">
          <table:table-cell/>
          <table:table-cell office:value-type="time" office:time-value="PT00H18M27S">
            <text:p>00:18:27</text:p>
          </table:table-cell>
        </table:table-row>
        <table:table-row table:style-name="ro1">
          <table:table-cell/>
          <table:table-cell office:value-type="time" office:time-value="PT00H07M35S">
            <text:p>00:07:35</text:p>
          </table:table-cell>
        </table:table-row>
        <table:table-row table:style-name="ro1">
          <table:table-cell/>
          <table:table-cell office:value-type="time" office:time-value="PT00H32M11S">
            <text:p>00:32:11</text:p>
          </table:table-cell>
        </table:table-row>
        <table:table-row table:style-name="ro1">
          <table:table-cell/>
          <table:table-cell office:value-type="time" office:time-value="PT00H06M09S">
            <text:p>00:06:09</text:p>
          </table:table-cell>
        </table:table-row>
        <table:table-row table:style-name="ro1">
          <table:table-cell/>
          <table:table-cell office:value-type="time" office:time-value="PT00H18M30S">
            <text:p>00:18:30</text:p>
          </table:table-cell>
        </table:table-row>
        <table:table-row table:style-name="ro1">
          <table:table-cell/>
          <table:table-cell office:value-type="time" office:time-value="PT00H11M08S">
            <text:p>00:11:08</text:p>
          </table:table-cell>
        </table:table-row>
        <table:table-row table:style-name="ro1">
          <table:table-cell/>
          <table:table-cell office:value-type="time" office:time-value="PT00H08M41S">
            <text:p>00:08:41</text:p>
          </table:table-cell>
        </table:table-row>
        <table:table-row table:style-name="ro1">
          <table:table-cell/>
          <table:table-cell office:value-type="time" office:time-value="PT00H14M05S">
            <text:p>00:14:05</text:p>
          </table:table-cell>
        </table:table-row>
        <table:table-row table:style-name="ro1">
          <table:table-cell/>
          <table:table-cell office:value-type="time" office:time-value="PT00H06M01S">
            <text:p>00:06:01</text:p>
          </table:table-cell>
        </table:table-row>
        <table:table-row table:style-name="ro1">
          <table:table-cell/>
          <table:table-cell office:value-type="time" office:time-value="PT00H16M51S">
            <text:p>00:16:51</text:p>
          </table:table-cell>
        </table:table-row>
        <table:table-row table:style-name="ro1">
          <table:table-cell/>
          <table:table-cell office:value-type="time" office:time-value="PT00H05M32S">
            <text:p>00:05:32</text:p>
          </table:table-cell>
        </table:table-row>
        <table:table-row table:style-name="ro1">
          <table:table-cell/>
          <table:table-cell office:value-type="time" office:time-value="PT00H18M07S">
            <text:p>00:18:07</text:p>
          </table:table-cell>
        </table:table-row>
        <table:table-row table:style-name="ro1">
          <table:table-cell/>
          <table:table-cell office:value-type="time" office:time-value="PT00H10M28S">
            <text:p>00:10:28</text:p>
          </table:table-cell>
        </table:table-row>
        <table:table-row table:style-name="ro1">
          <table:table-cell/>
          <table:table-cell office:value-type="time" office:time-value="PT00H07M37S">
            <text:p>00:07:37</text:p>
          </table:table-cell>
        </table:table-row>
        <table:table-row table:style-name="ro1">
          <table:table-cell/>
          <table:table-cell office:value-type="time" office:time-value="PT00H13M14S">
            <text:p>00:13:14</text:p>
          </table:table-cell>
        </table:table-row>
        <table:table-row table:style-name="ro1">
          <table:table-cell/>
          <table:table-cell office:value-type="time" office:time-value="PT00H12M47S">
            <text:p>00:12:47</text:p>
          </table:table-cell>
        </table:table-row>
        <table:table-row table:style-name="ro1">
          <table:table-cell/>
          <table:table-cell office:value-type="time" office:time-value="PT00H11M20S">
            <text:p>00:11:20</text:p>
          </table:table-cell>
        </table:table-row>
        <table:table-row table:style-name="ro1">
          <table:table-cell/>
          <table:table-cell office:value-type="time" office:time-value="PT00H16M51S">
            <text:p>00:16:51</text:p>
          </table:table-cell>
        </table:table-row>
        <table:table-row table:style-name="ro1">
          <table:table-cell/>
          <table:table-cell office:value-type="time" office:time-value="PT00H13M11S">
            <text:p>00:13:11</text:p>
          </table:table-cell>
        </table:table-row>
        <table:table-row table:style-name="ro1">
          <table:table-cell/>
          <table:table-cell office:value-type="time" office:time-value="PT00H12M51S">
            <text:p>00:12:51</text:p>
          </table:table-cell>
        </table:table-row>
        <table:table-row table:style-name="ro1">
          <table:table-cell/>
          <table:table-cell office:value-type="time" office:time-value="PT00H13M04S">
            <text:p>00:13:04</text:p>
          </table:table-cell>
        </table:table-row>
        <table:table-row table:style-name="ro1">
          <table:table-cell/>
          <table:table-cell office:value-type="time" office:time-value="PT00H10M34S">
            <text:p>00:10:34</text:p>
          </table:table-cell>
        </table:table-row>
        <table:table-row table:style-name="ro1">
          <table:table-cell/>
          <table:table-cell office:value-type="time" office:time-value="PT00H10M05S">
            <text:p>00:10:05</text:p>
          </table:table-cell>
        </table:table-row>
        <table:table-row table:style-name="ro1">
          <table:table-cell/>
          <table:table-cell office:value-type="time" office:time-value="PT00H10M17S">
            <text:p>00:10:17</text:p>
          </table:table-cell>
        </table:table-row>
        <table:table-row table:style-name="ro1">
          <table:table-cell/>
          <table:table-cell office:value-type="time" office:time-value="PT00H08M12S">
            <text:p>00:08:12</text:p>
          </table:table-cell>
        </table:table-row>
        <table:table-row table:style-name="ro1">
          <table:table-cell/>
          <table:table-cell office:value-type="time" office:time-value="PT00H09M32S">
            <text:p>00:09:32</text:p>
          </table:table-cell>
        </table:table-row>
        <table:table-row table:style-name="ro1">
          <table:table-cell/>
          <table:table-cell office:value-type="time" office:time-value="PT00H20M17S">
            <text:p>00:20:17</text:p>
          </table:table-cell>
        </table:table-row>
        <table:table-row table:style-name="ro1">
          <table:table-cell/>
          <table:table-cell office:value-type="time" office:time-value="PT00H24M10S">
            <text:p>00:24:10</text:p>
          </table:table-cell>
        </table:table-row>
        <table:table-row table:style-name="ro1">
          <table:table-cell/>
          <table:table-cell office:value-type="time" office:time-value="PT00H11M27S">
            <text:p>00:11:27</text:p>
          </table:table-cell>
        </table:table-row>
        <table:table-row table:style-name="ro1">
          <table:table-cell/>
          <table:table-cell office:value-type="time" office:time-value="PT00H14M09S">
            <text:p>00:14:09</text:p>
          </table:table-cell>
        </table:table-row>
        <table:table-row table:style-name="ro1">
          <table:table-cell/>
          <table:table-cell office:value-type="time" office:time-value="PT00H10M21S">
            <text:p>00:10:21</text:p>
          </table:table-cell>
        </table:table-row>
        <table:table-row table:style-name="ro1">
          <table:table-cell/>
          <table:table-cell office:value-type="time" office:time-value="PT00H09M09S">
            <text:p>00:09:09</text:p>
          </table:table-cell>
        </table:table-row>
        <table:table-row table:style-name="ro1">
          <table:table-cell/>
          <table:table-cell office:value-type="time" office:time-value="PT00H16M32S">
            <text:p>00:16:32</text:p>
          </table:table-cell>
        </table:table-row>
        <table:table-row table:style-name="ro1">
          <table:table-cell/>
          <table:table-cell office:value-type="time" office:time-value="PT00H18M13S">
            <text:p>00:18:13</text:p>
          </table:table-cell>
        </table:table-row>
        <table:table-row table:style-name="ro1">
          <table:table-cell/>
          <table:table-cell office:value-type="time" office:time-value="PT00H10M17S">
            <text:p>00:10:17</text:p>
          </table:table-cell>
        </table:table-row>
        <table:table-row table:style-name="ro1">
          <table:table-cell/>
          <table:table-cell office:value-type="time" office:time-value="PT00H09M42S">
            <text:p>00:09:42</text:p>
          </table:table-cell>
        </table:table-row>
        <table:table-row table:style-name="ro1">
          <table:table-cell/>
          <table:table-cell office:value-type="time" office:time-value="PT00H13M35S">
            <text:p>00:13:35</text:p>
          </table:table-cell>
        </table:table-row>
        <table:table-row table:style-name="ro1">
          <table:table-cell/>
          <table:table-cell office:value-type="time" office:time-value="PT00H06M07S">
            <text:p>00:06:07</text:p>
          </table:table-cell>
        </table:table-row>
        <table:table-row table:style-name="ro1">
          <table:table-cell/>
          <table:table-cell office:value-type="time" office:time-value="PT00H09M24S">
            <text:p>00:09:24</text:p>
          </table:table-cell>
        </table:table-row>
        <table:table-row table:style-name="ro1">
          <table:table-cell/>
          <table:table-cell office:value-type="time" office:time-value="PT00H17M19S">
            <text:p>00:17:19</text:p>
          </table:table-cell>
        </table:table-row>
        <table:table-row table:style-name="ro1">
          <table:table-cell/>
          <table:table-cell office:value-type="time" office:time-value="PT00H11M16S">
            <text:p>00:11:16</text:p>
          </table:table-cell>
        </table:table-row>
        <table:table-row table:style-name="ro1">
          <table:table-cell/>
          <table:table-cell office:value-type="time" office:time-value="PT00H12M32S">
            <text:p>00:12:32</text:p>
          </table:table-cell>
        </table:table-row>
        <table:table-row table:style-name="ro1">
          <table:table-cell/>
          <table:table-cell office:value-type="time" office:time-value="PT00H09M58S">
            <text:p>00:09:58</text:p>
          </table:table-cell>
        </table:table-row>
        <table:table-row table:style-name="ro1">
          <table:table-cell/>
          <table:table-cell office:value-type="time" office:time-value="PT00H12M40S">
            <text:p>00:12:40</text:p>
          </table:table-cell>
        </table:table-row>
        <table:table-row table:style-name="ro1">
          <table:table-cell/>
          <table:table-cell office:value-type="time" office:time-value="PT00H14M40S">
            <text:p>00:14:40</text:p>
          </table:table-cell>
        </table:table-row>
        <table:table-row table:style-name="ro1">
          <table:table-cell/>
          <table:table-cell office:value-type="time" office:time-value="PT00H19M11S">
            <text:p>00:19:11</text:p>
          </table:table-cell>
        </table:table-row>
        <table:table-row table:style-name="ro1">
          <table:table-cell/>
          <table:table-cell office:value-type="time" office:time-value="PT00H05M24S">
            <text:p>00:05:24</text:p>
          </table:table-cell>
        </table:table-row>
        <table:table-row table:style-name="ro1">
          <table:table-cell/>
          <table:table-cell office:value-type="time" office:time-value="PT00H07M08S">
            <text:p>00:07:08</text:p>
          </table:table-cell>
        </table:table-row>
        <table:table-row table:style-name="ro1">
          <table:table-cell/>
          <table:table-cell office:value-type="time" office:time-value="PT00H09M35S">
            <text:p>00:09:35</text:p>
          </table:table-cell>
        </table:table-row>
        <table:table-row table:style-name="ro1">
          <table:table-cell/>
          <table:table-cell office:value-type="time" office:time-value="PT00H17M05S">
            <text:p>00:17:05</text:p>
          </table:table-cell>
        </table:table-row>
        <table:table-row table:style-name="ro1">
          <table:table-cell/>
          <table:table-cell office:value-type="time" office:time-value="PT00H05M09S">
            <text:p>00:05:09</text:p>
          </table:table-cell>
        </table:table-row>
        <table:table-row table:style-name="ro1">
          <table:table-cell/>
          <table:table-cell office:value-type="time" office:time-value="PT00H09M11S">
            <text:p>00:09:11</text:p>
          </table:table-cell>
        </table:table-row>
        <table:table-row table:style-name="ro1">
          <table:table-cell/>
          <table:table-cell office:value-type="time" office:time-value="PT00H15M56S">
            <text:p>00:15:56</text:p>
          </table:table-cell>
        </table:table-row>
        <table:table-row table:style-name="ro1">
          <table:table-cell/>
          <table:table-cell office:value-type="time" office:time-value="PT00H26M15S">
            <text:p>00:26:15</text:p>
          </table:table-cell>
        </table:table-row>
        <table:table-row table:style-name="ro1">
          <table:table-cell/>
          <table:table-cell office:value-type="time" office:time-value="PT00H08M17S">
            <text:p>00:08:17</text:p>
          </table:table-cell>
        </table:table-row>
        <table:table-row table:style-name="ro1">
          <table:table-cell/>
          <table:table-cell office:value-type="time" office:time-value="PT00H18M45S">
            <text:p>00:18:45</text:p>
          </table:table-cell>
        </table:table-row>
        <table:table-row table:style-name="ro1">
          <table:table-cell/>
          <table:table-cell office:value-type="time" office:time-value="PT00H14M44S">
            <text:p>00:14:44</text:p>
          </table:table-cell>
        </table:table-row>
        <table:table-row table:style-name="ro1">
          <table:table-cell/>
          <table:table-cell office:value-type="time" office:time-value="PT00H11M38S">
            <text:p>00:11:38</text:p>
          </table:table-cell>
        </table:table-row>
        <table:table-row table:style-name="ro1">
          <table:table-cell/>
          <table:table-cell office:value-type="time" office:time-value="PT00H10M56S">
            <text:p>00:10:56</text:p>
          </table:table-cell>
        </table:table-row>
        <table:table-row table:style-name="ro1">
          <table:table-cell/>
          <table:table-cell office:value-type="time" office:time-value="PT00H12M59S">
            <text:p>00:12:59</text:p>
          </table:table-cell>
        </table:table-row>
        <table:table-row table:style-name="ro1">
          <table:table-cell/>
          <table:table-cell office:value-type="time" office:time-value="PT00H13M19S">
            <text:p>00:13:19</text:p>
          </table:table-cell>
        </table:table-row>
        <table:table-row table:style-name="ro1">
          <table:table-cell/>
          <table:table-cell office:value-type="time" office:time-value="PT00H09M27S">
            <text:p>00:09:27</text:p>
          </table:table-cell>
        </table:table-row>
        <table:table-row table:style-name="ro1">
          <table:table-cell/>
          <table:table-cell office:value-type="time" office:time-value="PT00H16M33S">
            <text:p>00:16:33</text:p>
          </table:table-cell>
        </table:table-row>
        <table:table-row table:style-name="ro1">
          <table:table-cell/>
          <table:table-cell office:value-type="time" office:time-value="PT00H11M24S">
            <text:p>00:11:24</text:p>
          </table:table-cell>
        </table:table-row>
        <table:table-row table:style-name="ro1">
          <table:table-cell/>
          <table:table-cell office:value-type="time" office:time-value="PT00H13M45S">
            <text:p>00:13:45</text:p>
          </table:table-cell>
        </table:table-row>
        <table:table-row table:style-name="ro1">
          <table:table-cell/>
          <table:table-cell office:value-type="time" office:time-value="PT00H15M44S">
            <text:p>00:15:44</text:p>
          </table:table-cell>
        </table:table-row>
        <table:table-row table:style-name="ro1">
          <table:table-cell/>
          <table:table-cell office:value-type="time" office:time-value="PT00H19M09S">
            <text:p>00:19:09</text:p>
          </table:table-cell>
        </table:table-row>
        <table:table-row table:style-name="ro1">
          <table:table-cell/>
          <table:table-cell office:value-type="time" office:time-value="PT00H12M40S">
            <text:p>00:12:40</text:p>
          </table:table-cell>
        </table:table-row>
        <table:table-row table:style-name="ro1">
          <table:table-cell/>
          <table:table-cell office:value-type="time" office:time-value="PT00H10M58S">
            <text:p>00:10:58</text:p>
          </table:table-cell>
        </table:table-row>
        <table:table-row table:style-name="ro1">
          <table:table-cell/>
          <table:table-cell office:value-type="time" office:time-value="PT00H11M54S">
            <text:p>00:11:54</text:p>
          </table:table-cell>
        </table:table-row>
        <table:table-row table:style-name="ro1">
          <table:table-cell/>
          <table:table-cell office:value-type="time" office:time-value="PT00H14M35S">
            <text:p>00:14:35</text:p>
          </table:table-cell>
        </table:table-row>
        <table:table-row table:style-name="ro1">
          <table:table-cell/>
          <table:table-cell office:value-type="time" office:time-value="PT00H19M05S">
            <text:p>00:19:05</text:p>
          </table:table-cell>
        </table:table-row>
        <table:table-row table:style-name="ro1">
          <table:table-cell/>
          <table:table-cell office:value-type="time" office:time-value="PT00H05M02S">
            <text:p>00:05:02</text:p>
          </table:table-cell>
        </table:table-row>
        <table:table-row table:style-name="ro1">
          <table:table-cell/>
          <table:table-cell office:value-type="time" office:time-value="PT00H12M22S">
            <text:p>00:12:22</text:p>
          </table:table-cell>
        </table:table-row>
        <table:table-row table:style-name="ro1">
          <table:table-cell/>
          <table:table-cell office:value-type="time" office:time-value="PT00H17M51S">
            <text:p>00:17:51</text:p>
          </table:table-cell>
        </table:table-row>
        <table:table-row table:style-name="ro1">
          <table:table-cell/>
          <table:table-cell office:value-type="time" office:time-value="PT00H18M00S">
            <text:p>00:18:00</text:p>
          </table:table-cell>
        </table:table-row>
        <table:table-row table:style-name="ro1">
          <table:table-cell/>
          <table:table-cell office:value-type="time" office:time-value="PT00H13M10S">
            <text:p>00:13:10</text:p>
          </table:table-cell>
        </table:table-row>
        <table:table-row table:style-name="ro1">
          <table:table-cell/>
          <table:table-cell office:value-type="time" office:time-value="PT00H13M27S">
            <text:p>00:13:27</text:p>
          </table:table-cell>
        </table:table-row>
        <table:table-row table:style-name="ro1">
          <table:table-cell/>
          <table:table-cell office:value-type="time" office:time-value="PT00H11M31S">
            <text:p>00:11:31</text:p>
          </table:table-cell>
        </table:table-row>
        <table:table-row table:style-name="ro1">
          <table:table-cell/>
          <table:table-cell office:value-type="time" office:time-value="PT00H12M22S">
            <text:p>00:12:22</text:p>
          </table:table-cell>
        </table:table-row>
        <table:table-row table:style-name="ro1">
          <table:table-cell/>
          <table:table-cell office:value-type="time" office:time-value="PT00H17M00S">
            <text:p>00:17:00</text:p>
          </table:table-cell>
        </table:table-row>
        <table:table-row table:style-name="ro1">
          <table:table-cell/>
          <table:table-cell office:value-type="time" office:time-value="PT00H14M52S">
            <text:p>00:14:52</text:p>
          </table:table-cell>
        </table:table-row>
        <table:table-row table:style-name="ro1">
          <table:table-cell/>
          <table:table-cell office:value-type="time" office:time-value="PT00H08M36S">
            <text:p>00:08:36</text:p>
          </table:table-cell>
        </table:table-row>
        <table:table-row table:style-name="ro1">
          <table:table-cell/>
          <table:table-cell office:value-type="time" office:time-value="PT00H10M48S">
            <text:p>00:10:48</text:p>
          </table:table-cell>
        </table:table-row>
        <table:table-row table:style-name="ro1">
          <table:table-cell/>
          <table:table-cell office:value-type="time" office:time-value="PT00H14M14S">
            <text:p>00:14:14</text:p>
          </table:table-cell>
        </table:table-row>
        <table:table-row table:style-name="ro1">
          <table:table-cell/>
          <table:table-cell office:value-type="time" office:time-value="PT00H11M00S">
            <text:p>00:11:00</text:p>
          </table:table-cell>
        </table:table-row>
        <table:table-row table:style-name="ro1">
          <table:table-cell/>
          <table:table-cell office:value-type="time" office:time-value="PT00H12M17S">
            <text:p>00:12:17</text:p>
          </table:table-cell>
        </table:table-row>
        <table:table-row table:style-name="ro1">
          <table:table-cell/>
          <table:table-cell office:value-type="time" office:time-value="PT00H09M16S">
            <text:p>00:09:16</text:p>
          </table:table-cell>
        </table:table-row>
        <table:table-row table:style-name="ro1">
          <table:table-cell/>
          <table:table-cell office:value-type="time" office:time-value="PT00H10M33S">
            <text:p>00:10:33</text:p>
          </table:table-cell>
        </table:table-row>
        <table:table-row table:style-name="ro1">
          <table:table-cell/>
          <table:table-cell office:value-type="time" office:time-value="PT00H06M14S">
            <text:p>00:06:14</text:p>
          </table:table-cell>
        </table:table-row>
        <table:table-row table:style-name="ro1">
          <table:table-cell/>
          <table:table-cell office:value-type="time" office:time-value="PT00H11M09S">
            <text:p>00:11:09</text:p>
          </table:table-cell>
        </table:table-row>
        <table:table-row table:style-name="ro1">
          <table:table-cell/>
          <table:table-cell office:value-type="time" office:time-value="PT00H10M28S">
            <text:p>00:10:28</text:p>
          </table:table-cell>
        </table:table-row>
        <table:table-row table:style-name="ro1">
          <table:table-cell/>
          <table:table-cell office:value-type="time" office:time-value="PT00H16M56S">
            <text:p>00:16:56</text:p>
          </table:table-cell>
        </table:table-row>
        <table:table-row table:style-name="ro1">
          <table:table-cell/>
          <table:table-cell office:value-type="time" office:time-value="PT00H14M50S">
            <text:p>00:14:50</text:p>
          </table:table-cell>
        </table:table-row>
        <table:table-row table:style-name="ro1">
          <table:table-cell/>
          <table:table-cell office:value-type="time" office:time-value="PT00H10M38S">
            <text:p>00:10:38</text:p>
          </table:table-cell>
        </table:table-row>
        <table:table-row table:style-name="ro1">
          <table:table-cell/>
          <table:table-cell office:value-type="time" office:time-value="PT00H12M29S">
            <text:p>00:12:29</text:p>
          </table:table-cell>
        </table:table-row>
        <table:table-row table:style-name="ro1">
          <table:table-cell/>
          <table:table-cell office:value-type="time" office:time-value="PT00H19M32S">
            <text:p>00:19:32</text:p>
          </table:table-cell>
        </table:table-row>
        <table:table-row table:style-name="ro1">
          <table:table-cell/>
          <table:table-cell office:value-type="time" office:time-value="PT00H17M54S">
            <text:p>00:17:54</text:p>
          </table:table-cell>
        </table:table-row>
        <table:table-row table:style-name="ro1">
          <table:table-cell/>
          <table:table-cell office:value-type="time" office:time-value="PT00H14M25S">
            <text:p>00:14:25</text:p>
          </table:table-cell>
        </table:table-row>
        <table:table-row table:style-name="ro1">
          <table:table-cell/>
          <table:table-cell office:value-type="time" office:time-value="PT00H30M05S">
            <text:p>00:30:05</text:p>
          </table:table-cell>
        </table:table-row>
        <table:table-row table:style-name="ro1">
          <table:table-cell/>
          <table:table-cell office:value-type="time" office:time-value="PT00H11M18S">
            <text:p>00:11:18</text:p>
          </table:table-cell>
        </table:table-row>
        <table:table-row table:style-name="ro1">
          <table:table-cell/>
          <table:table-cell office:value-type="time" office:time-value="PT00H12M30S">
            <text:p>00:12:30</text:p>
          </table:table-cell>
        </table:table-row>
        <table:table-row table:style-name="ro1">
          <table:table-cell/>
          <table:table-cell office:value-type="time" office:time-value="PT00H14M54S">
            <text:p>00:14:54</text:p>
          </table:table-cell>
        </table:table-row>
        <table:table-row table:style-name="ro1">
          <table:table-cell/>
          <table:table-cell office:value-type="time" office:time-value="PT00H10M24S">
            <text:p>00:10:24</text:p>
          </table:table-cell>
        </table:table-row>
        <table:table-row table:style-name="ro1">
          <table:table-cell/>
          <table:table-cell office:value-type="time" office:time-value="PT00H11M55S">
            <text:p>00:11:55</text:p>
          </table:table-cell>
        </table:table-row>
        <table:table-row table:style-name="ro1">
          <table:table-cell/>
          <table:table-cell office:value-type="time" office:time-value="PT00H11M04S">
            <text:p>00:11:04</text:p>
          </table:table-cell>
        </table:table-row>
        <table:table-row table:style-name="ro1">
          <table:table-cell/>
          <table:table-cell office:value-type="time" office:time-value="PT00H14M24S">
            <text:p>00:14:24</text:p>
          </table:table-cell>
        </table:table-row>
        <table:table-row table:style-name="ro1">
          <table:table-cell/>
          <table:table-cell office:value-type="time" office:time-value="PT00H09M49S">
            <text:p>00:09:49</text:p>
          </table:table-cell>
        </table:table-row>
        <table:table-row table:style-name="ro1">
          <table:table-cell/>
          <table:table-cell office:value-type="time" office:time-value="PT00H18M28S">
            <text:p>00:18:28</text:p>
          </table:table-cell>
        </table:table-row>
        <table:table-row table:style-name="ro1">
          <table:table-cell/>
          <table:table-cell office:value-type="time" office:time-value="PT00H14M34S">
            <text:p>00:14:34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time" office:time-value="PT00H26M12S">
            <text:p>00:26:12</text:p>
          </table:table-cell>
        </table:table-row>
        <table:table-row table:style-name="ro1">
          <table:table-cell/>
          <table:table-cell office:value-type="time" office:time-value="PT00H22M17S">
            <text:p>00:22:17</text:p>
          </table:table-cell>
        </table:table-row>
        <table:table-row table:style-name="ro1">
          <table:table-cell/>
          <table:table-cell office:value-type="time" office:time-value="PT00H18M26S">
            <text:p>00:18:26</text:p>
          </table:table-cell>
        </table:table-row>
        <table:table-row table:style-name="ro1">
          <table:table-cell/>
          <table:table-cell office:value-type="time" office:time-value="PT00H22M25S">
            <text:p>00:22:25</text:p>
          </table:table-cell>
        </table:table-row>
        <table:table-row table:style-name="ro1">
          <table:table-cell/>
          <table:table-cell office:value-type="time" office:time-value="PT00H21M04S">
            <text:p>00:21:04</text:p>
          </table:table-cell>
        </table:table-row>
        <table:table-row table:style-name="ro1">
          <table:table-cell/>
          <table:table-cell office:value-type="time" office:time-value="PT00H11M38S">
            <text:p>00:11:38</text:p>
          </table:table-cell>
        </table:table-row>
        <table:table-row table:style-name="ro1">
          <table:table-cell/>
          <table:table-cell office:value-type="time" office:time-value="PT00H10M48S">
            <text:p>00:10:48</text:p>
          </table:table-cell>
        </table:table-row>
        <table:table-row table:style-name="ro1">
          <table:table-cell/>
          <table:table-cell office:value-type="time" office:time-value="PT00H13M54S">
            <text:p>00:13:54</text:p>
          </table:table-cell>
        </table:table-row>
        <table:table-row table:style-name="ro1">
          <table:table-cell/>
          <table:table-cell office:value-type="time" office:time-value="PT00H22M15S">
            <text:p>00:22:15</text:p>
          </table:table-cell>
        </table:table-row>
        <table:table-row table:style-name="ro1">
          <table:table-cell/>
          <table:table-cell office:value-type="time" office:time-value="PT00H14M01S">
            <text:p>00:14:01</text:p>
          </table:table-cell>
        </table:table-row>
        <table:table-row table:style-name="ro1">
          <table:table-cell/>
          <table:table-cell office:value-type="time" office:time-value="PT00H55M26S">
            <text:p>00:55:26</text:p>
          </table:table-cell>
        </table:table-row>
        <table:table-row table:style-name="ro1">
          <table:table-cell/>
          <table:table-cell office:value-type="time" office:time-value="PT00H33M45S">
            <text:p>00:33:45</text:p>
          </table:table-cell>
        </table:table-row>
        <table:table-row table:style-name="ro1">
          <table:table-cell/>
          <table:table-cell office:value-type="time" office:time-value="PT00H18M33S">
            <text:p>00:18:33</text:p>
          </table:table-cell>
        </table:table-row>
        <table:table-row table:style-name="ro1">
          <table:table-cell/>
          <table:table-cell office:value-type="time" office:time-value="PT00H32M37S">
            <text:p>00:32:37</text:p>
          </table:table-cell>
        </table:table-row>
        <table:table-row table:style-name="ro1">
          <table:table-cell/>
          <table:table-cell office:value-type="time" office:time-value="PT00H10M01S">
            <text:p>00:10:01</text:p>
          </table:table-cell>
        </table:table-row>
        <table:table-row table:style-name="ro1">
          <table:table-cell/>
          <table:table-cell office:value-type="time" office:time-value="PT00H19M12S">
            <text:p>00:19:12</text:p>
          </table:table-cell>
        </table:table-row>
        <table:table-row table:style-name="ro1">
          <table:table-cell/>
          <table:table-cell office:value-type="time" office:time-value="PT00H23M03S">
            <text:p>00:23:03</text:p>
          </table:table-cell>
        </table:table-row>
        <table:table-row table:style-name="ro1">
          <table:table-cell/>
          <table:table-cell office:value-type="time" office:time-value="PT00H19M32S">
            <text:p>00:19:32</text:p>
          </table:table-cell>
        </table:table-row>
        <table:table-row table:style-name="ro1">
          <table:table-cell/>
          <table:table-cell office:value-type="time" office:time-value="PT00H34M31S">
            <text:p>00:34:31</text:p>
          </table:table-cell>
        </table:table-row>
        <table:table-row table:style-name="ro1">
          <table:table-cell/>
          <table:table-cell office:value-type="time" office:time-value="PT00H12M58S">
            <text:p>00:12:58</text:p>
          </table:table-cell>
        </table:table-row>
        <table:table-row table:style-name="ro1">
          <table:table-cell/>
          <table:table-cell office:value-type="time" office:time-value="PT00H27M37S">
            <text:p>00:27:37</text:p>
          </table:table-cell>
        </table:table-row>
        <table:table-row table:style-name="ro1">
          <table:table-cell/>
          <table:table-cell office:value-type="time" office:time-value="PT00H17M45S">
            <text:p>00:17:45</text:p>
          </table:table-cell>
        </table:table-row>
        <table:table-row table:style-name="ro1">
          <table:table-cell/>
          <table:table-cell office:value-type="time" office:time-value="PT00H26M18S">
            <text:p>00:26:18</text:p>
          </table:table-cell>
        </table:table-row>
        <table:table-row table:style-name="ro1">
          <table:table-cell/>
          <table:table-cell office:value-type="time" office:time-value="PT00H35M13S">
            <text:p>00:35:13</text:p>
          </table:table-cell>
        </table:table-row>
        <table:table-row table:style-name="ro1">
          <table:table-cell/>
          <table:table-cell office:value-type="time" office:time-value="PT00H20M09S">
            <text:p>00:20:09</text:p>
          </table:table-cell>
        </table:table-row>
        <table:table-row table:style-name="ro1">
          <table:table-cell/>
          <table:table-cell office:value-type="time" office:time-value="PT00H26M39S">
            <text:p>00:26:39</text:p>
          </table:table-cell>
        </table:table-row>
        <table:table-row table:style-name="ro1">
          <table:table-cell/>
          <table:table-cell office:value-type="time" office:time-value="PT00H30M16S">
            <text:p>00:30:16</text:p>
          </table:table-cell>
        </table:table-row>
        <table:table-row table:style-name="ro1">
          <table:table-cell/>
          <table:table-cell office:value-type="time" office:time-value="PT00H24M23S">
            <text:p>00:24:23</text:p>
          </table:table-cell>
        </table:table-row>
        <table:table-row table:style-name="ro1">
          <table:table-cell/>
          <table:table-cell office:value-type="time" office:time-value="PT00H40M43S">
            <text:p>00:40:43</text:p>
          </table:table-cell>
        </table:table-row>
        <table:table-row table:style-name="ro1">
          <table:table-cell/>
          <table:table-cell office:value-type="time" office:time-value="PT00H27M17S">
            <text:p>00:27:17</text:p>
          </table:table-cell>
        </table:table-row>
        <table:table-row table:style-name="ro1">
          <table:table-cell/>
          <table:table-cell office:value-type="time" office:time-value="PT00H17M46S">
            <text:p>00:17:46</text:p>
          </table:table-cell>
        </table:table-row>
        <table:table-row table:style-name="ro1">
          <table:table-cell/>
          <table:table-cell office:value-type="time" office:time-value="PT00H38M08S">
            <text:p>00:38:08</text:p>
          </table:table-cell>
        </table:table-row>
        <table:table-row table:style-name="ro1">
          <table:table-cell/>
          <table:table-cell office:value-type="time" office:time-value="PT00H30M48S">
            <text:p>00:30:48</text:p>
          </table:table-cell>
        </table:table-row>
        <table:table-row table:style-name="ro1">
          <table:table-cell/>
          <table:table-cell office:value-type="time" office:time-value="PT00H15M01S">
            <text:p>00:15:01</text:p>
          </table:table-cell>
        </table:table-row>
        <table:table-row table:style-name="ro1">
          <table:table-cell/>
          <table:table-cell office:value-type="time" office:time-value="PT00H17M29S">
            <text:p>00:17:29</text:p>
          </table:table-cell>
        </table:table-row>
        <table:table-row table:style-name="ro1">
          <table:table-cell/>
          <table:table-cell office:value-type="time" office:time-value="PT00H24M37S">
            <text:p>00:24:37</text:p>
          </table:table-cell>
        </table:table-row>
        <table:table-row table:style-name="ro1">
          <table:table-cell/>
          <table:table-cell office:value-type="time" office:time-value="PT00H25M09S">
            <text:p>00:25:09</text:p>
          </table:table-cell>
        </table:table-row>
        <table:table-row table:style-name="ro1">
          <table:table-cell/>
          <table:table-cell office:value-type="time" office:time-value="PT00H27M54S">
            <text:p>00:27:54</text:p>
          </table:table-cell>
        </table:table-row>
        <table:table-row table:style-name="ro1">
          <table:table-cell/>
          <table:table-cell office:value-type="time" office:time-value="PT00H18M03S">
            <text:p>00:18:03</text:p>
          </table:table-cell>
        </table:table-row>
        <table:table-row table:style-name="ro1">
          <table:table-cell/>
          <table:table-cell office:value-type="time" office:time-value="PT00H22M38S">
            <text:p>00:22:38</text:p>
          </table:table-cell>
        </table:table-row>
        <table:table-row table:style-name="ro1">
          <table:table-cell/>
          <table:table-cell office:value-type="time" office:time-value="PT00H36M18S">
            <text:p>00:36:18</text:p>
          </table:table-cell>
        </table:table-row>
        <table:table-row table:style-name="ro1">
          <table:table-cell/>
          <table:table-cell office:value-type="time" office:time-value="PT00H18M26S">
            <text:p>00:18:26</text:p>
          </table:table-cell>
        </table:table-row>
        <table:table-row table:style-name="ro1">
          <table:table-cell/>
          <table:table-cell office:value-type="time" office:time-value="PT00H27M11S">
            <text:p>00:27:11</text:p>
          </table:table-cell>
        </table:table-row>
        <table:table-row table:style-name="ro1">
          <table:table-cell/>
          <table:table-cell office:value-type="time" office:time-value="PT00H21M08S">
            <text:p>00:21:08</text:p>
          </table:table-cell>
        </table:table-row>
        <table:table-row table:style-name="ro1">
          <table:table-cell/>
          <table:table-cell office:value-type="time" office:time-value="PT00H38M11S">
            <text:p>00:38:11</text:p>
          </table:table-cell>
        </table:table-row>
        <table:table-row table:style-name="ro1">
          <table:table-cell/>
          <table:table-cell office:value-type="time" office:time-value="PT00H27M22S">
            <text:p>00:27:22</text:p>
          </table:table-cell>
        </table:table-row>
        <table:table-row table:style-name="ro1">
          <table:table-cell/>
          <table:table-cell office:value-type="time" office:time-value="PT00H43M50S">
            <text:p>00:43:50</text:p>
          </table:table-cell>
        </table:table-row>
        <table:table-row table:style-name="ro1">
          <table:table-cell/>
          <table:table-cell office:value-type="time" office:time-value="PT00H27M34S">
            <text:p>00:27:34</text:p>
          </table:table-cell>
        </table:table-row>
        <table:table-row table:style-name="ro1">
          <table:table-cell/>
          <table:table-cell office:value-type="time" office:time-value="PT00H26M58S">
            <text:p>00:26:58</text:p>
          </table:table-cell>
        </table:table-row>
        <table:table-row table:style-name="ro1">
          <table:table-cell/>
          <table:table-cell office:value-type="time" office:time-value="PT00H24M39S">
            <text:p>00:24:39</text:p>
          </table:table-cell>
        </table:table-row>
        <table:table-row table:style-name="ro1">
          <table:table-cell/>
          <table:table-cell office:value-type="time" office:time-value="PT00H24M36S">
            <text:p>00:24:36</text:p>
          </table:table-cell>
        </table:table-row>
        <table:table-row table:style-name="ro1">
          <table:table-cell/>
          <table:table-cell office:value-type="time" office:time-value="PT00H20M08S">
            <text:p>00:20:08</text:p>
          </table:table-cell>
        </table:table-row>
        <table:table-row table:style-name="ro1">
          <table:table-cell/>
          <table:table-cell office:value-type="time" office:time-value="PT00H27M19S">
            <text:p>00:27:19</text:p>
          </table:table-cell>
        </table:table-row>
        <table:table-row table:style-name="ro1">
          <table:table-cell/>
          <table:table-cell office:value-type="time" office:time-value="PT00H25M50S">
            <text:p>00:25:50</text:p>
          </table:table-cell>
        </table:table-row>
        <table:table-row table:style-name="ro1">
          <table:table-cell/>
          <table:table-cell office:value-type="time" office:time-value="PT00H19M01S">
            <text:p>00:19:01</text:p>
          </table:table-cell>
        </table:table-row>
        <table:table-row table:style-name="ro1">
          <table:table-cell/>
          <table:table-cell office:value-type="time" office:time-value="PT00H31M45S">
            <text:p>00:31:45</text:p>
          </table:table-cell>
        </table:table-row>
        <table:table-row table:style-name="ro1">
          <table:table-cell/>
          <table:table-cell office:value-type="time" office:time-value="PT00H27M04S">
            <text:p>00:27:04</text:p>
          </table:table-cell>
        </table:table-row>
        <table:table-row table:style-name="ro1">
          <table:table-cell/>
          <table:table-cell office:value-type="time" office:time-value="PT00H18M40S">
            <text:p>00:18:40</text:p>
          </table:table-cell>
        </table:table-row>
        <table:table-row table:style-name="ro1">
          <table:table-cell/>
          <table:table-cell office:value-type="time" office:time-value="PT00H25M35S">
            <text:p>00:25:35</text:p>
          </table:table-cell>
        </table:table-row>
        <table:table-row table:style-name="ro1">
          <table:table-cell/>
          <table:table-cell office:value-type="time" office:time-value="PT00H21M17S">
            <text:p>00:21:17</text:p>
          </table:table-cell>
        </table:table-row>
        <table:table-row table:style-name="ro1">
          <table:table-cell/>
          <table:table-cell office:value-type="time" office:time-value="PT00H24M21S">
            <text:p>00:24:21</text:p>
          </table:table-cell>
        </table:table-row>
        <table:table-row table:style-name="ro1">
          <table:table-cell/>
          <table:table-cell office:value-type="time" office:time-value="PT00H17M39S">
            <text:p>00:17:39</text:p>
          </table:table-cell>
        </table:table-row>
        <table:table-row table:style-name="ro1">
          <table:table-cell/>
          <table:table-cell office:value-type="time" office:time-value="PT00H18M33S">
            <text:p>00:18:33</text:p>
          </table:table-cell>
        </table:table-row>
        <table:table-row table:style-name="ro1">
          <table:table-cell/>
          <table:table-cell office:value-type="time" office:time-value="PT00H20M01S">
            <text:p>00:20:01</text:p>
          </table:table-cell>
        </table:table-row>
        <table:table-row table:style-name="ro1">
          <table:table-cell/>
          <table:table-cell office:value-type="time" office:time-value="PT00H20M52S">
            <text:p>00:20:52</text:p>
          </table:table-cell>
        </table:table-row>
        <table:table-row table:style-name="ro1">
          <table:table-cell/>
          <table:table-cell office:value-type="time" office:time-value="PT00H25M26S">
            <text:p>00:25:26</text:p>
          </table:table-cell>
        </table:table-row>
        <table:table-row table:style-name="ro1">
          <table:table-cell/>
          <table:table-cell office:value-type="time" office:time-value="PT00H24M10S">
            <text:p>00:24:10</text:p>
          </table:table-cell>
        </table:table-row>
        <table:table-row table:style-name="ro1">
          <table:table-cell/>
          <table:table-cell office:value-type="time" office:time-value="PT00H24M12S">
            <text:p>00:24:12</text:p>
          </table:table-cell>
        </table:table-row>
        <table:table-row table:style-name="ro1">
          <table:table-cell/>
          <table:table-cell office:value-type="time" office:time-value="PT00H27M49S">
            <text:p>00:27:49</text:p>
          </table:table-cell>
        </table:table-row>
        <table:table-row table:style-name="ro1">
          <table:table-cell/>
          <table:table-cell office:value-type="time" office:time-value="PT00H32M00S">
            <text:p>00:32:00</text:p>
          </table:table-cell>
        </table:table-row>
        <table:table-row table:style-name="ro1">
          <table:table-cell/>
          <table:table-cell office:value-type="time" office:time-value="PT00H22M05S">
            <text:p>00:22:05</text:p>
          </table:table-cell>
        </table:table-row>
        <table:table-row table:style-name="ro1">
          <table:table-cell/>
          <table:table-cell office:value-type="time" office:time-value="PT00H38M44S">
            <text:p>00:38:44</text:p>
          </table:table-cell>
        </table:table-row>
        <table:table-row table:style-name="ro1">
          <table:table-cell/>
          <table:table-cell office:value-type="time" office:time-value="PT00H35M32S">
            <text:p>00:35:32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40M22S">
            <text:p>00:40:22</text:p>
          </table:table-cell>
        </table:table-row>
        <table:table-row table:style-name="ro1">
          <table:table-cell/>
          <table:table-cell office:value-type="time" office:time-value="PT00H03M16S">
            <text:p>00:03:16</text:p>
          </table:table-cell>
        </table:table-row>
        <table:table-row table:style-name="ro1">
          <table:table-cell/>
          <table:table-cell office:value-type="time" office:time-value="PT00H03M24S">
            <text:p>00:03:24</text:p>
          </table:table-cell>
        </table:table-row>
        <table:table-row table:style-name="ro1">
          <table:table-cell/>
          <table:table-cell office:value-type="time" office:time-value="PT00H03M36S">
            <text:p>00:03:36</text:p>
          </table:table-cell>
        </table:table-row>
        <table:table-row table:style-name="ro1">
          <table:table-cell/>
          <table:table-cell office:value-type="time" office:time-value="PT00H03M42S">
            <text:p>00:03:42</text:p>
          </table:table-cell>
        </table:table-row>
        <table:table-row table:style-name="ro1">
          <table:table-cell/>
          <table:table-cell office:value-type="time" office:time-value="PT00H04M05S">
            <text:p>00:04:05</text:p>
          </table:table-cell>
        </table:table-row>
        <table:table-row table:style-name="ro1">
          <table:table-cell/>
          <table:table-cell office:value-type="time" office:time-value="PT00H04M28S">
            <text:p>00:04:28</text:p>
          </table:table-cell>
        </table:table-row>
        <table:table-row table:style-name="ro1">
          <table:table-cell/>
          <table:table-cell office:value-type="time" office:time-value="PT00H04M49S">
            <text:p>00:04:49</text:p>
          </table:table-cell>
        </table:table-row>
        <table:table-row table:style-name="ro1">
          <table:table-cell/>
          <table:table-cell office:value-type="time" office:time-value="PT00H04M51S">
            <text:p>00:04:51</text:p>
          </table:table-cell>
        </table:table-row>
        <table:table-row table:style-name="ro1">
          <table:table-cell/>
          <table:table-cell office:value-type="time" office:time-value="PT00H05M01S">
            <text:p>00:05:01</text:p>
          </table:table-cell>
        </table:table-row>
        <table:table-row table:style-name="ro1">
          <table:table-cell/>
          <table:table-cell office:value-type="time" office:time-value="PT00H05M04S">
            <text:p>00:05:04</text:p>
          </table:table-cell>
        </table:table-row>
        <table:table-row table:style-name="ro1">
          <table:table-cell/>
          <table:table-cell office:value-type="time" office:time-value="PT00H05M14S">
            <text:p>00:05:14</text:p>
          </table:table-cell>
        </table:table-row>
        <table:table-row table:style-name="ro1">
          <table:table-cell/>
          <table:table-cell office:value-type="time" office:time-value="PT00H05M19S">
            <text:p>00:05:19</text:p>
          </table:table-cell>
        </table:table-row>
        <table:table-row table:style-name="ro1">
          <table:table-cell/>
          <table:table-cell office:value-type="time" office:time-value="PT00H05M24S">
            <text:p>00:05:24</text:p>
          </table:table-cell>
        </table:table-row>
        <table:table-row table:style-name="ro1">
          <table:table-cell/>
          <table:table-cell office:value-type="time" office:time-value="PT00H05M24S">
            <text:p>00:05:24</text:p>
          </table:table-cell>
        </table:table-row>
        <table:table-row table:style-name="ro1">
          <table:table-cell/>
          <table:table-cell office:value-type="time" office:time-value="PT00H05M37S">
            <text:p>00:05:37</text:p>
          </table:table-cell>
        </table:table-row>
        <table:table-row table:style-name="ro1">
          <table:table-cell/>
          <table:table-cell office:value-type="time" office:time-value="PT00H05M45S">
            <text:p>00:05:45</text:p>
          </table:table-cell>
        </table:table-row>
        <table:table-row table:style-name="ro1">
          <table:table-cell/>
          <table:table-cell office:value-type="time" office:time-value="PT00H05M48S">
            <text:p>00:05:48</text:p>
          </table:table-cell>
        </table:table-row>
        <table:table-row table:style-name="ro1">
          <table:table-cell/>
          <table:table-cell office:value-type="time" office:time-value="PT00H05M51S">
            <text:p>00:05:51</text:p>
          </table:table-cell>
        </table:table-row>
        <table:table-row table:style-name="ro1">
          <table:table-cell/>
          <table:table-cell office:value-type="time" office:time-value="PT00H05M52S">
            <text:p>00:05:52</text:p>
          </table:table-cell>
        </table:table-row>
        <table:table-row table:style-name="ro1">
          <table:table-cell/>
          <table:table-cell office:value-type="time" office:time-value="PT00H06M42S">
            <text:p>00:06:42</text:p>
          </table:table-cell>
        </table:table-row>
        <table:table-row table:style-name="ro1">
          <table:table-cell/>
          <table:table-cell office:value-type="time" office:time-value="PT00H06M43S">
            <text:p>00:06:43</text:p>
          </table:table-cell>
        </table:table-row>
        <table:table-row table:style-name="ro1">
          <table:table-cell/>
          <table:table-cell office:value-type="time" office:time-value="PT00H06M45S">
            <text:p>00:06:45</text:p>
          </table:table-cell>
        </table:table-row>
        <table:table-row table:style-name="ro1">
          <table:table-cell/>
          <table:table-cell office:value-type="time" office:time-value="PT00H07M18S">
            <text:p>00:07:18</text:p>
          </table:table-cell>
        </table:table-row>
        <table:table-row table:style-name="ro1">
          <table:table-cell/>
          <table:table-cell office:value-type="time" office:time-value="PT00H07M31S">
            <text:p>00:07:31</text:p>
          </table:table-cell>
        </table:table-row>
        <table:table-row table:style-name="ro1">
          <table:table-cell/>
          <table:table-cell office:value-type="time" office:time-value="PT00H07M34S">
            <text:p>00:07:34</text:p>
          </table:table-cell>
        </table:table-row>
        <table:table-row table:style-name="ro1">
          <table:table-cell/>
          <table:table-cell office:value-type="time" office:time-value="PT00H07M42S">
            <text:p>00:07:42</text:p>
          </table:table-cell>
        </table:table-row>
        <table:table-row table:style-name="ro1">
          <table:table-cell/>
          <table:table-cell office:value-type="time" office:time-value="PT00H07M48S">
            <text:p>00:07:48</text:p>
          </table:table-cell>
        </table:table-row>
        <table:table-row table:style-name="ro1">
          <table:table-cell/>
          <table:table-cell office:value-type="time" office:time-value="PT00H07M51S">
            <text:p>00:07:51</text:p>
          </table:table-cell>
        </table:table-row>
        <table:table-row table:style-name="ro1">
          <table:table-cell/>
          <table:table-cell office:value-type="time" office:time-value="PT00H08M08S">
            <text:p>00:08:08</text:p>
          </table:table-cell>
        </table:table-row>
        <table:table-row table:style-name="ro1">
          <table:table-cell/>
          <table:table-cell office:value-type="time" office:time-value="PT00H08M15S">
            <text:p>00:08:15</text:p>
          </table:table-cell>
        </table:table-row>
        <table:table-row table:style-name="ro1">
          <table:table-cell/>
          <table:table-cell office:value-type="time" office:time-value="PT00H08M23S">
            <text:p>00:08:23</text:p>
          </table:table-cell>
        </table:table-row>
        <table:table-row table:style-name="ro1">
          <table:table-cell/>
          <table:table-cell office:value-type="time" office:time-value="PT00H08M24S">
            <text:p>00:08:24</text:p>
          </table:table-cell>
        </table:table-row>
        <table:table-row table:style-name="ro1">
          <table:table-cell/>
          <table:table-cell office:value-type="time" office:time-value="PT00H08M26S">
            <text:p>00:08:26</text:p>
          </table:table-cell>
        </table:table-row>
        <table:table-row table:style-name="ro1">
          <table:table-cell/>
          <table:table-cell office:value-type="time" office:time-value="PT00H08M32S">
            <text:p>00:08:32</text:p>
          </table:table-cell>
        </table:table-row>
        <table:table-row table:style-name="ro1">
          <table:table-cell/>
          <table:table-cell office:value-type="time" office:time-value="PT00H08M34S">
            <text:p>00:08:34</text:p>
          </table:table-cell>
        </table:table-row>
        <table:table-row table:style-name="ro1">
          <table:table-cell/>
          <table:table-cell office:value-type="time" office:time-value="PT00H08M37S">
            <text:p>00:08:37</text:p>
          </table:table-cell>
        </table:table-row>
        <table:table-row table:style-name="ro1">
          <table:table-cell/>
          <table:table-cell office:value-type="time" office:time-value="PT00H09M08S">
            <text:p>00:09:08</text:p>
          </table:table-cell>
        </table:table-row>
        <table:table-row table:style-name="ro1">
          <table:table-cell/>
          <table:table-cell office:value-type="time" office:time-value="PT00H09M09S">
            <text:p>00:09:09</text:p>
          </table:table-cell>
        </table:table-row>
        <table:table-row table:style-name="ro1">
          <table:table-cell/>
          <table:table-cell office:value-type="time" office:time-value="PT00H09M16S">
            <text:p>00:09:16</text:p>
          </table:table-cell>
        </table:table-row>
        <table:table-row table:style-name="ro1">
          <table:table-cell/>
          <table:table-cell office:value-type="time" office:time-value="PT00H09M16S">
            <text:p>00:09:16</text:p>
          </table:table-cell>
        </table:table-row>
        <table:table-row table:style-name="ro1">
          <table:table-cell/>
          <table:table-cell office:value-type="time" office:time-value="PT00H09M26S">
            <text:p>00:09:26</text:p>
          </table:table-cell>
        </table:table-row>
        <table:table-row table:style-name="ro1">
          <table:table-cell/>
          <table:table-cell office:value-type="time" office:time-value="PT00H09M33S">
            <text:p>00:09:33</text:p>
          </table:table-cell>
        </table:table-row>
        <table:table-row table:style-name="ro1">
          <table:table-cell/>
          <table:table-cell office:value-type="time" office:time-value="PT00H09M33S">
            <text:p>00:09:33</text:p>
          </table:table-cell>
        </table:table-row>
        <table:table-row table:style-name="ro1">
          <table:table-cell/>
          <table:table-cell office:value-type="time" office:time-value="PT00H09M39S">
            <text:p>00:09:39</text:p>
          </table:table-cell>
        </table:table-row>
        <table:table-row table:style-name="ro1">
          <table:table-cell/>
          <table:table-cell office:value-type="time" office:time-value="PT00H09M46S">
            <text:p>00:09:46</text:p>
          </table:table-cell>
        </table:table-row>
        <table:table-row table:style-name="ro1">
          <table:table-cell/>
          <table:table-cell office:value-type="time" office:time-value="PT00H10M15S">
            <text:p>00:10:15</text:p>
          </table:table-cell>
        </table:table-row>
        <table:table-row table:style-name="ro1">
          <table:table-cell/>
          <table:table-cell office:value-type="time" office:time-value="PT00H10M16S">
            <text:p>00:10:16</text:p>
          </table:table-cell>
        </table:table-row>
        <table:table-row table:style-name="ro1">
          <table:table-cell/>
          <table:table-cell office:value-type="time" office:time-value="PT00H10M17S">
            <text:p>00:10:17</text:p>
          </table:table-cell>
        </table:table-row>
        <table:table-row table:style-name="ro1">
          <table:table-cell/>
          <table:table-cell office:value-type="time" office:time-value="PT00H10M20S">
            <text:p>00:10:20</text:p>
          </table:table-cell>
        </table:table-row>
        <table:table-row table:style-name="ro1">
          <table:table-cell/>
          <table:table-cell office:value-type="time" office:time-value="PT00H10M26S">
            <text:p>00:10:26</text:p>
          </table:table-cell>
        </table:table-row>
        <table:table-row table:style-name="ro1">
          <table:table-cell/>
          <table:table-cell office:value-type="time" office:time-value="PT00H10M38S">
            <text:p>00:10:38</text:p>
          </table:table-cell>
        </table:table-row>
        <table:table-row table:style-name="ro1">
          <table:table-cell/>
          <table:table-cell office:value-type="time" office:time-value="PT00H10M40S">
            <text:p>00:10:40</text:p>
          </table:table-cell>
        </table:table-row>
        <table:table-row table:style-name="ro1">
          <table:table-cell/>
          <table:table-cell office:value-type="time" office:time-value="PT00H10M52S">
            <text:p>00:10:52</text:p>
          </table:table-cell>
        </table:table-row>
        <table:table-row table:style-name="ro1">
          <table:table-cell/>
          <table:table-cell office:value-type="time" office:time-value="PT00H10M57S">
            <text:p>00:10:57</text:p>
          </table:table-cell>
        </table:table-row>
        <table:table-row table:style-name="ro1">
          <table:table-cell/>
          <table:table-cell office:value-type="time" office:time-value="PT00H10M59S">
            <text:p>00:10:59</text:p>
          </table:table-cell>
        </table:table-row>
        <table:table-row table:style-name="ro1">
          <table:table-cell/>
          <table:table-cell office:value-type="time" office:time-value="PT00H11M08S">
            <text:p>00:11:08</text:p>
          </table:table-cell>
        </table:table-row>
        <table:table-row table:style-name="ro1">
          <table:table-cell/>
          <table:table-cell office:value-type="time" office:time-value="PT00H11M13S">
            <text:p>00:11:13</text:p>
          </table:table-cell>
        </table:table-row>
        <table:table-row table:style-name="ro1">
          <table:table-cell/>
          <table:table-cell office:value-type="time" office:time-value="PT00H11M26S">
            <text:p>00:11:26</text:p>
          </table:table-cell>
        </table:table-row>
        <table:table-row table:style-name="ro1">
          <table:table-cell/>
          <table:table-cell office:value-type="time" office:time-value="PT00H11M31S">
            <text:p>00:11:31</text:p>
          </table:table-cell>
        </table:table-row>
        <table:table-row table:style-name="ro1">
          <table:table-cell/>
          <table:table-cell office:value-type="time" office:time-value="PT00H11M32S">
            <text:p>00:11:32</text:p>
          </table:table-cell>
        </table:table-row>
        <table:table-row table:style-name="ro1">
          <table:table-cell/>
          <table:table-cell office:value-type="time" office:time-value="PT00H11M45S">
            <text:p>00:11:45</text:p>
          </table:table-cell>
        </table:table-row>
        <table:table-row table:style-name="ro1">
          <table:table-cell/>
          <table:table-cell office:value-type="time" office:time-value="PT00H12M05S">
            <text:p>00:12:05</text:p>
          </table:table-cell>
        </table:table-row>
        <table:table-row table:style-name="ro1">
          <table:table-cell/>
          <table:table-cell office:value-type="time" office:time-value="PT00H12M13S">
            <text:p>00:12:13</text:p>
          </table:table-cell>
        </table:table-row>
        <table:table-row table:style-name="ro1">
          <table:table-cell/>
          <table:table-cell office:value-type="time" office:time-value="PT00H12M18S">
            <text:p>00:12:18</text:p>
          </table:table-cell>
        </table:table-row>
        <table:table-row table:style-name="ro1">
          <table:table-cell/>
          <table:table-cell office:value-type="time" office:time-value="PT00H12M18S">
            <text:p>00:12:18</text:p>
          </table:table-cell>
        </table:table-row>
        <table:table-row table:style-name="ro1">
          <table:table-cell/>
          <table:table-cell office:value-type="time" office:time-value="PT00H12M25S">
            <text:p>00:12:25</text:p>
          </table:table-cell>
        </table:table-row>
        <table:table-row table:style-name="ro1">
          <table:table-cell/>
          <table:table-cell office:value-type="time" office:time-value="PT00H12M47S">
            <text:p>00:12:47</text:p>
          </table:table-cell>
        </table:table-row>
        <table:table-row table:style-name="ro1">
          <table:table-cell/>
          <table:table-cell office:value-type="time" office:time-value="PT00H12M48S">
            <text:p>00:12:48</text:p>
          </table:table-cell>
        </table:table-row>
        <table:table-row table:style-name="ro1">
          <table:table-cell/>
          <table:table-cell office:value-type="time" office:time-value="PT00H12M58S">
            <text:p>00:12:58</text:p>
          </table:table-cell>
        </table:table-row>
        <table:table-row table:style-name="ro1">
          <table:table-cell/>
          <table:table-cell office:value-type="time" office:time-value="PT00H13M10S">
            <text:p>00:13:10</text:p>
          </table:table-cell>
        </table:table-row>
        <table:table-row table:style-name="ro1">
          <table:table-cell/>
          <table:table-cell office:value-type="time" office:time-value="PT00H13M17S">
            <text:p>00:13:17</text:p>
          </table:table-cell>
        </table:table-row>
        <table:table-row table:style-name="ro1">
          <table:table-cell/>
          <table:table-cell office:value-type="time" office:time-value="PT00H13M20S">
            <text:p>00:13:20</text:p>
          </table:table-cell>
        </table:table-row>
        <table:table-row table:style-name="ro1">
          <table:table-cell/>
          <table:table-cell office:value-type="time" office:time-value="PT00H13M21S">
            <text:p>00:13:21</text:p>
          </table:table-cell>
        </table:table-row>
        <table:table-row table:style-name="ro1">
          <table:table-cell/>
          <table:table-cell office:value-type="time" office:time-value="PT00H13M21S">
            <text:p>00:13:21</text:p>
          </table:table-cell>
        </table:table-row>
        <table:table-row table:style-name="ro1">
          <table:table-cell/>
          <table:table-cell office:value-type="time" office:time-value="PT00H13M21S">
            <text:p>00:13:21</text:p>
          </table:table-cell>
        </table:table-row>
        <table:table-row table:style-name="ro1">
          <table:table-cell/>
          <table:table-cell office:value-type="time" office:time-value="PT00H13M22S">
            <text:p>00:13:22</text:p>
          </table:table-cell>
        </table:table-row>
        <table:table-row table:style-name="ro1">
          <table:table-cell/>
          <table:table-cell office:value-type="time" office:time-value="PT00H13M25S">
            <text:p>00:13:25</text:p>
          </table:table-cell>
        </table:table-row>
        <table:table-row table:style-name="ro1">
          <table:table-cell/>
          <table:table-cell office:value-type="time" office:time-value="PT00H13M26S">
            <text:p>00:13:26</text:p>
          </table:table-cell>
        </table:table-row>
        <table:table-row table:style-name="ro1">
          <table:table-cell/>
          <table:table-cell office:value-type="time" office:time-value="PT00H13M31S">
            <text:p>00:13:31</text:p>
          </table:table-cell>
        </table:table-row>
        <table:table-row table:style-name="ro1">
          <table:table-cell/>
          <table:table-cell office:value-type="time" office:time-value="PT00H13M39S">
            <text:p>00:13:39</text:p>
          </table:table-cell>
        </table:table-row>
        <table:table-row table:style-name="ro1">
          <table:table-cell/>
          <table:table-cell office:value-type="time" office:time-value="PT00H13M47S">
            <text:p>00:13:47</text:p>
          </table:table-cell>
        </table:table-row>
        <table:table-row table:style-name="ro1">
          <table:table-cell/>
          <table:table-cell office:value-type="time" office:time-value="PT00H13M54S">
            <text:p>00:13:54</text:p>
          </table:table-cell>
        </table:table-row>
        <table:table-row table:style-name="ro1">
          <table:table-cell/>
          <table:table-cell office:value-type="time" office:time-value="PT00H13M56S">
            <text:p>00:13:56</text:p>
          </table:table-cell>
        </table:table-row>
        <table:table-row table:style-name="ro1">
          <table:table-cell/>
          <table:table-cell office:value-type="time" office:time-value="PT00H14M04S">
            <text:p>00:14:04</text:p>
          </table:table-cell>
        </table:table-row>
        <table:table-row table:style-name="ro1">
          <table:table-cell/>
          <table:table-cell office:value-type="time" office:time-value="PT00H14M11S">
            <text:p>00:14:11</text:p>
          </table:table-cell>
        </table:table-row>
        <table:table-row table:style-name="ro1">
          <table:table-cell/>
          <table:table-cell office:value-type="time" office:time-value="PT00H14M12S">
            <text:p>00:14:12</text:p>
          </table:table-cell>
        </table:table-row>
        <table:table-row table:style-name="ro1">
          <table:table-cell/>
          <table:table-cell office:value-type="time" office:time-value="PT00H14M15S">
            <text:p>00:14:15</text:p>
          </table:table-cell>
        </table:table-row>
        <table:table-row table:style-name="ro1">
          <table:table-cell/>
          <table:table-cell office:value-type="time" office:time-value="PT00H14M40S">
            <text:p>00:14:40</text:p>
          </table:table-cell>
        </table:table-row>
        <table:table-row table:style-name="ro1">
          <table:table-cell/>
          <table:table-cell office:value-type="time" office:time-value="PT00H14M49S">
            <text:p>00:14:49</text:p>
          </table:table-cell>
        </table:table-row>
        <table:table-row table:style-name="ro1">
          <table:table-cell/>
          <table:table-cell office:value-type="time" office:time-value="PT00H14M50S">
            <text:p>00:14:50</text:p>
          </table:table-cell>
        </table:table-row>
        <table:table-row table:style-name="ro1">
          <table:table-cell/>
          <table:table-cell office:value-type="time" office:time-value="PT00H14M53S">
            <text:p>00:14:53</text:p>
          </table:table-cell>
        </table:table-row>
        <table:table-row table:style-name="ro1">
          <table:table-cell/>
          <table:table-cell office:value-type="time" office:time-value="PT00H14M55S">
            <text:p>00:14:55</text:p>
          </table:table-cell>
        </table:table-row>
        <table:table-row table:style-name="ro1">
          <table:table-cell/>
          <table:table-cell office:value-type="time" office:time-value="PT00H14M59S">
            <text:p>00:14:59</text:p>
          </table:table-cell>
        </table:table-row>
        <table:table-row table:style-name="ro1">
          <table:table-cell/>
          <table:table-cell office:value-type="time" office:time-value="PT00H15M10S">
            <text:p>00:15:10</text:p>
          </table:table-cell>
        </table:table-row>
        <table:table-row table:style-name="ro1">
          <table:table-cell/>
          <table:table-cell office:value-type="time" office:time-value="PT00H15M17S">
            <text:p>00:15:17</text:p>
          </table:table-cell>
        </table:table-row>
        <table:table-row table:style-name="ro1">
          <table:table-cell/>
          <table:table-cell office:value-type="time" office:time-value="PT00H15M17S">
            <text:p>00:15:17</text:p>
          </table:table-cell>
        </table:table-row>
        <table:table-row table:style-name="ro1">
          <table:table-cell/>
          <table:table-cell office:value-type="time" office:time-value="PT00H15M30S">
            <text:p>00:15:30</text:p>
          </table:table-cell>
        </table:table-row>
        <table:table-row table:style-name="ro1">
          <table:table-cell/>
          <table:table-cell office:value-type="time" office:time-value="PT00H15M38S">
            <text:p>00:15:38</text:p>
          </table:table-cell>
        </table:table-row>
        <table:table-row table:style-name="ro1">
          <table:table-cell/>
          <table:table-cell office:value-type="time" office:time-value="PT00H15M53S">
            <text:p>00:15:53</text:p>
          </table:table-cell>
        </table:table-row>
        <table:table-row table:style-name="ro1">
          <table:table-cell/>
          <table:table-cell office:value-type="time" office:time-value="PT00H16M09S">
            <text:p>00:16:09</text:p>
          </table:table-cell>
        </table:table-row>
        <table:table-row table:style-name="ro1">
          <table:table-cell/>
          <table:table-cell office:value-type="time" office:time-value="PT00H16M14S">
            <text:p>00:16:14</text:p>
          </table:table-cell>
        </table:table-row>
        <table:table-row table:style-name="ro1">
          <table:table-cell/>
          <table:table-cell office:value-type="time" office:time-value="PT00H16M27S">
            <text:p>00:16:27</text:p>
          </table:table-cell>
        </table:table-row>
        <table:table-row table:style-name="ro1">
          <table:table-cell/>
          <table:table-cell office:value-type="time" office:time-value="PT00H16M33S">
            <text:p>00:16:33</text:p>
          </table:table-cell>
        </table:table-row>
        <table:table-row table:style-name="ro1">
          <table:table-cell/>
          <table:table-cell office:value-type="time" office:time-value="PT00H16M39S">
            <text:p>00:16:39</text:p>
          </table:table-cell>
        </table:table-row>
        <table:table-row table:style-name="ro1">
          <table:table-cell/>
          <table:table-cell office:value-type="time" office:time-value="PT00H16M59S">
            <text:p>00:16:59</text:p>
          </table:table-cell>
        </table:table-row>
        <table:table-row table:style-name="ro1">
          <table:table-cell/>
          <table:table-cell office:value-type="time" office:time-value="PT00H17M18S">
            <text:p>00:17:18</text:p>
          </table:table-cell>
        </table:table-row>
        <table:table-row table:style-name="ro1">
          <table:table-cell/>
          <table:table-cell office:value-type="time" office:time-value="PT00H17M50S">
            <text:p>00:17:50</text:p>
          </table:table-cell>
        </table:table-row>
        <table:table-row table:style-name="ro1">
          <table:table-cell/>
          <table:table-cell office:value-type="time" office:time-value="PT00H17M54S">
            <text:p>00:17:54</text:p>
          </table:table-cell>
        </table:table-row>
        <table:table-row table:style-name="ro1">
          <table:table-cell/>
          <table:table-cell office:value-type="time" office:time-value="PT00H17M58S">
            <text:p>00:17:58</text:p>
          </table:table-cell>
        </table:table-row>
        <table:table-row table:style-name="ro1">
          <table:table-cell/>
          <table:table-cell office:value-type="time" office:time-value="PT00H18M13S">
            <text:p>00:18:13</text:p>
          </table:table-cell>
        </table:table-row>
        <table:table-row table:style-name="ro1">
          <table:table-cell/>
          <table:table-cell office:value-type="time" office:time-value="PT00H18M41S">
            <text:p>00:18:41</text:p>
          </table:table-cell>
        </table:table-row>
        <table:table-row table:style-name="ro1">
          <table:table-cell/>
          <table:table-cell office:value-type="time" office:time-value="PT00H19M03S">
            <text:p>00:19:03</text:p>
          </table:table-cell>
        </table:table-row>
        <table:table-row table:style-name="ro1">
          <table:table-cell/>
          <table:table-cell office:value-type="time" office:time-value="PT00H19M11S">
            <text:p>00:19:11</text:p>
          </table:table-cell>
        </table:table-row>
        <table:table-row table:style-name="ro1">
          <table:table-cell/>
          <table:table-cell office:value-type="time" office:time-value="PT00H19M49S">
            <text:p>00:19:49</text:p>
          </table:table-cell>
        </table:table-row>
        <table:table-row table:style-name="ro1">
          <table:table-cell/>
          <table:table-cell office:value-type="time" office:time-value="PT00H19M51S">
            <text:p>00:19:51</text:p>
          </table:table-cell>
        </table:table-row>
        <table:table-row table:style-name="ro1">
          <table:table-cell/>
          <table:table-cell office:value-type="time" office:time-value="PT00H20M13S">
            <text:p>00:20:13</text:p>
          </table:table-cell>
        </table:table-row>
        <table:table-row table:style-name="ro1">
          <table:table-cell/>
          <table:table-cell office:value-type="time" office:time-value="PT00H20M23S">
            <text:p>00:20:23</text:p>
          </table:table-cell>
        </table:table-row>
        <table:table-row table:style-name="ro1">
          <table:table-cell/>
          <table:table-cell office:value-type="time" office:time-value="PT00H20M24S">
            <text:p>00:20:24</text:p>
          </table:table-cell>
        </table:table-row>
        <table:table-row table:style-name="ro1">
          <table:table-cell/>
          <table:table-cell office:value-type="time" office:time-value="PT00H20M24S">
            <text:p>00:20:24</text:p>
          </table:table-cell>
        </table:table-row>
        <table:table-row table:style-name="ro1">
          <table:table-cell/>
          <table:table-cell office:value-type="time" office:time-value="PT00H20M40S">
            <text:p>00:20:40</text:p>
          </table:table-cell>
        </table:table-row>
        <table:table-row table:style-name="ro1">
          <table:table-cell/>
          <table:table-cell office:value-type="time" office:time-value="PT00H20M42S">
            <text:p>00:20:42</text:p>
          </table:table-cell>
        </table:table-row>
        <table:table-row table:style-name="ro1">
          <table:table-cell/>
          <table:table-cell office:value-type="time" office:time-value="PT00H21M04S">
            <text:p>00:21:04</text:p>
          </table:table-cell>
        </table:table-row>
        <table:table-row table:style-name="ro1">
          <table:table-cell/>
          <table:table-cell office:value-type="time" office:time-value="PT00H21M50S">
            <text:p>00:21:50</text:p>
          </table:table-cell>
        </table:table-row>
        <table:table-row table:style-name="ro1">
          <table:table-cell/>
          <table:table-cell office:value-type="time" office:time-value="PT00H22M06S">
            <text:p>00:22:06</text:p>
          </table:table-cell>
        </table:table-row>
        <table:table-row table:style-name="ro1">
          <table:table-cell/>
          <table:table-cell office:value-type="time" office:time-value="PT00H22M15S">
            <text:p>00:22:15</text:p>
          </table:table-cell>
        </table:table-row>
        <table:table-row table:style-name="ro1">
          <table:table-cell/>
          <table:table-cell office:value-type="time" office:time-value="PT00H22M28S">
            <text:p>00:22:28</text:p>
          </table:table-cell>
        </table:table-row>
        <table:table-row table:style-name="ro1">
          <table:table-cell/>
          <table:table-cell office:value-type="time" office:time-value="PT00H22M46S">
            <text:p>00:22:46</text:p>
          </table:table-cell>
        </table:table-row>
        <table:table-row table:style-name="ro1">
          <table:table-cell/>
          <table:table-cell office:value-type="time" office:time-value="PT00H23M06S">
            <text:p>00:23:06</text:p>
          </table:table-cell>
        </table:table-row>
        <table:table-row table:style-name="ro1">
          <table:table-cell/>
          <table:table-cell office:value-type="time" office:time-value="PT00H23M13S">
            <text:p>00:23:13</text:p>
          </table:table-cell>
        </table:table-row>
        <table:table-row table:style-name="ro1">
          <table:table-cell/>
          <table:table-cell office:value-type="time" office:time-value="PT00H23M18S">
            <text:p>00:23:18</text:p>
          </table:table-cell>
        </table:table-row>
        <table:table-row table:style-name="ro1">
          <table:table-cell/>
          <table:table-cell office:value-type="time" office:time-value="PT00H23M23S">
            <text:p>00:23:23</text:p>
          </table:table-cell>
        </table:table-row>
        <table:table-row table:style-name="ro1">
          <table:table-cell/>
          <table:table-cell office:value-type="time" office:time-value="PT00H23M23S">
            <text:p>00:23:23</text:p>
          </table:table-cell>
        </table:table-row>
        <table:table-row table:style-name="ro1">
          <table:table-cell/>
          <table:table-cell office:value-type="time" office:time-value="PT00H23M31S">
            <text:p>00:23:31</text:p>
          </table:table-cell>
        </table:table-row>
        <table:table-row table:style-name="ro1">
          <table:table-cell/>
          <table:table-cell office:value-type="time" office:time-value="PT00H24M20S">
            <text:p>00:24:20</text:p>
          </table:table-cell>
        </table:table-row>
        <table:table-row table:style-name="ro1">
          <table:table-cell/>
          <table:table-cell office:value-type="time" office:time-value="PT00H24M22S">
            <text:p>00:24:22</text:p>
          </table:table-cell>
        </table:table-row>
        <table:table-row table:style-name="ro1">
          <table:table-cell/>
          <table:table-cell office:value-type="time" office:time-value="PT00H24M47S">
            <text:p>00:24:47</text:p>
          </table:table-cell>
        </table:table-row>
        <table:table-row table:style-name="ro1">
          <table:table-cell/>
          <table:table-cell office:value-type="time" office:time-value="PT00H25M39S">
            <text:p>00:25:39</text:p>
          </table:table-cell>
        </table:table-row>
        <table:table-row table:style-name="ro1">
          <table:table-cell/>
          <table:table-cell office:value-type="time" office:time-value="PT00H25M51S">
            <text:p>00:25:51</text:p>
          </table:table-cell>
        </table:table-row>
        <table:table-row table:style-name="ro1">
          <table:table-cell/>
          <table:table-cell office:value-type="time" office:time-value="PT00H25M52S">
            <text:p>00:25:52</text:p>
          </table:table-cell>
        </table:table-row>
        <table:table-row table:style-name="ro1">
          <table:table-cell/>
          <table:table-cell office:value-type="time" office:time-value="PT00H25M57S">
            <text:p>00:25:57</text:p>
          </table:table-cell>
        </table:table-row>
        <table:table-row table:style-name="ro1">
          <table:table-cell/>
          <table:table-cell office:value-type="time" office:time-value="PT00H26M11S">
            <text:p>00:26:11</text:p>
          </table:table-cell>
        </table:table-row>
        <table:table-row table:style-name="ro1">
          <table:table-cell/>
          <table:table-cell office:value-type="time" office:time-value="PT00H26M42S">
            <text:p>00:26:42</text:p>
          </table:table-cell>
        </table:table-row>
        <table:table-row table:style-name="ro1">
          <table:table-cell/>
          <table:table-cell office:value-type="time" office:time-value="PT00H26M44S">
            <text:p>00:26:44</text:p>
          </table:table-cell>
        </table:table-row>
        <table:table-row table:style-name="ro1">
          <table:table-cell/>
          <table:table-cell office:value-type="time" office:time-value="PT00H27M29S">
            <text:p>00:27:29</text:p>
          </table:table-cell>
        </table:table-row>
        <table:table-row table:style-name="ro1">
          <table:table-cell/>
          <table:table-cell office:value-type="time" office:time-value="PT00H27M40S">
            <text:p>00:27:40</text:p>
          </table:table-cell>
        </table:table-row>
        <table:table-row table:style-name="ro1">
          <table:table-cell/>
          <table:table-cell office:value-type="time" office:time-value="PT00H27M50S">
            <text:p>00:27:50</text:p>
          </table:table-cell>
        </table:table-row>
        <table:table-row table:style-name="ro1">
          <table:table-cell/>
          <table:table-cell office:value-type="time" office:time-value="PT00H29M04S">
            <text:p>00:29:04</text:p>
          </table:table-cell>
        </table:table-row>
        <table:table-row table:style-name="ro1">
          <table:table-cell/>
          <table:table-cell office:value-type="time" office:time-value="PT00H29M48S">
            <text:p>00:29:48</text:p>
          </table:table-cell>
        </table:table-row>
        <table:table-row table:style-name="ro1">
          <table:table-cell/>
          <table:table-cell office:value-type="time" office:time-value="PT00H30M17S">
            <text:p>00:30:17</text:p>
          </table:table-cell>
        </table:table-row>
        <table:table-row table:style-name="ro1">
          <table:table-cell/>
          <table:table-cell office:value-type="time" office:time-value="PT00H33M08S">
            <text:p>00:33:08</text:p>
          </table:table-cell>
        </table:table-row>
        <table:table-row table:style-name="ro1">
          <table:table-cell/>
          <table:table-cell office:value-type="time" office:time-value="PT00H33M55S">
            <text:p>00:33:55</text:p>
          </table:table-cell>
        </table:table-row>
        <table:table-row table:style-name="ro1">
          <table:table-cell/>
          <table:table-cell office:value-type="time" office:time-value="PT00H35M09S">
            <text:p>00:35:09</text:p>
          </table:table-cell>
        </table:table-row>
        <table:table-row table:style-name="ro1">
          <table:table-cell/>
          <table:table-cell office:value-type="time" office:time-value="PT00H35M37S">
            <text:p>00:35:37</text:p>
          </table:table-cell>
        </table:table-row>
        <table:table-row table:style-name="ro1">
          <table:table-cell/>
          <table:table-cell office:value-type="time" office:time-value="PT00H36M48S">
            <text:p>00:36:48</text:p>
          </table:table-cell>
        </table:table-row>
        <table:table-row table:style-name="ro1">
          <table:table-cell/>
          <table:table-cell office:value-type="time" office:time-value="PT00H39M24S">
            <text:p>00:39:24</text:p>
          </table:table-cell>
        </table:table-row>
        <table:table-row table:style-name="ro1">
          <table:table-cell/>
          <table:table-cell office:value-type="time" office:time-value="PT00H41M26S">
            <text:p>00:41:26</text:p>
          </table:table-cell>
        </table:table-row>
        <table:table-row table:style-name="ro1">
          <table:table-cell/>
          <table:table-cell office:value-type="time" office:time-value="PT00H42M54S">
            <text:p>00:42:54</text:p>
          </table:table-cell>
        </table:table-row>
        <table:table-row table:style-name="ro1">
          <table:table-cell/>
          <table:table-cell office:value-type="time" office:time-value="PT00H43M23S">
            <text:p>00:43:23</text:p>
          </table:table-cell>
        </table:table-row>
        <table:table-row table:style-name="ro1">
          <table:table-cell/>
          <table:table-cell office:value-type="time" office:time-value="PT00H53M01S">
            <text:p>00:53:01</text:p>
          </table:table-cell>
        </table:table-row>
        <table:table-row table:style-name="ro1">
          <table:table-cell/>
          <table:table-cell office:value-type="time" office:time-value="PT01H00M46S">
            <text:p>01:00:46</text:p>
          </table:table-cell>
        </table:table-row>
        <table:table-row table:style-name="ro1">
          <table:table-cell/>
          <table:table-cell office:value-type="time" office:time-value="PT01H01M06S">
            <text:p>01:01:06</text:p>
          </table:table-cell>
        </table:table-row>
        <table:table-row table:style-name="ro1">
          <table:table-cell/>
          <table:table-cell office:value-type="time" office:time-value="PT01H02M00S">
            <text:p>01:02:00</text:p>
          </table:table-cell>
        </table:table-row>
        <table:table-row table:style-name="ro1">
          <table:table-cell/>
          <table:table-cell office:value-type="time" office:time-value="PT01H02M25S">
            <text:p>01:02:25</text:p>
          </table:table-cell>
        </table:table-row>
        <table:table-row table:style-name="ro1">
          <table:table-cell/>
          <table:table-cell office:value-type="time" office:time-value="PT01H04M07S">
            <text:p>01:04:07</text:p>
          </table:table-cell>
        </table:table-row>
        <table:table-row table:style-name="ro1">
          <table:table-cell/>
          <table:table-cell office:value-type="time" office:time-value="PT01H06M24S">
            <text:p>01:06:24</text:p>
          </table:table-cell>
        </table:table-row>
        <table:table-row table:style-name="ro1">
          <table:table-cell/>
          <table:table-cell office:value-type="time" office:time-value="PT01H06M55S">
            <text:p>01:06:55</text:p>
          </table:table-cell>
        </table:table-row>
        <table:table-row table:style-name="ro1">
          <table:table-cell/>
          <table:table-cell office:value-type="time" office:time-value="PT01H09M24S">
            <text:p>01:09:24</text:p>
          </table:table-cell>
        </table:table-row>
        <table:table-row table:style-name="ro1">
          <table:table-cell/>
          <table:table-cell office:value-type="time" office:time-value="PT01H18M54S">
            <text:p>01:18:54</text:p>
          </table:table-cell>
        </table:table-row>
        <table:table-row table:style-name="ro1">
          <table:table-cell/>
          <table:table-cell office:value-type="time" office:time-value="PT01H19M12S">
            <text:p>01:19:12</text:p>
          </table:table-cell>
        </table:table-row>
        <table:table-row table:style-name="ro1">
          <table:table-cell/>
          <table:table-cell office:value-type="time" office:time-value="PT01H22M50S">
            <text:p>01:22:50</text:p>
          </table:table-cell>
        </table:table-row>
        <table:table-row table:style-name="ro1">
          <table:table-cell/>
          <table:table-cell office:value-type="time" office:time-value="PT01H23M24S">
            <text:p>01:23:24</text:p>
          </table:table-cell>
        </table:table-row>
        <table:table-row table:style-name="ro1">
          <table:table-cell/>
          <table:table-cell office:value-type="time" office:time-value="PT01H26M50S">
            <text:p>01:26:50</text:p>
          </table:table-cell>
        </table:table-row>
        <table:table-row table:style-name="ro1">
          <table:table-cell/>
          <table:table-cell office:value-type="time" office:time-value="PT01H27M54S">
            <text:p>01:27:54</text:p>
          </table:table-cell>
        </table:table-row>
        <table:table-row table:style-name="ro1">
          <table:table-cell/>
          <table:table-cell office:value-type="time" office:time-value="PT01H34M32S">
            <text:p>01:34:32</text:p>
          </table:table-cell>
        </table:table-row>
        <table:table-row table:style-name="ro1">
          <table:table-cell/>
          <table:table-cell office:value-type="time" office:time-value="PT01H47M26S">
            <text:p>01:47:26</text:p>
          </table:table-cell>
        </table:table-row>
        <table:table-row table:style-name="ro1">
          <table:table-cell/>
          <table:table-cell office:value-type="time" office:time-value="PT02H01M16S">
            <text:p>02:01:16</text:p>
          </table:table-cell>
        </table:table-row>
        <table:table-row table:style-name="ro1">
          <table:table-cell/>
          <table:table-cell office:value-type="time" office:time-value="PT02H04M33S">
            <text:p>02:04:33</text:p>
          </table:table-cell>
        </table:table-row>
        <table:table-row table:style-name="ro1">
          <table:table-cell/>
          <table:table-cell office:value-type="time" office:time-value="PT02H10M14S">
            <text:p>02:10:14</text:p>
          </table:table-cell>
        </table:table-row>
        <table:table-row table:style-name="ro1">
          <table:table-cell/>
          <table:table-cell office:value-type="time" office:time-value="PT02H11M49S">
            <text:p>02:11:49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1H05M38S">
            <text:p>01:05:38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4M04S">
            <text:p>00:04:04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2M15S">
            <text:p>00:02:15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2M34S">
            <text:p>00:02:34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56S">
            <text:p>00:01:56</text:p>
          </table:table-cell>
        </table:table-row>
        <table:table-row table:style-name="ro1">
          <table:table-cell/>
          <table:table-cell office:value-type="time" office:time-value="PT00H01M47S">
            <text:p>00:01:47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08S">
            <text:p>00:00:08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11S">
            <text:p>00:00:11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06S">
            <text:p>00:00:06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08S">
            <text:p>00:00:08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0M08S">
            <text:p>00:00:08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0M06S">
            <text:p>00:00:06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1M30S">
            <text:p>00:01:30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0M06S">
            <text:p>00:00:06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0M11S">
            <text:p>00:00:11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07S">
            <text:p>00:00:07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1M34S">
            <text:p>00:01:34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07S">
            <text:p>00:00:07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0M07S">
            <text:p>00:00:07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4M34S">
            <text:p>00:04:34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1M30S">
            <text:p>00:01:30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1M30S">
            <text:p>00:01:30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1M51S">
            <text:p>00:01:51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08S">
            <text:p>00:00:08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9M03S">
            <text:p>00:09:03</text:p>
          </table:table-cell>
        </table:table-row>
        <table:table-row table:style-name="ro1">
          <table:table-cell/>
          <table:table-cell office:value-type="time" office:time-value="PT00H01M48S">
            <text:p>00:01:48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1M41S">
            <text:p>00:01:41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2M02S">
            <text:p>00:02:02</text:p>
          </table:table-cell>
        </table:table-row>
        <table:table-row table:style-name="ro1">
          <table:table-cell/>
          <table:table-cell office:value-type="time" office:time-value="PT00H02M11S">
            <text:p>00:02:11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1M30S">
            <text:p>00:01:30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2M12S">
            <text:p>00:02:12</text:p>
          </table:table-cell>
        </table:table-row>
        <table:table-row table:style-name="ro1">
          <table:table-cell/>
          <table:table-cell office:value-type="time" office:time-value="PT00H01M48S">
            <text:p>00:01:48</text:p>
          </table:table-cell>
        </table:table-row>
        <table:table-row table:style-name="ro1">
          <table:table-cell/>
          <table:table-cell office:value-type="time" office:time-value="PT00H01M43S">
            <text:p>00:01:43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37S">
            <text:p>00:01:37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5M08S">
            <text:p>00:05:08</text:p>
          </table:table-cell>
        </table:table-row>
        <table:table-row table:style-name="ro1">
          <table:table-cell/>
          <table:table-cell office:value-type="time" office:time-value="PT00H02M27S">
            <text:p>00:02:27</text:p>
          </table:table-cell>
        </table:table-row>
        <table:table-row table:style-name="ro1">
          <table:table-cell/>
          <table:table-cell office:value-type="time" office:time-value="PT00H00M06S">
            <text:p>00:00:06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2M59S">
            <text:p>00:02:59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4M35S">
            <text:p>00:04:35</text:p>
          </table:table-cell>
        </table:table-row>
        <table:table-row table:style-name="ro1">
          <table:table-cell/>
          <table:table-cell office:value-type="time" office:time-value="PT00H02M10S">
            <text:p>00:02:10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4M48S">
            <text:p>00:04:48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2M24S">
            <text:p>00:02:24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4M30S">
            <text:p>00:04:30</text:p>
          </table:table-cell>
        </table:table-row>
        <table:table-row table:style-name="ro1">
          <table:table-cell/>
          <table:table-cell office:value-type="time" office:time-value="PT00H03M44S">
            <text:p>00:03:44</text:p>
          </table:table-cell>
        </table:table-row>
        <table:table-row table:style-name="ro1">
          <table:table-cell/>
          <table:table-cell office:value-type="time" office:time-value="PT00H01M23S">
            <text:p>00:01:23</text:p>
          </table:table-cell>
        </table:table-row>
        <table:table-row table:style-name="ro1">
          <table:table-cell/>
          <table:table-cell office:value-type="time" office:time-value="PT00H03M43S">
            <text:p>00:03:43</text:p>
          </table:table-cell>
        </table:table-row>
        <table:table-row table:style-name="ro1">
          <table:table-cell/>
          <table:table-cell office:value-type="time" office:time-value="PT00H02M33S">
            <text:p>00:02:33</text:p>
          </table:table-cell>
        </table:table-row>
        <table:table-row table:style-name="ro1">
          <table:table-cell/>
          <table:table-cell office:value-type="time" office:time-value="PT00H02M55S">
            <text:p>00:02:55</text:p>
          </table:table-cell>
        </table:table-row>
        <table:table-row table:style-name="ro1">
          <table:table-cell/>
          <table:table-cell office:value-type="time" office:time-value="PT00H02M38S">
            <text:p>00:02:38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2M50S">
            <text:p>00:02:50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4M13S">
            <text:p>00:04:13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1M57S">
            <text:p>00:01:57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53S">
            <text:p>00:01:53</text:p>
          </table:table-cell>
        </table:table-row>
        <table:table-row table:style-name="ro1">
          <table:table-cell/>
          <table:table-cell office:value-type="time" office:time-value="PT00H01M30S">
            <text:p>00:01:30</text:p>
          </table:table-cell>
        </table:table-row>
        <table:table-row table:style-name="ro1">
          <table:table-cell/>
          <table:table-cell office:value-type="time" office:time-value="PT00H01M54S">
            <text:p>00:01:54</text:p>
          </table:table-cell>
        </table:table-row>
        <table:table-row table:style-name="ro1">
          <table:table-cell/>
          <table:table-cell office:value-type="time" office:time-value="PT00H01M43S">
            <text:p>00:01:43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2M16S">
            <text:p>00:02:16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1M49S">
            <text:p>00:01:49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1M48S">
            <text:p>00:01:48</text:p>
          </table:table-cell>
        </table:table-row>
        <table:table-row table:style-name="ro1">
          <table:table-cell/>
          <table:table-cell office:value-type="time" office:time-value="PT00H01M37S">
            <text:p>00:01:37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55S">
            <text:p>00:01:55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41S">
            <text:p>00:01:41</text:p>
          </table:table-cell>
        </table:table-row>
        <table:table-row table:style-name="ro1">
          <table:table-cell/>
          <table:table-cell office:value-type="time" office:time-value="PT00H02M09S">
            <text:p>00:02:09</text:p>
          </table:table-cell>
        </table:table-row>
        <table:table-row table:style-name="ro1">
          <table:table-cell/>
          <table:table-cell office:value-type="time" office:time-value="PT00H02M16S">
            <text:p>00:02:16</text:p>
          </table:table-cell>
        </table:table-row>
        <table:table-row table:style-name="ro1">
          <table:table-cell/>
          <table:table-cell office:value-type="time" office:time-value="PT00H02M44S">
            <text:p>00:02:44</text:p>
          </table:table-cell>
        </table:table-row>
        <table:table-row table:style-name="ro1">
          <table:table-cell/>
          <table:table-cell office:value-type="time" office:time-value="PT00H01M53S">
            <text:p>00:01:53</text:p>
          </table:table-cell>
        </table:table-row>
        <table:table-row table:style-name="ro1">
          <table:table-cell/>
          <table:table-cell office:value-type="time" office:time-value="PT00H01M56S">
            <text:p>00:01:56</text:p>
          </table:table-cell>
        </table:table-row>
        <table:table-row table:style-name="ro1">
          <table:table-cell/>
          <table:table-cell office:value-type="time" office:time-value="PT00H01M41S">
            <text:p>00:01:41</text:p>
          </table:table-cell>
        </table:table-row>
        <table:table-row table:style-name="ro1">
          <table:table-cell/>
          <table:table-cell office:value-type="time" office:time-value="PT00H01M57S">
            <text:p>00:01:57</text:p>
          </table:table-cell>
        </table:table-row>
        <table:table-row table:style-name="ro1">
          <table:table-cell/>
          <table:table-cell office:value-type="time" office:time-value="PT00H04M02S">
            <text:p>00:04:02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2M50S">
            <text:p>00:02:50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7M11S">
            <text:p>00:07:11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4M43S">
            <text:p>00:04:43</text:p>
          </table:table-cell>
        </table:table-row>
        <table:table-row table:style-name="ro1">
          <table:table-cell/>
          <table:table-cell office:value-type="time" office:time-value="PT00H05M39S">
            <text:p>00:05:39</text:p>
          </table:table-cell>
        </table:table-row>
        <table:table-row table:style-name="ro1">
          <table:table-cell/>
          <table:table-cell office:value-type="time" office:time-value="PT00H05M16S">
            <text:p>00:05:16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1M48S">
            <text:p>00:01:48</text:p>
          </table:table-cell>
        </table:table-row>
        <table:table-row table:style-name="ro1">
          <table:table-cell/>
          <table:table-cell office:value-type="time" office:time-value="PT00H01M37S">
            <text:p>00:01:37</text:p>
          </table:table-cell>
        </table:table-row>
        <table:table-row table:style-name="ro1">
          <table:table-cell/>
          <table:table-cell office:value-type="time" office:time-value="PT00H02M03S">
            <text:p>00:02:03</text:p>
          </table:table-cell>
        </table:table-row>
        <table:table-row table:style-name="ro1">
          <table:table-cell/>
          <table:table-cell office:value-type="time" office:time-value="PT00H05M58S">
            <text:p>00:05:58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1M36S">
            <text:p>00:01:36</text:p>
          </table:table-cell>
        </table:table-row>
        <table:table-row table:style-name="ro1">
          <table:table-cell/>
          <table:table-cell office:value-type="time" office:time-value="PT00H01M55S">
            <text:p>00:01:55</text:p>
          </table:table-cell>
        </table:table-row>
        <table:table-row table:style-name="ro1">
          <table:table-cell/>
          <table:table-cell office:value-type="time" office:time-value="PT00H04M45S">
            <text:p>00:04:45</text:p>
          </table:table-cell>
        </table:table-row>
        <table:table-row table:style-name="ro1">
          <table:table-cell/>
          <table:table-cell office:value-type="time" office:time-value="PT00H01M23S">
            <text:p>00:01:23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2M48S">
            <text:p>00:02:48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3M27S">
            <text:p>00:03:27</text:p>
          </table:table-cell>
        </table:table-row>
        <table:table-row table:style-name="ro1">
          <table:table-cell/>
          <table:table-cell office:value-type="time" office:time-value="PT00H01M35S">
            <text:p>00:01:35</text:p>
          </table:table-cell>
        </table:table-row>
        <table:table-row table:style-name="ro1">
          <table:table-cell/>
          <table:table-cell office:value-type="time" office:time-value="PT00H01M34S">
            <text:p>00:01:34</text:p>
          </table:table-cell>
        </table:table-row>
        <table:table-row table:style-name="ro1">
          <table:table-cell/>
          <table:table-cell office:value-type="time" office:time-value="PT00H01M32S">
            <text:p>00:01:32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1M49S">
            <text:p>00:01:49</text:p>
          </table:table-cell>
        </table:table-row>
        <table:table-row table:style-name="ro1">
          <table:table-cell/>
          <table:table-cell office:value-type="time" office:time-value="PT00H01M34S">
            <text:p>00:01:34</text:p>
          </table:table-cell>
        </table:table-row>
        <table:table-row table:style-name="ro1">
          <table:table-cell/>
          <table:table-cell office:value-type="time" office:time-value="PT00H05M23S">
            <text:p>00:05:23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3M11S">
            <text:p>00:03:11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1M46S">
            <text:p>00:01:46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4M23S">
            <text:p>00:04:23</text:p>
          </table:table-cell>
        </table:table-row>
        <table:table-row table:style-name="ro1">
          <table:table-cell/>
          <table:table-cell office:value-type="time" office:time-value="PT00H00M11S">
            <text:p>00:00:11</text:p>
          </table:table-cell>
        </table:table-row>
        <table:table-row table:style-name="ro1">
          <table:table-cell/>
          <table:table-cell office:value-type="time" office:time-value="PT00H01M55S">
            <text:p>00:01:55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2M04S">
            <text:p>00:02:04</text:p>
          </table:table-cell>
        </table:table-row>
        <table:table-row table:style-name="ro1">
          <table:table-cell/>
          <table:table-cell office:value-type="time" office:time-value="PT00H01M30S">
            <text:p>00:01:30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3M24S">
            <text:p>00:03:24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2M19S">
            <text:p>00:02:19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2M45S">
            <text:p>00:02:45</text:p>
          </table:table-cell>
        </table:table-row>
        <table:table-row table:style-name="ro1">
          <table:table-cell/>
          <table:table-cell office:value-type="time" office:time-value="PT00H01M45S">
            <text:p>00:01:45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4M38S">
            <text:p>00:04:38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2M32S">
            <text:p>00:02:32</text:p>
          </table:table-cell>
        </table:table-row>
        <table:table-row table:style-name="ro1">
          <table:table-cell/>
          <table:table-cell office:value-type="time" office:time-value="PT00H01M43S">
            <text:p>00:01:43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3M26S">
            <text:p>00:03:26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7M15S">
            <text:p>00:07:15</text:p>
          </table:table-cell>
        </table:table-row>
        <table:table-row table:style-name="ro1">
          <table:table-cell/>
          <table:table-cell office:value-type="time" office:time-value="PT00H01M33S">
            <text:p>00:01:33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3M51S">
            <text:p>00:03:51</text:p>
          </table:table-cell>
        </table:table-row>
        <table:table-row table:style-name="ro1">
          <table:table-cell/>
          <table:table-cell office:value-type="time" office:time-value="PT00H04M39S">
            <text:p>00:04:39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3M34S">
            <text:p>00:03:34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2M34S">
            <text:p>00:02:34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2M22S">
            <text:p>00:02:22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6M36S">
            <text:p>00:06:36</text:p>
          </table:table-cell>
        </table:table-row>
        <table:table-row table:style-name="ro1">
          <table:table-cell/>
          <table:table-cell office:value-type="time" office:time-value="PT00H01M34S">
            <text:p>00:01:34</text:p>
          </table:table-cell>
        </table:table-row>
        <table:table-row table:style-name="ro1">
          <table:table-cell/>
          <table:table-cell office:value-type="time" office:time-value="PT00H06M12S">
            <text:p>00:06:12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2M17S">
            <text:p>00:02:17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2M52S">
            <text:p>00:02:52</text:p>
          </table:table-cell>
        </table:table-row>
        <table:table-row table:style-name="ro1">
          <table:table-cell/>
          <table:table-cell office:value-type="time" office:time-value="PT00H01M58S">
            <text:p>00:01:58</text:p>
          </table:table-cell>
        </table:table-row>
        <table:table-row table:style-name="ro1">
          <table:table-cell/>
          <table:table-cell office:value-type="time" office:time-value="PT00H07M34S">
            <text:p>00:07:34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1M52S">
            <text:p>00:01:52</text:p>
          </table:table-cell>
        </table:table-row>
        <table:table-row table:style-name="ro1">
          <table:table-cell/>
          <table:table-cell office:value-type="time" office:time-value="PT00H03M19S">
            <text:p>00:03:19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07S">
            <text:p>00:00:07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2M18S">
            <text:p>00:02:18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3M23S">
            <text:p>00:03:23</text:p>
          </table:table-cell>
        </table:table-row>
        <table:table-row table:style-name="ro1">
          <table:table-cell/>
          <table:table-cell office:value-type="time" office:time-value="PT00H02M12S">
            <text:p>00:02:12</text:p>
          </table:table-cell>
        </table:table-row>
        <table:table-row table:style-name="ro1">
          <table:table-cell/>
          <table:table-cell office:value-type="time" office:time-value="PT00H03M32S">
            <text:p>00:03:32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3M09S">
            <text:p>00:03:09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1M26S">
            <text:p>00:01:26</text:p>
          </table:table-cell>
        </table:table-row>
        <table:table-row table:style-name="ro1">
          <table:table-cell/>
          <table:table-cell office:value-type="time" office:time-value="PT00H03M47S">
            <text:p>00:03:47</text:p>
          </table:table-cell>
        </table:table-row>
        <table:table-row table:style-name="ro1">
          <table:table-cell/>
          <table:table-cell office:value-type="time" office:time-value="PT00H02M05S">
            <text:p>00:02:05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1M49S">
            <text:p>00:01:49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1M35S">
            <text:p>00:01:35</text:p>
          </table:table-cell>
        </table:table-row>
        <table:table-row table:style-name="ro1">
          <table:table-cell/>
          <table:table-cell office:value-type="time" office:time-value="PT00H00M11S">
            <text:p>00:00:11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2M06S">
            <text:p>00:02:06</text:p>
          </table:table-cell>
        </table:table-row>
        <table:table-row table:style-name="ro1">
          <table:table-cell/>
          <table:table-cell office:value-type="time" office:time-value="PT00H01M37S">
            <text:p>00:01:37</text:p>
          </table:table-cell>
        </table:table-row>
        <table:table-row table:style-name="ro1">
          <table:table-cell/>
          <table:table-cell office:value-type="time" office:time-value="PT00H03M38S">
            <text:p>00:03:38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2M43S">
            <text:p>00:02:43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0M08S">
            <text:p>00:00:08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2M51S">
            <text:p>00:02:51</text:p>
          </table:table-cell>
        </table:table-row>
        <table:table-row table:style-name="ro1">
          <table:table-cell/>
          <table:table-cell office:value-type="time" office:time-value="PT00H02M03S">
            <text:p>00:02:03</text:p>
          </table:table-cell>
        </table:table-row>
        <table:table-row table:style-name="ro1">
          <table:table-cell/>
          <table:table-cell office:value-type="time" office:time-value="PT00H02M15S">
            <text:p>00:02:15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2M38S">
            <text:p>00:02:38</text:p>
          </table:table-cell>
        </table:table-row>
        <table:table-row table:style-name="ro1">
          <table:table-cell/>
          <table:table-cell office:value-type="time" office:time-value="PT00H00M06S">
            <text:p>00:00:06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2M27S">
            <text:p>00:02:27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2M33S">
            <text:p>00:02:33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1M32S">
            <text:p>00:01:32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9M52S">
            <text:p>00:09:52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03M30S">
            <text:p>00:03:30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1M26S">
            <text:p>00:01:26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0M07S">
            <text:p>00:00:07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23S">
            <text:p>00:01:23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11S">
            <text:p>00:00:11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07S">
            <text:p>00:00:07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05S">
            <text:p>00:00:05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1M28S">
            <text:p>00:01:28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1M23S">
            <text:p>00:01:23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26S">
            <text:p>00:01:26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1M26S">
            <text:p>00:01:26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1M28S">
            <text:p>00:01:28</text:p>
          </table:table-cell>
        </table:table-row>
        <table:table-row table:style-name="ro1">
          <table:table-cell/>
          <table:table-cell office:value-type="time" office:time-value="PT00H01M28S">
            <text:p>00:01:28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26S">
            <text:p>00:01:26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2M01S">
            <text:p>00:02:01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1M43S">
            <text:p>00:01:43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2M07S">
            <text:p>00:02:07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1M47S">
            <text:p>00:01:47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1M44S">
            <text:p>00:01:44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2M01S">
            <text:p>00:02:01</text:p>
          </table:table-cell>
        </table:table-row>
        <table:table-row table:style-name="ro1">
          <table:table-cell/>
          <table:table-cell office:value-type="time" office:time-value="PT00H02M13S">
            <text:p>00:02:13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1M59S">
            <text:p>00:01:59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2M17S">
            <text:p>00:02:17</text:p>
          </table:table-cell>
        </table:table-row>
        <table:table-row table:style-name="ro1">
          <table:table-cell/>
          <table:table-cell office:value-type="time" office:time-value="PT00H01M42S">
            <text:p>00:01:42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1M51S">
            <text:p>00:01:51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1M46S">
            <text:p>00:01:46</text:p>
          </table:table-cell>
        </table:table-row>
        <table:table-row table:style-name="ro1">
          <table:table-cell/>
          <table:table-cell office:value-type="time" office:time-value="PT00H02M15S">
            <text:p>00:02:15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1M47S">
            <text:p>00:01:47</text:p>
          </table:table-cell>
        </table:table-row>
        <table:table-row table:style-name="ro1">
          <table:table-cell/>
          <table:table-cell office:value-type="time" office:time-value="PT00H01M36S">
            <text:p>00:01:36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2M45S">
            <text:p>00:02:45</text:p>
          </table:table-cell>
        </table:table-row>
        <table:table-row table:style-name="ro1">
          <table:table-cell/>
          <table:table-cell office:value-type="time" office:time-value="PT00H01M44S">
            <text:p>00:01:44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1M34S">
            <text:p>00:01:34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2M07S">
            <text:p>00:02:07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1M52S">
            <text:p>00:01:52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1M31S">
            <text:p>00:01:31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28S">
            <text:p>00:01:28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1M33S">
            <text:p>00:01:33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1M59S">
            <text:p>00:01:59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31S">
            <text:p>00:01:31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1M50S">
            <text:p>00:01:50</text:p>
          </table:table-cell>
        </table:table-row>
        <table:table-row table:style-name="ro1">
          <table:table-cell/>
          <table:table-cell office:value-type="time" office:time-value="PT00H01M45S">
            <text:p>00:01:45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1M37S">
            <text:p>00:01:37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0M08S">
            <text:p>00:00:08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2M10S">
            <text:p>00:02:10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48S">
            <text:p>00:01:48</text:p>
          </table:table-cell>
        </table:table-row>
        <table:table-row table:style-name="ro1">
          <table:table-cell/>
          <table:table-cell office:value-type="time" office:time-value="PT00H01M31S">
            <text:p>00:01:31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1M59S">
            <text:p>00:01:59</text:p>
          </table:table-cell>
        </table:table-row>
        <table:table-row table:style-name="ro1">
          <table:table-cell/>
          <table:table-cell office:value-type="time" office:time-value="PT00H01M35S">
            <text:p>00:01:35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28S">
            <text:p>00:01:28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2M00S">
            <text:p>00:02:00</text:p>
          </table:table-cell>
        </table:table-row>
        <table:table-row table:style-name="ro1">
          <table:table-cell/>
          <table:table-cell office:value-type="time" office:time-value="PT00H01M37S">
            <text:p>00:01:37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2M02S">
            <text:p>00:02:02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47S">
            <text:p>00:01:47</text:p>
          </table:table-cell>
        </table:table-row>
        <table:table-row table:style-name="ro1">
          <table:table-cell/>
          <table:table-cell office:value-type="time" office:time-value="PT00H01M48S">
            <text:p>00:01:48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1M26S">
            <text:p>00:01:26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1M28S">
            <text:p>00:01:28</text:p>
          </table:table-cell>
        </table:table-row>
        <table:table-row table:style-name="ro1">
          <table:table-cell/>
          <table:table-cell office:value-type="time" office:time-value="PT00H01M40S">
            <text:p>00:01:40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2M10S">
            <text:p>00:02:10</text:p>
          </table:table-cell>
        </table:table-row>
        <table:table-row table:style-name="ro1">
          <table:table-cell/>
          <table:table-cell office:value-type="time" office:time-value="PT00H01M50S">
            <text:p>00:01:50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1M23S">
            <text:p>00:01:23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2M24S">
            <text:p>00:02:24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1M53S">
            <text:p>00:01:53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2M01S">
            <text:p>00:02:01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2M36S">
            <text:p>00:02:36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1M53S">
            <text:p>00:01:53</text:p>
          </table:table-cell>
        </table:table-row>
        <table:table-row table:style-name="ro1">
          <table:table-cell/>
          <table:table-cell office:value-type="time" office:time-value="PT00H02M59S">
            <text:p>00:02:59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2M14S">
            <text:p>00:02:14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2M26S">
            <text:p>00:02:26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2M59S">
            <text:p>00:02:59</text:p>
          </table:table-cell>
        </table:table-row>
        <table:table-row table:style-name="ro1">
          <table:table-cell/>
          <table:table-cell office:value-type="time" office:time-value="PT00H00M07S">
            <text:p>00:00:07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26S">
            <text:p>00:01:26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2M24S">
            <text:p>00:02:24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2M17S">
            <text:p>00:02:17</text:p>
          </table:table-cell>
        </table:table-row>
        <table:table-row table:style-name="ro1">
          <table:table-cell/>
          <table:table-cell office:value-type="time" office:time-value="PT00H02M05S">
            <text:p>00:02:05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1M42S">
            <text:p>00:01:42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1M31S">
            <text:p>00:01:31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08S">
            <text:p>00:00:08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11S">
            <text:p>00:00:11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0M11S">
            <text:p>00:00:11</text:p>
          </table:table-cell>
        </table:table-row>
        <table:table-row table:style-name="ro1">
          <table:table-cell/>
          <table:table-cell office:value-type="time" office:time-value="PT00H01M26S">
            <text:p>00:01:26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2M10S">
            <text:p>00:02:10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2M28S">
            <text:p>00:02:28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2M37S">
            <text:p>00:02:37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55S">
            <text:p>00:01:55</text:p>
          </table:table-cell>
        </table:table-row>
        <table:table-row table:style-name="ro1">
          <table:table-cell/>
          <table:table-cell office:value-type="time" office:time-value="PT00H02M02S">
            <text:p>00:02:02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1M35S">
            <text:p>00:01:35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1M42S">
            <text:p>00:01:42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1M52S">
            <text:p>00:01:52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1M52S">
            <text:p>00:01:52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2M39S">
            <text:p>00:02:39</text:p>
          </table:table-cell>
        </table:table-row>
        <table:table-row table:style-name="ro1">
          <table:table-cell/>
          <table:table-cell office:value-type="time" office:time-value="PT00H01M47S">
            <text:p>00:01:47</text:p>
          </table:table-cell>
        </table:table-row>
        <table:table-row table:style-name="ro1">
          <table:table-cell/>
          <table:table-cell office:value-type="time" office:time-value="PT00H01M54S">
            <text:p>00:01:54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2M01S">
            <text:p>00:02:01</text:p>
          </table:table-cell>
        </table:table-row>
        <table:table-row table:style-name="ro1">
          <table:table-cell/>
          <table:table-cell office:value-type="time" office:time-value="PT00H01M39S">
            <text:p>00:01:39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1M32S">
            <text:p>00:01:32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2M11S">
            <text:p>00:02:11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11S">
            <text:p>00:00:11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0M06S">
            <text:p>00:00:06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0M07S">
            <text:p>00:00:07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14S">
            <text:p>00:00:14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0M11S">
            <text:p>00:00:11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1M33S">
            <text:p>00:01:33</text:p>
          </table:table-cell>
        </table:table-row>
        <table:table-row table:style-name="ro1">
          <table:table-cell/>
          <table:table-cell office:value-type="time" office:time-value="PT00H01M47S">
            <text:p>00:01:47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2M49S">
            <text:p>00:02:49</text:p>
          </table:table-cell>
        </table:table-row>
        <table:table-row table:style-name="ro1">
          <table:table-cell/>
          <table:table-cell office:value-type="time" office:time-value="PT00H02M20S">
            <text:p>00:02:20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09S">
            <text:p>00:00:09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1M35S">
            <text:p>00:01:35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2M54S">
            <text:p>00:02:54</text:p>
          </table:table-cell>
        </table:table-row>
        <table:table-row table:style-name="ro1">
          <table:table-cell/>
          <table:table-cell office:value-type="time" office:time-value="PT00H02M06S">
            <text:p>00:02:06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0M18S">
            <text:p>00:00:18</text:p>
          </table:table-cell>
        </table:table-row>
        <table:table-row table:style-name="ro1">
          <table:table-cell/>
          <table:table-cell office:value-type="time" office:time-value="PT00H01M24S">
            <text:p>00:01:24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3M51S">
            <text:p>00:03:51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06S">
            <text:p>00:00:06</text:p>
          </table:table-cell>
        </table:table-row>
        <table:table-row table:style-name="ro1">
          <table:table-cell/>
          <table:table-cell office:value-type="time" office:time-value="PT00H00M10S">
            <text:p>00:00:10</text:p>
          </table:table-cell>
        </table:table-row>
        <table:table-row table:style-name="ro1">
          <table:table-cell/>
          <table:table-cell office:value-type="time" office:time-value="PT00H03M30S">
            <text:p>00:03:30</text:p>
          </table:table-cell>
        </table:table-row>
        <table:table-row table:style-name="ro1">
          <table:table-cell/>
          <table:table-cell office:value-type="time" office:time-value="PT00H01M31S">
            <text:p>00:01:31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2M13S">
            <text:p>00:02:13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1M23S">
            <text:p>00:01:23</text:p>
          </table:table-cell>
        </table:table-row>
        <table:table-row table:style-name="ro1">
          <table:table-cell/>
          <table:table-cell office:value-type="time" office:time-value="PT00H02M22S">
            <text:p>00:02:22</text:p>
          </table:table-cell>
        </table:table-row>
        <table:table-row table:style-name="ro1">
          <table:table-cell/>
          <table:table-cell office:value-type="time" office:time-value="PT00H02M04S">
            <text:p>00:02:04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08S">
            <text:p>00:00:08</text:p>
          </table:table-cell>
        </table:table-row>
        <table:table-row table:style-name="ro1">
          <table:table-cell/>
          <table:table-cell office:value-type="time" office:time-value="PT00H01M31S">
            <text:p>00:01:31</text:p>
          </table:table-cell>
        </table:table-row>
        <table:table-row table:style-name="ro1">
          <table:table-cell/>
          <table:table-cell office:value-type="time" office:time-value="PT00H01M42S">
            <text:p>00:01:42</text:p>
          </table:table-cell>
        </table:table-row>
        <table:table-row table:style-name="ro1">
          <table:table-cell/>
          <table:table-cell office:value-type="time" office:time-value="PT00H01M33S">
            <text:p>00:01:33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1M40S">
            <text:p>00:01:40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2M58S">
            <text:p>00:02:58</text:p>
          </table:table-cell>
        </table:table-row>
        <table:table-row table:style-name="ro1">
          <table:table-cell/>
          <table:table-cell office:value-type="time" office:time-value="PT00H01M43S">
            <text:p>00:01:43</text:p>
          </table:table-cell>
        </table:table-row>
        <table:table-row table:style-name="ro1">
          <table:table-cell/>
          <table:table-cell office:value-type="time" office:time-value="PT00H03M00S">
            <text:p>00:03:00</text:p>
          </table:table-cell>
        </table:table-row>
        <table:table-row table:style-name="ro1">
          <table:table-cell/>
          <table:table-cell office:value-type="time" office:time-value="PT00H01M35S">
            <text:p>00:01:35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1M52S">
            <text:p>00:01:52</text:p>
          </table:table-cell>
        </table:table-row>
        <table:table-row table:style-name="ro1">
          <table:table-cell/>
          <table:table-cell office:value-type="time" office:time-value="PT00H01M43S">
            <text:p>00:01:43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1M28S">
            <text:p>00:01:28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1M55S">
            <text:p>00:01:55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1M33S">
            <text:p>00:01:33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1M54S">
            <text:p>00:01:54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1M53S">
            <text:p>00:01:53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0M17S">
            <text:p>00:00:17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1M50S">
            <text:p>00:01:50</text:p>
          </table:table-cell>
        </table:table-row>
        <table:table-row table:style-name="ro1">
          <table:table-cell/>
          <table:table-cell office:value-type="time" office:time-value="PT00H01M39S">
            <text:p>00:01:39</text:p>
          </table:table-cell>
        </table:table-row>
        <table:table-row table:style-name="ro1">
          <table:table-cell/>
          <table:table-cell office:value-type="time" office:time-value="PT00H01M23S">
            <text:p>00:01:23</text:p>
          </table:table-cell>
        </table:table-row>
        <table:table-row table:style-name="ro1">
          <table:table-cell/>
          <table:table-cell office:value-type="time" office:time-value="PT00H01M45S">
            <text:p>00:01:45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1M41S">
            <text:p>00:01:41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1M33S">
            <text:p>00:01:33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02M09S">
            <text:p>00:02:09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1M53S">
            <text:p>00:01:53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0M16S">
            <text:p>00:00:16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52S">
            <text:p>00:01:52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1M18S">
            <text:p>00:01:18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19S">
            <text:p>00:01:19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48S">
            <text:p>00:01:48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1M31S">
            <text:p>00:01:31</text:p>
          </table:table-cell>
        </table:table-row>
        <table:table-row table:style-name="ro1">
          <table:table-cell/>
          <table:table-cell office:value-type="time" office:time-value="PT00H02M00S">
            <text:p>00:02:00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0M33S">
            <text:p>00:00:33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1M16S">
            <text:p>00:01:16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0M12S">
            <text:p>00:00:12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1M11S">
            <text:p>00:01:11</text:p>
          </table:table-cell>
        </table:table-row>
        <table:table-row table:style-name="ro1">
          <table:table-cell/>
          <table:table-cell office:value-type="time" office:time-value="PT00H00M50S">
            <text:p>00:00:50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1M15S">
            <text:p>00:01:15</text:p>
          </table:table-cell>
        </table:table-row>
        <table:table-row table:style-name="ro1">
          <table:table-cell/>
          <table:table-cell office:value-type="time" office:time-value="PT00H01M08S">
            <text:p>00:01:08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1M48S">
            <text:p>00:01:48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1M14S">
            <text:p>00:01:14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1M30S">
            <text:p>00:01:30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27S">
            <text:p>00:00:27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40S">
            <text:p>00:00:40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43S">
            <text:p>00:00:43</text:p>
          </table:table-cell>
        </table:table-row>
        <table:table-row table:style-name="ro1">
          <table:table-cell/>
          <table:table-cell office:value-type="time" office:time-value="PT00H01M10S">
            <text:p>00:01:10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22S">
            <text:p>00:00:22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05S">
            <text:p>00:01:05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27S">
            <text:p>00:01:27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1M22S">
            <text:p>00:01:22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12S">
            <text:p>00:01:12</text:p>
          </table:table-cell>
        </table:table-row>
        <table:table-row table:style-name="ro1">
          <table:table-cell/>
          <table:table-cell office:value-type="time" office:time-value="PT00H01M28S">
            <text:p>00:01:28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1M35S">
            <text:p>00:01:35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2M02S">
            <text:p>00:02:02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07S">
            <text:p>00:01:07</text:p>
          </table:table-cell>
        </table:table-row>
        <table:table-row table:style-name="ro1">
          <table:table-cell/>
          <table:table-cell office:value-type="time" office:time-value="PT00H01M20S">
            <text:p>00:01:20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20S">
            <text:p>00:00:20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1M01S">
            <text:p>00:01:01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1M21S">
            <text:p>00:01:21</text:p>
          </table:table-cell>
        </table:table-row>
        <table:table-row table:style-name="ro1">
          <table:table-cell/>
          <table:table-cell office:value-type="time" office:time-value="PT00H00M32S">
            <text:p>00:00:32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19S">
            <text:p>00:00:19</text:p>
          </table:table-cell>
        </table:table-row>
        <table:table-row table:style-name="ro1">
          <table:table-cell/>
          <table:table-cell office:value-type="time" office:time-value="PT00H01M13S">
            <text:p>00:01:13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04S">
            <text:p>00:01:04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00M31S">
            <text:p>00:00:31</text:p>
          </table:table-cell>
        </table:table-row>
        <table:table-row table:style-name="ro1">
          <table:table-cell/>
          <table:table-cell office:value-type="time" office:time-value="PT00H00M24S">
            <text:p>00:00:24</text:p>
          </table:table-cell>
        </table:table-row>
        <table:table-row table:style-name="ro1">
          <table:table-cell/>
          <table:table-cell office:value-type="time" office:time-value="PT00H00M38S">
            <text:p>00:00:38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1M38S">
            <text:p>00:01:38</text:p>
          </table:table-cell>
        </table:table-row>
        <table:table-row table:style-name="ro1">
          <table:table-cell/>
          <table:table-cell office:value-type="time" office:time-value="PT00H01M02S">
            <text:p>00:01:02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01M09S">
            <text:p>00:01:09</text:p>
          </table:table-cell>
        </table:table-row>
        <table:table-row table:style-name="ro1">
          <table:table-cell/>
          <table:table-cell office:value-type="time" office:time-value="PT00H00M36S">
            <text:p>00:00:36</text:p>
          </table:table-cell>
        </table:table-row>
        <table:table-row table:style-name="ro1">
          <table:table-cell/>
          <table:table-cell office:value-type="time" office:time-value="PT00H00M46S">
            <text:p>00:00:46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21S">
            <text:p>00:00:21</text:p>
          </table:table-cell>
        </table:table-row>
        <table:table-row table:style-name="ro1">
          <table:table-cell/>
          <table:table-cell office:value-type="time" office:time-value="PT00H03M19S">
            <text:p>00:03:19</text:p>
          </table:table-cell>
        </table:table-row>
        <table:table-row table:style-name="ro1">
          <table:table-cell/>
          <table:table-cell office:value-type="time" office:time-value="PT00H01M32S">
            <text:p>00:01:32</text:p>
          </table:table-cell>
        </table:table-row>
        <table:table-row table:style-name="ro1">
          <table:table-cell/>
          <table:table-cell office:value-type="time" office:time-value="PT00H00M30S">
            <text:p>00:00:30</text:p>
          </table:table-cell>
        </table:table-row>
        <table:table-row table:style-name="ro1">
          <table:table-cell/>
          <table:table-cell office:value-type="time" office:time-value="PT00H00M26S">
            <text:p>00:00:26</text:p>
          </table:table-cell>
        </table:table-row>
        <table:table-row table:style-name="ro1">
          <table:table-cell/>
          <table:table-cell office:value-type="time" office:time-value="PT00H01M25S">
            <text:p>00:01:25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1M06S">
            <text:p>00:01:06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47S">
            <text:p>00:00:47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39S">
            <text:p>00:00:39</text:p>
          </table:table-cell>
        </table:table-row>
        <table:table-row table:style-name="ro1">
          <table:table-cell/>
          <table:table-cell office:value-type="time" office:time-value="PT00H00M23S">
            <text:p>00:00:23</text:p>
          </table:table-cell>
        </table:table-row>
        <table:table-row table:style-name="ro1">
          <table:table-cell/>
          <table:table-cell office:value-type="time" office:time-value="PT00H00M15S">
            <text:p>00:00:15</text:p>
          </table:table-cell>
        </table:table-row>
        <table:table-row table:style-name="ro1">
          <table:table-cell/>
          <table:table-cell office:value-type="time" office:time-value="PT00H01M29S">
            <text:p>00:01:29</text:p>
          </table:table-cell>
        </table:table-row>
        <table:table-row table:style-name="ro1">
          <table:table-cell/>
          <table:table-cell office:value-type="time" office:time-value="PT00H02M10S">
            <text:p>00:02:10</text:p>
          </table:table-cell>
        </table:table-row>
        <table:table-row table:style-name="ro1">
          <table:table-cell/>
          <table:table-cell office:value-type="time" office:time-value="PT00H03M49S">
            <text:p>00:03:49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2M49S">
            <text:p>00:02:49</text:p>
          </table:table-cell>
        </table:table-row>
        <table:table-row table:style-name="ro1">
          <table:table-cell/>
          <table:table-cell office:value-type="time" office:time-value="PT00H02M30S">
            <text:p>00:02:30</text:p>
          </table:table-cell>
        </table:table-row>
        <table:table-row table:style-name="ro1">
          <table:table-cell/>
          <table:table-cell office:value-type="time" office:time-value="PT00H01M37S">
            <text:p>00:01:37</text:p>
          </table:table-cell>
        </table:table-row>
        <table:table-row table:style-name="ro1">
          <table:table-cell/>
          <table:table-cell office:value-type="time" office:time-value="PT00H02M31S">
            <text:p>00:02:31</text:p>
          </table:table-cell>
        </table:table-row>
        <table:table-row table:style-name="ro1">
          <table:table-cell/>
          <table:table-cell office:value-type="time" office:time-value="PT00H01M17S">
            <text:p>00:01:17</text:p>
          </table:table-cell>
        </table:table-row>
        <table:table-row table:style-name="ro1">
          <table:table-cell/>
          <table:table-cell office:value-type="time" office:time-value="PT00H11M55S">
            <text:p>00:11:55</text:p>
          </table:table-cell>
        </table:table-row>
        <table:table-row table:style-name="ro1">
          <table:table-cell/>
          <table:table-cell office:value-type="time" office:time-value="PT00H20M37S">
            <text:p>00:20:37</text:p>
          </table:table-cell>
        </table:table-row>
        <table:table-row table:style-name="ro1">
          <table:table-cell/>
          <table:table-cell office:value-type="time" office:time-value="PT00H11M34S">
            <text:p>00:11:34</text:p>
          </table:table-cell>
        </table:table-row>
        <table:table-row table:style-name="ro1">
          <table:table-cell/>
          <table:table-cell office:value-type="time" office:time-value="PT00H12M15S">
            <text:p>00:12:15</text:p>
          </table:table-cell>
        </table:table-row>
        <table:table-row table:style-name="ro1">
          <table:table-cell/>
          <table:table-cell office:value-type="time" office:time-value="PT00H14M05S">
            <text:p>00:14:05</text:p>
          </table:table-cell>
        </table:table-row>
        <table:table-row table:style-name="ro1">
          <table:table-cell/>
          <table:table-cell office:value-type="time" office:time-value="PT00H12M56S">
            <text:p>00:12:56</text:p>
          </table:table-cell>
        </table:table-row>
        <table:table-row table:style-name="ro1">
          <table:table-cell/>
          <table:table-cell office:value-type="time" office:time-value="PT00H15M02S">
            <text:p>00:15:02</text:p>
          </table:table-cell>
        </table:table-row>
        <table:table-row table:style-name="ro1">
          <table:table-cell/>
          <table:table-cell office:value-type="time" office:time-value="PT00H10M58S">
            <text:p>00:10:58</text:p>
          </table:table-cell>
        </table:table-row>
        <table:table-row table:style-name="ro1">
          <table:table-cell/>
          <table:table-cell office:value-type="time" office:time-value="PT00H10M26S">
            <text:p>00:10:26</text:p>
          </table:table-cell>
        </table:table-row>
        <table:table-row table:style-name="ro1">
          <table:table-cell/>
          <table:table-cell office:value-type="time" office:time-value="PT00H20M02S">
            <text:p>00:20:02</text:p>
          </table:table-cell>
        </table:table-row>
        <table:table-row table:style-name="ro1">
          <table:table-cell/>
          <table:table-cell office:value-type="time" office:time-value="PT00H21M33S">
            <text:p>00:21:33</text:p>
          </table:table-cell>
        </table:table-row>
        <table:table-row table:style-name="ro1">
          <table:table-cell/>
          <table:table-cell office:value-type="time" office:time-value="PT00H15M51S">
            <text:p>00:15:51</text:p>
          </table:table-cell>
        </table:table-row>
        <table:table-row table:style-name="ro1">
          <table:table-cell/>
          <table:table-cell office:value-type="time" office:time-value="PT00H15M55S">
            <text:p>00:15:55</text:p>
          </table:table-cell>
        </table:table-row>
        <table:table-row table:style-name="ro1">
          <table:table-cell/>
          <table:table-cell office:value-type="time" office:time-value="PT00H14M30S">
            <text:p>00:14:30</text:p>
          </table:table-cell>
        </table:table-row>
        <table:table-row table:style-name="ro1">
          <table:table-cell/>
          <table:table-cell office:value-type="time" office:time-value="PT00H23M08S">
            <text:p>00:23:08</text:p>
          </table:table-cell>
        </table:table-row>
        <table:table-row table:style-name="ro1">
          <table:table-cell/>
          <table:table-cell office:value-type="time" office:time-value="PT00H17M19S">
            <text:p>00:17:19</text:p>
          </table:table-cell>
        </table:table-row>
        <table:table-row table:style-name="ro1">
          <table:table-cell/>
          <table:table-cell office:value-type="time" office:time-value="PT00H11M22S">
            <text:p>00:11:22</text:p>
          </table:table-cell>
        </table:table-row>
        <table:table-row table:style-name="ro1">
          <table:table-cell/>
          <table:table-cell office:value-type="time" office:time-value="PT00H19M37S">
            <text:p>00:19:37</text:p>
          </table:table-cell>
        </table:table-row>
        <table:table-row table:style-name="ro1">
          <table:table-cell/>
          <table:table-cell office:value-type="time" office:time-value="PT00H15M30S">
            <text:p>00:15:30</text:p>
          </table:table-cell>
        </table:table-row>
        <table:table-row table:style-name="ro1">
          <table:table-cell/>
          <table:table-cell office:value-type="time" office:time-value="PT00H21M33S">
            <text:p>00:21:33</text:p>
          </table:table-cell>
        </table:table-row>
        <table:table-row table:style-name="ro1">
          <table:table-cell/>
          <table:table-cell office:value-type="time" office:time-value="PT00H08M40S">
            <text:p>00:08:40</text:p>
          </table:table-cell>
        </table:table-row>
        <table:table-row table:style-name="ro1">
          <table:table-cell/>
          <table:table-cell office:value-type="time" office:time-value="PT00H05M30S">
            <text:p>00:05:30</text:p>
          </table:table-cell>
        </table:table-row>
        <table:table-row table:style-name="ro1">
          <table:table-cell/>
          <table:table-cell office:value-type="time" office:time-value="PT00H07M39S">
            <text:p>00:07:39</text:p>
          </table:table-cell>
        </table:table-row>
        <table:table-row table:style-name="ro1">
          <table:table-cell/>
          <table:table-cell office:value-type="time" office:time-value="PT00H05M52S">
            <text:p>00:05:52</text:p>
          </table:table-cell>
        </table:table-row>
        <table:table-row table:style-name="ro1">
          <table:table-cell/>
          <table:table-cell office:value-type="time" office:time-value="PT00H05M45S">
            <text:p>00:05:45</text:p>
          </table:table-cell>
        </table:table-row>
        <table:table-row table:style-name="ro1">
          <table:table-cell/>
          <table:table-cell office:value-type="time" office:time-value="PT00H12M30S">
            <text:p>00:12:30</text:p>
          </table:table-cell>
        </table:table-row>
        <table:table-row table:style-name="ro1">
          <table:table-cell/>
          <table:table-cell office:value-type="time" office:time-value="PT00H08M51S">
            <text:p>00:08:51</text:p>
          </table:table-cell>
        </table:table-row>
        <table:table-row table:style-name="ro1">
          <table:table-cell/>
          <table:table-cell office:value-type="time" office:time-value="PT00H09M26S">
            <text:p>00:09:26</text:p>
          </table:table-cell>
        </table:table-row>
        <table:table-row table:style-name="ro1">
          <table:table-cell/>
          <table:table-cell office:value-type="time" office:time-value="PT00H11M45S">
            <text:p>00:11:45</text:p>
          </table:table-cell>
        </table:table-row>
        <table:table-row table:style-name="ro1">
          <table:table-cell/>
          <table:table-cell office:value-type="time" office:time-value="PT00H11M58S">
            <text:p>00:11:58</text:p>
          </table:table-cell>
        </table:table-row>
        <table:table-row table:style-name="ro1">
          <table:table-cell/>
          <table:table-cell office:value-type="time" office:time-value="PT00H03M36S">
            <text:p>00:03:36</text:p>
          </table:table-cell>
        </table:table-row>
        <table:table-row table:style-name="ro1">
          <table:table-cell/>
          <table:table-cell office:value-type="time" office:time-value="PT00H06M31S">
            <text:p>00:06:31</text:p>
          </table:table-cell>
        </table:table-row>
        <table:table-row table:style-name="ro1">
          <table:table-cell/>
          <table:table-cell office:value-type="time" office:time-value="PT00H13M59S">
            <text:p>00:13:59</text:p>
          </table:table-cell>
        </table:table-row>
        <table:table-row table:style-name="ro1">
          <table:table-cell/>
          <table:table-cell office:value-type="time" office:time-value="PT00H10M52S">
            <text:p>00:10:52</text:p>
          </table:table-cell>
        </table:table-row>
        <table:table-row table:style-name="ro1">
          <table:table-cell/>
          <table:table-cell office:value-type="time" office:time-value="PT00H26M30S">
            <text:p>00:26:30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10M55S">
            <text:p>00:10:55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44S">
            <text:p>00:00:44</text:p>
          </table:table-cell>
        </table:table-row>
        <table:table-row table:style-name="ro1">
          <table:table-cell/>
          <table:table-cell office:value-type="time" office:time-value="PT00H00M37S">
            <text:p>00:00:37</text:p>
          </table:table-cell>
        </table:table-row>
        <table:table-row table:style-name="ro1">
          <table:table-cell/>
          <table:table-cell office:value-type="time" office:time-value="PT00H00M35S">
            <text:p>00:00:35</text:p>
          </table:table-cell>
        </table:table-row>
        <table:table-row table:style-name="ro1">
          <table:table-cell/>
          <table:table-cell office:value-type="time" office:time-value="PT00H00M55S">
            <text:p>00:00:55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0M42S">
            <text:p>00:00:42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2S">
            <text:p>00:00:52</text:p>
          </table:table-cell>
        </table:table-row>
        <table:table-row table:style-name="ro1">
          <table:table-cell/>
          <table:table-cell office:value-type="time" office:time-value="PT00H00M25S">
            <text:p>00:00:25</text:p>
          </table:table-cell>
        </table:table-row>
        <table:table-row table:style-name="ro1">
          <table:table-cell/>
          <table:table-cell office:value-type="time" office:time-value="PT00H00M49S">
            <text:p>00:00:49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41S">
            <text:p>00:00:41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14M41S">
            <text:p>00:14:41</text:p>
          </table:table-cell>
        </table:table-row>
        <table:table-row table:style-name="ro1">
          <table:table-cell/>
          <table:table-cell office:value-type="time" office:time-value="PT00H17M43S">
            <text:p>00:17:43</text:p>
          </table:table-cell>
        </table:table-row>
        <table:table-row table:style-name="ro1">
          <table:table-cell/>
          <table:table-cell office:value-type="time" office:time-value="PT00H16M25S">
            <text:p>00:16:25</text:p>
          </table:table-cell>
        </table:table-row>
        <table:table-row table:style-name="ro1">
          <table:table-cell/>
          <table:table-cell office:value-type="time" office:time-value="PT00H25M21S">
            <text:p>00:25:21</text:p>
          </table:table-cell>
        </table:table-row>
        <table:table-row table:style-name="ro1">
          <table:table-cell/>
          <table:table-cell office:value-type="time" office:time-value="PT00H43M20S">
            <text:p>00:43:20</text:p>
          </table:table-cell>
        </table:table-row>
        <table:table-row table:style-name="ro1">
          <table:table-cell/>
          <table:table-cell office:value-type="time" office:time-value="PT00H20M07S">
            <text:p>00:20:07</text:p>
          </table:table-cell>
        </table:table-row>
        <table:table-row table:style-name="ro1">
          <table:table-cell/>
          <table:table-cell office:value-type="time" office:time-value="PT00H16M04S">
            <text:p>00:16:04</text:p>
          </table:table-cell>
        </table:table-row>
        <table:table-row table:style-name="ro1">
          <table:table-cell/>
          <table:table-cell office:value-type="time" office:time-value="PT00H23M49S">
            <text:p>00:23:49</text:p>
          </table:table-cell>
        </table:table-row>
        <table:table-row table:style-name="ro1">
          <table:table-cell/>
          <table:table-cell office:value-type="time" office:time-value="PT00H28M05S">
            <text:p>00:28:05</text:p>
          </table:table-cell>
        </table:table-row>
        <table:table-row table:style-name="ro1">
          <table:table-cell/>
          <table:table-cell office:value-type="time" office:time-value="PT00H19M22S">
            <text:p>00:19:22</text:p>
          </table:table-cell>
        </table:table-row>
        <table:table-row table:style-name="ro1">
          <table:table-cell/>
          <table:table-cell office:value-type="time" office:time-value="PT00H12M55S">
            <text:p>00:12:55</text:p>
          </table:table-cell>
        </table:table-row>
        <table:table-row table:style-name="ro1">
          <table:table-cell/>
          <table:table-cell office:value-type="time" office:time-value="PT00H12M34S">
            <text:p>00:12:34</text:p>
          </table:table-cell>
        </table:table-row>
        <table:table-row table:style-name="ro1">
          <table:table-cell/>
          <table:table-cell office:value-type="time" office:time-value="PT00H03M39S">
            <text:p>00:03:39</text:p>
          </table:table-cell>
        </table:table-row>
        <table:table-row table:style-name="ro1">
          <table:table-cell/>
          <table:table-cell office:value-type="time" office:time-value="PT00H20M11S">
            <text:p>00:20:11</text:p>
          </table:table-cell>
        </table:table-row>
        <table:table-row table:style-name="ro1">
          <table:table-cell/>
          <table:table-cell office:value-type="time" office:time-value="PT00H20M45S">
            <text:p>00:20:45</text:p>
          </table:table-cell>
        </table:table-row>
        <table:table-row table:style-name="ro1">
          <table:table-cell/>
          <table:table-cell office:value-type="time" office:time-value="PT00H28M27S">
            <text:p>00:28:27</text:p>
          </table:table-cell>
        </table:table-row>
        <table:table-row table:style-name="ro1">
          <table:table-cell/>
          <table:table-cell office:value-type="time" office:time-value="PT00H10M02S">
            <text:p>00:10:02</text:p>
          </table:table-cell>
        </table:table-row>
        <table:table-row table:style-name="ro1">
          <table:table-cell/>
          <table:table-cell office:value-type="time" office:time-value="PT00H13M07S">
            <text:p>00:13:07</text:p>
          </table:table-cell>
        </table:table-row>
        <table:table-row table:style-name="ro1">
          <table:table-cell/>
          <table:table-cell office:value-type="time" office:time-value="PT00H10M24S">
            <text:p>00:10:24</text:p>
          </table:table-cell>
        </table:table-row>
        <table:table-row table:style-name="ro1">
          <table:table-cell/>
          <table:table-cell office:value-type="time" office:time-value="PT00H10M05S">
            <text:p>00:10:05</text:p>
          </table:table-cell>
        </table:table-row>
        <table:table-row table:style-name="ro1">
          <table:table-cell/>
          <table:table-cell office:value-type="time" office:time-value="PT00H14M39S">
            <text:p>00:14:39</text:p>
          </table:table-cell>
        </table:table-row>
        <table:table-row table:style-name="ro1">
          <table:table-cell/>
          <table:table-cell office:value-type="time" office:time-value="PT00H15M00S">
            <text:p>00:15:00</text:p>
          </table:table-cell>
        </table:table-row>
        <table:table-row table:style-name="ro1">
          <table:table-cell/>
          <table:table-cell office:value-type="time" office:time-value="PT00H31M23S">
            <text:p>00:31:23</text:p>
          </table:table-cell>
        </table:table-row>
        <table:table-row table:style-name="ro1">
          <table:table-cell/>
          <table:table-cell office:value-type="time" office:time-value="PT00H35M32S">
            <text:p>00:35:32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19M35S">
            <text:p>00:19:35</text:p>
          </table:table-cell>
        </table:table-row>
        <table:table-row table:style-name="ro1">
          <table:table-cell/>
          <table:table-cell office:value-type="time" office:time-value="PT00H24M23S">
            <text:p>00:24:23</text:p>
          </table:table-cell>
        </table:table-row>
        <table:table-row table:style-name="ro1">
          <table:table-cell/>
          <table:table-cell office:value-type="time" office:time-value="PT00H20M25S">
            <text:p>00:20:25</text:p>
          </table:table-cell>
        </table:table-row>
        <table:table-row table:style-name="ro1">
          <table:table-cell/>
          <table:table-cell office:value-type="time" office:time-value="PT00H33M22S">
            <text:p>00:33:22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22M31S">
            <text:p>00:22:31</text:p>
          </table:table-cell>
        </table:table-row>
        <table:table-row table:style-name="ro1">
          <table:table-cell/>
          <table:table-cell office:value-type="time" office:time-value="PT00H11M45S">
            <text:p>00:11:45</text:p>
          </table:table-cell>
        </table:table-row>
        <table:table-row table:style-name="ro1">
          <table:table-cell/>
          <table:table-cell office:value-type="time" office:time-value="PT00H12M38S">
            <text:p>00:12:38</text:p>
          </table:table-cell>
        </table:table-row>
        <table:table-row table:style-name="ro1">
          <table:table-cell/>
          <table:table-cell office:value-type="time" office:time-value="PT00H06M46S">
            <text:p>00:06:46</text:p>
          </table:table-cell>
        </table:table-row>
        <table:table-row table:style-name="ro1">
          <table:table-cell/>
          <table:table-cell office:value-type="time" office:time-value="PT00H00M48S">
            <text:p>00:00:48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29S">
            <text:p>00:00:29</text:p>
          </table:table-cell>
        </table:table-row>
        <table:table-row table:style-name="ro1">
          <table:table-cell/>
          <table:table-cell office:value-type="time" office:time-value="PT00H00M53S">
            <text:p>00:00:53</text:p>
          </table:table-cell>
        </table:table-row>
        <table:table-row table:style-name="ro1">
          <table:table-cell/>
          <table:table-cell office:value-type="time" office:time-value="PT00H00M54S">
            <text:p>00:00:54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58S">
            <text:p>00:00:58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34S">
            <text:p>00:00:34</text:p>
          </table:table-cell>
        </table:table-row>
        <table:table-row table:style-name="ro1">
          <table:table-cell/>
          <table:table-cell office:value-type="time" office:time-value="PT00H01M00S">
            <text:p>00:01:00</text:p>
          </table:table-cell>
        </table:table-row>
        <table:table-row table:style-name="ro1">
          <table:table-cell/>
          <table:table-cell office:value-type="time" office:time-value="PT00H00M45S">
            <text:p>00:00:45</text:p>
          </table:table-cell>
        </table:table-row>
        <table:table-row table:style-name="ro1">
          <table:table-cell/>
          <table:table-cell office:value-type="time" office:time-value="PT00H00M28S">
            <text:p>00:00:28</text:p>
          </table:table-cell>
        </table:table-row>
        <table:table-row table:style-name="ro1">
          <table:table-cell/>
          <table:table-cell office:value-type="time" office:time-value="PT00H00M13S">
            <text:p>00:00:13</text:p>
          </table:table-cell>
        </table:table-row>
        <table:table-row table:style-name="ro1">
          <table:table-cell/>
          <table:table-cell office:value-type="time" office:time-value="PT00H00M57S">
            <text:p>00:00:57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00M51S">
            <text:p>00:00:51</text:p>
          </table:table-cell>
        </table:table-row>
        <table:table-row table:style-name="ro1">
          <table:table-cell/>
          <table:table-cell office:value-type="time" office:time-value="PT00H00M56S">
            <text:p>00:00:56</text:p>
          </table:table-cell>
        </table:table-row>
        <table:table-row table:style-name="ro1">
          <table:table-cell/>
          <table:table-cell office:value-type="time" office:time-value="PT00H00M59S">
            <text:p>00:00:59</text:p>
          </table:table-cell>
        </table:table-row>
        <table:table-row table:style-name="ro1">
          <table:table-cell/>
          <table:table-cell office:value-type="time" office:time-value="PT00H13M47S">
            <text:p>00:13:47</text:p>
          </table:table-cell>
        </table:table-row>
        <table:table-row table:style-name="ro1">
          <table:table-cell/>
          <table:table-cell office:value-type="time" office:time-value="PT00H05M19S">
            <text:p>00:05:19</text:p>
          </table:table-cell>
        </table:table-row>
        <table:table-row table:style-name="ro1">
          <table:table-cell/>
          <table:table-cell office:value-type="time" office:time-value="PT00H05M36S">
            <text:p>00:05:36</text:p>
          </table:table-cell>
        </table:table-row>
        <table:table-row table:style-name="ro1">
          <table:table-cell/>
          <table:table-cell office:value-type="time" office:time-value="PT00H07M06S">
            <text:p>00:07:06</text:p>
          </table:table-cell>
        </table:table-row>
        <table:table-row table:style-name="ro1">
          <table:table-cell/>
          <table:table-cell office:value-type="time" office:time-value="PT00H07M56S">
            <text:p>00:07:56</text:p>
          </table:table-cell>
        </table:table-row>
        <table:table-row table:style-name="ro1">
          <table:table-cell/>
          <table:table-cell office:value-type="time" office:time-value="PT00H06M40S">
            <text:p>00:06:40</text:p>
          </table:table-cell>
        </table:table-row>
        <table:table-row table:style-name="ro1">
          <table:table-cell/>
          <table:table-cell office:value-type="time" office:time-value="PT00H05M07S">
            <text:p>00:05:07</text:p>
          </table:table-cell>
        </table:table-row>
        <table:table-row table:style-name="ro1">
          <table:table-cell/>
          <table:table-cell office:value-type="time" office:time-value="PT00H02M36S">
            <text:p>00:02:36</text:p>
          </table:table-cell>
        </table:table-row>
        <table:table-row table:style-name="ro1">
          <table:table-cell/>
          <table:table-cell office:value-type="time" office:time-value="PT00H05M52S">
            <text:p>00:05:52</text:p>
          </table:table-cell>
        </table:table-row>
        <table:table-row table:style-name="ro1">
          <table:table-cell/>
          <table:table-cell office:value-type="time" office:time-value="PT00H05M57S">
            <text:p>00:05:57</text:p>
          </table:table-cell>
        </table:table-row>
        <table:table-row table:style-name="ro1">
          <table:table-cell/>
          <table:table-cell office:value-type="time" office:time-value="PT00H04M29S">
            <text:p>00:04:29</text:p>
          </table:table-cell>
        </table:table-row>
        <table:table-row table:style-name="ro1">
          <table:table-cell/>
          <table:table-cell office:value-type="time" office:time-value="PT00H03M14S">
            <text:p>00:03:14</text:p>
          </table:table-cell>
        </table:table-row>
        <table:table-row table:style-name="ro1">
          <table:table-cell/>
          <table:table-cell office:value-type="time" office:time-value="PT00H04M34S">
            <text:p>00:04:34</text:p>
          </table:table-cell>
        </table:table-row>
        <table:table-row table:style-name="ro1">
          <table:table-cell/>
          <table:table-cell office:value-type="time" office:time-value="PT00H04M22S">
            <text:p>00:04:22</text:p>
          </table:table-cell>
        </table:table-row>
        <table:table-row table:style-name="ro1">
          <table:table-cell/>
          <table:table-cell office:value-type="time" office:time-value="PT00H09M03S">
            <text:p>00:09:03</text:p>
          </table:table-cell>
        </table:table-row>
        <table:table-row table:style-name="ro1">
          <table:table-cell/>
          <table:table-cell office:value-type="time" office:time-value="PT00H03M11S">
            <text:p>00:03:11</text:p>
          </table:table-cell>
        </table:table-row>
        <table:table-row table:style-name="ro1">
          <table:table-cell/>
          <table:table-cell office:value-type="time" office:time-value="PT00H03M10S">
            <text:p>00:03:10</text:p>
          </table:table-cell>
        </table:table-row>
        <table:table-row table:style-name="ro1">
          <table:table-cell/>
          <table:table-cell office:value-type="time" office:time-value="PT00H04M38S">
            <text:p>00:04:38</text:p>
          </table:table-cell>
        </table:table-row>
        <table:table-row table:style-name="ro1">
          <table:table-cell/>
          <table:table-cell office:value-type="time" office:time-value="PT00H03M16S">
            <text:p>00:03:16</text:p>
          </table:table-cell>
        </table:table-row>
        <table:table-row table:style-name="ro1">
          <table:table-cell/>
          <table:table-cell office:value-type="time" office:time-value="PT00H04M37S">
            <text:p>00:04:37</text:p>
          </table:table-cell>
        </table:table-row>
        <table:table-row table:style-name="ro1">
          <table:table-cell/>
          <table:table-cell office:value-type="time" office:time-value="PT00H01M03S">
            <text:p>00:01:03</text:p>
          </table:table-cell>
        </table:table-row>
        <table:table-row table:style-name="ro1">
          <table:table-cell/>
          <table:table-cell office:value-type="time" office:time-value="PT00H02M56S">
            <text:p>00:02:56</text:p>
          </table:table-cell>
        </table:table-row>
        <table:table-row table:style-name="ro1">
          <table:table-cell/>
          <table:table-cell office:value-type="time" office:time-value="PT00H02M52S">
            <text:p>00:02:52</text:p>
          </table:table-cell>
        </table:table-row>
        <table:table-row table:style-name="ro1">
          <table:table-cell/>
          <table:table-cell office:value-type="time" office:time-value="PT00H09M26S">
            <text:p>00:09:26</text:p>
          </table:table-cell>
        </table:table-row>
        <table:table-row table:style-name="ro1">
          <table:table-cell/>
          <table:table-cell office:value-type="time" office:time-value="PT00H03M20S">
            <text:p>00:03:20</text:p>
          </table:table-cell>
        </table:table-row>
        <table:table-row table:style-name="ro1">
          <table:table-cell/>
          <table:table-cell office:value-type="time" office:time-value="PT00H11M41S">
            <text:p>00:11:41</text:p>
          </table:table-cell>
        </table:table-row>
        <table:table-row table:style-name="ro1">
          <table:table-cell/>
          <table:table-cell office:value-type="time" office:time-value="PT00H10M49S">
            <text:p>00:10:49</text:p>
          </table:table-cell>
        </table:table-row>
        <table:table-row table:style-name="ro1">
          <table:table-cell/>
          <table:table-cell office:value-type="time" office:time-value="PT00H04M12S">
            <text:p>00:04:12</text:p>
          </table:table-cell>
        </table:table-row>
        <table:table-row table:style-name="ro1">
          <table:table-cell/>
          <table:table-cell office:value-type="time" office:time-value="PT00H09M48S">
            <text:p>00:09:48</text:p>
          </table:table-cell>
        </table:table-row>
        <table:table-row table:style-name="ro1">
          <table:table-cell/>
          <table:table-cell office:value-type="time" office:time-value="PT00H06M43S">
            <text:p>00:06:43</text:p>
          </table:table-cell>
        </table:table-row>
        <table:table-row table:style-name="ro1">
          <table:table-cell/>
          <table:table-cell office:value-type="time" office:time-value="PT00H05M23S">
            <text:p>00:05:23</text:p>
          </table:table-cell>
        </table:table-row>
        <table:table-row table:style-name="ro1">
          <table:table-cell/>
          <table:table-cell office:value-type="time" office:time-value="PT00H02M39S">
            <text:p>00:02:39</text:p>
          </table:table-cell>
        </table:table-row>
        <table:table-row table:style-name="ro1">
          <table:table-cell/>
          <table:table-cell office:value-type="time" office:time-value="PT00H07M23S">
            <text:p>00:07:23</text:p>
          </table:table-cell>
        </table:table-row>
        <table:table-row table:style-name="ro1">
          <table:table-cell/>
          <table:table-cell office:value-type="time" office:time-value="PT00H09M47S">
            <text:p>00:09:47</text:p>
          </table:table-cell>
        </table:table-row>
        <table:table-row table:style-name="ro1">
          <table:table-cell/>
          <table:table-cell office:value-type="time" office:time-value="PT00H02M41S">
            <text:p>00:02:41</text:p>
          </table:table-cell>
        </table:table-row>
        <table:table-row table:style-name="ro1">
          <table:table-cell/>
          <table:table-cell office:value-type="time" office:time-value="PT00H07M34S">
            <text:p>00:07:34</text:p>
          </table:table-cell>
        </table:table-row>
        <table:table-row table:style-name="ro1">
          <table:table-cell/>
          <table:table-cell office:value-type="time" office:time-value="PT00H08M04S">
            <text:p>00:08:04</text:p>
          </table:table-cell>
        </table:table-row>
        <table:table-row table:style-name="ro1">
          <table:table-cell/>
          <table:table-cell office:value-type="time" office:time-value="PT00H09M31S">
            <text:p>00:09:31</text:p>
          </table:table-cell>
        </table:table-row>
        <table:table-row table:style-name="ro1">
          <table:table-cell/>
          <table:table-cell office:value-type="time" office:time-value="PT00H08M16S">
            <text:p>00:08:16</text:p>
          </table:table-cell>
        </table:table-row>
        <table:table-row table:style-name="ro1">
          <table:table-cell/>
          <table:table-cell office:value-type="time" office:time-value="PT00H21M06S">
            <text:p>00:21:06</text:p>
          </table:table-cell>
        </table:table-row>
        <table:table-row table:style-name="ro1">
          <table:table-cell/>
          <table:table-cell office:value-type="time" office:time-value="PT00H09M11S">
            <text:p>00:09:11</text:p>
          </table:table-cell>
        </table:table-row>
        <table:table-row table:style-name="ro1">
          <table:table-cell/>
          <table:table-cell office:value-type="time" office:time-value="PT00H16M21S">
            <text:p>00:16:21</text:p>
          </table:table-cell>
        </table:table-row>
        <table:table-row table:style-name="ro1">
          <table:table-cell/>
          <table:table-cell office:value-type="time" office:time-value="PT00H07M56S">
            <text:p>00:07:56</text:p>
          </table:table-cell>
        </table:table-row>
        <table:table-row table:style-name="ro1">
          <table:table-cell/>
          <table:table-cell office:value-type="time" office:time-value="PT00H05M23S">
            <text:p>00:05:23</text:p>
          </table:table-cell>
        </table:table-row>
        <table:table-row table:style-name="ro1">
          <table:table-cell/>
          <table:table-cell office:value-type="time" office:time-value="PT00H05M58S">
            <text:p>00:05:58</text:p>
          </table:table-cell>
        </table:table-row>
        <table:table-row table:style-name="ro1">
          <table:table-cell/>
          <table:table-cell office:value-type="time" office:time-value="PT00H07M35S">
            <text:p>00:07:35</text:p>
          </table:table-cell>
        </table:table-row>
        <table:table-row table:style-name="ro1">
          <table:table-cell/>
          <table:table-cell office:value-type="time" office:time-value="PT00H05M23S">
            <text:p>00:05:23</text:p>
          </table:table-cell>
        </table:table-row>
        <table:table-row table:style-name="ro1">
          <table:table-cell/>
          <table:table-cell office:value-type="time" office:time-value="PT00H10M50S">
            <text:p>00:10:50</text:p>
          </table:table-cell>
        </table:table-row>
        <table:table-row table:style-name="ro1">
          <table:table-cell/>
          <table:table-cell office:value-type="time" office:time-value="PT00H05M14S">
            <text:p>00:05:14</text:p>
          </table:table-cell>
        </table:table-row>
        <table:table-row table:style-name="ro1">
          <table:table-cell/>
          <table:table-cell office:value-type="time" office:time-value="PT00H06M16S">
            <text:p>00:06:16</text:p>
          </table:table-cell>
        </table:table-row>
        <table:table-row table:style-name="ro1">
          <table:table-cell/>
          <table:table-cell office:value-type="time" office:time-value="PT00H08M12S">
            <text:p>00:08:12</text:p>
          </table:table-cell>
        </table:table-row>
        <table:table-row table:style-name="ro1">
          <table:table-cell/>
          <table:table-cell office:value-type="time" office:time-value="PT00H06M20S">
            <text:p>00:06:20</text:p>
          </table:table-cell>
        </table:table-row>
        <table:table-row table:style-name="ro1">
          <table:table-cell/>
          <table:table-cell office:value-type="time" office:time-value="PT00H05M36S">
            <text:p>00:05:36</text:p>
          </table:table-cell>
        </table:table-row>
        <table:table-row table:style-name="ro1">
          <table:table-cell/>
          <table:table-cell office:value-type="time" office:time-value="PT00H07M46S">
            <text:p>00:07:46</text:p>
          </table:table-cell>
        </table:table-row>
        <table:table-row table:style-name="ro1">
          <table:table-cell/>
          <table:table-cell office:value-type="time" office:time-value="PT00H04M43S">
            <text:p>00:04:43</text:p>
          </table:table-cell>
        </table:table-row>
        <table:table-row table:style-name="ro1">
          <table:table-cell/>
          <table:table-cell office:value-type="time" office:time-value="PT00H07M28S">
            <text:p>00:07:28</text:p>
          </table:table-cell>
        </table:table-row>
        <table:table-row table:style-name="ro1">
          <table:table-cell/>
          <table:table-cell office:value-type="time" office:time-value="PT00H03M55S">
            <text:p>00:03:55</text:p>
          </table:table-cell>
        </table:table-row>
        <table:table-row table:style-name="ro1">
          <table:table-cell/>
          <table:table-cell office:value-type="time" office:time-value="PT00H13M41S">
            <text:p>00:13:41</text:p>
          </table:table-cell>
        </table:table-row>
        <table:table-row table:style-name="ro1">
          <table:table-cell/>
          <table:table-cell office:value-type="time" office:time-value="PT00H07M10S">
            <text:p>00:07:10</text:p>
          </table:table-cell>
        </table:table-row>
        <table:table-row table:style-name="ro1">
          <table:table-cell/>
          <table:table-cell office:value-type="time" office:time-value="PT00H01M53S">
            <text:p>00:01:53</text:p>
          </table:table-cell>
        </table:table-row>
        <table:table-row table:style-name="ro1">
          <table:table-cell/>
          <table:table-cell office:value-type="time" office:time-value="PT00H08M44S">
            <text:p>00:08:44</text:p>
          </table:table-cell>
        </table:table-row>
        <table:table-row table:style-name="ro1">
          <table:table-cell/>
          <table:table-cell office:value-type="time" office:time-value="PT00H12M20S">
            <text:p>00:12:20</text:p>
          </table:table-cell>
        </table:table-row>
        <table:table-row table:style-name="ro1">
          <table:table-cell/>
          <table:table-cell office:value-type="time" office:time-value="PT00H09M54S">
            <text:p>00:09:54</text:p>
          </table:table-cell>
        </table:table-row>
        <table:table-row table:style-name="ro1">
          <table:table-cell/>
          <table:table-cell office:value-type="time" office:time-value="PT00H11M13S">
            <text:p>00:11:13</text:p>
          </table:table-cell>
        </table:table-row>
        <table:table-row table:style-name="ro1">
          <table:table-cell/>
          <table:table-cell office:value-type="time" office:time-value="PT00H03M58S">
            <text:p>00:03:58</text:p>
          </table:table-cell>
        </table:table-row>
        <table:table-row table:style-name="ro1">
          <table:table-cell/>
          <table:table-cell office:value-type="time" office:time-value="PT00H06M44S">
            <text:p>00:06:44</text:p>
          </table:table-cell>
        </table:table-row>
        <table:table-row table:style-name="ro1">
          <table:table-cell/>
          <table:table-cell office:value-type="time" office:time-value="PT00H07M50S">
            <text:p>00:07:50</text:p>
          </table:table-cell>
        </table:table-row>
        <table:table-row table:style-name="ro1">
          <table:table-cell/>
          <table:table-cell office:value-type="time" office:time-value="PT00H05M38S">
            <text:p>00:05:38</text:p>
          </table:table-cell>
        </table:table-row>
        <table:table-row table:style-name="ro1">
          <table:table-cell/>
          <table:table-cell office:value-type="time" office:time-value="PT00H13M25S">
            <text:p>00:13:25</text:p>
          </table:table-cell>
        </table:table-row>
        <table:table-row table:style-name="ro1">
          <table:table-cell/>
          <table:table-cell office:value-type="time" office:time-value="PT00H04M47S">
            <text:p>00:04:47</text:p>
          </table:table-cell>
        </table:table-row>
        <table:table-row table:style-name="ro1">
          <table:table-cell/>
          <table:table-cell office:value-type="time" office:time-value="PT00H04M26S">
            <text:p>00:04:26</text:p>
          </table:table-cell>
        </table:table-row>
        <table:table-row table:style-name="ro1">
          <table:table-cell/>
          <table:table-cell office:value-type="time" office:time-value="PT00H07M50S">
            <text:p>00:07:50</text:p>
          </table:table-cell>
        </table:table-row>
        <table:table-row table:style-name="ro1">
          <table:table-cell/>
          <table:table-cell office:value-type="time" office:time-value="PT00H06M21S">
            <text:p>00:06:21</text:p>
          </table:table-cell>
        </table:table-row>
        <table:table-row table:style-name="ro1">
          <table:table-cell/>
          <table:table-cell office:value-type="time" office:time-value="PT00H10M09S">
            <text:p>00:10:09</text:p>
          </table:table-cell>
        </table:table-row>
        <table:table-row table:style-name="ro1">
          <table:table-cell/>
          <table:table-cell office:value-type="time" office:time-value="PT00H09M39S">
            <text:p>00:09:39</text:p>
          </table:table-cell>
        </table:table-row>
        <table:table-row table:style-name="ro1">
          <table:table-cell/>
          <table:table-cell office:value-type="time" office:time-value="PT00H12M43S">
            <text:p>00:12:43</text:p>
          </table:table-cell>
        </table:table-row>
        <table:table-row table:style-name="ro1">
          <table:table-cell/>
          <table:table-cell office:value-type="time" office:time-value="PT00H08M19S">
            <text:p>00:08:19</text:p>
          </table:table-cell>
        </table:table-row>
        <table:table-row table:style-name="ro1">
          <table:table-cell/>
          <table:table-cell office:value-type="time" office:time-value="PT00H13M57S">
            <text:p>00:13:57</text:p>
          </table:table-cell>
        </table:table-row>
        <table:table-row table:style-name="ro1">
          <table:table-cell/>
          <table:table-cell office:value-type="time" office:time-value="PT00H13M51S">
            <text:p>00:13:51</text:p>
          </table:table-cell>
        </table:table-row>
        <table:table-row table:style-name="ro1">
          <table:table-cell/>
          <table:table-cell office:value-type="time" office:time-value="PT00H10M30S">
            <text:p>00:10:30</text:p>
          </table:table-cell>
        </table:table-row>
        <table:table-row table:style-name="ro1">
          <table:table-cell/>
          <table:table-cell office:value-type="time" office:time-value="PT00H20M35S">
            <text:p>00:20:35</text:p>
          </table:table-cell>
        </table:table-row>
        <table:table-row table:style-name="ro1">
          <table:table-cell/>
          <table:table-cell office:value-type="time" office:time-value="PT00H12M36S">
            <text:p>00:12:36</text:p>
          </table:table-cell>
        </table:table-row>
        <table:table-row table:style-name="ro1">
          <table:table-cell/>
          <table:table-cell office:value-type="time" office:time-value="PT00H20M07S">
            <text:p>00:20:07</text:p>
          </table:table-cell>
        </table:table-row>
        <table:table-row table:style-name="ro1">
          <table:table-cell office:value-type="string">
            <text:p>__</text:p>
          </table:table-cell>
          <table:table-cell office:value-type="time" office:time-value="PT00H21M41S">
            <text:p>00:21:41</text:p>
          </table:table-cell>
        </table:table-row>
        <table:table-row table:style-name="ro1">
          <table:table-cell/>
          <table:table-cell table:style-name="ce2" table:formula="of:=SUM([.B1:.B2641])" office:value-type="time" office:time-value="PT282H25M14S">
            <text:p>282:25:14</text:p>
          </table:table-cell>
        </table:table-row>
        <table:table-row table:style-name="ro1">
          <table:table-cell office:value-type="string">
            <text:p>median</text:p>
          </table:table-cell>
          <table:table-cell table:formula="of:=MEDIAN([.B1:.B2641])" office:value-type="time" office:time-value="PT00H01M19S">
            <text:p>00:01:19</text:p>
          </table:table-cell>
        </table:table-row>
        <table:table-row table:style-name="ro1">
          <table:table-cell office:value-type="string">
            <text:p>avg</text:p>
          </table:table-cell>
          <table:table-cell table:formula="of:=AVERAGE([.B1:.B2641] )" office:value-type="time" office:time-value="PT00H06M24.973116S">
            <text:p>00:06:25</text:p>
          </table:table-cell>
        </table:table-row>
        <table:table-row table:style-name="ro1">
          <table:table-cell office:value-type="string">
            <text:p>min</text:p>
          </table:table-cell>
          <table:table-cell table:style-name="Default" table:formula="of:=MIN([.B1:.B2641])" office:value-type="time" office:time-value="PT00H00M05S">
            <text:p>00:00:05</text:p>
          </table:table-cell>
        </table:table-row>
        <table:table-row table:style-name="ro1">
          <table:table-cell office:value-type="string">
            <text:p>max</text:p>
          </table:table-cell>
          <table:table-cell table:style-name="Default" table:formula="of:=MAX([.B1:.B2641])" office:value-type="time" office:time-value="PT02H11M49S">
            <text:p>02:11: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6">06.05.2025</text:date>, <text:time>12:02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5T11:49:44.78</meta:creation-date>
    <dc:date>2025-05-06T12:02:50.90</dc:date>
    <meta:editing-duration>P4DT23H26M21S</meta:editing-duration>
    <meta:editing-cycles>939</meta:editing-cycles>
    <meta:generator>OpenOffice/4.1.13$Win32 OpenOffice.org_project/4113m1$Build-9810</meta:generator>
    <dc:creator>Nadine Probol</dc:creator>
    <meta:document-statistic meta:table-count="15" meta:cell-count="10859" meta:object-count="0"/>
  </office:meta>
</office:document-meta>
</file>